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D000000DD70DD954D.svm" manifest:media-type="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 FIJO" table:style-name="ta1">
        <table:shapes>
          <draw:frame draw:z-index="0" draw:style-name="gr1" draw:text-style-name="P1" svg:width="6.298in" svg:height="3.5449in" svg:x="12.5094in" svg:y="3.2in">
            <draw:object draw:notify-on-update-of-ranges="'K FIJO'.A1:'K FIJO'.A1 'K FIJO'.A2:'K FIJO'.A301 'K FIJO'.H1:'K FIJO'.H1 'K FIJO'.H2:'K FIJO'.H301 'K FIJO'.A1:'K FIJO'.A1 'K FIJO'.A2:'K FIJO'.A301 'K FIJO'.I1:'K FIJO'.I1 'K FIJO'.I2:'K FIJO'.I301 'K FIJO'.A1:'K FIJO'.A1 'K FIJO'.A2:'K FIJO'.A301 'K FIJO'.J1:'K FIJO'.J1 'K FIJO'.J2:'K FIJO'.J3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2.5961in" svg:y="7.0169in">
            <draw:object draw:notify-on-update-of-ranges="'K FIJO'.A1:'K FIJO'.A1 'K FIJO'.A2:'K FIJO'.A301 'K FIJO'.L1:'K FIJO'.L1 'K FIJO'.L2:'K FIJO'.L301 'K FIJO'.A1:'K FIJO'.A1 'K FIJO'.A2:'K FIJO'.A301 'K FIJO'.M1:'K FIJO'.M1 'K FIJO'.M2:'K FIJO'.M301 'K FIJO'.A1:'K FIJO'.A1 'K FIJO'.A2:'K FIJO'.A301 'K FIJO'.N1:'K FIJO'.N1 'K FIJO'.N2:'K FIJO'.N3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antidad de nodos</text:p>
          </table:table-cell>
          <table:table-cell table:number-columns-repeated="6"/>
          <table:table-cell office:value-type="string" calcext:value-type="string">
            <text:p>Tiempo minimo</text:p>
          </table:table-cell>
          <table:table-cell office:value-type="string" calcext:value-type="string">
            <text:p>Tiempo maximo</text:p>
          </table:table-cell>
          <table:table-cell office:value-type="string" calcext:value-type="string">
            <text:p>Tiempo promedio</text:p>
          </table:table-cell>
          <table:table-cell/>
          <table:table-cell office:value-type="string" calcext:value-type="string">
            <text:p>Tiempo mínimo / n</text:p>
          </table:table-cell>
          <table:table-cell office:value-type="string" calcext:value-type="string">
            <text:p>Tiempo máximo / n</text:p>
          </table:table-cell>
          <table:table-cell office:value-type="string" calcext:value-type="string">
            <text:p>Tiempo promedio /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MIN([.B2:.F2])" office:value-type="float" office:value="0.004" calcext:value-type="float">
            <text:p/>
          </table:table-cell>
          <table:table-cell table:formula="of:=MAX([.B2:.F2])" office:value-type="float" office:value="0.011" calcext:value-type="float">
            <text:p/>
          </table:table-cell>
          <table:table-cell table:formula="of:=AVERAGE([.B2:.F2])" office:value-type="float" office:value="0.0086" calcext:value-type="float">
            <text:p/>
          </table:table-cell>
          <table:table-cell/>
          <table:table-cell table:formula="of:=[.H2]/[.A2]" office:value-type="float" office:value="0.004" calcext:value-type="float">
            <text:p/>
          </table:table-cell>
          <table:table-cell table:formula="of:=[.I2]/[.A2]" office:value-type="float" office:value="0.011" calcext:value-type="float">
            <text:p/>
          </table:table-cell>
          <table:table-cell table:formula="of:=[.H2]/[.A2]" office:value-type="float" office:value="0.00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MIN([.B3:.F3])" office:value-type="float" office:value="0.003" calcext:value-type="float">
            <text:p/>
          </table:table-cell>
          <table:table-cell table:formula="of:=MAX([.B3:.F3])" office:value-type="float" office:value="0.007" calcext:value-type="float">
            <text:p/>
          </table:table-cell>
          <table:table-cell table:formula="of:=AVERAGE([.B3:.F3])" office:value-type="float" office:value="0.006" calcext:value-type="float">
            <text:p/>
          </table:table-cell>
          <table:table-cell/>
          <table:table-cell table:formula="of:=[.H3]/[.A3]" office:value-type="float" office:value="0.0015" calcext:value-type="float">
            <text:p/>
          </table:table-cell>
          <table:table-cell table:formula="of:=[.I3]/[.A3]" office:value-type="float" office:value="0.0035" calcext:value-type="float">
            <text:p/>
          </table:table-cell>
          <table:table-cell table:formula="of:=[.H3]/[.A3]" office:value-type="float" office:value="0.001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MIN([.B4:.F4])" office:value-type="float" office:value="0.005" calcext:value-type="float">
            <text:p/>
          </table:table-cell>
          <table:table-cell table:formula="of:=MAX([.B4:.F4])" office:value-type="float" office:value="0.013" calcext:value-type="float">
            <text:p/>
          </table:table-cell>
          <table:table-cell table:formula="of:=AVERAGE([.B4:.F4])" office:value-type="float" office:value="0.0108" calcext:value-type="float">
            <text:p/>
          </table:table-cell>
          <table:table-cell/>
          <table:table-cell table:formula="of:=[.H4]/[.A4]" office:value-type="float" office:value="0.00166666666666667" calcext:value-type="float">
            <text:p/>
          </table:table-cell>
          <table:table-cell table:formula="of:=[.I4]/[.A4]" office:value-type="float" office:value="0.00433333333333333" calcext:value-type="float">
            <text:p/>
          </table:table-cell>
          <table:table-cell table:formula="of:=[.H4]/[.A4]" office:value-type="float" office:value="0.0016666666666666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MIN([.B5:.F5])" office:value-type="float" office:value="0.009" calcext:value-type="float">
            <text:p/>
          </table:table-cell>
          <table:table-cell table:formula="of:=MAX([.B5:.F5])" office:value-type="float" office:value="0.025" calcext:value-type="float">
            <text:p/>
          </table:table-cell>
          <table:table-cell table:formula="of:=AVERAGE([.B5:.F5])" office:value-type="float" office:value="0.0206" calcext:value-type="float">
            <text:p/>
          </table:table-cell>
          <table:table-cell/>
          <table:table-cell table:formula="of:=[.H5]/[.A5]" office:value-type="float" office:value="0.00225" calcext:value-type="float">
            <text:p/>
          </table:table-cell>
          <table:table-cell table:formula="of:=[.I5]/[.A5]" office:value-type="float" office:value="0.00625" calcext:value-type="float">
            <text:p/>
          </table:table-cell>
          <table:table-cell table:formula="of:=[.H5]/[.A5]" office:value-type="float" office:value="0.0022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MIN([.B6:.F6])" office:value-type="float" office:value="0.007" calcext:value-type="float">
            <text:p/>
          </table:table-cell>
          <table:table-cell table:formula="of:=MAX([.B6:.F6])" office:value-type="float" office:value="0.02" calcext:value-type="float">
            <text:p/>
          </table:table-cell>
          <table:table-cell table:formula="of:=AVERAGE([.B6:.F6])" office:value-type="float" office:value="0.0166" calcext:value-type="float">
            <text:p/>
          </table:table-cell>
          <table:table-cell/>
          <table:table-cell table:formula="of:=[.H6]/[.A6]" office:value-type="float" office:value="0.0014" calcext:value-type="float">
            <text:p/>
          </table:table-cell>
          <table:table-cell table:formula="of:=[.I6]/[.A6]" office:value-type="float" office:value="0.004" calcext:value-type="float">
            <text:p/>
          </table:table-cell>
          <table:table-cell table:formula="of:=[.H6]/[.A6]" office:value-type="float" office:value="0.0014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MIN([.B7:.F7])" office:value-type="float" office:value="0.009" calcext:value-type="float">
            <text:p/>
          </table:table-cell>
          <table:table-cell table:formula="of:=MAX([.B7:.F7])" office:value-type="float" office:value="0.027" calcext:value-type="float">
            <text:p/>
          </table:table-cell>
          <table:table-cell table:formula="of:=AVERAGE([.B7:.F7])" office:value-type="float" office:value="0.0208" calcext:value-type="float">
            <text:p/>
          </table:table-cell>
          <table:table-cell/>
          <table:table-cell table:formula="of:=[.H7]/[.A7]" office:value-type="float" office:value="0.0015" calcext:value-type="float">
            <text:p/>
          </table:table-cell>
          <table:table-cell table:formula="of:=[.I7]/[.A7]" office:value-type="float" office:value="0.0045" calcext:value-type="float">
            <text:p/>
          </table:table-cell>
          <table:table-cell table:formula="of:=[.H7]/[.A7]" office:value-type="float" office:value="0.001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MIN([.B8:.F8])" office:value-type="float" office:value="0.011" calcext:value-type="float">
            <text:p/>
          </table:table-cell>
          <table:table-cell table:formula="of:=MAX([.B8:.F8])" office:value-type="float" office:value="0.031" calcext:value-type="float">
            <text:p/>
          </table:table-cell>
          <table:table-cell table:formula="of:=AVERAGE([.B8:.F8])" office:value-type="float" office:value="0.025" calcext:value-type="float">
            <text:p/>
          </table:table-cell>
          <table:table-cell/>
          <table:table-cell table:formula="of:=[.H8]/[.A8]" office:value-type="float" office:value="0.00157142857142857" calcext:value-type="float">
            <text:p/>
          </table:table-cell>
          <table:table-cell table:formula="of:=[.I8]/[.A8]" office:value-type="float" office:value="0.00442857142857143" calcext:value-type="float">
            <text:p/>
          </table:table-cell>
          <table:table-cell table:formula="of:=[.H8]/[.A8]" office:value-type="float" office:value="0.0015714285714285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MIN([.B9:.F9])" office:value-type="float" office:value="0.012" calcext:value-type="float">
            <text:p/>
          </table:table-cell>
          <table:table-cell table:formula="of:=MAX([.B9:.F9])" office:value-type="float" office:value="0.036" calcext:value-type="float">
            <text:p/>
          </table:table-cell>
          <table:table-cell table:formula="of:=AVERAGE([.B9:.F9])" office:value-type="float" office:value="0.0292" calcext:value-type="float">
            <text:p/>
          </table:table-cell>
          <table:table-cell/>
          <table:table-cell table:formula="of:=[.H9]/[.A9]" office:value-type="float" office:value="0.0015" calcext:value-type="float">
            <text:p/>
          </table:table-cell>
          <table:table-cell table:formula="of:=[.I9]/[.A9]" office:value-type="float" office:value="0.0045" calcext:value-type="float">
            <text:p/>
          </table:table-cell>
          <table:table-cell table:formula="of:=[.H9]/[.A9]" office:value-type="float" office:value="0.0015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MIN([.B10:.F10])" office:value-type="float" office:value="0.016" calcext:value-type="float">
            <text:p/>
          </table:table-cell>
          <table:table-cell table:formula="of:=MAX([.B10:.F10])" office:value-type="float" office:value="0.046" calcext:value-type="float">
            <text:p/>
          </table:table-cell>
          <table:table-cell table:formula="of:=AVERAGE([.B10:.F10])" office:value-type="float" office:value="0.037" calcext:value-type="float">
            <text:p/>
          </table:table-cell>
          <table:table-cell/>
          <table:table-cell table:formula="of:=[.H10]/[.A10]" office:value-type="float" office:value="0.00177777777777778" calcext:value-type="float">
            <text:p/>
          </table:table-cell>
          <table:table-cell table:formula="of:=[.I10]/[.A10]" office:value-type="float" office:value="0.00511111111111111" calcext:value-type="float">
            <text:p/>
          </table:table-cell>
          <table:table-cell table:formula="of:=[.H10]/[.A10]" office:value-type="float" office:value="0.0017777777777777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MIN([.B11:.F11])" office:value-type="float" office:value="0.018" calcext:value-type="float">
            <text:p/>
          </table:table-cell>
          <table:table-cell table:formula="of:=MAX([.B11:.F11])" office:value-type="float" office:value="0.05" calcext:value-type="float">
            <text:p/>
          </table:table-cell>
          <table:table-cell table:formula="of:=AVERAGE([.B11:.F11])" office:value-type="float" office:value="0.0404" calcext:value-type="float">
            <text:p/>
          </table:table-cell>
          <table:table-cell/>
          <table:table-cell table:formula="of:=[.H11]/[.A11]" office:value-type="float" office:value="0.0018" calcext:value-type="float">
            <text:p/>
          </table:table-cell>
          <table:table-cell table:formula="of:=[.I11]/[.A11]" office:value-type="float" office:value="0.005" calcext:value-type="float">
            <text:p/>
          </table:table-cell>
          <table:table-cell table:formula="of:=[.H11]/[.A11]" office:value-type="float" office:value="0.001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MIN([.B12:.F12])" office:value-type="float" office:value="0.019" calcext:value-type="float">
            <text:p/>
          </table:table-cell>
          <table:table-cell table:formula="of:=MAX([.B12:.F12])" office:value-type="float" office:value="0.062" calcext:value-type="float">
            <text:p/>
          </table:table-cell>
          <table:table-cell table:formula="of:=AVERAGE([.B12:.F12])" office:value-type="float" office:value="0.0482" calcext:value-type="float">
            <text:p/>
          </table:table-cell>
          <table:table-cell/>
          <table:table-cell table:formula="of:=[.H12]/[.A12]" office:value-type="float" office:value="0.00172727272727273" calcext:value-type="float">
            <text:p/>
          </table:table-cell>
          <table:table-cell table:formula="of:=[.I12]/[.A12]" office:value-type="float" office:value="0.00563636363636364" calcext:value-type="float">
            <text:p/>
          </table:table-cell>
          <table:table-cell table:formula="of:=[.H12]/[.A12]" office:value-type="float" office:value="0.00172727272727273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MIN([.B13:.F13])" office:value-type="float" office:value="0.023" calcext:value-type="float">
            <text:p/>
          </table:table-cell>
          <table:table-cell table:formula="of:=MAX([.B13:.F13])" office:value-type="float" office:value="0.063" calcext:value-type="float">
            <text:p/>
          </table:table-cell>
          <table:table-cell table:formula="of:=AVERAGE([.B13:.F13])" office:value-type="float" office:value="0.0518" calcext:value-type="float">
            <text:p/>
          </table:table-cell>
          <table:table-cell/>
          <table:table-cell table:formula="of:=[.H13]/[.A13]" office:value-type="float" office:value="0.00191666666666667" calcext:value-type="float">
            <text:p/>
          </table:table-cell>
          <table:table-cell table:formula="of:=[.I13]/[.A13]" office:value-type="float" office:value="0.00525" calcext:value-type="float">
            <text:p/>
          </table:table-cell>
          <table:table-cell table:formula="of:=[.H13]/[.A13]" office:value-type="float" office:value="0.00191666666666667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MIN([.B14:.F14])" office:value-type="float" office:value="0.025" calcext:value-type="float">
            <text:p/>
          </table:table-cell>
          <table:table-cell table:formula="of:=MAX([.B14:.F14])" office:value-type="float" office:value="0.074" calcext:value-type="float">
            <text:p/>
          </table:table-cell>
          <table:table-cell table:formula="of:=AVERAGE([.B14:.F14])" office:value-type="float" office:value="0.0588" calcext:value-type="float">
            <text:p/>
          </table:table-cell>
          <table:table-cell/>
          <table:table-cell table:formula="of:=[.H14]/[.A14]" office:value-type="float" office:value="0.00192307692307692" calcext:value-type="float">
            <text:p/>
          </table:table-cell>
          <table:table-cell table:formula="of:=[.I14]/[.A14]" office:value-type="float" office:value="0.00569230769230769" calcext:value-type="float">
            <text:p/>
          </table:table-cell>
          <table:table-cell table:formula="of:=[.H14]/[.A14]" office:value-type="float" office:value="0.00192307692307692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" calcext:value-type="float">
            <text:p>0.0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MIN([.B15:.F15])" office:value-type="float" office:value="0.028" calcext:value-type="float">
            <text:p/>
          </table:table-cell>
          <table:table-cell table:formula="of:=MAX([.B15:.F15])" office:value-type="float" office:value="0.081" calcext:value-type="float">
            <text:p/>
          </table:table-cell>
          <table:table-cell table:formula="of:=AVERAGE([.B15:.F15])" office:value-type="float" office:value="0.0656" calcext:value-type="float">
            <text:p/>
          </table:table-cell>
          <table:table-cell/>
          <table:table-cell table:formula="of:=[.H15]/[.A15]" office:value-type="float" office:value="0.002" calcext:value-type="float">
            <text:p/>
          </table:table-cell>
          <table:table-cell table:formula="of:=[.I15]/[.A15]" office:value-type="float" office:value="0.00578571428571429" calcext:value-type="float">
            <text:p/>
          </table:table-cell>
          <table:table-cell table:formula="of:=[.H15]/[.A15]" office:value-type="float" office:value="0.002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" calcext:value-type="float">
            <text:p>0.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" calcext:value-type="float">
            <text:p>0.09</text:p>
          </table:table-cell>
          <table:table-cell office:value-type="float" office:value="0.032" calcext:value-type="float">
            <text:p>0.032</text:p>
          </table:table-cell>
          <table:table-cell/>
          <table:table-cell table:formula="of:=MIN([.B16:.F16])" office:value-type="float" office:value="0.032" calcext:value-type="float">
            <text:p/>
          </table:table-cell>
          <table:table-cell table:formula="of:=MAX([.B16:.F16])" office:value-type="float" office:value="0.122" calcext:value-type="float">
            <text:p/>
          </table:table-cell>
          <table:table-cell table:formula="of:=AVERAGE([.B16:.F16])" office:value-type="float" office:value="0.0804" calcext:value-type="float">
            <text:p/>
          </table:table-cell>
          <table:table-cell/>
          <table:table-cell table:formula="of:=[.H16]/[.A16]" office:value-type="float" office:value="0.00213333333333333" calcext:value-type="float">
            <text:p/>
          </table:table-cell>
          <table:table-cell table:formula="of:=[.I16]/[.A16]" office:value-type="float" office:value="0.00813333333333333" calcext:value-type="float">
            <text:p/>
          </table:table-cell>
          <table:table-cell table:formula="of:=[.H16]/[.A16]" office:value-type="float" office:value="0.00213333333333333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33" calcext:value-type="float">
            <text:p>0.033</text:p>
          </table:table-cell>
          <table:table-cell/>
          <table:table-cell table:formula="of:=MIN([.B17:.F17])" office:value-type="float" office:value="0.033" calcext:value-type="float">
            <text:p/>
          </table:table-cell>
          <table:table-cell table:formula="of:=MAX([.B17:.F17])" office:value-type="float" office:value="0.094" calcext:value-type="float">
            <text:p/>
          </table:table-cell>
          <table:table-cell table:formula="of:=AVERAGE([.B17:.F17])" office:value-type="float" office:value="0.0658" calcext:value-type="float">
            <text:p/>
          </table:table-cell>
          <table:table-cell/>
          <table:table-cell table:formula="of:=[.H17]/[.A17]" office:value-type="float" office:value="0.0020625" calcext:value-type="float">
            <text:p/>
          </table:table-cell>
          <table:table-cell table:formula="of:=[.I17]/[.A17]" office:value-type="float" office:value="0.005875" calcext:value-type="float">
            <text:p/>
          </table:table-cell>
          <table:table-cell table:formula="of:=[.H17]/[.A17]" office:value-type="float" office:value="0.002062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MIN([.B18:.F18])" office:value-type="float" office:value="0.038" calcext:value-type="float">
            <text:p/>
          </table:table-cell>
          <table:table-cell table:formula="of:=MAX([.B18:.F18])" office:value-type="float" office:value="0.109" calcext:value-type="float">
            <text:p/>
          </table:table-cell>
          <table:table-cell table:formula="of:=AVERAGE([.B18:.F18])" office:value-type="float" office:value="0.076" calcext:value-type="float">
            <text:p/>
          </table:table-cell>
          <table:table-cell/>
          <table:table-cell table:formula="of:=[.H18]/[.A18]" office:value-type="float" office:value="0.00223529411764706" calcext:value-type="float">
            <text:p/>
          </table:table-cell>
          <table:table-cell table:formula="of:=[.I18]/[.A18]" office:value-type="float" office:value="0.00641176470588235" calcext:value-type="float">
            <text:p/>
          </table:table-cell>
          <table:table-cell table:formula="of:=[.H18]/[.A18]" office:value-type="float" office:value="0.00223529411764706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/>
          <table:table-cell table:formula="of:=MIN([.B19:.F19])" office:value-type="float" office:value="0.041" calcext:value-type="float">
            <text:p/>
          </table:table-cell>
          <table:table-cell table:formula="of:=MAX([.B19:.F19])" office:value-type="float" office:value="0.114" calcext:value-type="float">
            <text:p/>
          </table:table-cell>
          <table:table-cell table:formula="of:=AVERAGE([.B19:.F19])" office:value-type="float" office:value="0.0678" calcext:value-type="float">
            <text:p/>
          </table:table-cell>
          <table:table-cell/>
          <table:table-cell table:formula="of:=[.H19]/[.A19]" office:value-type="float" office:value="0.00227777777777778" calcext:value-type="float">
            <text:p/>
          </table:table-cell>
          <table:table-cell table:formula="of:=[.I19]/[.A19]" office:value-type="float" office:value="0.00633333333333333" calcext:value-type="float">
            <text:p/>
          </table:table-cell>
          <table:table-cell table:formula="of:=[.H19]/[.A19]" office:value-type="float" office:value="0.00227777777777778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MIN([.B20:.F20])" office:value-type="float" office:value="0.045" calcext:value-type="float">
            <text:p/>
          </table:table-cell>
          <table:table-cell table:formula="of:=MAX([.B20:.F20])" office:value-type="float" office:value="0.132" calcext:value-type="float">
            <text:p/>
          </table:table-cell>
          <table:table-cell table:formula="of:=AVERAGE([.B20:.F20])" office:value-type="float" office:value="0.075" calcext:value-type="float">
            <text:p/>
          </table:table-cell>
          <table:table-cell/>
          <table:table-cell table:formula="of:=[.H20]/[.A20]" office:value-type="float" office:value="0.00236842105263158" calcext:value-type="float">
            <text:p/>
          </table:table-cell>
          <table:table-cell table:formula="of:=[.I20]/[.A20]" office:value-type="float" office:value="0.00694736842105263" calcext:value-type="float">
            <text:p/>
          </table:table-cell>
          <table:table-cell table:formula="of:=[.H20]/[.A20]" office:value-type="float" office:value="0.00236842105263158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MIN([.B21:.F21])" office:value-type="float" office:value="0.049" calcext:value-type="float">
            <text:p/>
          </table:table-cell>
          <table:table-cell table:formula="of:=MAX([.B21:.F21])" office:value-type="float" office:value="0.147" calcext:value-type="float">
            <text:p/>
          </table:table-cell>
          <table:table-cell table:formula="of:=AVERAGE([.B21:.F21])" office:value-type="float" office:value="0.0998" calcext:value-type="float">
            <text:p/>
          </table:table-cell>
          <table:table-cell/>
          <table:table-cell table:formula="of:=[.H21]/[.A21]" office:value-type="float" office:value="0.00245" calcext:value-type="float">
            <text:p/>
          </table:table-cell>
          <table:table-cell table:formula="of:=[.I21]/[.A21]" office:value-type="float" office:value="0.00735" calcext:value-type="float">
            <text:p/>
          </table:table-cell>
          <table:table-cell table:formula="of:=[.H21]/[.A21]" office:value-type="float" office:value="0.00245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MIN([.B22:.F22])" office:value-type="float" office:value="0.053" calcext:value-type="float">
            <text:p/>
          </table:table-cell>
          <table:table-cell table:formula="of:=MAX([.B22:.F22])" office:value-type="float" office:value="0.195" calcext:value-type="float">
            <text:p/>
          </table:table-cell>
          <table:table-cell table:formula="of:=AVERAGE([.B22:.F22])" office:value-type="float" office:value="0.1142" calcext:value-type="float">
            <text:p/>
          </table:table-cell>
          <table:table-cell/>
          <table:table-cell table:formula="of:=[.H22]/[.A22]" office:value-type="float" office:value="0.00252380952380952" calcext:value-type="float">
            <text:p/>
          </table:table-cell>
          <table:table-cell table:formula="of:=[.I22]/[.A22]" office:value-type="float" office:value="0.00928571428571429" calcext:value-type="float">
            <text:p/>
          </table:table-cell>
          <table:table-cell table:formula="of:=[.H22]/[.A22]" office:value-type="float" office:value="0.00252380952380952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" calcext:value-type="float">
            <text:p>0.0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MIN([.B23:.F23])" office:value-type="float" office:value="0.058" calcext:value-type="float">
            <text:p/>
          </table:table-cell>
          <table:table-cell table:formula="of:=MAX([.B23:.F23])" office:value-type="float" office:value="0.172" calcext:value-type="float">
            <text:p/>
          </table:table-cell>
          <table:table-cell table:formula="of:=AVERAGE([.B23:.F23])" office:value-type="float" office:value="0.117" calcext:value-type="float">
            <text:p/>
          </table:table-cell>
          <table:table-cell/>
          <table:table-cell table:formula="of:=[.H23]/[.A23]" office:value-type="float" office:value="0.00263636363636364" calcext:value-type="float">
            <text:p/>
          </table:table-cell>
          <table:table-cell table:formula="of:=[.I23]/[.A23]" office:value-type="float" office:value="0.00781818181818182" calcext:value-type="float">
            <text:p/>
          </table:table-cell>
          <table:table-cell table:formula="of:=[.H23]/[.A23]" office:value-type="float" office:value="0.00263636363636364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4" calcext:value-type="float">
            <text:p>0.064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MIN([.B24:.F24])" office:value-type="float" office:value="0.062" calcext:value-type="float">
            <text:p/>
          </table:table-cell>
          <table:table-cell table:formula="of:=MAX([.B24:.F24])" office:value-type="float" office:value="0.194" calcext:value-type="float">
            <text:p/>
          </table:table-cell>
          <table:table-cell table:formula="of:=AVERAGE([.B24:.F24])" office:value-type="float" office:value="0.1258" calcext:value-type="float">
            <text:p/>
          </table:table-cell>
          <table:table-cell/>
          <table:table-cell table:formula="of:=[.H24]/[.A24]" office:value-type="float" office:value="0.00269565217391304" calcext:value-type="float">
            <text:p/>
          </table:table-cell>
          <table:table-cell table:formula="of:=[.I24]/[.A24]" office:value-type="float" office:value="0.00843478260869565" calcext:value-type="float">
            <text:p/>
          </table:table-cell>
          <table:table-cell table:formula="of:=[.H24]/[.A24]" office:value-type="float" office:value="0.00269565217391304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MIN([.B25:.F25])" office:value-type="float" office:value="0.066" calcext:value-type="float">
            <text:p/>
          </table:table-cell>
          <table:table-cell table:formula="of:=MAX([.B25:.F25])" office:value-type="float" office:value="0.187" calcext:value-type="float">
            <text:p/>
          </table:table-cell>
          <table:table-cell table:formula="of:=AVERAGE([.B25:.F25])" office:value-type="float" office:value="0.1302" calcext:value-type="float">
            <text:p/>
          </table:table-cell>
          <table:table-cell/>
          <table:table-cell table:formula="of:=[.H25]/[.A25]" office:value-type="float" office:value="0.00275" calcext:value-type="float">
            <text:p/>
          </table:table-cell>
          <table:table-cell table:formula="of:=[.I25]/[.A25]" office:value-type="float" office:value="0.00779166666666667" calcext:value-type="float">
            <text:p/>
          </table:table-cell>
          <table:table-cell table:formula="of:=[.H25]/[.A25]" office:value-type="float" office:value="0.00275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161" calcext:value-type="float">
            <text:p>0.16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93" calcext:value-type="float">
            <text:p>0.193</text:p>
          </table:table-cell>
          <table:table-cell/>
          <table:table-cell table:formula="of:=MIN([.B26:.F26])" office:value-type="float" office:value="0.069" calcext:value-type="float">
            <text:p/>
          </table:table-cell>
          <table:table-cell table:formula="of:=MAX([.B26:.F26])" office:value-type="float" office:value="0.193" calcext:value-type="float">
            <text:p/>
          </table:table-cell>
          <table:table-cell table:formula="of:=AVERAGE([.B26:.F26])" office:value-type="float" office:value="0.1148" calcext:value-type="float">
            <text:p/>
          </table:table-cell>
          <table:table-cell/>
          <table:table-cell table:formula="of:=[.H26]/[.A26]" office:value-type="float" office:value="0.00276" calcext:value-type="float">
            <text:p/>
          </table:table-cell>
          <table:table-cell table:formula="of:=[.I26]/[.A26]" office:value-type="float" office:value="0.00772" calcext:value-type="float">
            <text:p/>
          </table:table-cell>
          <table:table-cell table:formula="of:=[.H26]/[.A26]" office:value-type="float" office:value="0.00276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1" calcext:value-type="float">
            <text:p>0.211</text:p>
          </table:table-cell>
          <table:table-cell/>
          <table:table-cell table:formula="of:=MIN([.B27:.F27])" office:value-type="float" office:value="0.075" calcext:value-type="float">
            <text:p/>
          </table:table-cell>
          <table:table-cell table:formula="of:=MAX([.B27:.F27])" office:value-type="float" office:value="0.211" calcext:value-type="float">
            <text:p/>
          </table:table-cell>
          <table:table-cell table:formula="of:=AVERAGE([.B27:.F27])" office:value-type="float" office:value="0.1242" calcext:value-type="float">
            <text:p/>
          </table:table-cell>
          <table:table-cell/>
          <table:table-cell table:formula="of:=[.H27]/[.A27]" office:value-type="float" office:value="0.00288461538461538" calcext:value-type="float">
            <text:p/>
          </table:table-cell>
          <table:table-cell table:formula="of:=[.I27]/[.A27]" office:value-type="float" office:value="0.00811538461538462" calcext:value-type="float">
            <text:p/>
          </table:table-cell>
          <table:table-cell table:formula="of:=[.H27]/[.A27]" office:value-type="float" office:value="0.00288461538461538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MIN([.B28:.F28])" office:value-type="float" office:value="0.079" calcext:value-type="float">
            <text:p/>
          </table:table-cell>
          <table:table-cell table:formula="of:=MAX([.B28:.F28])" office:value-type="float" office:value="0.226" calcext:value-type="float">
            <text:p/>
          </table:table-cell>
          <table:table-cell table:formula="of:=AVERAGE([.B28:.F28])" office:value-type="float" office:value="0.1462" calcext:value-type="float">
            <text:p/>
          </table:table-cell>
          <table:table-cell/>
          <table:table-cell table:formula="of:=[.H28]/[.A28]" office:value-type="float" office:value="0.00292592592592593" calcext:value-type="float">
            <text:p/>
          </table:table-cell>
          <table:table-cell table:formula="of:=[.I28]/[.A28]" office:value-type="float" office:value="0.00837037037037037" calcext:value-type="float">
            <text:p/>
          </table:table-cell>
          <table:table-cell table:formula="of:=[.H28]/[.A28]" office:value-type="float" office:value="0.00292592592592593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9" calcext:value-type="float">
            <text:p>0.249</text:p>
          </table:table-cell>
          <table:table-cell/>
          <table:table-cell table:formula="of:=MIN([.B29:.F29])" office:value-type="float" office:value="0.088" calcext:value-type="float">
            <text:p/>
          </table:table-cell>
          <table:table-cell table:formula="of:=MAX([.B29:.F29])" office:value-type="float" office:value="0.249" calcext:value-type="float">
            <text:p/>
          </table:table-cell>
          <table:table-cell table:formula="of:=AVERAGE([.B29:.F29])" office:value-type="float" office:value="0.1282" calcext:value-type="float">
            <text:p/>
          </table:table-cell>
          <table:table-cell/>
          <table:table-cell table:formula="of:=[.H29]/[.A29]" office:value-type="float" office:value="0.00314285714285714" calcext:value-type="float">
            <text:p/>
          </table:table-cell>
          <table:table-cell table:formula="of:=[.I29]/[.A29]" office:value-type="float" office:value="0.00889285714285714" calcext:value-type="float">
            <text:p/>
          </table:table-cell>
          <table:table-cell table:formula="of:=[.H29]/[.A29]" office:value-type="float" office:value="0.00314285714285714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MIN([.B30:.F30])" office:value-type="float" office:value="0.091" calcext:value-type="float">
            <text:p/>
          </table:table-cell>
          <table:table-cell table:formula="of:=MAX([.B30:.F30])" office:value-type="float" office:value="0.254" calcext:value-type="float">
            <text:p/>
          </table:table-cell>
          <table:table-cell table:formula="of:=AVERAGE([.B30:.F30])" office:value-type="float" office:value="0.1276" calcext:value-type="float">
            <text:p/>
          </table:table-cell>
          <table:table-cell/>
          <table:table-cell table:formula="of:=[.H30]/[.A30]" office:value-type="float" office:value="0.00313793103448276" calcext:value-type="float">
            <text:p/>
          </table:table-cell>
          <table:table-cell table:formula="of:=[.I30]/[.A30]" office:value-type="float" office:value="0.00875862068965517" calcext:value-type="float">
            <text:p/>
          </table:table-cell>
          <table:table-cell table:formula="of:=[.H30]/[.A30]" office:value-type="float" office:value="0.00313793103448276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MIN([.B31:.F31])" office:value-type="float" office:value="0.097" calcext:value-type="float">
            <text:p/>
          </table:table-cell>
          <table:table-cell table:formula="of:=MAX([.B31:.F31])" office:value-type="float" office:value="0.27" calcext:value-type="float">
            <text:p/>
          </table:table-cell>
          <table:table-cell table:formula="of:=AVERAGE([.B31:.F31])" office:value-type="float" office:value="0.1368" calcext:value-type="float">
            <text:p/>
          </table:table-cell>
          <table:table-cell/>
          <table:table-cell table:formula="of:=[.H31]/[.A31]" office:value-type="float" office:value="0.00323333333333333" calcext:value-type="float">
            <text:p/>
          </table:table-cell>
          <table:table-cell table:formula="of:=[.I31]/[.A31]" office:value-type="float" office:value="0.009" calcext:value-type="float">
            <text:p/>
          </table:table-cell>
          <table:table-cell table:formula="of:=[.H31]/[.A31]" office:value-type="float" office:value="0.00323333333333333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MIN([.B32:.F32])" office:value-type="float" office:value="0.105" calcext:value-type="float">
            <text:p/>
          </table:table-cell>
          <table:table-cell table:formula="of:=MAX([.B32:.F32])" office:value-type="float" office:value="0.124" calcext:value-type="float">
            <text:p/>
          </table:table-cell>
          <table:table-cell table:formula="of:=AVERAGE([.B32:.F32])" office:value-type="float" office:value="0.113" calcext:value-type="float">
            <text:p/>
          </table:table-cell>
          <table:table-cell/>
          <table:table-cell table:formula="of:=[.H32]/[.A32]" office:value-type="float" office:value="0.00338709677419355" calcext:value-type="float">
            <text:p/>
          </table:table-cell>
          <table:table-cell table:formula="of:=[.I32]/[.A32]" office:value-type="float" office:value="0.004" calcext:value-type="float">
            <text:p/>
          </table:table-cell>
          <table:table-cell table:formula="of:=[.H32]/[.A32]" office:value-type="float" office:value="0.00338709677419355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9" calcext:value-type="float">
            <text:p>0.109</text:p>
          </table:table-cell>
          <table:table-cell/>
          <table:table-cell table:formula="of:=MIN([.B33:.F33])" office:value-type="float" office:value="0.109" calcext:value-type="float">
            <text:p/>
          </table:table-cell>
          <table:table-cell table:formula="of:=MAX([.B33:.F33])" office:value-type="float" office:value="0.131" calcext:value-type="float">
            <text:p/>
          </table:table-cell>
          <table:table-cell table:formula="of:=AVERAGE([.B33:.F33])" office:value-type="float" office:value="0.1186" calcext:value-type="float">
            <text:p/>
          </table:table-cell>
          <table:table-cell/>
          <table:table-cell table:formula="of:=[.H33]/[.A33]" office:value-type="float" office:value="0.00340625" calcext:value-type="float">
            <text:p/>
          </table:table-cell>
          <table:table-cell table:formula="of:=[.I33]/[.A33]" office:value-type="float" office:value="0.00409375" calcext:value-type="float">
            <text:p/>
          </table:table-cell>
          <table:table-cell table:formula="of:=[.H33]/[.A33]" office:value-type="float" office:value="0.0034062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" calcext:value-type="float">
            <text:p>0.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MIN([.B34:.F34])" office:value-type="float" office:value="0.114" calcext:value-type="float">
            <text:p/>
          </table:table-cell>
          <table:table-cell table:formula="of:=MAX([.B34:.F34])" office:value-type="float" office:value="0.14" calcext:value-type="float">
            <text:p/>
          </table:table-cell>
          <table:table-cell table:formula="of:=AVERAGE([.B34:.F34])" office:value-type="float" office:value="0.1236" calcext:value-type="float">
            <text:p/>
          </table:table-cell>
          <table:table-cell/>
          <table:table-cell table:formula="of:=[.H34]/[.A34]" office:value-type="float" office:value="0.00345454545454545" calcext:value-type="float">
            <text:p/>
          </table:table-cell>
          <table:table-cell table:formula="of:=[.I34]/[.A34]" office:value-type="float" office:value="0.00424242424242424" calcext:value-type="float">
            <text:p/>
          </table:table-cell>
          <table:table-cell table:formula="of:=[.H34]/[.A34]" office:value-type="float" office:value="0.00345454545454545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MIN([.B35:.F35])" office:value-type="float" office:value="0.122" calcext:value-type="float">
            <text:p/>
          </table:table-cell>
          <table:table-cell table:formula="of:=MAX([.B35:.F35])" office:value-type="float" office:value="0.138" calcext:value-type="float">
            <text:p/>
          </table:table-cell>
          <table:table-cell table:formula="of:=AVERAGE([.B35:.F35])" office:value-type="float" office:value="0.1288" calcext:value-type="float">
            <text:p/>
          </table:table-cell>
          <table:table-cell/>
          <table:table-cell table:formula="of:=[.H35]/[.A35]" office:value-type="float" office:value="0.00358823529411765" calcext:value-type="float">
            <text:p/>
          </table:table-cell>
          <table:table-cell table:formula="of:=[.I35]/[.A35]" office:value-type="float" office:value="0.00405882352941176" calcext:value-type="float">
            <text:p/>
          </table:table-cell>
          <table:table-cell table:formula="of:=[.H35]/[.A35]" office:value-type="float" office:value="0.00358823529411765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/>
          <table:table-cell table:formula="of:=MIN([.B36:.F36])" office:value-type="float" office:value="0.128" calcext:value-type="float">
            <text:p/>
          </table:table-cell>
          <table:table-cell table:formula="of:=MAX([.B36:.F36])" office:value-type="float" office:value="0.145" calcext:value-type="float">
            <text:p/>
          </table:table-cell>
          <table:table-cell table:formula="of:=AVERAGE([.B36:.F36])" office:value-type="float" office:value="0.1346" calcext:value-type="float">
            <text:p/>
          </table:table-cell>
          <table:table-cell/>
          <table:table-cell table:formula="of:=[.H36]/[.A36]" office:value-type="float" office:value="0.00365714285714286" calcext:value-type="float">
            <text:p/>
          </table:table-cell>
          <table:table-cell table:formula="of:=[.I36]/[.A36]" office:value-type="float" office:value="0.00414285714285714" calcext:value-type="float">
            <text:p/>
          </table:table-cell>
          <table:table-cell table:formula="of:=[.H36]/[.A36]" office:value-type="float" office:value="0.00365714285714286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/>
          <table:table-cell table:formula="of:=MIN([.B37:.F37])" office:value-type="float" office:value="0.135" calcext:value-type="float">
            <text:p/>
          </table:table-cell>
          <table:table-cell table:formula="of:=MAX([.B37:.F37])" office:value-type="float" office:value="0.152" calcext:value-type="float">
            <text:p/>
          </table:table-cell>
          <table:table-cell table:formula="of:=AVERAGE([.B37:.F37])" office:value-type="float" office:value="0.1398" calcext:value-type="float">
            <text:p/>
          </table:table-cell>
          <table:table-cell/>
          <table:table-cell table:formula="of:=[.H37]/[.A37]" office:value-type="float" office:value="0.00375" calcext:value-type="float">
            <text:p/>
          </table:table-cell>
          <table:table-cell table:formula="of:=[.I37]/[.A37]" office:value-type="float" office:value="0.00422222222222222" calcext:value-type="float">
            <text:p/>
          </table:table-cell>
          <table:table-cell table:formula="of:=[.H37]/[.A37]" office:value-type="float" office:value="0.00375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MIN([.B38:.F38])" office:value-type="float" office:value="0.143" calcext:value-type="float">
            <text:p/>
          </table:table-cell>
          <table:table-cell table:formula="of:=MAX([.B38:.F38])" office:value-type="float" office:value="0.155" calcext:value-type="float">
            <text:p/>
          </table:table-cell>
          <table:table-cell table:formula="of:=AVERAGE([.B38:.F38])" office:value-type="float" office:value="0.1464" calcext:value-type="float">
            <text:p/>
          </table:table-cell>
          <table:table-cell/>
          <table:table-cell table:formula="of:=[.H38]/[.A38]" office:value-type="float" office:value="0.00386486486486487" calcext:value-type="float">
            <text:p/>
          </table:table-cell>
          <table:table-cell table:formula="of:=[.I38]/[.A38]" office:value-type="float" office:value="0.00418918918918919" calcext:value-type="float">
            <text:p/>
          </table:table-cell>
          <table:table-cell table:formula="of:=[.H38]/[.A38]" office:value-type="float" office:value="0.00386486486486487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MIN([.B39:.F39])" office:value-type="float" office:value="0.148" calcext:value-type="float">
            <text:p/>
          </table:table-cell>
          <table:table-cell table:formula="of:=MAX([.B39:.F39])" office:value-type="float" office:value="0.162" calcext:value-type="float">
            <text:p/>
          </table:table-cell>
          <table:table-cell table:formula="of:=AVERAGE([.B39:.F39])" office:value-type="float" office:value="0.1514" calcext:value-type="float">
            <text:p/>
          </table:table-cell>
          <table:table-cell/>
          <table:table-cell table:formula="of:=[.H39]/[.A39]" office:value-type="float" office:value="0.00389473684210526" calcext:value-type="float">
            <text:p/>
          </table:table-cell>
          <table:table-cell table:formula="of:=[.I39]/[.A39]" office:value-type="float" office:value="0.00426315789473684" calcext:value-type="float">
            <text:p/>
          </table:table-cell>
          <table:table-cell table:formula="of:=[.H39]/[.A39]" office:value-type="float" office:value="0.00389473684210526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/>
          <table:table-cell table:formula="of:=MIN([.B40:.F40])" office:value-type="float" office:value="0.156" calcext:value-type="float">
            <text:p/>
          </table:table-cell>
          <table:table-cell table:formula="of:=MAX([.B40:.F40])" office:value-type="float" office:value="0.17" calcext:value-type="float">
            <text:p/>
          </table:table-cell>
          <table:table-cell table:formula="of:=AVERAGE([.B40:.F40])" office:value-type="float" office:value="0.1606" calcext:value-type="float">
            <text:p/>
          </table:table-cell>
          <table:table-cell/>
          <table:table-cell table:formula="of:=[.H40]/[.A40]" office:value-type="float" office:value="0.004" calcext:value-type="float">
            <text:p/>
          </table:table-cell>
          <table:table-cell table:formula="of:=[.I40]/[.A40]" office:value-type="float" office:value="0.00435897435897436" calcext:value-type="float">
            <text:p/>
          </table:table-cell>
          <table:table-cell table:formula="of:=[.H40]/[.A40]" office:value-type="float" office:value="0.00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/>
          <table:table-cell table:formula="of:=MIN([.B41:.F41])" office:value-type="float" office:value="0.161" calcext:value-type="float">
            <text:p/>
          </table:table-cell>
          <table:table-cell table:formula="of:=MAX([.B41:.F41])" office:value-type="float" office:value="0.175" calcext:value-type="float">
            <text:p/>
          </table:table-cell>
          <table:table-cell table:formula="of:=AVERAGE([.B41:.F41])" office:value-type="float" office:value="0.167" calcext:value-type="float">
            <text:p/>
          </table:table-cell>
          <table:table-cell/>
          <table:table-cell table:formula="of:=[.H41]/[.A41]" office:value-type="float" office:value="0.004025" calcext:value-type="float">
            <text:p/>
          </table:table-cell>
          <table:table-cell table:formula="of:=[.I41]/[.A41]" office:value-type="float" office:value="0.004375" calcext:value-type="float">
            <text:p/>
          </table:table-cell>
          <table:table-cell table:formula="of:=[.H41]/[.A41]" office:value-type="float" office:value="0.004025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MIN([.B42:.F42])" office:value-type="float" office:value="0.172" calcext:value-type="float">
            <text:p/>
          </table:table-cell>
          <table:table-cell table:formula="of:=MAX([.B42:.F42])" office:value-type="float" office:value="0.189" calcext:value-type="float">
            <text:p/>
          </table:table-cell>
          <table:table-cell table:formula="of:=AVERAGE([.B42:.F42])" office:value-type="float" office:value="0.1788" calcext:value-type="float">
            <text:p/>
          </table:table-cell>
          <table:table-cell/>
          <table:table-cell table:formula="of:=[.H42]/[.A42]" office:value-type="float" office:value="0.00419512195121951" calcext:value-type="float">
            <text:p/>
          </table:table-cell>
          <table:table-cell table:formula="of:=[.I42]/[.A42]" office:value-type="float" office:value="0.00460975609756098" calcext:value-type="float">
            <text:p/>
          </table:table-cell>
          <table:table-cell table:formula="of:=[.H42]/[.A42]" office:value-type="float" office:value="0.00419512195121951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MIN([.B43:.F43])" office:value-type="float" office:value="0.177" calcext:value-type="float">
            <text:p/>
          </table:table-cell>
          <table:table-cell table:formula="of:=MAX([.B43:.F43])" office:value-type="float" office:value="0.212" calcext:value-type="float">
            <text:p/>
          </table:table-cell>
          <table:table-cell table:formula="of:=AVERAGE([.B43:.F43])" office:value-type="float" office:value="0.191" calcext:value-type="float">
            <text:p/>
          </table:table-cell>
          <table:table-cell/>
          <table:table-cell table:formula="of:=[.H43]/[.A43]" office:value-type="float" office:value="0.00421428571428571" calcext:value-type="float">
            <text:p/>
          </table:table-cell>
          <table:table-cell table:formula="of:=[.I43]/[.A43]" office:value-type="float" office:value="0.00504761904761905" calcext:value-type="float">
            <text:p/>
          </table:table-cell>
          <table:table-cell table:formula="of:=[.H43]/[.A43]" office:value-type="float" office:value="0.00421428571428571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MIN([.B44:.F44])" office:value-type="float" office:value="0.187" calcext:value-type="float">
            <text:p/>
          </table:table-cell>
          <table:table-cell table:formula="of:=MAX([.B44:.F44])" office:value-type="float" office:value="0.223" calcext:value-type="float">
            <text:p/>
          </table:table-cell>
          <table:table-cell table:formula="of:=AVERAGE([.B44:.F44])" office:value-type="float" office:value="0.2048" calcext:value-type="float">
            <text:p/>
          </table:table-cell>
          <table:table-cell/>
          <table:table-cell table:formula="of:=[.H44]/[.A44]" office:value-type="float" office:value="0.00434883720930233" calcext:value-type="float">
            <text:p/>
          </table:table-cell>
          <table:table-cell table:formula="of:=[.I44]/[.A44]" office:value-type="float" office:value="0.00518604651162791" calcext:value-type="float">
            <text:p/>
          </table:table-cell>
          <table:table-cell table:formula="of:=[.H44]/[.A44]" office:value-type="float" office:value="0.00434883720930233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MIN([.B45:.F45])" office:value-type="float" office:value="0.187" calcext:value-type="float">
            <text:p/>
          </table:table-cell>
          <table:table-cell table:formula="of:=MAX([.B45:.F45])" office:value-type="float" office:value="0.207" calcext:value-type="float">
            <text:p/>
          </table:table-cell>
          <table:table-cell table:formula="of:=AVERAGE([.B45:.F45])" office:value-type="float" office:value="0.1962" calcext:value-type="float">
            <text:p/>
          </table:table-cell>
          <table:table-cell/>
          <table:table-cell table:formula="of:=[.H45]/[.A45]" office:value-type="float" office:value="0.00425" calcext:value-type="float">
            <text:p/>
          </table:table-cell>
          <table:table-cell table:formula="of:=[.I45]/[.A45]" office:value-type="float" office:value="0.00470454545454546" calcext:value-type="float">
            <text:p/>
          </table:table-cell>
          <table:table-cell table:formula="of:=[.H45]/[.A45]" office:value-type="float" office:value="0.00425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05" calcext:value-type="float">
            <text:p>0.205</text:p>
          </table:table-cell>
          <table:table-cell/>
          <table:table-cell table:formula="of:=MIN([.B46:.F46])" office:value-type="float" office:value="0.203" calcext:value-type="float">
            <text:p/>
          </table:table-cell>
          <table:table-cell table:formula="of:=MAX([.B46:.F46])" office:value-type="float" office:value="0.208" calcext:value-type="float">
            <text:p/>
          </table:table-cell>
          <table:table-cell table:formula="of:=AVERAGE([.B46:.F46])" office:value-type="float" office:value="0.2056" calcext:value-type="float">
            <text:p/>
          </table:table-cell>
          <table:table-cell/>
          <table:table-cell table:formula="of:=[.H46]/[.A46]" office:value-type="float" office:value="0.00451111111111111" calcext:value-type="float">
            <text:p/>
          </table:table-cell>
          <table:table-cell table:formula="of:=[.I46]/[.A46]" office:value-type="float" office:value="0.00462222222222222" calcext:value-type="float">
            <text:p/>
          </table:table-cell>
          <table:table-cell table:formula="of:=[.H46]/[.A46]" office:value-type="float" office:value="0.00451111111111111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/>
          <table:table-cell table:formula="of:=MIN([.B47:.F47])" office:value-type="float" office:value="0.213" calcext:value-type="float">
            <text:p/>
          </table:table-cell>
          <table:table-cell table:formula="of:=MAX([.B47:.F47])" office:value-type="float" office:value="0.23" calcext:value-type="float">
            <text:p/>
          </table:table-cell>
          <table:table-cell table:formula="of:=AVERAGE([.B47:.F47])" office:value-type="float" office:value="0.2254" calcext:value-type="float">
            <text:p/>
          </table:table-cell>
          <table:table-cell/>
          <table:table-cell table:formula="of:=[.H47]/[.A47]" office:value-type="float" office:value="0.0046304347826087" calcext:value-type="float">
            <text:p/>
          </table:table-cell>
          <table:table-cell table:formula="of:=[.I47]/[.A47]" office:value-type="float" office:value="0.005" calcext:value-type="float">
            <text:p/>
          </table:table-cell>
          <table:table-cell table:formula="of:=[.H47]/[.A47]" office:value-type="float" office:value="0.0046304347826087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2" calcext:value-type="float">
            <text:p>0.2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MIN([.B48:.F48])" office:value-type="float" office:value="0.218" calcext:value-type="float">
            <text:p/>
          </table:table-cell>
          <table:table-cell table:formula="of:=MAX([.B48:.F48])" office:value-type="float" office:value="0.244" calcext:value-type="float">
            <text:p/>
          </table:table-cell>
          <table:table-cell table:formula="of:=AVERAGE([.B48:.F48])" office:value-type="float" office:value="0.227" calcext:value-type="float">
            <text:p/>
          </table:table-cell>
          <table:table-cell/>
          <table:table-cell table:formula="of:=[.H48]/[.A48]" office:value-type="float" office:value="0.00463829787234043" calcext:value-type="float">
            <text:p/>
          </table:table-cell>
          <table:table-cell table:formula="of:=[.I48]/[.A48]" office:value-type="float" office:value="0.00519148936170213" calcext:value-type="float">
            <text:p/>
          </table:table-cell>
          <table:table-cell table:formula="of:=[.H48]/[.A48]" office:value-type="float" office:value="0.00463829787234043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MIN([.B49:.F49])" office:value-type="float" office:value="0.23" calcext:value-type="float">
            <text:p/>
          </table:table-cell>
          <table:table-cell table:formula="of:=MAX([.B49:.F49])" office:value-type="float" office:value="0.254" calcext:value-type="float">
            <text:p/>
          </table:table-cell>
          <table:table-cell table:formula="of:=AVERAGE([.B49:.F49])" office:value-type="float" office:value="0.242" calcext:value-type="float">
            <text:p/>
          </table:table-cell>
          <table:table-cell/>
          <table:table-cell table:formula="of:=[.H49]/[.A49]" office:value-type="float" office:value="0.00479166666666667" calcext:value-type="float">
            <text:p/>
          </table:table-cell>
          <table:table-cell table:formula="of:=[.I49]/[.A49]" office:value-type="float" office:value="0.00529166666666667" calcext:value-type="float">
            <text:p/>
          </table:table-cell>
          <table:table-cell table:formula="of:=[.H49]/[.A49]" office:value-type="float" office:value="0.00479166666666667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" calcext:value-type="float">
            <text:p>0.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MIN([.B50:.F50])" office:value-type="float" office:value="0.243" calcext:value-type="float">
            <text:p/>
          </table:table-cell>
          <table:table-cell table:formula="of:=MAX([.B50:.F50])" office:value-type="float" office:value="0.27" calcext:value-type="float">
            <text:p/>
          </table:table-cell>
          <table:table-cell table:formula="of:=AVERAGE([.B50:.F50])" office:value-type="float" office:value="0.2572" calcext:value-type="float">
            <text:p/>
          </table:table-cell>
          <table:table-cell/>
          <table:table-cell table:formula="of:=[.H50]/[.A50]" office:value-type="float" office:value="0.00495918367346939" calcext:value-type="float">
            <text:p/>
          </table:table-cell>
          <table:table-cell table:formula="of:=[.I50]/[.A50]" office:value-type="float" office:value="0.00551020408163265" calcext:value-type="float">
            <text:p/>
          </table:table-cell>
          <table:table-cell table:formula="of:=[.H50]/[.A50]" office:value-type="float" office:value="0.00495918367346939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" calcext:value-type="float">
            <text:p>0.2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1" calcext:value-type="float">
            <text:p>0.251</text:p>
          </table:table-cell>
          <table:table-cell/>
          <table:table-cell table:formula="of:=MIN([.B51:.F51])" office:value-type="float" office:value="0.246" calcext:value-type="float">
            <text:p/>
          </table:table-cell>
          <table:table-cell table:formula="of:=MAX([.B51:.F51])" office:value-type="float" office:value="0.26" calcext:value-type="float">
            <text:p/>
          </table:table-cell>
          <table:table-cell table:formula="of:=AVERAGE([.B51:.F51])" office:value-type="float" office:value="0.2502" calcext:value-type="float">
            <text:p/>
          </table:table-cell>
          <table:table-cell/>
          <table:table-cell table:formula="of:=[.H51]/[.A51]" office:value-type="float" office:value="0.00492" calcext:value-type="float">
            <text:p/>
          </table:table-cell>
          <table:table-cell table:formula="of:=[.I51]/[.A51]" office:value-type="float" office:value="0.0052" calcext:value-type="float">
            <text:p/>
          </table:table-cell>
          <table:table-cell table:formula="of:=[.H51]/[.A51]" office:value-type="float" office:value="0.00492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8" calcext:value-type="float">
            <text:p>0.288</text:p>
          </table:table-cell>
          <table:table-cell/>
          <table:table-cell table:formula="of:=MIN([.B52:.F52])" office:value-type="float" office:value="0.259" calcext:value-type="float">
            <text:p/>
          </table:table-cell>
          <table:table-cell table:formula="of:=MAX([.B52:.F52])" office:value-type="float" office:value="0.288" calcext:value-type="float">
            <text:p/>
          </table:table-cell>
          <table:table-cell table:formula="of:=AVERAGE([.B52:.F52])" office:value-type="float" office:value="0.2716" calcext:value-type="float">
            <text:p/>
          </table:table-cell>
          <table:table-cell/>
          <table:table-cell table:formula="of:=[.H52]/[.A52]" office:value-type="float" office:value="0.00507843137254902" calcext:value-type="float">
            <text:p/>
          </table:table-cell>
          <table:table-cell table:formula="of:=[.I52]/[.A52]" office:value-type="float" office:value="0.00564705882352941" calcext:value-type="float">
            <text:p/>
          </table:table-cell>
          <table:table-cell table:formula="of:=[.H52]/[.A52]" office:value-type="float" office:value="0.00507843137254902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15" calcext:value-type="float">
            <text:p>0.31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4" calcext:value-type="float">
            <text:p>0.254</text:p>
          </table:table-cell>
          <table:table-cell/>
          <table:table-cell table:formula="of:=MIN([.B53:.F53])" office:value-type="float" office:value="0.254" calcext:value-type="float">
            <text:p/>
          </table:table-cell>
          <table:table-cell table:formula="of:=MAX([.B53:.F53])" office:value-type="float" office:value="0.315" calcext:value-type="float">
            <text:p/>
          </table:table-cell>
          <table:table-cell table:formula="of:=AVERAGE([.B53:.F53])" office:value-type="float" office:value="0.2708" calcext:value-type="float">
            <text:p/>
          </table:table-cell>
          <table:table-cell/>
          <table:table-cell table:formula="of:=[.H53]/[.A53]" office:value-type="float" office:value="0.00488461538461539" calcext:value-type="float">
            <text:p/>
          </table:table-cell>
          <table:table-cell table:formula="of:=[.I53]/[.A53]" office:value-type="float" office:value="0.00605769230769231" calcext:value-type="float">
            <text:p/>
          </table:table-cell>
          <table:table-cell table:formula="of:=[.H53]/[.A53]" office:value-type="float" office:value="0.00488461538461539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MIN([.B54:.F54])" office:value-type="float" office:value="0.269" calcext:value-type="float">
            <text:p/>
          </table:table-cell>
          <table:table-cell table:formula="of:=MAX([.B54:.F54])" office:value-type="float" office:value="0.289" calcext:value-type="float">
            <text:p/>
          </table:table-cell>
          <table:table-cell table:formula="of:=AVERAGE([.B54:.F54])" office:value-type="float" office:value="0.279" calcext:value-type="float">
            <text:p/>
          </table:table-cell>
          <table:table-cell/>
          <table:table-cell table:formula="of:=[.H54]/[.A54]" office:value-type="float" office:value="0.00507547169811321" calcext:value-type="float">
            <text:p/>
          </table:table-cell>
          <table:table-cell table:formula="of:=[.I54]/[.A54]" office:value-type="float" office:value="0.00545283018867924" calcext:value-type="float">
            <text:p/>
          </table:table-cell>
          <table:table-cell table:formula="of:=[.H54]/[.A54]" office:value-type="float" office:value="0.00507547169811321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MIN([.B55:.F55])" office:value-type="float" office:value="0.274" calcext:value-type="float">
            <text:p/>
          </table:table-cell>
          <table:table-cell table:formula="of:=MAX([.B55:.F55])" office:value-type="float" office:value="0.291" calcext:value-type="float">
            <text:p/>
          </table:table-cell>
          <table:table-cell table:formula="of:=AVERAGE([.B55:.F55])" office:value-type="float" office:value="0.2798" calcext:value-type="float">
            <text:p/>
          </table:table-cell>
          <table:table-cell/>
          <table:table-cell table:formula="of:=[.H55]/[.A55]" office:value-type="float" office:value="0.00507407407407407" calcext:value-type="float">
            <text:p/>
          </table:table-cell>
          <table:table-cell table:formula="of:=[.I55]/[.A55]" office:value-type="float" office:value="0.00538888888888889" calcext:value-type="float">
            <text:p/>
          </table:table-cell>
          <table:table-cell table:formula="of:=[.H55]/[.A55]" office:value-type="float" office:value="0.00507407407407407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MIN([.B56:.F56])" office:value-type="float" office:value="0.29" calcext:value-type="float">
            <text:p/>
          </table:table-cell>
          <table:table-cell table:formula="of:=MAX([.B56:.F56])" office:value-type="float" office:value="0.3" calcext:value-type="float">
            <text:p/>
          </table:table-cell>
          <table:table-cell table:formula="of:=AVERAGE([.B56:.F56])" office:value-type="float" office:value="0.2962" calcext:value-type="float">
            <text:p/>
          </table:table-cell>
          <table:table-cell/>
          <table:table-cell table:formula="of:=[.H56]/[.A56]" office:value-type="float" office:value="0.00527272727272727" calcext:value-type="float">
            <text:p/>
          </table:table-cell>
          <table:table-cell table:formula="of:=[.I56]/[.A56]" office:value-type="float" office:value="0.00545454545454546" calcext:value-type="float">
            <text:p/>
          </table:table-cell>
          <table:table-cell table:formula="of:=[.H56]/[.A56]" office:value-type="float" office:value="0.00527272727272727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MIN([.B57:.F57])" office:value-type="float" office:value="0.302" calcext:value-type="float">
            <text:p/>
          </table:table-cell>
          <table:table-cell table:formula="of:=MAX([.B57:.F57])" office:value-type="float" office:value="0.326" calcext:value-type="float">
            <text:p/>
          </table:table-cell>
          <table:table-cell table:formula="of:=AVERAGE([.B57:.F57])" office:value-type="float" office:value="0.308" calcext:value-type="float">
            <text:p/>
          </table:table-cell>
          <table:table-cell/>
          <table:table-cell table:formula="of:=[.H57]/[.A57]" office:value-type="float" office:value="0.00539285714285714" calcext:value-type="float">
            <text:p/>
          </table:table-cell>
          <table:table-cell table:formula="of:=[.I57]/[.A57]" office:value-type="float" office:value="0.00582142857142857" calcext:value-type="float">
            <text:p/>
          </table:table-cell>
          <table:table-cell table:formula="of:=[.H57]/[.A57]" office:value-type="float" office:value="0.00539285714285714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" calcext:value-type="float">
            <text:p>0.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6" calcext:value-type="float">
            <text:p>0.306</text:p>
          </table:table-cell>
          <table:table-cell/>
          <table:table-cell table:formula="of:=MIN([.B58:.F58])" office:value-type="float" office:value="0.306" calcext:value-type="float">
            <text:p/>
          </table:table-cell>
          <table:table-cell table:formula="of:=MAX([.B58:.F58])" office:value-type="float" office:value="0.324" calcext:value-type="float">
            <text:p/>
          </table:table-cell>
          <table:table-cell table:formula="of:=AVERAGE([.B58:.F58])" office:value-type="float" office:value="0.3148" calcext:value-type="float">
            <text:p/>
          </table:table-cell>
          <table:table-cell/>
          <table:table-cell table:formula="of:=[.H58]/[.A58]" office:value-type="float" office:value="0.00536842105263158" calcext:value-type="float">
            <text:p/>
          </table:table-cell>
          <table:table-cell table:formula="of:=[.I58]/[.A58]" office:value-type="float" office:value="0.00568421052631579" calcext:value-type="float">
            <text:p/>
          </table:table-cell>
          <table:table-cell table:formula="of:=[.H58]/[.A58]" office:value-type="float" office:value="0.00536842105263158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MIN([.B59:.F59])" office:value-type="float" office:value="0.318" calcext:value-type="float">
            <text:p/>
          </table:table-cell>
          <table:table-cell table:formula="of:=MAX([.B59:.F59])" office:value-type="float" office:value="0.372" calcext:value-type="float">
            <text:p/>
          </table:table-cell>
          <table:table-cell table:formula="of:=AVERAGE([.B59:.F59])" office:value-type="float" office:value="0.3322" calcext:value-type="float">
            <text:p/>
          </table:table-cell>
          <table:table-cell/>
          <table:table-cell table:formula="of:=[.H59]/[.A59]" office:value-type="float" office:value="0.00548275862068966" calcext:value-type="float">
            <text:p/>
          </table:table-cell>
          <table:table-cell table:formula="of:=[.I59]/[.A59]" office:value-type="float" office:value="0.00641379310344828" calcext:value-type="float">
            <text:p/>
          </table:table-cell>
          <table:table-cell table:formula="of:=[.H59]/[.A59]" office:value-type="float" office:value="0.00548275862068966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3" calcext:value-type="float">
            <text:p>0.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MIN([.B60:.F60])" office:value-type="float" office:value="0.33" calcext:value-type="float">
            <text:p/>
          </table:table-cell>
          <table:table-cell table:formula="of:=MAX([.B60:.F60])" office:value-type="float" office:value="0.362" calcext:value-type="float">
            <text:p/>
          </table:table-cell>
          <table:table-cell table:formula="of:=AVERAGE([.B60:.F60])" office:value-type="float" office:value="0.3384" calcext:value-type="float">
            <text:p/>
          </table:table-cell>
          <table:table-cell/>
          <table:table-cell table:formula="of:=[.H60]/[.A60]" office:value-type="float" office:value="0.00559322033898305" calcext:value-type="float">
            <text:p/>
          </table:table-cell>
          <table:table-cell table:formula="of:=[.I60]/[.A60]" office:value-type="float" office:value="0.00613559322033898" calcext:value-type="float">
            <text:p/>
          </table:table-cell>
          <table:table-cell table:formula="of:=[.H60]/[.A60]" office:value-type="float" office:value="0.00559322033898305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6" calcext:value-type="float">
            <text:p>0.336</text:p>
          </table:table-cell>
          <table:table-cell/>
          <table:table-cell table:formula="of:=MIN([.B61:.F61])" office:value-type="float" office:value="0.331" calcext:value-type="float">
            <text:p/>
          </table:table-cell>
          <table:table-cell table:formula="of:=MAX([.B61:.F61])" office:value-type="float" office:value="0.365" calcext:value-type="float">
            <text:p/>
          </table:table-cell>
          <table:table-cell table:formula="of:=AVERAGE([.B61:.F61])" office:value-type="float" office:value="0.3396" calcext:value-type="float">
            <text:p/>
          </table:table-cell>
          <table:table-cell/>
          <table:table-cell table:formula="of:=[.H61]/[.A61]" office:value-type="float" office:value="0.00551666666666667" calcext:value-type="float">
            <text:p/>
          </table:table-cell>
          <table:table-cell table:formula="of:=[.I61]/[.A61]" office:value-type="float" office:value="0.00608333333333333" calcext:value-type="float">
            <text:p/>
          </table:table-cell>
          <table:table-cell table:formula="of:=[.H61]/[.A61]" office:value-type="float" office:value="0.00551666666666667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/>
          <table:table-cell table:formula="of:=MIN([.B62:.F62])" office:value-type="float" office:value="0.354" calcext:value-type="float">
            <text:p/>
          </table:table-cell>
          <table:table-cell table:formula="of:=MAX([.B62:.F62])" office:value-type="float" office:value="0.394" calcext:value-type="float">
            <text:p/>
          </table:table-cell>
          <table:table-cell table:formula="of:=AVERAGE([.B62:.F62])" office:value-type="float" office:value="0.3656" calcext:value-type="float">
            <text:p/>
          </table:table-cell>
          <table:table-cell/>
          <table:table-cell table:formula="of:=[.H62]/[.A62]" office:value-type="float" office:value="0.00580327868852459" calcext:value-type="float">
            <text:p/>
          </table:table-cell>
          <table:table-cell table:formula="of:=[.I62]/[.A62]" office:value-type="float" office:value="0.00645901639344262" calcext:value-type="float">
            <text:p/>
          </table:table-cell>
          <table:table-cell table:formula="of:=[.H62]/[.A62]" office:value-type="float" office:value="0.00580327868852459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" calcext:value-type="float">
            <text:p>0.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6" calcext:value-type="float">
            <text:p>0.356</text:p>
          </table:table-cell>
          <table:table-cell/>
          <table:table-cell table:formula="of:=MIN([.B63:.F63])" office:value-type="float" office:value="0.354" calcext:value-type="float">
            <text:p/>
          </table:table-cell>
          <table:table-cell table:formula="of:=MAX([.B63:.F63])" office:value-type="float" office:value="0.369" calcext:value-type="float">
            <text:p/>
          </table:table-cell>
          <table:table-cell table:formula="of:=AVERAGE([.B63:.F63])" office:value-type="float" office:value="0.3592" calcext:value-type="float">
            <text:p/>
          </table:table-cell>
          <table:table-cell/>
          <table:table-cell table:formula="of:=[.H63]/[.A63]" office:value-type="float" office:value="0.00570967741935484" calcext:value-type="float">
            <text:p/>
          </table:table-cell>
          <table:table-cell table:formula="of:=[.I63]/[.A63]" office:value-type="float" office:value="0.00595161290322581" calcext:value-type="float">
            <text:p/>
          </table:table-cell>
          <table:table-cell table:formula="of:=[.H63]/[.A63]" office:value-type="float" office:value="0.00570967741935484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" calcext:value-type="float">
            <text:p>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3" calcext:value-type="float">
            <text:p>0.373</text:p>
          </table:table-cell>
          <table:table-cell/>
          <table:table-cell table:formula="of:=MIN([.B64:.F64])" office:value-type="float" office:value="0.367" calcext:value-type="float">
            <text:p/>
          </table:table-cell>
          <table:table-cell table:formula="of:=MAX([.B64:.F64])" office:value-type="float" office:value="0.385" calcext:value-type="float">
            <text:p/>
          </table:table-cell>
          <table:table-cell table:formula="of:=AVERAGE([.B64:.F64])" office:value-type="float" office:value="0.374" calcext:value-type="float">
            <text:p/>
          </table:table-cell>
          <table:table-cell/>
          <table:table-cell table:formula="of:=[.H64]/[.A64]" office:value-type="float" office:value="0.00582539682539683" calcext:value-type="float">
            <text:p/>
          </table:table-cell>
          <table:table-cell table:formula="of:=[.I64]/[.A64]" office:value-type="float" office:value="0.00611111111111111" calcext:value-type="float">
            <text:p/>
          </table:table-cell>
          <table:table-cell table:formula="of:=[.H64]/[.A64]" office:value-type="float" office:value="0.00582539682539683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.38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MIN([.B65:.F65])" office:value-type="float" office:value="0.379" calcext:value-type="float">
            <text:p/>
          </table:table-cell>
          <table:table-cell table:formula="of:=MAX([.B65:.F65])" office:value-type="float" office:value="0.405" calcext:value-type="float">
            <text:p/>
          </table:table-cell>
          <table:table-cell table:formula="of:=AVERAGE([.B65:.F65])" office:value-type="float" office:value="0.3872" calcext:value-type="float">
            <text:p/>
          </table:table-cell>
          <table:table-cell/>
          <table:table-cell table:formula="of:=[.H65]/[.A65]" office:value-type="float" office:value="0.005921875" calcext:value-type="float">
            <text:p/>
          </table:table-cell>
          <table:table-cell table:formula="of:=[.I65]/[.A65]" office:value-type="float" office:value="0.006328125" calcext:value-type="float">
            <text:p/>
          </table:table-cell>
          <table:table-cell table:formula="of:=[.H65]/[.A65]" office:value-type="float" office:value="0.005921875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2" calcext:value-type="float">
            <text:p>0.392</text:p>
          </table:table-cell>
          <table:table-cell office:value-type="float" office:value="0.453" calcext:value-type="float">
            <text:p>0.453</text:p>
          </table:table-cell>
          <table:table-cell office:value-type="float" office:value="0.394" calcext:value-type="float">
            <text:p>0.394</text:p>
          </table:table-cell>
          <table:table-cell/>
          <table:table-cell table:formula="of:=MIN([.B66:.F66])" office:value-type="float" office:value="0.392" calcext:value-type="float">
            <text:p/>
          </table:table-cell>
          <table:table-cell table:formula="of:=MAX([.B66:.F66])" office:value-type="float" office:value="0.453" calcext:value-type="float">
            <text:p/>
          </table:table-cell>
          <table:table-cell table:formula="of:=AVERAGE([.B66:.F66])" office:value-type="float" office:value="0.4078" calcext:value-type="float">
            <text:p/>
          </table:table-cell>
          <table:table-cell/>
          <table:table-cell table:formula="of:=[.H66]/[.A66]" office:value-type="float" office:value="0.00603076923076923" calcext:value-type="float">
            <text:p/>
          </table:table-cell>
          <table:table-cell table:formula="of:=[.I66]/[.A66]" office:value-type="float" office:value="0.00696923076923077" calcext:value-type="float">
            <text:p/>
          </table:table-cell>
          <table:table-cell table:formula="of:=[.H66]/[.A66]" office:value-type="float" office:value="0.00603076923076923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3" calcext:value-type="float">
            <text:p>0.403</text:p>
          </table:table-cell>
          <table:table-cell/>
          <table:table-cell table:formula="of:=MIN([.B67:.F67])" office:value-type="float" office:value="0.403" calcext:value-type="float">
            <text:p/>
          </table:table-cell>
          <table:table-cell table:formula="of:=MAX([.B67:.F67])" office:value-type="float" office:value="0.412" calcext:value-type="float">
            <text:p/>
          </table:table-cell>
          <table:table-cell table:formula="of:=AVERAGE([.B67:.F67])" office:value-type="float" office:value="0.4062" calcext:value-type="float">
            <text:p/>
          </table:table-cell>
          <table:table-cell/>
          <table:table-cell table:formula="of:=[.H67]/[.A67]" office:value-type="float" office:value="0.00610606060606061" calcext:value-type="float">
            <text:p/>
          </table:table-cell>
          <table:table-cell table:formula="of:=[.I67]/[.A67]" office:value-type="float" office:value="0.00624242424242424" calcext:value-type="float">
            <text:p/>
          </table:table-cell>
          <table:table-cell table:formula="of:=[.H67]/[.A67]" office:value-type="float" office:value="0.00610606060606061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MIN([.B68:.F68])" office:value-type="float" office:value="0.414" calcext:value-type="float">
            <text:p/>
          </table:table-cell>
          <table:table-cell table:formula="of:=MAX([.B68:.F68])" office:value-type="float" office:value="0.443" calcext:value-type="float">
            <text:p/>
          </table:table-cell>
          <table:table-cell table:formula="of:=AVERAGE([.B68:.F68])" office:value-type="float" office:value="0.4286" calcext:value-type="float">
            <text:p/>
          </table:table-cell>
          <table:table-cell/>
          <table:table-cell table:formula="of:=[.H68]/[.A68]" office:value-type="float" office:value="0.00617910447761194" calcext:value-type="float">
            <text:p/>
          </table:table-cell>
          <table:table-cell table:formula="of:=[.I68]/[.A68]" office:value-type="float" office:value="0.00661194029850746" calcext:value-type="float">
            <text:p/>
          </table:table-cell>
          <table:table-cell table:formula="of:=[.H68]/[.A68]" office:value-type="float" office:value="0.00617910447761194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4" calcext:value-type="float">
            <text:p>0.4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1" calcext:value-type="float">
            <text:p>0.431</text:p>
          </table:table-cell>
          <table:table-cell/>
          <table:table-cell table:formula="of:=MIN([.B69:.F69])" office:value-type="float" office:value="0.431" calcext:value-type="float">
            <text:p/>
          </table:table-cell>
          <table:table-cell table:formula="of:=MAX([.B69:.F69])" office:value-type="float" office:value="0.441" calcext:value-type="float">
            <text:p/>
          </table:table-cell>
          <table:table-cell table:formula="of:=AVERAGE([.B69:.F69])" office:value-type="float" office:value="0.4364" calcext:value-type="float">
            <text:p/>
          </table:table-cell>
          <table:table-cell/>
          <table:table-cell table:formula="of:=[.H69]/[.A69]" office:value-type="float" office:value="0.00633823529411765" calcext:value-type="float">
            <text:p/>
          </table:table-cell>
          <table:table-cell table:formula="of:=[.I69]/[.A69]" office:value-type="float" office:value="0.00648529411764706" calcext:value-type="float">
            <text:p/>
          </table:table-cell>
          <table:table-cell table:formula="of:=[.H69]/[.A69]" office:value-type="float" office:value="0.00633823529411765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1" calcext:value-type="float">
            <text:p>0.441</text:p>
          </table:table-cell>
          <table:table-cell/>
          <table:table-cell table:formula="of:=MIN([.B70:.F70])" office:value-type="float" office:value="0.435" calcext:value-type="float">
            <text:p/>
          </table:table-cell>
          <table:table-cell table:formula="of:=MAX([.B70:.F70])" office:value-type="float" office:value="0.446" calcext:value-type="float">
            <text:p/>
          </table:table-cell>
          <table:table-cell table:formula="of:=AVERAGE([.B70:.F70])" office:value-type="float" office:value="0.4408" calcext:value-type="float">
            <text:p/>
          </table:table-cell>
          <table:table-cell/>
          <table:table-cell table:formula="of:=[.H70]/[.A70]" office:value-type="float" office:value="0.00630434782608696" calcext:value-type="float">
            <text:p/>
          </table:table-cell>
          <table:table-cell table:formula="of:=[.I70]/[.A70]" office:value-type="float" office:value="0.00646376811594203" calcext:value-type="float">
            <text:p/>
          </table:table-cell>
          <table:table-cell table:formula="of:=[.H70]/[.A70]" office:value-type="float" office:value="0.00630434782608696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" calcext:value-type="float">
            <text:p>0.4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48" calcext:value-type="float">
            <text:p>0.448</text:p>
          </table:table-cell>
          <table:table-cell/>
          <table:table-cell table:formula="of:=MIN([.B71:.F71])" office:value-type="float" office:value="0.448" calcext:value-type="float">
            <text:p/>
          </table:table-cell>
          <table:table-cell table:formula="of:=MAX([.B71:.F71])" office:value-type="float" office:value="0.497" calcext:value-type="float">
            <text:p/>
          </table:table-cell>
          <table:table-cell table:formula="of:=AVERAGE([.B71:.F71])" office:value-type="float" office:value="0.4636" calcext:value-type="float">
            <text:p/>
          </table:table-cell>
          <table:table-cell/>
          <table:table-cell table:formula="of:=[.H71]/[.A71]" office:value-type="float" office:value="0.0064" calcext:value-type="float">
            <text:p/>
          </table:table-cell>
          <table:table-cell table:formula="of:=[.I71]/[.A71]" office:value-type="float" office:value="0.0071" calcext:value-type="float">
            <text:p/>
          </table:table-cell>
          <table:table-cell table:formula="of:=[.H71]/[.A71]" office:value-type="float" office:value="0.0064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" calcext:value-type="float">
            <text:p>0.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459" calcext:value-type="float">
            <text:p>0.459</text:p>
          </table:table-cell>
          <table:table-cell/>
          <table:table-cell table:formula="of:=MIN([.B72:.F72])" office:value-type="float" office:value="0.459" calcext:value-type="float">
            <text:p/>
          </table:table-cell>
          <table:table-cell table:formula="of:=MAX([.B72:.F72])" office:value-type="float" office:value="0.482" calcext:value-type="float">
            <text:p/>
          </table:table-cell>
          <table:table-cell table:formula="of:=AVERAGE([.B72:.F72])" office:value-type="float" office:value="0.471" calcext:value-type="float">
            <text:p/>
          </table:table-cell>
          <table:table-cell/>
          <table:table-cell table:formula="of:=[.H72]/[.A72]" office:value-type="float" office:value="0.00646478873239437" calcext:value-type="float">
            <text:p/>
          </table:table-cell>
          <table:table-cell table:formula="of:=[.I72]/[.A72]" office:value-type="float" office:value="0.0067887323943662" calcext:value-type="float">
            <text:p/>
          </table:table-cell>
          <table:table-cell table:formula="of:=[.H72]/[.A72]" office:value-type="float" office:value="0.00646478873239437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3" calcext:value-type="float">
            <text:p>0.473</text:p>
          </table:table-cell>
          <table:table-cell office:value-type="float" office:value="0.523" calcext:value-type="float">
            <text:p>0.523</text:p>
          </table:table-cell>
          <table:table-cell/>
          <table:table-cell table:formula="of:=MIN([.B73:.F73])" office:value-type="float" office:value="0.472" calcext:value-type="float">
            <text:p/>
          </table:table-cell>
          <table:table-cell table:formula="of:=MAX([.B73:.F73])" office:value-type="float" office:value="0.523" calcext:value-type="float">
            <text:p/>
          </table:table-cell>
          <table:table-cell table:formula="of:=AVERAGE([.B73:.F73])" office:value-type="float" office:value="0.4834" calcext:value-type="float">
            <text:p/>
          </table:table-cell>
          <table:table-cell/>
          <table:table-cell table:formula="of:=[.H73]/[.A73]" office:value-type="float" office:value="0.00655555555555556" calcext:value-type="float">
            <text:p/>
          </table:table-cell>
          <table:table-cell table:formula="of:=[.I73]/[.A73]" office:value-type="float" office:value="0.00726388888888889" calcext:value-type="float">
            <text:p/>
          </table:table-cell>
          <table:table-cell table:formula="of:=[.H73]/[.A73]" office:value-type="float" office:value="0.00655555555555556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8" calcext:value-type="float">
            <text:p>0.4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85" calcext:value-type="float">
            <text:p>0.485</text:p>
          </table:table-cell>
          <table:table-cell/>
          <table:table-cell table:formula="of:=MIN([.B74:.F74])" office:value-type="float" office:value="0.48" calcext:value-type="float">
            <text:p/>
          </table:table-cell>
          <table:table-cell table:formula="of:=MAX([.B74:.F74])" office:value-type="float" office:value="0.49" calcext:value-type="float">
            <text:p/>
          </table:table-cell>
          <table:table-cell table:formula="of:=AVERAGE([.B74:.F74])" office:value-type="float" office:value="0.4858" calcext:value-type="float">
            <text:p/>
          </table:table-cell>
          <table:table-cell/>
          <table:table-cell table:formula="of:=[.H74]/[.A74]" office:value-type="float" office:value="0.00657534246575342" calcext:value-type="float">
            <text:p/>
          </table:table-cell>
          <table:table-cell table:formula="of:=[.I74]/[.A74]" office:value-type="float" office:value="0.00671232876712329" calcext:value-type="float">
            <text:p/>
          </table:table-cell>
          <table:table-cell table:formula="of:=[.H74]/[.A74]" office:value-type="float" office:value="0.00657534246575342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1" calcext:value-type="float">
            <text:p>0.501</text:p>
          </table:table-cell>
          <table:table-cell/>
          <table:table-cell table:formula="of:=MIN([.B75:.F75])" office:value-type="float" office:value="0.501" calcext:value-type="float">
            <text:p/>
          </table:table-cell>
          <table:table-cell table:formula="of:=MAX([.B75:.F75])" office:value-type="float" office:value="0.547" calcext:value-type="float">
            <text:p/>
          </table:table-cell>
          <table:table-cell table:formula="of:=AVERAGE([.B75:.F75])" office:value-type="float" office:value="0.521" calcext:value-type="float">
            <text:p/>
          </table:table-cell>
          <table:table-cell/>
          <table:table-cell table:formula="of:=[.H75]/[.A75]" office:value-type="float" office:value="0.00677027027027027" calcext:value-type="float">
            <text:p/>
          </table:table-cell>
          <table:table-cell table:formula="of:=[.I75]/[.A75]" office:value-type="float" office:value="0.00739189189189189" calcext:value-type="float">
            <text:p/>
          </table:table-cell>
          <table:table-cell table:formula="of:=[.H75]/[.A75]" office:value-type="float" office:value="0.00677027027027027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8" calcext:value-type="float">
            <text:p>0.518</text:p>
          </table:table-cell>
          <table:table-cell/>
          <table:table-cell table:formula="of:=MIN([.B76:.F76])" office:value-type="float" office:value="0.518" calcext:value-type="float">
            <text:p/>
          </table:table-cell>
          <table:table-cell table:formula="of:=MAX([.B76:.F76])" office:value-type="float" office:value="0.568" calcext:value-type="float">
            <text:p/>
          </table:table-cell>
          <table:table-cell table:formula="of:=AVERAGE([.B76:.F76])" office:value-type="float" office:value="0.5356" calcext:value-type="float">
            <text:p/>
          </table:table-cell>
          <table:table-cell/>
          <table:table-cell table:formula="of:=[.H76]/[.A76]" office:value-type="float" office:value="0.00690666666666667" calcext:value-type="float">
            <text:p/>
          </table:table-cell>
          <table:table-cell table:formula="of:=[.I76]/[.A76]" office:value-type="float" office:value="0.00757333333333333" calcext:value-type="float">
            <text:p/>
          </table:table-cell>
          <table:table-cell table:formula="of:=[.H76]/[.A76]" office:value-type="float" office:value="0.00690666666666667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1" calcext:value-type="float">
            <text:p>0.531</text:p>
          </table:table-cell>
          <table:table-cell/>
          <table:table-cell table:formula="of:=MIN([.B77:.F77])" office:value-type="float" office:value="0.526" calcext:value-type="float">
            <text:p/>
          </table:table-cell>
          <table:table-cell table:formula="of:=MAX([.B77:.F77])" office:value-type="float" office:value="0.541" calcext:value-type="float">
            <text:p/>
          </table:table-cell>
          <table:table-cell table:formula="of:=AVERAGE([.B77:.F77])" office:value-type="float" office:value="0.5322" calcext:value-type="float">
            <text:p/>
          </table:table-cell>
          <table:table-cell/>
          <table:table-cell table:formula="of:=[.H77]/[.A77]" office:value-type="float" office:value="0.00692105263157895" calcext:value-type="float">
            <text:p/>
          </table:table-cell>
          <table:table-cell table:formula="of:=[.I77]/[.A77]" office:value-type="float" office:value="0.00711842105263158" calcext:value-type="float">
            <text:p/>
          </table:table-cell>
          <table:table-cell table:formula="of:=[.H77]/[.A77]" office:value-type="float" office:value="0.00692105263157895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6" calcext:value-type="float">
            <text:p>0.546</text:p>
          </table:table-cell>
          <table:table-cell/>
          <table:table-cell table:formula="of:=MIN([.B78:.F78])" office:value-type="float" office:value="0.542" calcext:value-type="float">
            <text:p/>
          </table:table-cell>
          <table:table-cell table:formula="of:=MAX([.B78:.F78])" office:value-type="float" office:value="0.549" calcext:value-type="float">
            <text:p/>
          </table:table-cell>
          <table:table-cell table:formula="of:=AVERAGE([.B78:.F78])" office:value-type="float" office:value="0.5458" calcext:value-type="float">
            <text:p/>
          </table:table-cell>
          <table:table-cell/>
          <table:table-cell table:formula="of:=[.H78]/[.A78]" office:value-type="float" office:value="0.00703896103896104" calcext:value-type="float">
            <text:p/>
          </table:table-cell>
          <table:table-cell table:formula="of:=[.I78]/[.A78]" office:value-type="float" office:value="0.00712987012987013" calcext:value-type="float">
            <text:p/>
          </table:table-cell>
          <table:table-cell table:formula="of:=[.H78]/[.A78]" office:value-type="float" office:value="0.00703896103896104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" calcext:value-type="float">
            <text:p>0.55</text:p>
          </table:table-cell>
          <table:table-cell office:value-type="float" office:value="0.553" calcext:value-type="float">
            <text:p>0.553</text:p>
          </table:table-cell>
          <table:table-cell/>
          <table:table-cell table:formula="of:=MIN([.B79:.F79])" office:value-type="float" office:value="0.55" calcext:value-type="float">
            <text:p/>
          </table:table-cell>
          <table:table-cell table:formula="of:=MAX([.B79:.F79])" office:value-type="float" office:value="0.562" calcext:value-type="float">
            <text:p/>
          </table:table-cell>
          <table:table-cell table:formula="of:=AVERAGE([.B79:.F79])" office:value-type="float" office:value="0.5552" calcext:value-type="float">
            <text:p/>
          </table:table-cell>
          <table:table-cell/>
          <table:table-cell table:formula="of:=[.H79]/[.A79]" office:value-type="float" office:value="0.00705128205128205" calcext:value-type="float">
            <text:p/>
          </table:table-cell>
          <table:table-cell table:formula="of:=[.I79]/[.A79]" office:value-type="float" office:value="0.00720512820512821" calcext:value-type="float">
            <text:p/>
          </table:table-cell>
          <table:table-cell table:formula="of:=[.H79]/[.A79]" office:value-type="float" office:value="0.00705128205128205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7" calcext:value-type="float">
            <text:p>0.57</text:p>
          </table:table-cell>
          <table:table-cell office:value-type="float" office:value="0.579" calcext:value-type="float">
            <text:p>0.579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4" calcext:value-type="float">
            <text:p>0.564</text:p>
          </table:table-cell>
          <table:table-cell/>
          <table:table-cell table:formula="of:=MIN([.B80:.F80])" office:value-type="float" office:value="0.564" calcext:value-type="float">
            <text:p/>
          </table:table-cell>
          <table:table-cell table:formula="of:=MAX([.B80:.F80])" office:value-type="float" office:value="0.614" calcext:value-type="float">
            <text:p/>
          </table:table-cell>
          <table:table-cell table:formula="of:=AVERAGE([.B80:.F80])" office:value-type="float" office:value="0.584" calcext:value-type="float">
            <text:p/>
          </table:table-cell>
          <table:table-cell/>
          <table:table-cell table:formula="of:=[.H80]/[.A80]" office:value-type="float" office:value="0.00713924050632911" calcext:value-type="float">
            <text:p/>
          </table:table-cell>
          <table:table-cell table:formula="of:=[.I80]/[.A80]" office:value-type="float" office:value="0.00777215189873418" calcext:value-type="float">
            <text:p/>
          </table:table-cell>
          <table:table-cell table:formula="of:=[.H80]/[.A80]" office:value-type="float" office:value="0.00713924050632911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95" calcext:value-type="float">
            <text:p>0.59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MIN([.B81:.F81])" office:value-type="float" office:value="0.578" calcext:value-type="float">
            <text:p/>
          </table:table-cell>
          <table:table-cell table:formula="of:=MAX([.B81:.F81])" office:value-type="float" office:value="0.595" calcext:value-type="float">
            <text:p/>
          </table:table-cell>
          <table:table-cell table:formula="of:=AVERAGE([.B81:.F81])" office:value-type="float" office:value="0.5856" calcext:value-type="float">
            <text:p/>
          </table:table-cell>
          <table:table-cell/>
          <table:table-cell table:formula="of:=[.H81]/[.A81]" office:value-type="float" office:value="0.007225" calcext:value-type="float">
            <text:p/>
          </table:table-cell>
          <table:table-cell table:formula="of:=[.I81]/[.A81]" office:value-type="float" office:value="0.0074375" calcext:value-type="float">
            <text:p/>
          </table:table-cell>
          <table:table-cell table:formula="of:=[.H81]/[.A81]" office:value-type="float" office:value="0.007225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3" calcext:value-type="float">
            <text:p>0.613</text:p>
          </table:table-cell>
          <table:table-cell/>
          <table:table-cell table:formula="of:=MIN([.B82:.F82])" office:value-type="float" office:value="0.611" calcext:value-type="float">
            <text:p/>
          </table:table-cell>
          <table:table-cell table:formula="of:=MAX([.B82:.F82])" office:value-type="float" office:value="0.622" calcext:value-type="float">
            <text:p/>
          </table:table-cell>
          <table:table-cell table:formula="of:=AVERAGE([.B82:.F82])" office:value-type="float" office:value="0.615" calcext:value-type="float">
            <text:p/>
          </table:table-cell>
          <table:table-cell/>
          <table:table-cell table:formula="of:=[.H82]/[.A82]" office:value-type="float" office:value="0.00754320987654321" calcext:value-type="float">
            <text:p/>
          </table:table-cell>
          <table:table-cell table:formula="of:=[.I82]/[.A82]" office:value-type="float" office:value="0.00767901234567901" calcext:value-type="float">
            <text:p/>
          </table:table-cell>
          <table:table-cell table:formula="of:=[.H82]/[.A82]" office:value-type="float" office:value="0.00754320987654321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1" calcext:value-type="float">
            <text:p>0.61</text:p>
          </table:table-cell>
          <table:table-cell office:value-type="float" office:value="0.608" calcext:value-type="float">
            <text:p>0.608</text:p>
          </table:table-cell>
          <table:table-cell/>
          <table:table-cell table:formula="of:=MIN([.B83:.F83])" office:value-type="float" office:value="0.608" calcext:value-type="float">
            <text:p/>
          </table:table-cell>
          <table:table-cell table:formula="of:=MAX([.B83:.F83])" office:value-type="float" office:value="0.667" calcext:value-type="float">
            <text:p/>
          </table:table-cell>
          <table:table-cell table:formula="of:=AVERAGE([.B83:.F83])" office:value-type="float" office:value="0.6268" calcext:value-type="float">
            <text:p/>
          </table:table-cell>
          <table:table-cell/>
          <table:table-cell table:formula="of:=[.H83]/[.A83]" office:value-type="float" office:value="0.00741463414634146" calcext:value-type="float">
            <text:p/>
          </table:table-cell>
          <table:table-cell table:formula="of:=[.I83]/[.A83]" office:value-type="float" office:value="0.00813414634146342" calcext:value-type="float">
            <text:p/>
          </table:table-cell>
          <table:table-cell table:formula="of:=[.H83]/[.A83]" office:value-type="float" office:value="0.00741463414634146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4" calcext:value-type="float">
            <text:p>0.6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716" calcext:value-type="float">
            <text:p>0.716</text:p>
          </table:table-cell>
          <table:table-cell/>
          <table:table-cell table:formula="of:=MIN([.B84:.F84])" office:value-type="float" office:value="0.637" calcext:value-type="float">
            <text:p/>
          </table:table-cell>
          <table:table-cell table:formula="of:=MAX([.B84:.F84])" office:value-type="float" office:value="0.716" calcext:value-type="float">
            <text:p/>
          </table:table-cell>
          <table:table-cell table:formula="of:=AVERAGE([.B84:.F84])" office:value-type="float" office:value="0.6548" calcext:value-type="float">
            <text:p/>
          </table:table-cell>
          <table:table-cell/>
          <table:table-cell table:formula="of:=[.H84]/[.A84]" office:value-type="float" office:value="0.00767469879518072" calcext:value-type="float">
            <text:p/>
          </table:table-cell>
          <table:table-cell table:formula="of:=[.I84]/[.A84]" office:value-type="float" office:value="0.00862650602409638" calcext:value-type="float">
            <text:p/>
          </table:table-cell>
          <table:table-cell table:formula="of:=[.H84]/[.A84]" office:value-type="float" office:value="0.00767469879518072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6" calcext:value-type="float">
            <text:p>0.6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MIN([.B85:.F85])" office:value-type="float" office:value="0.641" calcext:value-type="float">
            <text:p/>
          </table:table-cell>
          <table:table-cell table:formula="of:=MAX([.B85:.F85])" office:value-type="float" office:value="0.66" calcext:value-type="float">
            <text:p/>
          </table:table-cell>
          <table:table-cell table:formula="of:=AVERAGE([.B85:.F85])" office:value-type="float" office:value="0.6478" calcext:value-type="float">
            <text:p/>
          </table:table-cell>
          <table:table-cell/>
          <table:table-cell table:formula="of:=[.H85]/[.A85]" office:value-type="float" office:value="0.00763095238095238" calcext:value-type="float">
            <text:p/>
          </table:table-cell>
          <table:table-cell table:formula="of:=[.I85]/[.A85]" office:value-type="float" office:value="0.00785714285714286" calcext:value-type="float">
            <text:p/>
          </table:table-cell>
          <table:table-cell table:formula="of:=[.H85]/[.A85]" office:value-type="float" office:value="0.00763095238095238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4" calcext:value-type="float">
            <text:p>0.70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5" calcext:value-type="float">
            <text:p>0.685</text:p>
          </table:table-cell>
          <table:table-cell/>
          <table:table-cell table:formula="of:=MIN([.B86:.F86])" office:value-type="float" office:value="0.666" calcext:value-type="float">
            <text:p/>
          </table:table-cell>
          <table:table-cell table:formula="of:=MAX([.B86:.F86])" office:value-type="float" office:value="0.704" calcext:value-type="float">
            <text:p/>
          </table:table-cell>
          <table:table-cell table:formula="of:=AVERAGE([.B86:.F86])" office:value-type="float" office:value="0.6802" calcext:value-type="float">
            <text:p/>
          </table:table-cell>
          <table:table-cell/>
          <table:table-cell table:formula="of:=[.H86]/[.A86]" office:value-type="float" office:value="0.00783529411764706" calcext:value-type="float">
            <text:p/>
          </table:table-cell>
          <table:table-cell table:formula="of:=[.I86]/[.A86]" office:value-type="float" office:value="0.00828235294117647" calcext:value-type="float">
            <text:p/>
          </table:table-cell>
          <table:table-cell table:formula="of:=[.H86]/[.A86]" office:value-type="float" office:value="0.00783529411764706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5" calcext:value-type="float">
            <text:p>0.685</text:p>
          </table:table-cell>
          <table:table-cell/>
          <table:table-cell table:formula="of:=MIN([.B87:.F87])" office:value-type="float" office:value="0.672" calcext:value-type="float">
            <text:p/>
          </table:table-cell>
          <table:table-cell table:formula="of:=MAX([.B87:.F87])" office:value-type="float" office:value="0.685" calcext:value-type="float">
            <text:p/>
          </table:table-cell>
          <table:table-cell table:formula="of:=AVERAGE([.B87:.F87])" office:value-type="float" office:value="0.681" calcext:value-type="float">
            <text:p/>
          </table:table-cell>
          <table:table-cell/>
          <table:table-cell table:formula="of:=[.H87]/[.A87]" office:value-type="float" office:value="0.00781395348837209" calcext:value-type="float">
            <text:p/>
          </table:table-cell>
          <table:table-cell table:formula="of:=[.I87]/[.A87]" office:value-type="float" office:value="0.00796511627906977" calcext:value-type="float">
            <text:p/>
          </table:table-cell>
          <table:table-cell table:formula="of:=[.H87]/[.A87]" office:value-type="float" office:value="0.00781395348837209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7" calcext:value-type="float">
            <text:p>0.657</text:p>
          </table:table-cell>
          <table:table-cell/>
          <table:table-cell table:formula="of:=MIN([.B88:.F88])" office:value-type="float" office:value="0.657" calcext:value-type="float">
            <text:p/>
          </table:table-cell>
          <table:table-cell table:formula="of:=MAX([.B88:.F88])" office:value-type="float" office:value="0.666" calcext:value-type="float">
            <text:p/>
          </table:table-cell>
          <table:table-cell table:formula="of:=AVERAGE([.B88:.F88])" office:value-type="float" office:value="0.6612" calcext:value-type="float">
            <text:p/>
          </table:table-cell>
          <table:table-cell/>
          <table:table-cell table:formula="of:=[.H88]/[.A88]" office:value-type="float" office:value="0.00755172413793104" calcext:value-type="float">
            <text:p/>
          </table:table-cell>
          <table:table-cell table:formula="of:=[.I88]/[.A88]" office:value-type="float" office:value="0.0076551724137931" calcext:value-type="float">
            <text:p/>
          </table:table-cell>
          <table:table-cell table:formula="of:=[.H88]/[.A88]" office:value-type="float" office:value="0.00755172413793104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" calcext:value-type="float">
            <text:p>0.69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" calcext:value-type="float">
            <text:p>0.69</text:p>
          </table:table-cell>
          <table:table-cell/>
          <table:table-cell table:formula="of:=MIN([.B89:.F89])" office:value-type="float" office:value="0.69" calcext:value-type="float">
            <text:p/>
          </table:table-cell>
          <table:table-cell table:formula="of:=MAX([.B89:.F89])" office:value-type="float" office:value="0.699" calcext:value-type="float">
            <text:p/>
          </table:table-cell>
          <table:table-cell table:formula="of:=AVERAGE([.B89:.F89])" office:value-type="float" office:value="0.693" calcext:value-type="float">
            <text:p/>
          </table:table-cell>
          <table:table-cell/>
          <table:table-cell table:formula="of:=[.H89]/[.A89]" office:value-type="float" office:value="0.00784090909090909" calcext:value-type="float">
            <text:p/>
          </table:table-cell>
          <table:table-cell table:formula="of:=[.I89]/[.A89]" office:value-type="float" office:value="0.00794318181818182" calcext:value-type="float">
            <text:p/>
          </table:table-cell>
          <table:table-cell table:formula="of:=[.H89]/[.A89]" office:value-type="float" office:value="0.00784090909090909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31" calcext:value-type="float">
            <text:p>0.731</text:p>
          </table:table-cell>
          <table:table-cell/>
          <table:table-cell table:formula="of:=MIN([.B90:.F90])" office:value-type="float" office:value="0.713" calcext:value-type="float">
            <text:p/>
          </table:table-cell>
          <table:table-cell table:formula="of:=MAX([.B90:.F90])" office:value-type="float" office:value="0.731" calcext:value-type="float">
            <text:p/>
          </table:table-cell>
          <table:table-cell table:formula="of:=AVERAGE([.B90:.F90])" office:value-type="float" office:value="0.723" calcext:value-type="float">
            <text:p/>
          </table:table-cell>
          <table:table-cell/>
          <table:table-cell table:formula="of:=[.H90]/[.A90]" office:value-type="float" office:value="0.00801123595505618" calcext:value-type="float">
            <text:p/>
          </table:table-cell>
          <table:table-cell table:formula="of:=[.I90]/[.A90]" office:value-type="float" office:value="0.00821348314606742" calcext:value-type="float">
            <text:p/>
          </table:table-cell>
          <table:table-cell table:formula="of:=[.H90]/[.A90]" office:value-type="float" office:value="0.00801123595505618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47" calcext:value-type="float">
            <text:p>0.74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[.B91:.F91])" office:value-type="float" office:value="0.721" calcext:value-type="float">
            <text:p/>
          </table:table-cell>
          <table:table-cell table:formula="of:=MAX([.B91:.F91])" office:value-type="float" office:value="0.747" calcext:value-type="float">
            <text:p/>
          </table:table-cell>
          <table:table-cell table:formula="of:=AVERAGE([.B91:.F91])" office:value-type="float" office:value="0.7342" calcext:value-type="float">
            <text:p/>
          </table:table-cell>
          <table:table-cell/>
          <table:table-cell table:formula="of:=[.H91]/[.A91]" office:value-type="float" office:value="0.00801111111111111" calcext:value-type="float">
            <text:p/>
          </table:table-cell>
          <table:table-cell table:formula="of:=[.I91]/[.A91]" office:value-type="float" office:value="0.0083" calcext:value-type="float">
            <text:p/>
          </table:table-cell>
          <table:table-cell table:formula="of:=[.H91]/[.A91]" office:value-type="float" office:value="0.00801111111111111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" calcext:value-type="float">
            <text:p>0.7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[.B92:.F92])" office:value-type="float" office:value="0.74" calcext:value-type="float">
            <text:p/>
          </table:table-cell>
          <table:table-cell table:formula="of:=MAX([.B92:.F92])" office:value-type="float" office:value="0.76" calcext:value-type="float">
            <text:p/>
          </table:table-cell>
          <table:table-cell table:formula="of:=AVERAGE([.B92:.F92])" office:value-type="float" office:value="0.751" calcext:value-type="float">
            <text:p/>
          </table:table-cell>
          <table:table-cell/>
          <table:table-cell table:formula="of:=[.H92]/[.A92]" office:value-type="float" office:value="0.00813186813186813" calcext:value-type="float">
            <text:p/>
          </table:table-cell>
          <table:table-cell table:formula="of:=[.I92]/[.A92]" office:value-type="float" office:value="0.00835164835164835" calcext:value-type="float">
            <text:p/>
          </table:table-cell>
          <table:table-cell table:formula="of:=[.H92]/[.A92]" office:value-type="float" office:value="0.00813186813186813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5" calcext:value-type="float">
            <text:p>0.85</text:p>
          </table:table-cell>
          <table:table-cell office:value-type="float" office:value="0.812" calcext:value-type="float">
            <text:p>0.81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3" calcext:value-type="float">
            <text:p>0.763</text:p>
          </table:table-cell>
          <table:table-cell/>
          <table:table-cell table:formula="of:=MIN([.B93:.F93])" office:value-type="float" office:value="0.763" calcext:value-type="float">
            <text:p/>
          </table:table-cell>
          <table:table-cell table:formula="of:=MAX([.B93:.F93])" office:value-type="float" office:value="0.85" calcext:value-type="float">
            <text:p/>
          </table:table-cell>
          <table:table-cell table:formula="of:=AVERAGE([.B93:.F93])" office:value-type="float" office:value="0.7938" calcext:value-type="float">
            <text:p/>
          </table:table-cell>
          <table:table-cell/>
          <table:table-cell table:formula="of:=[.H93]/[.A93]" office:value-type="float" office:value="0.00829347826086956" calcext:value-type="float">
            <text:p/>
          </table:table-cell>
          <table:table-cell table:formula="of:=[.I93]/[.A93]" office:value-type="float" office:value="0.00923913043478261" calcext:value-type="float">
            <text:p/>
          </table:table-cell>
          <table:table-cell table:formula="of:=[.H93]/[.A93]" office:value-type="float" office:value="0.00829347826086956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MIN([.B94:.F94])" office:value-type="float" office:value="0.785" calcext:value-type="float">
            <text:p/>
          </table:table-cell>
          <table:table-cell table:formula="of:=MAX([.B94:.F94])" office:value-type="float" office:value="0.807" calcext:value-type="float">
            <text:p/>
          </table:table-cell>
          <table:table-cell table:formula="of:=AVERAGE([.B94:.F94])" office:value-type="float" office:value="0.7956" calcext:value-type="float">
            <text:p/>
          </table:table-cell>
          <table:table-cell/>
          <table:table-cell table:formula="of:=[.H94]/[.A94]" office:value-type="float" office:value="0.00844086021505376" calcext:value-type="float">
            <text:p/>
          </table:table-cell>
          <table:table-cell table:formula="of:=[.I94]/[.A94]" office:value-type="float" office:value="0.00867741935483871" calcext:value-type="float">
            <text:p/>
          </table:table-cell>
          <table:table-cell table:formula="of:=[.H94]/[.A94]" office:value-type="float" office:value="0.00844086021505376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6" calcext:value-type="float">
            <text:p>0.796</text:p>
          </table:table-cell>
          <table:table-cell/>
          <table:table-cell table:formula="of:=MIN([.B95:.F95])" office:value-type="float" office:value="0.777" calcext:value-type="float">
            <text:p/>
          </table:table-cell>
          <table:table-cell table:formula="of:=MAX([.B95:.F95])" office:value-type="float" office:value="0.799" calcext:value-type="float">
            <text:p/>
          </table:table-cell>
          <table:table-cell table:formula="of:=AVERAGE([.B95:.F95])" office:value-type="float" office:value="0.7918" calcext:value-type="float">
            <text:p/>
          </table:table-cell>
          <table:table-cell/>
          <table:table-cell table:formula="of:=[.H95]/[.A95]" office:value-type="float" office:value="0.00826595744680851" calcext:value-type="float">
            <text:p/>
          </table:table-cell>
          <table:table-cell table:formula="of:=[.I95]/[.A95]" office:value-type="float" office:value="0.0085" calcext:value-type="float">
            <text:p/>
          </table:table-cell>
          <table:table-cell table:formula="of:=[.H95]/[.A95]" office:value-type="float" office:value="0.00826595744680851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" calcext:value-type="float">
            <text:p>0.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6" calcext:value-type="float">
            <text:p>0.826</text:p>
          </table:table-cell>
          <table:table-cell/>
          <table:table-cell table:formula="of:=MIN([.B96:.F96])" office:value-type="float" office:value="0.805" calcext:value-type="float">
            <text:p/>
          </table:table-cell>
          <table:table-cell table:formula="of:=MAX([.B96:.F96])" office:value-type="float" office:value="0.826" calcext:value-type="float">
            <text:p/>
          </table:table-cell>
          <table:table-cell table:formula="of:=AVERAGE([.B96:.F96])" office:value-type="float" office:value="0.8134" calcext:value-type="float">
            <text:p/>
          </table:table-cell>
          <table:table-cell/>
          <table:table-cell table:formula="of:=[.H96]/[.A96]" office:value-type="float" office:value="0.00847368421052632" calcext:value-type="float">
            <text:p/>
          </table:table-cell>
          <table:table-cell table:formula="of:=[.I96]/[.A96]" office:value-type="float" office:value="0.00869473684210526" calcext:value-type="float">
            <text:p/>
          </table:table-cell>
          <table:table-cell table:formula="of:=[.H96]/[.A96]" office:value-type="float" office:value="0.00847368421052632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/>
          <table:table-cell table:formula="of:=MIN([.B97:.F97])" office:value-type="float" office:value="0.812" calcext:value-type="float">
            <text:p/>
          </table:table-cell>
          <table:table-cell table:formula="of:=MAX([.B97:.F97])" office:value-type="float" office:value="0.906" calcext:value-type="float">
            <text:p/>
          </table:table-cell>
          <table:table-cell table:formula="of:=AVERAGE([.B97:.F97])" office:value-type="float" office:value="0.843" calcext:value-type="float">
            <text:p/>
          </table:table-cell>
          <table:table-cell/>
          <table:table-cell table:formula="of:=[.H97]/[.A97]" office:value-type="float" office:value="0.00845833333333333" calcext:value-type="float">
            <text:p/>
          </table:table-cell>
          <table:table-cell table:formula="of:=[.I97]/[.A97]" office:value-type="float" office:value="0.0094375" calcext:value-type="float">
            <text:p/>
          </table:table-cell>
          <table:table-cell table:formula="of:=[.H97]/[.A97]" office:value-type="float" office:value="0.00845833333333333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52" calcext:value-type="float">
            <text:p>0.852</text:p>
          </table:table-cell>
          <table:table-cell office:value-type="float" office:value="0.87" calcext:value-type="float">
            <text:p>0.87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59" calcext:value-type="float">
            <text:p>0.859</text:p>
          </table:table-cell>
          <table:table-cell/>
          <table:table-cell table:formula="of:=MIN([.B98:.F98])" office:value-type="float" office:value="0.852" calcext:value-type="float">
            <text:p/>
          </table:table-cell>
          <table:table-cell table:formula="of:=MAX([.B98:.F98])" office:value-type="float" office:value="0.888" calcext:value-type="float">
            <text:p/>
          </table:table-cell>
          <table:table-cell table:formula="of:=AVERAGE([.B98:.F98])" office:value-type="float" office:value="0.8702" calcext:value-type="float">
            <text:p/>
          </table:table-cell>
          <table:table-cell/>
          <table:table-cell table:formula="of:=[.H98]/[.A98]" office:value-type="float" office:value="0.00878350515463917" calcext:value-type="float">
            <text:p/>
          </table:table-cell>
          <table:table-cell table:formula="of:=[.I98]/[.A98]" office:value-type="float" office:value="0.00915463917525773" calcext:value-type="float">
            <text:p/>
          </table:table-cell>
          <table:table-cell table:formula="of:=[.H98]/[.A98]" office:value-type="float" office:value="0.00878350515463917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49" calcext:value-type="float">
            <text:p>0.84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" calcext:value-type="float">
            <text:p>0.86</text:p>
          </table:table-cell>
          <table:table-cell/>
          <table:table-cell table:formula="of:=MIN([.B99:.F99])" office:value-type="float" office:value="0.849" calcext:value-type="float">
            <text:p/>
          </table:table-cell>
          <table:table-cell table:formula="of:=MAX([.B99:.F99])" office:value-type="float" office:value="0.932" calcext:value-type="float">
            <text:p/>
          </table:table-cell>
          <table:table-cell table:formula="of:=AVERAGE([.B99:.F99])" office:value-type="float" office:value="0.8758" calcext:value-type="float">
            <text:p/>
          </table:table-cell>
          <table:table-cell/>
          <table:table-cell table:formula="of:=[.H99]/[.A99]" office:value-type="float" office:value="0.00866326530612245" calcext:value-type="float">
            <text:p/>
          </table:table-cell>
          <table:table-cell table:formula="of:=[.I99]/[.A99]" office:value-type="float" office:value="0.00951020408163265" calcext:value-type="float">
            <text:p/>
          </table:table-cell>
          <table:table-cell table:formula="of:=[.H99]/[.A99]" office:value-type="float" office:value="0.00866326530612245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" calcext:value-type="float">
            <text:p>0.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/>
          <table:table-cell table:formula="of:=MIN([.B100:.F100])" office:value-type="float" office:value="0.89" calcext:value-type="float">
            <text:p/>
          </table:table-cell>
          <table:table-cell table:formula="of:=MAX([.B100:.F100])" office:value-type="float" office:value="0.912" calcext:value-type="float">
            <text:p/>
          </table:table-cell>
          <table:table-cell table:formula="of:=AVERAGE([.B100:.F100])" office:value-type="float" office:value="0.9018" calcext:value-type="float">
            <text:p/>
          </table:table-cell>
          <table:table-cell/>
          <table:table-cell table:formula="of:=[.H100]/[.A100]" office:value-type="float" office:value="0.00898989898989899" calcext:value-type="float">
            <text:p/>
          </table:table-cell>
          <table:table-cell table:formula="of:=[.I100]/[.A100]" office:value-type="float" office:value="0.00921212121212121" calcext:value-type="float">
            <text:p/>
          </table:table-cell>
          <table:table-cell table:formula="of:=[.H100]/[.A100]" office:value-type="float" office:value="0.00898989898989899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9" calcext:value-type="float">
            <text:p>0.8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" calcext:value-type="float">
            <text:p>0.9</text:p>
          </table:table-cell>
          <table:table-cell office:value-type="float" office:value="0.908" calcext:value-type="float">
            <text:p>0.908</text:p>
          </table:table-cell>
          <table:table-cell office:value-type="float" office:value="0.878" calcext:value-type="float">
            <text:p>0.878</text:p>
          </table:table-cell>
          <table:table-cell/>
          <table:table-cell table:formula="of:=MIN([.B101:.F101])" office:value-type="float" office:value="0.878" calcext:value-type="float">
            <text:p/>
          </table:table-cell>
          <table:table-cell table:formula="of:=MAX([.B101:.F101])" office:value-type="float" office:value="0.908" calcext:value-type="float">
            <text:p/>
          </table:table-cell>
          <table:table-cell table:formula="of:=AVERAGE([.B101:.F101])" office:value-type="float" office:value="0.8954" calcext:value-type="float">
            <text:p/>
          </table:table-cell>
          <table:table-cell/>
          <table:table-cell table:formula="of:=[.H101]/[.A101]" office:value-type="float" office:value="0.00878" calcext:value-type="float">
            <text:p/>
          </table:table-cell>
          <table:table-cell table:formula="of:=[.I101]/[.A101]" office:value-type="float" office:value="0.00908" calcext:value-type="float">
            <text:p/>
          </table:table-cell>
          <table:table-cell table:formula="of:=[.H101]/[.A101]" office:value-type="float" office:value="0.00878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9" calcext:value-type="float">
            <text:p>0.909</text:p>
          </table:table-cell>
          <table:table-cell/>
          <table:table-cell table:formula="of:=MIN([.B102:.F102])" office:value-type="float" office:value="0.904" calcext:value-type="float">
            <text:p/>
          </table:table-cell>
          <table:table-cell table:formula="of:=MAX([.B102:.F102])" office:value-type="float" office:value="0.993" calcext:value-type="float">
            <text:p/>
          </table:table-cell>
          <table:table-cell table:formula="of:=AVERAGE([.B102:.F102])" office:value-type="float" office:value="0.9236" calcext:value-type="float">
            <text:p/>
          </table:table-cell>
          <table:table-cell/>
          <table:table-cell table:formula="of:=[.H102]/[.A102]" office:value-type="float" office:value="0.00895049504950495" calcext:value-type="float">
            <text:p/>
          </table:table-cell>
          <table:table-cell table:formula="of:=[.I102]/[.A102]" office:value-type="float" office:value="0.00983168316831683" calcext:value-type="float">
            <text:p/>
          </table:table-cell>
          <table:table-cell table:formula="of:=[.H102]/[.A102]" office:value-type="float" office:value="0.00895049504950495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MIN([.B103:.F103])" office:value-type="float" office:value="0.917" calcext:value-type="float">
            <text:p/>
          </table:table-cell>
          <table:table-cell table:formula="of:=MAX([.B103:.F103])" office:value-type="float" office:value="0.935" calcext:value-type="float">
            <text:p/>
          </table:table-cell>
          <table:table-cell table:formula="of:=AVERAGE([.B103:.F103])" office:value-type="float" office:value="0.923" calcext:value-type="float">
            <text:p/>
          </table:table-cell>
          <table:table-cell/>
          <table:table-cell table:formula="of:=[.H103]/[.A103]" office:value-type="float" office:value="0.00899019607843137" calcext:value-type="float">
            <text:p/>
          </table:table-cell>
          <table:table-cell table:formula="of:=[.I103]/[.A103]" office:value-type="float" office:value="0.00916666666666667" calcext:value-type="float">
            <text:p/>
          </table:table-cell>
          <table:table-cell table:formula="of:=[.H103]/[.A103]" office:value-type="float" office:value="0.00899019607843137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1" calcext:value-type="float">
            <text:p>0.97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9" calcext:value-type="float">
            <text:p>0.949</text:p>
          </table:table-cell>
          <table:table-cell/>
          <table:table-cell table:formula="of:=MIN([.B104:.F104])" office:value-type="float" office:value="0.949" calcext:value-type="float">
            <text:p/>
          </table:table-cell>
          <table:table-cell table:formula="of:=MAX([.B104:.F104])" office:value-type="float" office:value="0.976" calcext:value-type="float">
            <text:p/>
          </table:table-cell>
          <table:table-cell table:formula="of:=AVERAGE([.B104:.F104])" office:value-type="float" office:value="0.9642" calcext:value-type="float">
            <text:p/>
          </table:table-cell>
          <table:table-cell/>
          <table:table-cell table:formula="of:=[.H104]/[.A104]" office:value-type="float" office:value="0.00921359223300971" calcext:value-type="float">
            <text:p/>
          </table:table-cell>
          <table:table-cell table:formula="of:=[.I104]/[.A104]" office:value-type="float" office:value="0.00947572815533981" calcext:value-type="float">
            <text:p/>
          </table:table-cell>
          <table:table-cell table:formula="of:=[.H104]/[.A104]" office:value-type="float" office:value="0.00921359223300971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75" calcext:value-type="float">
            <text:p>0.975</text:p>
          </table:table-cell>
          <table:table-cell office:value-type="float" office:value="1.06" calcext:value-type="float">
            <text:p>1.0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7" calcext:value-type="float">
            <text:p>0.977</text:p>
          </table:table-cell>
          <table:table-cell/>
          <table:table-cell table:formula="of:=MIN([.B105:.F105])" office:value-type="float" office:value="0.975" calcext:value-type="float">
            <text:p/>
          </table:table-cell>
          <table:table-cell table:formula="of:=MAX([.B105:.F105])" office:value-type="float" office:value="1.06" calcext:value-type="float">
            <text:p/>
          </table:table-cell>
          <table:table-cell table:formula="of:=AVERAGE([.B105:.F105])" office:value-type="float" office:value="0.9972" calcext:value-type="float">
            <text:p/>
          </table:table-cell>
          <table:table-cell/>
          <table:table-cell table:formula="of:=[.H105]/[.A105]" office:value-type="float" office:value="0.009375" calcext:value-type="float">
            <text:p/>
          </table:table-cell>
          <table:table-cell table:formula="of:=[.I105]/[.A105]" office:value-type="float" office:value="0.0101923076923077" calcext:value-type="float">
            <text:p/>
          </table:table-cell>
          <table:table-cell table:formula="of:=[.H105]/[.A105]" office:value-type="float" office:value="0.009375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9" calcext:value-type="float">
            <text:p>0.999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MIN([.B106:.F106])" office:value-type="float" office:value="0.99" calcext:value-type="float">
            <text:p/>
          </table:table-cell>
          <table:table-cell table:formula="of:=MAX([.B106:.F106])" office:value-type="float" office:value="1.002" calcext:value-type="float">
            <text:p/>
          </table:table-cell>
          <table:table-cell table:formula="of:=AVERAGE([.B106:.F106])" office:value-type="float" office:value="0.9962" calcext:value-type="float">
            <text:p/>
          </table:table-cell>
          <table:table-cell/>
          <table:table-cell table:formula="of:=[.H106]/[.A106]" office:value-type="float" office:value="0.00942857142857143" calcext:value-type="float">
            <text:p/>
          </table:table-cell>
          <table:table-cell table:formula="of:=[.I106]/[.A106]" office:value-type="float" office:value="0.00954285714285714" calcext:value-type="float">
            <text:p/>
          </table:table-cell>
          <table:table-cell table:formula="of:=[.H106]/[.A106]" office:value-type="float" office:value="0.00942857142857143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1" calcext:value-type="float">
            <text:p>1.01</text:p>
          </table:table-cell>
          <table:table-cell office:value-type="float" office:value="1.013" calcext:value-type="float">
            <text:p>1.013</text:p>
          </table:table-cell>
          <table:table-cell office:value-type="float" office:value="1.026" calcext:value-type="float">
            <text:p>1.026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7" calcext:value-type="float">
            <text:p>1.007</text:p>
          </table:table-cell>
          <table:table-cell/>
          <table:table-cell table:formula="of:=MIN([.B107:.F107])" office:value-type="float" office:value="1.002" calcext:value-type="float">
            <text:p/>
          </table:table-cell>
          <table:table-cell table:formula="of:=MAX([.B107:.F107])" office:value-type="float" office:value="1.026" calcext:value-type="float">
            <text:p/>
          </table:table-cell>
          <table:table-cell table:formula="of:=AVERAGE([.B107:.F107])" office:value-type="float" office:value="1.0116" calcext:value-type="float">
            <text:p/>
          </table:table-cell>
          <table:table-cell/>
          <table:table-cell table:formula="of:=[.H107]/[.A107]" office:value-type="float" office:value="0.00945283018867925" calcext:value-type="float">
            <text:p/>
          </table:table-cell>
          <table:table-cell table:formula="of:=[.I107]/[.A107]" office:value-type="float" office:value="0.00967924528301887" calcext:value-type="float">
            <text:p/>
          </table:table-cell>
          <table:table-cell table:formula="of:=[.H107]/[.A107]" office:value-type="float" office:value="0.00945283018867925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16" calcext:value-type="float">
            <text:p>1.016</text:p>
          </table:table-cell>
          <table:table-cell office:value-type="float" office:value="1.048" calcext:value-type="float">
            <text:p>1.048</text:p>
          </table:table-cell>
          <table:table-cell office:value-type="float" office:value="1.05" calcext:value-type="float">
            <text:p>1.05</text:p>
          </table:table-cell>
          <table:table-cell office:value-type="float" office:value="1.036" calcext:value-type="float">
            <text:p>1.036</text:p>
          </table:table-cell>
          <table:table-cell office:value-type="float" office:value="1.029" calcext:value-type="float">
            <text:p>1.029</text:p>
          </table:table-cell>
          <table:table-cell/>
          <table:table-cell table:formula="of:=MIN([.B108:.F108])" office:value-type="float" office:value="1.016" calcext:value-type="float">
            <text:p/>
          </table:table-cell>
          <table:table-cell table:formula="of:=MAX([.B108:.F108])" office:value-type="float" office:value="1.05" calcext:value-type="float">
            <text:p/>
          </table:table-cell>
          <table:table-cell table:formula="of:=AVERAGE([.B108:.F108])" office:value-type="float" office:value="1.0358" calcext:value-type="float">
            <text:p/>
          </table:table-cell>
          <table:table-cell/>
          <table:table-cell table:formula="of:=[.H108]/[.A108]" office:value-type="float" office:value="0.00949532710280374" calcext:value-type="float">
            <text:p/>
          </table:table-cell>
          <table:table-cell table:formula="of:=[.I108]/[.A108]" office:value-type="float" office:value="0.00981308411214953" calcext:value-type="float">
            <text:p/>
          </table:table-cell>
          <table:table-cell table:formula="of:=[.H108]/[.A108]" office:value-type="float" office:value="0.00949532710280374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25" calcext:value-type="float">
            <text:p>1.025</text:p>
          </table:table-cell>
          <table:table-cell office:value-type="float" office:value="1.045" calcext:value-type="float">
            <text:p>1.045</text:p>
          </table:table-cell>
          <table:table-cell office:value-type="float" office:value="1.037" calcext:value-type="float">
            <text:p>1.037</text:p>
          </table:table-cell>
          <table:table-cell office:value-type="float" office:value="1.052" calcext:value-type="float">
            <text:p>1.052</text:p>
          </table:table-cell>
          <table:table-cell office:value-type="float" office:value="1.044" calcext:value-type="float">
            <text:p>1.044</text:p>
          </table:table-cell>
          <table:table-cell/>
          <table:table-cell table:formula="of:=MIN([.B109:.F109])" office:value-type="float" office:value="1.025" calcext:value-type="float">
            <text:p/>
          </table:table-cell>
          <table:table-cell table:formula="of:=MAX([.B109:.F109])" office:value-type="float" office:value="1.052" calcext:value-type="float">
            <text:p/>
          </table:table-cell>
          <table:table-cell table:formula="of:=AVERAGE([.B109:.F109])" office:value-type="float" office:value="1.0406" calcext:value-type="float">
            <text:p/>
          </table:table-cell>
          <table:table-cell/>
          <table:table-cell table:formula="of:=[.H109]/[.A109]" office:value-type="float" office:value="0.00949074074074074" calcext:value-type="float">
            <text:p/>
          </table:table-cell>
          <table:table-cell table:formula="of:=[.I109]/[.A109]" office:value-type="float" office:value="0.00974074074074074" calcext:value-type="float">
            <text:p/>
          </table:table-cell>
          <table:table-cell table:formula="of:=[.H109]/[.A109]" office:value-type="float" office:value="0.00949074074074074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73" calcext:value-type="float">
            <text:p>1.073</text:p>
          </table:table-cell>
          <table:table-cell office:value-type="float" office:value="1.086" calcext:value-type="float">
            <text:p>1.086</text:p>
          </table:table-cell>
          <table:table-cell office:value-type="float" office:value="1.091" calcext:value-type="float">
            <text:p>1.091</text:p>
          </table:table-cell>
          <table:table-cell office:value-type="float" office:value="1.086" calcext:value-type="float">
            <text:p>1.086</text:p>
          </table:table-cell>
          <table:table-cell office:value-type="float" office:value="1.087" calcext:value-type="float">
            <text:p>1.087</text:p>
          </table:table-cell>
          <table:table-cell/>
          <table:table-cell table:formula="of:=MIN([.B110:.F110])" office:value-type="float" office:value="1.073" calcext:value-type="float">
            <text:p/>
          </table:table-cell>
          <table:table-cell table:formula="of:=MAX([.B110:.F110])" office:value-type="float" office:value="1.091" calcext:value-type="float">
            <text:p/>
          </table:table-cell>
          <table:table-cell table:formula="of:=AVERAGE([.B110:.F110])" office:value-type="float" office:value="1.0846" calcext:value-type="float">
            <text:p/>
          </table:table-cell>
          <table:table-cell/>
          <table:table-cell table:formula="of:=[.H110]/[.A110]" office:value-type="float" office:value="0.00984403669724771" calcext:value-type="float">
            <text:p/>
          </table:table-cell>
          <table:table-cell table:formula="of:=[.I110]/[.A110]" office:value-type="float" office:value="0.0100091743119266" calcext:value-type="float">
            <text:p/>
          </table:table-cell>
          <table:table-cell table:formula="of:=[.H110]/[.A110]" office:value-type="float" office:value="0.00984403669724771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79" calcext:value-type="float">
            <text:p>1.079</text:p>
          </table:table-cell>
          <table:table-cell office:value-type="float" office:value="1.076" calcext:value-type="float">
            <text:p>1.076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3" calcext:value-type="float">
            <text:p>1.093</text:p>
          </table:table-cell>
          <table:table-cell office:value-type="float" office:value="1.106" calcext:value-type="float">
            <text:p>1.106</text:p>
          </table:table-cell>
          <table:table-cell/>
          <table:table-cell table:formula="of:=MIN([.B111:.F111])" office:value-type="float" office:value="1.076" calcext:value-type="float">
            <text:p/>
          </table:table-cell>
          <table:table-cell table:formula="of:=MAX([.B111:.F111])" office:value-type="float" office:value="1.106" calcext:value-type="float">
            <text:p/>
          </table:table-cell>
          <table:table-cell table:formula="of:=AVERAGE([.B111:.F111])" office:value-type="float" office:value="1.0896" calcext:value-type="float">
            <text:p/>
          </table:table-cell>
          <table:table-cell/>
          <table:table-cell table:formula="of:=[.H111]/[.A111]" office:value-type="float" office:value="0.00978181818181818" calcext:value-type="float">
            <text:p/>
          </table:table-cell>
          <table:table-cell table:formula="of:=[.I111]/[.A111]" office:value-type="float" office:value="0.0100545454545455" calcext:value-type="float">
            <text:p/>
          </table:table-cell>
          <table:table-cell table:formula="of:=[.H111]/[.A111]" office:value-type="float" office:value="0.00978181818181818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65" calcext:value-type="float">
            <text:p>1.165</text:p>
          </table:table-cell>
          <table:table-cell office:value-type="float" office:value="1.113" calcext:value-type="float">
            <text:p>1.113</text:p>
          </table:table-cell>
          <table:table-cell office:value-type="float" office:value="1.097" calcext:value-type="float">
            <text:p>1.097</text:p>
          </table:table-cell>
          <table:table-cell office:value-type="float" office:value="1.119" calcext:value-type="float">
            <text:p>1.119</text:p>
          </table:table-cell>
          <table:table-cell office:value-type="float" office:value="1.124" calcext:value-type="float">
            <text:p>1.124</text:p>
          </table:table-cell>
          <table:table-cell/>
          <table:table-cell table:formula="of:=MIN([.B112:.F112])" office:value-type="float" office:value="1.097" calcext:value-type="float">
            <text:p/>
          </table:table-cell>
          <table:table-cell table:formula="of:=MAX([.B112:.F112])" office:value-type="float" office:value="1.165" calcext:value-type="float">
            <text:p/>
          </table:table-cell>
          <table:table-cell table:formula="of:=AVERAGE([.B112:.F112])" office:value-type="float" office:value="1.1236" calcext:value-type="float">
            <text:p/>
          </table:table-cell>
          <table:table-cell/>
          <table:table-cell table:formula="of:=[.H112]/[.A112]" office:value-type="float" office:value="0.00988288288288288" calcext:value-type="float">
            <text:p/>
          </table:table-cell>
          <table:table-cell table:formula="of:=[.I112]/[.A112]" office:value-type="float" office:value="0.0104954954954955" calcext:value-type="float">
            <text:p/>
          </table:table-cell>
          <table:table-cell table:formula="of:=[.H112]/[.A112]" office:value-type="float" office:value="0.00988288288288288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6" calcext:value-type="float">
            <text:p>1.136</text:p>
          </table:table-cell>
          <table:table-cell office:value-type="float" office:value="1.235" calcext:value-type="float">
            <text:p>1.235</text:p>
          </table:table-cell>
          <table:table-cell office:value-type="float" office:value="1.13" calcext:value-type="float">
            <text:p>1.13</text:p>
          </table:table-cell>
          <table:table-cell office:value-type="float" office:value="1.142" calcext:value-type="float">
            <text:p>1.142</text:p>
          </table:table-cell>
          <table:table-cell/>
          <table:table-cell table:formula="of:=MIN([.B113:.F113])" office:value-type="float" office:value="1.125" calcext:value-type="float">
            <text:p/>
          </table:table-cell>
          <table:table-cell table:formula="of:=MAX([.B113:.F113])" office:value-type="float" office:value="1.235" calcext:value-type="float">
            <text:p/>
          </table:table-cell>
          <table:table-cell table:formula="of:=AVERAGE([.B113:.F113])" office:value-type="float" office:value="1.1536" calcext:value-type="float">
            <text:p/>
          </table:table-cell>
          <table:table-cell/>
          <table:table-cell table:formula="of:=[.H113]/[.A113]" office:value-type="float" office:value="0.0100446428571429" calcext:value-type="float">
            <text:p/>
          </table:table-cell>
          <table:table-cell table:formula="of:=[.I113]/[.A113]" office:value-type="float" office:value="0.0110267857142857" calcext:value-type="float">
            <text:p/>
          </table:table-cell>
          <table:table-cell table:formula="of:=[.H113]/[.A113]" office:value-type="float" office:value="0.0100446428571429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58" calcext:value-type="float">
            <text:p>1.158</text:p>
          </table:table-cell>
          <table:table-cell office:value-type="float" office:value="1.164" calcext:value-type="float">
            <text:p>1.164</text:p>
          </table:table-cell>
          <table:table-cell office:value-type="float" office:value="1.149" calcext:value-type="float">
            <text:p>1.149</text:p>
          </table:table-cell>
          <table:table-cell office:value-type="float" office:value="1.154" calcext:value-type="float">
            <text:p>1.154</text:p>
          </table:table-cell>
          <table:table-cell office:value-type="float" office:value="1.148" calcext:value-type="float">
            <text:p>1.148</text:p>
          </table:table-cell>
          <table:table-cell/>
          <table:table-cell table:formula="of:=MIN([.B114:.F114])" office:value-type="float" office:value="1.148" calcext:value-type="float">
            <text:p/>
          </table:table-cell>
          <table:table-cell table:formula="of:=MAX([.B114:.F114])" office:value-type="float" office:value="1.164" calcext:value-type="float">
            <text:p/>
          </table:table-cell>
          <table:table-cell table:formula="of:=AVERAGE([.B114:.F114])" office:value-type="float" office:value="1.1546" calcext:value-type="float">
            <text:p/>
          </table:table-cell>
          <table:table-cell/>
          <table:table-cell table:formula="of:=[.H114]/[.A114]" office:value-type="float" office:value="0.0101592920353982" calcext:value-type="float">
            <text:p/>
          </table:table-cell>
          <table:table-cell table:formula="of:=[.I114]/[.A114]" office:value-type="float" office:value="0.0103008849557522" calcext:value-type="float">
            <text:p/>
          </table:table-cell>
          <table:table-cell table:formula="of:=[.H114]/[.A114]" office:value-type="float" office:value="0.0101592920353982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69" calcext:value-type="float">
            <text:p>1.169</text:p>
          </table:table-cell>
          <table:table-cell office:value-type="float" office:value="1.211" calcext:value-type="float">
            <text:p>1.211</text:p>
          </table:table-cell>
          <table:table-cell office:value-type="float" office:value="1.175" calcext:value-type="float">
            <text:p>1.175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1" calcext:value-type="float">
            <text:p>1.141</text:p>
          </table:table-cell>
          <table:table-cell/>
          <table:table-cell table:formula="of:=MIN([.B115:.F115])" office:value-type="float" office:value="1.141" calcext:value-type="float">
            <text:p/>
          </table:table-cell>
          <table:table-cell table:formula="of:=MAX([.B115:.F115])" office:value-type="float" office:value="1.211" calcext:value-type="float">
            <text:p/>
          </table:table-cell>
          <table:table-cell table:formula="of:=AVERAGE([.B115:.F115])" office:value-type="float" office:value="1.1722" calcext:value-type="float">
            <text:p/>
          </table:table-cell>
          <table:table-cell/>
          <table:table-cell table:formula="of:=[.H115]/[.A115]" office:value-type="float" office:value="0.0100087719298246" calcext:value-type="float">
            <text:p/>
          </table:table-cell>
          <table:table-cell table:formula="of:=[.I115]/[.A115]" office:value-type="float" office:value="0.0106228070175439" calcext:value-type="float">
            <text:p/>
          </table:table-cell>
          <table:table-cell table:formula="of:=[.H115]/[.A115]" office:value-type="float" office:value="0.0100087719298246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7" calcext:value-type="float">
            <text:p>1.17</text:p>
          </table:table-cell>
          <table:table-cell office:value-type="float" office:value="1.164" calcext:value-type="float">
            <text:p>1.164</text:p>
          </table:table-cell>
          <table:table-cell office:value-type="float" office:value="1.162" calcext:value-type="float">
            <text:p>1.162</text:p>
          </table:table-cell>
          <table:table-cell office:value-type="float" office:value="1.157" calcext:value-type="float">
            <text:p>1.157</text:p>
          </table:table-cell>
          <table:table-cell office:value-type="float" office:value="1.168" calcext:value-type="float">
            <text:p>1.168</text:p>
          </table:table-cell>
          <table:table-cell/>
          <table:table-cell table:formula="of:=MIN([.B116:.F116])" office:value-type="float" office:value="1.157" calcext:value-type="float">
            <text:p/>
          </table:table-cell>
          <table:table-cell table:formula="of:=MAX([.B116:.F116])" office:value-type="float" office:value="1.17" calcext:value-type="float">
            <text:p/>
          </table:table-cell>
          <table:table-cell table:formula="of:=AVERAGE([.B116:.F116])" office:value-type="float" office:value="1.1642" calcext:value-type="float">
            <text:p/>
          </table:table-cell>
          <table:table-cell/>
          <table:table-cell table:formula="of:=[.H116]/[.A116]" office:value-type="float" office:value="0.0100608695652174" calcext:value-type="float">
            <text:p/>
          </table:table-cell>
          <table:table-cell table:formula="of:=[.I116]/[.A116]" office:value-type="float" office:value="0.0101739130434783" calcext:value-type="float">
            <text:p/>
          </table:table-cell>
          <table:table-cell table:formula="of:=[.H116]/[.A116]" office:value-type="float" office:value="0.0100608695652174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231" calcext:value-type="float">
            <text:p>1.231</text:p>
          </table:table-cell>
          <table:table-cell office:value-type="float" office:value="1.329" calcext:value-type="float">
            <text:p>1.329</text:p>
          </table:table-cell>
          <table:table-cell office:value-type="float" office:value="1.22" calcext:value-type="float">
            <text:p>1.2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98" calcext:value-type="float">
            <text:p>1.198</text:p>
          </table:table-cell>
          <table:table-cell/>
          <table:table-cell table:formula="of:=MIN([.B117:.F117])" office:value-type="float" office:value="1.198" calcext:value-type="float">
            <text:p/>
          </table:table-cell>
          <table:table-cell table:formula="of:=MAX([.B117:.F117])" office:value-type="float" office:value="1.329" calcext:value-type="float">
            <text:p/>
          </table:table-cell>
          <table:table-cell table:formula="of:=AVERAGE([.B117:.F117])" office:value-type="float" office:value="1.2382" calcext:value-type="float">
            <text:p/>
          </table:table-cell>
          <table:table-cell/>
          <table:table-cell table:formula="of:=[.H117]/[.A117]" office:value-type="float" office:value="0.0103275862068966" calcext:value-type="float">
            <text:p/>
          </table:table-cell>
          <table:table-cell table:formula="of:=[.I117]/[.A117]" office:value-type="float" office:value="0.0114568965517241" calcext:value-type="float">
            <text:p/>
          </table:table-cell>
          <table:table-cell table:formula="of:=[.H117]/[.A117]" office:value-type="float" office:value="0.0103275862068966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" calcext:value-type="float">
            <text:p>1.26</text:p>
          </table:table-cell>
          <table:table-cell office:value-type="float" office:value="1.237" calcext:value-type="float">
            <text:p>1.237</text:p>
          </table:table-cell>
          <table:table-cell office:value-type="float" office:value="1.249" calcext:value-type="float">
            <text:p>1.249</text:p>
          </table:table-cell>
          <table:table-cell office:value-type="float" office:value="1.227" calcext:value-type="float">
            <text:p>1.227</text:p>
          </table:table-cell>
          <table:table-cell/>
          <table:table-cell table:formula="of:=MIN([.B118:.F118])" office:value-type="float" office:value="1.219" calcext:value-type="float">
            <text:p/>
          </table:table-cell>
          <table:table-cell table:formula="of:=MAX([.B118:.F118])" office:value-type="float" office:value="1.26" calcext:value-type="float">
            <text:p/>
          </table:table-cell>
          <table:table-cell table:formula="of:=AVERAGE([.B118:.F118])" office:value-type="float" office:value="1.2384" calcext:value-type="float">
            <text:p/>
          </table:table-cell>
          <table:table-cell/>
          <table:table-cell table:formula="of:=[.H118]/[.A118]" office:value-type="float" office:value="0.0104188034188034" calcext:value-type="float">
            <text:p/>
          </table:table-cell>
          <table:table-cell table:formula="of:=[.I118]/[.A118]" office:value-type="float" office:value="0.0107692307692308" calcext:value-type="float">
            <text:p/>
          </table:table-cell>
          <table:table-cell table:formula="of:=[.H118]/[.A118]" office:value-type="float" office:value="0.0104188034188034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227" calcext:value-type="float">
            <text:p>1.227</text:p>
          </table:table-cell>
          <table:table-cell table:number-columns-repeated="2" office:value-type="float" office:value="1.243" calcext:value-type="float">
            <text:p>1.243</text:p>
          </table:table-cell>
          <table:table-cell office:value-type="float" office:value="1.251" calcext:value-type="float">
            <text:p>1.251</text:p>
          </table:table-cell>
          <table:table-cell office:value-type="float" office:value="1.226" calcext:value-type="float">
            <text:p>1.226</text:p>
          </table:table-cell>
          <table:table-cell/>
          <table:table-cell table:formula="of:=MIN([.B119:.F119])" office:value-type="float" office:value="1.226" calcext:value-type="float">
            <text:p/>
          </table:table-cell>
          <table:table-cell table:formula="of:=MAX([.B119:.F119])" office:value-type="float" office:value="1.251" calcext:value-type="float">
            <text:p/>
          </table:table-cell>
          <table:table-cell table:formula="of:=AVERAGE([.B119:.F119])" office:value-type="float" office:value="1.238" calcext:value-type="float">
            <text:p/>
          </table:table-cell>
          <table:table-cell/>
          <table:table-cell table:formula="of:=[.H119]/[.A119]" office:value-type="float" office:value="0.0103898305084746" calcext:value-type="float">
            <text:p/>
          </table:table-cell>
          <table:table-cell table:formula="of:=[.I119]/[.A119]" office:value-type="float" office:value="0.0106016949152542" calcext:value-type="float">
            <text:p/>
          </table:table-cell>
          <table:table-cell table:formula="of:=[.H119]/[.A119]" office:value-type="float" office:value="0.0103898305084746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245" calcext:value-type="float">
            <text:p>1.245</text:p>
          </table:table-cell>
          <table:table-cell office:value-type="float" office:value="1.255" calcext:value-type="float">
            <text:p>1.255</text:p>
          </table:table-cell>
          <table:table-cell office:value-type="float" office:value="1.346" calcext:value-type="float">
            <text:p>1.346</text:p>
          </table:table-cell>
          <table:table-cell office:value-type="float" office:value="1.269" calcext:value-type="float">
            <text:p>1.269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MIN([.B120:.F120])" office:value-type="float" office:value="1.245" calcext:value-type="float">
            <text:p/>
          </table:table-cell>
          <table:table-cell table:formula="of:=MAX([.B120:.F120])" office:value-type="float" office:value="1.346" calcext:value-type="float">
            <text:p/>
          </table:table-cell>
          <table:table-cell table:formula="of:=AVERAGE([.B120:.F120])" office:value-type="float" office:value="1.273" calcext:value-type="float">
            <text:p/>
          </table:table-cell>
          <table:table-cell/>
          <table:table-cell table:formula="of:=[.H120]/[.A120]" office:value-type="float" office:value="0.0104621848739496" calcext:value-type="float">
            <text:p/>
          </table:table-cell>
          <table:table-cell table:formula="of:=[.I120]/[.A120]" office:value-type="float" office:value="0.0113109243697479" calcext:value-type="float">
            <text:p/>
          </table:table-cell>
          <table:table-cell table:formula="of:=[.H120]/[.A120]" office:value-type="float" office:value="0.0104621848739496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95" calcext:value-type="float">
            <text:p>1.295</text:p>
          </table:table-cell>
          <table:table-cell office:value-type="float" office:value="1.277" calcext:value-type="float">
            <text:p>1.277</text:p>
          </table:table-cell>
          <table:table-cell office:value-type="float" office:value="1.271" calcext:value-type="float">
            <text:p>1.271</text:p>
          </table:table-cell>
          <table:table-cell office:value-type="float" office:value="1.306" calcext:value-type="float">
            <text:p>1.306</text:p>
          </table:table-cell>
          <table:table-cell office:value-type="float" office:value="1.285" calcext:value-type="float">
            <text:p>1.285</text:p>
          </table:table-cell>
          <table:table-cell/>
          <table:table-cell table:formula="of:=MIN([.B121:.F121])" office:value-type="float" office:value="1.271" calcext:value-type="float">
            <text:p/>
          </table:table-cell>
          <table:table-cell table:formula="of:=MAX([.B121:.F121])" office:value-type="float" office:value="1.306" calcext:value-type="float">
            <text:p/>
          </table:table-cell>
          <table:table-cell table:formula="of:=AVERAGE([.B121:.F121])" office:value-type="float" office:value="1.2868" calcext:value-type="float">
            <text:p/>
          </table:table-cell>
          <table:table-cell/>
          <table:table-cell table:formula="of:=[.H121]/[.A121]" office:value-type="float" office:value="0.0105916666666667" calcext:value-type="float">
            <text:p/>
          </table:table-cell>
          <table:table-cell table:formula="of:=[.I121]/[.A121]" office:value-type="float" office:value="0.0108833333333333" calcext:value-type="float">
            <text:p/>
          </table:table-cell>
          <table:table-cell table:formula="of:=[.H121]/[.A121]" office:value-type="float" office:value="0.0105916666666667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92" calcext:value-type="float">
            <text:p>1.29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6" calcext:value-type="float">
            <text:p>1.286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6" calcext:value-type="float">
            <text:p>1.296</text:p>
          </table:table-cell>
          <table:table-cell/>
          <table:table-cell table:formula="of:=MIN([.B122:.F122])" office:value-type="float" office:value="1.286" calcext:value-type="float">
            <text:p/>
          </table:table-cell>
          <table:table-cell table:formula="of:=MAX([.B122:.F122])" office:value-type="float" office:value="1.343" calcext:value-type="float">
            <text:p/>
          </table:table-cell>
          <table:table-cell table:formula="of:=AVERAGE([.B122:.F122])" office:value-type="float" office:value="1.3036" calcext:value-type="float">
            <text:p/>
          </table:table-cell>
          <table:table-cell/>
          <table:table-cell table:formula="of:=[.H122]/[.A122]" office:value-type="float" office:value="0.0106280991735537" calcext:value-type="float">
            <text:p/>
          </table:table-cell>
          <table:table-cell table:formula="of:=[.I122]/[.A122]" office:value-type="float" office:value="0.011099173553719" calcext:value-type="float">
            <text:p/>
          </table:table-cell>
          <table:table-cell table:formula="of:=[.H122]/[.A122]" office:value-type="float" office:value="0.0106280991735537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319" calcext:value-type="float">
            <text:p>1.319</text:p>
          </table:table-cell>
          <table:table-cell office:value-type="float" office:value="1.316" calcext:value-type="float">
            <text:p>1.316</text:p>
          </table:table-cell>
          <table:table-cell office:value-type="float" office:value="1.303" calcext:value-type="float">
            <text:p>1.303</text:p>
          </table:table-cell>
          <table:table-cell office:value-type="float" office:value="1.319" calcext:value-type="float">
            <text:p>1.319</text:p>
          </table:table-cell>
          <table:table-cell office:value-type="float" office:value="1.359" calcext:value-type="float">
            <text:p>1.359</text:p>
          </table:table-cell>
          <table:table-cell/>
          <table:table-cell table:formula="of:=MIN([.B123:.F123])" office:value-type="float" office:value="1.303" calcext:value-type="float">
            <text:p/>
          </table:table-cell>
          <table:table-cell table:formula="of:=MAX([.B123:.F123])" office:value-type="float" office:value="1.359" calcext:value-type="float">
            <text:p/>
          </table:table-cell>
          <table:table-cell table:formula="of:=AVERAGE([.B123:.F123])" office:value-type="float" office:value="1.3232" calcext:value-type="float">
            <text:p/>
          </table:table-cell>
          <table:table-cell/>
          <table:table-cell table:formula="of:=[.H123]/[.A123]" office:value-type="float" office:value="0.0106803278688525" calcext:value-type="float">
            <text:p/>
          </table:table-cell>
          <table:table-cell table:formula="of:=[.I123]/[.A123]" office:value-type="float" office:value="0.0111393442622951" calcext:value-type="float">
            <text:p/>
          </table:table-cell>
          <table:table-cell table:formula="of:=[.H123]/[.A123]" office:value-type="float" office:value="0.0106803278688525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351" calcext:value-type="float">
            <text:p>1.351</text:p>
          </table:table-cell>
          <table:table-cell office:value-type="float" office:value="1.354" calcext:value-type="float">
            <text:p>1.354</text:p>
          </table:table-cell>
          <table:table-cell office:value-type="float" office:value="1.334" calcext:value-type="float">
            <text:p>1.334</text:p>
          </table:table-cell>
          <table:table-cell office:value-type="float" office:value="1.36" calcext:value-type="float">
            <text:p>1.36</text:p>
          </table:table-cell>
          <table:table-cell office:value-type="float" office:value="1.359" calcext:value-type="float">
            <text:p>1.359</text:p>
          </table:table-cell>
          <table:table-cell/>
          <table:table-cell table:formula="of:=MIN([.B124:.F124])" office:value-type="float" office:value="1.334" calcext:value-type="float">
            <text:p/>
          </table:table-cell>
          <table:table-cell table:formula="of:=MAX([.B124:.F124])" office:value-type="float" office:value="1.36" calcext:value-type="float">
            <text:p/>
          </table:table-cell>
          <table:table-cell table:formula="of:=AVERAGE([.B124:.F124])" office:value-type="float" office:value="1.3516" calcext:value-type="float">
            <text:p/>
          </table:table-cell>
          <table:table-cell/>
          <table:table-cell table:formula="of:=[.H124]/[.A124]" office:value-type="float" office:value="0.0108455284552846" calcext:value-type="float">
            <text:p/>
          </table:table-cell>
          <table:table-cell table:formula="of:=[.I124]/[.A124]" office:value-type="float" office:value="0.0110569105691057" calcext:value-type="float">
            <text:p/>
          </table:table-cell>
          <table:table-cell table:formula="of:=[.H124]/[.A124]" office:value-type="float" office:value="0.0108455284552846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338" calcext:value-type="float">
            <text:p>1.338</text:p>
          </table:table-cell>
          <table:table-cell office:value-type="float" office:value="1.354" calcext:value-type="float">
            <text:p>1.354</text:p>
          </table:table-cell>
          <table:table-cell office:value-type="float" office:value="1.351" calcext:value-type="float">
            <text:p>1.35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MIN([.B125:.F125])" office:value-type="float" office:value="1.338" calcext:value-type="float">
            <text:p/>
          </table:table-cell>
          <table:table-cell table:formula="of:=MAX([.B125:.F125])" office:value-type="float" office:value="1.44" calcext:value-type="float">
            <text:p/>
          </table:table-cell>
          <table:table-cell table:formula="of:=AVERAGE([.B125:.F125])" office:value-type="float" office:value="1.3688" calcext:value-type="float">
            <text:p/>
          </table:table-cell>
          <table:table-cell/>
          <table:table-cell table:formula="of:=[.H125]/[.A125]" office:value-type="float" office:value="0.0107903225806452" calcext:value-type="float">
            <text:p/>
          </table:table-cell>
          <table:table-cell table:formula="of:=[.I125]/[.A125]" office:value-type="float" office:value="0.0116129032258065" calcext:value-type="float">
            <text:p/>
          </table:table-cell>
          <table:table-cell table:formula="of:=[.H125]/[.A125]" office:value-type="float" office:value="0.0107903225806452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367" calcext:value-type="float">
            <text:p>1.367</text:p>
          </table:table-cell>
          <table:table-cell office:value-type="float" office:value="1.399" calcext:value-type="float">
            <text:p>1.399</text:p>
          </table:table-cell>
          <table:table-cell office:value-type="float" office:value="1.392" calcext:value-type="float">
            <text:p>1.392</text:p>
          </table:table-cell>
          <table:table-cell office:value-type="float" office:value="1.398" calcext:value-type="float">
            <text:p>1.398</text:p>
          </table:table-cell>
          <table:table-cell office:value-type="float" office:value="1.39" calcext:value-type="float">
            <text:p>1.39</text:p>
          </table:table-cell>
          <table:table-cell/>
          <table:table-cell table:formula="of:=MIN([.B126:.F126])" office:value-type="float" office:value="1.367" calcext:value-type="float">
            <text:p/>
          </table:table-cell>
          <table:table-cell table:formula="of:=MAX([.B126:.F126])" office:value-type="float" office:value="1.399" calcext:value-type="float">
            <text:p/>
          </table:table-cell>
          <table:table-cell table:formula="of:=AVERAGE([.B126:.F126])" office:value-type="float" office:value="1.3892" calcext:value-type="float">
            <text:p/>
          </table:table-cell>
          <table:table-cell/>
          <table:table-cell table:formula="of:=[.H126]/[.A126]" office:value-type="float" office:value="0.010936" calcext:value-type="float">
            <text:p/>
          </table:table-cell>
          <table:table-cell table:formula="of:=[.I126]/[.A126]" office:value-type="float" office:value="0.011192" calcext:value-type="float">
            <text:p/>
          </table:table-cell>
          <table:table-cell table:formula="of:=[.H126]/[.A126]" office:value-type="float" office:value="0.010936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392" calcext:value-type="float">
            <text:p>1.392</text:p>
          </table:table-cell>
          <table:table-cell office:value-type="float" office:value="1.42" calcext:value-type="float">
            <text:p>1.42</text:p>
          </table:table-cell>
          <table:table-cell office:value-type="float" office:value="1.411" calcext:value-type="float">
            <text:p>1.411</text:p>
          </table:table-cell>
          <table:table-cell office:value-type="float" office:value="1.401" calcext:value-type="float">
            <text:p>1.401</text:p>
          </table:table-cell>
          <table:table-cell office:value-type="float" office:value="1.398" calcext:value-type="float">
            <text:p>1.398</text:p>
          </table:table-cell>
          <table:table-cell/>
          <table:table-cell table:formula="of:=MIN([.B127:.F127])" office:value-type="float" office:value="1.392" calcext:value-type="float">
            <text:p/>
          </table:table-cell>
          <table:table-cell table:formula="of:=MAX([.B127:.F127])" office:value-type="float" office:value="1.42" calcext:value-type="float">
            <text:p/>
          </table:table-cell>
          <table:table-cell table:formula="of:=AVERAGE([.B127:.F127])" office:value-type="float" office:value="1.4044" calcext:value-type="float">
            <text:p/>
          </table:table-cell>
          <table:table-cell/>
          <table:table-cell table:formula="of:=[.H127]/[.A127]" office:value-type="float" office:value="0.011047619047619" calcext:value-type="float">
            <text:p/>
          </table:table-cell>
          <table:table-cell table:formula="of:=[.I127]/[.A127]" office:value-type="float" office:value="0.0112698412698413" calcext:value-type="float">
            <text:p/>
          </table:table-cell>
          <table:table-cell table:formula="of:=[.H127]/[.A127]" office:value-type="float" office:value="0.011047619047619" calcext:value-type="float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39" calcext:value-type="float">
            <text:p>1.439</text:p>
          </table:table-cell>
          <table:table-cell office:value-type="float" office:value="1.517" calcext:value-type="float">
            <text:p>1.517</text:p>
          </table:table-cell>
          <table:table-cell office:value-type="float" office:value="1.448" calcext:value-type="float">
            <text:p>1.448</text:p>
          </table:table-cell>
          <table:table-cell office:value-type="float" office:value="1.432" calcext:value-type="float">
            <text:p>1.432</text:p>
          </table:table-cell>
          <table:table-cell office:value-type="float" office:value="1.448" calcext:value-type="float">
            <text:p>1.448</text:p>
          </table:table-cell>
          <table:table-cell/>
          <table:table-cell table:formula="of:=MIN([.B128:.F128])" office:value-type="float" office:value="1.432" calcext:value-type="float">
            <text:p/>
          </table:table-cell>
          <table:table-cell table:formula="of:=MAX([.B128:.F128])" office:value-type="float" office:value="1.517" calcext:value-type="float">
            <text:p/>
          </table:table-cell>
          <table:table-cell table:formula="of:=AVERAGE([.B128:.F128])" office:value-type="float" office:value="1.4568" calcext:value-type="float">
            <text:p/>
          </table:table-cell>
          <table:table-cell/>
          <table:table-cell table:formula="of:=[.H128]/[.A128]" office:value-type="float" office:value="0.0112755905511811" calcext:value-type="float">
            <text:p/>
          </table:table-cell>
          <table:table-cell table:formula="of:=[.I128]/[.A128]" office:value-type="float" office:value="0.0119448818897638" calcext:value-type="float">
            <text:p/>
          </table:table-cell>
          <table:table-cell table:formula="of:=[.H128]/[.A128]" office:value-type="float" office:value="0.0112755905511811" calcext:value-type="float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45" calcext:value-type="float">
            <text:p>1.445</text:p>
          </table:table-cell>
          <table:table-cell office:value-type="float" office:value="1.459" calcext:value-type="float">
            <text:p>1.459</text:p>
          </table:table-cell>
          <table:table-cell office:value-type="float" office:value="1.447" calcext:value-type="float">
            <text:p>1.447</text:p>
          </table:table-cell>
          <table:table-cell office:value-type="float" office:value="1.476" calcext:value-type="float">
            <text:p>1.476</text:p>
          </table:table-cell>
          <table:table-cell office:value-type="float" office:value="1.465" calcext:value-type="float">
            <text:p>1.465</text:p>
          </table:table-cell>
          <table:table-cell/>
          <table:table-cell table:formula="of:=MIN([.B129:.F129])" office:value-type="float" office:value="1.445" calcext:value-type="float">
            <text:p/>
          </table:table-cell>
          <table:table-cell table:formula="of:=MAX([.B129:.F129])" office:value-type="float" office:value="1.476" calcext:value-type="float">
            <text:p/>
          </table:table-cell>
          <table:table-cell table:formula="of:=AVERAGE([.B129:.F129])" office:value-type="float" office:value="1.4584" calcext:value-type="float">
            <text:p/>
          </table:table-cell>
          <table:table-cell/>
          <table:table-cell table:formula="of:=[.H129]/[.A129]" office:value-type="float" office:value="0.0112890625" calcext:value-type="float">
            <text:p/>
          </table:table-cell>
          <table:table-cell table:formula="of:=[.I129]/[.A129]" office:value-type="float" office:value="0.01153125" calcext:value-type="float">
            <text:p/>
          </table:table-cell>
          <table:table-cell table:formula="of:=[.H129]/[.A129]" office:value-type="float" office:value="0.0112890625" calcext:value-type="float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9" calcext:value-type="float">
            <text:p>1.479</text:p>
          </table:table-cell>
          <table:table-cell office:value-type="float" office:value="1.483" calcext:value-type="float">
            <text:p>1.4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487" calcext:value-type="float">
            <text:p>1.487</text:p>
          </table:table-cell>
          <table:table-cell office:value-type="float" office:value="1.497" calcext:value-type="float">
            <text:p>1.497</text:p>
          </table:table-cell>
          <table:table-cell/>
          <table:table-cell table:formula="of:=MIN([.B130:.F130])" office:value-type="float" office:value="1.474" calcext:value-type="float">
            <text:p/>
          </table:table-cell>
          <table:table-cell table:formula="of:=MAX([.B130:.F130])" office:value-type="float" office:value="1.497" calcext:value-type="float">
            <text:p/>
          </table:table-cell>
          <table:table-cell table:formula="of:=AVERAGE([.B130:.F130])" office:value-type="float" office:value="1.484" calcext:value-type="float">
            <text:p/>
          </table:table-cell>
          <table:table-cell/>
          <table:table-cell table:formula="of:=[.H130]/[.A130]" office:value-type="float" office:value="0.0114263565891473" calcext:value-type="float">
            <text:p/>
          </table:table-cell>
          <table:table-cell table:formula="of:=[.I130]/[.A130]" office:value-type="float" office:value="0.0116046511627907" calcext:value-type="float">
            <text:p/>
          </table:table-cell>
          <table:table-cell table:formula="of:=[.H130]/[.A130]" office:value-type="float" office:value="0.0114263565891473" calcext:value-type="float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04" calcext:value-type="float">
            <text:p>1.504</text:p>
          </table:table-cell>
          <table:table-cell office:value-type="float" office:value="1.525" calcext:value-type="float">
            <text:p>1.525</text:p>
          </table:table-cell>
          <table:table-cell office:value-type="float" office:value="1.481" calcext:value-type="float">
            <text:p>1.481</text:p>
          </table:table-cell>
          <table:table-cell office:value-type="float" office:value="1.494" calcext:value-type="float">
            <text:p>1.494</text:p>
          </table:table-cell>
          <table:table-cell office:value-type="float" office:value="1.512" calcext:value-type="float">
            <text:p>1.512</text:p>
          </table:table-cell>
          <table:table-cell/>
          <table:table-cell table:formula="of:=MIN([.B131:.F131])" office:value-type="float" office:value="1.481" calcext:value-type="float">
            <text:p/>
          </table:table-cell>
          <table:table-cell table:formula="of:=MAX([.B131:.F131])" office:value-type="float" office:value="1.525" calcext:value-type="float">
            <text:p/>
          </table:table-cell>
          <table:table-cell table:formula="of:=AVERAGE([.B131:.F131])" office:value-type="float" office:value="1.5032" calcext:value-type="float">
            <text:p/>
          </table:table-cell>
          <table:table-cell/>
          <table:table-cell table:formula="of:=[.H131]/[.A131]" office:value-type="float" office:value="0.0113923076923077" calcext:value-type="float">
            <text:p/>
          </table:table-cell>
          <table:table-cell table:formula="of:=[.I131]/[.A131]" office:value-type="float" office:value="0.0117307692307692" calcext:value-type="float">
            <text:p/>
          </table:table-cell>
          <table:table-cell table:formula="of:=[.H131]/[.A131]" office:value-type="float" office:value="0.0113923076923077" calcext:value-type="float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1" calcext:value-type="float">
            <text:p>1.51</text:p>
          </table:table-cell>
          <table:table-cell office:value-type="float" office:value="1.545" calcext:value-type="float">
            <text:p>1.545</text:p>
          </table:table-cell>
          <table:table-cell office:value-type="float" office:value="1.506" calcext:value-type="float">
            <text:p>1.506</text:p>
          </table:table-cell>
          <table:table-cell table:number-columns-repeated="2" office:value-type="float" office:value="1.537" calcext:value-type="float">
            <text:p>1.537</text:p>
          </table:table-cell>
          <table:table-cell/>
          <table:table-cell table:formula="of:=MIN([.B132:.F132])" office:value-type="float" office:value="1.506" calcext:value-type="float">
            <text:p/>
          </table:table-cell>
          <table:table-cell table:formula="of:=MAX([.B132:.F132])" office:value-type="float" office:value="1.545" calcext:value-type="float">
            <text:p/>
          </table:table-cell>
          <table:table-cell table:formula="of:=AVERAGE([.B132:.F132])" office:value-type="float" office:value="1.527" calcext:value-type="float">
            <text:p/>
          </table:table-cell>
          <table:table-cell/>
          <table:table-cell table:formula="of:=[.H132]/[.A132]" office:value-type="float" office:value="0.0114961832061069" calcext:value-type="float">
            <text:p/>
          </table:table-cell>
          <table:table-cell table:formula="of:=[.I132]/[.A132]" office:value-type="float" office:value="0.011793893129771" calcext:value-type="float">
            <text:p/>
          </table:table-cell>
          <table:table-cell table:formula="of:=[.H132]/[.A132]" office:value-type="float" office:value="0.0114961832061069" calcext:value-type="float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515" calcext:value-type="float">
            <text:p>1.515</text:p>
          </table:table-cell>
          <table:table-cell office:value-type="float" office:value="1.532" calcext:value-type="float">
            <text:p>1.532</text:p>
          </table:table-cell>
          <table:table-cell office:value-type="float" office:value="1.513" calcext:value-type="float">
            <text:p>1.513</text:p>
          </table:table-cell>
          <table:table-cell office:value-type="float" office:value="1.523" calcext:value-type="float">
            <text:p>1.523</text:p>
          </table:table-cell>
          <table:table-cell office:value-type="float" office:value="1.531" calcext:value-type="float">
            <text:p>1.531</text:p>
          </table:table-cell>
          <table:table-cell/>
          <table:table-cell table:formula="of:=MIN([.B133:.F133])" office:value-type="float" office:value="1.513" calcext:value-type="float">
            <text:p/>
          </table:table-cell>
          <table:table-cell table:formula="of:=MAX([.B133:.F133])" office:value-type="float" office:value="1.532" calcext:value-type="float">
            <text:p/>
          </table:table-cell>
          <table:table-cell table:formula="of:=AVERAGE([.B133:.F133])" office:value-type="float" office:value="1.5228" calcext:value-type="float">
            <text:p/>
          </table:table-cell>
          <table:table-cell/>
          <table:table-cell table:formula="of:=[.H133]/[.A133]" office:value-type="float" office:value="0.0114621212121212" calcext:value-type="float">
            <text:p/>
          </table:table-cell>
          <table:table-cell table:formula="of:=[.I133]/[.A133]" office:value-type="float" office:value="0.0116060606060606" calcext:value-type="float">
            <text:p/>
          </table:table-cell>
          <table:table-cell table:formula="of:=[.H133]/[.A133]" office:value-type="float" office:value="0.0114621212121212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55" calcext:value-type="float">
            <text:p>1.55</text:p>
          </table:table-cell>
          <table:table-cell office:value-type="float" office:value="1.576" calcext:value-type="float">
            <text:p>1.576</text:p>
          </table:table-cell>
          <table:table-cell office:value-type="float" office:value="1.587" calcext:value-type="float">
            <text:p>1.587</text:p>
          </table:table-cell>
          <table:table-cell office:value-type="float" office:value="1.569" calcext:value-type="float">
            <text:p>1.569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MIN([.B134:.F134])" office:value-type="float" office:value="1.55" calcext:value-type="float">
            <text:p/>
          </table:table-cell>
          <table:table-cell table:formula="of:=MAX([.B134:.F134])" office:value-type="float" office:value="1.587" calcext:value-type="float">
            <text:p/>
          </table:table-cell>
          <table:table-cell table:formula="of:=AVERAGE([.B134:.F134])" office:value-type="float" office:value="1.5724" calcext:value-type="float">
            <text:p/>
          </table:table-cell>
          <table:table-cell/>
          <table:table-cell table:formula="of:=[.H134]/[.A134]" office:value-type="float" office:value="0.0116541353383459" calcext:value-type="float">
            <text:p/>
          </table:table-cell>
          <table:table-cell table:formula="of:=[.I134]/[.A134]" office:value-type="float" office:value="0.0119323308270677" calcext:value-type="float">
            <text:p/>
          </table:table-cell>
          <table:table-cell table:formula="of:=[.H134]/[.A134]" office:value-type="float" office:value="0.0116541353383459" calcext:value-type="float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593" calcext:value-type="float">
            <text:p>1.593</text:p>
          </table:table-cell>
          <table:table-cell office:value-type="float" office:value="1.573" calcext:value-type="float">
            <text:p>1.573</text:p>
          </table:table-cell>
          <table:table-cell office:value-type="float" office:value="1.598" calcext:value-type="float">
            <text:p>1.598</text:p>
          </table:table-cell>
          <table:table-cell office:value-type="float" office:value="1.605" calcext:value-type="float">
            <text:p>1.605</text:p>
          </table:table-cell>
          <table:table-cell office:value-type="float" office:value="1.565" calcext:value-type="float">
            <text:p>1.565</text:p>
          </table:table-cell>
          <table:table-cell/>
          <table:table-cell table:formula="of:=MIN([.B135:.F135])" office:value-type="float" office:value="1.565" calcext:value-type="float">
            <text:p/>
          </table:table-cell>
          <table:table-cell table:formula="of:=MAX([.B135:.F135])" office:value-type="float" office:value="1.605" calcext:value-type="float">
            <text:p/>
          </table:table-cell>
          <table:table-cell table:formula="of:=AVERAGE([.B135:.F135])" office:value-type="float" office:value="1.5868" calcext:value-type="float">
            <text:p/>
          </table:table-cell>
          <table:table-cell/>
          <table:table-cell table:formula="of:=[.H135]/[.A135]" office:value-type="float" office:value="0.0116791044776119" calcext:value-type="float">
            <text:p/>
          </table:table-cell>
          <table:table-cell table:formula="of:=[.I135]/[.A135]" office:value-type="float" office:value="0.0119776119402985" calcext:value-type="float">
            <text:p/>
          </table:table-cell>
          <table:table-cell table:formula="of:=[.H135]/[.A135]" office:value-type="float" office:value="0.0116791044776119" calcext:value-type="float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61" calcext:value-type="float">
            <text:p>1.61</text:p>
          </table:table-cell>
          <table:table-cell office:value-type="float" office:value="1.622" calcext:value-type="float">
            <text:p>1.62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03" calcext:value-type="float">
            <text:p>1.603</text:p>
          </table:table-cell>
          <table:table-cell office:value-type="float" office:value="1.587" calcext:value-type="float">
            <text:p>1.587</text:p>
          </table:table-cell>
          <table:table-cell/>
          <table:table-cell table:formula="of:=MIN([.B136:.F136])" office:value-type="float" office:value="1.587" calcext:value-type="float">
            <text:p/>
          </table:table-cell>
          <table:table-cell table:formula="of:=MAX([.B136:.F136])" office:value-type="float" office:value="1.622" calcext:value-type="float">
            <text:p/>
          </table:table-cell>
          <table:table-cell table:formula="of:=AVERAGE([.B136:.F136])" office:value-type="float" office:value="1.606" calcext:value-type="float">
            <text:p/>
          </table:table-cell>
          <table:table-cell/>
          <table:table-cell table:formula="of:=[.H136]/[.A136]" office:value-type="float" office:value="0.0117555555555556" calcext:value-type="float">
            <text:p/>
          </table:table-cell>
          <table:table-cell table:formula="of:=[.I136]/[.A136]" office:value-type="float" office:value="0.0120148148148148" calcext:value-type="float">
            <text:p/>
          </table:table-cell>
          <table:table-cell table:formula="of:=[.H136]/[.A136]" office:value-type="float" office:value="0.0117555555555556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658" calcext:value-type="float">
            <text:p>1.658</text:p>
          </table:table-cell>
          <table:table-cell office:value-type="float" office:value="1.652" calcext:value-type="float">
            <text:p>1.652</text:p>
          </table:table-cell>
          <table:table-cell office:value-type="float" office:value="1.64" calcext:value-type="float">
            <text:p>1.64</text:p>
          </table:table-cell>
          <table:table-cell office:value-type="float" office:value="1.784" calcext:value-type="float">
            <text:p>1.784</text:p>
          </table:table-cell>
          <table:table-cell office:value-type="float" office:value="1.625" calcext:value-type="float">
            <text:p>1.625</text:p>
          </table:table-cell>
          <table:table-cell/>
          <table:table-cell table:formula="of:=MIN([.B137:.F137])" office:value-type="float" office:value="1.625" calcext:value-type="float">
            <text:p/>
          </table:table-cell>
          <table:table-cell table:formula="of:=MAX([.B137:.F137])" office:value-type="float" office:value="1.784" calcext:value-type="float">
            <text:p/>
          </table:table-cell>
          <table:table-cell table:formula="of:=AVERAGE([.B137:.F137])" office:value-type="float" office:value="1.6718" calcext:value-type="float">
            <text:p/>
          </table:table-cell>
          <table:table-cell/>
          <table:table-cell table:formula="of:=[.H137]/[.A137]" office:value-type="float" office:value="0.0119485294117647" calcext:value-type="float">
            <text:p/>
          </table:table-cell>
          <table:table-cell table:formula="of:=[.I137]/[.A137]" office:value-type="float" office:value="0.0131176470588235" calcext:value-type="float">
            <text:p/>
          </table:table-cell>
          <table:table-cell table:formula="of:=[.H137]/[.A137]" office:value-type="float" office:value="0.0119485294117647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649" calcext:value-type="float">
            <text:p>1.649</text:p>
          </table:table-cell>
          <table:table-cell office:value-type="float" office:value="1.687" calcext:value-type="float">
            <text:p>1.687</text:p>
          </table:table-cell>
          <table:table-cell office:value-type="float" office:value="1.658" calcext:value-type="float">
            <text:p>1.658</text:p>
          </table:table-cell>
          <table:table-cell office:value-type="float" office:value="1.666" calcext:value-type="float">
            <text:p>1.666</text:p>
          </table:table-cell>
          <table:table-cell office:value-type="float" office:value="1.67" calcext:value-type="float">
            <text:p>1.67</text:p>
          </table:table-cell>
          <table:table-cell/>
          <table:table-cell table:formula="of:=MIN([.B138:.F138])" office:value-type="float" office:value="1.649" calcext:value-type="float">
            <text:p/>
          </table:table-cell>
          <table:table-cell table:formula="of:=MAX([.B138:.F138])" office:value-type="float" office:value="1.687" calcext:value-type="float">
            <text:p/>
          </table:table-cell>
          <table:table-cell table:formula="of:=AVERAGE([.B138:.F138])" office:value-type="float" office:value="1.666" calcext:value-type="float">
            <text:p/>
          </table:table-cell>
          <table:table-cell/>
          <table:table-cell table:formula="of:=[.H138]/[.A138]" office:value-type="float" office:value="0.012036496350365" calcext:value-type="float">
            <text:p/>
          </table:table-cell>
          <table:table-cell table:formula="of:=[.I138]/[.A138]" office:value-type="float" office:value="0.0123138686131387" calcext:value-type="float">
            <text:p/>
          </table:table-cell>
          <table:table-cell table:formula="of:=[.H138]/[.A138]" office:value-type="float" office:value="0.012036496350365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667" calcext:value-type="float">
            <text:p>1.667</text:p>
          </table:table-cell>
          <table:table-cell office:value-type="float" office:value="1.649" calcext:value-type="float">
            <text:p>1.649</text:p>
          </table:table-cell>
          <table:table-cell office:value-type="float" office:value="1.635" calcext:value-type="float">
            <text:p>1.635</text:p>
          </table:table-cell>
          <table:table-cell office:value-type="float" office:value="1.62" calcext:value-type="float">
            <text:p>1.62</text:p>
          </table:table-cell>
          <table:table-cell office:value-type="float" office:value="1.641" calcext:value-type="float">
            <text:p>1.641</text:p>
          </table:table-cell>
          <table:table-cell/>
          <table:table-cell table:formula="of:=MIN([.B139:.F139])" office:value-type="float" office:value="1.62" calcext:value-type="float">
            <text:p/>
          </table:table-cell>
          <table:table-cell table:formula="of:=MAX([.B139:.F139])" office:value-type="float" office:value="1.667" calcext:value-type="float">
            <text:p/>
          </table:table-cell>
          <table:table-cell table:formula="of:=AVERAGE([.B139:.F139])" office:value-type="float" office:value="1.6424" calcext:value-type="float">
            <text:p/>
          </table:table-cell>
          <table:table-cell/>
          <table:table-cell table:formula="of:=[.H139]/[.A139]" office:value-type="float" office:value="0.0117391304347826" calcext:value-type="float">
            <text:p/>
          </table:table-cell>
          <table:table-cell table:formula="of:=[.I139]/[.A139]" office:value-type="float" office:value="0.0120797101449275" calcext:value-type="float">
            <text:p/>
          </table:table-cell>
          <table:table-cell table:formula="of:=[.H139]/[.A139]" office:value-type="float" office:value="0.0117391304347826" calcext:value-type="float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786" calcext:value-type="float">
            <text:p>1.786</text:p>
          </table:table-cell>
          <table:table-cell office:value-type="float" office:value="1.704" calcext:value-type="float">
            <text:p>1.704</text:p>
          </table:table-cell>
          <table:table-cell office:value-type="float" office:value="1.734" calcext:value-type="float">
            <text:p>1.734</text:p>
          </table:table-cell>
          <table:table-cell office:value-type="float" office:value="1.696" calcext:value-type="float">
            <text:p>1.696</text:p>
          </table:table-cell>
          <table:table-cell office:value-type="float" office:value="1.704" calcext:value-type="float">
            <text:p>1.704</text:p>
          </table:table-cell>
          <table:table-cell/>
          <table:table-cell table:formula="of:=MIN([.B140:.F140])" office:value-type="float" office:value="1.696" calcext:value-type="float">
            <text:p/>
          </table:table-cell>
          <table:table-cell table:formula="of:=MAX([.B140:.F140])" office:value-type="float" office:value="1.786" calcext:value-type="float">
            <text:p/>
          </table:table-cell>
          <table:table-cell table:formula="of:=AVERAGE([.B140:.F140])" office:value-type="float" office:value="1.7248" calcext:value-type="float">
            <text:p/>
          </table:table-cell>
          <table:table-cell/>
          <table:table-cell table:formula="of:=[.H140]/[.A140]" office:value-type="float" office:value="0.0122014388489209" calcext:value-type="float">
            <text:p/>
          </table:table-cell>
          <table:table-cell table:formula="of:=[.I140]/[.A140]" office:value-type="float" office:value="0.0128489208633094" calcext:value-type="float">
            <text:p/>
          </table:table-cell>
          <table:table-cell table:formula="of:=[.H140]/[.A140]" office:value-type="float" office:value="0.0122014388489209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39" calcext:value-type="float">
            <text:p>1.739</text:p>
          </table:table-cell>
          <table:table-cell office:value-type="float" office:value="1.723" calcext:value-type="float">
            <text:p>1.723</text:p>
          </table:table-cell>
          <table:table-cell office:value-type="float" office:value="1.751" calcext:value-type="float">
            <text:p>1.751</text:p>
          </table:table-cell>
          <table:table-cell office:value-type="float" office:value="1.732" calcext:value-type="float">
            <text:p>1.732</text:p>
          </table:table-cell>
          <table:table-cell office:value-type="float" office:value="1.742" calcext:value-type="float">
            <text:p>1.742</text:p>
          </table:table-cell>
          <table:table-cell/>
          <table:table-cell table:formula="of:=MIN([.B141:.F141])" office:value-type="float" office:value="1.723" calcext:value-type="float">
            <text:p/>
          </table:table-cell>
          <table:table-cell table:formula="of:=MAX([.B141:.F141])" office:value-type="float" office:value="1.751" calcext:value-type="float">
            <text:p/>
          </table:table-cell>
          <table:table-cell table:formula="of:=AVERAGE([.B141:.F141])" office:value-type="float" office:value="1.7374" calcext:value-type="float">
            <text:p/>
          </table:table-cell>
          <table:table-cell/>
          <table:table-cell table:formula="of:=[.H141]/[.A141]" office:value-type="float" office:value="0.0123071428571429" calcext:value-type="float">
            <text:p/>
          </table:table-cell>
          <table:table-cell table:formula="of:=[.I141]/[.A141]" office:value-type="float" office:value="0.0125071428571429" calcext:value-type="float">
            <text:p/>
          </table:table-cell>
          <table:table-cell table:formula="of:=[.H141]/[.A141]" office:value-type="float" office:value="0.0123071428571429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763" calcext:value-type="float">
            <text:p>1.763</text:p>
          </table:table-cell>
          <table:table-cell office:value-type="float" office:value="1.795" calcext:value-type="float">
            <text:p>1.795</text:p>
          </table:table-cell>
          <table:table-cell office:value-type="float" office:value="1.776" calcext:value-type="float">
            <text:p>1.776</text:p>
          </table:table-cell>
          <table:table-cell office:value-type="float" office:value="1.773" calcext:value-type="float">
            <text:p>1.773</text:p>
          </table:table-cell>
          <table:table-cell office:value-type="float" office:value="1.725" calcext:value-type="float">
            <text:p>1.725</text:p>
          </table:table-cell>
          <table:table-cell/>
          <table:table-cell table:formula="of:=MIN([.B142:.F142])" office:value-type="float" office:value="1.725" calcext:value-type="float">
            <text:p/>
          </table:table-cell>
          <table:table-cell table:formula="of:=MAX([.B142:.F142])" office:value-type="float" office:value="1.795" calcext:value-type="float">
            <text:p/>
          </table:table-cell>
          <table:table-cell table:formula="of:=AVERAGE([.B142:.F142])" office:value-type="float" office:value="1.7664" calcext:value-type="float">
            <text:p/>
          </table:table-cell>
          <table:table-cell/>
          <table:table-cell table:formula="of:=[.H142]/[.A142]" office:value-type="float" office:value="0.0122340425531915" calcext:value-type="float">
            <text:p/>
          </table:table-cell>
          <table:table-cell table:formula="of:=[.I142]/[.A142]" office:value-type="float" office:value="0.0127304964539007" calcext:value-type="float">
            <text:p/>
          </table:table-cell>
          <table:table-cell table:formula="of:=[.H142]/[.A142]" office:value-type="float" office:value="0.0122340425531915" calcext:value-type="float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78" calcext:value-type="float">
            <text:p>1.78</text:p>
          </table:table-cell>
          <table:table-cell office:value-type="float" office:value="1.804" calcext:value-type="float">
            <text:p>1.804</text:p>
          </table:table-cell>
          <table:table-cell office:value-type="float" office:value="1.797" calcext:value-type="float">
            <text:p>1.797</text:p>
          </table:table-cell>
          <table:table-cell office:value-type="float" office:value="1.799" calcext:value-type="float">
            <text:p>1.799</text:p>
          </table:table-cell>
          <table:table-cell office:value-type="float" office:value="1.808" calcext:value-type="float">
            <text:p>1.808</text:p>
          </table:table-cell>
          <table:table-cell/>
          <table:table-cell table:formula="of:=MIN([.B143:.F143])" office:value-type="float" office:value="1.78" calcext:value-type="float">
            <text:p/>
          </table:table-cell>
          <table:table-cell table:formula="of:=MAX([.B143:.F143])" office:value-type="float" office:value="1.808" calcext:value-type="float">
            <text:p/>
          </table:table-cell>
          <table:table-cell table:formula="of:=AVERAGE([.B143:.F143])" office:value-type="float" office:value="1.7976" calcext:value-type="float">
            <text:p/>
          </table:table-cell>
          <table:table-cell/>
          <table:table-cell table:formula="of:=[.H143]/[.A143]" office:value-type="float" office:value="0.0125352112676056" calcext:value-type="float">
            <text:p/>
          </table:table-cell>
          <table:table-cell table:formula="of:=[.I143]/[.A143]" office:value-type="float" office:value="0.0127323943661972" calcext:value-type="float">
            <text:p/>
          </table:table-cell>
          <table:table-cell table:formula="of:=[.H143]/[.A143]" office:value-type="float" office:value="0.0125352112676056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2" calcext:value-type="float">
            <text:p>1.82</text:p>
          </table:table-cell>
          <table:table-cell office:value-type="float" office:value="1.903" calcext:value-type="float">
            <text:p>1.903</text:p>
          </table:table-cell>
          <table:table-cell office:value-type="float" office:value="1.797" calcext:value-type="float">
            <text:p>1.797</text:p>
          </table:table-cell>
          <table:table-cell office:value-type="float" office:value="1.843" calcext:value-type="float">
            <text:p>1.843</text:p>
          </table:table-cell>
          <table:table-cell office:value-type="float" office:value="1.836" calcext:value-type="float">
            <text:p>1.836</text:p>
          </table:table-cell>
          <table:table-cell/>
          <table:table-cell table:formula="of:=MIN([.B144:.F144])" office:value-type="float" office:value="1.797" calcext:value-type="float">
            <text:p/>
          </table:table-cell>
          <table:table-cell table:formula="of:=MAX([.B144:.F144])" office:value-type="float" office:value="1.903" calcext:value-type="float">
            <text:p/>
          </table:table-cell>
          <table:table-cell table:formula="of:=AVERAGE([.B144:.F144])" office:value-type="float" office:value="1.8398" calcext:value-type="float">
            <text:p/>
          </table:table-cell>
          <table:table-cell/>
          <table:table-cell table:formula="of:=[.H144]/[.A144]" office:value-type="float" office:value="0.0125664335664336" calcext:value-type="float">
            <text:p/>
          </table:table-cell>
          <table:table-cell table:formula="of:=[.I144]/[.A144]" office:value-type="float" office:value="0.0133076923076923" calcext:value-type="float">
            <text:p/>
          </table:table-cell>
          <table:table-cell table:formula="of:=[.H144]/[.A144]" office:value-type="float" office:value="0.0125664335664336" calcext:value-type="float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834" calcext:value-type="float">
            <text:p>1.834</text:p>
          </table:table-cell>
          <table:table-cell office:value-type="float" office:value="1.822" calcext:value-type="float">
            <text:p>1.822</text:p>
          </table:table-cell>
          <table:table-cell office:value-type="float" office:value="1.795" calcext:value-type="float">
            <text:p>1.795</text:p>
          </table:table-cell>
          <table:table-cell office:value-type="float" office:value="1.918" calcext:value-type="float">
            <text:p>1.918</text:p>
          </table:table-cell>
          <table:table-cell office:value-type="float" office:value="1.833" calcext:value-type="float">
            <text:p>1.833</text:p>
          </table:table-cell>
          <table:table-cell/>
          <table:table-cell table:formula="of:=MIN([.B145:.F145])" office:value-type="float" office:value="1.795" calcext:value-type="float">
            <text:p/>
          </table:table-cell>
          <table:table-cell table:formula="of:=MAX([.B145:.F145])" office:value-type="float" office:value="1.918" calcext:value-type="float">
            <text:p/>
          </table:table-cell>
          <table:table-cell table:formula="of:=AVERAGE([.B145:.F145])" office:value-type="float" office:value="1.8404" calcext:value-type="float">
            <text:p/>
          </table:table-cell>
          <table:table-cell/>
          <table:table-cell table:formula="of:=[.H145]/[.A145]" office:value-type="float" office:value="0.0124652777777778" calcext:value-type="float">
            <text:p/>
          </table:table-cell>
          <table:table-cell table:formula="of:=[.I145]/[.A145]" office:value-type="float" office:value="0.0133194444444444" calcext:value-type="float">
            <text:p/>
          </table:table-cell>
          <table:table-cell table:formula="of:=[.H145]/[.A145]" office:value-type="float" office:value="0.0124652777777778" calcext:value-type="float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852" calcext:value-type="float">
            <text:p>1.852</text:p>
          </table:table-cell>
          <table:table-cell office:value-type="float" office:value="1.977" calcext:value-type="float">
            <text:p>1.977</text:p>
          </table:table-cell>
          <table:table-cell office:value-type="float" office:value="1.844" calcext:value-type="float">
            <text:p>1.844</text:p>
          </table:table-cell>
          <table:table-cell office:value-type="float" office:value="1.91" calcext:value-type="float">
            <text:p>1.91</text:p>
          </table:table-cell>
          <table:table-cell office:value-type="float" office:value="1.844" calcext:value-type="float">
            <text:p>1.844</text:p>
          </table:table-cell>
          <table:table-cell/>
          <table:table-cell table:formula="of:=MIN([.B146:.F146])" office:value-type="float" office:value="1.844" calcext:value-type="float">
            <text:p/>
          </table:table-cell>
          <table:table-cell table:formula="of:=MAX([.B146:.F146])" office:value-type="float" office:value="1.977" calcext:value-type="float">
            <text:p/>
          </table:table-cell>
          <table:table-cell table:formula="of:=AVERAGE([.B146:.F146])" office:value-type="float" office:value="1.8854" calcext:value-type="float">
            <text:p/>
          </table:table-cell>
          <table:table-cell/>
          <table:table-cell table:formula="of:=[.H146]/[.A146]" office:value-type="float" office:value="0.0127172413793103" calcext:value-type="float">
            <text:p/>
          </table:table-cell>
          <table:table-cell table:formula="of:=[.I146]/[.A146]" office:value-type="float" office:value="0.0136344827586207" calcext:value-type="float">
            <text:p/>
          </table:table-cell>
          <table:table-cell table:formula="of:=[.H146]/[.A146]" office:value-type="float" office:value="0.0127172413793103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9" calcext:value-type="float">
            <text:p>1.89</text:p>
          </table:table-cell>
          <table:table-cell office:value-type="float" office:value="1.868" calcext:value-type="float">
            <text:p>1.868</text:p>
          </table:table-cell>
          <table:table-cell office:value-type="float" office:value="1.895" calcext:value-type="float">
            <text:p>1.895</text:p>
          </table:table-cell>
          <table:table-cell office:value-type="float" office:value="2.009" calcext:value-type="float">
            <text:p>2.009</text:p>
          </table:table-cell>
          <table:table-cell office:value-type="float" office:value="1.995" calcext:value-type="float">
            <text:p>1.995</text:p>
          </table:table-cell>
          <table:table-cell/>
          <table:table-cell table:formula="of:=MIN([.B147:.F147])" office:value-type="float" office:value="1.868" calcext:value-type="float">
            <text:p/>
          </table:table-cell>
          <table:table-cell table:formula="of:=MAX([.B147:.F147])" office:value-type="float" office:value="2.009" calcext:value-type="float">
            <text:p/>
          </table:table-cell>
          <table:table-cell table:formula="of:=AVERAGE([.B147:.F147])" office:value-type="float" office:value="1.9314" calcext:value-type="float">
            <text:p/>
          </table:table-cell>
          <table:table-cell/>
          <table:table-cell table:formula="of:=[.H147]/[.A147]" office:value-type="float" office:value="0.0127945205479452" calcext:value-type="float">
            <text:p/>
          </table:table-cell>
          <table:table-cell table:formula="of:=[.I147]/[.A147]" office:value-type="float" office:value="0.0137602739726027" calcext:value-type="float">
            <text:p/>
          </table:table-cell>
          <table:table-cell table:formula="of:=[.H147]/[.A147]" office:value-type="float" office:value="0.0127945205479452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925" calcext:value-type="float">
            <text:p>1.925</text:p>
          </table:table-cell>
          <table:table-cell office:value-type="float" office:value="1.984" calcext:value-type="float">
            <text:p>1.984</text:p>
          </table:table-cell>
          <table:table-cell office:value-type="float" office:value="1.912" calcext:value-type="float">
            <text:p>1.912</text:p>
          </table:table-cell>
          <table:table-cell office:value-type="float" office:value="1.89" calcext:value-type="float">
            <text:p>1.89</text:p>
          </table:table-cell>
          <table:table-cell office:value-type="float" office:value="1.928" calcext:value-type="float">
            <text:p>1.928</text:p>
          </table:table-cell>
          <table:table-cell/>
          <table:table-cell table:formula="of:=MIN([.B148:.F148])" office:value-type="float" office:value="1.89" calcext:value-type="float">
            <text:p/>
          </table:table-cell>
          <table:table-cell table:formula="of:=MAX([.B148:.F148])" office:value-type="float" office:value="1.984" calcext:value-type="float">
            <text:p/>
          </table:table-cell>
          <table:table-cell table:formula="of:=AVERAGE([.B148:.F148])" office:value-type="float" office:value="1.9278" calcext:value-type="float">
            <text:p/>
          </table:table-cell>
          <table:table-cell/>
          <table:table-cell table:formula="of:=[.H148]/[.A148]" office:value-type="float" office:value="0.0128571428571429" calcext:value-type="float">
            <text:p/>
          </table:table-cell>
          <table:table-cell table:formula="of:=[.I148]/[.A148]" office:value-type="float" office:value="0.0134965986394558" calcext:value-type="float">
            <text:p/>
          </table:table-cell>
          <table:table-cell table:formula="of:=[.H148]/[.A148]" office:value-type="float" office:value="0.0128571428571429" calcext:value-type="float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921" calcext:value-type="float">
            <text:p>1.921</text:p>
          </table:table-cell>
          <table:table-cell office:value-type="float" office:value="2.17" calcext:value-type="float">
            <text:p>2.17</text:p>
          </table:table-cell>
          <table:table-cell office:value-type="float" office:value="1.895" calcext:value-type="float">
            <text:p>1.895</text:p>
          </table:table-cell>
          <table:table-cell office:value-type="float" office:value="2.017" calcext:value-type="float">
            <text:p>2.017</text:p>
          </table:table-cell>
          <table:table-cell office:value-type="float" office:value="2.02" calcext:value-type="float">
            <text:p>2.02</text:p>
          </table:table-cell>
          <table:table-cell/>
          <table:table-cell table:formula="of:=MIN([.B149:.F149])" office:value-type="float" office:value="1.895" calcext:value-type="float">
            <text:p/>
          </table:table-cell>
          <table:table-cell table:formula="of:=MAX([.B149:.F149])" office:value-type="float" office:value="2.17" calcext:value-type="float">
            <text:p/>
          </table:table-cell>
          <table:table-cell table:formula="of:=AVERAGE([.B149:.F149])" office:value-type="float" office:value="2.0046" calcext:value-type="float">
            <text:p/>
          </table:table-cell>
          <table:table-cell/>
          <table:table-cell table:formula="of:=[.H149]/[.A149]" office:value-type="float" office:value="0.0128040540540541" calcext:value-type="float">
            <text:p/>
          </table:table-cell>
          <table:table-cell table:formula="of:=[.I149]/[.A149]" office:value-type="float" office:value="0.0146621621621622" calcext:value-type="float">
            <text:p/>
          </table:table-cell>
          <table:table-cell table:formula="of:=[.H149]/[.A149]" office:value-type="float" office:value="0.0128040540540541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963" calcext:value-type="float">
            <text:p>1.963</text:p>
          </table:table-cell>
          <table:table-cell office:value-type="float" office:value="2.001" calcext:value-type="float">
            <text:p>2.001</text:p>
          </table:table-cell>
          <table:table-cell office:value-type="float" office:value="1.944" calcext:value-type="float">
            <text:p>1.944</text:p>
          </table:table-cell>
          <table:table-cell office:value-type="float" office:value="1.966" calcext:value-type="float">
            <text:p>1.966</text:p>
          </table:table-cell>
          <table:table-cell office:value-type="float" office:value="1.944" calcext:value-type="float">
            <text:p>1.944</text:p>
          </table:table-cell>
          <table:table-cell/>
          <table:table-cell table:formula="of:=MIN([.B150:.F150])" office:value-type="float" office:value="1.944" calcext:value-type="float">
            <text:p/>
          </table:table-cell>
          <table:table-cell table:formula="of:=MAX([.B150:.F150])" office:value-type="float" office:value="2.001" calcext:value-type="float">
            <text:p/>
          </table:table-cell>
          <table:table-cell table:formula="of:=AVERAGE([.B150:.F150])" office:value-type="float" office:value="1.9636" calcext:value-type="float">
            <text:p/>
          </table:table-cell>
          <table:table-cell/>
          <table:table-cell table:formula="of:=[.H150]/[.A150]" office:value-type="float" office:value="0.0130469798657718" calcext:value-type="float">
            <text:p/>
          </table:table-cell>
          <table:table-cell table:formula="of:=[.I150]/[.A150]" office:value-type="float" office:value="0.0134295302013423" calcext:value-type="float">
            <text:p/>
          </table:table-cell>
          <table:table-cell table:formula="of:=[.H150]/[.A150]" office:value-type="float" office:value="0.0130469798657718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96" calcext:value-type="float">
            <text:p>1.996</text:p>
          </table:table-cell>
          <table:table-cell office:value-type="float" office:value="2.259" calcext:value-type="float">
            <text:p>2.259</text:p>
          </table:table-cell>
          <table:table-cell office:value-type="float" office:value="2.002" calcext:value-type="float">
            <text:p>2.002</text:p>
          </table:table-cell>
          <table:table-cell office:value-type="float" office:value="1.973" calcext:value-type="float">
            <text:p>1.973</text:p>
          </table:table-cell>
          <table:table-cell office:value-type="float" office:value="1.996" calcext:value-type="float">
            <text:p>1.996</text:p>
          </table:table-cell>
          <table:table-cell/>
          <table:table-cell table:formula="of:=MIN([.B151:.F151])" office:value-type="float" office:value="1.973" calcext:value-type="float">
            <text:p/>
          </table:table-cell>
          <table:table-cell table:formula="of:=MAX([.B151:.F151])" office:value-type="float" office:value="2.259" calcext:value-type="float">
            <text:p/>
          </table:table-cell>
          <table:table-cell table:formula="of:=AVERAGE([.B151:.F151])" office:value-type="float" office:value="2.0452" calcext:value-type="float">
            <text:p/>
          </table:table-cell>
          <table:table-cell/>
          <table:table-cell table:formula="of:=[.H151]/[.A151]" office:value-type="float" office:value="0.0131533333333333" calcext:value-type="float">
            <text:p/>
          </table:table-cell>
          <table:table-cell table:formula="of:=[.I151]/[.A151]" office:value-type="float" office:value="0.01506" calcext:value-type="float">
            <text:p/>
          </table:table-cell>
          <table:table-cell table:formula="of:=[.H151]/[.A151]" office:value-type="float" office:value="0.0131533333333333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007" calcext:value-type="float">
            <text:p>2.007</text:p>
          </table:table-cell>
          <table:table-cell office:value-type="float" office:value="2.093" calcext:value-type="float">
            <text:p>2.093</text:p>
          </table:table-cell>
          <table:table-cell office:value-type="float" office:value="2.027" calcext:value-type="float">
            <text:p>2.027</text:p>
          </table:table-cell>
          <table:table-cell office:value-type="float" office:value="2.148" calcext:value-type="float">
            <text:p>2.148</text:p>
          </table:table-cell>
          <table:table-cell office:value-type="float" office:value="2.004" calcext:value-type="float">
            <text:p>2.004</text:p>
          </table:table-cell>
          <table:table-cell/>
          <table:table-cell table:formula="of:=MIN([.B152:.F152])" office:value-type="float" office:value="2.004" calcext:value-type="float">
            <text:p/>
          </table:table-cell>
          <table:table-cell table:formula="of:=MAX([.B152:.F152])" office:value-type="float" office:value="2.148" calcext:value-type="float">
            <text:p/>
          </table:table-cell>
          <table:table-cell table:formula="of:=AVERAGE([.B152:.F152])" office:value-type="float" office:value="2.0558" calcext:value-type="float">
            <text:p/>
          </table:table-cell>
          <table:table-cell/>
          <table:table-cell table:formula="of:=[.H152]/[.A152]" office:value-type="float" office:value="0.0132715231788079" calcext:value-type="float">
            <text:p/>
          </table:table-cell>
          <table:table-cell table:formula="of:=[.I152]/[.A152]" office:value-type="float" office:value="0.0142251655629139" calcext:value-type="float">
            <text:p/>
          </table:table-cell>
          <table:table-cell table:formula="of:=[.H152]/[.A152]" office:value-type="float" office:value="0.0132715231788079" calcext:value-type="float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008" calcext:value-type="float">
            <text:p>2.008</text:p>
          </table:table-cell>
          <table:table-cell office:value-type="float" office:value="2.106" calcext:value-type="float">
            <text:p>2.106</text:p>
          </table:table-cell>
          <table:table-cell office:value-type="float" office:value="2.064" calcext:value-type="float">
            <text:p>2.064</text:p>
          </table:table-cell>
          <table:table-cell office:value-type="float" office:value="2.045" calcext:value-type="float">
            <text:p>2.045</text:p>
          </table:table-cell>
          <table:table-cell office:value-type="float" office:value="2.01" calcext:value-type="float">
            <text:p>2.01</text:p>
          </table:table-cell>
          <table:table-cell/>
          <table:table-cell table:formula="of:=MIN([.B153:.F153])" office:value-type="float" office:value="2.008" calcext:value-type="float">
            <text:p/>
          </table:table-cell>
          <table:table-cell table:formula="of:=MAX([.B153:.F153])" office:value-type="float" office:value="2.106" calcext:value-type="float">
            <text:p/>
          </table:table-cell>
          <table:table-cell table:formula="of:=AVERAGE([.B153:.F153])" office:value-type="float" office:value="2.0466" calcext:value-type="float">
            <text:p/>
          </table:table-cell>
          <table:table-cell/>
          <table:table-cell table:formula="of:=[.H153]/[.A153]" office:value-type="float" office:value="0.0132105263157895" calcext:value-type="float">
            <text:p/>
          </table:table-cell>
          <table:table-cell table:formula="of:=[.I153]/[.A153]" office:value-type="float" office:value="0.0138552631578947" calcext:value-type="float">
            <text:p/>
          </table:table-cell>
          <table:table-cell table:formula="of:=[.H153]/[.A153]" office:value-type="float" office:value="0.0132105263157895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055" calcext:value-type="float">
            <text:p>2.055</text:p>
          </table:table-cell>
          <table:table-cell office:value-type="float" office:value="2.19" calcext:value-type="float">
            <text:p>2.19</text:p>
          </table:table-cell>
          <table:table-cell office:value-type="float" office:value="2.129" calcext:value-type="float">
            <text:p>2.129</text:p>
          </table:table-cell>
          <table:table-cell office:value-type="float" office:value="2.048" calcext:value-type="float">
            <text:p>2.048</text:p>
          </table:table-cell>
          <table:table-cell office:value-type="float" office:value="2.035" calcext:value-type="float">
            <text:p>2.035</text:p>
          </table:table-cell>
          <table:table-cell/>
          <table:table-cell table:formula="of:=MIN([.B154:.F154])" office:value-type="float" office:value="2.035" calcext:value-type="float">
            <text:p/>
          </table:table-cell>
          <table:table-cell table:formula="of:=MAX([.B154:.F154])" office:value-type="float" office:value="2.19" calcext:value-type="float">
            <text:p/>
          </table:table-cell>
          <table:table-cell table:formula="of:=AVERAGE([.B154:.F154])" office:value-type="float" office:value="2.0914" calcext:value-type="float">
            <text:p/>
          </table:table-cell>
          <table:table-cell/>
          <table:table-cell table:formula="of:=[.H154]/[.A154]" office:value-type="float" office:value="0.0133006535947712" calcext:value-type="float">
            <text:p/>
          </table:table-cell>
          <table:table-cell table:formula="of:=[.I154]/[.A154]" office:value-type="float" office:value="0.0143137254901961" calcext:value-type="float">
            <text:p/>
          </table:table-cell>
          <table:table-cell table:formula="of:=[.H154]/[.A154]" office:value-type="float" office:value="0.0133006535947712" calcext:value-type="float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05" calcext:value-type="float">
            <text:p>2.05</text:p>
          </table:table-cell>
          <table:table-cell office:value-type="float" office:value="2.358" calcext:value-type="float">
            <text:p>2.358</text:p>
          </table:table-cell>
          <table:table-cell office:value-type="float" office:value="2.14" calcext:value-type="float">
            <text:p>2.14</text:p>
          </table:table-cell>
          <table:table-cell office:value-type="float" office:value="2.263" calcext:value-type="float">
            <text:p>2.263</text:p>
          </table:table-cell>
          <table:table-cell office:value-type="float" office:value="2.085" calcext:value-type="float">
            <text:p>2.085</text:p>
          </table:table-cell>
          <table:table-cell/>
          <table:table-cell table:formula="of:=MIN([.B155:.F155])" office:value-type="float" office:value="2.05" calcext:value-type="float">
            <text:p/>
          </table:table-cell>
          <table:table-cell table:formula="of:=MAX([.B155:.F155])" office:value-type="float" office:value="2.358" calcext:value-type="float">
            <text:p/>
          </table:table-cell>
          <table:table-cell table:formula="of:=AVERAGE([.B155:.F155])" office:value-type="float" office:value="2.1792" calcext:value-type="float">
            <text:p/>
          </table:table-cell>
          <table:table-cell/>
          <table:table-cell table:formula="of:=[.H155]/[.A155]" office:value-type="float" office:value="0.0133116883116883" calcext:value-type="float">
            <text:p/>
          </table:table-cell>
          <table:table-cell table:formula="of:=[.I155]/[.A155]" office:value-type="float" office:value="0.0153116883116883" calcext:value-type="float">
            <text:p/>
          </table:table-cell>
          <table:table-cell table:formula="of:=[.H155]/[.A155]" office:value-type="float" office:value="0.0133116883116883" calcext:value-type="float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097" calcext:value-type="float">
            <text:p>2.097</text:p>
          </table:table-cell>
          <table:table-cell office:value-type="float" office:value="2.138" calcext:value-type="float">
            <text:p>2.138</text:p>
          </table:table-cell>
          <table:table-cell office:value-type="float" office:value="2.09" calcext:value-type="float">
            <text:p>2.09</text:p>
          </table:table-cell>
          <table:table-cell office:value-type="float" office:value="2.338" calcext:value-type="float">
            <text:p>2.338</text:p>
          </table:table-cell>
          <table:table-cell office:value-type="float" office:value="2.143" calcext:value-type="float">
            <text:p>2.143</text:p>
          </table:table-cell>
          <table:table-cell/>
          <table:table-cell table:formula="of:=MIN([.B156:.F156])" office:value-type="float" office:value="2.09" calcext:value-type="float">
            <text:p/>
          </table:table-cell>
          <table:table-cell table:formula="of:=MAX([.B156:.F156])" office:value-type="float" office:value="2.338" calcext:value-type="float">
            <text:p/>
          </table:table-cell>
          <table:table-cell table:formula="of:=AVERAGE([.B156:.F156])" office:value-type="float" office:value="2.1612" calcext:value-type="float">
            <text:p/>
          </table:table-cell>
          <table:table-cell/>
          <table:table-cell table:formula="of:=[.H156]/[.A156]" office:value-type="float" office:value="0.0134838709677419" calcext:value-type="float">
            <text:p/>
          </table:table-cell>
          <table:table-cell table:formula="of:=[.I156]/[.A156]" office:value-type="float" office:value="0.0150838709677419" calcext:value-type="float">
            <text:p/>
          </table:table-cell>
          <table:table-cell table:formula="of:=[.H156]/[.A156]" office:value-type="float" office:value="0.0134838709677419" calcext:value-type="float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074" calcext:value-type="float">
            <text:p>2.074</text:p>
          </table:table-cell>
          <table:table-cell office:value-type="float" office:value="2.139" calcext:value-type="float">
            <text:p>2.139</text:p>
          </table:table-cell>
          <table:table-cell office:value-type="float" office:value="2.109" calcext:value-type="float">
            <text:p>2.109</text:p>
          </table:table-cell>
          <table:table-cell office:value-type="float" office:value="2.126" calcext:value-type="float">
            <text:p>2.126</text:p>
          </table:table-cell>
          <table:table-cell office:value-type="float" office:value="2.107" calcext:value-type="float">
            <text:p>2.107</text:p>
          </table:table-cell>
          <table:table-cell/>
          <table:table-cell table:formula="of:=MIN([.B157:.F157])" office:value-type="float" office:value="2.074" calcext:value-type="float">
            <text:p/>
          </table:table-cell>
          <table:table-cell table:formula="of:=MAX([.B157:.F157])" office:value-type="float" office:value="2.139" calcext:value-type="float">
            <text:p/>
          </table:table-cell>
          <table:table-cell table:formula="of:=AVERAGE([.B157:.F157])" office:value-type="float" office:value="2.111" calcext:value-type="float">
            <text:p/>
          </table:table-cell>
          <table:table-cell/>
          <table:table-cell table:formula="of:=[.H157]/[.A157]" office:value-type="float" office:value="0.0132948717948718" calcext:value-type="float">
            <text:p/>
          </table:table-cell>
          <table:table-cell table:formula="of:=[.I157]/[.A157]" office:value-type="float" office:value="0.0137115384615385" calcext:value-type="float">
            <text:p/>
          </table:table-cell>
          <table:table-cell table:formula="of:=[.H157]/[.A157]" office:value-type="float" office:value="0.0132948717948718" calcext:value-type="float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187" calcext:value-type="float">
            <text:p>2.187</text:p>
          </table:table-cell>
          <table:table-cell office:value-type="float" office:value="2.174" calcext:value-type="float">
            <text:p>2.174</text:p>
          </table:table-cell>
          <table:table-cell office:value-type="float" office:value="2.275" calcext:value-type="float">
            <text:p>2.275</text:p>
          </table:table-cell>
          <table:table-cell office:value-type="float" office:value="2.22" calcext:value-type="float">
            <text:p>2.22</text:p>
          </table:table-cell>
          <table:table-cell office:value-type="float" office:value="2.161" calcext:value-type="float">
            <text:p>2.161</text:p>
          </table:table-cell>
          <table:table-cell/>
          <table:table-cell table:formula="of:=MIN([.B158:.F158])" office:value-type="float" office:value="2.161" calcext:value-type="float">
            <text:p/>
          </table:table-cell>
          <table:table-cell table:formula="of:=MAX([.B158:.F158])" office:value-type="float" office:value="2.275" calcext:value-type="float">
            <text:p/>
          </table:table-cell>
          <table:table-cell table:formula="of:=AVERAGE([.B158:.F158])" office:value-type="float" office:value="2.2034" calcext:value-type="float">
            <text:p/>
          </table:table-cell>
          <table:table-cell/>
          <table:table-cell table:formula="of:=[.H158]/[.A158]" office:value-type="float" office:value="0.0137643312101911" calcext:value-type="float">
            <text:p/>
          </table:table-cell>
          <table:table-cell table:formula="of:=[.I158]/[.A158]" office:value-type="float" office:value="0.0144904458598726" calcext:value-type="float">
            <text:p/>
          </table:table-cell>
          <table:table-cell table:formula="of:=[.H158]/[.A158]" office:value-type="float" office:value="0.0137643312101911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76" calcext:value-type="float">
            <text:p>2.176</text:p>
          </table:table-cell>
          <table:table-cell office:value-type="float" office:value="2.399" calcext:value-type="float">
            <text:p>2.399</text:p>
          </table:table-cell>
          <table:table-cell office:value-type="float" office:value="2.253" calcext:value-type="float">
            <text:p>2.253</text:p>
          </table:table-cell>
          <table:table-cell office:value-type="float" office:value="2.429" calcext:value-type="float">
            <text:p>2.429</text:p>
          </table:table-cell>
          <table:table-cell office:value-type="float" office:value="2.216" calcext:value-type="float">
            <text:p>2.216</text:p>
          </table:table-cell>
          <table:table-cell/>
          <table:table-cell table:formula="of:=MIN([.B159:.F159])" office:value-type="float" office:value="2.176" calcext:value-type="float">
            <text:p/>
          </table:table-cell>
          <table:table-cell table:formula="of:=MAX([.B159:.F159])" office:value-type="float" office:value="2.429" calcext:value-type="float">
            <text:p/>
          </table:table-cell>
          <table:table-cell table:formula="of:=AVERAGE([.B159:.F159])" office:value-type="float" office:value="2.2946" calcext:value-type="float">
            <text:p/>
          </table:table-cell>
          <table:table-cell/>
          <table:table-cell table:formula="of:=[.H159]/[.A159]" office:value-type="float" office:value="0.0137721518987342" calcext:value-type="float">
            <text:p/>
          </table:table-cell>
          <table:table-cell table:formula="of:=[.I159]/[.A159]" office:value-type="float" office:value="0.015373417721519" calcext:value-type="float">
            <text:p/>
          </table:table-cell>
          <table:table-cell table:formula="of:=[.H159]/[.A159]" office:value-type="float" office:value="0.0137721518987342" calcext:value-type="float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218" calcext:value-type="float">
            <text:p>2.218</text:p>
          </table:table-cell>
          <table:table-cell office:value-type="float" office:value="2.236" calcext:value-type="float">
            <text:p>2.236</text:p>
          </table:table-cell>
          <table:table-cell office:value-type="float" office:value="2.237" calcext:value-type="float">
            <text:p>2.237</text:p>
          </table:table-cell>
          <table:table-cell office:value-type="float" office:value="2.255" calcext:value-type="float">
            <text:p>2.255</text:p>
          </table:table-cell>
          <table:table-cell office:value-type="float" office:value="2.273" calcext:value-type="float">
            <text:p>2.273</text:p>
          </table:table-cell>
          <table:table-cell/>
          <table:table-cell table:formula="of:=MIN([.B160:.F160])" office:value-type="float" office:value="2.218" calcext:value-type="float">
            <text:p/>
          </table:table-cell>
          <table:table-cell table:formula="of:=MAX([.B160:.F160])" office:value-type="float" office:value="2.273" calcext:value-type="float">
            <text:p/>
          </table:table-cell>
          <table:table-cell table:formula="of:=AVERAGE([.B160:.F160])" office:value-type="float" office:value="2.2438" calcext:value-type="float">
            <text:p/>
          </table:table-cell>
          <table:table-cell/>
          <table:table-cell table:formula="of:=[.H160]/[.A160]" office:value-type="float" office:value="0.0139496855345912" calcext:value-type="float">
            <text:p/>
          </table:table-cell>
          <table:table-cell table:formula="of:=[.I160]/[.A160]" office:value-type="float" office:value="0.0142955974842767" calcext:value-type="float">
            <text:p/>
          </table:table-cell>
          <table:table-cell table:formula="of:=[.H160]/[.A160]" office:value-type="float" office:value="0.0139496855345912" calcext:value-type="float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33" calcext:value-type="float">
            <text:p>2.333</text:p>
          </table:table-cell>
          <table:table-cell office:value-type="float" office:value="2.239" calcext:value-type="float">
            <text:p>2.239</text:p>
          </table:table-cell>
          <table:table-cell office:value-type="float" office:value="2.247" calcext:value-type="float">
            <text:p>2.247</text:p>
          </table:table-cell>
          <table:table-cell office:value-type="float" office:value="2.222" calcext:value-type="float">
            <text:p>2.222</text:p>
          </table:table-cell>
          <table:table-cell office:value-type="float" office:value="2.253" calcext:value-type="float">
            <text:p>2.253</text:p>
          </table:table-cell>
          <table:table-cell/>
          <table:table-cell table:formula="of:=MIN([.B161:.F161])" office:value-type="float" office:value="2.222" calcext:value-type="float">
            <text:p/>
          </table:table-cell>
          <table:table-cell table:formula="of:=MAX([.B161:.F161])" office:value-type="float" office:value="2.333" calcext:value-type="float">
            <text:p/>
          </table:table-cell>
          <table:table-cell table:formula="of:=AVERAGE([.B161:.F161])" office:value-type="float" office:value="2.2588" calcext:value-type="float">
            <text:p/>
          </table:table-cell>
          <table:table-cell/>
          <table:table-cell table:formula="of:=[.H161]/[.A161]" office:value-type="float" office:value="0.0138875" calcext:value-type="float">
            <text:p/>
          </table:table-cell>
          <table:table-cell table:formula="of:=[.I161]/[.A161]" office:value-type="float" office:value="0.01458125" calcext:value-type="float">
            <text:p/>
          </table:table-cell>
          <table:table-cell table:formula="of:=[.H161]/[.A161]" office:value-type="float" office:value="0.0138875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265" calcext:value-type="float">
            <text:p>2.265</text:p>
          </table:table-cell>
          <table:table-cell office:value-type="float" office:value="2.321" calcext:value-type="float">
            <text:p>2.321</text:p>
          </table:table-cell>
          <table:table-cell office:value-type="float" office:value="2.399" calcext:value-type="float">
            <text:p>2.399</text:p>
          </table:table-cell>
          <table:table-cell office:value-type="float" office:value="2.285" calcext:value-type="float">
            <text:p>2.285</text:p>
          </table:table-cell>
          <table:table-cell office:value-type="float" office:value="2.315" calcext:value-type="float">
            <text:p>2.315</text:p>
          </table:table-cell>
          <table:table-cell/>
          <table:table-cell table:formula="of:=MIN([.B162:.F162])" office:value-type="float" office:value="2.265" calcext:value-type="float">
            <text:p/>
          </table:table-cell>
          <table:table-cell table:formula="of:=MAX([.B162:.F162])" office:value-type="float" office:value="2.399" calcext:value-type="float">
            <text:p/>
          </table:table-cell>
          <table:table-cell table:formula="of:=AVERAGE([.B162:.F162])" office:value-type="float" office:value="2.317" calcext:value-type="float">
            <text:p/>
          </table:table-cell>
          <table:table-cell/>
          <table:table-cell table:formula="of:=[.H162]/[.A162]" office:value-type="float" office:value="0.0140683229813665" calcext:value-type="float">
            <text:p/>
          </table:table-cell>
          <table:table-cell table:formula="of:=[.I162]/[.A162]" office:value-type="float" office:value="0.0149006211180124" calcext:value-type="float">
            <text:p/>
          </table:table-cell>
          <table:table-cell table:formula="of:=[.H162]/[.A162]" office:value-type="float" office:value="0.0140683229813665" calcext:value-type="float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307" calcext:value-type="float">
            <text:p>2.307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1" calcext:value-type="float">
            <text:p>2.411</text:p>
          </table:table-cell>
          <table:table-cell office:value-type="float" office:value="2.386" calcext:value-type="float">
            <text:p>2.386</text:p>
          </table:table-cell>
          <table:table-cell office:value-type="float" office:value="2.304" calcext:value-type="float">
            <text:p>2.304</text:p>
          </table:table-cell>
          <table:table-cell/>
          <table:table-cell table:formula="of:=MIN([.B163:.F163])" office:value-type="float" office:value="2.304" calcext:value-type="float">
            <text:p/>
          </table:table-cell>
          <table:table-cell table:formula="of:=MAX([.B163:.F163])" office:value-type="float" office:value="2.411" calcext:value-type="float">
            <text:p/>
          </table:table-cell>
          <table:table-cell table:formula="of:=AVERAGE([.B163:.F163])" office:value-type="float" office:value="2.3432" calcext:value-type="float">
            <text:p/>
          </table:table-cell>
          <table:table-cell/>
          <table:table-cell table:formula="of:=[.H163]/[.A163]" office:value-type="float" office:value="0.0142222222222222" calcext:value-type="float">
            <text:p/>
          </table:table-cell>
          <table:table-cell table:formula="of:=[.I163]/[.A163]" office:value-type="float" office:value="0.0148827160493827" calcext:value-type="float">
            <text:p/>
          </table:table-cell>
          <table:table-cell table:formula="of:=[.H163]/[.A163]" office:value-type="float" office:value="0.0142222222222222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366" calcext:value-type="float">
            <text:p>2.366</text:p>
          </table:table-cell>
          <table:table-cell office:value-type="float" office:value="2.475" calcext:value-type="float">
            <text:p>2.475</text:p>
          </table:table-cell>
          <table:table-cell office:value-type="float" office:value="2.349" calcext:value-type="float">
            <text:p>2.349</text:p>
          </table:table-cell>
          <table:table-cell office:value-type="float" office:value="2.369" calcext:value-type="float">
            <text:p>2.369</text:p>
          </table:table-cell>
          <table:table-cell office:value-type="float" office:value="2.342" calcext:value-type="float">
            <text:p>2.342</text:p>
          </table:table-cell>
          <table:table-cell/>
          <table:table-cell table:formula="of:=MIN([.B164:.F164])" office:value-type="float" office:value="2.342" calcext:value-type="float">
            <text:p/>
          </table:table-cell>
          <table:table-cell table:formula="of:=MAX([.B164:.F164])" office:value-type="float" office:value="2.475" calcext:value-type="float">
            <text:p/>
          </table:table-cell>
          <table:table-cell table:formula="of:=AVERAGE([.B164:.F164])" office:value-type="float" office:value="2.3802" calcext:value-type="float">
            <text:p/>
          </table:table-cell>
          <table:table-cell/>
          <table:table-cell table:formula="of:=[.H164]/[.A164]" office:value-type="float" office:value="0.0143680981595092" calcext:value-type="float">
            <text:p/>
          </table:table-cell>
          <table:table-cell table:formula="of:=[.I164]/[.A164]" office:value-type="float" office:value="0.0151840490797546" calcext:value-type="float">
            <text:p/>
          </table:table-cell>
          <table:table-cell table:formula="of:=[.H164]/[.A164]" office:value-type="float" office:value="0.0143680981595092" calcext:value-type="float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.336" calcext:value-type="float">
            <text:p>2.336</text:p>
          </table:table-cell>
          <table:table-cell office:value-type="float" office:value="2.507" calcext:value-type="float">
            <text:p>2.507</text:p>
          </table:table-cell>
          <table:table-cell office:value-type="float" office:value="2.417" calcext:value-type="float">
            <text:p>2.417</text:p>
          </table:table-cell>
          <table:table-cell office:value-type="float" office:value="2.346" calcext:value-type="float">
            <text:p>2.346</text:p>
          </table:table-cell>
          <table:table-cell/>
          <table:table-cell table:formula="of:=MIN([.B165:.F165])" office:value-type="float" office:value="2.336" calcext:value-type="float">
            <text:p/>
          </table:table-cell>
          <table:table-cell table:formula="of:=MAX([.B165:.F165])" office:value-type="float" office:value="2.507" calcext:value-type="float">
            <text:p/>
          </table:table-cell>
          <table:table-cell table:formula="of:=AVERAGE([.B165:.F165])" office:value-type="float" office:value="2.3884" calcext:value-type="float">
            <text:p/>
          </table:table-cell>
          <table:table-cell/>
          <table:table-cell table:formula="of:=[.H165]/[.A165]" office:value-type="float" office:value="0.0142439024390244" calcext:value-type="float">
            <text:p/>
          </table:table-cell>
          <table:table-cell table:formula="of:=[.I165]/[.A165]" office:value-type="float" office:value="0.0152865853658537" calcext:value-type="float">
            <text:p/>
          </table:table-cell>
          <table:table-cell table:formula="of:=[.H165]/[.A165]" office:value-type="float" office:value="0.0142439024390244" calcext:value-type="float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398" calcext:value-type="float">
            <text:p>2.398</text:p>
          </table:table-cell>
          <table:table-cell office:value-type="float" office:value="2.445" calcext:value-type="float">
            <text:p>2.445</text:p>
          </table:table-cell>
          <table:table-cell office:value-type="float" office:value="2.584" calcext:value-type="float">
            <text:p>2.584</text:p>
          </table:table-cell>
          <table:table-cell office:value-type="float" office:value="2.397" calcext:value-type="float">
            <text:p>2.397</text:p>
          </table:table-cell>
          <table:table-cell office:value-type="float" office:value="2.38" calcext:value-type="float">
            <text:p>2.38</text:p>
          </table:table-cell>
          <table:table-cell/>
          <table:table-cell table:formula="of:=MIN([.B166:.F166])" office:value-type="float" office:value="2.38" calcext:value-type="float">
            <text:p/>
          </table:table-cell>
          <table:table-cell table:formula="of:=MAX([.B166:.F166])" office:value-type="float" office:value="2.584" calcext:value-type="float">
            <text:p/>
          </table:table-cell>
          <table:table-cell table:formula="of:=AVERAGE([.B166:.F166])" office:value-type="float" office:value="2.4408" calcext:value-type="float">
            <text:p/>
          </table:table-cell>
          <table:table-cell/>
          <table:table-cell table:formula="of:=[.H166]/[.A166]" office:value-type="float" office:value="0.0144242424242424" calcext:value-type="float">
            <text:p/>
          </table:table-cell>
          <table:table-cell table:formula="of:=[.I166]/[.A166]" office:value-type="float" office:value="0.0156606060606061" calcext:value-type="float">
            <text:p/>
          </table:table-cell>
          <table:table-cell table:formula="of:=[.H166]/[.A166]" office:value-type="float" office:value="0.0144242424242424" calcext:value-type="float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386" calcext:value-type="float">
            <text:p>2.386</text:p>
          </table:table-cell>
          <table:table-cell office:value-type="float" office:value="2.398" calcext:value-type="float">
            <text:p>2.398</text:p>
          </table:table-cell>
          <table:table-cell office:value-type="float" office:value="2.543" calcext:value-type="float">
            <text:p>2.543</text:p>
          </table:table-cell>
          <table:table-cell office:value-type="float" office:value="2.4" calcext:value-type="float">
            <text:p>2.4</text:p>
          </table:table-cell>
          <table:table-cell office:value-type="float" office:value="2.432" calcext:value-type="float">
            <text:p>2.432</text:p>
          </table:table-cell>
          <table:table-cell/>
          <table:table-cell table:formula="of:=MIN([.B167:.F167])" office:value-type="float" office:value="2.386" calcext:value-type="float">
            <text:p/>
          </table:table-cell>
          <table:table-cell table:formula="of:=MAX([.B167:.F167])" office:value-type="float" office:value="2.543" calcext:value-type="float">
            <text:p/>
          </table:table-cell>
          <table:table-cell table:formula="of:=AVERAGE([.B167:.F167])" office:value-type="float" office:value="2.4318" calcext:value-type="float">
            <text:p/>
          </table:table-cell>
          <table:table-cell/>
          <table:table-cell table:formula="of:=[.H167]/[.A167]" office:value-type="float" office:value="0.0143734939759036" calcext:value-type="float">
            <text:p/>
          </table:table-cell>
          <table:table-cell table:formula="of:=[.I167]/[.A167]" office:value-type="float" office:value="0.0153192771084337" calcext:value-type="float">
            <text:p/>
          </table:table-cell>
          <table:table-cell table:formula="of:=[.H167]/[.A167]" office:value-type="float" office:value="0.0143734939759036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446" calcext:value-type="float">
            <text:p>2.446</text:p>
          </table:table-cell>
          <table:table-cell office:value-type="float" office:value="2.553" calcext:value-type="float">
            <text:p>2.553</text:p>
          </table:table-cell>
          <table:table-cell office:value-type="float" office:value="2.49" calcext:value-type="float">
            <text:p>2.49</text:p>
          </table:table-cell>
          <table:table-cell office:value-type="float" office:value="2.473" calcext:value-type="float">
            <text:p>2.473</text:p>
          </table:table-cell>
          <table:table-cell office:value-type="float" office:value="2.481" calcext:value-type="float">
            <text:p>2.481</text:p>
          </table:table-cell>
          <table:table-cell/>
          <table:table-cell table:formula="of:=MIN([.B168:.F168])" office:value-type="float" office:value="2.446" calcext:value-type="float">
            <text:p/>
          </table:table-cell>
          <table:table-cell table:formula="of:=MAX([.B168:.F168])" office:value-type="float" office:value="2.553" calcext:value-type="float">
            <text:p/>
          </table:table-cell>
          <table:table-cell table:formula="of:=AVERAGE([.B168:.F168])" office:value-type="float" office:value="2.4886" calcext:value-type="float">
            <text:p/>
          </table:table-cell>
          <table:table-cell/>
          <table:table-cell table:formula="of:=[.H168]/[.A168]" office:value-type="float" office:value="0.0146467065868263" calcext:value-type="float">
            <text:p/>
          </table:table-cell>
          <table:table-cell table:formula="of:=[.I168]/[.A168]" office:value-type="float" office:value="0.0152874251497006" calcext:value-type="float">
            <text:p/>
          </table:table-cell>
          <table:table-cell table:formula="of:=[.H168]/[.A168]" office:value-type="float" office:value="0.0146467065868263" calcext:value-type="float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44" calcext:value-type="float">
            <text:p>2.44</text:p>
          </table:table-cell>
          <table:table-cell office:value-type="float" office:value="2.467" calcext:value-type="float">
            <text:p>2.467</text:p>
          </table:table-cell>
          <table:table-cell office:value-type="float" office:value="2.462" calcext:value-type="float">
            <text:p>2.462</text:p>
          </table:table-cell>
          <table:table-cell office:value-type="float" office:value="2.48" calcext:value-type="float">
            <text:p>2.48</text:p>
          </table:table-cell>
          <table:table-cell office:value-type="float" office:value="2.446" calcext:value-type="float">
            <text:p>2.446</text:p>
          </table:table-cell>
          <table:table-cell/>
          <table:table-cell table:formula="of:=MIN([.B169:.F169])" office:value-type="float" office:value="2.44" calcext:value-type="float">
            <text:p/>
          </table:table-cell>
          <table:table-cell table:formula="of:=MAX([.B169:.F169])" office:value-type="float" office:value="2.48" calcext:value-type="float">
            <text:p/>
          </table:table-cell>
          <table:table-cell table:formula="of:=AVERAGE([.B169:.F169])" office:value-type="float" office:value="2.459" calcext:value-type="float">
            <text:p/>
          </table:table-cell>
          <table:table-cell/>
          <table:table-cell table:formula="of:=[.H169]/[.A169]" office:value-type="float" office:value="0.0145238095238095" calcext:value-type="float">
            <text:p/>
          </table:table-cell>
          <table:table-cell table:formula="of:=[.I169]/[.A169]" office:value-type="float" office:value="0.0147619047619048" calcext:value-type="float">
            <text:p/>
          </table:table-cell>
          <table:table-cell table:formula="of:=[.H169]/[.A169]" office:value-type="float" office:value="0.0145238095238095" calcext:value-type="float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526" calcext:value-type="float">
            <text:p>2.526</text:p>
          </table:table-cell>
          <table:table-cell office:value-type="float" office:value="2.732" calcext:value-type="float">
            <text:p>2.732</text:p>
          </table:table-cell>
          <table:table-cell office:value-type="float" office:value="2.518" calcext:value-type="float">
            <text:p>2.518</text:p>
          </table:table-cell>
          <table:table-cell office:value-type="float" office:value="2.627" calcext:value-type="float">
            <text:p>2.627</text:p>
          </table:table-cell>
          <table:table-cell office:value-type="float" office:value="2.534" calcext:value-type="float">
            <text:p>2.534</text:p>
          </table:table-cell>
          <table:table-cell/>
          <table:table-cell table:formula="of:=MIN([.B170:.F170])" office:value-type="float" office:value="2.518" calcext:value-type="float">
            <text:p/>
          </table:table-cell>
          <table:table-cell table:formula="of:=MAX([.B170:.F170])" office:value-type="float" office:value="2.732" calcext:value-type="float">
            <text:p/>
          </table:table-cell>
          <table:table-cell table:formula="of:=AVERAGE([.B170:.F170])" office:value-type="float" office:value="2.5874" calcext:value-type="float">
            <text:p/>
          </table:table-cell>
          <table:table-cell/>
          <table:table-cell table:formula="of:=[.H170]/[.A170]" office:value-type="float" office:value="0.0148994082840237" calcext:value-type="float">
            <text:p/>
          </table:table-cell>
          <table:table-cell table:formula="of:=[.I170]/[.A170]" office:value-type="float" office:value="0.0161656804733728" calcext:value-type="float">
            <text:p/>
          </table:table-cell>
          <table:table-cell table:formula="of:=[.H170]/[.A170]" office:value-type="float" office:value="0.0148994082840237" calcext:value-type="float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532" calcext:value-type="float">
            <text:p>2.532</text:p>
          </table:table-cell>
          <table:table-cell office:value-type="float" office:value="2.549" calcext:value-type="float">
            <text:p>2.549</text:p>
          </table:table-cell>
          <table:table-cell office:value-type="float" office:value="2.563" calcext:value-type="float">
            <text:p>2.563</text:p>
          </table:table-cell>
          <table:table-cell office:value-type="float" office:value="2.555" calcext:value-type="float">
            <text:p>2.555</text:p>
          </table:table-cell>
          <table:table-cell office:value-type="float" office:value="2.546" calcext:value-type="float">
            <text:p>2.546</text:p>
          </table:table-cell>
          <table:table-cell/>
          <table:table-cell table:formula="of:=MIN([.B171:.F171])" office:value-type="float" office:value="2.532" calcext:value-type="float">
            <text:p/>
          </table:table-cell>
          <table:table-cell table:formula="of:=MAX([.B171:.F171])" office:value-type="float" office:value="2.563" calcext:value-type="float">
            <text:p/>
          </table:table-cell>
          <table:table-cell table:formula="of:=AVERAGE([.B171:.F171])" office:value-type="float" office:value="2.549" calcext:value-type="float">
            <text:p/>
          </table:table-cell>
          <table:table-cell/>
          <table:table-cell table:formula="of:=[.H171]/[.A171]" office:value-type="float" office:value="0.0148941176470588" calcext:value-type="float">
            <text:p/>
          </table:table-cell>
          <table:table-cell table:formula="of:=[.I171]/[.A171]" office:value-type="float" office:value="0.0150764705882353" calcext:value-type="float">
            <text:p/>
          </table:table-cell>
          <table:table-cell table:formula="of:=[.H171]/[.A171]" office:value-type="float" office:value="0.0148941176470588" calcext:value-type="float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522" calcext:value-type="float">
            <text:p>2.522</text:p>
          </table:table-cell>
          <table:table-cell office:value-type="float" office:value="2.565" calcext:value-type="float">
            <text:p>2.565</text:p>
          </table:table-cell>
          <table:table-cell office:value-type="float" office:value="2.695" calcext:value-type="float">
            <text:p>2.695</text:p>
          </table:table-cell>
          <table:table-cell office:value-type="float" office:value="2.644" calcext:value-type="float">
            <text:p>2.644</text:p>
          </table:table-cell>
          <table:table-cell office:value-type="float" office:value="2.559" calcext:value-type="float">
            <text:p>2.559</text:p>
          </table:table-cell>
          <table:table-cell/>
          <table:table-cell table:formula="of:=MIN([.B172:.F172])" office:value-type="float" office:value="2.522" calcext:value-type="float">
            <text:p/>
          </table:table-cell>
          <table:table-cell table:formula="of:=MAX([.B172:.F172])" office:value-type="float" office:value="2.695" calcext:value-type="float">
            <text:p/>
          </table:table-cell>
          <table:table-cell table:formula="of:=AVERAGE([.B172:.F172])" office:value-type="float" office:value="2.597" calcext:value-type="float">
            <text:p/>
          </table:table-cell>
          <table:table-cell/>
          <table:table-cell table:formula="of:=[.H172]/[.A172]" office:value-type="float" office:value="0.0147485380116959" calcext:value-type="float">
            <text:p/>
          </table:table-cell>
          <table:table-cell table:formula="of:=[.I172]/[.A172]" office:value-type="float" office:value="0.0157602339181287" calcext:value-type="float">
            <text:p/>
          </table:table-cell>
          <table:table-cell table:formula="of:=[.H172]/[.A172]" office:value-type="float" office:value="0.0147485380116959" calcext:value-type="float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2.577" calcext:value-type="float">
            <text:p>2.577</text:p>
          </table:table-cell>
          <table:table-cell office:value-type="float" office:value="2.561" calcext:value-type="float">
            <text:p>2.561</text:p>
          </table:table-cell>
          <table:table-cell office:value-type="float" office:value="2.597" calcext:value-type="float">
            <text:p>2.597</text:p>
          </table:table-cell>
          <table:table-cell office:value-type="float" office:value="2.599" calcext:value-type="float">
            <text:p>2.599</text:p>
          </table:table-cell>
          <table:table-cell/>
          <table:table-cell table:formula="of:=MIN([.B173:.F173])" office:value-type="float" office:value="2.561" calcext:value-type="float">
            <text:p/>
          </table:table-cell>
          <table:table-cell table:formula="of:=MAX([.B173:.F173])" office:value-type="float" office:value="2.599" calcext:value-type="float">
            <text:p/>
          </table:table-cell>
          <table:table-cell table:formula="of:=AVERAGE([.B173:.F173])" office:value-type="float" office:value="2.5822" calcext:value-type="float">
            <text:p/>
          </table:table-cell>
          <table:table-cell/>
          <table:table-cell table:formula="of:=[.H173]/[.A173]" office:value-type="float" office:value="0.0148895348837209" calcext:value-type="float">
            <text:p/>
          </table:table-cell>
          <table:table-cell table:formula="of:=[.I173]/[.A173]" office:value-type="float" office:value="0.0151104651162791" calcext:value-type="float">
            <text:p/>
          </table:table-cell>
          <table:table-cell table:formula="of:=[.H173]/[.A173]" office:value-type="float" office:value="0.0148895348837209" calcext:value-type="float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799" calcext:value-type="float">
            <text:p>2.799</text:p>
          </table:table-cell>
          <table:table-cell office:value-type="float" office:value="2.649" calcext:value-type="float">
            <text:p>2.649</text:p>
          </table:table-cell>
          <table:table-cell office:value-type="float" office:value="2.767" calcext:value-type="float">
            <text:p>2.767</text:p>
          </table:table-cell>
          <table:table-cell office:value-type="float" office:value="2.651" calcext:value-type="float">
            <text:p>2.651</text:p>
          </table:table-cell>
          <table:table-cell office:value-type="float" office:value="2.643" calcext:value-type="float">
            <text:p>2.643</text:p>
          </table:table-cell>
          <table:table-cell/>
          <table:table-cell table:formula="of:=MIN([.B174:.F174])" office:value-type="float" office:value="2.643" calcext:value-type="float">
            <text:p/>
          </table:table-cell>
          <table:table-cell table:formula="of:=MAX([.B174:.F174])" office:value-type="float" office:value="2.799" calcext:value-type="float">
            <text:p/>
          </table:table-cell>
          <table:table-cell table:formula="of:=AVERAGE([.B174:.F174])" office:value-type="float" office:value="2.7018" calcext:value-type="float">
            <text:p/>
          </table:table-cell>
          <table:table-cell/>
          <table:table-cell table:formula="of:=[.H174]/[.A174]" office:value-type="float" office:value="0.0152774566473988" calcext:value-type="float">
            <text:p/>
          </table:table-cell>
          <table:table-cell table:formula="of:=[.I174]/[.A174]" office:value-type="float" office:value="0.0161791907514451" calcext:value-type="float">
            <text:p/>
          </table:table-cell>
          <table:table-cell table:formula="of:=[.H174]/[.A174]" office:value-type="float" office:value="0.0152774566473988" calcext:value-type="float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582" calcext:value-type="float">
            <text:p>2.582</text:p>
          </table:table-cell>
          <table:table-cell office:value-type="float" office:value="2.681" calcext:value-type="float">
            <text:p>2.681</text:p>
          </table:table-cell>
          <table:table-cell office:value-type="float" office:value="2.618" calcext:value-type="float">
            <text:p>2.618</text:p>
          </table:table-cell>
          <table:table-cell office:value-type="float" office:value="2.731" calcext:value-type="float">
            <text:p>2.731</text:p>
          </table:table-cell>
          <table:table-cell office:value-type="float" office:value="2.657" calcext:value-type="float">
            <text:p>2.657</text:p>
          </table:table-cell>
          <table:table-cell/>
          <table:table-cell table:formula="of:=MIN([.B175:.F175])" office:value-type="float" office:value="2.582" calcext:value-type="float">
            <text:p/>
          </table:table-cell>
          <table:table-cell table:formula="of:=MAX([.B175:.F175])" office:value-type="float" office:value="2.731" calcext:value-type="float">
            <text:p/>
          </table:table-cell>
          <table:table-cell table:formula="of:=AVERAGE([.B175:.F175])" office:value-type="float" office:value="2.6538" calcext:value-type="float">
            <text:p/>
          </table:table-cell>
          <table:table-cell/>
          <table:table-cell table:formula="of:=[.H175]/[.A175]" office:value-type="float" office:value="0.0148390804597701" calcext:value-type="float">
            <text:p/>
          </table:table-cell>
          <table:table-cell table:formula="of:=[.I175]/[.A175]" office:value-type="float" office:value="0.0156954022988506" calcext:value-type="float">
            <text:p/>
          </table:table-cell>
          <table:table-cell table:formula="of:=[.H175]/[.A175]" office:value-type="float" office:value="0.0148390804597701" calcext:value-type="float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662" calcext:value-type="float">
            <text:p>2.662</text:p>
          </table:table-cell>
          <table:table-cell office:value-type="float" office:value="2.699" calcext:value-type="float">
            <text:p>2.699</text:p>
          </table:table-cell>
          <table:table-cell office:value-type="float" office:value="2.663" calcext:value-type="float">
            <text:p>2.663</text:p>
          </table:table-cell>
          <table:table-cell office:value-type="float" office:value="2.682" calcext:value-type="float">
            <text:p>2.682</text:p>
          </table:table-cell>
          <table:table-cell office:value-type="float" office:value="2.624" calcext:value-type="float">
            <text:p>2.624</text:p>
          </table:table-cell>
          <table:table-cell/>
          <table:table-cell table:formula="of:=MIN([.B176:.F176])" office:value-type="float" office:value="2.624" calcext:value-type="float">
            <text:p/>
          </table:table-cell>
          <table:table-cell table:formula="of:=MAX([.B176:.F176])" office:value-type="float" office:value="2.699" calcext:value-type="float">
            <text:p/>
          </table:table-cell>
          <table:table-cell table:formula="of:=AVERAGE([.B176:.F176])" office:value-type="float" office:value="2.666" calcext:value-type="float">
            <text:p/>
          </table:table-cell>
          <table:table-cell/>
          <table:table-cell table:formula="of:=[.H176]/[.A176]" office:value-type="float" office:value="0.0149942857142857" calcext:value-type="float">
            <text:p/>
          </table:table-cell>
          <table:table-cell table:formula="of:=[.I176]/[.A176]" office:value-type="float" office:value="0.0154228571428571" calcext:value-type="float">
            <text:p/>
          </table:table-cell>
          <table:table-cell table:formula="of:=[.H176]/[.A176]" office:value-type="float" office:value="0.0149942857142857" calcext:value-type="float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864" calcext:value-type="float">
            <text:p>2.864</text:p>
          </table:table-cell>
          <table:table-cell office:value-type="float" office:value="2.708" calcext:value-type="float">
            <text:p>2.708</text:p>
          </table:table-cell>
          <table:table-cell office:value-type="float" office:value="2.822" calcext:value-type="float">
            <text:p>2.822</text:p>
          </table:table-cell>
          <table:table-cell office:value-type="float" office:value="3.009" calcext:value-type="float">
            <text:p>3.009</text:p>
          </table:table-cell>
          <table:table-cell office:value-type="float" office:value="2.739" calcext:value-type="float">
            <text:p>2.739</text:p>
          </table:table-cell>
          <table:table-cell/>
          <table:table-cell table:formula="of:=MIN([.B177:.F177])" office:value-type="float" office:value="2.708" calcext:value-type="float">
            <text:p/>
          </table:table-cell>
          <table:table-cell table:formula="of:=MAX([.B177:.F177])" office:value-type="float" office:value="3.009" calcext:value-type="float">
            <text:p/>
          </table:table-cell>
          <table:table-cell table:formula="of:=AVERAGE([.B177:.F177])" office:value-type="float" office:value="2.8284" calcext:value-type="float">
            <text:p/>
          </table:table-cell>
          <table:table-cell/>
          <table:table-cell table:formula="of:=[.H177]/[.A177]" office:value-type="float" office:value="0.0153863636363636" calcext:value-type="float">
            <text:p/>
          </table:table-cell>
          <table:table-cell table:formula="of:=[.I177]/[.A177]" office:value-type="float" office:value="0.0170965909090909" calcext:value-type="float">
            <text:p/>
          </table:table-cell>
          <table:table-cell table:formula="of:=[.H177]/[.A177]" office:value-type="float" office:value="0.0153863636363636" calcext:value-type="float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019" calcext:value-type="float">
            <text:p>3.019</text:p>
          </table:table-cell>
          <table:table-cell office:value-type="float" office:value="3.038" calcext:value-type="float">
            <text:p>3.038</text:p>
          </table:table-cell>
          <table:table-cell office:value-type="float" office:value="2.737" calcext:value-type="float">
            <text:p>2.737</text:p>
          </table:table-cell>
          <table:table-cell office:value-type="float" office:value="2.751" calcext:value-type="float">
            <text:p>2.751</text:p>
          </table:table-cell>
          <table:table-cell office:value-type="float" office:value="2.994" calcext:value-type="float">
            <text:p>2.994</text:p>
          </table:table-cell>
          <table:table-cell/>
          <table:table-cell table:formula="of:=MIN([.B178:.F178])" office:value-type="float" office:value="2.737" calcext:value-type="float">
            <text:p/>
          </table:table-cell>
          <table:table-cell table:formula="of:=MAX([.B178:.F178])" office:value-type="float" office:value="3.038" calcext:value-type="float">
            <text:p/>
          </table:table-cell>
          <table:table-cell table:formula="of:=AVERAGE([.B178:.F178])" office:value-type="float" office:value="2.9078" calcext:value-type="float">
            <text:p/>
          </table:table-cell>
          <table:table-cell/>
          <table:table-cell table:formula="of:=[.H178]/[.A178]" office:value-type="float" office:value="0.0154632768361582" calcext:value-type="float">
            <text:p/>
          </table:table-cell>
          <table:table-cell table:formula="of:=[.I178]/[.A178]" office:value-type="float" office:value="0.0171638418079096" calcext:value-type="float">
            <text:p/>
          </table:table-cell>
          <table:table-cell table:formula="of:=[.H178]/[.A178]" office:value-type="float" office:value="0.0154632768361582" calcext:value-type="float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783" calcext:value-type="float">
            <text:p>2.783</text:p>
          </table:table-cell>
          <table:table-cell office:value-type="float" office:value="2.808" calcext:value-type="float">
            <text:p>2.808</text:p>
          </table:table-cell>
          <table:table-cell office:value-type="float" office:value="2.834" calcext:value-type="float">
            <text:p>2.834</text:p>
          </table:table-cell>
          <table:table-cell office:value-type="float" office:value="2.827" calcext:value-type="float">
            <text:p>2.827</text:p>
          </table:table-cell>
          <table:table-cell office:value-type="float" office:value="2.854" calcext:value-type="float">
            <text:p>2.854</text:p>
          </table:table-cell>
          <table:table-cell/>
          <table:table-cell table:formula="of:=MIN([.B179:.F179])" office:value-type="float" office:value="2.783" calcext:value-type="float">
            <text:p/>
          </table:table-cell>
          <table:table-cell table:formula="of:=MAX([.B179:.F179])" office:value-type="float" office:value="2.854" calcext:value-type="float">
            <text:p/>
          </table:table-cell>
          <table:table-cell table:formula="of:=AVERAGE([.B179:.F179])" office:value-type="float" office:value="2.8212" calcext:value-type="float">
            <text:p/>
          </table:table-cell>
          <table:table-cell/>
          <table:table-cell table:formula="of:=[.H179]/[.A179]" office:value-type="float" office:value="0.0156348314606742" calcext:value-type="float">
            <text:p/>
          </table:table-cell>
          <table:table-cell table:formula="of:=[.I179]/[.A179]" office:value-type="float" office:value="0.0160337078651685" calcext:value-type="float">
            <text:p/>
          </table:table-cell>
          <table:table-cell table:formula="of:=[.H179]/[.A179]" office:value-type="float" office:value="0.0156348314606742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833" calcext:value-type="float">
            <text:p>2.833</text:p>
          </table:table-cell>
          <table:table-cell office:value-type="float" office:value="2.789" calcext:value-type="float">
            <text:p>2.789</text:p>
          </table:table-cell>
          <table:table-cell office:value-type="float" office:value="2.871" calcext:value-type="float">
            <text:p>2.871</text:p>
          </table:table-cell>
          <table:table-cell office:value-type="float" office:value="2.823" calcext:value-type="float">
            <text:p>2.823</text:p>
          </table:table-cell>
          <table:table-cell office:value-type="float" office:value="2.953" calcext:value-type="float">
            <text:p>2.953</text:p>
          </table:table-cell>
          <table:table-cell/>
          <table:table-cell table:formula="of:=MIN([.B180:.F180])" office:value-type="float" office:value="2.789" calcext:value-type="float">
            <text:p/>
          </table:table-cell>
          <table:table-cell table:formula="of:=MAX([.B180:.F180])" office:value-type="float" office:value="2.953" calcext:value-type="float">
            <text:p/>
          </table:table-cell>
          <table:table-cell table:formula="of:=AVERAGE([.B180:.F180])" office:value-type="float" office:value="2.8538" calcext:value-type="float">
            <text:p/>
          </table:table-cell>
          <table:table-cell/>
          <table:table-cell table:formula="of:=[.H180]/[.A180]" office:value-type="float" office:value="0.0155810055865922" calcext:value-type="float">
            <text:p/>
          </table:table-cell>
          <table:table-cell table:formula="of:=[.I180]/[.A180]" office:value-type="float" office:value="0.0164972067039106" calcext:value-type="float">
            <text:p/>
          </table:table-cell>
          <table:table-cell table:formula="of:=[.H180]/[.A180]" office:value-type="float" office:value="0.0155810055865922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849" calcext:value-type="float">
            <text:p>2.849</text:p>
          </table:table-cell>
          <table:table-cell office:value-type="float" office:value="2.916" calcext:value-type="float">
            <text:p>2.916</text:p>
          </table:table-cell>
          <table:table-cell office:value-type="float" office:value="2.939" calcext:value-type="float">
            <text:p>2.939</text:p>
          </table:table-cell>
          <table:table-cell office:value-type="float" office:value="2.853" calcext:value-type="float">
            <text:p>2.853</text:p>
          </table:table-cell>
          <table:table-cell office:value-type="float" office:value="2.858" calcext:value-type="float">
            <text:p>2.858</text:p>
          </table:table-cell>
          <table:table-cell/>
          <table:table-cell table:formula="of:=MIN([.B181:.F181])" office:value-type="float" office:value="2.849" calcext:value-type="float">
            <text:p/>
          </table:table-cell>
          <table:table-cell table:formula="of:=MAX([.B181:.F181])" office:value-type="float" office:value="2.939" calcext:value-type="float">
            <text:p/>
          </table:table-cell>
          <table:table-cell table:formula="of:=AVERAGE([.B181:.F181])" office:value-type="float" office:value="2.883" calcext:value-type="float">
            <text:p/>
          </table:table-cell>
          <table:table-cell/>
          <table:table-cell table:formula="of:=[.H181]/[.A181]" office:value-type="float" office:value="0.0158277777777778" calcext:value-type="float">
            <text:p/>
          </table:table-cell>
          <table:table-cell table:formula="of:=[.I181]/[.A181]" office:value-type="float" office:value="0.0163277777777778" calcext:value-type="float">
            <text:p/>
          </table:table-cell>
          <table:table-cell table:formula="of:=[.H181]/[.A181]" office:value-type="float" office:value="0.0158277777777778" calcext:value-type="float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835" calcext:value-type="float">
            <text:p>2.835</text:p>
          </table:table-cell>
          <table:table-cell office:value-type="float" office:value="2.855" calcext:value-type="float">
            <text:p>2.855</text:p>
          </table:table-cell>
          <table:table-cell office:value-type="float" office:value="2.853" calcext:value-type="float">
            <text:p>2.853</text:p>
          </table:table-cell>
          <table:table-cell office:value-type="float" office:value="2.896" calcext:value-type="float">
            <text:p>2.896</text:p>
          </table:table-cell>
          <table:table-cell office:value-type="float" office:value="2.884" calcext:value-type="float">
            <text:p>2.884</text:p>
          </table:table-cell>
          <table:table-cell/>
          <table:table-cell table:formula="of:=MIN([.B182:.F182])" office:value-type="float" office:value="2.835" calcext:value-type="float">
            <text:p/>
          </table:table-cell>
          <table:table-cell table:formula="of:=MAX([.B182:.F182])" office:value-type="float" office:value="2.896" calcext:value-type="float">
            <text:p/>
          </table:table-cell>
          <table:table-cell table:formula="of:=AVERAGE([.B182:.F182])" office:value-type="float" office:value="2.8646" calcext:value-type="float">
            <text:p/>
          </table:table-cell>
          <table:table-cell/>
          <table:table-cell table:formula="of:=[.H182]/[.A182]" office:value-type="float" office:value="0.0156629834254144" calcext:value-type="float">
            <text:p/>
          </table:table-cell>
          <table:table-cell table:formula="of:=[.I182]/[.A182]" office:value-type="float" office:value="0.016" calcext:value-type="float">
            <text:p/>
          </table:table-cell>
          <table:table-cell table:formula="of:=[.H182]/[.A182]" office:value-type="float" office:value="0.0156629834254144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812" calcext:value-type="float">
            <text:p>2.812</text:p>
          </table:table-cell>
          <table:table-cell office:value-type="float" office:value="2.88" calcext:value-type="float">
            <text:p>2.88</text:p>
          </table:table-cell>
          <table:table-cell office:value-type="float" office:value="2.83" calcext:value-type="float">
            <text:p>2.83</text:p>
          </table:table-cell>
          <table:table-cell office:value-type="float" office:value="3.045" calcext:value-type="float">
            <text:p>3.045</text:p>
          </table:table-cell>
          <table:table-cell office:value-type="float" office:value="2.892" calcext:value-type="float">
            <text:p>2.892</text:p>
          </table:table-cell>
          <table:table-cell/>
          <table:table-cell table:formula="of:=MIN([.B183:.F183])" office:value-type="float" office:value="2.812" calcext:value-type="float">
            <text:p/>
          </table:table-cell>
          <table:table-cell table:formula="of:=MAX([.B183:.F183])" office:value-type="float" office:value="3.045" calcext:value-type="float">
            <text:p/>
          </table:table-cell>
          <table:table-cell table:formula="of:=AVERAGE([.B183:.F183])" office:value-type="float" office:value="2.8918" calcext:value-type="float">
            <text:p/>
          </table:table-cell>
          <table:table-cell/>
          <table:table-cell table:formula="of:=[.H183]/[.A183]" office:value-type="float" office:value="0.0154505494505495" calcext:value-type="float">
            <text:p/>
          </table:table-cell>
          <table:table-cell table:formula="of:=[.I183]/[.A183]" office:value-type="float" office:value="0.0167307692307692" calcext:value-type="float">
            <text:p/>
          </table:table-cell>
          <table:table-cell table:formula="of:=[.H183]/[.A183]" office:value-type="float" office:value="0.0154505494505495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167" calcext:value-type="float">
            <text:p>3.167</text:p>
          </table:table-cell>
          <table:table-cell office:value-type="float" office:value="3.264" calcext:value-type="float">
            <text:p>3.264</text:p>
          </table:table-cell>
          <table:table-cell office:value-type="float" office:value="2.89" calcext:value-type="float">
            <text:p>2.89</text:p>
          </table:table-cell>
          <table:table-cell office:value-type="float" office:value="3.087" calcext:value-type="float">
            <text:p>3.087</text:p>
          </table:table-cell>
          <table:table-cell office:value-type="float" office:value="3.318" calcext:value-type="float">
            <text:p>3.318</text:p>
          </table:table-cell>
          <table:table-cell/>
          <table:table-cell table:formula="of:=MIN([.B184:.F184])" office:value-type="float" office:value="2.89" calcext:value-type="float">
            <text:p/>
          </table:table-cell>
          <table:table-cell table:formula="of:=MAX([.B184:.F184])" office:value-type="float" office:value="3.318" calcext:value-type="float">
            <text:p/>
          </table:table-cell>
          <table:table-cell table:formula="of:=AVERAGE([.B184:.F184])" office:value-type="float" office:value="3.1452" calcext:value-type="float">
            <text:p/>
          </table:table-cell>
          <table:table-cell/>
          <table:table-cell table:formula="of:=[.H184]/[.A184]" office:value-type="float" office:value="0.015792349726776" calcext:value-type="float">
            <text:p/>
          </table:table-cell>
          <table:table-cell table:formula="of:=[.I184]/[.A184]" office:value-type="float" office:value="0.0181311475409836" calcext:value-type="float">
            <text:p/>
          </table:table-cell>
          <table:table-cell table:formula="of:=[.H184]/[.A184]" office:value-type="float" office:value="0.015792349726776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164" calcext:value-type="float">
            <text:p>3.164</text:p>
          </table:table-cell>
          <table:table-cell office:value-type="float" office:value="3.178" calcext:value-type="float">
            <text:p>3.178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2.986" calcext:value-type="float">
            <text:p>2.986</text:p>
          </table:table-cell>
          <table:table-cell/>
          <table:table-cell table:formula="of:=MIN([.B185:.F185])" office:value-type="float" office:value="2.986" calcext:value-type="float">
            <text:p/>
          </table:table-cell>
          <table:table-cell table:formula="of:=MAX([.B185:.F185])" office:value-type="float" office:value="3.31" calcext:value-type="float">
            <text:p/>
          </table:table-cell>
          <table:table-cell table:formula="of:=AVERAGE([.B185:.F185])" office:value-type="float" office:value="3.1876" calcext:value-type="float">
            <text:p/>
          </table:table-cell>
          <table:table-cell/>
          <table:table-cell table:formula="of:=[.H185]/[.A185]" office:value-type="float" office:value="0.0162282608695652" calcext:value-type="float">
            <text:p/>
          </table:table-cell>
          <table:table-cell table:formula="of:=[.I185]/[.A185]" office:value-type="float" office:value="0.0179891304347826" calcext:value-type="float">
            <text:p/>
          </table:table-cell>
          <table:table-cell table:formula="of:=[.H185]/[.A185]" office:value-type="float" office:value="0.0162282608695652" calcext:value-type="float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43" calcext:value-type="float">
            <text:p>3.443</text:p>
          </table:table-cell>
          <table:table-cell office:value-type="float" office:value="2.995" calcext:value-type="float">
            <text:p>2.995</text:p>
          </table:table-cell>
          <table:table-cell office:value-type="float" office:value="3.318" calcext:value-type="float">
            <text:p>3.318</text:p>
          </table:table-cell>
          <table:table-cell office:value-type="float" office:value="3.41" calcext:value-type="float">
            <text:p>3.41</text:p>
          </table:table-cell>
          <table:table-cell office:value-type="float" office:value="3.034" calcext:value-type="float">
            <text:p>3.034</text:p>
          </table:table-cell>
          <table:table-cell/>
          <table:table-cell table:formula="of:=MIN([.B186:.F186])" office:value-type="float" office:value="2.995" calcext:value-type="float">
            <text:p/>
          </table:table-cell>
          <table:table-cell table:formula="of:=MAX([.B186:.F186])" office:value-type="float" office:value="3.443" calcext:value-type="float">
            <text:p/>
          </table:table-cell>
          <table:table-cell table:formula="of:=AVERAGE([.B186:.F186])" office:value-type="float" office:value="3.24" calcext:value-type="float">
            <text:p/>
          </table:table-cell>
          <table:table-cell/>
          <table:table-cell table:formula="of:=[.H186]/[.A186]" office:value-type="float" office:value="0.0161891891891892" calcext:value-type="float">
            <text:p/>
          </table:table-cell>
          <table:table-cell table:formula="of:=[.I186]/[.A186]" office:value-type="float" office:value="0.0186108108108108" calcext:value-type="float">
            <text:p/>
          </table:table-cell>
          <table:table-cell table:formula="of:=[.H186]/[.A186]" office:value-type="float" office:value="0.0161891891891892" calcext:value-type="float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078" calcext:value-type="float">
            <text:p>3.078</text:p>
          </table:table-cell>
          <table:table-cell office:value-type="float" office:value="3.022" calcext:value-type="float">
            <text:p>3.022</text:p>
          </table:table-cell>
          <table:table-cell office:value-type="float" office:value="3.094" calcext:value-type="float">
            <text:p>3.094</text:p>
          </table:table-cell>
          <table:table-cell office:value-type="float" office:value="2.983" calcext:value-type="float">
            <text:p>2.983</text:p>
          </table:table-cell>
          <table:table-cell office:value-type="float" office:value="3.015" calcext:value-type="float">
            <text:p>3.015</text:p>
          </table:table-cell>
          <table:table-cell/>
          <table:table-cell table:formula="of:=MIN([.B187:.F187])" office:value-type="float" office:value="2.983" calcext:value-type="float">
            <text:p/>
          </table:table-cell>
          <table:table-cell table:formula="of:=MAX([.B187:.F187])" office:value-type="float" office:value="3.094" calcext:value-type="float">
            <text:p/>
          </table:table-cell>
          <table:table-cell table:formula="of:=AVERAGE([.B187:.F187])" office:value-type="float" office:value="3.0384" calcext:value-type="float">
            <text:p/>
          </table:table-cell>
          <table:table-cell/>
          <table:table-cell table:formula="of:=[.H187]/[.A187]" office:value-type="float" office:value="0.0160376344086022" calcext:value-type="float">
            <text:p/>
          </table:table-cell>
          <table:table-cell table:formula="of:=[.I187]/[.A187]" office:value-type="float" office:value="0.0166344086021505" calcext:value-type="float">
            <text:p/>
          </table:table-cell>
          <table:table-cell table:formula="of:=[.H187]/[.A187]" office:value-type="float" office:value="0.0160376344086022" calcext:value-type="float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065" calcext:value-type="float">
            <text:p>3.065</text:p>
          </table:table-cell>
          <table:table-cell office:value-type="float" office:value="3.063" calcext:value-type="float">
            <text:p>3.063</text:p>
          </table:table-cell>
          <table:table-cell office:value-type="float" office:value="3.091" calcext:value-type="float">
            <text:p>3.091</text:p>
          </table:table-cell>
          <table:table-cell office:value-type="float" office:value="3.054" calcext:value-type="float">
            <text:p>3.054</text:p>
          </table:table-cell>
          <table:table-cell office:value-type="float" office:value="3.029" calcext:value-type="float">
            <text:p>3.029</text:p>
          </table:table-cell>
          <table:table-cell/>
          <table:table-cell table:formula="of:=MIN([.B188:.F188])" office:value-type="float" office:value="3.029" calcext:value-type="float">
            <text:p/>
          </table:table-cell>
          <table:table-cell table:formula="of:=MAX([.B188:.F188])" office:value-type="float" office:value="3.091" calcext:value-type="float">
            <text:p/>
          </table:table-cell>
          <table:table-cell table:formula="of:=AVERAGE([.B188:.F188])" office:value-type="float" office:value="3.0604" calcext:value-type="float">
            <text:p/>
          </table:table-cell>
          <table:table-cell/>
          <table:table-cell table:formula="of:=[.H188]/[.A188]" office:value-type="float" office:value="0.0161978609625668" calcext:value-type="float">
            <text:p/>
          </table:table-cell>
          <table:table-cell table:formula="of:=[.I188]/[.A188]" office:value-type="float" office:value="0.0165294117647059" calcext:value-type="float">
            <text:p/>
          </table:table-cell>
          <table:table-cell table:formula="of:=[.H188]/[.A188]" office:value-type="float" office:value="0.0161978609625668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057" calcext:value-type="float">
            <text:p>3.057</text:p>
          </table:table-cell>
          <table:table-cell office:value-type="float" office:value="3.079" calcext:value-type="float">
            <text:p>3.079</text:p>
          </table:table-cell>
          <table:table-cell office:value-type="float" office:value="3.115" calcext:value-type="float">
            <text:p>3.115</text:p>
          </table:table-cell>
          <table:table-cell office:value-type="float" office:value="3.076" calcext:value-type="float">
            <text:p>3.076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MIN([.B189:.F189])" office:value-type="float" office:value="3.057" calcext:value-type="float">
            <text:p/>
          </table:table-cell>
          <table:table-cell table:formula="of:=MAX([.B189:.F189])" office:value-type="float" office:value="3.115" calcext:value-type="float">
            <text:p/>
          </table:table-cell>
          <table:table-cell table:formula="of:=AVERAGE([.B189:.F189])" office:value-type="float" office:value="3.0814" calcext:value-type="float">
            <text:p/>
          </table:table-cell>
          <table:table-cell/>
          <table:table-cell table:formula="of:=[.H189]/[.A189]" office:value-type="float" office:value="0.0162606382978723" calcext:value-type="float">
            <text:p/>
          </table:table-cell>
          <table:table-cell table:formula="of:=[.I189]/[.A189]" office:value-type="float" office:value="0.0165691489361702" calcext:value-type="float">
            <text:p/>
          </table:table-cell>
          <table:table-cell table:formula="of:=[.H189]/[.A189]" office:value-type="float" office:value="0.0162606382978723" calcext:value-type="float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489" calcext:value-type="float">
            <text:p>3.489</text:p>
          </table:table-cell>
          <table:table-cell office:value-type="float" office:value="3.107" calcext:value-type="float">
            <text:p>3.107</text:p>
          </table:table-cell>
          <table:table-cell office:value-type="float" office:value="3.111" calcext:value-type="float">
            <text:p>3.111</text:p>
          </table:table-cell>
          <table:table-cell office:value-type="float" office:value="3.373" calcext:value-type="float">
            <text:p>3.373</text:p>
          </table:table-cell>
          <table:table-cell office:value-type="float" office:value="3.108" calcext:value-type="float">
            <text:p>3.108</text:p>
          </table:table-cell>
          <table:table-cell/>
          <table:table-cell table:formula="of:=MIN([.B190:.F190])" office:value-type="float" office:value="3.107" calcext:value-type="float">
            <text:p/>
          </table:table-cell>
          <table:table-cell table:formula="of:=MAX([.B190:.F190])" office:value-type="float" office:value="3.489" calcext:value-type="float">
            <text:p/>
          </table:table-cell>
          <table:table-cell table:formula="of:=AVERAGE([.B190:.F190])" office:value-type="float" office:value="3.2376" calcext:value-type="float">
            <text:p/>
          </table:table-cell>
          <table:table-cell/>
          <table:table-cell table:formula="of:=[.H190]/[.A190]" office:value-type="float" office:value="0.0164391534391534" calcext:value-type="float">
            <text:p/>
          </table:table-cell>
          <table:table-cell table:formula="of:=[.I190]/[.A190]" office:value-type="float" office:value="0.0184603174603175" calcext:value-type="float">
            <text:p/>
          </table:table-cell>
          <table:table-cell table:formula="of:=[.H190]/[.A190]" office:value-type="float" office:value="0.0164391534391534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124" calcext:value-type="float">
            <text:p>3.124</text:p>
          </table:table-cell>
          <table:table-cell office:value-type="float" office:value="3.191" calcext:value-type="float">
            <text:p>3.191</text:p>
          </table:table-cell>
          <table:table-cell office:value-type="float" office:value="3.177" calcext:value-type="float">
            <text:p>3.177</text:p>
          </table:table-cell>
          <table:table-cell office:value-type="float" office:value="3.208" calcext:value-type="float">
            <text:p>3.208</text:p>
          </table:table-cell>
          <table:table-cell office:value-type="float" office:value="3.195" calcext:value-type="float">
            <text:p>3.195</text:p>
          </table:table-cell>
          <table:table-cell/>
          <table:table-cell table:formula="of:=MIN([.B191:.F191])" office:value-type="float" office:value="3.124" calcext:value-type="float">
            <text:p/>
          </table:table-cell>
          <table:table-cell table:formula="of:=MAX([.B191:.F191])" office:value-type="float" office:value="3.208" calcext:value-type="float">
            <text:p/>
          </table:table-cell>
          <table:table-cell table:formula="of:=AVERAGE([.B191:.F191])" office:value-type="float" office:value="3.179" calcext:value-type="float">
            <text:p/>
          </table:table-cell>
          <table:table-cell/>
          <table:table-cell table:formula="of:=[.H191]/[.A191]" office:value-type="float" office:value="0.0164421052631579" calcext:value-type="float">
            <text:p/>
          </table:table-cell>
          <table:table-cell table:formula="of:=[.I191]/[.A191]" office:value-type="float" office:value="0.0168842105263158" calcext:value-type="float">
            <text:p/>
          </table:table-cell>
          <table:table-cell table:formula="of:=[.H191]/[.A191]" office:value-type="float" office:value="0.0164421052631579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155" calcext:value-type="float">
            <text:p>3.155</text:p>
          </table:table-cell>
          <table:table-cell office:value-type="float" office:value="3.173" calcext:value-type="float">
            <text:p>3.173</text:p>
          </table:table-cell>
          <table:table-cell office:value-type="float" office:value="3.211" calcext:value-type="float">
            <text:p>3.211</text:p>
          </table:table-cell>
          <table:table-cell office:value-type="float" office:value="3.179" calcext:value-type="float">
            <text:p>3.179</text:p>
          </table:table-cell>
          <table:table-cell office:value-type="float" office:value="3.163" calcext:value-type="float">
            <text:p>3.163</text:p>
          </table:table-cell>
          <table:table-cell/>
          <table:table-cell table:formula="of:=MIN([.B192:.F192])" office:value-type="float" office:value="3.155" calcext:value-type="float">
            <text:p/>
          </table:table-cell>
          <table:table-cell table:formula="of:=MAX([.B192:.F192])" office:value-type="float" office:value="3.211" calcext:value-type="float">
            <text:p/>
          </table:table-cell>
          <table:table-cell table:formula="of:=AVERAGE([.B192:.F192])" office:value-type="float" office:value="3.1762" calcext:value-type="float">
            <text:p/>
          </table:table-cell>
          <table:table-cell/>
          <table:table-cell table:formula="of:=[.H192]/[.A192]" office:value-type="float" office:value="0.0165183246073298" calcext:value-type="float">
            <text:p/>
          </table:table-cell>
          <table:table-cell table:formula="of:=[.I192]/[.A192]" office:value-type="float" office:value="0.0168115183246073" calcext:value-type="float">
            <text:p/>
          </table:table-cell>
          <table:table-cell table:formula="of:=[.H192]/[.A192]" office:value-type="float" office:value="0.0165183246073298" calcext:value-type="float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201" calcext:value-type="float">
            <text:p>3.201</text:p>
          </table:table-cell>
          <table:table-cell office:value-type="float" office:value="3.234" calcext:value-type="float">
            <text:p>3.234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6" calcext:value-type="float">
            <text:p>3.236</text:p>
          </table:table-cell>
          <table:table-cell office:value-type="float" office:value="3.202" calcext:value-type="float">
            <text:p>3.202</text:p>
          </table:table-cell>
          <table:table-cell/>
          <table:table-cell table:formula="of:=MIN([.B193:.F193])" office:value-type="float" office:value="3.201" calcext:value-type="float">
            <text:p/>
          </table:table-cell>
          <table:table-cell table:formula="of:=MAX([.B193:.F193])" office:value-type="float" office:value="3.236" calcext:value-type="float">
            <text:p/>
          </table:table-cell>
          <table:table-cell table:formula="of:=AVERAGE([.B193:.F193])" office:value-type="float" office:value="3.2188" calcext:value-type="float">
            <text:p/>
          </table:table-cell>
          <table:table-cell/>
          <table:table-cell table:formula="of:=[.H193]/[.A193]" office:value-type="float" office:value="0.016671875" calcext:value-type="float">
            <text:p/>
          </table:table-cell>
          <table:table-cell table:formula="of:=[.I193]/[.A193]" office:value-type="float" office:value="0.0168541666666667" calcext:value-type="float">
            <text:p/>
          </table:table-cell>
          <table:table-cell table:formula="of:=[.H193]/[.A193]" office:value-type="float" office:value="0.016671875" calcext:value-type="float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72" calcext:value-type="float">
            <text:p>3.372</text:p>
          </table:table-cell>
          <table:table-cell office:value-type="float" office:value="3.531" calcext:value-type="float">
            <text:p>3.531</text:p>
          </table:table-cell>
          <table:table-cell office:value-type="float" office:value="3.251" calcext:value-type="float">
            <text:p>3.251</text:p>
          </table:table-cell>
          <table:table-cell office:value-type="float" office:value="3.269" calcext:value-type="float">
            <text:p>3.269</text:p>
          </table:table-cell>
          <table:table-cell office:value-type="float" office:value="3.252" calcext:value-type="float">
            <text:p>3.252</text:p>
          </table:table-cell>
          <table:table-cell/>
          <table:table-cell table:formula="of:=MIN([.B194:.F194])" office:value-type="float" office:value="3.251" calcext:value-type="float">
            <text:p/>
          </table:table-cell>
          <table:table-cell table:formula="of:=MAX([.B194:.F194])" office:value-type="float" office:value="3.531" calcext:value-type="float">
            <text:p/>
          </table:table-cell>
          <table:table-cell table:formula="of:=AVERAGE([.B194:.F194])" office:value-type="float" office:value="3.335" calcext:value-type="float">
            <text:p/>
          </table:table-cell>
          <table:table-cell/>
          <table:table-cell table:formula="of:=[.H194]/[.A194]" office:value-type="float" office:value="0.0168445595854922" calcext:value-type="float">
            <text:p/>
          </table:table-cell>
          <table:table-cell table:formula="of:=[.I194]/[.A194]" office:value-type="float" office:value="0.0182953367875648" calcext:value-type="float">
            <text:p/>
          </table:table-cell>
          <table:table-cell table:formula="of:=[.H194]/[.A194]" office:value-type="float" office:value="0.0168445595854922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322" calcext:value-type="float">
            <text:p>3.322</text:p>
          </table:table-cell>
          <table:table-cell office:value-type="float" office:value="3.392" calcext:value-type="float">
            <text:p>3.392</text:p>
          </table:table-cell>
          <table:table-cell office:value-type="float" office:value="3.289" calcext:value-type="float">
            <text:p>3.289</text:p>
          </table:table-cell>
          <table:table-cell office:value-type="float" office:value="3.582" calcext:value-type="float">
            <text:p>3.582</text:p>
          </table:table-cell>
          <table:table-cell office:value-type="float" office:value="3.223" calcext:value-type="float">
            <text:p>3.223</text:p>
          </table:table-cell>
          <table:table-cell/>
          <table:table-cell table:formula="of:=MIN([.B195:.F195])" office:value-type="float" office:value="3.223" calcext:value-type="float">
            <text:p/>
          </table:table-cell>
          <table:table-cell table:formula="of:=MAX([.B195:.F195])" office:value-type="float" office:value="3.582" calcext:value-type="float">
            <text:p/>
          </table:table-cell>
          <table:table-cell table:formula="of:=AVERAGE([.B195:.F195])" office:value-type="float" office:value="3.3616" calcext:value-type="float">
            <text:p/>
          </table:table-cell>
          <table:table-cell/>
          <table:table-cell table:formula="of:=[.H195]/[.A195]" office:value-type="float" office:value="0.0166134020618557" calcext:value-type="float">
            <text:p/>
          </table:table-cell>
          <table:table-cell table:formula="of:=[.I195]/[.A195]" office:value-type="float" office:value="0.0184639175257732" calcext:value-type="float">
            <text:p/>
          </table:table-cell>
          <table:table-cell table:formula="of:=[.H195]/[.A195]" office:value-type="float" office:value="0.0166134020618557" calcext:value-type="float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98" calcext:value-type="float">
            <text:p>3.298</text:p>
          </table:table-cell>
          <table:table-cell office:value-type="float" office:value="3.421" calcext:value-type="float">
            <text:p>3.421</text:p>
          </table:table-cell>
          <table:table-cell office:value-type="float" office:value="3.294" calcext:value-type="float">
            <text:p>3.294</text:p>
          </table:table-cell>
          <table:table-cell office:value-type="float" office:value="3.31" calcext:value-type="float">
            <text:p>3.31</text:p>
          </table:table-cell>
          <table:table-cell office:value-type="float" office:value="3.274" calcext:value-type="float">
            <text:p>3.274</text:p>
          </table:table-cell>
          <table:table-cell/>
          <table:table-cell table:formula="of:=MIN([.B196:.F196])" office:value-type="float" office:value="3.274" calcext:value-type="float">
            <text:p/>
          </table:table-cell>
          <table:table-cell table:formula="of:=MAX([.B196:.F196])" office:value-type="float" office:value="3.421" calcext:value-type="float">
            <text:p/>
          </table:table-cell>
          <table:table-cell table:formula="of:=AVERAGE([.B196:.F196])" office:value-type="float" office:value="3.3194" calcext:value-type="float">
            <text:p/>
          </table:table-cell>
          <table:table-cell/>
          <table:table-cell table:formula="of:=[.H196]/[.A196]" office:value-type="float" office:value="0.0167897435897436" calcext:value-type="float">
            <text:p/>
          </table:table-cell>
          <table:table-cell table:formula="of:=[.I196]/[.A196]" office:value-type="float" office:value="0.0175435897435897" calcext:value-type="float">
            <text:p/>
          </table:table-cell>
          <table:table-cell table:formula="of:=[.H196]/[.A196]" office:value-type="float" office:value="0.0167897435897436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309" calcext:value-type="float">
            <text:p>3.309</text:p>
          </table:table-cell>
          <table:table-cell office:value-type="float" office:value="3.318" calcext:value-type="float">
            <text:p>3.318</text:p>
          </table:table-cell>
          <table:table-cell office:value-type="float" office:value="3.287" calcext:value-type="float">
            <text:p>3.287</text:p>
          </table:table-cell>
          <table:table-cell office:value-type="float" office:value="3.379" calcext:value-type="float">
            <text:p>3.379</text:p>
          </table:table-cell>
          <table:table-cell office:value-type="float" office:value="3.308" calcext:value-type="float">
            <text:p>3.308</text:p>
          </table:table-cell>
          <table:table-cell/>
          <table:table-cell table:formula="of:=MIN([.B197:.F197])" office:value-type="float" office:value="3.287" calcext:value-type="float">
            <text:p/>
          </table:table-cell>
          <table:table-cell table:formula="of:=MAX([.B197:.F197])" office:value-type="float" office:value="3.379" calcext:value-type="float">
            <text:p/>
          </table:table-cell>
          <table:table-cell table:formula="of:=AVERAGE([.B197:.F197])" office:value-type="float" office:value="3.3202" calcext:value-type="float">
            <text:p/>
          </table:table-cell>
          <table:table-cell/>
          <table:table-cell table:formula="of:=[.H197]/[.A197]" office:value-type="float" office:value="0.0167704081632653" calcext:value-type="float">
            <text:p/>
          </table:table-cell>
          <table:table-cell table:formula="of:=[.I197]/[.A197]" office:value-type="float" office:value="0.0172397959183673" calcext:value-type="float">
            <text:p/>
          </table:table-cell>
          <table:table-cell table:formula="of:=[.H197]/[.A197]" office:value-type="float" office:value="0.0167704081632653" calcext:value-type="float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419" calcext:value-type="float">
            <text:p>3.419</text:p>
          </table:table-cell>
          <table:table-cell office:value-type="float" office:value="3.453" calcext:value-type="float">
            <text:p>3.453</text:p>
          </table:table-cell>
          <table:table-cell office:value-type="float" office:value="3.405" calcext:value-type="float">
            <text:p>3.405</text:p>
          </table:table-cell>
          <table:table-cell office:value-type="float" office:value="3.459" calcext:value-type="float">
            <text:p>3.459</text:p>
          </table:table-cell>
          <table:table-cell office:value-type="float" office:value="3.417" calcext:value-type="float">
            <text:p>3.417</text:p>
          </table:table-cell>
          <table:table-cell/>
          <table:table-cell table:formula="of:=MIN([.B198:.F198])" office:value-type="float" office:value="3.405" calcext:value-type="float">
            <text:p/>
          </table:table-cell>
          <table:table-cell table:formula="of:=MAX([.B198:.F198])" office:value-type="float" office:value="3.459" calcext:value-type="float">
            <text:p/>
          </table:table-cell>
          <table:table-cell table:formula="of:=AVERAGE([.B198:.F198])" office:value-type="float" office:value="3.4306" calcext:value-type="float">
            <text:p/>
          </table:table-cell>
          <table:table-cell/>
          <table:table-cell table:formula="of:=[.H198]/[.A198]" office:value-type="float" office:value="0.0172842639593909" calcext:value-type="float">
            <text:p/>
          </table:table-cell>
          <table:table-cell table:formula="of:=[.I198]/[.A198]" office:value-type="float" office:value="0.0175583756345178" calcext:value-type="float">
            <text:p/>
          </table:table-cell>
          <table:table-cell table:formula="of:=[.H198]/[.A198]" office:value-type="float" office:value="0.0172842639593909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449" calcext:value-type="float">
            <text:p>3.449</text:p>
          </table:table-cell>
          <table:table-cell office:value-type="float" office:value="3.835" calcext:value-type="float">
            <text:p>3.835</text:p>
          </table:table-cell>
          <table:table-cell office:value-type="float" office:value="3.752" calcext:value-type="float">
            <text:p>3.752</text:p>
          </table:table-cell>
          <table:table-cell office:value-type="float" office:value="3.843" calcext:value-type="float">
            <text:p>3.843</text:p>
          </table:table-cell>
          <table:table-cell office:value-type="float" office:value="3.436" calcext:value-type="float">
            <text:p>3.436</text:p>
          </table:table-cell>
          <table:table-cell/>
          <table:table-cell table:formula="of:=MIN([.B199:.F199])" office:value-type="float" office:value="3.436" calcext:value-type="float">
            <text:p/>
          </table:table-cell>
          <table:table-cell table:formula="of:=MAX([.B199:.F199])" office:value-type="float" office:value="3.843" calcext:value-type="float">
            <text:p/>
          </table:table-cell>
          <table:table-cell table:formula="of:=AVERAGE([.B199:.F199])" office:value-type="float" office:value="3.663" calcext:value-type="float">
            <text:p/>
          </table:table-cell>
          <table:table-cell/>
          <table:table-cell table:formula="of:=[.H199]/[.A199]" office:value-type="float" office:value="0.0173535353535354" calcext:value-type="float">
            <text:p/>
          </table:table-cell>
          <table:table-cell table:formula="of:=[.I199]/[.A199]" office:value-type="float" office:value="0.0194090909090909" calcext:value-type="float">
            <text:p/>
          </table:table-cell>
          <table:table-cell table:formula="of:=[.H199]/[.A199]" office:value-type="float" office:value="0.0173535353535354" calcext:value-type="float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464" calcext:value-type="float">
            <text:p>3.464</text:p>
          </table:table-cell>
          <table:table-cell office:value-type="float" office:value="3.995" calcext:value-type="float">
            <text:p>3.995</text:p>
          </table:table-cell>
          <table:table-cell office:value-type="float" office:value="3.633" calcext:value-type="float">
            <text:p>3.633</text:p>
          </table:table-cell>
          <table:table-cell office:value-type="float" office:value="3.818" calcext:value-type="float">
            <text:p>3.818</text:p>
          </table:table-cell>
          <table:table-cell office:value-type="float" office:value="3.472" calcext:value-type="float">
            <text:p>3.472</text:p>
          </table:table-cell>
          <table:table-cell/>
          <table:table-cell table:formula="of:=MIN([.B200:.F200])" office:value-type="float" office:value="3.464" calcext:value-type="float">
            <text:p/>
          </table:table-cell>
          <table:table-cell table:formula="of:=MAX([.B200:.F200])" office:value-type="float" office:value="3.995" calcext:value-type="float">
            <text:p/>
          </table:table-cell>
          <table:table-cell table:formula="of:=AVERAGE([.B200:.F200])" office:value-type="float" office:value="3.6764" calcext:value-type="float">
            <text:p/>
          </table:table-cell>
          <table:table-cell/>
          <table:table-cell table:formula="of:=[.H200]/[.A200]" office:value-type="float" office:value="0.0174070351758794" calcext:value-type="float">
            <text:p/>
          </table:table-cell>
          <table:table-cell table:formula="of:=[.I200]/[.A200]" office:value-type="float" office:value="0.0200753768844221" calcext:value-type="float">
            <text:p/>
          </table:table-cell>
          <table:table-cell table:formula="of:=[.H200]/[.A200]" office:value-type="float" office:value="0.0174070351758794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67" calcext:value-type="float">
            <text:p>3.467</text:p>
          </table:table-cell>
          <table:table-cell office:value-type="float" office:value="3.608" calcext:value-type="float">
            <text:p>3.608</text:p>
          </table:table-cell>
          <table:table-cell office:value-type="float" office:value="3.547" calcext:value-type="float">
            <text:p>3.547</text:p>
          </table:table-cell>
          <table:table-cell office:value-type="float" office:value="3.666" calcext:value-type="float">
            <text:p>3.666</text:p>
          </table:table-cell>
          <table:table-cell office:value-type="float" office:value="3.468" calcext:value-type="float">
            <text:p>3.468</text:p>
          </table:table-cell>
          <table:table-cell/>
          <table:table-cell table:formula="of:=MIN([.B201:.F201])" office:value-type="float" office:value="3.467" calcext:value-type="float">
            <text:p/>
          </table:table-cell>
          <table:table-cell table:formula="of:=MAX([.B201:.F201])" office:value-type="float" office:value="3.666" calcext:value-type="float">
            <text:p/>
          </table:table-cell>
          <table:table-cell table:formula="of:=AVERAGE([.B201:.F201])" office:value-type="float" office:value="3.5512" calcext:value-type="float">
            <text:p/>
          </table:table-cell>
          <table:table-cell/>
          <table:table-cell table:formula="of:=[.H201]/[.A201]" office:value-type="float" office:value="0.017335" calcext:value-type="float">
            <text:p/>
          </table:table-cell>
          <table:table-cell table:formula="of:=[.I201]/[.A201]" office:value-type="float" office:value="0.01833" calcext:value-type="float">
            <text:p/>
          </table:table-cell>
          <table:table-cell table:formula="of:=[.H201]/[.A201]" office:value-type="float" office:value="0.017335" calcext:value-type="float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469" calcext:value-type="float">
            <text:p>3.469</text:p>
          </table:table-cell>
          <table:table-cell office:value-type="float" office:value="3.685" calcext:value-type="float">
            <text:p>3.685</text:p>
          </table:table-cell>
          <table:table-cell office:value-type="float" office:value="3.507" calcext:value-type="float">
            <text:p>3.507</text:p>
          </table:table-cell>
          <table:table-cell office:value-type="float" office:value="3.709" calcext:value-type="float">
            <text:p>3.709</text:p>
          </table:table-cell>
          <table:table-cell office:value-type="float" office:value="3.478" calcext:value-type="float">
            <text:p>3.478</text:p>
          </table:table-cell>
          <table:table-cell/>
          <table:table-cell table:formula="of:=MIN([.B202:.F202])" office:value-type="float" office:value="3.469" calcext:value-type="float">
            <text:p/>
          </table:table-cell>
          <table:table-cell table:formula="of:=MAX([.B202:.F202])" office:value-type="float" office:value="3.709" calcext:value-type="float">
            <text:p/>
          </table:table-cell>
          <table:table-cell table:formula="of:=AVERAGE([.B202:.F202])" office:value-type="float" office:value="3.5696" calcext:value-type="float">
            <text:p/>
          </table:table-cell>
          <table:table-cell/>
          <table:table-cell table:formula="of:=[.H202]/[.A202]" office:value-type="float" office:value="0.0172587064676617" calcext:value-type="float">
            <text:p/>
          </table:table-cell>
          <table:table-cell table:formula="of:=[.I202]/[.A202]" office:value-type="float" office:value="0.018452736318408" calcext:value-type="float">
            <text:p/>
          </table:table-cell>
          <table:table-cell table:formula="of:=[.H202]/[.A202]" office:value-type="float" office:value="0.0172587064676617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543" calcext:value-type="float">
            <text:p>3.543</text:p>
          </table:table-cell>
          <table:table-cell office:value-type="float" office:value="4.091" calcext:value-type="float">
            <text:p>4.091</text:p>
          </table:table-cell>
          <table:table-cell office:value-type="float" office:value="3.697" calcext:value-type="float">
            <text:p>3.697</text:p>
          </table:table-cell>
          <table:table-cell office:value-type="float" office:value="3.999" calcext:value-type="float">
            <text:p>3.999</text:p>
          </table:table-cell>
          <table:table-cell office:value-type="float" office:value="3.562" calcext:value-type="float">
            <text:p>3.562</text:p>
          </table:table-cell>
          <table:table-cell/>
          <table:table-cell table:formula="of:=MIN([.B203:.F203])" office:value-type="float" office:value="3.543" calcext:value-type="float">
            <text:p/>
          </table:table-cell>
          <table:table-cell table:formula="of:=MAX([.B203:.F203])" office:value-type="float" office:value="4.091" calcext:value-type="float">
            <text:p/>
          </table:table-cell>
          <table:table-cell table:formula="of:=AVERAGE([.B203:.F203])" office:value-type="float" office:value="3.7784" calcext:value-type="float">
            <text:p/>
          </table:table-cell>
          <table:table-cell/>
          <table:table-cell table:formula="of:=[.H203]/[.A203]" office:value-type="float" office:value="0.017539603960396" calcext:value-type="float">
            <text:p/>
          </table:table-cell>
          <table:table-cell table:formula="of:=[.I203]/[.A203]" office:value-type="float" office:value="0.0202524752475247" calcext:value-type="float">
            <text:p/>
          </table:table-cell>
          <table:table-cell table:formula="of:=[.H203]/[.A203]" office:value-type="float" office:value="0.017539603960396" calcext:value-type="float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577" calcext:value-type="float">
            <text:p>3.577</text:p>
          </table:table-cell>
          <table:table-cell office:value-type="float" office:value="3.682" calcext:value-type="float">
            <text:p>3.682</text:p>
          </table:table-cell>
          <table:table-cell office:value-type="float" office:value="3.853" calcext:value-type="float">
            <text:p>3.853</text:p>
          </table:table-cell>
          <table:table-cell office:value-type="float" office:value="3.726" calcext:value-type="float">
            <text:p>3.726</text:p>
          </table:table-cell>
          <table:table-cell office:value-type="float" office:value="3.645" calcext:value-type="float">
            <text:p>3.645</text:p>
          </table:table-cell>
          <table:table-cell/>
          <table:table-cell table:formula="of:=MIN([.B204:.F204])" office:value-type="float" office:value="3.577" calcext:value-type="float">
            <text:p/>
          </table:table-cell>
          <table:table-cell table:formula="of:=MAX([.B204:.F204])" office:value-type="float" office:value="3.853" calcext:value-type="float">
            <text:p/>
          </table:table-cell>
          <table:table-cell table:formula="of:=AVERAGE([.B204:.F204])" office:value-type="float" office:value="3.6966" calcext:value-type="float">
            <text:p/>
          </table:table-cell>
          <table:table-cell/>
          <table:table-cell table:formula="of:=[.H204]/[.A204]" office:value-type="float" office:value="0.0176206896551724" calcext:value-type="float">
            <text:p/>
          </table:table-cell>
          <table:table-cell table:formula="of:=[.I204]/[.A204]" office:value-type="float" office:value="0.0189802955665025" calcext:value-type="float">
            <text:p/>
          </table:table-cell>
          <table:table-cell table:formula="of:=[.H204]/[.A204]" office:value-type="float" office:value="0.0176206896551724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59" calcext:value-type="float">
            <text:p>3.59</text:p>
          </table:table-cell>
          <table:table-cell office:value-type="float" office:value="3.585" calcext:value-type="float">
            <text:p>3.585</text:p>
          </table:table-cell>
          <table:table-cell office:value-type="float" office:value="4.071" calcext:value-type="float">
            <text:p>4.071</text:p>
          </table:table-cell>
          <table:table-cell office:value-type="float" office:value="3.718" calcext:value-type="float">
            <text:p>3.718</text:p>
          </table:table-cell>
          <table:table-cell office:value-type="float" office:value="3.512" calcext:value-type="float">
            <text:p>3.512</text:p>
          </table:table-cell>
          <table:table-cell/>
          <table:table-cell table:formula="of:=MIN([.B205:.F205])" office:value-type="float" office:value="3.512" calcext:value-type="float">
            <text:p/>
          </table:table-cell>
          <table:table-cell table:formula="of:=MAX([.B205:.F205])" office:value-type="float" office:value="4.071" calcext:value-type="float">
            <text:p/>
          </table:table-cell>
          <table:table-cell table:formula="of:=AVERAGE([.B205:.F205])" office:value-type="float" office:value="3.6952" calcext:value-type="float">
            <text:p/>
          </table:table-cell>
          <table:table-cell/>
          <table:table-cell table:formula="of:=[.H205]/[.A205]" office:value-type="float" office:value="0.0172156862745098" calcext:value-type="float">
            <text:p/>
          </table:table-cell>
          <table:table-cell table:formula="of:=[.I205]/[.A205]" office:value-type="float" office:value="0.0199558823529412" calcext:value-type="float">
            <text:p/>
          </table:table-cell>
          <table:table-cell table:formula="of:=[.H205]/[.A205]" office:value-type="float" office:value="0.0172156862745098" calcext:value-type="float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715" calcext:value-type="float">
            <text:p>3.715</text:p>
          </table:table-cell>
          <table:table-cell office:value-type="float" office:value="3.766" calcext:value-type="float">
            <text:p>3.766</text:p>
          </table:table-cell>
          <table:table-cell office:value-type="float" office:value="4.166" calcext:value-type="float">
            <text:p>4.166</text:p>
          </table:table-cell>
          <table:table-cell office:value-type="float" office:value="3.928" calcext:value-type="float">
            <text:p>3.928</text:p>
          </table:table-cell>
          <table:table-cell office:value-type="float" office:value="3.672" calcext:value-type="float">
            <text:p>3.672</text:p>
          </table:table-cell>
          <table:table-cell/>
          <table:table-cell table:formula="of:=MIN([.B206:.F206])" office:value-type="float" office:value="3.672" calcext:value-type="float">
            <text:p/>
          </table:table-cell>
          <table:table-cell table:formula="of:=MAX([.B206:.F206])" office:value-type="float" office:value="4.166" calcext:value-type="float">
            <text:p/>
          </table:table-cell>
          <table:table-cell table:formula="of:=AVERAGE([.B206:.F206])" office:value-type="float" office:value="3.8494" calcext:value-type="float">
            <text:p/>
          </table:table-cell>
          <table:table-cell/>
          <table:table-cell table:formula="of:=[.H206]/[.A206]" office:value-type="float" office:value="0.0179121951219512" calcext:value-type="float">
            <text:p/>
          </table:table-cell>
          <table:table-cell table:formula="of:=[.I206]/[.A206]" office:value-type="float" office:value="0.0203219512195122" calcext:value-type="float">
            <text:p/>
          </table:table-cell>
          <table:table-cell table:formula="of:=[.H206]/[.A206]" office:value-type="float" office:value="0.0179121951219512" calcext:value-type="float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638" calcext:value-type="float">
            <text:p>3.638</text:p>
          </table:table-cell>
          <table:table-cell office:value-type="float" office:value="3.625" calcext:value-type="float">
            <text:p>3.625</text:p>
          </table:table-cell>
          <table:table-cell office:value-type="float" office:value="3.898" calcext:value-type="float">
            <text:p>3.898</text:p>
          </table:table-cell>
          <table:table-cell office:value-type="float" office:value="4.102" calcext:value-type="float">
            <text:p>4.102</text:p>
          </table:table-cell>
          <table:table-cell office:value-type="float" office:value="3.636" calcext:value-type="float">
            <text:p>3.636</text:p>
          </table:table-cell>
          <table:table-cell/>
          <table:table-cell table:formula="of:=MIN([.B207:.F207])" office:value-type="float" office:value="3.625" calcext:value-type="float">
            <text:p/>
          </table:table-cell>
          <table:table-cell table:formula="of:=MAX([.B207:.F207])" office:value-type="float" office:value="4.102" calcext:value-type="float">
            <text:p/>
          </table:table-cell>
          <table:table-cell table:formula="of:=AVERAGE([.B207:.F207])" office:value-type="float" office:value="3.7798" calcext:value-type="float">
            <text:p/>
          </table:table-cell>
          <table:table-cell/>
          <table:table-cell table:formula="of:=[.H207]/[.A207]" office:value-type="float" office:value="0.0175970873786408" calcext:value-type="float">
            <text:p/>
          </table:table-cell>
          <table:table-cell table:formula="of:=[.I207]/[.A207]" office:value-type="float" office:value="0.0199126213592233" calcext:value-type="float">
            <text:p/>
          </table:table-cell>
          <table:table-cell table:formula="of:=[.H207]/[.A207]" office:value-type="float" office:value="0.0175970873786408" calcext:value-type="float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727" calcext:value-type="float">
            <text:p>3.727</text:p>
          </table:table-cell>
          <table:table-cell office:value-type="float" office:value="3.745" calcext:value-type="float">
            <text:p>3.745</text:p>
          </table:table-cell>
          <table:table-cell office:value-type="float" office:value="4.153" calcext:value-type="float">
            <text:p>4.153</text:p>
          </table:table-cell>
          <table:table-cell office:value-type="float" office:value="3.779" calcext:value-type="float">
            <text:p>3.779</text:p>
          </table:table-cell>
          <table:table-cell office:value-type="float" office:value="3.679" calcext:value-type="float">
            <text:p>3.679</text:p>
          </table:table-cell>
          <table:table-cell/>
          <table:table-cell table:formula="of:=MIN([.B208:.F208])" office:value-type="float" office:value="3.679" calcext:value-type="float">
            <text:p/>
          </table:table-cell>
          <table:table-cell table:formula="of:=MAX([.B208:.F208])" office:value-type="float" office:value="4.153" calcext:value-type="float">
            <text:p/>
          </table:table-cell>
          <table:table-cell table:formula="of:=AVERAGE([.B208:.F208])" office:value-type="float" office:value="3.8166" calcext:value-type="float">
            <text:p/>
          </table:table-cell>
          <table:table-cell/>
          <table:table-cell table:formula="of:=[.H208]/[.A208]" office:value-type="float" office:value="0.0177729468599034" calcext:value-type="float">
            <text:p/>
          </table:table-cell>
          <table:table-cell table:formula="of:=[.I208]/[.A208]" office:value-type="float" office:value="0.0200628019323671" calcext:value-type="float">
            <text:p/>
          </table:table-cell>
          <table:table-cell table:formula="of:=[.H208]/[.A208]" office:value-type="float" office:value="0.0177729468599034" calcext:value-type="float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799" calcext:value-type="float">
            <text:p>3.799</text:p>
          </table:table-cell>
          <table:table-cell office:value-type="float" office:value="3.938" calcext:value-type="float">
            <text:p>3.938</text:p>
          </table:table-cell>
          <table:table-cell office:value-type="float" office:value="4.269" calcext:value-type="float">
            <text:p>4.269</text:p>
          </table:table-cell>
          <table:table-cell office:value-type="float" office:value="3.85" calcext:value-type="float">
            <text:p>3.85</text:p>
          </table:table-cell>
          <table:table-cell office:value-type="float" office:value="3.824" calcext:value-type="float">
            <text:p>3.824</text:p>
          </table:table-cell>
          <table:table-cell/>
          <table:table-cell table:formula="of:=MIN([.B209:.F209])" office:value-type="float" office:value="3.799" calcext:value-type="float">
            <text:p/>
          </table:table-cell>
          <table:table-cell table:formula="of:=MAX([.B209:.F209])" office:value-type="float" office:value="4.269" calcext:value-type="float">
            <text:p/>
          </table:table-cell>
          <table:table-cell table:formula="of:=AVERAGE([.B209:.F209])" office:value-type="float" office:value="3.936" calcext:value-type="float">
            <text:p/>
          </table:table-cell>
          <table:table-cell/>
          <table:table-cell table:formula="of:=[.H209]/[.A209]" office:value-type="float" office:value="0.0182644230769231" calcext:value-type="float">
            <text:p/>
          </table:table-cell>
          <table:table-cell table:formula="of:=[.I209]/[.A209]" office:value-type="float" office:value="0.0205240384615385" calcext:value-type="float">
            <text:p/>
          </table:table-cell>
          <table:table-cell table:formula="of:=[.H209]/[.A209]" office:value-type="float" office:value="0.0182644230769231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781" calcext:value-type="float">
            <text:p>3.781</text:p>
          </table:table-cell>
          <table:table-cell office:value-type="float" office:value="3.868" calcext:value-type="float">
            <text:p>3.868</text:p>
          </table:table-cell>
          <table:table-cell office:value-type="float" office:value="3.873" calcext:value-type="float">
            <text:p>3.873</text:p>
          </table:table-cell>
          <table:table-cell office:value-type="float" office:value="3.96" calcext:value-type="float">
            <text:p>3.96</text:p>
          </table:table-cell>
          <table:table-cell office:value-type="float" office:value="3.809" calcext:value-type="float">
            <text:p>3.809</text:p>
          </table:table-cell>
          <table:table-cell/>
          <table:table-cell table:formula="of:=MIN([.B210:.F210])" office:value-type="float" office:value="3.781" calcext:value-type="float">
            <text:p/>
          </table:table-cell>
          <table:table-cell table:formula="of:=MAX([.B210:.F210])" office:value-type="float" office:value="3.96" calcext:value-type="float">
            <text:p/>
          </table:table-cell>
          <table:table-cell table:formula="of:=AVERAGE([.B210:.F210])" office:value-type="float" office:value="3.8582" calcext:value-type="float">
            <text:p/>
          </table:table-cell>
          <table:table-cell/>
          <table:table-cell table:formula="of:=[.H210]/[.A210]" office:value-type="float" office:value="0.0180909090909091" calcext:value-type="float">
            <text:p/>
          </table:table-cell>
          <table:table-cell table:formula="of:=[.I210]/[.A210]" office:value-type="float" office:value="0.0189473684210526" calcext:value-type="float">
            <text:p/>
          </table:table-cell>
          <table:table-cell table:formula="of:=[.H210]/[.A210]" office:value-type="float" office:value="0.0180909090909091" calcext:value-type="float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834" calcext:value-type="float">
            <text:p>3.834</text:p>
          </table:table-cell>
          <table:table-cell office:value-type="float" office:value="4.21" calcext:value-type="float">
            <text:p>4.21</text:p>
          </table:table-cell>
          <table:table-cell office:value-type="float" office:value="3.837" calcext:value-type="float">
            <text:p>3.837</text:p>
          </table:table-cell>
          <table:table-cell office:value-type="float" office:value="4.264" calcext:value-type="float">
            <text:p>4.264</text:p>
          </table:table-cell>
          <table:table-cell office:value-type="float" office:value="3.801" calcext:value-type="float">
            <text:p>3.801</text:p>
          </table:table-cell>
          <table:table-cell/>
          <table:table-cell table:formula="of:=MIN([.B211:.F211])" office:value-type="float" office:value="3.801" calcext:value-type="float">
            <text:p/>
          </table:table-cell>
          <table:table-cell table:formula="of:=MAX([.B211:.F211])" office:value-type="float" office:value="4.264" calcext:value-type="float">
            <text:p/>
          </table:table-cell>
          <table:table-cell table:formula="of:=AVERAGE([.B211:.F211])" office:value-type="float" office:value="3.9892" calcext:value-type="float">
            <text:p/>
          </table:table-cell>
          <table:table-cell/>
          <table:table-cell table:formula="of:=[.H211]/[.A211]" office:value-type="float" office:value="0.0181" calcext:value-type="float">
            <text:p/>
          </table:table-cell>
          <table:table-cell table:formula="of:=[.I211]/[.A211]" office:value-type="float" office:value="0.0203047619047619" calcext:value-type="float">
            <text:p/>
          </table:table-cell>
          <table:table-cell table:formula="of:=[.H211]/[.A211]" office:value-type="float" office:value="0.0181" calcext:value-type="float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837" calcext:value-type="float">
            <text:p>3.837</text:p>
          </table:table-cell>
          <table:table-cell office:value-type="float" office:value="3.901" calcext:value-type="float">
            <text:p>3.901</text:p>
          </table:table-cell>
          <table:table-cell office:value-type="float" office:value="3.898" calcext:value-type="float">
            <text:p>3.898</text:p>
          </table:table-cell>
          <table:table-cell office:value-type="float" office:value="3.846" calcext:value-type="float">
            <text:p>3.846</text:p>
          </table:table-cell>
          <table:table-cell office:value-type="float" office:value="3.843" calcext:value-type="float">
            <text:p>3.843</text:p>
          </table:table-cell>
          <table:table-cell/>
          <table:table-cell table:formula="of:=MIN([.B212:.F212])" office:value-type="float" office:value="3.837" calcext:value-type="float">
            <text:p/>
          </table:table-cell>
          <table:table-cell table:formula="of:=MAX([.B212:.F212])" office:value-type="float" office:value="3.901" calcext:value-type="float">
            <text:p/>
          </table:table-cell>
          <table:table-cell table:formula="of:=AVERAGE([.B212:.F212])" office:value-type="float" office:value="3.865" calcext:value-type="float">
            <text:p/>
          </table:table-cell>
          <table:table-cell/>
          <table:table-cell table:formula="of:=[.H212]/[.A212]" office:value-type="float" office:value="0.0181848341232227" calcext:value-type="float">
            <text:p/>
          </table:table-cell>
          <table:table-cell table:formula="of:=[.I212]/[.A212]" office:value-type="float" office:value="0.0184881516587678" calcext:value-type="float">
            <text:p/>
          </table:table-cell>
          <table:table-cell table:formula="of:=[.H212]/[.A212]" office:value-type="float" office:value="0.0181848341232227" calcext:value-type="float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933" calcext:value-type="float">
            <text:p>3.933</text:p>
          </table:table-cell>
          <table:table-cell office:value-type="float" office:value="4.399" calcext:value-type="float">
            <text:p>4.399</text:p>
          </table:table-cell>
          <table:table-cell office:value-type="float" office:value="3.92" calcext:value-type="float">
            <text:p>3.92</text:p>
          </table:table-cell>
          <table:table-cell office:value-type="float" office:value="4.086" calcext:value-type="float">
            <text:p>4.086</text:p>
          </table:table-cell>
          <table:table-cell office:value-type="float" office:value="3.959" calcext:value-type="float">
            <text:p>3.959</text:p>
          </table:table-cell>
          <table:table-cell/>
          <table:table-cell table:formula="of:=MIN([.B213:.F213])" office:value-type="float" office:value="3.92" calcext:value-type="float">
            <text:p/>
          </table:table-cell>
          <table:table-cell table:formula="of:=MAX([.B213:.F213])" office:value-type="float" office:value="4.399" calcext:value-type="float">
            <text:p/>
          </table:table-cell>
          <table:table-cell table:formula="of:=AVERAGE([.B213:.F213])" office:value-type="float" office:value="4.0594" calcext:value-type="float">
            <text:p/>
          </table:table-cell>
          <table:table-cell/>
          <table:table-cell table:formula="of:=[.H213]/[.A213]" office:value-type="float" office:value="0.0184905660377359" calcext:value-type="float">
            <text:p/>
          </table:table-cell>
          <table:table-cell table:formula="of:=[.I213]/[.A213]" office:value-type="float" office:value="0.02075" calcext:value-type="float">
            <text:p/>
          </table:table-cell>
          <table:table-cell table:formula="of:=[.H213]/[.A213]" office:value-type="float" office:value="0.0184905660377359" calcext:value-type="float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923" calcext:value-type="float">
            <text:p>3.923</text:p>
          </table:table-cell>
          <table:table-cell office:value-type="float" office:value="4.086" calcext:value-type="float">
            <text:p>4.086</text:p>
          </table:table-cell>
          <table:table-cell office:value-type="float" office:value="4.054" calcext:value-type="float">
            <text:p>4.054</text:p>
          </table:table-cell>
          <table:table-cell office:value-type="float" office:value="4.41" calcext:value-type="float">
            <text:p>4.41</text:p>
          </table:table-cell>
          <table:table-cell office:value-type="float" office:value="3.965" calcext:value-type="float">
            <text:p>3.965</text:p>
          </table:table-cell>
          <table:table-cell/>
          <table:table-cell table:formula="of:=MIN([.B214:.F214])" office:value-type="float" office:value="3.923" calcext:value-type="float">
            <text:p/>
          </table:table-cell>
          <table:table-cell table:formula="of:=MAX([.B214:.F214])" office:value-type="float" office:value="4.41" calcext:value-type="float">
            <text:p/>
          </table:table-cell>
          <table:table-cell table:formula="of:=AVERAGE([.B214:.F214])" office:value-type="float" office:value="4.0876" calcext:value-type="float">
            <text:p/>
          </table:table-cell>
          <table:table-cell/>
          <table:table-cell table:formula="of:=[.H214]/[.A214]" office:value-type="float" office:value="0.0184178403755869" calcext:value-type="float">
            <text:p/>
          </table:table-cell>
          <table:table-cell table:formula="of:=[.I214]/[.A214]" office:value-type="float" office:value="0.0207042253521127" calcext:value-type="float">
            <text:p/>
          </table:table-cell>
          <table:table-cell table:formula="of:=[.H214]/[.A214]" office:value-type="float" office:value="0.0184178403755869" calcext:value-type="float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024" calcext:value-type="float">
            <text:p>4.024</text:p>
          </table:table-cell>
          <table:table-cell office:value-type="float" office:value="4.329" calcext:value-type="float">
            <text:p>4.329</text:p>
          </table:table-cell>
          <table:table-cell office:value-type="float" office:value="4.21" calcext:value-type="float">
            <text:p>4.21</text:p>
          </table:table-cell>
          <table:table-cell office:value-type="float" office:value="4.08" calcext:value-type="float">
            <text:p>4.08</text:p>
          </table:table-cell>
          <table:table-cell office:value-type="float" office:value="3.982" calcext:value-type="float">
            <text:p>3.982</text:p>
          </table:table-cell>
          <table:table-cell/>
          <table:table-cell table:formula="of:=MIN([.B215:.F215])" office:value-type="float" office:value="3.982" calcext:value-type="float">
            <text:p/>
          </table:table-cell>
          <table:table-cell table:formula="of:=MAX([.B215:.F215])" office:value-type="float" office:value="4.329" calcext:value-type="float">
            <text:p/>
          </table:table-cell>
          <table:table-cell table:formula="of:=AVERAGE([.B215:.F215])" office:value-type="float" office:value="4.125" calcext:value-type="float">
            <text:p/>
          </table:table-cell>
          <table:table-cell/>
          <table:table-cell table:formula="of:=[.H215]/[.A215]" office:value-type="float" office:value="0.018607476635514" calcext:value-type="float">
            <text:p/>
          </table:table-cell>
          <table:table-cell table:formula="of:=[.I215]/[.A215]" office:value-type="float" office:value="0.0202289719626168" calcext:value-type="float">
            <text:p/>
          </table:table-cell>
          <table:table-cell table:formula="of:=[.H215]/[.A215]" office:value-type="float" office:value="0.018607476635514" calcext:value-type="float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.029" calcext:value-type="float">
            <text:p>4.029</text:p>
          </table:table-cell>
          <table:table-cell office:value-type="float" office:value="4.589" calcext:value-type="float">
            <text:p>4.589</text:p>
          </table:table-cell>
          <table:table-cell office:value-type="float" office:value="4.14" calcext:value-type="float">
            <text:p>4.14</text:p>
          </table:table-cell>
          <table:table-cell office:value-type="float" office:value="4.047" calcext:value-type="float">
            <text:p>4.047</text:p>
          </table:table-cell>
          <table:table-cell office:value-type="float" office:value="4.036" calcext:value-type="float">
            <text:p>4.036</text:p>
          </table:table-cell>
          <table:table-cell/>
          <table:table-cell table:formula="of:=MIN([.B216:.F216])" office:value-type="float" office:value="4.029" calcext:value-type="float">
            <text:p/>
          </table:table-cell>
          <table:table-cell table:formula="of:=MAX([.B216:.F216])" office:value-type="float" office:value="4.589" calcext:value-type="float">
            <text:p/>
          </table:table-cell>
          <table:table-cell table:formula="of:=AVERAGE([.B216:.F216])" office:value-type="float" office:value="4.1682" calcext:value-type="float">
            <text:p/>
          </table:table-cell>
          <table:table-cell/>
          <table:table-cell table:formula="of:=[.H216]/[.A216]" office:value-type="float" office:value="0.0187395348837209" calcext:value-type="float">
            <text:p/>
          </table:table-cell>
          <table:table-cell table:formula="of:=[.I216]/[.A216]" office:value-type="float" office:value="0.0213441860465116" calcext:value-type="float">
            <text:p/>
          </table:table-cell>
          <table:table-cell table:formula="of:=[.H216]/[.A216]" office:value-type="float" office:value="0.0187395348837209" calcext:value-type="float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077" calcext:value-type="float">
            <text:p>4.077</text:p>
          </table:table-cell>
          <table:table-cell office:value-type="float" office:value="4.122" calcext:value-type="float">
            <text:p>4.122</text:p>
          </table:table-cell>
          <table:table-cell office:value-type="float" office:value="4.184" calcext:value-type="float">
            <text:p>4.184</text:p>
          </table:table-cell>
          <table:table-cell office:value-type="float" office:value="4.092" calcext:value-type="float">
            <text:p>4.092</text:p>
          </table:table-cell>
          <table:table-cell office:value-type="float" office:value="4.098" calcext:value-type="float">
            <text:p>4.098</text:p>
          </table:table-cell>
          <table:table-cell/>
          <table:table-cell table:formula="of:=MIN([.B217:.F217])" office:value-type="float" office:value="4.077" calcext:value-type="float">
            <text:p/>
          </table:table-cell>
          <table:table-cell table:formula="of:=MAX([.B217:.F217])" office:value-type="float" office:value="4.184" calcext:value-type="float">
            <text:p/>
          </table:table-cell>
          <table:table-cell table:formula="of:=AVERAGE([.B217:.F217])" office:value-type="float" office:value="4.1146" calcext:value-type="float">
            <text:p/>
          </table:table-cell>
          <table:table-cell/>
          <table:table-cell table:formula="of:=[.H217]/[.A217]" office:value-type="float" office:value="0.018875" calcext:value-type="float">
            <text:p/>
          </table:table-cell>
          <table:table-cell table:formula="of:=[.I217]/[.A217]" office:value-type="float" office:value="0.0193703703703704" calcext:value-type="float">
            <text:p/>
          </table:table-cell>
          <table:table-cell table:formula="of:=[.H217]/[.A217]" office:value-type="float" office:value="0.018875" calcext:value-type="float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337" calcext:value-type="float">
            <text:p>4.337</text:p>
          </table:table-cell>
          <table:table-cell office:value-type="float" office:value="4.221" calcext:value-type="float">
            <text:p>4.221</text:p>
          </table:table-cell>
          <table:table-cell office:value-type="float" office:value="4.475" calcext:value-type="float">
            <text:p>4.475</text:p>
          </table:table-cell>
          <table:table-cell office:value-type="float" office:value="4.091" calcext:value-type="float">
            <text:p>4.091</text:p>
          </table:table-cell>
          <table:table-cell office:value-type="float" office:value="4.084" calcext:value-type="float">
            <text:p>4.084</text:p>
          </table:table-cell>
          <table:table-cell/>
          <table:table-cell table:formula="of:=MIN([.B218:.F218])" office:value-type="float" office:value="4.084" calcext:value-type="float">
            <text:p/>
          </table:table-cell>
          <table:table-cell table:formula="of:=MAX([.B218:.F218])" office:value-type="float" office:value="4.475" calcext:value-type="float">
            <text:p/>
          </table:table-cell>
          <table:table-cell table:formula="of:=AVERAGE([.B218:.F218])" office:value-type="float" office:value="4.2416" calcext:value-type="float">
            <text:p/>
          </table:table-cell>
          <table:table-cell/>
          <table:table-cell table:formula="of:=[.H218]/[.A218]" office:value-type="float" office:value="0.0188202764976959" calcext:value-type="float">
            <text:p/>
          </table:table-cell>
          <table:table-cell table:formula="of:=[.I218]/[.A218]" office:value-type="float" office:value="0.0206221198156682" calcext:value-type="float">
            <text:p/>
          </table:table-cell>
          <table:table-cell table:formula="of:=[.H218]/[.A218]" office:value-type="float" office:value="0.0188202764976959" calcext:value-type="float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35" calcext:value-type="float">
            <text:p>4.35</text:p>
          </table:table-cell>
          <table:table-cell office:value-type="float" office:value="4.386" calcext:value-type="float">
            <text:p>4.386</text:p>
          </table:table-cell>
          <table:table-cell office:value-type="float" office:value="4.306" calcext:value-type="float">
            <text:p>4.306</text:p>
          </table:table-cell>
          <table:table-cell office:value-type="float" office:value="4.344" calcext:value-type="float">
            <text:p>4.344</text:p>
          </table:table-cell>
          <table:table-cell office:value-type="float" office:value="4.139" calcext:value-type="float">
            <text:p>4.139</text:p>
          </table:table-cell>
          <table:table-cell/>
          <table:table-cell table:formula="of:=MIN([.B219:.F219])" office:value-type="float" office:value="4.139" calcext:value-type="float">
            <text:p/>
          </table:table-cell>
          <table:table-cell table:formula="of:=MAX([.B219:.F219])" office:value-type="float" office:value="4.386" calcext:value-type="float">
            <text:p/>
          </table:table-cell>
          <table:table-cell table:formula="of:=AVERAGE([.B219:.F219])" office:value-type="float" office:value="4.305" calcext:value-type="float">
            <text:p/>
          </table:table-cell>
          <table:table-cell/>
          <table:table-cell table:formula="of:=[.H219]/[.A219]" office:value-type="float" office:value="0.0189862385321101" calcext:value-type="float">
            <text:p/>
          </table:table-cell>
          <table:table-cell table:formula="of:=[.I219]/[.A219]" office:value-type="float" office:value="0.0201192660550459" calcext:value-type="float">
            <text:p/>
          </table:table-cell>
          <table:table-cell table:formula="of:=[.H219]/[.A219]" office:value-type="float" office:value="0.0189862385321101" calcext:value-type="float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163" calcext:value-type="float">
            <text:p>4.163</text:p>
          </table:table-cell>
          <table:table-cell office:value-type="float" office:value="4.178" calcext:value-type="float">
            <text:p>4.178</text:p>
          </table:table-cell>
          <table:table-cell office:value-type="float" office:value="4.296" calcext:value-type="float">
            <text:p>4.296</text:p>
          </table:table-cell>
          <table:table-cell office:value-type="float" office:value="4.556" calcext:value-type="float">
            <text:p>4.556</text:p>
          </table:table-cell>
          <table:table-cell office:value-type="float" office:value="4.134" calcext:value-type="float">
            <text:p>4.134</text:p>
          </table:table-cell>
          <table:table-cell/>
          <table:table-cell table:formula="of:=MIN([.B220:.F220])" office:value-type="float" office:value="4.134" calcext:value-type="float">
            <text:p/>
          </table:table-cell>
          <table:table-cell table:formula="of:=MAX([.B220:.F220])" office:value-type="float" office:value="4.556" calcext:value-type="float">
            <text:p/>
          </table:table-cell>
          <table:table-cell table:formula="of:=AVERAGE([.B220:.F220])" office:value-type="float" office:value="4.2654" calcext:value-type="float">
            <text:p/>
          </table:table-cell>
          <table:table-cell/>
          <table:table-cell table:formula="of:=[.H220]/[.A220]" office:value-type="float" office:value="0.0188767123287671" calcext:value-type="float">
            <text:p/>
          </table:table-cell>
          <table:table-cell table:formula="of:=[.I220]/[.A220]" office:value-type="float" office:value="0.0208036529680365" calcext:value-type="float">
            <text:p/>
          </table:table-cell>
          <table:table-cell table:formula="of:=[.H220]/[.A220]" office:value-type="float" office:value="0.0188767123287671" calcext:value-type="float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121" calcext:value-type="float">
            <text:p>4.121</text:p>
          </table:table-cell>
          <table:table-cell office:value-type="float" office:value="4.328" calcext:value-type="float">
            <text:p>4.328</text:p>
          </table:table-cell>
          <table:table-cell office:value-type="float" office:value="4.163" calcext:value-type="float">
            <text:p>4.163</text:p>
          </table:table-cell>
          <table:table-cell office:value-type="float" office:value="4.214" calcext:value-type="float">
            <text:p>4.214</text:p>
          </table:table-cell>
          <table:table-cell office:value-type="float" office:value="4.158" calcext:value-type="float">
            <text:p>4.158</text:p>
          </table:table-cell>
          <table:table-cell/>
          <table:table-cell table:formula="of:=MIN([.B221:.F221])" office:value-type="float" office:value="4.121" calcext:value-type="float">
            <text:p/>
          </table:table-cell>
          <table:table-cell table:formula="of:=MAX([.B221:.F221])" office:value-type="float" office:value="4.328" calcext:value-type="float">
            <text:p/>
          </table:table-cell>
          <table:table-cell table:formula="of:=AVERAGE([.B221:.F221])" office:value-type="float" office:value="4.1968" calcext:value-type="float">
            <text:p/>
          </table:table-cell>
          <table:table-cell/>
          <table:table-cell table:formula="of:=[.H221]/[.A221]" office:value-type="float" office:value="0.0187318181818182" calcext:value-type="float">
            <text:p/>
          </table:table-cell>
          <table:table-cell table:formula="of:=[.I221]/[.A221]" office:value-type="float" office:value="0.0196727272727273" calcext:value-type="float">
            <text:p/>
          </table:table-cell>
          <table:table-cell table:formula="of:=[.H221]/[.A221]" office:value-type="float" office:value="0.0187318181818182" calcext:value-type="float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467" calcext:value-type="float">
            <text:p>4.467</text:p>
          </table:table-cell>
          <table:table-cell office:value-type="float" office:value="4.367" calcext:value-type="float">
            <text:p>4.367</text:p>
          </table:table-cell>
          <table:table-cell office:value-type="float" office:value="4.623" calcext:value-type="float">
            <text:p>4.623</text:p>
          </table:table-cell>
          <table:table-cell office:value-type="float" office:value="4.297" calcext:value-type="float">
            <text:p>4.297</text:p>
          </table:table-cell>
          <table:table-cell office:value-type="float" office:value="4.226" calcext:value-type="float">
            <text:p>4.226</text:p>
          </table:table-cell>
          <table:table-cell/>
          <table:table-cell table:formula="of:=MIN([.B222:.F222])" office:value-type="float" office:value="4.226" calcext:value-type="float">
            <text:p/>
          </table:table-cell>
          <table:table-cell table:formula="of:=MAX([.B222:.F222])" office:value-type="float" office:value="4.623" calcext:value-type="float">
            <text:p/>
          </table:table-cell>
          <table:table-cell table:formula="of:=AVERAGE([.B222:.F222])" office:value-type="float" office:value="4.396" calcext:value-type="float">
            <text:p/>
          </table:table-cell>
          <table:table-cell/>
          <table:table-cell table:formula="of:=[.H222]/[.A222]" office:value-type="float" office:value="0.0191221719457014" calcext:value-type="float">
            <text:p/>
          </table:table-cell>
          <table:table-cell table:formula="of:=[.I222]/[.A222]" office:value-type="float" office:value="0.0209185520361991" calcext:value-type="float">
            <text:p/>
          </table:table-cell>
          <table:table-cell table:formula="of:=[.H222]/[.A222]" office:value-type="float" office:value="0.0191221719457014" calcext:value-type="float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357" calcext:value-type="float">
            <text:p>4.357</text:p>
          </table:table-cell>
          <table:table-cell office:value-type="float" office:value="4.347" calcext:value-type="float">
            <text:p>4.347</text:p>
          </table:table-cell>
          <table:table-cell office:value-type="float" office:value="4.3" calcext:value-type="float">
            <text:p>4.3</text:p>
          </table:table-cell>
          <table:table-cell office:value-type="float" office:value="4.318" calcext:value-type="float">
            <text:p>4.318</text:p>
          </table:table-cell>
          <table:table-cell office:value-type="float" office:value="4.412" calcext:value-type="float">
            <text:p>4.412</text:p>
          </table:table-cell>
          <table:table-cell/>
          <table:table-cell table:formula="of:=MIN([.B223:.F223])" office:value-type="float" office:value="4.3" calcext:value-type="float">
            <text:p/>
          </table:table-cell>
          <table:table-cell table:formula="of:=MAX([.B223:.F223])" office:value-type="float" office:value="4.412" calcext:value-type="float">
            <text:p/>
          </table:table-cell>
          <table:table-cell table:formula="of:=AVERAGE([.B223:.F223])" office:value-type="float" office:value="4.3468" calcext:value-type="float">
            <text:p/>
          </table:table-cell>
          <table:table-cell/>
          <table:table-cell table:formula="of:=[.H223]/[.A223]" office:value-type="float" office:value="0.0193693693693694" calcext:value-type="float">
            <text:p/>
          </table:table-cell>
          <table:table-cell table:formula="of:=[.I223]/[.A223]" office:value-type="float" office:value="0.0198738738738739" calcext:value-type="float">
            <text:p/>
          </table:table-cell>
          <table:table-cell table:formula="of:=[.H223]/[.A223]" office:value-type="float" office:value="0.0193693693693694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31" calcext:value-type="float">
            <text:p>4.31</text:p>
          </table:table-cell>
          <table:table-cell office:value-type="float" office:value="4.422" calcext:value-type="float">
            <text:p>4.422</text:p>
          </table:table-cell>
          <table:table-cell office:value-type="float" office:value="4.345" calcext:value-type="float">
            <text:p>4.345</text:p>
          </table:table-cell>
          <table:table-cell office:value-type="float" office:value="4.307" calcext:value-type="float">
            <text:p>4.307</text:p>
          </table:table-cell>
          <table:table-cell office:value-type="float" office:value="4.3" calcext:value-type="float">
            <text:p>4.3</text:p>
          </table:table-cell>
          <table:table-cell/>
          <table:table-cell table:formula="of:=MIN([.B224:.F224])" office:value-type="float" office:value="4.3" calcext:value-type="float">
            <text:p/>
          </table:table-cell>
          <table:table-cell table:formula="of:=MAX([.B224:.F224])" office:value-type="float" office:value="4.422" calcext:value-type="float">
            <text:p/>
          </table:table-cell>
          <table:table-cell table:formula="of:=AVERAGE([.B224:.F224])" office:value-type="float" office:value="4.3368" calcext:value-type="float">
            <text:p/>
          </table:table-cell>
          <table:table-cell/>
          <table:table-cell table:formula="of:=[.H224]/[.A224]" office:value-type="float" office:value="0.0192825112107623" calcext:value-type="float">
            <text:p/>
          </table:table-cell>
          <table:table-cell table:formula="of:=[.I224]/[.A224]" office:value-type="float" office:value="0.0198295964125561" calcext:value-type="float">
            <text:p/>
          </table:table-cell>
          <table:table-cell table:formula="of:=[.H224]/[.A224]" office:value-type="float" office:value="0.0192825112107623" calcext:value-type="float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364" calcext:value-type="float">
            <text:p>4.364</text:p>
          </table:table-cell>
          <table:table-cell office:value-type="float" office:value="4.877" calcext:value-type="float">
            <text:p>4.877</text:p>
          </table:table-cell>
          <table:table-cell office:value-type="float" office:value="4.362" calcext:value-type="float">
            <text:p>4.362</text:p>
          </table:table-cell>
          <table:table-cell office:value-type="float" office:value="4.646" calcext:value-type="float">
            <text:p>4.646</text:p>
          </table:table-cell>
          <table:table-cell office:value-type="float" office:value="4.337" calcext:value-type="float">
            <text:p>4.337</text:p>
          </table:table-cell>
          <table:table-cell/>
          <table:table-cell table:formula="of:=MIN([.B225:.F225])" office:value-type="float" office:value="4.337" calcext:value-type="float">
            <text:p/>
          </table:table-cell>
          <table:table-cell table:formula="of:=MAX([.B225:.F225])" office:value-type="float" office:value="4.877" calcext:value-type="float">
            <text:p/>
          </table:table-cell>
          <table:table-cell table:formula="of:=AVERAGE([.B225:.F225])" office:value-type="float" office:value="4.5172" calcext:value-type="float">
            <text:p/>
          </table:table-cell>
          <table:table-cell/>
          <table:table-cell table:formula="of:=[.H225]/[.A225]" office:value-type="float" office:value="0.0193616071428571" calcext:value-type="float">
            <text:p/>
          </table:table-cell>
          <table:table-cell table:formula="of:=[.I225]/[.A225]" office:value-type="float" office:value="0.0217723214285714" calcext:value-type="float">
            <text:p/>
          </table:table-cell>
          <table:table-cell table:formula="of:=[.H225]/[.A225]" office:value-type="float" office:value="0.0193616071428571" calcext:value-type="float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491" calcext:value-type="float">
            <text:p>4.491</text:p>
          </table:table-cell>
          <table:table-cell office:value-type="float" office:value="4.43" calcext:value-type="float">
            <text:p>4.43</text:p>
          </table:table-cell>
          <table:table-cell office:value-type="float" office:value="4.875" calcext:value-type="float">
            <text:p>4.875</text:p>
          </table:table-cell>
          <table:table-cell office:value-type="float" office:value="4.443" calcext:value-type="float">
            <text:p>4.443</text:p>
          </table:table-cell>
          <table:table-cell office:value-type="float" office:value="4.432" calcext:value-type="float">
            <text:p>4.432</text:p>
          </table:table-cell>
          <table:table-cell/>
          <table:table-cell table:formula="of:=MIN([.B226:.F226])" office:value-type="float" office:value="4.43" calcext:value-type="float">
            <text:p/>
          </table:table-cell>
          <table:table-cell table:formula="of:=MAX([.B226:.F226])" office:value-type="float" office:value="4.875" calcext:value-type="float">
            <text:p/>
          </table:table-cell>
          <table:table-cell table:formula="of:=AVERAGE([.B226:.F226])" office:value-type="float" office:value="4.5342" calcext:value-type="float">
            <text:p/>
          </table:table-cell>
          <table:table-cell/>
          <table:table-cell table:formula="of:=[.H226]/[.A226]" office:value-type="float" office:value="0.0196888888888889" calcext:value-type="float">
            <text:p/>
          </table:table-cell>
          <table:table-cell table:formula="of:=[.I226]/[.A226]" office:value-type="float" office:value="0.0216666666666667" calcext:value-type="float">
            <text:p/>
          </table:table-cell>
          <table:table-cell table:formula="of:=[.H226]/[.A226]" office:value-type="float" office:value="0.0196888888888889" calcext:value-type="float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457" calcext:value-type="float">
            <text:p>4.457</text:p>
          </table:table-cell>
          <table:table-cell office:value-type="float" office:value="4.475" calcext:value-type="float">
            <text:p>4.475</text:p>
          </table:table-cell>
          <table:table-cell office:value-type="float" office:value="4.415" calcext:value-type="float">
            <text:p>4.415</text:p>
          </table:table-cell>
          <table:table-cell office:value-type="float" office:value="4.47" calcext:value-type="float">
            <text:p>4.47</text:p>
          </table:table-cell>
          <table:table-cell office:value-type="float" office:value="4.99" calcext:value-type="float">
            <text:p>4.99</text:p>
          </table:table-cell>
          <table:table-cell/>
          <table:table-cell table:formula="of:=MIN([.B227:.F227])" office:value-type="float" office:value="4.415" calcext:value-type="float">
            <text:p/>
          </table:table-cell>
          <table:table-cell table:formula="of:=MAX([.B227:.F227])" office:value-type="float" office:value="4.99" calcext:value-type="float">
            <text:p/>
          </table:table-cell>
          <table:table-cell table:formula="of:=AVERAGE([.B227:.F227])" office:value-type="float" office:value="4.5614" calcext:value-type="float">
            <text:p/>
          </table:table-cell>
          <table:table-cell/>
          <table:table-cell table:formula="of:=[.H227]/[.A227]" office:value-type="float" office:value="0.0195353982300885" calcext:value-type="float">
            <text:p/>
          </table:table-cell>
          <table:table-cell table:formula="of:=[.I227]/[.A227]" office:value-type="float" office:value="0.0220796460176991" calcext:value-type="float">
            <text:p/>
          </table:table-cell>
          <table:table-cell table:formula="of:=[.H227]/[.A227]" office:value-type="float" office:value="0.0195353982300885" calcext:value-type="float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953" calcext:value-type="float">
            <text:p>4.953</text:p>
          </table:table-cell>
          <table:table-cell office:value-type="float" office:value="4.491" calcext:value-type="float">
            <text:p>4.491</text:p>
          </table:table-cell>
          <table:table-cell office:value-type="float" office:value="4.481" calcext:value-type="float">
            <text:p>4.481</text:p>
          </table:table-cell>
          <table:table-cell office:value-type="float" office:value="4.512" calcext:value-type="float">
            <text:p>4.512</text:p>
          </table:table-cell>
          <table:table-cell office:value-type="float" office:value="4.531" calcext:value-type="float">
            <text:p>4.531</text:p>
          </table:table-cell>
          <table:table-cell/>
          <table:table-cell table:formula="of:=MIN([.B228:.F228])" office:value-type="float" office:value="4.481" calcext:value-type="float">
            <text:p/>
          </table:table-cell>
          <table:table-cell table:formula="of:=MAX([.B228:.F228])" office:value-type="float" office:value="4.953" calcext:value-type="float">
            <text:p/>
          </table:table-cell>
          <table:table-cell table:formula="of:=AVERAGE([.B228:.F228])" office:value-type="float" office:value="4.5936" calcext:value-type="float">
            <text:p/>
          </table:table-cell>
          <table:table-cell/>
          <table:table-cell table:formula="of:=[.H228]/[.A228]" office:value-type="float" office:value="0.0197400881057269" calcext:value-type="float">
            <text:p/>
          </table:table-cell>
          <table:table-cell table:formula="of:=[.I228]/[.A228]" office:value-type="float" office:value="0.0218193832599119" calcext:value-type="float">
            <text:p/>
          </table:table-cell>
          <table:table-cell table:formula="of:=[.H228]/[.A228]" office:value-type="float" office:value="0.0197400881057269" calcext:value-type="float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549" calcext:value-type="float">
            <text:p>4.549</text:p>
          </table:table-cell>
          <table:table-cell office:value-type="float" office:value="4.531" calcext:value-type="float">
            <text:p>4.531</text:p>
          </table:table-cell>
          <table:table-cell office:value-type="float" office:value="4.496" calcext:value-type="float">
            <text:p>4.496</text:p>
          </table:table-cell>
          <table:table-cell office:value-type="float" office:value="4.56" calcext:value-type="float">
            <text:p>4.56</text:p>
          </table:table-cell>
          <table:table-cell office:value-type="float" office:value="4.664" calcext:value-type="float">
            <text:p>4.664</text:p>
          </table:table-cell>
          <table:table-cell/>
          <table:table-cell table:formula="of:=MIN([.B229:.F229])" office:value-type="float" office:value="4.496" calcext:value-type="float">
            <text:p/>
          </table:table-cell>
          <table:table-cell table:formula="of:=MAX([.B229:.F229])" office:value-type="float" office:value="4.664" calcext:value-type="float">
            <text:p/>
          </table:table-cell>
          <table:table-cell table:formula="of:=AVERAGE([.B229:.F229])" office:value-type="float" office:value="4.56" calcext:value-type="float">
            <text:p/>
          </table:table-cell>
          <table:table-cell/>
          <table:table-cell table:formula="of:=[.H229]/[.A229]" office:value-type="float" office:value="0.019719298245614" calcext:value-type="float">
            <text:p/>
          </table:table-cell>
          <table:table-cell table:formula="of:=[.I229]/[.A229]" office:value-type="float" office:value="0.0204561403508772" calcext:value-type="float">
            <text:p/>
          </table:table-cell>
          <table:table-cell table:formula="of:=[.H229]/[.A229]" office:value-type="float" office:value="0.019719298245614" calcext:value-type="float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613" calcext:value-type="float">
            <text:p>4.613</text:p>
          </table:table-cell>
          <table:table-cell office:value-type="float" office:value="5.097" calcext:value-type="float">
            <text:p>5.097</text:p>
          </table:table-cell>
          <table:table-cell office:value-type="float" office:value="4.567" calcext:value-type="float">
            <text:p>4.567</text:p>
          </table:table-cell>
          <table:table-cell office:value-type="float" office:value="4.546" calcext:value-type="float">
            <text:p>4.546</text:p>
          </table:table-cell>
          <table:table-cell office:value-type="float" office:value="4.611" calcext:value-type="float">
            <text:p>4.611</text:p>
          </table:table-cell>
          <table:table-cell/>
          <table:table-cell table:formula="of:=MIN([.B230:.F230])" office:value-type="float" office:value="4.546" calcext:value-type="float">
            <text:p/>
          </table:table-cell>
          <table:table-cell table:formula="of:=MAX([.B230:.F230])" office:value-type="float" office:value="5.097" calcext:value-type="float">
            <text:p/>
          </table:table-cell>
          <table:table-cell table:formula="of:=AVERAGE([.B230:.F230])" office:value-type="float" office:value="4.6868" calcext:value-type="float">
            <text:p/>
          </table:table-cell>
          <table:table-cell/>
          <table:table-cell table:formula="of:=[.H230]/[.A230]" office:value-type="float" office:value="0.0198515283842795" calcext:value-type="float">
            <text:p/>
          </table:table-cell>
          <table:table-cell table:formula="of:=[.I230]/[.A230]" office:value-type="float" office:value="0.0222576419213974" calcext:value-type="float">
            <text:p/>
          </table:table-cell>
          <table:table-cell table:formula="of:=[.H230]/[.A230]" office:value-type="float" office:value="0.0198515283842795" calcext:value-type="float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797" calcext:value-type="float">
            <text:p>4.797</text:p>
          </table:table-cell>
          <table:table-cell office:value-type="float" office:value="4.769" calcext:value-type="float">
            <text:p>4.769</text:p>
          </table:table-cell>
          <table:table-cell office:value-type="float" office:value="4.563" calcext:value-type="float">
            <text:p>4.563</text:p>
          </table:table-cell>
          <table:table-cell office:value-type="float" office:value="4.525" calcext:value-type="float">
            <text:p>4.525</text:p>
          </table:table-cell>
          <table:table-cell office:value-type="float" office:value="4.536" calcext:value-type="float">
            <text:p>4.536</text:p>
          </table:table-cell>
          <table:table-cell/>
          <table:table-cell table:formula="of:=MIN([.B231:.F231])" office:value-type="float" office:value="4.525" calcext:value-type="float">
            <text:p/>
          </table:table-cell>
          <table:table-cell table:formula="of:=MAX([.B231:.F231])" office:value-type="float" office:value="4.797" calcext:value-type="float">
            <text:p/>
          </table:table-cell>
          <table:table-cell table:formula="of:=AVERAGE([.B231:.F231])" office:value-type="float" office:value="4.638" calcext:value-type="float">
            <text:p/>
          </table:table-cell>
          <table:table-cell/>
          <table:table-cell table:formula="of:=[.H231]/[.A231]" office:value-type="float" office:value="0.0196739130434783" calcext:value-type="float">
            <text:p/>
          </table:table-cell>
          <table:table-cell table:formula="of:=[.I231]/[.A231]" office:value-type="float" office:value="0.0208565217391304" calcext:value-type="float">
            <text:p/>
          </table:table-cell>
          <table:table-cell table:formula="of:=[.H231]/[.A231]" office:value-type="float" office:value="0.0196739130434783" calcext:value-type="float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836" calcext:value-type="float">
            <text:p>4.836</text:p>
          </table:table-cell>
          <table:table-cell office:value-type="float" office:value="4.956" calcext:value-type="float">
            <text:p>4.956</text:p>
          </table:table-cell>
          <table:table-cell office:value-type="float" office:value="4.631" calcext:value-type="float">
            <text:p>4.631</text:p>
          </table:table-cell>
          <table:table-cell office:value-type="float" office:value="5.029" calcext:value-type="float">
            <text:p>5.029</text:p>
          </table:table-cell>
          <table:table-cell office:value-type="float" office:value="4.568" calcext:value-type="float">
            <text:p>4.568</text:p>
          </table:table-cell>
          <table:table-cell/>
          <table:table-cell table:formula="of:=MIN([.B232:.F232])" office:value-type="float" office:value="4.568" calcext:value-type="float">
            <text:p/>
          </table:table-cell>
          <table:table-cell table:formula="of:=MAX([.B232:.F232])" office:value-type="float" office:value="5.029" calcext:value-type="float">
            <text:p/>
          </table:table-cell>
          <table:table-cell table:formula="of:=AVERAGE([.B232:.F232])" office:value-type="float" office:value="4.804" calcext:value-type="float">
            <text:p/>
          </table:table-cell>
          <table:table-cell/>
          <table:table-cell table:formula="of:=[.H232]/[.A232]" office:value-type="float" office:value="0.0197748917748918" calcext:value-type="float">
            <text:p/>
          </table:table-cell>
          <table:table-cell table:formula="of:=[.I232]/[.A232]" office:value-type="float" office:value="0.0217705627705628" calcext:value-type="float">
            <text:p/>
          </table:table-cell>
          <table:table-cell table:formula="of:=[.H232]/[.A232]" office:value-type="float" office:value="0.0197748917748918" calcext:value-type="float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708" calcext:value-type="float">
            <text:p>4.708</text:p>
          </table:table-cell>
          <table:table-cell office:value-type="float" office:value="4.779" calcext:value-type="float">
            <text:p>4.779</text:p>
          </table:table-cell>
          <table:table-cell office:value-type="float" office:value="4.642" calcext:value-type="float">
            <text:p>4.642</text:p>
          </table:table-cell>
          <table:table-cell office:value-type="float" office:value="5.018" calcext:value-type="float">
            <text:p>5.018</text:p>
          </table:table-cell>
          <table:table-cell office:value-type="float" office:value="4.675" calcext:value-type="float">
            <text:p>4.675</text:p>
          </table:table-cell>
          <table:table-cell/>
          <table:table-cell table:formula="of:=MIN([.B233:.F233])" office:value-type="float" office:value="4.642" calcext:value-type="float">
            <text:p/>
          </table:table-cell>
          <table:table-cell table:formula="of:=MAX([.B233:.F233])" office:value-type="float" office:value="5.018" calcext:value-type="float">
            <text:p/>
          </table:table-cell>
          <table:table-cell table:formula="of:=AVERAGE([.B233:.F233])" office:value-type="float" office:value="4.7644" calcext:value-type="float">
            <text:p/>
          </table:table-cell>
          <table:table-cell/>
          <table:table-cell table:formula="of:=[.H233]/[.A233]" office:value-type="float" office:value="0.0200086206896552" calcext:value-type="float">
            <text:p/>
          </table:table-cell>
          <table:table-cell table:formula="of:=[.I233]/[.A233]" office:value-type="float" office:value="0.0216293103448276" calcext:value-type="float">
            <text:p/>
          </table:table-cell>
          <table:table-cell table:formula="of:=[.H233]/[.A233]" office:value-type="float" office:value="0.0200086206896552" calcext:value-type="float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731" calcext:value-type="float">
            <text:p>4.731</text:p>
          </table:table-cell>
          <table:table-cell office:value-type="float" office:value="4.778" calcext:value-type="float">
            <text:p>4.778</text:p>
          </table:table-cell>
          <table:table-cell office:value-type="float" office:value="4.717" calcext:value-type="float">
            <text:p>4.717</text:p>
          </table:table-cell>
          <table:table-cell office:value-type="float" office:value="5.182" calcext:value-type="float">
            <text:p>5.182</text:p>
          </table:table-cell>
          <table:table-cell office:value-type="float" office:value="4.666" calcext:value-type="float">
            <text:p>4.666</text:p>
          </table:table-cell>
          <table:table-cell/>
          <table:table-cell table:formula="of:=MIN([.B234:.F234])" office:value-type="float" office:value="4.666" calcext:value-type="float">
            <text:p/>
          </table:table-cell>
          <table:table-cell table:formula="of:=MAX([.B234:.F234])" office:value-type="float" office:value="5.182" calcext:value-type="float">
            <text:p/>
          </table:table-cell>
          <table:table-cell table:formula="of:=AVERAGE([.B234:.F234])" office:value-type="float" office:value="4.8148" calcext:value-type="float">
            <text:p/>
          </table:table-cell>
          <table:table-cell/>
          <table:table-cell table:formula="of:=[.H234]/[.A234]" office:value-type="float" office:value="0.0200257510729614" calcext:value-type="float">
            <text:p/>
          </table:table-cell>
          <table:table-cell table:formula="of:=[.I234]/[.A234]" office:value-type="float" office:value="0.0222403433476395" calcext:value-type="float">
            <text:p/>
          </table:table-cell>
          <table:table-cell table:formula="of:=[.H234]/[.A234]" office:value-type="float" office:value="0.0200257510729614" calcext:value-type="float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698" calcext:value-type="float">
            <text:p>4.698</text:p>
          </table:table-cell>
          <table:table-cell office:value-type="float" office:value="4.866" calcext:value-type="float">
            <text:p>4.866</text:p>
          </table:table-cell>
          <table:table-cell office:value-type="float" office:value="4.79" calcext:value-type="float">
            <text:p>4.79</text:p>
          </table:table-cell>
          <table:table-cell office:value-type="float" office:value="5.073" calcext:value-type="float">
            <text:p>5.073</text:p>
          </table:table-cell>
          <table:table-cell office:value-type="float" office:value="4.817" calcext:value-type="float">
            <text:p>4.817</text:p>
          </table:table-cell>
          <table:table-cell/>
          <table:table-cell table:formula="of:=MIN([.B235:.F235])" office:value-type="float" office:value="4.698" calcext:value-type="float">
            <text:p/>
          </table:table-cell>
          <table:table-cell table:formula="of:=MAX([.B235:.F235])" office:value-type="float" office:value="5.073" calcext:value-type="float">
            <text:p/>
          </table:table-cell>
          <table:table-cell table:formula="of:=AVERAGE([.B235:.F235])" office:value-type="float" office:value="4.8488" calcext:value-type="float">
            <text:p/>
          </table:table-cell>
          <table:table-cell/>
          <table:table-cell table:formula="of:=[.H235]/[.A235]" office:value-type="float" office:value="0.0200769230769231" calcext:value-type="float">
            <text:p/>
          </table:table-cell>
          <table:table-cell table:formula="of:=[.I235]/[.A235]" office:value-type="float" office:value="0.0216794871794872" calcext:value-type="float">
            <text:p/>
          </table:table-cell>
          <table:table-cell table:formula="of:=[.H235]/[.A235]" office:value-type="float" office:value="0.0200769230769231" calcext:value-type="float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875" calcext:value-type="float">
            <text:p>4.875</text:p>
          </table:table-cell>
          <table:table-cell office:value-type="float" office:value="4.842" calcext:value-type="float">
            <text:p>4.842</text:p>
          </table:table-cell>
          <table:table-cell office:value-type="float" office:value="4.866" calcext:value-type="float">
            <text:p>4.866</text:p>
          </table:table-cell>
          <table:table-cell office:value-type="float" office:value="4.88" calcext:value-type="float">
            <text:p>4.88</text:p>
          </table:table-cell>
          <table:table-cell office:value-type="float" office:value="4.856" calcext:value-type="float">
            <text:p>4.856</text:p>
          </table:table-cell>
          <table:table-cell/>
          <table:table-cell table:formula="of:=MIN([.B236:.F236])" office:value-type="float" office:value="4.842" calcext:value-type="float">
            <text:p/>
          </table:table-cell>
          <table:table-cell table:formula="of:=MAX([.B236:.F236])" office:value-type="float" office:value="4.88" calcext:value-type="float">
            <text:p/>
          </table:table-cell>
          <table:table-cell table:formula="of:=AVERAGE([.B236:.F236])" office:value-type="float" office:value="4.8638" calcext:value-type="float">
            <text:p/>
          </table:table-cell>
          <table:table-cell/>
          <table:table-cell table:formula="of:=[.H236]/[.A236]" office:value-type="float" office:value="0.0206042553191489" calcext:value-type="float">
            <text:p/>
          </table:table-cell>
          <table:table-cell table:formula="of:=[.I236]/[.A236]" office:value-type="float" office:value="0.0207659574468085" calcext:value-type="float">
            <text:p/>
          </table:table-cell>
          <table:table-cell table:formula="of:=[.H236]/[.A236]" office:value-type="float" office:value="0.0206042553191489" calcext:value-type="float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83" calcext:value-type="float">
            <text:p>4.83</text:p>
          </table:table-cell>
          <table:table-cell office:value-type="float" office:value="5.158" calcext:value-type="float">
            <text:p>5.158</text:p>
          </table:table-cell>
          <table:table-cell office:value-type="float" office:value="4.884" calcext:value-type="float">
            <text:p>4.884</text:p>
          </table:table-cell>
          <table:table-cell office:value-type="float" office:value="5.259" calcext:value-type="float">
            <text:p>5.259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MIN([.B237:.F237])" office:value-type="float" office:value="4.8" calcext:value-type="float">
            <text:p/>
          </table:table-cell>
          <table:table-cell table:formula="of:=MAX([.B237:.F237])" office:value-type="float" office:value="5.259" calcext:value-type="float">
            <text:p/>
          </table:table-cell>
          <table:table-cell table:formula="of:=AVERAGE([.B237:.F237])" office:value-type="float" office:value="4.9862" calcext:value-type="float">
            <text:p/>
          </table:table-cell>
          <table:table-cell/>
          <table:table-cell table:formula="of:=[.H237]/[.A237]" office:value-type="float" office:value="0.0203389830508475" calcext:value-type="float">
            <text:p/>
          </table:table-cell>
          <table:table-cell table:formula="of:=[.I237]/[.A237]" office:value-type="float" office:value="0.0222838983050847" calcext:value-type="float">
            <text:p/>
          </table:table-cell>
          <table:table-cell table:formula="of:=[.H237]/[.A237]" office:value-type="float" office:value="0.0203389830508475" calcext:value-type="float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91" calcext:value-type="float">
            <text:p>4.91</text:p>
          </table:table-cell>
          <table:table-cell office:value-type="float" office:value="5.061" calcext:value-type="float">
            <text:p>5.061</text:p>
          </table:table-cell>
          <table:table-cell office:value-type="float" office:value="4.978" calcext:value-type="float">
            <text:p>4.978</text:p>
          </table:table-cell>
          <table:table-cell office:value-type="float" office:value="5.211" calcext:value-type="float">
            <text:p>5.211</text:p>
          </table:table-cell>
          <table:table-cell office:value-type="float" office:value="4.988" calcext:value-type="float">
            <text:p>4.988</text:p>
          </table:table-cell>
          <table:table-cell/>
          <table:table-cell table:formula="of:=MIN([.B238:.F238])" office:value-type="float" office:value="4.91" calcext:value-type="float">
            <text:p/>
          </table:table-cell>
          <table:table-cell table:formula="of:=MAX([.B238:.F238])" office:value-type="float" office:value="5.211" calcext:value-type="float">
            <text:p/>
          </table:table-cell>
          <table:table-cell table:formula="of:=AVERAGE([.B238:.F238])" office:value-type="float" office:value="5.0296" calcext:value-type="float">
            <text:p/>
          </table:table-cell>
          <table:table-cell/>
          <table:table-cell table:formula="of:=[.H238]/[.A238]" office:value-type="float" office:value="0.0207172995780591" calcext:value-type="float">
            <text:p/>
          </table:table-cell>
          <table:table-cell table:formula="of:=[.I238]/[.A238]" office:value-type="float" office:value="0.0219873417721519" calcext:value-type="float">
            <text:p/>
          </table:table-cell>
          <table:table-cell table:formula="of:=[.H238]/[.A238]" office:value-type="float" office:value="0.0207172995780591" calcext:value-type="float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892" calcext:value-type="float">
            <text:p>4.892</text:p>
          </table:table-cell>
          <table:table-cell office:value-type="float" office:value="4.882" calcext:value-type="float">
            <text:p>4.882</text:p>
          </table:table-cell>
          <table:table-cell office:value-type="float" office:value="5.453" calcext:value-type="float">
            <text:p>5.453</text:p>
          </table:table-cell>
          <table:table-cell office:value-type="float" office:value="4.939" calcext:value-type="float">
            <text:p>4.939</text:p>
          </table:table-cell>
          <table:table-cell office:value-type="float" office:value="4.925" calcext:value-type="float">
            <text:p>4.925</text:p>
          </table:table-cell>
          <table:table-cell/>
          <table:table-cell table:formula="of:=MIN([.B239:.F239])" office:value-type="float" office:value="4.882" calcext:value-type="float">
            <text:p/>
          </table:table-cell>
          <table:table-cell table:formula="of:=MAX([.B239:.F239])" office:value-type="float" office:value="5.453" calcext:value-type="float">
            <text:p/>
          </table:table-cell>
          <table:table-cell table:formula="of:=AVERAGE([.B239:.F239])" office:value-type="float" office:value="5.0182" calcext:value-type="float">
            <text:p/>
          </table:table-cell>
          <table:table-cell/>
          <table:table-cell table:formula="of:=[.H239]/[.A239]" office:value-type="float" office:value="0.0205126050420168" calcext:value-type="float">
            <text:p/>
          </table:table-cell>
          <table:table-cell table:formula="of:=[.I239]/[.A239]" office:value-type="float" office:value="0.0229117647058824" calcext:value-type="float">
            <text:p/>
          </table:table-cell>
          <table:table-cell table:formula="of:=[.H239]/[.A239]" office:value-type="float" office:value="0.0205126050420168" calcext:value-type="float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962" calcext:value-type="float">
            <text:p>4.962</text:p>
          </table:table-cell>
          <table:table-cell office:value-type="float" office:value="5.002" calcext:value-type="float">
            <text:p>5.002</text:p>
          </table:table-cell>
          <table:table-cell office:value-type="float" office:value="5.006" calcext:value-type="float">
            <text:p>5.006</text:p>
          </table:table-cell>
          <table:table-cell office:value-type="float" office:value="5.005" calcext:value-type="float">
            <text:p>5.005</text:p>
          </table:table-cell>
          <table:table-cell office:value-type="float" office:value="4.943" calcext:value-type="float">
            <text:p>4.943</text:p>
          </table:table-cell>
          <table:table-cell/>
          <table:table-cell table:formula="of:=MIN([.B240:.F240])" office:value-type="float" office:value="4.943" calcext:value-type="float">
            <text:p/>
          </table:table-cell>
          <table:table-cell table:formula="of:=MAX([.B240:.F240])" office:value-type="float" office:value="5.006" calcext:value-type="float">
            <text:p/>
          </table:table-cell>
          <table:table-cell table:formula="of:=AVERAGE([.B240:.F240])" office:value-type="float" office:value="4.9836" calcext:value-type="float">
            <text:p/>
          </table:table-cell>
          <table:table-cell/>
          <table:table-cell table:formula="of:=[.H240]/[.A240]" office:value-type="float" office:value="0.0206820083682008" calcext:value-type="float">
            <text:p/>
          </table:table-cell>
          <table:table-cell table:formula="of:=[.I240]/[.A240]" office:value-type="float" office:value="0.0209456066945607" calcext:value-type="float">
            <text:p/>
          </table:table-cell>
          <table:table-cell table:formula="of:=[.H240]/[.A240]" office:value-type="float" office:value="0.0206820083682008" calcext:value-type="float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959" calcext:value-type="float">
            <text:p>4.959</text:p>
          </table:table-cell>
          <table:table-cell office:value-type="float" office:value="5.006" calcext:value-type="float">
            <text:p>5.006</text:p>
          </table:table-cell>
          <table:table-cell office:value-type="float" office:value="4.943" calcext:value-type="float">
            <text:p>4.943</text:p>
          </table:table-cell>
          <table:table-cell office:value-type="float" office:value="4.996" calcext:value-type="float">
            <text:p>4.996</text:p>
          </table:table-cell>
          <table:table-cell office:value-type="float" office:value="5.089" calcext:value-type="float">
            <text:p>5.089</text:p>
          </table:table-cell>
          <table:table-cell/>
          <table:table-cell table:formula="of:=MIN([.B241:.F241])" office:value-type="float" office:value="4.943" calcext:value-type="float">
            <text:p/>
          </table:table-cell>
          <table:table-cell table:formula="of:=MAX([.B241:.F241])" office:value-type="float" office:value="5.089" calcext:value-type="float">
            <text:p/>
          </table:table-cell>
          <table:table-cell table:formula="of:=AVERAGE([.B241:.F241])" office:value-type="float" office:value="4.9986" calcext:value-type="float">
            <text:p/>
          </table:table-cell>
          <table:table-cell/>
          <table:table-cell table:formula="of:=[.H241]/[.A241]" office:value-type="float" office:value="0.0205958333333333" calcext:value-type="float">
            <text:p/>
          </table:table-cell>
          <table:table-cell table:formula="of:=[.I241]/[.A241]" office:value-type="float" office:value="0.0212041666666667" calcext:value-type="float">
            <text:p/>
          </table:table-cell>
          <table:table-cell table:formula="of:=[.H241]/[.A241]" office:value-type="float" office:value="0.0205958333333333" calcext:value-type="float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051" calcext:value-type="float">
            <text:p>5.051</text:p>
          </table:table-cell>
          <table:table-cell office:value-type="float" office:value="5.076" calcext:value-type="float">
            <text:p>5.076</text:p>
          </table:table-cell>
          <table:table-cell office:value-type="float" office:value="5.03" calcext:value-type="float">
            <text:p>5.03</text:p>
          </table:table-cell>
          <table:table-cell office:value-type="float" office:value="5.106" calcext:value-type="float">
            <text:p>5.106</text:p>
          </table:table-cell>
          <table:table-cell office:value-type="float" office:value="5.043" calcext:value-type="float">
            <text:p>5.043</text:p>
          </table:table-cell>
          <table:table-cell/>
          <table:table-cell table:formula="of:=MIN([.B242:.F242])" office:value-type="float" office:value="5.03" calcext:value-type="float">
            <text:p/>
          </table:table-cell>
          <table:table-cell table:formula="of:=MAX([.B242:.F242])" office:value-type="float" office:value="5.106" calcext:value-type="float">
            <text:p/>
          </table:table-cell>
          <table:table-cell table:formula="of:=AVERAGE([.B242:.F242])" office:value-type="float" office:value="5.0612" calcext:value-type="float">
            <text:p/>
          </table:table-cell>
          <table:table-cell/>
          <table:table-cell table:formula="of:=[.H242]/[.A242]" office:value-type="float" office:value="0.0208713692946058" calcext:value-type="float">
            <text:p/>
          </table:table-cell>
          <table:table-cell table:formula="of:=[.I242]/[.A242]" office:value-type="float" office:value="0.0211867219917012" calcext:value-type="float">
            <text:p/>
          </table:table-cell>
          <table:table-cell table:formula="of:=[.H242]/[.A242]" office:value-type="float" office:value="0.0208713692946058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098" calcext:value-type="float">
            <text:p>5.098</text:p>
          </table:table-cell>
          <table:table-cell office:value-type="float" office:value="5.086" calcext:value-type="float">
            <text:p>5.086</text:p>
          </table:table-cell>
          <table:table-cell office:value-type="float" office:value="5.081" calcext:value-type="float">
            <text:p>5.081</text:p>
          </table:table-cell>
          <table:table-cell office:value-type="float" office:value="5.096" calcext:value-type="float">
            <text:p>5.096</text:p>
          </table:table-cell>
          <table:table-cell office:value-type="float" office:value="5.151" calcext:value-type="float">
            <text:p>5.151</text:p>
          </table:table-cell>
          <table:table-cell/>
          <table:table-cell table:formula="of:=MIN([.B243:.F243])" office:value-type="float" office:value="5.081" calcext:value-type="float">
            <text:p/>
          </table:table-cell>
          <table:table-cell table:formula="of:=MAX([.B243:.F243])" office:value-type="float" office:value="5.151" calcext:value-type="float">
            <text:p/>
          </table:table-cell>
          <table:table-cell table:formula="of:=AVERAGE([.B243:.F243])" office:value-type="float" office:value="5.1024" calcext:value-type="float">
            <text:p/>
          </table:table-cell>
          <table:table-cell/>
          <table:table-cell table:formula="of:=[.H243]/[.A243]" office:value-type="float" office:value="0.020995867768595" calcext:value-type="float">
            <text:p/>
          </table:table-cell>
          <table:table-cell table:formula="of:=[.I243]/[.A243]" office:value-type="float" office:value="0.0212851239669421" calcext:value-type="float">
            <text:p/>
          </table:table-cell>
          <table:table-cell table:formula="of:=[.H243]/[.A243]" office:value-type="float" office:value="0.020995867768595" calcext:value-type="float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157" calcext:value-type="float">
            <text:p>5.157</text:p>
          </table:table-cell>
          <table:table-cell office:value-type="float" office:value="5.135" calcext:value-type="float">
            <text:p>5.135</text:p>
          </table:table-cell>
          <table:table-cell office:value-type="float" office:value="5.151" calcext:value-type="float">
            <text:p>5.151</text:p>
          </table:table-cell>
          <table:table-cell office:value-type="float" office:value="5.135" calcext:value-type="float">
            <text:p>5.135</text:p>
          </table:table-cell>
          <table:table-cell office:value-type="float" office:value="5.271" calcext:value-type="float">
            <text:p>5.271</text:p>
          </table:table-cell>
          <table:table-cell/>
          <table:table-cell table:formula="of:=MIN([.B244:.F244])" office:value-type="float" office:value="5.135" calcext:value-type="float">
            <text:p/>
          </table:table-cell>
          <table:table-cell table:formula="of:=MAX([.B244:.F244])" office:value-type="float" office:value="5.271" calcext:value-type="float">
            <text:p/>
          </table:table-cell>
          <table:table-cell table:formula="of:=AVERAGE([.B244:.F244])" office:value-type="float" office:value="5.1698" calcext:value-type="float">
            <text:p/>
          </table:table-cell>
          <table:table-cell/>
          <table:table-cell table:formula="of:=[.H244]/[.A244]" office:value-type="float" office:value="0.0211316872427984" calcext:value-type="float">
            <text:p/>
          </table:table-cell>
          <table:table-cell table:formula="of:=[.I244]/[.A244]" office:value-type="float" office:value="0.0216913580246914" calcext:value-type="float">
            <text:p/>
          </table:table-cell>
          <table:table-cell table:formula="of:=[.H244]/[.A244]" office:value-type="float" office:value="0.0211316872427984" calcext:value-type="float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124" calcext:value-type="float">
            <text:p>5.124</text:p>
          </table:table-cell>
          <table:table-cell office:value-type="float" office:value="5.135" calcext:value-type="float">
            <text:p>5.135</text:p>
          </table:table-cell>
          <table:table-cell office:value-type="float" office:value="5.201" calcext:value-type="float">
            <text:p>5.201</text:p>
          </table:table-cell>
          <table:table-cell office:value-type="float" office:value="5.115" calcext:value-type="float">
            <text:p>5.115</text:p>
          </table:table-cell>
          <table:table-cell office:value-type="float" office:value="5.114" calcext:value-type="float">
            <text:p>5.114</text:p>
          </table:table-cell>
          <table:table-cell/>
          <table:table-cell table:formula="of:=MIN([.B245:.F245])" office:value-type="float" office:value="5.114" calcext:value-type="float">
            <text:p/>
          </table:table-cell>
          <table:table-cell table:formula="of:=MAX([.B245:.F245])" office:value-type="float" office:value="5.201" calcext:value-type="float">
            <text:p/>
          </table:table-cell>
          <table:table-cell table:formula="of:=AVERAGE([.B245:.F245])" office:value-type="float" office:value="5.1378" calcext:value-type="float">
            <text:p/>
          </table:table-cell>
          <table:table-cell/>
          <table:table-cell table:formula="of:=[.H245]/[.A245]" office:value-type="float" office:value="0.0209590163934426" calcext:value-type="float">
            <text:p/>
          </table:table-cell>
          <table:table-cell table:formula="of:=[.I245]/[.A245]" office:value-type="float" office:value="0.0213155737704918" calcext:value-type="float">
            <text:p/>
          </table:table-cell>
          <table:table-cell table:formula="of:=[.H245]/[.A245]" office:value-type="float" office:value="0.0209590163934426" calcext:value-type="float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21" calcext:value-type="float">
            <text:p>5.221</text:p>
          </table:table-cell>
          <table:table-cell office:value-type="float" office:value="5.239" calcext:value-type="float">
            <text:p>5.239</text:p>
          </table:table-cell>
          <table:table-cell office:value-type="float" office:value="5.235" calcext:value-type="float">
            <text:p>5.235</text:p>
          </table:table-cell>
          <table:table-cell table:number-columns-repeated="2" office:value-type="float" office:value="5.204" calcext:value-type="float">
            <text:p>5.204</text:p>
          </table:table-cell>
          <table:table-cell/>
          <table:table-cell table:formula="of:=MIN([.B246:.F246])" office:value-type="float" office:value="5.204" calcext:value-type="float">
            <text:p/>
          </table:table-cell>
          <table:table-cell table:formula="of:=MAX([.B246:.F246])" office:value-type="float" office:value="5.239" calcext:value-type="float">
            <text:p/>
          </table:table-cell>
          <table:table-cell table:formula="of:=AVERAGE([.B246:.F246])" office:value-type="float" office:value="5.2206" calcext:value-type="float">
            <text:p/>
          </table:table-cell>
          <table:table-cell/>
          <table:table-cell table:formula="of:=[.H246]/[.A246]" office:value-type="float" office:value="0.0212408163265306" calcext:value-type="float">
            <text:p/>
          </table:table-cell>
          <table:table-cell table:formula="of:=[.I246]/[.A246]" office:value-type="float" office:value="0.0213836734693878" calcext:value-type="float">
            <text:p/>
          </table:table-cell>
          <table:table-cell table:formula="of:=[.H246]/[.A246]" office:value-type="float" office:value="0.0212408163265306" calcext:value-type="float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316" calcext:value-type="float">
            <text:p>5.316</text:p>
          </table:table-cell>
          <table:table-cell office:value-type="float" office:value="5.367" calcext:value-type="float">
            <text:p>5.367</text:p>
          </table:table-cell>
          <table:table-cell office:value-type="float" office:value="5.407" calcext:value-type="float">
            <text:p>5.407</text:p>
          </table:table-cell>
          <table:table-cell office:value-type="float" office:value="5.285" calcext:value-type="float">
            <text:p>5.285</text:p>
          </table:table-cell>
          <table:table-cell office:value-type="float" office:value="5.272" calcext:value-type="float">
            <text:p>5.272</text:p>
          </table:table-cell>
          <table:table-cell/>
          <table:table-cell table:formula="of:=MIN([.B247:.F247])" office:value-type="float" office:value="5.272" calcext:value-type="float">
            <text:p/>
          </table:table-cell>
          <table:table-cell table:formula="of:=MAX([.B247:.F247])" office:value-type="float" office:value="5.407" calcext:value-type="float">
            <text:p/>
          </table:table-cell>
          <table:table-cell table:formula="of:=AVERAGE([.B247:.F247])" office:value-type="float" office:value="5.3294" calcext:value-type="float">
            <text:p/>
          </table:table-cell>
          <table:table-cell/>
          <table:table-cell table:formula="of:=[.H247]/[.A247]" office:value-type="float" office:value="0.0214308943089431" calcext:value-type="float">
            <text:p/>
          </table:table-cell>
          <table:table-cell table:formula="of:=[.I247]/[.A247]" office:value-type="float" office:value="0.021979674796748" calcext:value-type="float">
            <text:p/>
          </table:table-cell>
          <table:table-cell table:formula="of:=[.H247]/[.A247]" office:value-type="float" office:value="0.0214308943089431" calcext:value-type="float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379" calcext:value-type="float">
            <text:p>5.379</text:p>
          </table:table-cell>
          <table:table-cell office:value-type="float" office:value="5.346" calcext:value-type="float">
            <text:p>5.346</text:p>
          </table:table-cell>
          <table:table-cell office:value-type="float" office:value="5.597" calcext:value-type="float">
            <text:p>5.597</text:p>
          </table:table-cell>
          <table:table-cell office:value-type="float" office:value="5.351" calcext:value-type="float">
            <text:p>5.351</text:p>
          </table:table-cell>
          <table:table-cell office:value-type="float" office:value="5.355" calcext:value-type="float">
            <text:p>5.355</text:p>
          </table:table-cell>
          <table:table-cell/>
          <table:table-cell table:formula="of:=MIN([.B248:.F248])" office:value-type="float" office:value="5.346" calcext:value-type="float">
            <text:p/>
          </table:table-cell>
          <table:table-cell table:formula="of:=MAX([.B248:.F248])" office:value-type="float" office:value="5.597" calcext:value-type="float">
            <text:p/>
          </table:table-cell>
          <table:table-cell table:formula="of:=AVERAGE([.B248:.F248])" office:value-type="float" office:value="5.4056" calcext:value-type="float">
            <text:p/>
          </table:table-cell>
          <table:table-cell/>
          <table:table-cell table:formula="of:=[.H248]/[.A248]" office:value-type="float" office:value="0.0216437246963563" calcext:value-type="float">
            <text:p/>
          </table:table-cell>
          <table:table-cell table:formula="of:=[.I248]/[.A248]" office:value-type="float" office:value="0.0226599190283401" calcext:value-type="float">
            <text:p/>
          </table:table-cell>
          <table:table-cell table:formula="of:=[.H248]/[.A248]" office:value-type="float" office:value="0.0216437246963563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538" calcext:value-type="float">
            <text:p>5.538</text:p>
          </table:table-cell>
          <table:table-cell office:value-type="float" office:value="5.309" calcext:value-type="float">
            <text:p>5.309</text:p>
          </table:table-cell>
          <table:table-cell office:value-type="float" office:value="5.334" calcext:value-type="float">
            <text:p>5.334</text:p>
          </table:table-cell>
          <table:table-cell office:value-type="float" office:value="6.053" calcext:value-type="float">
            <text:p>6.053</text:p>
          </table:table-cell>
          <table:table-cell office:value-type="float" office:value="5.381" calcext:value-type="float">
            <text:p>5.381</text:p>
          </table:table-cell>
          <table:table-cell/>
          <table:table-cell table:formula="of:=MIN([.B249:.F249])" office:value-type="float" office:value="5.309" calcext:value-type="float">
            <text:p/>
          </table:table-cell>
          <table:table-cell table:formula="of:=MAX([.B249:.F249])" office:value-type="float" office:value="6.053" calcext:value-type="float">
            <text:p/>
          </table:table-cell>
          <table:table-cell table:formula="of:=AVERAGE([.B249:.F249])" office:value-type="float" office:value="5.523" calcext:value-type="float">
            <text:p/>
          </table:table-cell>
          <table:table-cell/>
          <table:table-cell table:formula="of:=[.H249]/[.A249]" office:value-type="float" office:value="0.0214072580645161" calcext:value-type="float">
            <text:p/>
          </table:table-cell>
          <table:table-cell table:formula="of:=[.I249]/[.A249]" office:value-type="float" office:value="0.0244072580645161" calcext:value-type="float">
            <text:p/>
          </table:table-cell>
          <table:table-cell table:formula="of:=[.H249]/[.A249]" office:value-type="float" office:value="0.0214072580645161" calcext:value-type="float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375" calcext:value-type="float">
            <text:p>5.375</text:p>
          </table:table-cell>
          <table:table-cell office:value-type="float" office:value="5.405" calcext:value-type="float">
            <text:p>5.405</text:p>
          </table:table-cell>
          <table:table-cell office:value-type="float" office:value="5.412" calcext:value-type="float">
            <text:p>5.412</text:p>
          </table:table-cell>
          <table:table-cell office:value-type="float" office:value="6.084" calcext:value-type="float">
            <text:p>6.084</text:p>
          </table:table-cell>
          <table:table-cell office:value-type="float" office:value="5.383" calcext:value-type="float">
            <text:p>5.383</text:p>
          </table:table-cell>
          <table:table-cell/>
          <table:table-cell table:formula="of:=MIN([.B250:.F250])" office:value-type="float" office:value="5.375" calcext:value-type="float">
            <text:p/>
          </table:table-cell>
          <table:table-cell table:formula="of:=MAX([.B250:.F250])" office:value-type="float" office:value="6.084" calcext:value-type="float">
            <text:p/>
          </table:table-cell>
          <table:table-cell table:formula="of:=AVERAGE([.B250:.F250])" office:value-type="float" office:value="5.5318" calcext:value-type="float">
            <text:p/>
          </table:table-cell>
          <table:table-cell/>
          <table:table-cell table:formula="of:=[.H250]/[.A250]" office:value-type="float" office:value="0.0215863453815261" calcext:value-type="float">
            <text:p/>
          </table:table-cell>
          <table:table-cell table:formula="of:=[.I250]/[.A250]" office:value-type="float" office:value="0.024433734939759" calcext:value-type="float">
            <text:p/>
          </table:table-cell>
          <table:table-cell table:formula="of:=[.H250]/[.A250]" office:value-type="float" office:value="0.0215863453815261" calcext:value-type="float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418" calcext:value-type="float">
            <text:p>5.418</text:p>
          </table:table-cell>
          <table:table-cell office:value-type="float" office:value="5.428" calcext:value-type="float">
            <text:p>5.428</text:p>
          </table:table-cell>
          <table:table-cell office:value-type="float" office:value="5.966" calcext:value-type="float">
            <text:p>5.966</text:p>
          </table:table-cell>
          <table:table-cell office:value-type="float" office:value="5.757" calcext:value-type="float">
            <text:p>5.757</text:p>
          </table:table-cell>
          <table:table-cell office:value-type="float" office:value="5.391" calcext:value-type="float">
            <text:p>5.391</text:p>
          </table:table-cell>
          <table:table-cell/>
          <table:table-cell table:formula="of:=MIN([.B251:.F251])" office:value-type="float" office:value="5.391" calcext:value-type="float">
            <text:p/>
          </table:table-cell>
          <table:table-cell table:formula="of:=MAX([.B251:.F251])" office:value-type="float" office:value="5.966" calcext:value-type="float">
            <text:p/>
          </table:table-cell>
          <table:table-cell table:formula="of:=AVERAGE([.B251:.F251])" office:value-type="float" office:value="5.592" calcext:value-type="float">
            <text:p/>
          </table:table-cell>
          <table:table-cell/>
          <table:table-cell table:formula="of:=[.H251]/[.A251]" office:value-type="float" office:value="0.021564" calcext:value-type="float">
            <text:p/>
          </table:table-cell>
          <table:table-cell table:formula="of:=[.I251]/[.A251]" office:value-type="float" office:value="0.023864" calcext:value-type="float">
            <text:p/>
          </table:table-cell>
          <table:table-cell table:formula="of:=[.H251]/[.A251]" office:value-type="float" office:value="0.021564" calcext:value-type="float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514" calcext:value-type="float">
            <text:p>5.514</text:p>
          </table:table-cell>
          <table:table-cell office:value-type="float" office:value="5.507" calcext:value-type="float">
            <text:p>5.507</text:p>
          </table:table-cell>
          <table:table-cell office:value-type="float" office:value="6.264" calcext:value-type="float">
            <text:p>6.264</text:p>
          </table:table-cell>
          <table:table-cell office:value-type="float" office:value="6.241" calcext:value-type="float">
            <text:p>6.241</text:p>
          </table:table-cell>
          <table:table-cell office:value-type="float" office:value="5.491" calcext:value-type="float">
            <text:p>5.491</text:p>
          </table:table-cell>
          <table:table-cell/>
          <table:table-cell table:formula="of:=MIN([.B252:.F252])" office:value-type="float" office:value="5.491" calcext:value-type="float">
            <text:p/>
          </table:table-cell>
          <table:table-cell table:formula="of:=MAX([.B252:.F252])" office:value-type="float" office:value="6.264" calcext:value-type="float">
            <text:p/>
          </table:table-cell>
          <table:table-cell table:formula="of:=AVERAGE([.B252:.F252])" office:value-type="float" office:value="5.8034" calcext:value-type="float">
            <text:p/>
          </table:table-cell>
          <table:table-cell/>
          <table:table-cell table:formula="of:=[.H252]/[.A252]" office:value-type="float" office:value="0.0218764940239044" calcext:value-type="float">
            <text:p/>
          </table:table-cell>
          <table:table-cell table:formula="of:=[.I252]/[.A252]" office:value-type="float" office:value="0.0249561752988048" calcext:value-type="float">
            <text:p/>
          </table:table-cell>
          <table:table-cell table:formula="of:=[.H252]/[.A252]" office:value-type="float" office:value="0.0218764940239044" calcext:value-type="float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429" calcext:value-type="float">
            <text:p>5.429</text:p>
          </table:table-cell>
          <table:table-cell office:value-type="float" office:value="5.97" calcext:value-type="float">
            <text:p>5.97</text:p>
          </table:table-cell>
          <table:table-cell office:value-type="float" office:value="6.067" calcext:value-type="float">
            <text:p>6.067</text:p>
          </table:table-cell>
          <table:table-cell office:value-type="float" office:value="6.125" calcext:value-type="float">
            <text:p>6.125</text:p>
          </table:table-cell>
          <table:table-cell office:value-type="float" office:value="5.524" calcext:value-type="float">
            <text:p>5.524</text:p>
          </table:table-cell>
          <table:table-cell/>
          <table:table-cell table:formula="of:=MIN([.B253:.F253])" office:value-type="float" office:value="5.429" calcext:value-type="float">
            <text:p/>
          </table:table-cell>
          <table:table-cell table:formula="of:=MAX([.B253:.F253])" office:value-type="float" office:value="6.125" calcext:value-type="float">
            <text:p/>
          </table:table-cell>
          <table:table-cell table:formula="of:=AVERAGE([.B253:.F253])" office:value-type="float" office:value="5.823" calcext:value-type="float">
            <text:p/>
          </table:table-cell>
          <table:table-cell/>
          <table:table-cell table:formula="of:=[.H253]/[.A253]" office:value-type="float" office:value="0.0215436507936508" calcext:value-type="float">
            <text:p/>
          </table:table-cell>
          <table:table-cell table:formula="of:=[.I253]/[.A253]" office:value-type="float" office:value="0.0243055555555556" calcext:value-type="float">
            <text:p/>
          </table:table-cell>
          <table:table-cell table:formula="of:=[.H253]/[.A253]" office:value-type="float" office:value="0.0215436507936508" calcext:value-type="float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617" calcext:value-type="float">
            <text:p>5.617</text:p>
          </table:table-cell>
          <table:table-cell office:value-type="float" office:value="5.605" calcext:value-type="float">
            <text:p>5.605</text:p>
          </table:table-cell>
          <table:table-cell office:value-type="float" office:value="6.405" calcext:value-type="float">
            <text:p>6.405</text:p>
          </table:table-cell>
          <table:table-cell office:value-type="float" office:value="5.712" calcext:value-type="float">
            <text:p>5.712</text:p>
          </table:table-cell>
          <table:table-cell office:value-type="float" office:value="5.691" calcext:value-type="float">
            <text:p>5.691</text:p>
          </table:table-cell>
          <table:table-cell/>
          <table:table-cell table:formula="of:=MIN([.B254:.F254])" office:value-type="float" office:value="5.605" calcext:value-type="float">
            <text:p/>
          </table:table-cell>
          <table:table-cell table:formula="of:=MAX([.B254:.F254])" office:value-type="float" office:value="6.405" calcext:value-type="float">
            <text:p/>
          </table:table-cell>
          <table:table-cell table:formula="of:=AVERAGE([.B254:.F254])" office:value-type="float" office:value="5.806" calcext:value-type="float">
            <text:p/>
          </table:table-cell>
          <table:table-cell/>
          <table:table-cell table:formula="of:=[.H254]/[.A254]" office:value-type="float" office:value="0.0221541501976285" calcext:value-type="float">
            <text:p/>
          </table:table-cell>
          <table:table-cell table:formula="of:=[.I254]/[.A254]" office:value-type="float" office:value="0.0253162055335968" calcext:value-type="float">
            <text:p/>
          </table:table-cell>
          <table:table-cell table:formula="of:=[.H254]/[.A254]" office:value-type="float" office:value="0.0221541501976285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55" calcext:value-type="float">
            <text:p>5.55</text:p>
          </table:table-cell>
          <table:table-cell office:value-type="float" office:value="5.59" calcext:value-type="float">
            <text:p>5.59</text:p>
          </table:table-cell>
          <table:table-cell office:value-type="float" office:value="5.896" calcext:value-type="float">
            <text:p>5.896</text:p>
          </table:table-cell>
          <table:table-cell office:value-type="float" office:value="6.226" calcext:value-type="float">
            <text:p>6.226</text:p>
          </table:table-cell>
          <table:table-cell office:value-type="float" office:value="5.836" calcext:value-type="float">
            <text:p>5.836</text:p>
          </table:table-cell>
          <table:table-cell/>
          <table:table-cell table:formula="of:=MIN([.B255:.F255])" office:value-type="float" office:value="5.55" calcext:value-type="float">
            <text:p/>
          </table:table-cell>
          <table:table-cell table:formula="of:=MAX([.B255:.F255])" office:value-type="float" office:value="6.226" calcext:value-type="float">
            <text:p/>
          </table:table-cell>
          <table:table-cell table:formula="of:=AVERAGE([.B255:.F255])" office:value-type="float" office:value="5.8196" calcext:value-type="float">
            <text:p/>
          </table:table-cell>
          <table:table-cell/>
          <table:table-cell table:formula="of:=[.H255]/[.A255]" office:value-type="float" office:value="0.0218503937007874" calcext:value-type="float">
            <text:p/>
          </table:table-cell>
          <table:table-cell table:formula="of:=[.I255]/[.A255]" office:value-type="float" office:value="0.024511811023622" calcext:value-type="float">
            <text:p/>
          </table:table-cell>
          <table:table-cell table:formula="of:=[.H255]/[.A255]" office:value-type="float" office:value="0.0218503937007874" calcext:value-type="float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663" calcext:value-type="float">
            <text:p>5.663</text:p>
          </table:table-cell>
          <table:table-cell office:value-type="float" office:value="5.674" calcext:value-type="float">
            <text:p>5.674</text:p>
          </table:table-cell>
          <table:table-cell office:value-type="float" office:value="6.343" calcext:value-type="float">
            <text:p>6.343</text:p>
          </table:table-cell>
          <table:table-cell office:value-type="float" office:value="5.74" calcext:value-type="float">
            <text:p>5.74</text:p>
          </table:table-cell>
          <table:table-cell office:value-type="float" office:value="5.651" calcext:value-type="float">
            <text:p>5.651</text:p>
          </table:table-cell>
          <table:table-cell/>
          <table:table-cell table:formula="of:=MIN([.B256:.F256])" office:value-type="float" office:value="5.651" calcext:value-type="float">
            <text:p/>
          </table:table-cell>
          <table:table-cell table:formula="of:=MAX([.B256:.F256])" office:value-type="float" office:value="6.343" calcext:value-type="float">
            <text:p/>
          </table:table-cell>
          <table:table-cell table:formula="of:=AVERAGE([.B256:.F256])" office:value-type="float" office:value="5.8142" calcext:value-type="float">
            <text:p/>
          </table:table-cell>
          <table:table-cell/>
          <table:table-cell table:formula="of:=[.H256]/[.A256]" office:value-type="float" office:value="0.0221607843137255" calcext:value-type="float">
            <text:p/>
          </table:table-cell>
          <table:table-cell table:formula="of:=[.I256]/[.A256]" office:value-type="float" office:value="0.0248745098039216" calcext:value-type="float">
            <text:p/>
          </table:table-cell>
          <table:table-cell table:formula="of:=[.H256]/[.A256]" office:value-type="float" office:value="0.0221607843137255" calcext:value-type="float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645" calcext:value-type="float">
            <text:p>5.645</text:p>
          </table:table-cell>
          <table:table-cell office:value-type="float" office:value="5.664" calcext:value-type="float">
            <text:p>5.664</text:p>
          </table:table-cell>
          <table:table-cell office:value-type="float" office:value="6.449" calcext:value-type="float">
            <text:p>6.449</text:p>
          </table:table-cell>
          <table:table-cell office:value-type="float" office:value="5.901" calcext:value-type="float">
            <text:p>5.901</text:p>
          </table:table-cell>
          <table:table-cell office:value-type="float" office:value="5.712" calcext:value-type="float">
            <text:p>5.712</text:p>
          </table:table-cell>
          <table:table-cell/>
          <table:table-cell table:formula="of:=MIN([.B257:.F257])" office:value-type="float" office:value="5.645" calcext:value-type="float">
            <text:p/>
          </table:table-cell>
          <table:table-cell table:formula="of:=MAX([.B257:.F257])" office:value-type="float" office:value="6.449" calcext:value-type="float">
            <text:p/>
          </table:table-cell>
          <table:table-cell table:formula="of:=AVERAGE([.B257:.F257])" office:value-type="float" office:value="5.8742" calcext:value-type="float">
            <text:p/>
          </table:table-cell>
          <table:table-cell/>
          <table:table-cell table:formula="of:=[.H257]/[.A257]" office:value-type="float" office:value="0.02205078125" calcext:value-type="float">
            <text:p/>
          </table:table-cell>
          <table:table-cell table:formula="of:=[.I257]/[.A257]" office:value-type="float" office:value="0.02519140625" calcext:value-type="float">
            <text:p/>
          </table:table-cell>
          <table:table-cell table:formula="of:=[.H257]/[.A257]" office:value-type="float" office:value="0.02205078125" calcext:value-type="float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757" calcext:value-type="float">
            <text:p>5.757</text:p>
          </table:table-cell>
          <table:table-cell office:value-type="float" office:value="5.811" calcext:value-type="float">
            <text:p>5.811</text:p>
          </table:table-cell>
          <table:table-cell office:value-type="float" office:value="5.74" calcext:value-type="float">
            <text:p>5.74</text:p>
          </table:table-cell>
          <table:table-cell office:value-type="float" office:value="5.898" calcext:value-type="float">
            <text:p>5.898</text:p>
          </table:table-cell>
          <table:table-cell office:value-type="float" office:value="6.204" calcext:value-type="float">
            <text:p>6.204</text:p>
          </table:table-cell>
          <table:table-cell/>
          <table:table-cell table:formula="of:=MIN([.B258:.F258])" office:value-type="float" office:value="5.74" calcext:value-type="float">
            <text:p/>
          </table:table-cell>
          <table:table-cell table:formula="of:=MAX([.B258:.F258])" office:value-type="float" office:value="6.204" calcext:value-type="float">
            <text:p/>
          </table:table-cell>
          <table:table-cell table:formula="of:=AVERAGE([.B258:.F258])" office:value-type="float" office:value="5.882" calcext:value-type="float">
            <text:p/>
          </table:table-cell>
          <table:table-cell/>
          <table:table-cell table:formula="of:=[.H258]/[.A258]" office:value-type="float" office:value="0.0223346303501946" calcext:value-type="float">
            <text:p/>
          </table:table-cell>
          <table:table-cell table:formula="of:=[.I258]/[.A258]" office:value-type="float" office:value="0.0241400778210117" calcext:value-type="float">
            <text:p/>
          </table:table-cell>
          <table:table-cell table:formula="of:=[.H258]/[.A258]" office:value-type="float" office:value="0.0223346303501946" calcext:value-type="float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748" calcext:value-type="float">
            <text:p>5.748</text:p>
          </table:table-cell>
          <table:table-cell office:value-type="float" office:value="5.765" calcext:value-type="float">
            <text:p>5.765</text:p>
          </table:table-cell>
          <table:table-cell office:value-type="float" office:value="6.139" calcext:value-type="float">
            <text:p>6.139</text:p>
          </table:table-cell>
          <table:table-cell office:value-type="float" office:value="6.262" calcext:value-type="float">
            <text:p>6.262</text:p>
          </table:table-cell>
          <table:table-cell office:value-type="float" office:value="5.759" calcext:value-type="float">
            <text:p>5.759</text:p>
          </table:table-cell>
          <table:table-cell/>
          <table:table-cell table:formula="of:=MIN([.B259:.F259])" office:value-type="float" office:value="5.748" calcext:value-type="float">
            <text:p/>
          </table:table-cell>
          <table:table-cell table:formula="of:=MAX([.B259:.F259])" office:value-type="float" office:value="6.262" calcext:value-type="float">
            <text:p/>
          </table:table-cell>
          <table:table-cell table:formula="of:=AVERAGE([.B259:.F259])" office:value-type="float" office:value="5.9346" calcext:value-type="float">
            <text:p/>
          </table:table-cell>
          <table:table-cell/>
          <table:table-cell table:formula="of:=[.H259]/[.A259]" office:value-type="float" office:value="0.0222790697674419" calcext:value-type="float">
            <text:p/>
          </table:table-cell>
          <table:table-cell table:formula="of:=[.I259]/[.A259]" office:value-type="float" office:value="0.0242713178294574" calcext:value-type="float">
            <text:p/>
          </table:table-cell>
          <table:table-cell table:formula="of:=[.H259]/[.A259]" office:value-type="float" office:value="0.0222790697674419" calcext:value-type="float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1" calcext:value-type="float">
            <text:p>5.81</text:p>
          </table:table-cell>
          <table:table-cell office:value-type="float" office:value="5.919" calcext:value-type="float">
            <text:p>5.919</text:p>
          </table:table-cell>
          <table:table-cell office:value-type="float" office:value="6.631" calcext:value-type="float">
            <text:p>6.631</text:p>
          </table:table-cell>
          <table:table-cell office:value-type="float" office:value="6.105" calcext:value-type="float">
            <text:p>6.105</text:p>
          </table:table-cell>
          <table:table-cell office:value-type="float" office:value="5.8" calcext:value-type="float">
            <text:p>5.8</text:p>
          </table:table-cell>
          <table:table-cell/>
          <table:table-cell table:formula="of:=MIN([.B260:.F260])" office:value-type="float" office:value="5.8" calcext:value-type="float">
            <text:p/>
          </table:table-cell>
          <table:table-cell table:formula="of:=MAX([.B260:.F260])" office:value-type="float" office:value="6.631" calcext:value-type="float">
            <text:p/>
          </table:table-cell>
          <table:table-cell table:formula="of:=AVERAGE([.B260:.F260])" office:value-type="float" office:value="6.053" calcext:value-type="float">
            <text:p/>
          </table:table-cell>
          <table:table-cell/>
          <table:table-cell table:formula="of:=[.H260]/[.A260]" office:value-type="float" office:value="0.0223938223938224" calcext:value-type="float">
            <text:p/>
          </table:table-cell>
          <table:table-cell table:formula="of:=[.I260]/[.A260]" office:value-type="float" office:value="0.0256023166023166" calcext:value-type="float">
            <text:p/>
          </table:table-cell>
          <table:table-cell table:formula="of:=[.H260]/[.A260]" office:value-type="float" office:value="0.0223938223938224" calcext:value-type="float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838" calcext:value-type="float">
            <text:p>5.838</text:p>
          </table:table-cell>
          <table:table-cell office:value-type="float" office:value="5.969" calcext:value-type="float">
            <text:p>5.969</text:p>
          </table:table-cell>
          <table:table-cell office:value-type="float" office:value="6.438" calcext:value-type="float">
            <text:p>6.438</text:p>
          </table:table-cell>
          <table:table-cell office:value-type="float" office:value="5.897" calcext:value-type="float">
            <text:p>5.897</text:p>
          </table:table-cell>
          <table:table-cell office:value-type="float" office:value="5.747" calcext:value-type="float">
            <text:p>5.747</text:p>
          </table:table-cell>
          <table:table-cell/>
          <table:table-cell table:formula="of:=MIN([.B261:.F261])" office:value-type="float" office:value="5.747" calcext:value-type="float">
            <text:p/>
          </table:table-cell>
          <table:table-cell table:formula="of:=MAX([.B261:.F261])" office:value-type="float" office:value="6.438" calcext:value-type="float">
            <text:p/>
          </table:table-cell>
          <table:table-cell table:formula="of:=AVERAGE([.B261:.F261])" office:value-type="float" office:value="5.9778" calcext:value-type="float">
            <text:p/>
          </table:table-cell>
          <table:table-cell/>
          <table:table-cell table:formula="of:=[.H261]/[.A261]" office:value-type="float" office:value="0.0221038461538462" calcext:value-type="float">
            <text:p/>
          </table:table-cell>
          <table:table-cell table:formula="of:=[.I261]/[.A261]" office:value-type="float" office:value="0.0247615384615385" calcext:value-type="float">
            <text:p/>
          </table:table-cell>
          <table:table-cell table:formula="of:=[.H261]/[.A261]" office:value-type="float" office:value="0.0221038461538462" calcext:value-type="float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939" calcext:value-type="float">
            <text:p>5.939</text:p>
          </table:table-cell>
          <table:table-cell office:value-type="float" office:value="6.265" calcext:value-type="float">
            <text:p>6.265</text:p>
          </table:table-cell>
          <table:table-cell office:value-type="float" office:value="6.416" calcext:value-type="float">
            <text:p>6.416</text:p>
          </table:table-cell>
          <table:table-cell office:value-type="float" office:value="6.295" calcext:value-type="float">
            <text:p>6.295</text:p>
          </table:table-cell>
          <table:table-cell office:value-type="float" office:value="5.914" calcext:value-type="float">
            <text:p>5.914</text:p>
          </table:table-cell>
          <table:table-cell/>
          <table:table-cell table:formula="of:=MIN([.B262:.F262])" office:value-type="float" office:value="5.914" calcext:value-type="float">
            <text:p/>
          </table:table-cell>
          <table:table-cell table:formula="of:=MAX([.B262:.F262])" office:value-type="float" office:value="6.416" calcext:value-type="float">
            <text:p/>
          </table:table-cell>
          <table:table-cell table:formula="of:=AVERAGE([.B262:.F262])" office:value-type="float" office:value="6.1658" calcext:value-type="float">
            <text:p/>
          </table:table-cell>
          <table:table-cell/>
          <table:table-cell table:formula="of:=[.H262]/[.A262]" office:value-type="float" office:value="0.0226590038314176" calcext:value-type="float">
            <text:p/>
          </table:table-cell>
          <table:table-cell table:formula="of:=[.I262]/[.A262]" office:value-type="float" office:value="0.0245823754789272" calcext:value-type="float">
            <text:p/>
          </table:table-cell>
          <table:table-cell table:formula="of:=[.H262]/[.A262]" office:value-type="float" office:value="0.0226590038314176" calcext:value-type="float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91" calcext:value-type="float">
            <text:p>5.91</text:p>
          </table:table-cell>
          <table:table-cell office:value-type="float" office:value="5.943" calcext:value-type="float">
            <text:p>5.943</text:p>
          </table:table-cell>
          <table:table-cell office:value-type="float" office:value="6.492" calcext:value-type="float">
            <text:p>6.492</text:p>
          </table:table-cell>
          <table:table-cell office:value-type="float" office:value="6.414" calcext:value-type="float">
            <text:p>6.414</text:p>
          </table:table-cell>
          <table:table-cell office:value-type="float" office:value="5.899" calcext:value-type="float">
            <text:p>5.899</text:p>
          </table:table-cell>
          <table:table-cell/>
          <table:table-cell table:formula="of:=MIN([.B263:.F263])" office:value-type="float" office:value="5.899" calcext:value-type="float">
            <text:p/>
          </table:table-cell>
          <table:table-cell table:formula="of:=MAX([.B263:.F263])" office:value-type="float" office:value="6.492" calcext:value-type="float">
            <text:p/>
          </table:table-cell>
          <table:table-cell table:formula="of:=AVERAGE([.B263:.F263])" office:value-type="float" office:value="6.1316" calcext:value-type="float">
            <text:p/>
          </table:table-cell>
          <table:table-cell/>
          <table:table-cell table:formula="of:=[.H263]/[.A263]" office:value-type="float" office:value="0.0225152671755725" calcext:value-type="float">
            <text:p/>
          </table:table-cell>
          <table:table-cell table:formula="of:=[.I263]/[.A263]" office:value-type="float" office:value="0.0247786259541985" calcext:value-type="float">
            <text:p/>
          </table:table-cell>
          <table:table-cell table:formula="of:=[.H263]/[.A263]" office:value-type="float" office:value="0.0225152671755725" calcext:value-type="float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952" calcext:value-type="float">
            <text:p>5.952</text:p>
          </table:table-cell>
          <table:table-cell office:value-type="float" office:value="6.109" calcext:value-type="float">
            <text:p>6.109</text:p>
          </table:table-cell>
          <table:table-cell office:value-type="float" office:value="7.324" calcext:value-type="float">
            <text:p>7.324</text:p>
          </table:table-cell>
          <table:table-cell office:value-type="float" office:value="6.047" calcext:value-type="float">
            <text:p>6.047</text:p>
          </table:table-cell>
          <table:table-cell office:value-type="float" office:value="6.031" calcext:value-type="float">
            <text:p>6.031</text:p>
          </table:table-cell>
          <table:table-cell/>
          <table:table-cell table:formula="of:=MIN([.B264:.F264])" office:value-type="float" office:value="5.952" calcext:value-type="float">
            <text:p/>
          </table:table-cell>
          <table:table-cell table:formula="of:=MAX([.B264:.F264])" office:value-type="float" office:value="7.324" calcext:value-type="float">
            <text:p/>
          </table:table-cell>
          <table:table-cell table:formula="of:=AVERAGE([.B264:.F264])" office:value-type="float" office:value="6.2926" calcext:value-type="float">
            <text:p/>
          </table:table-cell>
          <table:table-cell/>
          <table:table-cell table:formula="of:=[.H264]/[.A264]" office:value-type="float" office:value="0.0226311787072243" calcext:value-type="float">
            <text:p/>
          </table:table-cell>
          <table:table-cell table:formula="of:=[.I264]/[.A264]" office:value-type="float" office:value="0.0278479087452471" calcext:value-type="float">
            <text:p/>
          </table:table-cell>
          <table:table-cell table:formula="of:=[.H264]/[.A264]" office:value-type="float" office:value="0.0226311787072243" calcext:value-type="float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112" calcext:value-type="float">
            <text:p>6.112</text:p>
          </table:table-cell>
          <table:table-cell office:value-type="float" office:value="6.089" calcext:value-type="float">
            <text:p>6.089</text:p>
          </table:table-cell>
          <table:table-cell office:value-type="float" office:value="5.986" calcext:value-type="float">
            <text:p>5.986</text:p>
          </table:table-cell>
          <table:table-cell office:value-type="float" office:value="6.296" calcext:value-type="float">
            <text:p>6.296</text:p>
          </table:table-cell>
          <table:table-cell office:value-type="float" office:value="6.062" calcext:value-type="float">
            <text:p>6.062</text:p>
          </table:table-cell>
          <table:table-cell/>
          <table:table-cell table:formula="of:=MIN([.B265:.F265])" office:value-type="float" office:value="5.986" calcext:value-type="float">
            <text:p/>
          </table:table-cell>
          <table:table-cell table:formula="of:=MAX([.B265:.F265])" office:value-type="float" office:value="6.296" calcext:value-type="float">
            <text:p/>
          </table:table-cell>
          <table:table-cell table:formula="of:=AVERAGE([.B265:.F265])" office:value-type="float" office:value="6.109" calcext:value-type="float">
            <text:p/>
          </table:table-cell>
          <table:table-cell/>
          <table:table-cell table:formula="of:=[.H265]/[.A265]" office:value-type="float" office:value="0.0226742424242424" calcext:value-type="float">
            <text:p/>
          </table:table-cell>
          <table:table-cell table:formula="of:=[.I265]/[.A265]" office:value-type="float" office:value="0.0238484848484848" calcext:value-type="float">
            <text:p/>
          </table:table-cell>
          <table:table-cell table:formula="of:=[.H265]/[.A265]" office:value-type="float" office:value="0.0226742424242424" calcext:value-type="float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09" calcext:value-type="float">
            <text:p>6.09</text:p>
          </table:table-cell>
          <table:table-cell office:value-type="float" office:value="6.13" calcext:value-type="float">
            <text:p>6.13</text:p>
          </table:table-cell>
          <table:table-cell office:value-type="float" office:value="6.586" calcext:value-type="float">
            <text:p>6.586</text:p>
          </table:table-cell>
          <table:table-cell office:value-type="float" office:value="6.252" calcext:value-type="float">
            <text:p>6.252</text:p>
          </table:table-cell>
          <table:table-cell office:value-type="float" office:value="6.029" calcext:value-type="float">
            <text:p>6.029</text:p>
          </table:table-cell>
          <table:table-cell/>
          <table:table-cell table:formula="of:=MIN([.B266:.F266])" office:value-type="float" office:value="6.029" calcext:value-type="float">
            <text:p/>
          </table:table-cell>
          <table:table-cell table:formula="of:=MAX([.B266:.F266])" office:value-type="float" office:value="6.586" calcext:value-type="float">
            <text:p/>
          </table:table-cell>
          <table:table-cell table:formula="of:=AVERAGE([.B266:.F266])" office:value-type="float" office:value="6.2174" calcext:value-type="float">
            <text:p/>
          </table:table-cell>
          <table:table-cell/>
          <table:table-cell table:formula="of:=[.H266]/[.A266]" office:value-type="float" office:value="0.0227509433962264" calcext:value-type="float">
            <text:p/>
          </table:table-cell>
          <table:table-cell table:formula="of:=[.I266]/[.A266]" office:value-type="float" office:value="0.0248528301886792" calcext:value-type="float">
            <text:p/>
          </table:table-cell>
          <table:table-cell table:formula="of:=[.H266]/[.A266]" office:value-type="float" office:value="0.0227509433962264" calcext:value-type="float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081" calcext:value-type="float">
            <text:p>6.081</text:p>
          </table:table-cell>
          <table:table-cell office:value-type="float" office:value="6.177" calcext:value-type="float">
            <text:p>6.17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32" calcext:value-type="float">
            <text:p>6.332</text:p>
          </table:table-cell>
          <table:table-cell office:value-type="float" office:value="6.18" calcext:value-type="float">
            <text:p>6.18</text:p>
          </table:table-cell>
          <table:table-cell/>
          <table:table-cell table:formula="of:=MIN([.B267:.F267])" office:value-type="float" office:value="6.081" calcext:value-type="float">
            <text:p/>
          </table:table-cell>
          <table:table-cell table:formula="of:=MAX([.B267:.F267])" office:value-type="float" office:value="6.535" calcext:value-type="float">
            <text:p/>
          </table:table-cell>
          <table:table-cell table:formula="of:=AVERAGE([.B267:.F267])" office:value-type="float" office:value="6.261" calcext:value-type="float">
            <text:p/>
          </table:table-cell>
          <table:table-cell/>
          <table:table-cell table:formula="of:=[.H267]/[.A267]" office:value-type="float" office:value="0.0228609022556391" calcext:value-type="float">
            <text:p/>
          </table:table-cell>
          <table:table-cell table:formula="of:=[.I267]/[.A267]" office:value-type="float" office:value="0.0245676691729323" calcext:value-type="float">
            <text:p/>
          </table:table-cell>
          <table:table-cell table:formula="of:=[.H267]/[.A267]" office:value-type="float" office:value="0.0228609022556391" calcext:value-type="float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21" calcext:value-type="float">
            <text:p>6.21</text:p>
          </table:table-cell>
          <table:table-cell office:value-type="float" office:value="6.234" calcext:value-type="float">
            <text:p>6.234</text:p>
          </table:table-cell>
          <table:table-cell office:value-type="float" office:value="6.21" calcext:value-type="float">
            <text:p>6.21</text:p>
          </table:table-cell>
          <table:table-cell office:value-type="float" office:value="6.217" calcext:value-type="float">
            <text:p>6.217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MIN([.B268:.F268])" office:value-type="float" office:value="6.21" calcext:value-type="float">
            <text:p/>
          </table:table-cell>
          <table:table-cell table:formula="of:=MAX([.B268:.F268])" office:value-type="float" office:value="6.24" calcext:value-type="float">
            <text:p/>
          </table:table-cell>
          <table:table-cell table:formula="of:=AVERAGE([.B268:.F268])" office:value-type="float" office:value="6.2222" calcext:value-type="float">
            <text:p/>
          </table:table-cell>
          <table:table-cell/>
          <table:table-cell table:formula="of:=[.H268]/[.A268]" office:value-type="float" office:value="0.0232584269662921" calcext:value-type="float">
            <text:p/>
          </table:table-cell>
          <table:table-cell table:formula="of:=[.I268]/[.A268]" office:value-type="float" office:value="0.0233707865168539" calcext:value-type="float">
            <text:p/>
          </table:table-cell>
          <table:table-cell table:formula="of:=[.H268]/[.A268]" office:value-type="float" office:value="0.0232584269662921" calcext:value-type="float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23" calcext:value-type="float">
            <text:p>6.23</text:p>
          </table:table-cell>
          <table:table-cell office:value-type="float" office:value="6.237" calcext:value-type="float">
            <text:p>6.237</text:p>
          </table:table-cell>
          <table:table-cell office:value-type="float" office:value="6.182" calcext:value-type="float">
            <text:p>6.182</text:p>
          </table:table-cell>
          <table:table-cell office:value-type="float" office:value="6.33" calcext:value-type="float">
            <text:p>6.33</text:p>
          </table:table-cell>
          <table:table-cell office:value-type="float" office:value="6.178" calcext:value-type="float">
            <text:p>6.178</text:p>
          </table:table-cell>
          <table:table-cell/>
          <table:table-cell table:formula="of:=MIN([.B269:.F269])" office:value-type="float" office:value="6.178" calcext:value-type="float">
            <text:p/>
          </table:table-cell>
          <table:table-cell table:formula="of:=MAX([.B269:.F269])" office:value-type="float" office:value="6.33" calcext:value-type="float">
            <text:p/>
          </table:table-cell>
          <table:table-cell table:formula="of:=AVERAGE([.B269:.F269])" office:value-type="float" office:value="6.2314" calcext:value-type="float">
            <text:p/>
          </table:table-cell>
          <table:table-cell/>
          <table:table-cell table:formula="of:=[.H269]/[.A269]" office:value-type="float" office:value="0.0230522388059701" calcext:value-type="float">
            <text:p/>
          </table:table-cell>
          <table:table-cell table:formula="of:=[.I269]/[.A269]" office:value-type="float" office:value="0.0236194029850746" calcext:value-type="float">
            <text:p/>
          </table:table-cell>
          <table:table-cell table:formula="of:=[.H269]/[.A269]" office:value-type="float" office:value="0.0230522388059701" calcext:value-type="float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299" calcext:value-type="float">
            <text:p>6.299</text:p>
          </table:table-cell>
          <table:table-cell office:value-type="float" office:value="6.331" calcext:value-type="float">
            <text:p>6.331</text:p>
          </table:table-cell>
          <table:table-cell office:value-type="float" office:value="6.277" calcext:value-type="float">
            <text:p>6.277</text:p>
          </table:table-cell>
          <table:table-cell office:value-type="float" office:value="6.919" calcext:value-type="float">
            <text:p>6.919</text:p>
          </table:table-cell>
          <table:table-cell office:value-type="float" office:value="6.302" calcext:value-type="float">
            <text:p>6.302</text:p>
          </table:table-cell>
          <table:table-cell/>
          <table:table-cell table:formula="of:=MIN([.B270:.F270])" office:value-type="float" office:value="6.277" calcext:value-type="float">
            <text:p/>
          </table:table-cell>
          <table:table-cell table:formula="of:=MAX([.B270:.F270])" office:value-type="float" office:value="6.919" calcext:value-type="float">
            <text:p/>
          </table:table-cell>
          <table:table-cell table:formula="of:=AVERAGE([.B270:.F270])" office:value-type="float" office:value="6.4256" calcext:value-type="float">
            <text:p/>
          </table:table-cell>
          <table:table-cell/>
          <table:table-cell table:formula="of:=[.H270]/[.A270]" office:value-type="float" office:value="0.0233345724907063" calcext:value-type="float">
            <text:p/>
          </table:table-cell>
          <table:table-cell table:formula="of:=[.I270]/[.A270]" office:value-type="float" office:value="0.0257211895910781" calcext:value-type="float">
            <text:p/>
          </table:table-cell>
          <table:table-cell table:formula="of:=[.H270]/[.A270]" office:value-type="float" office:value="0.0233345724907063" calcext:value-type="float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85" calcext:value-type="float">
            <text:p>6.485</text:p>
          </table:table-cell>
          <table:table-cell office:value-type="float" office:value="6.196" calcext:value-type="float">
            <text:p>6.196</text:p>
          </table:table-cell>
          <table:table-cell office:value-type="float" office:value="6.351" calcext:value-type="float">
            <text:p>6.351</text:p>
          </table:table-cell>
          <table:table-cell office:value-type="float" office:value="6.959" calcext:value-type="float">
            <text:p>6.959</text:p>
          </table:table-cell>
          <table:table-cell office:value-type="float" office:value="6.384" calcext:value-type="float">
            <text:p>6.384</text:p>
          </table:table-cell>
          <table:table-cell/>
          <table:table-cell table:formula="of:=MIN([.B271:.F271])" office:value-type="float" office:value="6.196" calcext:value-type="float">
            <text:p/>
          </table:table-cell>
          <table:table-cell table:formula="of:=MAX([.B271:.F271])" office:value-type="float" office:value="6.959" calcext:value-type="float">
            <text:p/>
          </table:table-cell>
          <table:table-cell table:formula="of:=AVERAGE([.B271:.F271])" office:value-type="float" office:value="6.475" calcext:value-type="float">
            <text:p/>
          </table:table-cell>
          <table:table-cell/>
          <table:table-cell table:formula="of:=[.H271]/[.A271]" office:value-type="float" office:value="0.0229481481481481" calcext:value-type="float">
            <text:p/>
          </table:table-cell>
          <table:table-cell table:formula="of:=[.I271]/[.A271]" office:value-type="float" office:value="0.0257740740740741" calcext:value-type="float">
            <text:p/>
          </table:table-cell>
          <table:table-cell table:formula="of:=[.H271]/[.A271]" office:value-type="float" office:value="0.0229481481481481" calcext:value-type="float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371" calcext:value-type="float">
            <text:p>6.371</text:p>
          </table:table-cell>
          <table:table-cell office:value-type="float" office:value="6.344" calcext:value-type="float">
            <text:p>6.344</text:p>
          </table:table-cell>
          <table:table-cell office:value-type="float" office:value="7.18" calcext:value-type="float">
            <text:p>7.18</text:p>
          </table:table-cell>
          <table:table-cell office:value-type="float" office:value="6.489" calcext:value-type="float">
            <text:p>6.489</text:p>
          </table:table-cell>
          <table:table-cell office:value-type="float" office:value="6.444" calcext:value-type="float">
            <text:p>6.444</text:p>
          </table:table-cell>
          <table:table-cell/>
          <table:table-cell table:formula="of:=MIN([.B272:.F272])" office:value-type="float" office:value="6.344" calcext:value-type="float">
            <text:p/>
          </table:table-cell>
          <table:table-cell table:formula="of:=MAX([.B272:.F272])" office:value-type="float" office:value="7.18" calcext:value-type="float">
            <text:p/>
          </table:table-cell>
          <table:table-cell table:formula="of:=AVERAGE([.B272:.F272])" office:value-type="float" office:value="6.5656" calcext:value-type="float">
            <text:p/>
          </table:table-cell>
          <table:table-cell/>
          <table:table-cell table:formula="of:=[.H272]/[.A272]" office:value-type="float" office:value="0.023409594095941" calcext:value-type="float">
            <text:p/>
          </table:table-cell>
          <table:table-cell table:formula="of:=[.I272]/[.A272]" office:value-type="float" office:value="0.0264944649446494" calcext:value-type="float">
            <text:p/>
          </table:table-cell>
          <table:table-cell table:formula="of:=[.H272]/[.A272]" office:value-type="float" office:value="0.023409594095941" calcext:value-type="float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45" calcext:value-type="float">
            <text:p>6.45</text:p>
          </table:table-cell>
          <table:table-cell office:value-type="float" office:value="6.44" calcext:value-type="float">
            <text:p>6.44</text:p>
          </table:table-cell>
          <table:table-cell office:value-type="float" office:value="7.407" calcext:value-type="float">
            <text:p>7.407</text:p>
          </table:table-cell>
          <table:table-cell office:value-type="float" office:value="6.961" calcext:value-type="float">
            <text:p>6.961</text:p>
          </table:table-cell>
          <table:table-cell office:value-type="float" office:value="6.469" calcext:value-type="float">
            <text:p>6.469</text:p>
          </table:table-cell>
          <table:table-cell/>
          <table:table-cell table:formula="of:=MIN([.B273:.F273])" office:value-type="float" office:value="6.44" calcext:value-type="float">
            <text:p/>
          </table:table-cell>
          <table:table-cell table:formula="of:=MAX([.B273:.F273])" office:value-type="float" office:value="7.407" calcext:value-type="float">
            <text:p/>
          </table:table-cell>
          <table:table-cell table:formula="of:=AVERAGE([.B273:.F273])" office:value-type="float" office:value="6.7454" calcext:value-type="float">
            <text:p/>
          </table:table-cell>
          <table:table-cell/>
          <table:table-cell table:formula="of:=[.H273]/[.A273]" office:value-type="float" office:value="0.0236764705882353" calcext:value-type="float">
            <text:p/>
          </table:table-cell>
          <table:table-cell table:formula="of:=[.I273]/[.A273]" office:value-type="float" office:value="0.0272316176470588" calcext:value-type="float">
            <text:p/>
          </table:table-cell>
          <table:table-cell table:formula="of:=[.H273]/[.A273]" office:value-type="float" office:value="0.0236764705882353" calcext:value-type="float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03" calcext:value-type="float">
            <text:p>6.503</text:p>
          </table:table-cell>
          <table:table-cell office:value-type="float" office:value="6.44" calcext:value-type="float">
            <text:p>6.44</text:p>
          </table:table-cell>
          <table:table-cell office:value-type="float" office:value="7.196" calcext:value-type="float">
            <text:p>7.196</text:p>
          </table:table-cell>
          <table:table-cell office:value-type="float" office:value="6.629" calcext:value-type="float">
            <text:p>6.629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MIN([.B274:.F274])" office:value-type="float" office:value="6.44" calcext:value-type="float">
            <text:p/>
          </table:table-cell>
          <table:table-cell table:formula="of:=MAX([.B274:.F274])" office:value-type="float" office:value="7.196" calcext:value-type="float">
            <text:p/>
          </table:table-cell>
          <table:table-cell table:formula="of:=AVERAGE([.B274:.F274])" office:value-type="float" office:value="6.6436" calcext:value-type="float">
            <text:p/>
          </table:table-cell>
          <table:table-cell/>
          <table:table-cell table:formula="of:=[.H274]/[.A274]" office:value-type="float" office:value="0.0235897435897436" calcext:value-type="float">
            <text:p/>
          </table:table-cell>
          <table:table-cell table:formula="of:=[.I274]/[.A274]" office:value-type="float" office:value="0.0263589743589744" calcext:value-type="float">
            <text:p/>
          </table:table-cell>
          <table:table-cell table:formula="of:=[.H274]/[.A274]" office:value-type="float" office:value="0.0235897435897436" calcext:value-type="float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46" calcext:value-type="float">
            <text:p>6.546</text:p>
          </table:table-cell>
          <table:table-cell office:value-type="float" office:value="6.462" calcext:value-type="float">
            <text:p>6.462</text:p>
          </table:table-cell>
          <table:table-cell office:value-type="float" office:value="7.378" calcext:value-type="float">
            <text:p>7.378</text:p>
          </table:table-cell>
          <table:table-cell office:value-type="float" office:value="7.439" calcext:value-type="float">
            <text:p>7.439</text:p>
          </table:table-cell>
          <table:table-cell office:value-type="float" office:value="6.473" calcext:value-type="float">
            <text:p>6.473</text:p>
          </table:table-cell>
          <table:table-cell/>
          <table:table-cell table:formula="of:=MIN([.B275:.F275])" office:value-type="float" office:value="6.462" calcext:value-type="float">
            <text:p/>
          </table:table-cell>
          <table:table-cell table:formula="of:=MAX([.B275:.F275])" office:value-type="float" office:value="7.439" calcext:value-type="float">
            <text:p/>
          </table:table-cell>
          <table:table-cell table:formula="of:=AVERAGE([.B275:.F275])" office:value-type="float" office:value="6.8596" calcext:value-type="float">
            <text:p/>
          </table:table-cell>
          <table:table-cell/>
          <table:table-cell table:formula="of:=[.H275]/[.A275]" office:value-type="float" office:value="0.0235839416058394" calcext:value-type="float">
            <text:p/>
          </table:table-cell>
          <table:table-cell table:formula="of:=[.I275]/[.A275]" office:value-type="float" office:value="0.0271496350364963" calcext:value-type="float">
            <text:p/>
          </table:table-cell>
          <table:table-cell table:formula="of:=[.H275]/[.A275]" office:value-type="float" office:value="0.0235839416058394" calcext:value-type="float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01" calcext:value-type="float">
            <text:p>6.601</text:p>
          </table:table-cell>
          <table:table-cell office:value-type="float" office:value="6.643" calcext:value-type="float">
            <text:p>6.643</text:p>
          </table:table-cell>
          <table:table-cell office:value-type="float" office:value="7.485" calcext:value-type="float">
            <text:p>7.485</text:p>
          </table:table-cell>
          <table:table-cell office:value-type="float" office:value="6.622" calcext:value-type="float">
            <text:p>6.622</text:p>
          </table:table-cell>
          <table:table-cell office:value-type="float" office:value="6.602" calcext:value-type="float">
            <text:p>6.602</text:p>
          </table:table-cell>
          <table:table-cell/>
          <table:table-cell table:formula="of:=MIN([.B276:.F276])" office:value-type="float" office:value="6.601" calcext:value-type="float">
            <text:p/>
          </table:table-cell>
          <table:table-cell table:formula="of:=MAX([.B276:.F276])" office:value-type="float" office:value="7.485" calcext:value-type="float">
            <text:p/>
          </table:table-cell>
          <table:table-cell table:formula="of:=AVERAGE([.B276:.F276])" office:value-type="float" office:value="6.7906" calcext:value-type="float">
            <text:p/>
          </table:table-cell>
          <table:table-cell/>
          <table:table-cell table:formula="of:=[.H276]/[.A276]" office:value-type="float" office:value="0.0240036363636364" calcext:value-type="float">
            <text:p/>
          </table:table-cell>
          <table:table-cell table:formula="of:=[.I276]/[.A276]" office:value-type="float" office:value="0.0272181818181818" calcext:value-type="float">
            <text:p/>
          </table:table-cell>
          <table:table-cell table:formula="of:=[.H276]/[.A276]" office:value-type="float" office:value="0.0240036363636364" calcext:value-type="float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61" calcext:value-type="float">
            <text:p>6.561</text:p>
          </table:table-cell>
          <table:table-cell office:value-type="float" office:value="6.556" calcext:value-type="float">
            <text:p>6.556</text:p>
          </table:table-cell>
          <table:table-cell office:value-type="float" office:value="7.393" calcext:value-type="float">
            <text:p>7.393</text:p>
          </table:table-cell>
          <table:table-cell office:value-type="float" office:value="7.363" calcext:value-type="float">
            <text:p>7.363</text:p>
          </table:table-cell>
          <table:table-cell office:value-type="float" office:value="6.609" calcext:value-type="float">
            <text:p>6.609</text:p>
          </table:table-cell>
          <table:table-cell/>
          <table:table-cell table:formula="of:=MIN([.B277:.F277])" office:value-type="float" office:value="6.556" calcext:value-type="float">
            <text:p/>
          </table:table-cell>
          <table:table-cell table:formula="of:=MAX([.B277:.F277])" office:value-type="float" office:value="7.393" calcext:value-type="float">
            <text:p/>
          </table:table-cell>
          <table:table-cell table:formula="of:=AVERAGE([.B277:.F277])" office:value-type="float" office:value="6.8964" calcext:value-type="float">
            <text:p/>
          </table:table-cell>
          <table:table-cell/>
          <table:table-cell table:formula="of:=[.H277]/[.A277]" office:value-type="float" office:value="0.0237536231884058" calcext:value-type="float">
            <text:p/>
          </table:table-cell>
          <table:table-cell table:formula="of:=[.I277]/[.A277]" office:value-type="float" office:value="0.026786231884058" calcext:value-type="float">
            <text:p/>
          </table:table-cell>
          <table:table-cell table:formula="of:=[.H277]/[.A277]" office:value-type="float" office:value="0.0237536231884058" calcext:value-type="float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79" calcext:value-type="float">
            <text:p>6.579</text:p>
          </table:table-cell>
          <table:table-cell office:value-type="float" office:value="6.666" calcext:value-type="float">
            <text:p>6.666</text:p>
          </table:table-cell>
          <table:table-cell office:value-type="float" office:value="7.014" calcext:value-type="float">
            <text:p>7.014</text:p>
          </table:table-cell>
          <table:table-cell office:value-type="float" office:value="6.812" calcext:value-type="float">
            <text:p>6.812</text:p>
          </table:table-cell>
          <table:table-cell office:value-type="float" office:value="6.636" calcext:value-type="float">
            <text:p>6.636</text:p>
          </table:table-cell>
          <table:table-cell/>
          <table:table-cell table:formula="of:=MIN([.B278:.F278])" office:value-type="float" office:value="6.579" calcext:value-type="float">
            <text:p/>
          </table:table-cell>
          <table:table-cell table:formula="of:=MAX([.B278:.F278])" office:value-type="float" office:value="7.014" calcext:value-type="float">
            <text:p/>
          </table:table-cell>
          <table:table-cell table:formula="of:=AVERAGE([.B278:.F278])" office:value-type="float" office:value="6.7414" calcext:value-type="float">
            <text:p/>
          </table:table-cell>
          <table:table-cell/>
          <table:table-cell table:formula="of:=[.H278]/[.A278]" office:value-type="float" office:value="0.0237509025270758" calcext:value-type="float">
            <text:p/>
          </table:table-cell>
          <table:table-cell table:formula="of:=[.I278]/[.A278]" office:value-type="float" office:value="0.0253212996389892" calcext:value-type="float">
            <text:p/>
          </table:table-cell>
          <table:table-cell table:formula="of:=[.H278]/[.A278]" office:value-type="float" office:value="0.0237509025270758" calcext:value-type="float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26" calcext:value-type="float">
            <text:p>6.626</text:p>
          </table:table-cell>
          <table:table-cell office:value-type="float" office:value="6.655" calcext:value-type="float">
            <text:p>6.655</text:p>
          </table:table-cell>
          <table:table-cell office:value-type="float" office:value="6.876" calcext:value-type="float">
            <text:p>6.876</text:p>
          </table:table-cell>
          <table:table-cell office:value-type="float" office:value="6.953" calcext:value-type="float">
            <text:p>6.953</text:p>
          </table:table-cell>
          <table:table-cell office:value-type="float" office:value="6.626" calcext:value-type="float">
            <text:p>6.626</text:p>
          </table:table-cell>
          <table:table-cell/>
          <table:table-cell table:formula="of:=MIN([.B279:.F279])" office:value-type="float" office:value="6.626" calcext:value-type="float">
            <text:p/>
          </table:table-cell>
          <table:table-cell table:formula="of:=MAX([.B279:.F279])" office:value-type="float" office:value="6.953" calcext:value-type="float">
            <text:p/>
          </table:table-cell>
          <table:table-cell table:formula="of:=AVERAGE([.B279:.F279])" office:value-type="float" office:value="6.7472" calcext:value-type="float">
            <text:p/>
          </table:table-cell>
          <table:table-cell/>
          <table:table-cell table:formula="of:=[.H279]/[.A279]" office:value-type="float" office:value="0.0238345323741007" calcext:value-type="float">
            <text:p/>
          </table:table-cell>
          <table:table-cell table:formula="of:=[.I279]/[.A279]" office:value-type="float" office:value="0.0250107913669065" calcext:value-type="float">
            <text:p/>
          </table:table-cell>
          <table:table-cell table:formula="of:=[.H279]/[.A279]" office:value-type="float" office:value="0.0238345323741007" calcext:value-type="float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68" calcext:value-type="float">
            <text:p>6.768</text:p>
          </table:table-cell>
          <table:table-cell office:value-type="float" office:value="6.853" calcext:value-type="float">
            <text:p>6.853</text:p>
          </table:table-cell>
          <table:table-cell office:value-type="float" office:value="7.745" calcext:value-type="float">
            <text:p>7.745</text:p>
          </table:table-cell>
          <table:table-cell office:value-type="float" office:value="6.866" calcext:value-type="float">
            <text:p>6.866</text:p>
          </table:table-cell>
          <table:table-cell office:value-type="float" office:value="6.904" calcext:value-type="float">
            <text:p>6.904</text:p>
          </table:table-cell>
          <table:table-cell/>
          <table:table-cell table:formula="of:=MIN([.B280:.F280])" office:value-type="float" office:value="6.768" calcext:value-type="float">
            <text:p/>
          </table:table-cell>
          <table:table-cell table:formula="of:=MAX([.B280:.F280])" office:value-type="float" office:value="7.745" calcext:value-type="float">
            <text:p/>
          </table:table-cell>
          <table:table-cell table:formula="of:=AVERAGE([.B280:.F280])" office:value-type="float" office:value="7.0272" calcext:value-type="float">
            <text:p/>
          </table:table-cell>
          <table:table-cell/>
          <table:table-cell table:formula="of:=[.H280]/[.A280]" office:value-type="float" office:value="0.024258064516129" calcext:value-type="float">
            <text:p/>
          </table:table-cell>
          <table:table-cell table:formula="of:=[.I280]/[.A280]" office:value-type="float" office:value="0.0277598566308244" calcext:value-type="float">
            <text:p/>
          </table:table-cell>
          <table:table-cell table:formula="of:=[.H280]/[.A280]" office:value-type="float" office:value="0.024258064516129" calcext:value-type="float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093" calcext:value-type="float">
            <text:p>7.093</text:p>
          </table:table-cell>
          <table:table-cell office:value-type="float" office:value="6.757" calcext:value-type="float">
            <text:p>6.757</text:p>
          </table:table-cell>
          <table:table-cell office:value-type="float" office:value="7.67" calcext:value-type="float">
            <text:p>7.67</text:p>
          </table:table-cell>
          <table:table-cell office:value-type="float" office:value="6.971" calcext:value-type="float">
            <text:p>6.971</text:p>
          </table:table-cell>
          <table:table-cell office:value-type="float" office:value="6.793" calcext:value-type="float">
            <text:p>6.793</text:p>
          </table:table-cell>
          <table:table-cell/>
          <table:table-cell table:formula="of:=MIN([.B281:.F281])" office:value-type="float" office:value="6.757" calcext:value-type="float">
            <text:p/>
          </table:table-cell>
          <table:table-cell table:formula="of:=MAX([.B281:.F281])" office:value-type="float" office:value="7.67" calcext:value-type="float">
            <text:p/>
          </table:table-cell>
          <table:table-cell table:formula="of:=AVERAGE([.B281:.F281])" office:value-type="float" office:value="7.0568" calcext:value-type="float">
            <text:p/>
          </table:table-cell>
          <table:table-cell/>
          <table:table-cell table:formula="of:=[.H281]/[.A281]" office:value-type="float" office:value="0.0241321428571429" calcext:value-type="float">
            <text:p/>
          </table:table-cell>
          <table:table-cell table:formula="of:=[.I281]/[.A281]" office:value-type="float" office:value="0.0273928571428571" calcext:value-type="float">
            <text:p/>
          </table:table-cell>
          <table:table-cell table:formula="of:=[.H281]/[.A281]" office:value-type="float" office:value="0.0241321428571429" calcext:value-type="float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36" calcext:value-type="float">
            <text:p>6.836</text:p>
          </table:table-cell>
          <table:table-cell office:value-type="float" office:value="6.967" calcext:value-type="float">
            <text:p>6.967</text:p>
          </table:table-cell>
          <table:table-cell office:value-type="float" office:value="6.907" calcext:value-type="float">
            <text:p>6.907</text:p>
          </table:table-cell>
          <table:table-cell office:value-type="float" office:value="6.981" calcext:value-type="float">
            <text:p>6.981</text:p>
          </table:table-cell>
          <table:table-cell office:value-type="float" office:value="6.828" calcext:value-type="float">
            <text:p>6.828</text:p>
          </table:table-cell>
          <table:table-cell/>
          <table:table-cell table:formula="of:=MIN([.B282:.F282])" office:value-type="float" office:value="6.828" calcext:value-type="float">
            <text:p/>
          </table:table-cell>
          <table:table-cell table:formula="of:=MAX([.B282:.F282])" office:value-type="float" office:value="6.981" calcext:value-type="float">
            <text:p/>
          </table:table-cell>
          <table:table-cell table:formula="of:=AVERAGE([.B282:.F282])" office:value-type="float" office:value="6.9038" calcext:value-type="float">
            <text:p/>
          </table:table-cell>
          <table:table-cell/>
          <table:table-cell table:formula="of:=[.H282]/[.A282]" office:value-type="float" office:value="0.0242989323843416" calcext:value-type="float">
            <text:p/>
          </table:table-cell>
          <table:table-cell table:formula="of:=[.I282]/[.A282]" office:value-type="float" office:value="0.0248434163701068" calcext:value-type="float">
            <text:p/>
          </table:table-cell>
          <table:table-cell table:formula="of:=[.H282]/[.A282]" office:value-type="float" office:value="0.0242989323843416" calcext:value-type="float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026" calcext:value-type="float">
            <text:p>7.026</text:p>
          </table:table-cell>
          <table:table-cell office:value-type="float" office:value="6.907" calcext:value-type="float">
            <text:p>6.907</text:p>
          </table:table-cell>
          <table:table-cell office:value-type="float" office:value="7.011" calcext:value-type="float">
            <text:p>7.011</text:p>
          </table:table-cell>
          <table:table-cell office:value-type="float" office:value="7.021" calcext:value-type="float">
            <text:p>7.021</text:p>
          </table:table-cell>
          <table:table-cell office:value-type="float" office:value="7.229" calcext:value-type="float">
            <text:p>7.229</text:p>
          </table:table-cell>
          <table:table-cell/>
          <table:table-cell table:formula="of:=MIN([.B283:.F283])" office:value-type="float" office:value="6.907" calcext:value-type="float">
            <text:p/>
          </table:table-cell>
          <table:table-cell table:formula="of:=MAX([.B283:.F283])" office:value-type="float" office:value="7.229" calcext:value-type="float">
            <text:p/>
          </table:table-cell>
          <table:table-cell table:formula="of:=AVERAGE([.B283:.F283])" office:value-type="float" office:value="7.0388" calcext:value-type="float">
            <text:p/>
          </table:table-cell>
          <table:table-cell/>
          <table:table-cell table:formula="of:=[.H283]/[.A283]" office:value-type="float" office:value="0.0244929078014184" calcext:value-type="float">
            <text:p/>
          </table:table-cell>
          <table:table-cell table:formula="of:=[.I283]/[.A283]" office:value-type="float" office:value="0.0256347517730496" calcext:value-type="float">
            <text:p/>
          </table:table-cell>
          <table:table-cell table:formula="of:=[.H283]/[.A283]" office:value-type="float" office:value="0.0244929078014184" calcext:value-type="float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936" calcext:value-type="float">
            <text:p>6.936</text:p>
          </table:table-cell>
          <table:table-cell office:value-type="float" office:value="7.025" calcext:value-type="float">
            <text:p>7.025</text:p>
          </table:table-cell>
          <table:table-cell office:value-type="float" office:value="6.914" calcext:value-type="float">
            <text:p>6.914</text:p>
          </table:table-cell>
          <table:table-cell office:value-type="float" office:value="7.497" calcext:value-type="float">
            <text:p>7.497</text:p>
          </table:table-cell>
          <table:table-cell office:value-type="float" office:value="6.951" calcext:value-type="float">
            <text:p>6.951</text:p>
          </table:table-cell>
          <table:table-cell/>
          <table:table-cell table:formula="of:=MIN([.B284:.F284])" office:value-type="float" office:value="6.914" calcext:value-type="float">
            <text:p/>
          </table:table-cell>
          <table:table-cell table:formula="of:=MAX([.B284:.F284])" office:value-type="float" office:value="7.497" calcext:value-type="float">
            <text:p/>
          </table:table-cell>
          <table:table-cell table:formula="of:=AVERAGE([.B284:.F284])" office:value-type="float" office:value="7.0646" calcext:value-type="float">
            <text:p/>
          </table:table-cell>
          <table:table-cell/>
          <table:table-cell table:formula="of:=[.H284]/[.A284]" office:value-type="float" office:value="0.0244310954063604" calcext:value-type="float">
            <text:p/>
          </table:table-cell>
          <table:table-cell table:formula="of:=[.I284]/[.A284]" office:value-type="float" office:value="0.0264911660777385" calcext:value-type="float">
            <text:p/>
          </table:table-cell>
          <table:table-cell table:formula="of:=[.H284]/[.A284]" office:value-type="float" office:value="0.0244310954063604" calcext:value-type="float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78" calcext:value-type="float">
            <text:p>6.878</text:p>
          </table:table-cell>
          <table:table-cell office:value-type="float" office:value="6.954" calcext:value-type="float">
            <text:p>6.954</text:p>
          </table:table-cell>
          <table:table-cell office:value-type="float" office:value="6.913" calcext:value-type="float">
            <text:p>6.913</text:p>
          </table:table-cell>
          <table:table-cell office:value-type="float" office:value="6.954" calcext:value-type="float">
            <text:p>6.954</text:p>
          </table:table-cell>
          <table:table-cell office:value-type="float" office:value="6.868" calcext:value-type="float">
            <text:p>6.868</text:p>
          </table:table-cell>
          <table:table-cell/>
          <table:table-cell table:formula="of:=MIN([.B285:.F285])" office:value-type="float" office:value="6.868" calcext:value-type="float">
            <text:p/>
          </table:table-cell>
          <table:table-cell table:formula="of:=MAX([.B285:.F285])" office:value-type="float" office:value="6.954" calcext:value-type="float">
            <text:p/>
          </table:table-cell>
          <table:table-cell table:formula="of:=AVERAGE([.B285:.F285])" office:value-type="float" office:value="6.9134" calcext:value-type="float">
            <text:p/>
          </table:table-cell>
          <table:table-cell/>
          <table:table-cell table:formula="of:=[.H285]/[.A285]" office:value-type="float" office:value="0.0241830985915493" calcext:value-type="float">
            <text:p/>
          </table:table-cell>
          <table:table-cell table:formula="of:=[.I285]/[.A285]" office:value-type="float" office:value="0.0244859154929577" calcext:value-type="float">
            <text:p/>
          </table:table-cell>
          <table:table-cell table:formula="of:=[.H285]/[.A285]" office:value-type="float" office:value="0.0241830985915493" calcext:value-type="float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058" calcext:value-type="float">
            <text:p>7.058</text:p>
          </table:table-cell>
          <table:table-cell office:value-type="float" office:value="7.073" calcext:value-type="float">
            <text:p>7.073</text:p>
          </table:table-cell>
          <table:table-cell office:value-type="float" office:value="8.592" calcext:value-type="float">
            <text:p>8.592</text:p>
          </table:table-cell>
          <table:table-cell office:value-type="float" office:value="7.439" calcext:value-type="float">
            <text:p>7.439</text:p>
          </table:table-cell>
          <table:table-cell office:value-type="float" office:value="6.92" calcext:value-type="float">
            <text:p>6.92</text:p>
          </table:table-cell>
          <table:table-cell/>
          <table:table-cell table:formula="of:=MIN([.B286:.F286])" office:value-type="float" office:value="6.92" calcext:value-type="float">
            <text:p/>
          </table:table-cell>
          <table:table-cell table:formula="of:=MAX([.B286:.F286])" office:value-type="float" office:value="8.592" calcext:value-type="float">
            <text:p/>
          </table:table-cell>
          <table:table-cell table:formula="of:=AVERAGE([.B286:.F286])" office:value-type="float" office:value="7.4164" calcext:value-type="float">
            <text:p/>
          </table:table-cell>
          <table:table-cell/>
          <table:table-cell table:formula="of:=[.H286]/[.A286]" office:value-type="float" office:value="0.024280701754386" calcext:value-type="float">
            <text:p/>
          </table:table-cell>
          <table:table-cell table:formula="of:=[.I286]/[.A286]" office:value-type="float" office:value="0.0301473684210526" calcext:value-type="float">
            <text:p/>
          </table:table-cell>
          <table:table-cell table:formula="of:=[.H286]/[.A286]" office:value-type="float" office:value="0.024280701754386" calcext:value-type="float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06" calcext:value-type="float">
            <text:p>7.06</text:p>
          </table:table-cell>
          <table:table-cell office:value-type="float" office:value="7.032" calcext:value-type="float">
            <text:p>7.032</text:p>
          </table:table-cell>
          <table:table-cell office:value-type="float" office:value="7.015" calcext:value-type="float">
            <text:p>7.015</text:p>
          </table:table-cell>
          <table:table-cell office:value-type="float" office:value="6.973" calcext:value-type="float">
            <text:p>6.973</text:p>
          </table:table-cell>
          <table:table-cell office:value-type="float" office:value="7.223" calcext:value-type="float">
            <text:p>7.223</text:p>
          </table:table-cell>
          <table:table-cell/>
          <table:table-cell table:formula="of:=MIN([.B287:.F287])" office:value-type="float" office:value="6.973" calcext:value-type="float">
            <text:p/>
          </table:table-cell>
          <table:table-cell table:formula="of:=MAX([.B287:.F287])" office:value-type="float" office:value="7.223" calcext:value-type="float">
            <text:p/>
          </table:table-cell>
          <table:table-cell table:formula="of:=AVERAGE([.B287:.F287])" office:value-type="float" office:value="7.0606" calcext:value-type="float">
            <text:p/>
          </table:table-cell>
          <table:table-cell/>
          <table:table-cell table:formula="of:=[.H287]/[.A287]" office:value-type="float" office:value="0.0243811188811189" calcext:value-type="float">
            <text:p/>
          </table:table-cell>
          <table:table-cell table:formula="of:=[.I287]/[.A287]" office:value-type="float" office:value="0.0252552447552448" calcext:value-type="float">
            <text:p/>
          </table:table-cell>
          <table:table-cell table:formula="of:=[.H287]/[.A287]" office:value-type="float" office:value="0.0243811188811189" calcext:value-type="float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147" calcext:value-type="float">
            <text:p>7.147</text:p>
          </table:table-cell>
          <table:table-cell office:value-type="float" office:value="7.261" calcext:value-type="float">
            <text:p>7.261</text:p>
          </table:table-cell>
          <table:table-cell office:value-type="float" office:value="7.41" calcext:value-type="float">
            <text:p>7.41</text:p>
          </table:table-cell>
          <table:table-cell office:value-type="float" office:value="7.272" calcext:value-type="float">
            <text:p>7.272</text:p>
          </table:table-cell>
          <table:table-cell office:value-type="float" office:value="7.007" calcext:value-type="float">
            <text:p>7.007</text:p>
          </table:table-cell>
          <table:table-cell/>
          <table:table-cell table:formula="of:=MIN([.B288:.F288])" office:value-type="float" office:value="7.007" calcext:value-type="float">
            <text:p/>
          </table:table-cell>
          <table:table-cell table:formula="of:=MAX([.B288:.F288])" office:value-type="float" office:value="7.41" calcext:value-type="float">
            <text:p/>
          </table:table-cell>
          <table:table-cell table:formula="of:=AVERAGE([.B288:.F288])" office:value-type="float" office:value="7.2194" calcext:value-type="float">
            <text:p/>
          </table:table-cell>
          <table:table-cell/>
          <table:table-cell table:formula="of:=[.H288]/[.A288]" office:value-type="float" office:value="0.0244146341463415" calcext:value-type="float">
            <text:p/>
          </table:table-cell>
          <table:table-cell table:formula="of:=[.I288]/[.A288]" office:value-type="float" office:value="0.0258188153310105" calcext:value-type="float">
            <text:p/>
          </table:table-cell>
          <table:table-cell table:formula="of:=[.H288]/[.A288]" office:value-type="float" office:value="0.0244146341463415" calcext:value-type="float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152" calcext:value-type="float">
            <text:p>7.152</text:p>
          </table:table-cell>
          <table:table-cell office:value-type="float" office:value="7.191" calcext:value-type="float">
            <text:p>7.191</text:p>
          </table:table-cell>
          <table:table-cell office:value-type="float" office:value="7.493" calcext:value-type="float">
            <text:p>7.493</text:p>
          </table:table-cell>
          <table:table-cell office:value-type="float" office:value="7.181" calcext:value-type="float">
            <text:p>7.181</text:p>
          </table:table-cell>
          <table:table-cell office:value-type="float" office:value="7.175" calcext:value-type="float">
            <text:p>7.175</text:p>
          </table:table-cell>
          <table:table-cell/>
          <table:table-cell table:formula="of:=MIN([.B289:.F289])" office:value-type="float" office:value="7.152" calcext:value-type="float">
            <text:p/>
          </table:table-cell>
          <table:table-cell table:formula="of:=MAX([.B289:.F289])" office:value-type="float" office:value="7.493" calcext:value-type="float">
            <text:p/>
          </table:table-cell>
          <table:table-cell table:formula="of:=AVERAGE([.B289:.F289])" office:value-type="float" office:value="7.2384" calcext:value-type="float">
            <text:p/>
          </table:table-cell>
          <table:table-cell/>
          <table:table-cell table:formula="of:=[.H289]/[.A289]" office:value-type="float" office:value="0.0248333333333333" calcext:value-type="float">
            <text:p/>
          </table:table-cell>
          <table:table-cell table:formula="of:=[.I289]/[.A289]" office:value-type="float" office:value="0.0260173611111111" calcext:value-type="float">
            <text:p/>
          </table:table-cell>
          <table:table-cell table:formula="of:=[.H289]/[.A289]" office:value-type="float" office:value="0.0248333333333333" calcext:value-type="float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268" calcext:value-type="float">
            <text:p>7.268</text:p>
          </table:table-cell>
          <table:table-cell office:value-type="float" office:value="7.167" calcext:value-type="float">
            <text:p>7.167</text:p>
          </table:table-cell>
          <table:table-cell office:value-type="float" office:value="7.285" calcext:value-type="float">
            <text:p>7.285</text:p>
          </table:table-cell>
          <table:table-cell office:value-type="float" office:value="7.393" calcext:value-type="float">
            <text:p>7.393</text:p>
          </table:table-cell>
          <table:table-cell office:value-type="float" office:value="7.239" calcext:value-type="float">
            <text:p>7.239</text:p>
          </table:table-cell>
          <table:table-cell/>
          <table:table-cell table:formula="of:=MIN([.B290:.F290])" office:value-type="float" office:value="7.167" calcext:value-type="float">
            <text:p/>
          </table:table-cell>
          <table:table-cell table:formula="of:=MAX([.B290:.F290])" office:value-type="float" office:value="7.393" calcext:value-type="float">
            <text:p/>
          </table:table-cell>
          <table:table-cell table:formula="of:=AVERAGE([.B290:.F290])" office:value-type="float" office:value="7.2704" calcext:value-type="float">
            <text:p/>
          </table:table-cell>
          <table:table-cell/>
          <table:table-cell table:formula="of:=[.H290]/[.A290]" office:value-type="float" office:value="0.0247993079584775" calcext:value-type="float">
            <text:p/>
          </table:table-cell>
          <table:table-cell table:formula="of:=[.I290]/[.A290]" office:value-type="float" office:value="0.0255813148788927" calcext:value-type="float">
            <text:p/>
          </table:table-cell>
          <table:table-cell table:formula="of:=[.H290]/[.A290]" office:value-type="float" office:value="0.0247993079584775" calcext:value-type="float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308" calcext:value-type="float">
            <text:p>7.308</text:p>
          </table:table-cell>
          <table:table-cell office:value-type="float" office:value="7.32" calcext:value-type="float">
            <text:p>7.32</text:p>
          </table:table-cell>
          <table:table-cell office:value-type="float" office:value="7.274" calcext:value-type="float">
            <text:p>7.274</text:p>
          </table:table-cell>
          <table:table-cell office:value-type="float" office:value="7.447" calcext:value-type="float">
            <text:p>7.447</text:p>
          </table:table-cell>
          <table:table-cell office:value-type="float" office:value="7.323" calcext:value-type="float">
            <text:p>7.323</text:p>
          </table:table-cell>
          <table:table-cell/>
          <table:table-cell table:formula="of:=MIN([.B291:.F291])" office:value-type="float" office:value="7.274" calcext:value-type="float">
            <text:p/>
          </table:table-cell>
          <table:table-cell table:formula="of:=MAX([.B291:.F291])" office:value-type="float" office:value="7.447" calcext:value-type="float">
            <text:p/>
          </table:table-cell>
          <table:table-cell table:formula="of:=AVERAGE([.B291:.F291])" office:value-type="float" office:value="7.3344" calcext:value-type="float">
            <text:p/>
          </table:table-cell>
          <table:table-cell/>
          <table:table-cell table:formula="of:=[.H291]/[.A291]" office:value-type="float" office:value="0.0250827586206897" calcext:value-type="float">
            <text:p/>
          </table:table-cell>
          <table:table-cell table:formula="of:=[.I291]/[.A291]" office:value-type="float" office:value="0.0256793103448276" calcext:value-type="float">
            <text:p/>
          </table:table-cell>
          <table:table-cell table:formula="of:=[.H291]/[.A291]" office:value-type="float" office:value="0.0250827586206897" calcext:value-type="float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42" calcext:value-type="float">
            <text:p>7.442</text:p>
          </table:table-cell>
          <table:table-cell office:value-type="float" office:value="7.282" calcext:value-type="float">
            <text:p>7.282</text:p>
          </table:table-cell>
          <table:table-cell office:value-type="float" office:value="7.61" calcext:value-type="float">
            <text:p>7.61</text:p>
          </table:table-cell>
          <table:table-cell office:value-type="float" office:value="7.369" calcext:value-type="float">
            <text:p>7.369</text:p>
          </table:table-cell>
          <table:table-cell office:value-type="float" office:value="7.399" calcext:value-type="float">
            <text:p>7.399</text:p>
          </table:table-cell>
          <table:table-cell/>
          <table:table-cell table:formula="of:=MIN([.B292:.F292])" office:value-type="float" office:value="7.282" calcext:value-type="float">
            <text:p/>
          </table:table-cell>
          <table:table-cell table:formula="of:=MAX([.B292:.F292])" office:value-type="float" office:value="7.61" calcext:value-type="float">
            <text:p/>
          </table:table-cell>
          <table:table-cell table:formula="of:=AVERAGE([.B292:.F292])" office:value-type="float" office:value="7.4204" calcext:value-type="float">
            <text:p/>
          </table:table-cell>
          <table:table-cell/>
          <table:table-cell table:formula="of:=[.H292]/[.A292]" office:value-type="float" office:value="0.0250240549828179" calcext:value-type="float">
            <text:p/>
          </table:table-cell>
          <table:table-cell table:formula="of:=[.I292]/[.A292]" office:value-type="float" office:value="0.0261512027491409" calcext:value-type="float">
            <text:p/>
          </table:table-cell>
          <table:table-cell table:formula="of:=[.H292]/[.A292]" office:value-type="float" office:value="0.0250240549828179" calcext:value-type="float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355" calcext:value-type="float">
            <text:p>7.355</text:p>
          </table:table-cell>
          <table:table-cell office:value-type="float" office:value="7.367" calcext:value-type="float">
            <text:p>7.367</text:p>
          </table:table-cell>
          <table:table-cell office:value-type="float" office:value="7.355" calcext:value-type="float">
            <text:p>7.355</text:p>
          </table:table-cell>
          <table:table-cell office:value-type="float" office:value="7.324" calcext:value-type="float">
            <text:p>7.324</text:p>
          </table:table-cell>
          <table:table-cell office:value-type="float" office:value="7.26" calcext:value-type="float">
            <text:p>7.26</text:p>
          </table:table-cell>
          <table:table-cell/>
          <table:table-cell table:formula="of:=MIN([.B293:.F293])" office:value-type="float" office:value="7.26" calcext:value-type="float">
            <text:p/>
          </table:table-cell>
          <table:table-cell table:formula="of:=MAX([.B293:.F293])" office:value-type="float" office:value="7.367" calcext:value-type="float">
            <text:p/>
          </table:table-cell>
          <table:table-cell table:formula="of:=AVERAGE([.B293:.F293])" office:value-type="float" office:value="7.3322" calcext:value-type="float">
            <text:p/>
          </table:table-cell>
          <table:table-cell/>
          <table:table-cell table:formula="of:=[.H293]/[.A293]" office:value-type="float" office:value="0.0248630136986301" calcext:value-type="float">
            <text:p/>
          </table:table-cell>
          <table:table-cell table:formula="of:=[.I293]/[.A293]" office:value-type="float" office:value="0.0252294520547945" calcext:value-type="float">
            <text:p/>
          </table:table-cell>
          <table:table-cell table:formula="of:=[.H293]/[.A293]" office:value-type="float" office:value="0.0248630136986301" calcext:value-type="float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791" calcext:value-type="float">
            <text:p>7.791</text:p>
          </table:table-cell>
          <table:table-cell office:value-type="float" office:value="7.458" calcext:value-type="float">
            <text:p>7.458</text:p>
          </table:table-cell>
          <table:table-cell office:value-type="float" office:value="7.621" calcext:value-type="float">
            <text:p>7.621</text:p>
          </table:table-cell>
          <table:table-cell office:value-type="float" office:value="7.482" calcext:value-type="float">
            <text:p>7.482</text:p>
          </table:table-cell>
          <table:table-cell office:value-type="float" office:value="7.585" calcext:value-type="float">
            <text:p>7.585</text:p>
          </table:table-cell>
          <table:table-cell/>
          <table:table-cell table:formula="of:=MIN([.B294:.F294])" office:value-type="float" office:value="7.458" calcext:value-type="float">
            <text:p/>
          </table:table-cell>
          <table:table-cell table:formula="of:=MAX([.B294:.F294])" office:value-type="float" office:value="7.791" calcext:value-type="float">
            <text:p/>
          </table:table-cell>
          <table:table-cell table:formula="of:=AVERAGE([.B294:.F294])" office:value-type="float" office:value="7.5874" calcext:value-type="float">
            <text:p/>
          </table:table-cell>
          <table:table-cell/>
          <table:table-cell table:formula="of:=[.H294]/[.A294]" office:value-type="float" office:value="0.0254539249146758" calcext:value-type="float">
            <text:p/>
          </table:table-cell>
          <table:table-cell table:formula="of:=[.I294]/[.A294]" office:value-type="float" office:value="0.0265904436860068" calcext:value-type="float">
            <text:p/>
          </table:table-cell>
          <table:table-cell table:formula="of:=[.H294]/[.A294]" office:value-type="float" office:value="0.0254539249146758" calcext:value-type="float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43" calcext:value-type="float">
            <text:p>7.543</text:p>
          </table:table-cell>
          <table:table-cell office:value-type="float" office:value="7.426" calcext:value-type="float">
            <text:p>7.426</text:p>
          </table:table-cell>
          <table:table-cell office:value-type="float" office:value="7.497" calcext:value-type="float">
            <text:p>7.497</text:p>
          </table:table-cell>
          <table:table-cell office:value-type="float" office:value="7.493" calcext:value-type="float">
            <text:p>7.493</text:p>
          </table:table-cell>
          <table:table-cell office:value-type="float" office:value="7.44" calcext:value-type="float">
            <text:p>7.44</text:p>
          </table:table-cell>
          <table:table-cell/>
          <table:table-cell table:formula="of:=MIN([.B295:.F295])" office:value-type="float" office:value="7.426" calcext:value-type="float">
            <text:p/>
          </table:table-cell>
          <table:table-cell table:formula="of:=MAX([.B295:.F295])" office:value-type="float" office:value="7.543" calcext:value-type="float">
            <text:p/>
          </table:table-cell>
          <table:table-cell table:formula="of:=AVERAGE([.B295:.F295])" office:value-type="float" office:value="7.4798" calcext:value-type="float">
            <text:p/>
          </table:table-cell>
          <table:table-cell/>
          <table:table-cell table:formula="of:=[.H295]/[.A295]" office:value-type="float" office:value="0.0252585034013605" calcext:value-type="float">
            <text:p/>
          </table:table-cell>
          <table:table-cell table:formula="of:=[.I295]/[.A295]" office:value-type="float" office:value="0.025656462585034" calcext:value-type="float">
            <text:p/>
          </table:table-cell>
          <table:table-cell table:formula="of:=[.H295]/[.A295]" office:value-type="float" office:value="0.0252585034013605" calcext:value-type="float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18" calcext:value-type="float">
            <text:p>7.518</text:p>
          </table:table-cell>
          <table:table-cell office:value-type="float" office:value="7.626" calcext:value-type="float">
            <text:p>7.626</text:p>
          </table:table-cell>
          <table:table-cell office:value-type="float" office:value="7.531" calcext:value-type="float">
            <text:p>7.531</text:p>
          </table:table-cell>
          <table:table-cell office:value-type="float" office:value="8.74" calcext:value-type="float">
            <text:p>8.74</text:p>
          </table:table-cell>
          <table:table-cell office:value-type="float" office:value="7.646" calcext:value-type="float">
            <text:p>7.646</text:p>
          </table:table-cell>
          <table:table-cell/>
          <table:table-cell table:formula="of:=MIN([.B296:.F296])" office:value-type="float" office:value="7.518" calcext:value-type="float">
            <text:p/>
          </table:table-cell>
          <table:table-cell table:formula="of:=MAX([.B296:.F296])" office:value-type="float" office:value="8.74" calcext:value-type="float">
            <text:p/>
          </table:table-cell>
          <table:table-cell table:formula="of:=AVERAGE([.B296:.F296])" office:value-type="float" office:value="7.8122" calcext:value-type="float">
            <text:p/>
          </table:table-cell>
          <table:table-cell/>
          <table:table-cell table:formula="of:=[.H296]/[.A296]" office:value-type="float" office:value="0.0254847457627119" calcext:value-type="float">
            <text:p/>
          </table:table-cell>
          <table:table-cell table:formula="of:=[.I296]/[.A296]" office:value-type="float" office:value="0.0296271186440678" calcext:value-type="float">
            <text:p/>
          </table:table-cell>
          <table:table-cell table:formula="of:=[.H296]/[.A296]" office:value-type="float" office:value="0.0254847457627119" calcext:value-type="float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669" calcext:value-type="float">
            <text:p>7.669</text:p>
          </table:table-cell>
          <table:table-cell office:value-type="float" office:value="7.649" calcext:value-type="float">
            <text:p>7.649</text:p>
          </table:table-cell>
          <table:table-cell office:value-type="float" office:value="7.681" calcext:value-type="float">
            <text:p>7.681</text:p>
          </table:table-cell>
          <table:table-cell office:value-type="float" office:value="7.932" calcext:value-type="float">
            <text:p>7.932</text:p>
          </table:table-cell>
          <table:table-cell office:value-type="float" office:value="7.642" calcext:value-type="float">
            <text:p>7.642</text:p>
          </table:table-cell>
          <table:table-cell/>
          <table:table-cell table:formula="of:=MIN([.B297:.F297])" office:value-type="float" office:value="7.642" calcext:value-type="float">
            <text:p/>
          </table:table-cell>
          <table:table-cell table:formula="of:=MAX([.B297:.F297])" office:value-type="float" office:value="7.932" calcext:value-type="float">
            <text:p/>
          </table:table-cell>
          <table:table-cell table:formula="of:=AVERAGE([.B297:.F297])" office:value-type="float" office:value="7.7146" calcext:value-type="float">
            <text:p/>
          </table:table-cell>
          <table:table-cell/>
          <table:table-cell table:formula="of:=[.H297]/[.A297]" office:value-type="float" office:value="0.0258175675675676" calcext:value-type="float">
            <text:p/>
          </table:table-cell>
          <table:table-cell table:formula="of:=[.I297]/[.A297]" office:value-type="float" office:value="0.0267972972972973" calcext:value-type="float">
            <text:p/>
          </table:table-cell>
          <table:table-cell table:formula="of:=[.H297]/[.A297]" office:value-type="float" office:value="0.0258175675675676" calcext:value-type="float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33" calcext:value-type="float">
            <text:p>7.533</text:p>
          </table:table-cell>
          <table:table-cell office:value-type="float" office:value="7.638" calcext:value-type="float">
            <text:p>7.638</text:p>
          </table:table-cell>
          <table:table-cell office:value-type="float" office:value="7.651" calcext:value-type="float">
            <text:p>7.651</text:p>
          </table:table-cell>
          <table:table-cell office:value-type="float" office:value="7.715" calcext:value-type="float">
            <text:p>7.715</text:p>
          </table:table-cell>
          <table:table-cell office:value-type="float" office:value="7.683" calcext:value-type="float">
            <text:p>7.683</text:p>
          </table:table-cell>
          <table:table-cell/>
          <table:table-cell table:formula="of:=MIN([.B298:.F298])" office:value-type="float" office:value="7.533" calcext:value-type="float">
            <text:p/>
          </table:table-cell>
          <table:table-cell table:formula="of:=MAX([.B298:.F298])" office:value-type="float" office:value="7.715" calcext:value-type="float">
            <text:p/>
          </table:table-cell>
          <table:table-cell table:formula="of:=AVERAGE([.B298:.F298])" office:value-type="float" office:value="7.644" calcext:value-type="float">
            <text:p/>
          </table:table-cell>
          <table:table-cell/>
          <table:table-cell table:formula="of:=[.H298]/[.A298]" office:value-type="float" office:value="0.0253636363636364" calcext:value-type="float">
            <text:p/>
          </table:table-cell>
          <table:table-cell table:formula="of:=[.I298]/[.A298]" office:value-type="float" office:value="0.025976430976431" calcext:value-type="float">
            <text:p/>
          </table:table-cell>
          <table:table-cell table:formula="of:=[.H298]/[.A298]" office:value-type="float" office:value="0.0253636363636364" calcext:value-type="float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76" calcext:value-type="float">
            <text:p>7.76</text:p>
          </table:table-cell>
          <table:table-cell office:value-type="float" office:value="7.751" calcext:value-type="float">
            <text:p>7.751</text:p>
          </table:table-cell>
          <table:table-cell office:value-type="float" office:value="7.717" calcext:value-type="float">
            <text:p>7.717</text:p>
          </table:table-cell>
          <table:table-cell office:value-type="float" office:value="8.104" calcext:value-type="float">
            <text:p>8.104</text:p>
          </table:table-cell>
          <table:table-cell office:value-type="float" office:value="7.688" calcext:value-type="float">
            <text:p>7.688</text:p>
          </table:table-cell>
          <table:table-cell/>
          <table:table-cell table:formula="of:=MIN([.B299:.F299])" office:value-type="float" office:value="7.688" calcext:value-type="float">
            <text:p/>
          </table:table-cell>
          <table:table-cell table:formula="of:=MAX([.B299:.F299])" office:value-type="float" office:value="8.104" calcext:value-type="float">
            <text:p/>
          </table:table-cell>
          <table:table-cell table:formula="of:=AVERAGE([.B299:.F299])" office:value-type="float" office:value="7.804" calcext:value-type="float">
            <text:p/>
          </table:table-cell>
          <table:table-cell/>
          <table:table-cell table:formula="of:=[.H299]/[.A299]" office:value-type="float" office:value="0.0257986577181208" calcext:value-type="float">
            <text:p/>
          </table:table-cell>
          <table:table-cell table:formula="of:=[.I299]/[.A299]" office:value-type="float" office:value="0.0271946308724832" calcext:value-type="float">
            <text:p/>
          </table:table-cell>
          <table:table-cell table:formula="of:=[.H299]/[.A299]" office:value-type="float" office:value="0.0257986577181208" calcext:value-type="float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823" calcext:value-type="float">
            <text:p>7.823</text:p>
          </table:table-cell>
          <table:table-cell office:value-type="float" office:value="7.875" calcext:value-type="float">
            <text:p>7.875</text:p>
          </table:table-cell>
          <table:table-cell office:value-type="float" office:value="7.83" calcext:value-type="float">
            <text:p>7.83</text:p>
          </table:table-cell>
          <table:table-cell office:value-type="float" office:value="8.393" calcext:value-type="float">
            <text:p>8.393</text:p>
          </table:table-cell>
          <table:table-cell office:value-type="float" office:value="7.737" calcext:value-type="float">
            <text:p>7.737</text:p>
          </table:table-cell>
          <table:table-cell/>
          <table:table-cell table:formula="of:=MIN([.B300:.F300])" office:value-type="float" office:value="7.737" calcext:value-type="float">
            <text:p/>
          </table:table-cell>
          <table:table-cell table:formula="of:=MAX([.B300:.F300])" office:value-type="float" office:value="8.393" calcext:value-type="float">
            <text:p/>
          </table:table-cell>
          <table:table-cell table:formula="of:=AVERAGE([.B300:.F300])" office:value-type="float" office:value="7.9316" calcext:value-type="float">
            <text:p/>
          </table:table-cell>
          <table:table-cell/>
          <table:table-cell table:formula="of:=[.H300]/[.A300]" office:value-type="float" office:value="0.025876254180602" calcext:value-type="float">
            <text:p/>
          </table:table-cell>
          <table:table-cell table:formula="of:=[.I300]/[.A300]" office:value-type="float" office:value="0.0280702341137124" calcext:value-type="float">
            <text:p/>
          </table:table-cell>
          <table:table-cell table:formula="of:=[.H300]/[.A300]" office:value-type="float" office:value="0.025876254180602" calcext:value-type="float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765" calcext:value-type="float">
            <text:p>7.765</text:p>
          </table:table-cell>
          <table:table-cell office:value-type="float" office:value="7.725" calcext:value-type="float">
            <text:p>7.725</text:p>
          </table:table-cell>
          <table:table-cell office:value-type="float" office:value="7.898" calcext:value-type="float">
            <text:p>7.898</text:p>
          </table:table-cell>
          <table:table-cell office:value-type="float" office:value="8.375" calcext:value-type="float">
            <text:p>8.375</text:p>
          </table:table-cell>
          <table:table-cell office:value-type="float" office:value="7.619" calcext:value-type="float">
            <text:p>7.619</text:p>
          </table:table-cell>
          <table:table-cell/>
          <table:table-cell table:formula="of:=MIN([.B301:.F301])" office:value-type="float" office:value="7.619" calcext:value-type="float">
            <text:p/>
          </table:table-cell>
          <table:table-cell table:formula="of:=MAX([.B301:.F301])" office:value-type="float" office:value="8.375" calcext:value-type="float">
            <text:p/>
          </table:table-cell>
          <table:table-cell table:formula="of:=AVERAGE([.B301:.F301])" office:value-type="float" office:value="7.8764" calcext:value-type="float">
            <text:p/>
          </table:table-cell>
          <table:table-cell/>
          <table:table-cell table:formula="of:=[.H301]/[.A301]" office:value-type="float" office:value="0.0253966666666667" calcext:value-type="float">
            <text:p/>
          </table:table-cell>
          <table:table-cell table:formula="of:=[.I301]/[.A301]" office:value-type="float" office:value="0.0279166666666667" calcext:value-type="float">
            <text:p/>
          </table:table-cell>
          <table:table-cell table:formula="of:=[.H301]/[.A301]" office:value-type="float" office:value="0.0253966666666667" calcext:value-type="float">
            <text:p/>
          </table:table-cell>
        </table:table-row>
      </table:table>
      <table:table table:name="N FIJO" table:style-name="ta1">
        <table:shapes>
          <draw:frame draw:z-index="0" draw:style-name="gr1" draw:text-style-name="P1" svg:width="6.298in" svg:height="3.5453in" svg:x="12.9972in" svg:y="1.8508in">
            <draw:object draw:notify-on-update-of-ranges="'N FIJO'.A2:'N FIJO'.A300 'N FIJO'.H1:'N FIJO'.H1 'N FIJO'.H2:'N FIJO'.H300 'N FIJO'.A2:'N FIJO'.A300 'N FIJO'.I1:'N FIJO'.I1 'N FIJO'.I2:'N FIJO'.I300 'N FIJO'.A2:'N FIJO'.A300 'N FIJO'.J1:'N FIJO'.J1 'N FIJO'.J2:'N FIJO'.J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13.0516in" svg:y="5.8457in">
            <draw:object draw:notify-on-update-of-ranges="'N FIJO'.A2:'N FIJO'.A300 'N FIJO'.K1:'N FIJO'.K1 'N FIJO'.K2:'N FIJO'.K300 'N FIJO'.A2:'N FIJO'.A300 'N FIJO'.L1:'N FIJO'.L1 'N FIJO'.L2:'N FIJO'.L300 'N FIJO'.A2:'N FIJO'.A300 'N FIJO'.M1:'N FIJO'.M1 'N FIJO'.M2:'N FIJO'.M3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7"/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office:value-type="string" calcext:value-type="string">
            <text:p>Tiempo promedio</text:p>
          </table:table-cell>
          <table:table-cell office:value-type="string" calcext:value-type="string">
            <text:p>Tiempo mínimo / k</text:p>
          </table:table-cell>
          <table:table-cell office:value-type="string" calcext:value-type="string">
            <text:p>Tiempo máximo / k</text:p>
          </table:table-cell>
          <table:table-cell office:value-type="string" calcext:value-type="string">
            <text:p>Tiempo promedio / 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1" calcext:value-type="float">
            <text:p>3.491</text:p>
          </table:table-cell>
          <table:table-cell office:value-type="float" office:value="3.495" calcext:value-type="float">
            <text:p>3.495</text:p>
          </table:table-cell>
          <table:table-cell office:value-type="float" office:value="3.434" calcext:value-type="float">
            <text:p>3.434</text:p>
          </table:table-cell>
          <table:table-cell office:value-type="float" office:value="3.598" calcext:value-type="float">
            <text:p>3.598</text:p>
          </table:table-cell>
          <table:table-cell office:value-type="float" office:value="3.717" calcext:value-type="float">
            <text:p>3.717</text:p>
          </table:table-cell>
          <table:table-cell/>
          <table:table-cell table:formula="of:=MIN([.B2:.F2])" office:value-type="float" office:value="3.434" calcext:value-type="float">
            <text:p/>
          </table:table-cell>
          <table:table-cell table:formula="of:=MAX([.B2:.F2])" office:value-type="float" office:value="3.717" calcext:value-type="float">
            <text:p/>
          </table:table-cell>
          <table:table-cell table:formula="of:=AVERAGE([.B2:.F2])" office:value-type="float" office:value="3.547" calcext:value-type="float">
            <text:p/>
          </table:table-cell>
          <table:table-cell table:formula="of:=[.H2]/[.A2]" office:value-type="float" office:value="3.434" calcext:value-type="float">
            <text:p/>
          </table:table-cell>
          <table:table-cell table:formula="of:=[.I2]/[.A2]" office:value-type="float" office:value="3.717" calcext:value-type="float">
            <text:p/>
          </table:table-cell>
          <table:table-cell table:formula="of:=[.J2]/[.A2]" office:value-type="float" office:value="3.54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95" calcext:value-type="float">
            <text:p>3.495</text:p>
          </table:table-cell>
          <table:table-cell office:value-type="float" office:value="3.482" calcext:value-type="float">
            <text:p>3.482</text:p>
          </table:table-cell>
          <table:table-cell office:value-type="float" office:value="3.473" calcext:value-type="float">
            <text:p>3.473</text:p>
          </table:table-cell>
          <table:table-cell office:value-type="float" office:value="3.527" calcext:value-type="float">
            <text:p>3.527</text:p>
          </table:table-cell>
          <table:table-cell office:value-type="float" office:value="3.519" calcext:value-type="float">
            <text:p>3.519</text:p>
          </table:table-cell>
          <table:table-cell/>
          <table:table-cell table:formula="of:=MIN([.B3:.F3])" office:value-type="float" office:value="3.473" calcext:value-type="float">
            <text:p/>
          </table:table-cell>
          <table:table-cell table:formula="of:=MAX([.B3:.F3])" office:value-type="float" office:value="3.527" calcext:value-type="float">
            <text:p/>
          </table:table-cell>
          <table:table-cell table:formula="of:=AVERAGE([.B3:.F3])" office:value-type="float" office:value="3.4992" calcext:value-type="float">
            <text:p/>
          </table:table-cell>
          <table:table-cell table:formula="of:=[.H3]/[.A3]" office:value-type="float" office:value="1.7365" calcext:value-type="float">
            <text:p/>
          </table:table-cell>
          <table:table-cell table:formula="of:=[.I3]/[.A3]" office:value-type="float" office:value="1.7635" calcext:value-type="float">
            <text:p/>
          </table:table-cell>
          <table:table-cell table:formula="of:=[.J3]/[.A3]" office:value-type="float" office:value="1.7496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98" calcext:value-type="float">
            <text:p>3.498</text:p>
          </table:table-cell>
          <table:table-cell office:value-type="float" office:value="3.556" calcext:value-type="float">
            <text:p>3.556</text:p>
          </table:table-cell>
          <table:table-cell office:value-type="float" office:value="3.546" calcext:value-type="float">
            <text:p>3.546</text:p>
          </table:table-cell>
          <table:table-cell office:value-type="float" office:value="3.545" calcext:value-type="float">
            <text:p>3.545</text:p>
          </table:table-cell>
          <table:table-cell office:value-type="float" office:value="3.731" calcext:value-type="float">
            <text:p>3.731</text:p>
          </table:table-cell>
          <table:table-cell/>
          <table:table-cell table:formula="of:=MIN([.B4:.F4])" office:value-type="float" office:value="3.498" calcext:value-type="float">
            <text:p/>
          </table:table-cell>
          <table:table-cell table:formula="of:=MAX([.B4:.F4])" office:value-type="float" office:value="3.731" calcext:value-type="float">
            <text:p/>
          </table:table-cell>
          <table:table-cell table:formula="of:=AVERAGE([.B4:.F4])" office:value-type="float" office:value="3.5752" calcext:value-type="float">
            <text:p/>
          </table:table-cell>
          <table:table-cell table:formula="of:=[.H4]/[.A4]" office:value-type="float" office:value="1.166" calcext:value-type="float">
            <text:p/>
          </table:table-cell>
          <table:table-cell table:formula="of:=[.I4]/[.A4]" office:value-type="float" office:value="1.24366666666667" calcext:value-type="float">
            <text:p/>
          </table:table-cell>
          <table:table-cell table:formula="of:=[.J4]/[.A4]" office:value-type="float" office:value="1.19173333333333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3" calcext:value-type="float">
            <text:p>3.543</text:p>
          </table:table-cell>
          <table:table-cell office:value-type="float" office:value="3.775" calcext:value-type="float">
            <text:p>3.775</text:p>
          </table:table-cell>
          <table:table-cell office:value-type="float" office:value="3.519" calcext:value-type="float">
            <text:p>3.519</text:p>
          </table:table-cell>
          <table:table-cell office:value-type="float" office:value="3.542" calcext:value-type="float">
            <text:p>3.542</text:p>
          </table:table-cell>
          <table:table-cell office:value-type="float" office:value="3.659" calcext:value-type="float">
            <text:p>3.659</text:p>
          </table:table-cell>
          <table:table-cell/>
          <table:table-cell table:formula="of:=MIN([.B5:.F5])" office:value-type="float" office:value="3.519" calcext:value-type="float">
            <text:p/>
          </table:table-cell>
          <table:table-cell table:formula="of:=MAX([.B5:.F5])" office:value-type="float" office:value="3.775" calcext:value-type="float">
            <text:p/>
          </table:table-cell>
          <table:table-cell table:formula="of:=AVERAGE([.B5:.F5])" office:value-type="float" office:value="3.6076" calcext:value-type="float">
            <text:p/>
          </table:table-cell>
          <table:table-cell table:formula="of:=[.H5]/[.A5]" office:value-type="float" office:value="0.87975" calcext:value-type="float">
            <text:p/>
          </table:table-cell>
          <table:table-cell table:formula="of:=[.I5]/[.A5]" office:value-type="float" office:value="0.94375" calcext:value-type="float">
            <text:p/>
          </table:table-cell>
          <table:table-cell table:formula="of:=[.J5]/[.A5]" office:value-type="float" office:value="0.901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51" calcext:value-type="float">
            <text:p>3.551</text:p>
          </table:table-cell>
          <table:table-cell office:value-type="float" office:value="3.585" calcext:value-type="float">
            <text:p>3.585</text:p>
          </table:table-cell>
          <table:table-cell office:value-type="float" office:value="3.565" calcext:value-type="float">
            <text:p>3.565</text:p>
          </table:table-cell>
          <table:table-cell office:value-type="float" office:value="3.573" calcext:value-type="float">
            <text:p>3.573</text:p>
          </table:table-cell>
          <table:table-cell office:value-type="float" office:value="3.841" calcext:value-type="float">
            <text:p>3.841</text:p>
          </table:table-cell>
          <table:table-cell/>
          <table:table-cell table:formula="of:=MIN([.B6:.F6])" office:value-type="float" office:value="3.551" calcext:value-type="float">
            <text:p/>
          </table:table-cell>
          <table:table-cell table:formula="of:=MAX([.B6:.F6])" office:value-type="float" office:value="3.841" calcext:value-type="float">
            <text:p/>
          </table:table-cell>
          <table:table-cell table:formula="of:=AVERAGE([.B6:.F6])" office:value-type="float" office:value="3.623" calcext:value-type="float">
            <text:p/>
          </table:table-cell>
          <table:table-cell table:formula="of:=[.H6]/[.A6]" office:value-type="float" office:value="0.7102" calcext:value-type="float">
            <text:p/>
          </table:table-cell>
          <table:table-cell table:formula="of:=[.I6]/[.A6]" office:value-type="float" office:value="0.7682" calcext:value-type="float">
            <text:p/>
          </table:table-cell>
          <table:table-cell table:formula="of:=[.J6]/[.A6]" office:value-type="float" office:value="0.7246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08" calcext:value-type="float">
            <text:p>3.608</text:p>
          </table:table-cell>
          <table:table-cell office:value-type="float" office:value="3.588" calcext:value-type="float">
            <text:p>3.588</text:p>
          </table:table-cell>
          <table:table-cell office:value-type="float" office:value="3.597" calcext:value-type="float">
            <text:p>3.597</text:p>
          </table:table-cell>
          <table:table-cell office:value-type="float" office:value="3.59" calcext:value-type="float">
            <text:p>3.59</text:p>
          </table:table-cell>
          <table:table-cell office:value-type="float" office:value="3.581" calcext:value-type="float">
            <text:p>3.581</text:p>
          </table:table-cell>
          <table:table-cell/>
          <table:table-cell table:formula="of:=MIN([.B7:.F7])" office:value-type="float" office:value="3.581" calcext:value-type="float">
            <text:p/>
          </table:table-cell>
          <table:table-cell table:formula="of:=MAX([.B7:.F7])" office:value-type="float" office:value="3.608" calcext:value-type="float">
            <text:p/>
          </table:table-cell>
          <table:table-cell table:formula="of:=AVERAGE([.B7:.F7])" office:value-type="float" office:value="3.5928" calcext:value-type="float">
            <text:p/>
          </table:table-cell>
          <table:table-cell table:formula="of:=[.H7]/[.A7]" office:value-type="float" office:value="0.596833333333333" calcext:value-type="float">
            <text:p/>
          </table:table-cell>
          <table:table-cell table:formula="of:=[.I7]/[.A7]" office:value-type="float" office:value="0.601333333333333" calcext:value-type="float">
            <text:p/>
          </table:table-cell>
          <table:table-cell table:formula="of:=[.J7]/[.A7]" office:value-type="float" office:value="0.5988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13" calcext:value-type="float">
            <text:p>3.613</text:p>
          </table:table-cell>
          <table:table-cell office:value-type="float" office:value="3.622" calcext:value-type="float">
            <text:p>3.622</text:p>
          </table:table-cell>
          <table:table-cell office:value-type="float" office:value="3.596" calcext:value-type="float">
            <text:p>3.596</text:p>
          </table:table-cell>
          <table:table-cell office:value-type="float" office:value="3.649" calcext:value-type="float">
            <text:p>3.649</text:p>
          </table:table-cell>
          <table:table-cell office:value-type="float" office:value="3.676" calcext:value-type="float">
            <text:p>3.676</text:p>
          </table:table-cell>
          <table:table-cell/>
          <table:table-cell table:formula="of:=MIN([.B8:.F8])" office:value-type="float" office:value="3.596" calcext:value-type="float">
            <text:p/>
          </table:table-cell>
          <table:table-cell table:formula="of:=MAX([.B8:.F8])" office:value-type="float" office:value="3.676" calcext:value-type="float">
            <text:p/>
          </table:table-cell>
          <table:table-cell table:formula="of:=AVERAGE([.B8:.F8])" office:value-type="float" office:value="3.6312" calcext:value-type="float">
            <text:p/>
          </table:table-cell>
          <table:table-cell table:formula="of:=[.H8]/[.A8]" office:value-type="float" office:value="0.513714285714286" calcext:value-type="float">
            <text:p/>
          </table:table-cell>
          <table:table-cell table:formula="of:=[.I8]/[.A8]" office:value-type="float" office:value="0.525142857142857" calcext:value-type="float">
            <text:p/>
          </table:table-cell>
          <table:table-cell table:formula="of:=[.J8]/[.A8]" office:value-type="float" office:value="0.518742857142857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93" calcext:value-type="float">
            <text:p>3.693</text:p>
          </table:table-cell>
          <table:table-cell office:value-type="float" office:value="3.704" calcext:value-type="float">
            <text:p>3.704</text:p>
          </table:table-cell>
          <table:table-cell office:value-type="float" office:value="3.668" calcext:value-type="float">
            <text:p>3.668</text:p>
          </table:table-cell>
          <table:table-cell office:value-type="float" office:value="3.712" calcext:value-type="float">
            <text:p>3.712</text:p>
          </table:table-cell>
          <table:table-cell office:value-type="float" office:value="3.723" calcext:value-type="float">
            <text:p>3.723</text:p>
          </table:table-cell>
          <table:table-cell/>
          <table:table-cell table:formula="of:=MIN([.B9:.F9])" office:value-type="float" office:value="3.668" calcext:value-type="float">
            <text:p/>
          </table:table-cell>
          <table:table-cell table:formula="of:=MAX([.B9:.F9])" office:value-type="float" office:value="3.723" calcext:value-type="float">
            <text:p/>
          </table:table-cell>
          <table:table-cell table:formula="of:=AVERAGE([.B9:.F9])" office:value-type="float" office:value="3.7" calcext:value-type="float">
            <text:p/>
          </table:table-cell>
          <table:table-cell table:formula="of:=[.H9]/[.A9]" office:value-type="float" office:value="0.4585" calcext:value-type="float">
            <text:p/>
          </table:table-cell>
          <table:table-cell table:formula="of:=[.I9]/[.A9]" office:value-type="float" office:value="0.465375" calcext:value-type="float">
            <text:p/>
          </table:table-cell>
          <table:table-cell table:formula="of:=[.J9]/[.A9]" office:value-type="float" office:value="0.4625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66" calcext:value-type="float">
            <text:p>3.666</text:p>
          </table:table-cell>
          <table:table-cell office:value-type="float" office:value="3.684" calcext:value-type="float">
            <text:p>3.684</text:p>
          </table:table-cell>
          <table:table-cell office:value-type="float" office:value="3.661" calcext:value-type="float">
            <text:p>3.661</text:p>
          </table:table-cell>
          <table:table-cell office:value-type="float" office:value="3.702" calcext:value-type="float">
            <text:p>3.702</text:p>
          </table:table-cell>
          <table:table-cell office:value-type="float" office:value="3.691" calcext:value-type="float">
            <text:p>3.691</text:p>
          </table:table-cell>
          <table:table-cell/>
          <table:table-cell table:formula="of:=MIN([.B10:.F10])" office:value-type="float" office:value="3.661" calcext:value-type="float">
            <text:p/>
          </table:table-cell>
          <table:table-cell table:formula="of:=MAX([.B10:.F10])" office:value-type="float" office:value="3.702" calcext:value-type="float">
            <text:p/>
          </table:table-cell>
          <table:table-cell table:formula="of:=AVERAGE([.B10:.F10])" office:value-type="float" office:value="3.6808" calcext:value-type="float">
            <text:p/>
          </table:table-cell>
          <table:table-cell table:formula="of:=[.H10]/[.A10]" office:value-type="float" office:value="0.406777777777778" calcext:value-type="float">
            <text:p/>
          </table:table-cell>
          <table:table-cell table:formula="of:=[.I10]/[.A10]" office:value-type="float" office:value="0.411333333333333" calcext:value-type="float">
            <text:p/>
          </table:table-cell>
          <table:table-cell table:formula="of:=[.J10]/[.A10]" office:value-type="float" office:value="0.40897777777777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26" calcext:value-type="float">
            <text:p>3.726</text:p>
          </table:table-cell>
          <table:table-cell office:value-type="float" office:value="3.735" calcext:value-type="float">
            <text:p>3.735</text:p>
          </table:table-cell>
          <table:table-cell office:value-type="float" office:value="3.809" calcext:value-type="float">
            <text:p>3.809</text:p>
          </table:table-cell>
          <table:table-cell office:value-type="float" office:value="3.771" calcext:value-type="float">
            <text:p>3.771</text:p>
          </table:table-cell>
          <table:table-cell office:value-type="float" office:value="3.729" calcext:value-type="float">
            <text:p>3.729</text:p>
          </table:table-cell>
          <table:table-cell/>
          <table:table-cell table:formula="of:=MIN([.B11:.F11])" office:value-type="float" office:value="3.726" calcext:value-type="float">
            <text:p/>
          </table:table-cell>
          <table:table-cell table:formula="of:=MAX([.B11:.F11])" office:value-type="float" office:value="3.809" calcext:value-type="float">
            <text:p/>
          </table:table-cell>
          <table:table-cell table:formula="of:=AVERAGE([.B11:.F11])" office:value-type="float" office:value="3.754" calcext:value-type="float">
            <text:p/>
          </table:table-cell>
          <table:table-cell table:formula="of:=[.H11]/[.A11]" office:value-type="float" office:value="0.3726" calcext:value-type="float">
            <text:p/>
          </table:table-cell>
          <table:table-cell table:formula="of:=[.I11]/[.A11]" office:value-type="float" office:value="0.3809" calcext:value-type="float">
            <text:p/>
          </table:table-cell>
          <table:table-cell table:formula="of:=[.J11]/[.A11]" office:value-type="float" office:value="0.3754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51" calcext:value-type="float">
            <text:p>3.751</text:p>
          </table:table-cell>
          <table:table-cell office:value-type="float" office:value="3.892" calcext:value-type="float">
            <text:p>3.892</text:p>
          </table:table-cell>
          <table:table-cell office:value-type="float" office:value="3.791" calcext:value-type="float">
            <text:p>3.791</text:p>
          </table:table-cell>
          <table:table-cell office:value-type="float" office:value="3.783" calcext:value-type="float">
            <text:p>3.783</text:p>
          </table:table-cell>
          <table:table-cell office:value-type="float" office:value="3.898" calcext:value-type="float">
            <text:p>3.898</text:p>
          </table:table-cell>
          <table:table-cell/>
          <table:table-cell table:formula="of:=MIN([.B12:.F12])" office:value-type="float" office:value="3.751" calcext:value-type="float">
            <text:p/>
          </table:table-cell>
          <table:table-cell table:formula="of:=MAX([.B12:.F12])" office:value-type="float" office:value="3.898" calcext:value-type="float">
            <text:p/>
          </table:table-cell>
          <table:table-cell table:formula="of:=AVERAGE([.B12:.F12])" office:value-type="float" office:value="3.823" calcext:value-type="float">
            <text:p/>
          </table:table-cell>
          <table:table-cell table:formula="of:=[.H12]/[.A12]" office:value-type="float" office:value="0.341" calcext:value-type="float">
            <text:p/>
          </table:table-cell>
          <table:table-cell table:formula="of:=[.I12]/[.A12]" office:value-type="float" office:value="0.354363636363636" calcext:value-type="float">
            <text:p/>
          </table:table-cell>
          <table:table-cell table:formula="of:=[.J12]/[.A12]" office:value-type="float" office:value="0.347545454545454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85" calcext:value-type="float">
            <text:p>3.785</text:p>
          </table:table-cell>
          <table:table-cell office:value-type="float" office:value="3.758" calcext:value-type="float">
            <text:p>3.758</text:p>
          </table:table-cell>
          <table:table-cell office:value-type="float" office:value="3.775" calcext:value-type="float">
            <text:p>3.775</text:p>
          </table:table-cell>
          <table:table-cell office:value-type="float" office:value="3.797" calcext:value-type="float">
            <text:p>3.797</text:p>
          </table:table-cell>
          <table:table-cell office:value-type="float" office:value="3.846" calcext:value-type="float">
            <text:p>3.846</text:p>
          </table:table-cell>
          <table:table-cell/>
          <table:table-cell table:formula="of:=MIN([.B13:.F13])" office:value-type="float" office:value="3.758" calcext:value-type="float">
            <text:p/>
          </table:table-cell>
          <table:table-cell table:formula="of:=MAX([.B13:.F13])" office:value-type="float" office:value="3.846" calcext:value-type="float">
            <text:p/>
          </table:table-cell>
          <table:table-cell table:formula="of:=AVERAGE([.B13:.F13])" office:value-type="float" office:value="3.7922" calcext:value-type="float">
            <text:p/>
          </table:table-cell>
          <table:table-cell table:formula="of:=[.H13]/[.A13]" office:value-type="float" office:value="0.313166666666667" calcext:value-type="float">
            <text:p/>
          </table:table-cell>
          <table:table-cell table:formula="of:=[.I13]/[.A13]" office:value-type="float" office:value="0.3205" calcext:value-type="float">
            <text:p/>
          </table:table-cell>
          <table:table-cell table:formula="of:=[.J13]/[.A13]" office:value-type="float" office:value="0.316016666666667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58" calcext:value-type="float">
            <text:p>3.858</text:p>
          </table:table-cell>
          <table:table-cell office:value-type="float" office:value="3.798" calcext:value-type="float">
            <text:p>3.798</text:p>
          </table:table-cell>
          <table:table-cell office:value-type="float" office:value="3.829" calcext:value-type="float">
            <text:p>3.829</text:p>
          </table:table-cell>
          <table:table-cell office:value-type="float" office:value="3.81" calcext:value-type="float">
            <text:p>3.81</text:p>
          </table:table-cell>
          <table:table-cell office:value-type="float" office:value="3.963" calcext:value-type="float">
            <text:p>3.963</text:p>
          </table:table-cell>
          <table:table-cell/>
          <table:table-cell table:formula="of:=MIN([.B14:.F14])" office:value-type="float" office:value="3.798" calcext:value-type="float">
            <text:p/>
          </table:table-cell>
          <table:table-cell table:formula="of:=MAX([.B14:.F14])" office:value-type="float" office:value="3.963" calcext:value-type="float">
            <text:p/>
          </table:table-cell>
          <table:table-cell table:formula="of:=AVERAGE([.B14:.F14])" office:value-type="float" office:value="3.8516" calcext:value-type="float">
            <text:p/>
          </table:table-cell>
          <table:table-cell table:formula="of:=[.H14]/[.A14]" office:value-type="float" office:value="0.292153846153846" calcext:value-type="float">
            <text:p/>
          </table:table-cell>
          <table:table-cell table:formula="of:=[.I14]/[.A14]" office:value-type="float" office:value="0.304846153846154" calcext:value-type="float">
            <text:p/>
          </table:table-cell>
          <table:table-cell table:formula="of:=[.J14]/[.A14]" office:value-type="float" office:value="0.296276923076923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03" calcext:value-type="float">
            <text:p>3.903</text:p>
          </table:table-cell>
          <table:table-cell office:value-type="float" office:value="3.971" calcext:value-type="float">
            <text:p>3.971</text:p>
          </table:table-cell>
          <table:table-cell office:value-type="float" office:value="3.924" calcext:value-type="float">
            <text:p>3.924</text:p>
          </table:table-cell>
          <table:table-cell office:value-type="float" office:value="3.971" calcext:value-type="float">
            <text:p>3.971</text:p>
          </table:table-cell>
          <table:table-cell office:value-type="float" office:value="3.976" calcext:value-type="float">
            <text:p>3.976</text:p>
          </table:table-cell>
          <table:table-cell/>
          <table:table-cell table:formula="of:=MIN([.B15:.F15])" office:value-type="float" office:value="3.903" calcext:value-type="float">
            <text:p/>
          </table:table-cell>
          <table:table-cell table:formula="of:=MAX([.B15:.F15])" office:value-type="float" office:value="3.976" calcext:value-type="float">
            <text:p/>
          </table:table-cell>
          <table:table-cell table:formula="of:=AVERAGE([.B15:.F15])" office:value-type="float" office:value="3.949" calcext:value-type="float">
            <text:p/>
          </table:table-cell>
          <table:table-cell table:formula="of:=[.H15]/[.A15]" office:value-type="float" office:value="0.278785714285714" calcext:value-type="float">
            <text:p/>
          </table:table-cell>
          <table:table-cell table:formula="of:=[.I15]/[.A15]" office:value-type="float" office:value="0.284" calcext:value-type="float">
            <text:p/>
          </table:table-cell>
          <table:table-cell table:formula="of:=[.J15]/[.A15]" office:value-type="float" office:value="0.282071428571429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96" calcext:value-type="float">
            <text:p>3.896</text:p>
          </table:table-cell>
          <table:table-cell office:value-type="float" office:value="3.956" calcext:value-type="float">
            <text:p>3.956</text:p>
          </table:table-cell>
          <table:table-cell office:value-type="float" office:value="4.204" calcext:value-type="float">
            <text:p>4.204</text:p>
          </table:table-cell>
          <table:table-cell office:value-type="float" office:value="4.006" calcext:value-type="float">
            <text:p>4.006</text:p>
          </table:table-cell>
          <table:table-cell office:value-type="float" office:value="4.186" calcext:value-type="float">
            <text:p>4.186</text:p>
          </table:table-cell>
          <table:table-cell/>
          <table:table-cell table:formula="of:=MIN([.B16:.F16])" office:value-type="float" office:value="3.896" calcext:value-type="float">
            <text:p/>
          </table:table-cell>
          <table:table-cell table:formula="of:=MAX([.B16:.F16])" office:value-type="float" office:value="4.204" calcext:value-type="float">
            <text:p/>
          </table:table-cell>
          <table:table-cell table:formula="of:=AVERAGE([.B16:.F16])" office:value-type="float" office:value="4.0496" calcext:value-type="float">
            <text:p/>
          </table:table-cell>
          <table:table-cell table:formula="of:=[.H16]/[.A16]" office:value-type="float" office:value="0.259733333333333" calcext:value-type="float">
            <text:p/>
          </table:table-cell>
          <table:table-cell table:formula="of:=[.I16]/[.A16]" office:value-type="float" office:value="0.280266666666667" calcext:value-type="float">
            <text:p/>
          </table:table-cell>
          <table:table-cell table:formula="of:=[.J16]/[.A16]" office:value-type="float" office:value="0.269973333333333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19" calcext:value-type="float">
            <text:p>4.019</text:p>
          </table:table-cell>
          <table:table-cell office:value-type="float" office:value="4.031" calcext:value-type="float">
            <text:p>4.031</text:p>
          </table:table-cell>
          <table:table-cell office:value-type="float" office:value="4.288" calcext:value-type="float">
            <text:p>4.288</text:p>
          </table:table-cell>
          <table:table-cell office:value-type="float" office:value="4.073" calcext:value-type="float">
            <text:p>4.073</text:p>
          </table:table-cell>
          <table:table-cell office:value-type="float" office:value="4.143" calcext:value-type="float">
            <text:p>4.143</text:p>
          </table:table-cell>
          <table:table-cell/>
          <table:table-cell table:formula="of:=MIN([.B17:.F17])" office:value-type="float" office:value="4.019" calcext:value-type="float">
            <text:p/>
          </table:table-cell>
          <table:table-cell table:formula="of:=MAX([.B17:.F17])" office:value-type="float" office:value="4.288" calcext:value-type="float">
            <text:p/>
          </table:table-cell>
          <table:table-cell table:formula="of:=AVERAGE([.B17:.F17])" office:value-type="float" office:value="4.1108" calcext:value-type="float">
            <text:p/>
          </table:table-cell>
          <table:table-cell table:formula="of:=[.H17]/[.A17]" office:value-type="float" office:value="0.2511875" calcext:value-type="float">
            <text:p/>
          </table:table-cell>
          <table:table-cell table:formula="of:=[.I17]/[.A17]" office:value-type="float" office:value="0.268" calcext:value-type="float">
            <text:p/>
          </table:table-cell>
          <table:table-cell table:formula="of:=[.J17]/[.A17]" office:value-type="float" office:value="0.25692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085" calcext:value-type="float">
            <text:p>4.085</text:p>
          </table:table-cell>
          <table:table-cell office:value-type="float" office:value="4.129" calcext:value-type="float">
            <text:p>4.129</text:p>
          </table:table-cell>
          <table:table-cell office:value-type="float" office:value="4.355" calcext:value-type="float">
            <text:p>4.355</text:p>
          </table:table-cell>
          <table:table-cell office:value-type="float" office:value="4.223" calcext:value-type="float">
            <text:p>4.223</text:p>
          </table:table-cell>
          <table:table-cell office:value-type="float" office:value="4.382" calcext:value-type="float">
            <text:p>4.382</text:p>
          </table:table-cell>
          <table:table-cell/>
          <table:table-cell table:formula="of:=MIN([.B18:.F18])" office:value-type="float" office:value="4.085" calcext:value-type="float">
            <text:p/>
          </table:table-cell>
          <table:table-cell table:formula="of:=MAX([.B18:.F18])" office:value-type="float" office:value="4.382" calcext:value-type="float">
            <text:p/>
          </table:table-cell>
          <table:table-cell table:formula="of:=AVERAGE([.B18:.F18])" office:value-type="float" office:value="4.2348" calcext:value-type="float">
            <text:p/>
          </table:table-cell>
          <table:table-cell table:formula="of:=[.H18]/[.A18]" office:value-type="float" office:value="0.240294117647059" calcext:value-type="float">
            <text:p/>
          </table:table-cell>
          <table:table-cell table:formula="of:=[.I18]/[.A18]" office:value-type="float" office:value="0.257764705882353" calcext:value-type="float">
            <text:p/>
          </table:table-cell>
          <table:table-cell table:formula="of:=[.J18]/[.A18]" office:value-type="float" office:value="0.249105882352941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83" calcext:value-type="float">
            <text:p>4.083</text:p>
          </table:table-cell>
          <table:table-cell office:value-type="float" office:value="4.105" calcext:value-type="float">
            <text:p>4.105</text:p>
          </table:table-cell>
          <table:table-cell office:value-type="float" office:value="4.375" calcext:value-type="float">
            <text:p>4.375</text:p>
          </table:table-cell>
          <table:table-cell office:value-type="float" office:value="4.167" calcext:value-type="float">
            <text:p>4.167</text:p>
          </table:table-cell>
          <table:table-cell office:value-type="float" office:value="4.241" calcext:value-type="float">
            <text:p>4.241</text:p>
          </table:table-cell>
          <table:table-cell/>
          <table:table-cell table:formula="of:=MIN([.B19:.F19])" office:value-type="float" office:value="4.083" calcext:value-type="float">
            <text:p/>
          </table:table-cell>
          <table:table-cell table:formula="of:=MAX([.B19:.F19])" office:value-type="float" office:value="4.375" calcext:value-type="float">
            <text:p/>
          </table:table-cell>
          <table:table-cell table:formula="of:=AVERAGE([.B19:.F19])" office:value-type="float" office:value="4.1942" calcext:value-type="float">
            <text:p/>
          </table:table-cell>
          <table:table-cell table:formula="of:=[.H19]/[.A19]" office:value-type="float" office:value="0.226833333333333" calcext:value-type="float">
            <text:p/>
          </table:table-cell>
          <table:table-cell table:formula="of:=[.I19]/[.A19]" office:value-type="float" office:value="0.243055555555556" calcext:value-type="float">
            <text:p/>
          </table:table-cell>
          <table:table-cell table:formula="of:=[.J19]/[.A19]" office:value-type="float" office:value="0.233011111111111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178" calcext:value-type="float">
            <text:p>4.178</text:p>
          </table:table-cell>
          <table:table-cell office:value-type="float" office:value="4.235" calcext:value-type="float">
            <text:p>4.235</text:p>
          </table:table-cell>
          <table:table-cell office:value-type="float" office:value="4.464" calcext:value-type="float">
            <text:p>4.464</text:p>
          </table:table-cell>
          <table:table-cell office:value-type="float" office:value="4.262" calcext:value-type="float">
            <text:p>4.262</text:p>
          </table:table-cell>
          <table:table-cell office:value-type="float" office:value="4.219" calcext:value-type="float">
            <text:p>4.219</text:p>
          </table:table-cell>
          <table:table-cell/>
          <table:table-cell table:formula="of:=MIN([.B20:.F20])" office:value-type="float" office:value="4.178" calcext:value-type="float">
            <text:p/>
          </table:table-cell>
          <table:table-cell table:formula="of:=MAX([.B20:.F20])" office:value-type="float" office:value="4.464" calcext:value-type="float">
            <text:p/>
          </table:table-cell>
          <table:table-cell table:formula="of:=AVERAGE([.B20:.F20])" office:value-type="float" office:value="4.2716" calcext:value-type="float">
            <text:p/>
          </table:table-cell>
          <table:table-cell table:formula="of:=[.H20]/[.A20]" office:value-type="float" office:value="0.219894736842105" calcext:value-type="float">
            <text:p/>
          </table:table-cell>
          <table:table-cell table:formula="of:=[.I20]/[.A20]" office:value-type="float" office:value="0.234947368421053" calcext:value-type="float">
            <text:p/>
          </table:table-cell>
          <table:table-cell table:formula="of:=[.J20]/[.A20]" office:value-type="float" office:value="0.224821052631579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31" calcext:value-type="float">
            <text:p>4.231</text:p>
          </table:table-cell>
          <table:table-cell office:value-type="float" office:value="4.259" calcext:value-type="float">
            <text:p>4.259</text:p>
          </table:table-cell>
          <table:table-cell office:value-type="float" office:value="4.506" calcext:value-type="float">
            <text:p>4.506</text:p>
          </table:table-cell>
          <table:table-cell office:value-type="float" office:value="4.272" calcext:value-type="float">
            <text:p>4.272</text:p>
          </table:table-cell>
          <table:table-cell office:value-type="float" office:value="4.246" calcext:value-type="float">
            <text:p>4.246</text:p>
          </table:table-cell>
          <table:table-cell/>
          <table:table-cell table:formula="of:=MIN([.B21:.F21])" office:value-type="float" office:value="4.231" calcext:value-type="float">
            <text:p/>
          </table:table-cell>
          <table:table-cell table:formula="of:=MAX([.B21:.F21])" office:value-type="float" office:value="4.506" calcext:value-type="float">
            <text:p/>
          </table:table-cell>
          <table:table-cell table:formula="of:=AVERAGE([.B21:.F21])" office:value-type="float" office:value="4.3028" calcext:value-type="float">
            <text:p/>
          </table:table-cell>
          <table:table-cell table:formula="of:=[.H21]/[.A21]" office:value-type="float" office:value="0.21155" calcext:value-type="float">
            <text:p/>
          </table:table-cell>
          <table:table-cell table:formula="of:=[.I21]/[.A21]" office:value-type="float" office:value="0.2253" calcext:value-type="float">
            <text:p/>
          </table:table-cell>
          <table:table-cell table:formula="of:=[.J21]/[.A21]" office:value-type="float" office:value="0.21514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52" calcext:value-type="float">
            <text:p>4.352</text:p>
          </table:table-cell>
          <table:table-cell office:value-type="float" office:value="4.607" calcext:value-type="float">
            <text:p>4.607</text:p>
          </table:table-cell>
          <table:table-cell office:value-type="float" office:value="4.601" calcext:value-type="float">
            <text:p>4.601</text:p>
          </table:table-cell>
          <table:table-cell office:value-type="float" office:value="4.481" calcext:value-type="float">
            <text:p>4.481</text:p>
          </table:table-cell>
          <table:table-cell office:value-type="float" office:value="4.488" calcext:value-type="float">
            <text:p>4.488</text:p>
          </table:table-cell>
          <table:table-cell/>
          <table:table-cell table:formula="of:=MIN([.B22:.F22])" office:value-type="float" office:value="4.352" calcext:value-type="float">
            <text:p/>
          </table:table-cell>
          <table:table-cell table:formula="of:=MAX([.B22:.F22])" office:value-type="float" office:value="4.607" calcext:value-type="float">
            <text:p/>
          </table:table-cell>
          <table:table-cell table:formula="of:=AVERAGE([.B22:.F22])" office:value-type="float" office:value="4.5058" calcext:value-type="float">
            <text:p/>
          </table:table-cell>
          <table:table-cell table:formula="of:=[.H22]/[.A22]" office:value-type="float" office:value="0.207238095238095" calcext:value-type="float">
            <text:p/>
          </table:table-cell>
          <table:table-cell table:formula="of:=[.I22]/[.A22]" office:value-type="float" office:value="0.219380952380952" calcext:value-type="float">
            <text:p/>
          </table:table-cell>
          <table:table-cell table:formula="of:=[.J22]/[.A22]" office:value-type="float" office:value="0.214561904761905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367" calcext:value-type="float">
            <text:p>4.367</text:p>
          </table:table-cell>
          <table:table-cell office:value-type="float" office:value="4.449" calcext:value-type="float">
            <text:p>4.449</text:p>
          </table:table-cell>
          <table:table-cell office:value-type="float" office:value="4.599" calcext:value-type="float">
            <text:p>4.599</text:p>
          </table:table-cell>
          <table:table-cell office:value-type="float" office:value="4.63" calcext:value-type="float">
            <text:p>4.63</text:p>
          </table:table-cell>
          <table:table-cell office:value-type="float" office:value="4.382" calcext:value-type="float">
            <text:p>4.382</text:p>
          </table:table-cell>
          <table:table-cell/>
          <table:table-cell table:formula="of:=MIN([.B23:.F23])" office:value-type="float" office:value="4.367" calcext:value-type="float">
            <text:p/>
          </table:table-cell>
          <table:table-cell table:formula="of:=MAX([.B23:.F23])" office:value-type="float" office:value="4.63" calcext:value-type="float">
            <text:p/>
          </table:table-cell>
          <table:table-cell table:formula="of:=AVERAGE([.B23:.F23])" office:value-type="float" office:value="4.4854" calcext:value-type="float">
            <text:p/>
          </table:table-cell>
          <table:table-cell table:formula="of:=[.H23]/[.A23]" office:value-type="float" office:value="0.1985" calcext:value-type="float">
            <text:p/>
          </table:table-cell>
          <table:table-cell table:formula="of:=[.I23]/[.A23]" office:value-type="float" office:value="0.210454545454545" calcext:value-type="float">
            <text:p/>
          </table:table-cell>
          <table:table-cell table:formula="of:=[.J23]/[.A23]" office:value-type="float" office:value="0.203881818181818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468" calcext:value-type="float">
            <text:p>4.468</text:p>
          </table:table-cell>
          <table:table-cell office:value-type="float" office:value="4.534" calcext:value-type="float">
            <text:p>4.534</text:p>
          </table:table-cell>
          <table:table-cell office:value-type="float" office:value="4.694" calcext:value-type="float">
            <text:p>4.694</text:p>
          </table:table-cell>
          <table:table-cell office:value-type="float" office:value="4.737" calcext:value-type="float">
            <text:p>4.737</text:p>
          </table:table-cell>
          <table:table-cell office:value-type="float" office:value="4.52" calcext:value-type="float">
            <text:p>4.52</text:p>
          </table:table-cell>
          <table:table-cell/>
          <table:table-cell table:formula="of:=MIN([.B24:.F24])" office:value-type="float" office:value="4.468" calcext:value-type="float">
            <text:p/>
          </table:table-cell>
          <table:table-cell table:formula="of:=MAX([.B24:.F24])" office:value-type="float" office:value="4.737" calcext:value-type="float">
            <text:p/>
          </table:table-cell>
          <table:table-cell table:formula="of:=AVERAGE([.B24:.F24])" office:value-type="float" office:value="4.5906" calcext:value-type="float">
            <text:p/>
          </table:table-cell>
          <table:table-cell table:formula="of:=[.H24]/[.A24]" office:value-type="float" office:value="0.194260869565217" calcext:value-type="float">
            <text:p/>
          </table:table-cell>
          <table:table-cell table:formula="of:=[.I24]/[.A24]" office:value-type="float" office:value="0.20595652173913" calcext:value-type="float">
            <text:p/>
          </table:table-cell>
          <table:table-cell table:formula="of:=[.J24]/[.A24]" office:value-type="float" office:value="0.199591304347826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89" calcext:value-type="float">
            <text:p>4.589</text:p>
          </table:table-cell>
          <table:table-cell office:value-type="float" office:value="4.565" calcext:value-type="float">
            <text:p>4.565</text:p>
          </table:table-cell>
          <table:table-cell office:value-type="float" office:value="4.716" calcext:value-type="float">
            <text:p>4.716</text:p>
          </table:table-cell>
          <table:table-cell office:value-type="float" office:value="4.854" calcext:value-type="float">
            <text:p>4.854</text:p>
          </table:table-cell>
          <table:table-cell office:value-type="float" office:value="4.65" calcext:value-type="float">
            <text:p>4.65</text:p>
          </table:table-cell>
          <table:table-cell/>
          <table:table-cell table:formula="of:=MIN([.B25:.F25])" office:value-type="float" office:value="4.565" calcext:value-type="float">
            <text:p/>
          </table:table-cell>
          <table:table-cell table:formula="of:=MAX([.B25:.F25])" office:value-type="float" office:value="4.854" calcext:value-type="float">
            <text:p/>
          </table:table-cell>
          <table:table-cell table:formula="of:=AVERAGE([.B25:.F25])" office:value-type="float" office:value="4.6748" calcext:value-type="float">
            <text:p/>
          </table:table-cell>
          <table:table-cell table:formula="of:=[.H25]/[.A25]" office:value-type="float" office:value="0.190208333333333" calcext:value-type="float">
            <text:p/>
          </table:table-cell>
          <table:table-cell table:formula="of:=[.I25]/[.A25]" office:value-type="float" office:value="0.20225" calcext:value-type="float">
            <text:p/>
          </table:table-cell>
          <table:table-cell table:formula="of:=[.J25]/[.A25]" office:value-type="float" office:value="0.194783333333333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15" calcext:value-type="float">
            <text:p>4.615</text:p>
          </table:table-cell>
          <table:table-cell office:value-type="float" office:value="4.631" calcext:value-type="float">
            <text:p>4.631</text:p>
          </table:table-cell>
          <table:table-cell office:value-type="float" office:value="4.837" calcext:value-type="float">
            <text:p>4.837</text:p>
          </table:table-cell>
          <table:table-cell office:value-type="float" office:value="4.651" calcext:value-type="float">
            <text:p>4.651</text:p>
          </table:table-cell>
          <table:table-cell office:value-type="float" office:value="4.735" calcext:value-type="float">
            <text:p>4.735</text:p>
          </table:table-cell>
          <table:table-cell/>
          <table:table-cell table:formula="of:=MIN([.B26:.F26])" office:value-type="float" office:value="4.615" calcext:value-type="float">
            <text:p/>
          </table:table-cell>
          <table:table-cell table:formula="of:=MAX([.B26:.F26])" office:value-type="float" office:value="4.837" calcext:value-type="float">
            <text:p/>
          </table:table-cell>
          <table:table-cell table:formula="of:=AVERAGE([.B26:.F26])" office:value-type="float" office:value="4.6938" calcext:value-type="float">
            <text:p/>
          </table:table-cell>
          <table:table-cell table:formula="of:=[.H26]/[.A26]" office:value-type="float" office:value="0.1846" calcext:value-type="float">
            <text:p/>
          </table:table-cell>
          <table:table-cell table:formula="of:=[.I26]/[.A26]" office:value-type="float" office:value="0.19348" calcext:value-type="float">
            <text:p/>
          </table:table-cell>
          <table:table-cell table:formula="of:=[.J26]/[.A26]" office:value-type="float" office:value="0.187752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671" calcext:value-type="float">
            <text:p>4.671</text:p>
          </table:table-cell>
          <table:table-cell office:value-type="float" office:value="4.762" calcext:value-type="float">
            <text:p>4.762</text:p>
          </table:table-cell>
          <table:table-cell office:value-type="float" office:value="4.98" calcext:value-type="float">
            <text:p>4.98</text:p>
          </table:table-cell>
          <table:table-cell office:value-type="float" office:value="4.71" calcext:value-type="float">
            <text:p>4.71</text:p>
          </table:table-cell>
          <table:table-cell office:value-type="float" office:value="4.882" calcext:value-type="float">
            <text:p>4.882</text:p>
          </table:table-cell>
          <table:table-cell/>
          <table:table-cell table:formula="of:=MIN([.B27:.F27])" office:value-type="float" office:value="4.671" calcext:value-type="float">
            <text:p/>
          </table:table-cell>
          <table:table-cell table:formula="of:=MAX([.B27:.F27])" office:value-type="float" office:value="4.98" calcext:value-type="float">
            <text:p/>
          </table:table-cell>
          <table:table-cell table:formula="of:=AVERAGE([.B27:.F27])" office:value-type="float" office:value="4.801" calcext:value-type="float">
            <text:p/>
          </table:table-cell>
          <table:table-cell table:formula="of:=[.H27]/[.A27]" office:value-type="float" office:value="0.179653846153846" calcext:value-type="float">
            <text:p/>
          </table:table-cell>
          <table:table-cell table:formula="of:=[.I27]/[.A27]" office:value-type="float" office:value="0.191538461538462" calcext:value-type="float">
            <text:p/>
          </table:table-cell>
          <table:table-cell table:formula="of:=[.J27]/[.A27]" office:value-type="float" office:value="0.184653846153846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692" calcext:value-type="float">
            <text:p>4.692</text:p>
          </table:table-cell>
          <table:table-cell office:value-type="float" office:value="4.797" calcext:value-type="float">
            <text:p>4.797</text:p>
          </table:table-cell>
          <table:table-cell office:value-type="float" office:value="4.962" calcext:value-type="float">
            <text:p>4.962</text:p>
          </table:table-cell>
          <table:table-cell office:value-type="float" office:value="4.863" calcext:value-type="float">
            <text:p>4.863</text:p>
          </table:table-cell>
          <table:table-cell office:value-type="float" office:value="4.807" calcext:value-type="float">
            <text:p>4.807</text:p>
          </table:table-cell>
          <table:table-cell/>
          <table:table-cell table:formula="of:=MIN([.B28:.F28])" office:value-type="float" office:value="4.692" calcext:value-type="float">
            <text:p/>
          </table:table-cell>
          <table:table-cell table:formula="of:=MAX([.B28:.F28])" office:value-type="float" office:value="4.962" calcext:value-type="float">
            <text:p/>
          </table:table-cell>
          <table:table-cell table:formula="of:=AVERAGE([.B28:.F28])" office:value-type="float" office:value="4.8242" calcext:value-type="float">
            <text:p/>
          </table:table-cell>
          <table:table-cell table:formula="of:=[.H28]/[.A28]" office:value-type="float" office:value="0.173777777777778" calcext:value-type="float">
            <text:p/>
          </table:table-cell>
          <table:table-cell table:formula="of:=[.I28]/[.A28]" office:value-type="float" office:value="0.183777777777778" calcext:value-type="float">
            <text:p/>
          </table:table-cell>
          <table:table-cell table:formula="of:=[.J28]/[.A28]" office:value-type="float" office:value="0.178674074074074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818" calcext:value-type="float">
            <text:p>4.818</text:p>
          </table:table-cell>
          <table:table-cell office:value-type="float" office:value="5.313" calcext:value-type="float">
            <text:p>5.313</text:p>
          </table:table-cell>
          <table:table-cell office:value-type="float" office:value="5.095" calcext:value-type="float">
            <text:p>5.095</text:p>
          </table:table-cell>
          <table:table-cell office:value-type="float" office:value="4.898" calcext:value-type="float">
            <text:p>4.898</text:p>
          </table:table-cell>
          <table:table-cell office:value-type="float" office:value="4.838" calcext:value-type="float">
            <text:p>4.838</text:p>
          </table:table-cell>
          <table:table-cell/>
          <table:table-cell table:formula="of:=MIN([.B29:.F29])" office:value-type="float" office:value="4.818" calcext:value-type="float">
            <text:p/>
          </table:table-cell>
          <table:table-cell table:formula="of:=MAX([.B29:.F29])" office:value-type="float" office:value="5.313" calcext:value-type="float">
            <text:p/>
          </table:table-cell>
          <table:table-cell table:formula="of:=AVERAGE([.B29:.F29])" office:value-type="float" office:value="4.9924" calcext:value-type="float">
            <text:p/>
          </table:table-cell>
          <table:table-cell table:formula="of:=[.H29]/[.A29]" office:value-type="float" office:value="0.172071428571429" calcext:value-type="float">
            <text:p/>
          </table:table-cell>
          <table:table-cell table:formula="of:=[.I29]/[.A29]" office:value-type="float" office:value="0.18975" calcext:value-type="float">
            <text:p/>
          </table:table-cell>
          <table:table-cell table:formula="of:=[.J29]/[.A29]" office:value-type="float" office:value="0.1783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15" calcext:value-type="float">
            <text:p>4.915</text:p>
          </table:table-cell>
          <table:table-cell office:value-type="float" office:value="5.204" calcext:value-type="float">
            <text:p>5.204</text:p>
          </table:table-cell>
          <table:table-cell office:value-type="float" office:value="5.308" calcext:value-type="float">
            <text:p>5.308</text:p>
          </table:table-cell>
          <table:table-cell office:value-type="float" office:value="4.913" calcext:value-type="float">
            <text:p>4.913</text:p>
          </table:table-cell>
          <table:table-cell office:value-type="float" office:value="4.845" calcext:value-type="float">
            <text:p>4.845</text:p>
          </table:table-cell>
          <table:table-cell/>
          <table:table-cell table:formula="of:=MIN([.B30:.F30])" office:value-type="float" office:value="4.845" calcext:value-type="float">
            <text:p/>
          </table:table-cell>
          <table:table-cell table:formula="of:=MAX([.B30:.F30])" office:value-type="float" office:value="5.308" calcext:value-type="float">
            <text:p/>
          </table:table-cell>
          <table:table-cell table:formula="of:=AVERAGE([.B30:.F30])" office:value-type="float" office:value="5.037" calcext:value-type="float">
            <text:p/>
          </table:table-cell>
          <table:table-cell table:formula="of:=[.H30]/[.A30]" office:value-type="float" office:value="0.167068965517241" calcext:value-type="float">
            <text:p/>
          </table:table-cell>
          <table:table-cell table:formula="of:=[.I30]/[.A30]" office:value-type="float" office:value="0.183034482758621" calcext:value-type="float">
            <text:p/>
          </table:table-cell>
          <table:table-cell table:formula="of:=[.J30]/[.A30]" office:value-type="float" office:value="0.173689655172414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34" calcext:value-type="float">
            <text:p>4.934</text:p>
          </table:table-cell>
          <table:table-cell office:value-type="float" office:value="5.325" calcext:value-type="float">
            <text:p>5.325</text:p>
          </table:table-cell>
          <table:table-cell office:value-type="float" office:value="5.358" calcext:value-type="float">
            <text:p>5.358</text:p>
          </table:table-cell>
          <table:table-cell office:value-type="float" office:value="5.119" calcext:value-type="float">
            <text:p>5.119</text:p>
          </table:table-cell>
          <table:table-cell office:value-type="float" office:value="4.968" calcext:value-type="float">
            <text:p>4.968</text:p>
          </table:table-cell>
          <table:table-cell/>
          <table:table-cell table:formula="of:=MIN([.B31:.F31])" office:value-type="float" office:value="4.934" calcext:value-type="float">
            <text:p/>
          </table:table-cell>
          <table:table-cell table:formula="of:=MAX([.B31:.F31])" office:value-type="float" office:value="5.358" calcext:value-type="float">
            <text:p/>
          </table:table-cell>
          <table:table-cell table:formula="of:=AVERAGE([.B31:.F31])" office:value-type="float" office:value="5.1408" calcext:value-type="float">
            <text:p/>
          </table:table-cell>
          <table:table-cell table:formula="of:=[.H31]/[.A31]" office:value-type="float" office:value="0.164466666666667" calcext:value-type="float">
            <text:p/>
          </table:table-cell>
          <table:table-cell table:formula="of:=[.I31]/[.A31]" office:value-type="float" office:value="0.1786" calcext:value-type="float">
            <text:p/>
          </table:table-cell>
          <table:table-cell table:formula="of:=[.J31]/[.A31]" office:value-type="float" office:value="0.17136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099" calcext:value-type="float">
            <text:p>5.099</text:p>
          </table:table-cell>
          <table:table-cell office:value-type="float" office:value="5.385" calcext:value-type="float">
            <text:p>5.385</text:p>
          </table:table-cell>
          <table:table-cell office:value-type="float" office:value="5.55" calcext:value-type="float">
            <text:p>5.55</text:p>
          </table:table-cell>
          <table:table-cell office:value-type="float" office:value="5.236" calcext:value-type="float">
            <text:p>5.236</text:p>
          </table:table-cell>
          <table:table-cell office:value-type="float" office:value="5.151" calcext:value-type="float">
            <text:p>5.151</text:p>
          </table:table-cell>
          <table:table-cell/>
          <table:table-cell table:formula="of:=MIN([.B32:.F32])" office:value-type="float" office:value="5.099" calcext:value-type="float">
            <text:p/>
          </table:table-cell>
          <table:table-cell table:formula="of:=MAX([.B32:.F32])" office:value-type="float" office:value="5.55" calcext:value-type="float">
            <text:p/>
          </table:table-cell>
          <table:table-cell table:formula="of:=AVERAGE([.B32:.F32])" office:value-type="float" office:value="5.2842" calcext:value-type="float">
            <text:p/>
          </table:table-cell>
          <table:table-cell table:formula="of:=[.H32]/[.A32]" office:value-type="float" office:value="0.164483870967742" calcext:value-type="float">
            <text:p/>
          </table:table-cell>
          <table:table-cell table:formula="of:=[.I32]/[.A32]" office:value-type="float" office:value="0.179032258064516" calcext:value-type="float">
            <text:p/>
          </table:table-cell>
          <table:table-cell table:formula="of:=[.J32]/[.A32]" office:value-type="float" office:value="0.170458064516129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54" calcext:value-type="float">
            <text:p>5.154</text:p>
          </table:table-cell>
          <table:table-cell office:value-type="float" office:value="5.521" calcext:value-type="float">
            <text:p>5.521</text:p>
          </table:table-cell>
          <table:table-cell office:value-type="float" office:value="5.403" calcext:value-type="float">
            <text:p>5.403</text:p>
          </table:table-cell>
          <table:table-cell office:value-type="float" office:value="5.768" calcext:value-type="float">
            <text:p>5.768</text:p>
          </table:table-cell>
          <table:table-cell office:value-type="float" office:value="5.223" calcext:value-type="float">
            <text:p>5.223</text:p>
          </table:table-cell>
          <table:table-cell/>
          <table:table-cell table:formula="of:=MIN([.B33:.F33])" office:value-type="float" office:value="5.154" calcext:value-type="float">
            <text:p/>
          </table:table-cell>
          <table:table-cell table:formula="of:=MAX([.B33:.F33])" office:value-type="float" office:value="5.768" calcext:value-type="float">
            <text:p/>
          </table:table-cell>
          <table:table-cell table:formula="of:=AVERAGE([.B33:.F33])" office:value-type="float" office:value="5.4138" calcext:value-type="float">
            <text:p/>
          </table:table-cell>
          <table:table-cell table:formula="of:=[.H33]/[.A33]" office:value-type="float" office:value="0.1610625" calcext:value-type="float">
            <text:p/>
          </table:table-cell>
          <table:table-cell table:formula="of:=[.I33]/[.A33]" office:value-type="float" office:value="0.18025" calcext:value-type="float">
            <text:p/>
          </table:table-cell>
          <table:table-cell table:formula="of:=[.J33]/[.A33]" office:value-type="float" office:value="0.1691812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241" calcext:value-type="float">
            <text:p>5.241</text:p>
          </table:table-cell>
          <table:table-cell office:value-type="float" office:value="5.347" calcext:value-type="float">
            <text:p>5.347</text:p>
          </table:table-cell>
          <table:table-cell office:value-type="float" office:value="5.307" calcext:value-type="float">
            <text:p>5.307</text:p>
          </table:table-cell>
          <table:table-cell office:value-type="float" office:value="5.609" calcext:value-type="float">
            <text:p>5.609</text:p>
          </table:table-cell>
          <table:table-cell office:value-type="float" office:value="5.259" calcext:value-type="float">
            <text:p>5.259</text:p>
          </table:table-cell>
          <table:table-cell/>
          <table:table-cell table:formula="of:=MIN([.B34:.F34])" office:value-type="float" office:value="5.241" calcext:value-type="float">
            <text:p/>
          </table:table-cell>
          <table:table-cell table:formula="of:=MAX([.B34:.F34])" office:value-type="float" office:value="5.609" calcext:value-type="float">
            <text:p/>
          </table:table-cell>
          <table:table-cell table:formula="of:=AVERAGE([.B34:.F34])" office:value-type="float" office:value="5.3526" calcext:value-type="float">
            <text:p/>
          </table:table-cell>
          <table:table-cell table:formula="of:=[.H34]/[.A34]" office:value-type="float" office:value="0.158818181818182" calcext:value-type="float">
            <text:p/>
          </table:table-cell>
          <table:table-cell table:formula="of:=[.I34]/[.A34]" office:value-type="float" office:value="0.169969696969697" calcext:value-type="float">
            <text:p/>
          </table:table-cell>
          <table:table-cell table:formula="of:=[.J34]/[.A34]" office:value-type="float" office:value="0.1622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55" calcext:value-type="float">
            <text:p>5.355</text:p>
          </table:table-cell>
          <table:table-cell office:value-type="float" office:value="5.319" calcext:value-type="float">
            <text:p>5.319</text:p>
          </table:table-cell>
          <table:table-cell office:value-type="float" office:value="5.362" calcext:value-type="float">
            <text:p>5.362</text:p>
          </table:table-cell>
          <table:table-cell office:value-type="float" office:value="5.378" calcext:value-type="float">
            <text:p>5.378</text:p>
          </table:table-cell>
          <table:table-cell office:value-type="float" office:value="5.483" calcext:value-type="float">
            <text:p>5.483</text:p>
          </table:table-cell>
          <table:table-cell/>
          <table:table-cell table:formula="of:=MIN([.B35:.F35])" office:value-type="float" office:value="5.319" calcext:value-type="float">
            <text:p/>
          </table:table-cell>
          <table:table-cell table:formula="of:=MAX([.B35:.F35])" office:value-type="float" office:value="5.483" calcext:value-type="float">
            <text:p/>
          </table:table-cell>
          <table:table-cell table:formula="of:=AVERAGE([.B35:.F35])" office:value-type="float" office:value="5.3794" calcext:value-type="float">
            <text:p/>
          </table:table-cell>
          <table:table-cell table:formula="of:=[.H35]/[.A35]" office:value-type="float" office:value="0.156441176470588" calcext:value-type="float">
            <text:p/>
          </table:table-cell>
          <table:table-cell table:formula="of:=[.I35]/[.A35]" office:value-type="float" office:value="0.161264705882353" calcext:value-type="float">
            <text:p/>
          </table:table-cell>
          <table:table-cell table:formula="of:=[.J35]/[.A35]" office:value-type="float" office:value="0.158217647058824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6" calcext:value-type="float">
            <text:p>5.46</text:p>
          </table:table-cell>
          <table:table-cell office:value-type="float" office:value="5.869" calcext:value-type="float">
            <text:p>5.869</text:p>
          </table:table-cell>
          <table:table-cell office:value-type="float" office:value="5.682" calcext:value-type="float">
            <text:p>5.682</text:p>
          </table:table-cell>
          <table:table-cell office:value-type="float" office:value="5.659" calcext:value-type="float">
            <text:p>5.659</text:p>
          </table:table-cell>
          <table:table-cell office:value-type="float" office:value="5.459" calcext:value-type="float">
            <text:p>5.459</text:p>
          </table:table-cell>
          <table:table-cell/>
          <table:table-cell table:formula="of:=MIN([.B36:.F36])" office:value-type="float" office:value="5.459" calcext:value-type="float">
            <text:p/>
          </table:table-cell>
          <table:table-cell table:formula="of:=MAX([.B36:.F36])" office:value-type="float" office:value="5.869" calcext:value-type="float">
            <text:p/>
          </table:table-cell>
          <table:table-cell table:formula="of:=AVERAGE([.B36:.F36])" office:value-type="float" office:value="5.6258" calcext:value-type="float">
            <text:p/>
          </table:table-cell>
          <table:table-cell table:formula="of:=[.H36]/[.A36]" office:value-type="float" office:value="0.155971428571429" calcext:value-type="float">
            <text:p/>
          </table:table-cell>
          <table:table-cell table:formula="of:=[.I36]/[.A36]" office:value-type="float" office:value="0.167685714285714" calcext:value-type="float">
            <text:p/>
          </table:table-cell>
          <table:table-cell table:formula="of:=[.J36]/[.A36]" office:value-type="float" office:value="0.160737142857143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5" calcext:value-type="float">
            <text:p>5.5</text:p>
          </table:table-cell>
          <table:table-cell office:value-type="float" office:value="5.852" calcext:value-type="float">
            <text:p>5.852</text:p>
          </table:table-cell>
          <table:table-cell office:value-type="float" office:value="5.759" calcext:value-type="float">
            <text:p>5.759</text:p>
          </table:table-cell>
          <table:table-cell office:value-type="float" office:value="5.651" calcext:value-type="float">
            <text:p>5.651</text:p>
          </table:table-cell>
          <table:table-cell office:value-type="float" office:value="5.646" calcext:value-type="float">
            <text:p>5.646</text:p>
          </table:table-cell>
          <table:table-cell/>
          <table:table-cell table:formula="of:=MIN([.B37:.F37])" office:value-type="float" office:value="5.5" calcext:value-type="float">
            <text:p/>
          </table:table-cell>
          <table:table-cell table:formula="of:=MAX([.B37:.F37])" office:value-type="float" office:value="5.852" calcext:value-type="float">
            <text:p/>
          </table:table-cell>
          <table:table-cell table:formula="of:=AVERAGE([.B37:.F37])" office:value-type="float" office:value="5.6816" calcext:value-type="float">
            <text:p/>
          </table:table-cell>
          <table:table-cell table:formula="of:=[.H37]/[.A37]" office:value-type="float" office:value="0.152777777777778" calcext:value-type="float">
            <text:p/>
          </table:table-cell>
          <table:table-cell table:formula="of:=[.I37]/[.A37]" office:value-type="float" office:value="0.162555555555556" calcext:value-type="float">
            <text:p/>
          </table:table-cell>
          <table:table-cell table:formula="of:=[.J37]/[.A37]" office:value-type="float" office:value="0.157822222222222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673" calcext:value-type="float">
            <text:p>5.673</text:p>
          </table:table-cell>
          <table:table-cell office:value-type="float" office:value="6.107" calcext:value-type="float">
            <text:p>6.107</text:p>
          </table:table-cell>
          <table:table-cell office:value-type="float" office:value="5.977" calcext:value-type="float">
            <text:p>5.977</text:p>
          </table:table-cell>
          <table:table-cell office:value-type="float" office:value="5.781" calcext:value-type="float">
            <text:p>5.781</text:p>
          </table:table-cell>
          <table:table-cell office:value-type="float" office:value="5.685" calcext:value-type="float">
            <text:p>5.685</text:p>
          </table:table-cell>
          <table:table-cell/>
          <table:table-cell table:formula="of:=MIN([.B38:.F38])" office:value-type="float" office:value="5.673" calcext:value-type="float">
            <text:p/>
          </table:table-cell>
          <table:table-cell table:formula="of:=MAX([.B38:.F38])" office:value-type="float" office:value="6.107" calcext:value-type="float">
            <text:p/>
          </table:table-cell>
          <table:table-cell table:formula="of:=AVERAGE([.B38:.F38])" office:value-type="float" office:value="5.8446" calcext:value-type="float">
            <text:p/>
          </table:table-cell>
          <table:table-cell table:formula="of:=[.H38]/[.A38]" office:value-type="float" office:value="0.153324324324324" calcext:value-type="float">
            <text:p/>
          </table:table-cell>
          <table:table-cell table:formula="of:=[.I38]/[.A38]" office:value-type="float" office:value="0.165054054054054" calcext:value-type="float">
            <text:p/>
          </table:table-cell>
          <table:table-cell table:formula="of:=[.J38]/[.A38]" office:value-type="float" office:value="0.157962162162162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685" calcext:value-type="float">
            <text:p>5.685</text:p>
          </table:table-cell>
          <table:table-cell office:value-type="float" office:value="5.861" calcext:value-type="float">
            <text:p>5.861</text:p>
          </table:table-cell>
          <table:table-cell office:value-type="float" office:value="6.099" calcext:value-type="float">
            <text:p>6.099</text:p>
          </table:table-cell>
          <table:table-cell office:value-type="float" office:value="5.766" calcext:value-type="float">
            <text:p>5.766</text:p>
          </table:table-cell>
          <table:table-cell office:value-type="float" office:value="5.752" calcext:value-type="float">
            <text:p>5.752</text:p>
          </table:table-cell>
          <table:table-cell/>
          <table:table-cell table:formula="of:=MIN([.B39:.F39])" office:value-type="float" office:value="5.685" calcext:value-type="float">
            <text:p/>
          </table:table-cell>
          <table:table-cell table:formula="of:=MAX([.B39:.F39])" office:value-type="float" office:value="6.099" calcext:value-type="float">
            <text:p/>
          </table:table-cell>
          <table:table-cell table:formula="of:=AVERAGE([.B39:.F39])" office:value-type="float" office:value="5.8326" calcext:value-type="float">
            <text:p/>
          </table:table-cell>
          <table:table-cell table:formula="of:=[.H39]/[.A39]" office:value-type="float" office:value="0.149605263157895" calcext:value-type="float">
            <text:p/>
          </table:table-cell>
          <table:table-cell table:formula="of:=[.I39]/[.A39]" office:value-type="float" office:value="0.1605" calcext:value-type="float">
            <text:p/>
          </table:table-cell>
          <table:table-cell table:formula="of:=[.J39]/[.A39]" office:value-type="float" office:value="0.153489473684211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813" calcext:value-type="float">
            <text:p>5.813</text:p>
          </table:table-cell>
          <table:table-cell office:value-type="float" office:value="5.981" calcext:value-type="float">
            <text:p>5.981</text:p>
          </table:table-cell>
          <table:table-cell office:value-type="float" office:value="6.217" calcext:value-type="float">
            <text:p>6.217</text:p>
          </table:table-cell>
          <table:table-cell office:value-type="float" office:value="5.854" calcext:value-type="float">
            <text:p>5.854</text:p>
          </table:table-cell>
          <table:table-cell office:value-type="float" office:value="5.813" calcext:value-type="float">
            <text:p>5.813</text:p>
          </table:table-cell>
          <table:table-cell/>
          <table:table-cell table:formula="of:=MIN([.B40:.F40])" office:value-type="float" office:value="5.813" calcext:value-type="float">
            <text:p/>
          </table:table-cell>
          <table:table-cell table:formula="of:=MAX([.B40:.F40])" office:value-type="float" office:value="6.217" calcext:value-type="float">
            <text:p/>
          </table:table-cell>
          <table:table-cell table:formula="of:=AVERAGE([.B40:.F40])" office:value-type="float" office:value="5.9356" calcext:value-type="float">
            <text:p/>
          </table:table-cell>
          <table:table-cell table:formula="of:=[.H40]/[.A40]" office:value-type="float" office:value="0.149051282051282" calcext:value-type="float">
            <text:p/>
          </table:table-cell>
          <table:table-cell table:formula="of:=[.I40]/[.A40]" office:value-type="float" office:value="0.159410256410256" calcext:value-type="float">
            <text:p/>
          </table:table-cell>
          <table:table-cell table:formula="of:=[.J40]/[.A40]" office:value-type="float" office:value="0.152194871794872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944" calcext:value-type="float">
            <text:p>5.944</text:p>
          </table:table-cell>
          <table:table-cell office:value-type="float" office:value="6.352" calcext:value-type="float">
            <text:p>6.352</text:p>
          </table:table-cell>
          <table:table-cell office:value-type="float" office:value="6.028" calcext:value-type="float">
            <text:p>6.028</text:p>
          </table:table-cell>
          <table:table-cell office:value-type="float" office:value="5.975" calcext:value-type="float">
            <text:p>5.975</text:p>
          </table:table-cell>
          <table:table-cell office:value-type="float" office:value="5.967" calcext:value-type="float">
            <text:p>5.967</text:p>
          </table:table-cell>
          <table:table-cell/>
          <table:table-cell table:formula="of:=MIN([.B41:.F41])" office:value-type="float" office:value="5.944" calcext:value-type="float">
            <text:p/>
          </table:table-cell>
          <table:table-cell table:formula="of:=MAX([.B41:.F41])" office:value-type="float" office:value="6.352" calcext:value-type="float">
            <text:p/>
          </table:table-cell>
          <table:table-cell table:formula="of:=AVERAGE([.B41:.F41])" office:value-type="float" office:value="6.0532" calcext:value-type="float">
            <text:p/>
          </table:table-cell>
          <table:table-cell table:formula="of:=[.H41]/[.A41]" office:value-type="float" office:value="0.1486" calcext:value-type="float">
            <text:p/>
          </table:table-cell>
          <table:table-cell table:formula="of:=[.I41]/[.A41]" office:value-type="float" office:value="0.1588" calcext:value-type="float">
            <text:p/>
          </table:table-cell>
          <table:table-cell table:formula="of:=[.J41]/[.A41]" office:value-type="float" office:value="0.15133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01" calcext:value-type="float">
            <text:p>6.01</text:p>
          </table:table-cell>
          <table:table-cell office:value-type="float" office:value="6.41" calcext:value-type="float">
            <text:p>6.41</text:p>
          </table:table-cell>
          <table:table-cell office:value-type="float" office:value="6.037" calcext:value-type="float">
            <text:p>6.037</text:p>
          </table:table-cell>
          <table:table-cell office:value-type="float" office:value="6.09" calcext:value-type="float">
            <text:p>6.09</text:p>
          </table:table-cell>
          <table:table-cell office:value-type="float" office:value="6.056" calcext:value-type="float">
            <text:p>6.056</text:p>
          </table:table-cell>
          <table:table-cell/>
          <table:table-cell table:formula="of:=MIN([.B42:.F42])" office:value-type="float" office:value="6.01" calcext:value-type="float">
            <text:p/>
          </table:table-cell>
          <table:table-cell table:formula="of:=MAX([.B42:.F42])" office:value-type="float" office:value="6.41" calcext:value-type="float">
            <text:p/>
          </table:table-cell>
          <table:table-cell table:formula="of:=AVERAGE([.B42:.F42])" office:value-type="float" office:value="6.1206" calcext:value-type="float">
            <text:p/>
          </table:table-cell>
          <table:table-cell table:formula="of:=[.H42]/[.A42]" office:value-type="float" office:value="0.146585365853659" calcext:value-type="float">
            <text:p/>
          </table:table-cell>
          <table:table-cell table:formula="of:=[.I42]/[.A42]" office:value-type="float" office:value="0.156341463414634" calcext:value-type="float">
            <text:p/>
          </table:table-cell>
          <table:table-cell table:formula="of:=[.J42]/[.A42]" office:value-type="float" office:value="0.149282926829268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122" calcext:value-type="float">
            <text:p>6.122</text:p>
          </table:table-cell>
          <table:table-cell office:value-type="float" office:value="6.575" calcext:value-type="float">
            <text:p>6.575</text:p>
          </table:table-cell>
          <table:table-cell office:value-type="float" office:value="6.234" calcext:value-type="float">
            <text:p>6.234</text:p>
          </table:table-cell>
          <table:table-cell office:value-type="float" office:value="6.198" calcext:value-type="float">
            <text:p>6.198</text:p>
          </table:table-cell>
          <table:table-cell office:value-type="float" office:value="6.132" calcext:value-type="float">
            <text:p>6.132</text:p>
          </table:table-cell>
          <table:table-cell/>
          <table:table-cell table:formula="of:=MIN([.B43:.F43])" office:value-type="float" office:value="6.122" calcext:value-type="float">
            <text:p/>
          </table:table-cell>
          <table:table-cell table:formula="of:=MAX([.B43:.F43])" office:value-type="float" office:value="6.575" calcext:value-type="float">
            <text:p/>
          </table:table-cell>
          <table:table-cell table:formula="of:=AVERAGE([.B43:.F43])" office:value-type="float" office:value="6.2522" calcext:value-type="float">
            <text:p/>
          </table:table-cell>
          <table:table-cell table:formula="of:=[.H43]/[.A43]" office:value-type="float" office:value="0.145761904761905" calcext:value-type="float">
            <text:p/>
          </table:table-cell>
          <table:table-cell table:formula="of:=[.I43]/[.A43]" office:value-type="float" office:value="0.156547619047619" calcext:value-type="float">
            <text:p/>
          </table:table-cell>
          <table:table-cell table:formula="of:=[.J43]/[.A43]" office:value-type="float" office:value="0.148861904761905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299" calcext:value-type="float">
            <text:p>6.299</text:p>
          </table:table-cell>
          <table:table-cell office:value-type="float" office:value="6.712" calcext:value-type="float">
            <text:p>6.712</text:p>
          </table:table-cell>
          <table:table-cell office:value-type="float" office:value="6.346" calcext:value-type="float">
            <text:p>6.346</text:p>
          </table:table-cell>
          <table:table-cell office:value-type="float" office:value="6.596" calcext:value-type="float">
            <text:p>6.596</text:p>
          </table:table-cell>
          <table:table-cell office:value-type="float" office:value="6.34" calcext:value-type="float">
            <text:p>6.34</text:p>
          </table:table-cell>
          <table:table-cell/>
          <table:table-cell table:formula="of:=MIN([.B44:.F44])" office:value-type="float" office:value="6.299" calcext:value-type="float">
            <text:p/>
          </table:table-cell>
          <table:table-cell table:formula="of:=MAX([.B44:.F44])" office:value-type="float" office:value="6.712" calcext:value-type="float">
            <text:p/>
          </table:table-cell>
          <table:table-cell table:formula="of:=AVERAGE([.B44:.F44])" office:value-type="float" office:value="6.4586" calcext:value-type="float">
            <text:p/>
          </table:table-cell>
          <table:table-cell table:formula="of:=[.H44]/[.A44]" office:value-type="float" office:value="0.146488372093023" calcext:value-type="float">
            <text:p/>
          </table:table-cell>
          <table:table-cell table:formula="of:=[.I44]/[.A44]" office:value-type="float" office:value="0.156093023255814" calcext:value-type="float">
            <text:p/>
          </table:table-cell>
          <table:table-cell table:formula="of:=[.J44]/[.A44]" office:value-type="float" office:value="0.1502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365" calcext:value-type="float">
            <text:p>6.365</text:p>
          </table:table-cell>
          <table:table-cell office:value-type="float" office:value="6.853" calcext:value-type="float">
            <text:p>6.853</text:p>
          </table:table-cell>
          <table:table-cell office:value-type="float" office:value="6.92" calcext:value-type="float">
            <text:p>6.92</text:p>
          </table:table-cell>
          <table:table-cell office:value-type="float" office:value="6.563" calcext:value-type="float">
            <text:p>6.563</text:p>
          </table:table-cell>
          <table:table-cell office:value-type="float" office:value="6.435" calcext:value-type="float">
            <text:p>6.435</text:p>
          </table:table-cell>
          <table:table-cell/>
          <table:table-cell table:formula="of:=MIN([.B45:.F45])" office:value-type="float" office:value="6.365" calcext:value-type="float">
            <text:p/>
          </table:table-cell>
          <table:table-cell table:formula="of:=MAX([.B45:.F45])" office:value-type="float" office:value="6.92" calcext:value-type="float">
            <text:p/>
          </table:table-cell>
          <table:table-cell table:formula="of:=AVERAGE([.B45:.F45])" office:value-type="float" office:value="6.6272" calcext:value-type="float">
            <text:p/>
          </table:table-cell>
          <table:table-cell table:formula="of:=[.H45]/[.A45]" office:value-type="float" office:value="0.144659090909091" calcext:value-type="float">
            <text:p/>
          </table:table-cell>
          <table:table-cell table:formula="of:=[.I45]/[.A45]" office:value-type="float" office:value="0.157272727272727" calcext:value-type="float">
            <text:p/>
          </table:table-cell>
          <table:table-cell table:formula="of:=[.J45]/[.A45]" office:value-type="float" office:value="0.150618181818182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11" calcext:value-type="float">
            <text:p>6.511</text:p>
          </table:table-cell>
          <table:table-cell office:value-type="float" office:value="7.238" calcext:value-type="float">
            <text:p>7.238</text:p>
          </table:table-cell>
          <table:table-cell office:value-type="float" office:value="6.778" calcext:value-type="float">
            <text:p>6.778</text:p>
          </table:table-cell>
          <table:table-cell office:value-type="float" office:value="6.757" calcext:value-type="float">
            <text:p>6.757</text:p>
          </table:table-cell>
          <table:table-cell office:value-type="float" office:value="6.552" calcext:value-type="float">
            <text:p>6.552</text:p>
          </table:table-cell>
          <table:table-cell/>
          <table:table-cell table:formula="of:=MIN([.B46:.F46])" office:value-type="float" office:value="6.511" calcext:value-type="float">
            <text:p/>
          </table:table-cell>
          <table:table-cell table:formula="of:=MAX([.B46:.F46])" office:value-type="float" office:value="7.238" calcext:value-type="float">
            <text:p/>
          </table:table-cell>
          <table:table-cell table:formula="of:=AVERAGE([.B46:.F46])" office:value-type="float" office:value="6.7672" calcext:value-type="float">
            <text:p/>
          </table:table-cell>
          <table:table-cell table:formula="of:=[.H46]/[.A46]" office:value-type="float" office:value="0.144688888888889" calcext:value-type="float">
            <text:p/>
          </table:table-cell>
          <table:table-cell table:formula="of:=[.I46]/[.A46]" office:value-type="float" office:value="0.160844444444444" calcext:value-type="float">
            <text:p/>
          </table:table-cell>
          <table:table-cell table:formula="of:=[.J46]/[.A46]" office:value-type="float" office:value="0.150382222222222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726" calcext:value-type="float">
            <text:p>6.726</text:p>
          </table:table-cell>
          <table:table-cell office:value-type="float" office:value="6.796" calcext:value-type="float">
            <text:p>6.796</text:p>
          </table:table-cell>
          <table:table-cell office:value-type="float" office:value="6.876" calcext:value-type="float">
            <text:p>6.876</text:p>
          </table:table-cell>
          <table:table-cell office:value-type="float" office:value="6.789" calcext:value-type="float">
            <text:p>6.789</text:p>
          </table:table-cell>
          <table:table-cell office:value-type="float" office:value="6.761" calcext:value-type="float">
            <text:p>6.761</text:p>
          </table:table-cell>
          <table:table-cell/>
          <table:table-cell table:formula="of:=MIN([.B47:.F47])" office:value-type="float" office:value="6.726" calcext:value-type="float">
            <text:p/>
          </table:table-cell>
          <table:table-cell table:formula="of:=MAX([.B47:.F47])" office:value-type="float" office:value="6.876" calcext:value-type="float">
            <text:p/>
          </table:table-cell>
          <table:table-cell table:formula="of:=AVERAGE([.B47:.F47])" office:value-type="float" office:value="6.7896" calcext:value-type="float">
            <text:p/>
          </table:table-cell>
          <table:table-cell table:formula="of:=[.H47]/[.A47]" office:value-type="float" office:value="0.146217391304348" calcext:value-type="float">
            <text:p/>
          </table:table-cell>
          <table:table-cell table:formula="of:=[.I47]/[.A47]" office:value-type="float" office:value="0.149478260869565" calcext:value-type="float">
            <text:p/>
          </table:table-cell>
          <table:table-cell table:formula="of:=[.J47]/[.A47]" office:value-type="float" office:value="0.1476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831" calcext:value-type="float">
            <text:p>6.831</text:p>
          </table:table-cell>
          <table:table-cell office:value-type="float" office:value="6.849" calcext:value-type="float">
            <text:p>6.849</text:p>
          </table:table-cell>
          <table:table-cell office:value-type="float" office:value="7.13" calcext:value-type="float">
            <text:p>7.13</text:p>
          </table:table-cell>
          <table:table-cell office:value-type="float" office:value="7.44" calcext:value-type="float">
            <text:p>7.44</text:p>
          </table:table-cell>
          <table:table-cell office:value-type="float" office:value="7.007" calcext:value-type="float">
            <text:p>7.007</text:p>
          </table:table-cell>
          <table:table-cell/>
          <table:table-cell table:formula="of:=MIN([.B48:.F48])" office:value-type="float" office:value="6.831" calcext:value-type="float">
            <text:p/>
          </table:table-cell>
          <table:table-cell table:formula="of:=MAX([.B48:.F48])" office:value-type="float" office:value="7.44" calcext:value-type="float">
            <text:p/>
          </table:table-cell>
          <table:table-cell table:formula="of:=AVERAGE([.B48:.F48])" office:value-type="float" office:value="7.0514" calcext:value-type="float">
            <text:p/>
          </table:table-cell>
          <table:table-cell table:formula="of:=[.H48]/[.A48]" office:value-type="float" office:value="0.145340425531915" calcext:value-type="float">
            <text:p/>
          </table:table-cell>
          <table:table-cell table:formula="of:=[.I48]/[.A48]" office:value-type="float" office:value="0.158297872340426" calcext:value-type="float">
            <text:p/>
          </table:table-cell>
          <table:table-cell table:formula="of:=[.J48]/[.A48]" office:value-type="float" office:value="0.150029787234043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876" calcext:value-type="float">
            <text:p>6.876</text:p>
          </table:table-cell>
          <table:table-cell office:value-type="float" office:value="6.921" calcext:value-type="float">
            <text:p>6.921</text:p>
          </table:table-cell>
          <table:table-cell office:value-type="float" office:value="7.848" calcext:value-type="float">
            <text:p>7.848</text:p>
          </table:table-cell>
          <table:table-cell office:value-type="float" office:value="7.021" calcext:value-type="float">
            <text:p>7.021</text:p>
          </table:table-cell>
          <table:table-cell office:value-type="float" office:value="6.964" calcext:value-type="float">
            <text:p>6.964</text:p>
          </table:table-cell>
          <table:table-cell/>
          <table:table-cell table:formula="of:=MIN([.B49:.F49])" office:value-type="float" office:value="6.876" calcext:value-type="float">
            <text:p/>
          </table:table-cell>
          <table:table-cell table:formula="of:=MAX([.B49:.F49])" office:value-type="float" office:value="7.848" calcext:value-type="float">
            <text:p/>
          </table:table-cell>
          <table:table-cell table:formula="of:=AVERAGE([.B49:.F49])" office:value-type="float" office:value="7.126" calcext:value-type="float">
            <text:p/>
          </table:table-cell>
          <table:table-cell table:formula="of:=[.H49]/[.A49]" office:value-type="float" office:value="0.14325" calcext:value-type="float">
            <text:p/>
          </table:table-cell>
          <table:table-cell table:formula="of:=[.I49]/[.A49]" office:value-type="float" office:value="0.1635" calcext:value-type="float">
            <text:p/>
          </table:table-cell>
          <table:table-cell table:formula="of:=[.J49]/[.A49]" office:value-type="float" office:value="0.148458333333333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657" calcext:value-type="float">
            <text:p>7.657</text:p>
          </table:table-cell>
          <table:table-cell office:value-type="float" office:value="7.899" calcext:value-type="float">
            <text:p>7.899</text:p>
          </table:table-cell>
          <table:table-cell office:value-type="float" office:value="7.732" calcext:value-type="float">
            <text:p>7.732</text:p>
          </table:table-cell>
          <table:table-cell office:value-type="float" office:value="8.009" calcext:value-type="float">
            <text:p>8.009</text:p>
          </table:table-cell>
          <table:table-cell office:value-type="float" office:value="7.756" calcext:value-type="float">
            <text:p>7.756</text:p>
          </table:table-cell>
          <table:table-cell/>
          <table:table-cell table:formula="of:=MIN([.B50:.F50])" office:value-type="float" office:value="7.657" calcext:value-type="float">
            <text:p/>
          </table:table-cell>
          <table:table-cell table:formula="of:=MAX([.B50:.F50])" office:value-type="float" office:value="8.009" calcext:value-type="float">
            <text:p/>
          </table:table-cell>
          <table:table-cell table:formula="of:=AVERAGE([.B50:.F50])" office:value-type="float" office:value="7.8106" calcext:value-type="float">
            <text:p/>
          </table:table-cell>
          <table:table-cell table:formula="of:=[.H50]/[.A50]" office:value-type="float" office:value="0.156265306122449" calcext:value-type="float">
            <text:p/>
          </table:table-cell>
          <table:table-cell table:formula="of:=[.I50]/[.A50]" office:value-type="float" office:value="0.163448979591837" calcext:value-type="float">
            <text:p/>
          </table:table-cell>
          <table:table-cell table:formula="of:=[.J50]/[.A50]" office:value-type="float" office:value="0.1594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85" calcext:value-type="float">
            <text:p>8.385</text:p>
          </table:table-cell>
          <table:table-cell office:value-type="float" office:value="7.785" calcext:value-type="float">
            <text:p>7.785</text:p>
          </table:table-cell>
          <table:table-cell office:value-type="float" office:value="7.616" calcext:value-type="float">
            <text:p>7.616</text:p>
          </table:table-cell>
          <table:table-cell office:value-type="float" office:value="7.291" calcext:value-type="float">
            <text:p>7.291</text:p>
          </table:table-cell>
          <table:table-cell office:value-type="float" office:value="7.453" calcext:value-type="float">
            <text:p>7.453</text:p>
          </table:table-cell>
          <table:table-cell/>
          <table:table-cell table:formula="of:=MIN([.B51:.F51])" office:value-type="float" office:value="7.291" calcext:value-type="float">
            <text:p/>
          </table:table-cell>
          <table:table-cell table:formula="of:=MAX([.B51:.F51])" office:value-type="float" office:value="8.385" calcext:value-type="float">
            <text:p/>
          </table:table-cell>
          <table:table-cell table:formula="of:=AVERAGE([.B51:.F51])" office:value-type="float" office:value="7.706" calcext:value-type="float">
            <text:p/>
          </table:table-cell>
          <table:table-cell table:formula="of:=[.H51]/[.A51]" office:value-type="float" office:value="0.14582" calcext:value-type="float">
            <text:p/>
          </table:table-cell>
          <table:table-cell table:formula="of:=[.I51]/[.A51]" office:value-type="float" office:value="0.1677" calcext:value-type="float">
            <text:p/>
          </table:table-cell>
          <table:table-cell table:formula="of:=[.J51]/[.A51]" office:value-type="float" office:value="0.15412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128" calcext:value-type="float">
            <text:p>8.128</text:p>
          </table:table-cell>
          <table:table-cell office:value-type="float" office:value="8.094" calcext:value-type="float">
            <text:p>8.094</text:p>
          </table:table-cell>
          <table:table-cell office:value-type="float" office:value="7.843" calcext:value-type="float">
            <text:p>7.843</text:p>
          </table:table-cell>
          <table:table-cell office:value-type="float" office:value="7.418" calcext:value-type="float">
            <text:p>7.418</text:p>
          </table:table-cell>
          <table:table-cell office:value-type="float" office:value="7.33" calcext:value-type="float">
            <text:p>7.33</text:p>
          </table:table-cell>
          <table:table-cell/>
          <table:table-cell table:formula="of:=MIN([.B52:.F52])" office:value-type="float" office:value="7.33" calcext:value-type="float">
            <text:p/>
          </table:table-cell>
          <table:table-cell table:formula="of:=MAX([.B52:.F52])" office:value-type="float" office:value="8.128" calcext:value-type="float">
            <text:p/>
          </table:table-cell>
          <table:table-cell table:formula="of:=AVERAGE([.B52:.F52])" office:value-type="float" office:value="7.7626" calcext:value-type="float">
            <text:p/>
          </table:table-cell>
          <table:table-cell table:formula="of:=[.H52]/[.A52]" office:value-type="float" office:value="0.143725490196078" calcext:value-type="float">
            <text:p/>
          </table:table-cell>
          <table:table-cell table:formula="of:=[.I52]/[.A52]" office:value-type="float" office:value="0.159372549019608" calcext:value-type="float">
            <text:p/>
          </table:table-cell>
          <table:table-cell table:formula="of:=[.J52]/[.A52]" office:value-type="float" office:value="0.152207843137255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039" calcext:value-type="float">
            <text:p>8.039</text:p>
          </table:table-cell>
          <table:table-cell office:value-type="float" office:value="7.436" calcext:value-type="float">
            <text:p>7.436</text:p>
          </table:table-cell>
          <table:table-cell office:value-type="float" office:value="7.625" calcext:value-type="float">
            <text:p>7.625</text:p>
          </table:table-cell>
          <table:table-cell office:value-type="float" office:value="7.937" calcext:value-type="float">
            <text:p>7.937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MIN([.B53:.F53])" office:value-type="float" office:value="7.436" calcext:value-type="float">
            <text:p/>
          </table:table-cell>
          <table:table-cell table:formula="of:=MAX([.B53:.F53])" office:value-type="float" office:value="8.039" calcext:value-type="float">
            <text:p/>
          </table:table-cell>
          <table:table-cell table:formula="of:=AVERAGE([.B53:.F53])" office:value-type="float" office:value="7.6994" calcext:value-type="float">
            <text:p/>
          </table:table-cell>
          <table:table-cell table:formula="of:=[.H53]/[.A53]" office:value-type="float" office:value="0.143" calcext:value-type="float">
            <text:p/>
          </table:table-cell>
          <table:table-cell table:formula="of:=[.I53]/[.A53]" office:value-type="float" office:value="0.154596153846154" calcext:value-type="float">
            <text:p/>
          </table:table-cell>
          <table:table-cell table:formula="of:=[.J53]/[.A53]" office:value-type="float" office:value="0.148065384615385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161" calcext:value-type="float">
            <text:p>8.161</text:p>
          </table:table-cell>
          <table:table-cell office:value-type="float" office:value="7.65" calcext:value-type="float">
            <text:p>7.65</text:p>
          </table:table-cell>
          <table:table-cell office:value-type="float" office:value="7.828" calcext:value-type="float">
            <text:p>7.828</text:p>
          </table:table-cell>
          <table:table-cell office:value-type="float" office:value="7.857" calcext:value-type="float">
            <text:p>7.857</text:p>
          </table:table-cell>
          <table:table-cell office:value-type="float" office:value="7.693" calcext:value-type="float">
            <text:p>7.693</text:p>
          </table:table-cell>
          <table:table-cell/>
          <table:table-cell table:formula="of:=MIN([.B54:.F54])" office:value-type="float" office:value="7.65" calcext:value-type="float">
            <text:p/>
          </table:table-cell>
          <table:table-cell table:formula="of:=MAX([.B54:.F54])" office:value-type="float" office:value="8.161" calcext:value-type="float">
            <text:p/>
          </table:table-cell>
          <table:table-cell table:formula="of:=AVERAGE([.B54:.F54])" office:value-type="float" office:value="7.8378" calcext:value-type="float">
            <text:p/>
          </table:table-cell>
          <table:table-cell table:formula="of:=[.H54]/[.A54]" office:value-type="float" office:value="0.144339622641509" calcext:value-type="float">
            <text:p/>
          </table:table-cell>
          <table:table-cell table:formula="of:=[.I54]/[.A54]" office:value-type="float" office:value="0.153981132075472" calcext:value-type="float">
            <text:p/>
          </table:table-cell>
          <table:table-cell table:formula="of:=[.J54]/[.A54]" office:value-type="float" office:value="0.147883018867925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416" calcext:value-type="float">
            <text:p>8.416</text:p>
          </table:table-cell>
          <table:table-cell office:value-type="float" office:value="7.776" calcext:value-type="float">
            <text:p>7.776</text:p>
          </table:table-cell>
          <table:table-cell office:value-type="float" office:value="7.917" calcext:value-type="float">
            <text:p>7.917</text:p>
          </table:table-cell>
          <table:table-cell office:value-type="float" office:value="7.814" calcext:value-type="float">
            <text:p>7.814</text:p>
          </table:table-cell>
          <table:table-cell office:value-type="float" office:value="7.789" calcext:value-type="float">
            <text:p>7.789</text:p>
          </table:table-cell>
          <table:table-cell/>
          <table:table-cell table:formula="of:=MIN([.B55:.F55])" office:value-type="float" office:value="7.776" calcext:value-type="float">
            <text:p/>
          </table:table-cell>
          <table:table-cell table:formula="of:=MAX([.B55:.F55])" office:value-type="float" office:value="8.416" calcext:value-type="float">
            <text:p/>
          </table:table-cell>
          <table:table-cell table:formula="of:=AVERAGE([.B55:.F55])" office:value-type="float" office:value="7.9424" calcext:value-type="float">
            <text:p/>
          </table:table-cell>
          <table:table-cell table:formula="of:=[.H55]/[.A55]" office:value-type="float" office:value="0.144" calcext:value-type="float">
            <text:p/>
          </table:table-cell>
          <table:table-cell table:formula="of:=[.I55]/[.A55]" office:value-type="float" office:value="0.155851851851852" calcext:value-type="float">
            <text:p/>
          </table:table-cell>
          <table:table-cell table:formula="of:=[.J55]/[.A55]" office:value-type="float" office:value="0.147081481481482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501" calcext:value-type="float">
            <text:p>8.501</text:p>
          </table:table-cell>
          <table:table-cell office:value-type="float" office:value="8.154" calcext:value-type="float">
            <text:p>8.154</text:p>
          </table:table-cell>
          <table:table-cell office:value-type="float" office:value="8.396" calcext:value-type="float">
            <text:p>8.396</text:p>
          </table:table-cell>
          <table:table-cell office:value-type="float" office:value="7.922" calcext:value-type="float">
            <text:p>7.922</text:p>
          </table:table-cell>
          <table:table-cell office:value-type="float" office:value="7.884" calcext:value-type="float">
            <text:p>7.884</text:p>
          </table:table-cell>
          <table:table-cell/>
          <table:table-cell table:formula="of:=MIN([.B56:.F56])" office:value-type="float" office:value="7.884" calcext:value-type="float">
            <text:p/>
          </table:table-cell>
          <table:table-cell table:formula="of:=MAX([.B56:.F56])" office:value-type="float" office:value="8.501" calcext:value-type="float">
            <text:p/>
          </table:table-cell>
          <table:table-cell table:formula="of:=AVERAGE([.B56:.F56])" office:value-type="float" office:value="8.1714" calcext:value-type="float">
            <text:p/>
          </table:table-cell>
          <table:table-cell table:formula="of:=[.H56]/[.A56]" office:value-type="float" office:value="0.143345454545455" calcext:value-type="float">
            <text:p/>
          </table:table-cell>
          <table:table-cell table:formula="of:=[.I56]/[.A56]" office:value-type="float" office:value="0.154563636363636" calcext:value-type="float">
            <text:p/>
          </table:table-cell>
          <table:table-cell table:formula="of:=[.J56]/[.A56]" office:value-type="float" office:value="0.148570909090909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792" calcext:value-type="float">
            <text:p>8.792</text:p>
          </table:table-cell>
          <table:table-cell office:value-type="float" office:value="8.032" calcext:value-type="float">
            <text:p>8.032</text:p>
          </table:table-cell>
          <table:table-cell office:value-type="float" office:value="8.071" calcext:value-type="float">
            <text:p>8.071</text:p>
          </table:table-cell>
          <table:table-cell office:value-type="float" office:value="9.204" calcext:value-type="float">
            <text:p>9.204</text:p>
          </table:table-cell>
          <table:table-cell office:value-type="float" office:value="8.022" calcext:value-type="float">
            <text:p>8.022</text:p>
          </table:table-cell>
          <table:table-cell/>
          <table:table-cell table:formula="of:=MIN([.B57:.F57])" office:value-type="float" office:value="8.022" calcext:value-type="float">
            <text:p/>
          </table:table-cell>
          <table:table-cell table:formula="of:=MAX([.B57:.F57])" office:value-type="float" office:value="9.204" calcext:value-type="float">
            <text:p/>
          </table:table-cell>
          <table:table-cell table:formula="of:=AVERAGE([.B57:.F57])" office:value-type="float" office:value="8.4242" calcext:value-type="float">
            <text:p/>
          </table:table-cell>
          <table:table-cell table:formula="of:=[.H57]/[.A57]" office:value-type="float" office:value="0.14325" calcext:value-type="float">
            <text:p/>
          </table:table-cell>
          <table:table-cell table:formula="of:=[.I57]/[.A57]" office:value-type="float" office:value="0.164357142857143" calcext:value-type="float">
            <text:p/>
          </table:table-cell>
          <table:table-cell table:formula="of:=[.J57]/[.A57]" office:value-type="float" office:value="0.150432142857143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922" calcext:value-type="float">
            <text:p>8.922</text:p>
          </table:table-cell>
          <table:table-cell office:value-type="float" office:value="8.237" calcext:value-type="float">
            <text:p>8.237</text:p>
          </table:table-cell>
          <table:table-cell office:value-type="float" office:value="8.183" calcext:value-type="float">
            <text:p>8.183</text:p>
          </table:table-cell>
          <table:table-cell office:value-type="float" office:value="8.422" calcext:value-type="float">
            <text:p>8.422</text:p>
          </table:table-cell>
          <table:table-cell office:value-type="float" office:value="8.187" calcext:value-type="float">
            <text:p>8.187</text:p>
          </table:table-cell>
          <table:table-cell/>
          <table:table-cell table:formula="of:=MIN([.B58:.F58])" office:value-type="float" office:value="8.183" calcext:value-type="float">
            <text:p/>
          </table:table-cell>
          <table:table-cell table:formula="of:=MAX([.B58:.F58])" office:value-type="float" office:value="8.922" calcext:value-type="float">
            <text:p/>
          </table:table-cell>
          <table:table-cell table:formula="of:=AVERAGE([.B58:.F58])" office:value-type="float" office:value="8.3902" calcext:value-type="float">
            <text:p/>
          </table:table-cell>
          <table:table-cell table:formula="of:=[.H58]/[.A58]" office:value-type="float" office:value="0.143561403508772" calcext:value-type="float">
            <text:p/>
          </table:table-cell>
          <table:table-cell table:formula="of:=[.I58]/[.A58]" office:value-type="float" office:value="0.156526315789474" calcext:value-type="float">
            <text:p/>
          </table:table-cell>
          <table:table-cell table:formula="of:=[.J58]/[.A58]" office:value-type="float" office:value="0.14719649122807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295" calcext:value-type="float">
            <text:p>8.295</text:p>
          </table:table-cell>
          <table:table-cell office:value-type="float" office:value="8.259" calcext:value-type="float">
            <text:p>8.259</text:p>
          </table:table-cell>
          <table:table-cell office:value-type="float" office:value="8.395" calcext:value-type="float">
            <text:p>8.395</text:p>
          </table:table-cell>
          <table:table-cell office:value-type="float" office:value="8.75" calcext:value-type="float">
            <text:p>8.75</text:p>
          </table:table-cell>
          <table:table-cell office:value-type="float" office:value="8.295" calcext:value-type="float">
            <text:p>8.295</text:p>
          </table:table-cell>
          <table:table-cell/>
          <table:table-cell table:formula="of:=MIN([.B59:.F59])" office:value-type="float" office:value="8.259" calcext:value-type="float">
            <text:p/>
          </table:table-cell>
          <table:table-cell table:formula="of:=MAX([.B59:.F59])" office:value-type="float" office:value="8.75" calcext:value-type="float">
            <text:p/>
          </table:table-cell>
          <table:table-cell table:formula="of:=AVERAGE([.B59:.F59])" office:value-type="float" office:value="8.3988" calcext:value-type="float">
            <text:p/>
          </table:table-cell>
          <table:table-cell table:formula="of:=[.H59]/[.A59]" office:value-type="float" office:value="0.142396551724138" calcext:value-type="float">
            <text:p/>
          </table:table-cell>
          <table:table-cell table:formula="of:=[.I59]/[.A59]" office:value-type="float" office:value="0.150862068965517" calcext:value-type="float">
            <text:p/>
          </table:table-cell>
          <table:table-cell table:formula="of:=[.J59]/[.A59]" office:value-type="float" office:value="0.144806896551724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663" calcext:value-type="float">
            <text:p>8.663</text:p>
          </table:table-cell>
          <table:table-cell office:value-type="float" office:value="8.491" calcext:value-type="float">
            <text:p>8.491</text:p>
          </table:table-cell>
          <table:table-cell office:value-type="float" office:value="8.465" calcext:value-type="float">
            <text:p>8.465</text:p>
          </table:table-cell>
          <table:table-cell office:value-type="float" office:value="8.932" calcext:value-type="float">
            <text:p>8.932</text:p>
          </table:table-cell>
          <table:table-cell office:value-type="float" office:value="8.521" calcext:value-type="float">
            <text:p>8.521</text:p>
          </table:table-cell>
          <table:table-cell/>
          <table:table-cell table:formula="of:=MIN([.B60:.F60])" office:value-type="float" office:value="8.465" calcext:value-type="float">
            <text:p/>
          </table:table-cell>
          <table:table-cell table:formula="of:=MAX([.B60:.F60])" office:value-type="float" office:value="8.932" calcext:value-type="float">
            <text:p/>
          </table:table-cell>
          <table:table-cell table:formula="of:=AVERAGE([.B60:.F60])" office:value-type="float" office:value="8.6144" calcext:value-type="float">
            <text:p/>
          </table:table-cell>
          <table:table-cell table:formula="of:=[.H60]/[.A60]" office:value-type="float" office:value="0.143474576271186" calcext:value-type="float">
            <text:p/>
          </table:table-cell>
          <table:table-cell table:formula="of:=[.I60]/[.A60]" office:value-type="float" office:value="0.151389830508475" calcext:value-type="float">
            <text:p/>
          </table:table-cell>
          <table:table-cell table:formula="of:=[.J60]/[.A60]" office:value-type="float" office:value="0.146006779661017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205" calcext:value-type="float">
            <text:p>9.205</text:p>
          </table:table-cell>
          <table:table-cell office:value-type="float" office:value="8.676" calcext:value-type="float">
            <text:p>8.676</text:p>
          </table:table-cell>
          <table:table-cell office:value-type="float" office:value="8.743" calcext:value-type="float">
            <text:p>8.743</text:p>
          </table:table-cell>
          <table:table-cell office:value-type="float" office:value="9.532" calcext:value-type="float">
            <text:p>9.532</text:p>
          </table:table-cell>
          <table:table-cell office:value-type="float" office:value="8.757" calcext:value-type="float">
            <text:p>8.757</text:p>
          </table:table-cell>
          <table:table-cell/>
          <table:table-cell table:formula="of:=MIN([.B61:.F61])" office:value-type="float" office:value="8.676" calcext:value-type="float">
            <text:p/>
          </table:table-cell>
          <table:table-cell table:formula="of:=MAX([.B61:.F61])" office:value-type="float" office:value="9.532" calcext:value-type="float">
            <text:p/>
          </table:table-cell>
          <table:table-cell table:formula="of:=AVERAGE([.B61:.F61])" office:value-type="float" office:value="8.9826" calcext:value-type="float">
            <text:p/>
          </table:table-cell>
          <table:table-cell table:formula="of:=[.H61]/[.A61]" office:value-type="float" office:value="0.1446" calcext:value-type="float">
            <text:p/>
          </table:table-cell>
          <table:table-cell table:formula="of:=[.I61]/[.A61]" office:value-type="float" office:value="0.158866666666667" calcext:value-type="float">
            <text:p/>
          </table:table-cell>
          <table:table-cell table:formula="of:=[.J61]/[.A61]" office:value-type="float" office:value="0.14971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319" calcext:value-type="float">
            <text:p>9.319</text:p>
          </table:table-cell>
          <table:table-cell office:value-type="float" office:value="8.797" calcext:value-type="float">
            <text:p>8.797</text:p>
          </table:table-cell>
          <table:table-cell office:value-type="float" office:value="8.931" calcext:value-type="float">
            <text:p>8.931</text:p>
          </table:table-cell>
          <table:table-cell office:value-type="float" office:value="9.979" calcext:value-type="float">
            <text:p>9.979</text:p>
          </table:table-cell>
          <table:table-cell office:value-type="float" office:value="8.915" calcext:value-type="float">
            <text:p>8.915</text:p>
          </table:table-cell>
          <table:table-cell/>
          <table:table-cell table:formula="of:=MIN([.B62:.F62])" office:value-type="float" office:value="8.797" calcext:value-type="float">
            <text:p/>
          </table:table-cell>
          <table:table-cell table:formula="of:=MAX([.B62:.F62])" office:value-type="float" office:value="9.979" calcext:value-type="float">
            <text:p/>
          </table:table-cell>
          <table:table-cell table:formula="of:=AVERAGE([.B62:.F62])" office:value-type="float" office:value="9.1882" calcext:value-type="float">
            <text:p/>
          </table:table-cell>
          <table:table-cell table:formula="of:=[.H62]/[.A62]" office:value-type="float" office:value="0.144213114754098" calcext:value-type="float">
            <text:p/>
          </table:table-cell>
          <table:table-cell table:formula="of:=[.I62]/[.A62]" office:value-type="float" office:value="0.163590163934426" calcext:value-type="float">
            <text:p/>
          </table:table-cell>
          <table:table-cell table:formula="of:=[.J62]/[.A62]" office:value-type="float" office:value="0.150626229508197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527" calcext:value-type="float">
            <text:p>9.527</text:p>
          </table:table-cell>
          <table:table-cell office:value-type="float" office:value="8.983" calcext:value-type="float">
            <text:p>8.983</text:p>
          </table:table-cell>
          <table:table-cell office:value-type="float" office:value="8.966" calcext:value-type="float">
            <text:p>8.966</text:p>
          </table:table-cell>
          <table:table-cell office:value-type="float" office:value="10.323" calcext:value-type="float">
            <text:p>10.323</text:p>
          </table:table-cell>
          <table:table-cell office:value-type="float" office:value="8.961" calcext:value-type="float">
            <text:p>8.961</text:p>
          </table:table-cell>
          <table:table-cell/>
          <table:table-cell table:formula="of:=MIN([.B63:.F63])" office:value-type="float" office:value="8.961" calcext:value-type="float">
            <text:p/>
          </table:table-cell>
          <table:table-cell table:formula="of:=MAX([.B63:.F63])" office:value-type="float" office:value="10.323" calcext:value-type="float">
            <text:p/>
          </table:table-cell>
          <table:table-cell table:formula="of:=AVERAGE([.B63:.F63])" office:value-type="float" office:value="9.352" calcext:value-type="float">
            <text:p/>
          </table:table-cell>
          <table:table-cell table:formula="of:=[.H63]/[.A63]" office:value-type="float" office:value="0.144532258064516" calcext:value-type="float">
            <text:p/>
          </table:table-cell>
          <table:table-cell table:formula="of:=[.I63]/[.A63]" office:value-type="float" office:value="0.1665" calcext:value-type="float">
            <text:p/>
          </table:table-cell>
          <table:table-cell table:formula="of:=[.J63]/[.A63]" office:value-type="float" office:value="0.150838709677419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794" calcext:value-type="float">
            <text:p>9.794</text:p>
          </table:table-cell>
          <table:table-cell office:value-type="float" office:value="9.238" calcext:value-type="float">
            <text:p>9.238</text:p>
          </table:table-cell>
          <table:table-cell office:value-type="float" office:value="9.156" calcext:value-type="float">
            <text:p>9.156</text:p>
          </table:table-cell>
          <table:table-cell office:value-type="float" office:value="10.39" calcext:value-type="float">
            <text:p>10.39</text:p>
          </table:table-cell>
          <table:table-cell office:value-type="float" office:value="9.197" calcext:value-type="float">
            <text:p>9.197</text:p>
          </table:table-cell>
          <table:table-cell/>
          <table:table-cell table:formula="of:=MIN([.B64:.F64])" office:value-type="float" office:value="9.156" calcext:value-type="float">
            <text:p/>
          </table:table-cell>
          <table:table-cell table:formula="of:=MAX([.B64:.F64])" office:value-type="float" office:value="10.39" calcext:value-type="float">
            <text:p/>
          </table:table-cell>
          <table:table-cell table:formula="of:=AVERAGE([.B64:.F64])" office:value-type="float" office:value="9.555" calcext:value-type="float">
            <text:p/>
          </table:table-cell>
          <table:table-cell table:formula="of:=[.H64]/[.A64]" office:value-type="float" office:value="0.145333333333333" calcext:value-type="float">
            <text:p/>
          </table:table-cell>
          <table:table-cell table:formula="of:=[.I64]/[.A64]" office:value-type="float" office:value="0.164920634920635" calcext:value-type="float">
            <text:p/>
          </table:table-cell>
          <table:table-cell table:formula="of:=[.J64]/[.A64]" office:value-type="float" office:value="0.151666666666667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57" calcext:value-type="float">
            <text:p>10.157</text:p>
          </table:table-cell>
          <table:table-cell office:value-type="float" office:value="9.36" calcext:value-type="float">
            <text:p>9.36</text:p>
          </table:table-cell>
          <table:table-cell office:value-type="float" office:value="9.296" calcext:value-type="float">
            <text:p>9.296</text:p>
          </table:table-cell>
          <table:table-cell office:value-type="float" office:value="10.16" calcext:value-type="float">
            <text:p>10.16</text:p>
          </table:table-cell>
          <table:table-cell office:value-type="float" office:value="9.477" calcext:value-type="float">
            <text:p>9.477</text:p>
          </table:table-cell>
          <table:table-cell/>
          <table:table-cell table:formula="of:=MIN([.B65:.F65])" office:value-type="float" office:value="9.296" calcext:value-type="float">
            <text:p/>
          </table:table-cell>
          <table:table-cell table:formula="of:=MAX([.B65:.F65])" office:value-type="float" office:value="10.16" calcext:value-type="float">
            <text:p/>
          </table:table-cell>
          <table:table-cell table:formula="of:=AVERAGE([.B65:.F65])" office:value-type="float" office:value="9.69" calcext:value-type="float">
            <text:p/>
          </table:table-cell>
          <table:table-cell table:formula="of:=[.H65]/[.A65]" office:value-type="float" office:value="0.14525" calcext:value-type="float">
            <text:p/>
          </table:table-cell>
          <table:table-cell table:formula="of:=[.I65]/[.A65]" office:value-type="float" office:value="0.15875" calcext:value-type="float">
            <text:p/>
          </table:table-cell>
          <table:table-cell table:formula="of:=[.J65]/[.A65]" office:value-type="float" office:value="0.15140625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078" calcext:value-type="float">
            <text:p>10.078</text:p>
          </table:table-cell>
          <table:table-cell office:value-type="float" office:value="9.505" calcext:value-type="float">
            <text:p>9.505</text:p>
          </table:table-cell>
          <table:table-cell office:value-type="float" office:value="9.548" calcext:value-type="float">
            <text:p>9.548</text:p>
          </table:table-cell>
          <table:table-cell office:value-type="float" office:value="10.618" calcext:value-type="float">
            <text:p>10.618</text:p>
          </table:table-cell>
          <table:table-cell office:value-type="float" office:value="9.501" calcext:value-type="float">
            <text:p>9.501</text:p>
          </table:table-cell>
          <table:table-cell/>
          <table:table-cell table:formula="of:=MIN([.B66:.F66])" office:value-type="float" office:value="9.501" calcext:value-type="float">
            <text:p/>
          </table:table-cell>
          <table:table-cell table:formula="of:=MAX([.B66:.F66])" office:value-type="float" office:value="10.618" calcext:value-type="float">
            <text:p/>
          </table:table-cell>
          <table:table-cell table:formula="of:=AVERAGE([.B66:.F66])" office:value-type="float" office:value="9.85" calcext:value-type="float">
            <text:p/>
          </table:table-cell>
          <table:table-cell table:formula="of:=[.H66]/[.A66]" office:value-type="float" office:value="0.146169230769231" calcext:value-type="float">
            <text:p/>
          </table:table-cell>
          <table:table-cell table:formula="of:=[.I66]/[.A66]" office:value-type="float" office:value="0.163353846153846" calcext:value-type="float">
            <text:p/>
          </table:table-cell>
          <table:table-cell table:formula="of:=[.J66]/[.A66]" office:value-type="float" office:value="0.151538461538462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114" calcext:value-type="float">
            <text:p>10.114</text:p>
          </table:table-cell>
          <table:table-cell office:value-type="float" office:value="9.694" calcext:value-type="float">
            <text:p>9.694</text:p>
          </table:table-cell>
          <table:table-cell office:value-type="float" office:value="9.668" calcext:value-type="float">
            <text:p>9.668</text:p>
          </table:table-cell>
          <table:table-cell office:value-type="float" office:value="10.893" calcext:value-type="float">
            <text:p>10.893</text:p>
          </table:table-cell>
          <table:table-cell office:value-type="float" office:value="9.662" calcext:value-type="float">
            <text:p>9.662</text:p>
          </table:table-cell>
          <table:table-cell/>
          <table:table-cell table:formula="of:=MIN([.B67:.F67])" office:value-type="float" office:value="9.662" calcext:value-type="float">
            <text:p/>
          </table:table-cell>
          <table:table-cell table:formula="of:=MAX([.B67:.F67])" office:value-type="float" office:value="10.893" calcext:value-type="float">
            <text:p/>
          </table:table-cell>
          <table:table-cell table:formula="of:=AVERAGE([.B67:.F67])" office:value-type="float" office:value="10.0062" calcext:value-type="float">
            <text:p/>
          </table:table-cell>
          <table:table-cell table:formula="of:=[.H67]/[.A67]" office:value-type="float" office:value="0.146393939393939" calcext:value-type="float">
            <text:p/>
          </table:table-cell>
          <table:table-cell table:formula="of:=[.I67]/[.A67]" office:value-type="float" office:value="0.165045454545455" calcext:value-type="float">
            <text:p/>
          </table:table-cell>
          <table:table-cell table:formula="of:=[.J67]/[.A67]" office:value-type="float" office:value="0.151609090909091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797" calcext:value-type="float">
            <text:p>9.797</text:p>
          </table:table-cell>
          <table:table-cell office:value-type="float" office:value="9.839" calcext:value-type="float">
            <text:p>9.839</text:p>
          </table:table-cell>
          <table:table-cell office:value-type="float" office:value="9.788" calcext:value-type="float">
            <text:p>9.788</text:p>
          </table:table-cell>
          <table:table-cell office:value-type="float" office:value="10.956" calcext:value-type="float">
            <text:p>10.956</text:p>
          </table:table-cell>
          <table:table-cell office:value-type="float" office:value="9.925" calcext:value-type="float">
            <text:p>9.925</text:p>
          </table:table-cell>
          <table:table-cell/>
          <table:table-cell table:formula="of:=MIN([.B68:.F68])" office:value-type="float" office:value="9.788" calcext:value-type="float">
            <text:p/>
          </table:table-cell>
          <table:table-cell table:formula="of:=MAX([.B68:.F68])" office:value-type="float" office:value="10.956" calcext:value-type="float">
            <text:p/>
          </table:table-cell>
          <table:table-cell table:formula="of:=AVERAGE([.B68:.F68])" office:value-type="float" office:value="10.061" calcext:value-type="float">
            <text:p/>
          </table:table-cell>
          <table:table-cell table:formula="of:=[.H68]/[.A68]" office:value-type="float" office:value="0.146089552238806" calcext:value-type="float">
            <text:p/>
          </table:table-cell>
          <table:table-cell table:formula="of:=[.I68]/[.A68]" office:value-type="float" office:value="0.163522388059701" calcext:value-type="float">
            <text:p/>
          </table:table-cell>
          <table:table-cell table:formula="of:=[.J68]/[.A68]" office:value-type="float" office:value="0.150164179104478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17" calcext:value-type="float">
            <text:p>10.17</text:p>
          </table:table-cell>
          <table:table-cell office:value-type="float" office:value="10.805" calcext:value-type="float">
            <text:p>10.805</text:p>
          </table:table-cell>
          <table:table-cell office:value-type="float" office:value="10.048" calcext:value-type="float">
            <text:p>10.048</text:p>
          </table:table-cell>
          <table:table-cell office:value-type="float" office:value="11.042" calcext:value-type="float">
            <text:p>11.042</text:p>
          </table:table-cell>
          <table:table-cell office:value-type="float" office:value="10.273" calcext:value-type="float">
            <text:p>10.273</text:p>
          </table:table-cell>
          <table:table-cell/>
          <table:table-cell table:formula="of:=MIN([.B69:.F69])" office:value-type="float" office:value="10.048" calcext:value-type="float">
            <text:p/>
          </table:table-cell>
          <table:table-cell table:formula="of:=MAX([.B69:.F69])" office:value-type="float" office:value="11.042" calcext:value-type="float">
            <text:p/>
          </table:table-cell>
          <table:table-cell table:formula="of:=AVERAGE([.B69:.F69])" office:value-type="float" office:value="10.4676" calcext:value-type="float">
            <text:p/>
          </table:table-cell>
          <table:table-cell table:formula="of:=[.H69]/[.A69]" office:value-type="float" office:value="0.147764705882353" calcext:value-type="float">
            <text:p/>
          </table:table-cell>
          <table:table-cell table:formula="of:=[.I69]/[.A69]" office:value-type="float" office:value="0.162382352941176" calcext:value-type="float">
            <text:p/>
          </table:table-cell>
          <table:table-cell table:formula="of:=[.J69]/[.A69]" office:value-type="float" office:value="0.153935294117647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167" calcext:value-type="float">
            <text:p>10.167</text:p>
          </table:table-cell>
          <table:table-cell office:value-type="float" office:value="10.42" calcext:value-type="float">
            <text:p>10.42</text:p>
          </table:table-cell>
          <table:table-cell office:value-type="float" office:value="10.172" calcext:value-type="float">
            <text:p>10.172</text:p>
          </table:table-cell>
          <table:table-cell office:value-type="float" office:value="10.839" calcext:value-type="float">
            <text:p>10.839</text:p>
          </table:table-cell>
          <table:table-cell office:value-type="float" office:value="10.317" calcext:value-type="float">
            <text:p>10.317</text:p>
          </table:table-cell>
          <table:table-cell/>
          <table:table-cell table:formula="of:=MIN([.B70:.F70])" office:value-type="float" office:value="10.167" calcext:value-type="float">
            <text:p/>
          </table:table-cell>
          <table:table-cell table:formula="of:=MAX([.B70:.F70])" office:value-type="float" office:value="10.839" calcext:value-type="float">
            <text:p/>
          </table:table-cell>
          <table:table-cell table:formula="of:=AVERAGE([.B70:.F70])" office:value-type="float" office:value="10.383" calcext:value-type="float">
            <text:p/>
          </table:table-cell>
          <table:table-cell table:formula="of:=[.H70]/[.A70]" office:value-type="float" office:value="0.147347826086957" calcext:value-type="float">
            <text:p/>
          </table:table-cell>
          <table:table-cell table:formula="of:=[.I70]/[.A70]" office:value-type="float" office:value="0.157086956521739" calcext:value-type="float">
            <text:p/>
          </table:table-cell>
          <table:table-cell table:formula="of:=[.J70]/[.A70]" office:value-type="float" office:value="0.150478260869565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346" calcext:value-type="float">
            <text:p>10.346</text:p>
          </table:table-cell>
          <table:table-cell office:value-type="float" office:value="10.604" calcext:value-type="float">
            <text:p>10.604</text:p>
          </table:table-cell>
          <table:table-cell office:value-type="float" office:value="10.446" calcext:value-type="float">
            <text:p>10.446</text:p>
          </table:table-cell>
          <table:table-cell office:value-type="float" office:value="10.977" calcext:value-type="float">
            <text:p>10.977</text:p>
          </table:table-cell>
          <table:table-cell office:value-type="float" office:value="10.435" calcext:value-type="float">
            <text:p>10.435</text:p>
          </table:table-cell>
          <table:table-cell/>
          <table:table-cell table:formula="of:=MIN([.B71:.F71])" office:value-type="float" office:value="10.346" calcext:value-type="float">
            <text:p/>
          </table:table-cell>
          <table:table-cell table:formula="of:=MAX([.B71:.F71])" office:value-type="float" office:value="10.977" calcext:value-type="float">
            <text:p/>
          </table:table-cell>
          <table:table-cell table:formula="of:=AVERAGE([.B71:.F71])" office:value-type="float" office:value="10.5616" calcext:value-type="float">
            <text:p/>
          </table:table-cell>
          <table:table-cell table:formula="of:=[.H71]/[.A71]" office:value-type="float" office:value="0.1478" calcext:value-type="float">
            <text:p/>
          </table:table-cell>
          <table:table-cell table:formula="of:=[.I71]/[.A71]" office:value-type="float" office:value="0.156814285714286" calcext:value-type="float">
            <text:p/>
          </table:table-cell>
          <table:table-cell table:formula="of:=[.J71]/[.A71]" office:value-type="float" office:value="0.15088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497" calcext:value-type="float">
            <text:p>10.497</text:p>
          </table:table-cell>
          <table:table-cell office:value-type="float" office:value="11.016" calcext:value-type="float">
            <text:p>11.016</text:p>
          </table:table-cell>
          <table:table-cell office:value-type="float" office:value="10.827" calcext:value-type="float">
            <text:p>10.827</text:p>
          </table:table-cell>
          <table:table-cell office:value-type="float" office:value="10.782" calcext:value-type="float">
            <text:p>10.782</text:p>
          </table:table-cell>
          <table:table-cell office:value-type="float" office:value="10.632" calcext:value-type="float">
            <text:p>10.632</text:p>
          </table:table-cell>
          <table:table-cell/>
          <table:table-cell table:formula="of:=MIN([.B72:.F72])" office:value-type="float" office:value="10.497" calcext:value-type="float">
            <text:p/>
          </table:table-cell>
          <table:table-cell table:formula="of:=MAX([.B72:.F72])" office:value-type="float" office:value="11.016" calcext:value-type="float">
            <text:p/>
          </table:table-cell>
          <table:table-cell table:formula="of:=AVERAGE([.B72:.F72])" office:value-type="float" office:value="10.7508" calcext:value-type="float">
            <text:p/>
          </table:table-cell>
          <table:table-cell table:formula="of:=[.H72]/[.A72]" office:value-type="float" office:value="0.147845070422535" calcext:value-type="float">
            <text:p/>
          </table:table-cell>
          <table:table-cell table:formula="of:=[.I72]/[.A72]" office:value-type="float" office:value="0.155154929577465" calcext:value-type="float">
            <text:p/>
          </table:table-cell>
          <table:table-cell table:formula="of:=[.J72]/[.A72]" office:value-type="float" office:value="0.151419718309859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751" calcext:value-type="float">
            <text:p>10.751</text:p>
          </table:table-cell>
          <table:table-cell office:value-type="float" office:value="11.221" calcext:value-type="float">
            <text:p>11.221</text:p>
          </table:table-cell>
          <table:table-cell office:value-type="float" office:value="10.804" calcext:value-type="float">
            <text:p>10.804</text:p>
          </table:table-cell>
          <table:table-cell office:value-type="float" office:value="10.809" calcext:value-type="float">
            <text:p>10.809</text:p>
          </table:table-cell>
          <table:table-cell office:value-type="float" office:value="11.017" calcext:value-type="float">
            <text:p>11.017</text:p>
          </table:table-cell>
          <table:table-cell/>
          <table:table-cell table:formula="of:=MIN([.B73:.F73])" office:value-type="float" office:value="10.751" calcext:value-type="float">
            <text:p/>
          </table:table-cell>
          <table:table-cell table:formula="of:=MAX([.B73:.F73])" office:value-type="float" office:value="11.221" calcext:value-type="float">
            <text:p/>
          </table:table-cell>
          <table:table-cell table:formula="of:=AVERAGE([.B73:.F73])" office:value-type="float" office:value="10.9204" calcext:value-type="float">
            <text:p/>
          </table:table-cell>
          <table:table-cell table:formula="of:=[.H73]/[.A73]" office:value-type="float" office:value="0.149319444444444" calcext:value-type="float">
            <text:p/>
          </table:table-cell>
          <table:table-cell table:formula="of:=[.I73]/[.A73]" office:value-type="float" office:value="0.155847222222222" calcext:value-type="float">
            <text:p/>
          </table:table-cell>
          <table:table-cell table:formula="of:=[.J73]/[.A73]" office:value-type="float" office:value="0.151672222222222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116" calcext:value-type="float">
            <text:p>11.116</text:p>
          </table:table-cell>
          <table:table-cell office:value-type="float" office:value="10.973" calcext:value-type="float">
            <text:p>10.973</text:p>
          </table:table-cell>
          <table:table-cell office:value-type="float" office:value="10.931" calcext:value-type="float">
            <text:p>10.931</text:p>
          </table:table-cell>
          <table:table-cell office:value-type="float" office:value="10.913" calcext:value-type="float">
            <text:p>10.913</text:p>
          </table:table-cell>
          <table:table-cell office:value-type="float" office:value="11.087" calcext:value-type="float">
            <text:p>11.087</text:p>
          </table:table-cell>
          <table:table-cell/>
          <table:table-cell table:formula="of:=MIN([.B74:.F74])" office:value-type="float" office:value="10.913" calcext:value-type="float">
            <text:p/>
          </table:table-cell>
          <table:table-cell table:formula="of:=MAX([.B74:.F74])" office:value-type="float" office:value="11.116" calcext:value-type="float">
            <text:p/>
          </table:table-cell>
          <table:table-cell table:formula="of:=AVERAGE([.B74:.F74])" office:value-type="float" office:value="11.004" calcext:value-type="float">
            <text:p/>
          </table:table-cell>
          <table:table-cell table:formula="of:=[.H74]/[.A74]" office:value-type="float" office:value="0.149493150684932" calcext:value-type="float">
            <text:p/>
          </table:table-cell>
          <table:table-cell table:formula="of:=[.I74]/[.A74]" office:value-type="float" office:value="0.15227397260274" calcext:value-type="float">
            <text:p/>
          </table:table-cell>
          <table:table-cell table:formula="of:=[.J74]/[.A74]" office:value-type="float" office:value="0.150739726027397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027" calcext:value-type="float">
            <text:p>11.027</text:p>
          </table:table-cell>
          <table:table-cell office:value-type="float" office:value="11.083" calcext:value-type="float">
            <text:p>11.083</text:p>
          </table:table-cell>
          <table:table-cell office:value-type="float" office:value="11.237" calcext:value-type="float">
            <text:p>11.237</text:p>
          </table:table-cell>
          <table:table-cell office:value-type="float" office:value="11.146" calcext:value-type="float">
            <text:p>11.146</text:p>
          </table:table-cell>
          <table:table-cell office:value-type="float" office:value="10.998" calcext:value-type="float">
            <text:p>10.998</text:p>
          </table:table-cell>
          <table:table-cell/>
          <table:table-cell table:formula="of:=MIN([.B75:.F75])" office:value-type="float" office:value="10.998" calcext:value-type="float">
            <text:p/>
          </table:table-cell>
          <table:table-cell table:formula="of:=MAX([.B75:.F75])" office:value-type="float" office:value="11.237" calcext:value-type="float">
            <text:p/>
          </table:table-cell>
          <table:table-cell table:formula="of:=AVERAGE([.B75:.F75])" office:value-type="float" office:value="11.0982" calcext:value-type="float">
            <text:p/>
          </table:table-cell>
          <table:table-cell table:formula="of:=[.H75]/[.A75]" office:value-type="float" office:value="0.148621621621622" calcext:value-type="float">
            <text:p/>
          </table:table-cell>
          <table:table-cell table:formula="of:=[.I75]/[.A75]" office:value-type="float" office:value="0.151851351351351" calcext:value-type="float">
            <text:p/>
          </table:table-cell>
          <table:table-cell table:formula="of:=[.J75]/[.A75]" office:value-type="float" office:value="0.149975675675676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253" calcext:value-type="float">
            <text:p>11.253</text:p>
          </table:table-cell>
          <table:table-cell office:value-type="float" office:value="11.415" calcext:value-type="float">
            <text:p>11.415</text:p>
          </table:table-cell>
          <table:table-cell office:value-type="float" office:value="11.328" calcext:value-type="float">
            <text:p>11.328</text:p>
          </table:table-cell>
          <table:table-cell office:value-type="float" office:value="11.686" calcext:value-type="float">
            <text:p>11.686</text:p>
          </table:table-cell>
          <table:table-cell office:value-type="float" office:value="11.339" calcext:value-type="float">
            <text:p>11.339</text:p>
          </table:table-cell>
          <table:table-cell/>
          <table:table-cell table:formula="of:=MIN([.B76:.F76])" office:value-type="float" office:value="11.253" calcext:value-type="float">
            <text:p/>
          </table:table-cell>
          <table:table-cell table:formula="of:=MAX([.B76:.F76])" office:value-type="float" office:value="11.686" calcext:value-type="float">
            <text:p/>
          </table:table-cell>
          <table:table-cell table:formula="of:=AVERAGE([.B76:.F76])" office:value-type="float" office:value="11.4042" calcext:value-type="float">
            <text:p/>
          </table:table-cell>
          <table:table-cell table:formula="of:=[.H76]/[.A76]" office:value-type="float" office:value="0.15004" calcext:value-type="float">
            <text:p/>
          </table:table-cell>
          <table:table-cell table:formula="of:=[.I76]/[.A76]" office:value-type="float" office:value="0.155813333333333" calcext:value-type="float">
            <text:p/>
          </table:table-cell>
          <table:table-cell table:formula="of:=[.J76]/[.A76]" office:value-type="float" office:value="0.152056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536" calcext:value-type="float">
            <text:p>11.536</text:p>
          </table:table-cell>
          <table:table-cell office:value-type="float" office:value="11.555" calcext:value-type="float">
            <text:p>11.555</text:p>
          </table:table-cell>
          <table:table-cell office:value-type="float" office:value="11.552" calcext:value-type="float">
            <text:p>11.552</text:p>
          </table:table-cell>
          <table:table-cell office:value-type="float" office:value="12.285" calcext:value-type="float">
            <text:p>12.285</text:p>
          </table:table-cell>
          <table:table-cell office:value-type="float" office:value="11.59" calcext:value-type="float">
            <text:p>11.59</text:p>
          </table:table-cell>
          <table:table-cell/>
          <table:table-cell table:formula="of:=MIN([.B77:.F77])" office:value-type="float" office:value="11.536" calcext:value-type="float">
            <text:p/>
          </table:table-cell>
          <table:table-cell table:formula="of:=MAX([.B77:.F77])" office:value-type="float" office:value="12.285" calcext:value-type="float">
            <text:p/>
          </table:table-cell>
          <table:table-cell table:formula="of:=AVERAGE([.B77:.F77])" office:value-type="float" office:value="11.7036" calcext:value-type="float">
            <text:p/>
          </table:table-cell>
          <table:table-cell table:formula="of:=[.H77]/[.A77]" office:value-type="float" office:value="0.151789473684211" calcext:value-type="float">
            <text:p/>
          </table:table-cell>
          <table:table-cell table:formula="of:=[.I77]/[.A77]" office:value-type="float" office:value="0.161644736842105" calcext:value-type="float">
            <text:p/>
          </table:table-cell>
          <table:table-cell table:formula="of:=[.J77]/[.A77]" office:value-type="float" office:value="0.153994736842105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729" calcext:value-type="float">
            <text:p>11.729</text:p>
          </table:table-cell>
          <table:table-cell office:value-type="float" office:value="11.972" calcext:value-type="float">
            <text:p>11.972</text:p>
          </table:table-cell>
          <table:table-cell office:value-type="float" office:value="11.785" calcext:value-type="float">
            <text:p>11.785</text:p>
          </table:table-cell>
          <table:table-cell office:value-type="float" office:value="12.375" calcext:value-type="float">
            <text:p>12.375</text:p>
          </table:table-cell>
          <table:table-cell office:value-type="float" office:value="11.772" calcext:value-type="float">
            <text:p>11.772</text:p>
          </table:table-cell>
          <table:table-cell/>
          <table:table-cell table:formula="of:=MIN([.B78:.F78])" office:value-type="float" office:value="11.729" calcext:value-type="float">
            <text:p/>
          </table:table-cell>
          <table:table-cell table:formula="of:=MAX([.B78:.F78])" office:value-type="float" office:value="12.375" calcext:value-type="float">
            <text:p/>
          </table:table-cell>
          <table:table-cell table:formula="of:=AVERAGE([.B78:.F78])" office:value-type="float" office:value="11.9266" calcext:value-type="float">
            <text:p/>
          </table:table-cell>
          <table:table-cell table:formula="of:=[.H78]/[.A78]" office:value-type="float" office:value="0.152324675324675" calcext:value-type="float">
            <text:p/>
          </table:table-cell>
          <table:table-cell table:formula="of:=[.I78]/[.A78]" office:value-type="float" office:value="0.160714285714286" calcext:value-type="float">
            <text:p/>
          </table:table-cell>
          <table:table-cell table:formula="of:=[.J78]/[.A78]" office:value-type="float" office:value="0.154890909090909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892" calcext:value-type="float">
            <text:p>11.892</text:p>
          </table:table-cell>
          <table:table-cell office:value-type="float" office:value="12.027" calcext:value-type="float">
            <text:p>12.027</text:p>
          </table:table-cell>
          <table:table-cell office:value-type="float" office:value="11.939" calcext:value-type="float">
            <text:p>11.939</text:p>
          </table:table-cell>
          <table:table-cell office:value-type="float" office:value="12.3" calcext:value-type="float">
            <text:p>12.3</text:p>
          </table:table-cell>
          <table:table-cell office:value-type="float" office:value="12.075" calcext:value-type="float">
            <text:p>12.075</text:p>
          </table:table-cell>
          <table:table-cell/>
          <table:table-cell table:formula="of:=MIN([.B79:.F79])" office:value-type="float" office:value="11.892" calcext:value-type="float">
            <text:p/>
          </table:table-cell>
          <table:table-cell table:formula="of:=MAX([.B79:.F79])" office:value-type="float" office:value="12.3" calcext:value-type="float">
            <text:p/>
          </table:table-cell>
          <table:table-cell table:formula="of:=AVERAGE([.B79:.F79])" office:value-type="float" office:value="12.0466" calcext:value-type="float">
            <text:p/>
          </table:table-cell>
          <table:table-cell table:formula="of:=[.H79]/[.A79]" office:value-type="float" office:value="0.152461538461538" calcext:value-type="float">
            <text:p/>
          </table:table-cell>
          <table:table-cell table:formula="of:=[.I79]/[.A79]" office:value-type="float" office:value="0.157692307692308" calcext:value-type="float">
            <text:p/>
          </table:table-cell>
          <table:table-cell table:formula="of:=[.J79]/[.A79]" office:value-type="float" office:value="0.15444358974359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059" calcext:value-type="float">
            <text:p>12.059</text:p>
          </table:table-cell>
          <table:table-cell office:value-type="float" office:value="12.176" calcext:value-type="float">
            <text:p>12.176</text:p>
          </table:table-cell>
          <table:table-cell office:value-type="float" office:value="12.213" calcext:value-type="float">
            <text:p>12.213</text:p>
          </table:table-cell>
          <table:table-cell office:value-type="float" office:value="12.677" calcext:value-type="float">
            <text:p>12.677</text:p>
          </table:table-cell>
          <table:table-cell office:value-type="float" office:value="12.139" calcext:value-type="float">
            <text:p>12.139</text:p>
          </table:table-cell>
          <table:table-cell/>
          <table:table-cell table:formula="of:=MIN([.B80:.F80])" office:value-type="float" office:value="12.059" calcext:value-type="float">
            <text:p/>
          </table:table-cell>
          <table:table-cell table:formula="of:=MAX([.B80:.F80])" office:value-type="float" office:value="12.677" calcext:value-type="float">
            <text:p/>
          </table:table-cell>
          <table:table-cell table:formula="of:=AVERAGE([.B80:.F80])" office:value-type="float" office:value="12.2528" calcext:value-type="float">
            <text:p/>
          </table:table-cell>
          <table:table-cell table:formula="of:=[.H80]/[.A80]" office:value-type="float" office:value="0.152645569620253" calcext:value-type="float">
            <text:p/>
          </table:table-cell>
          <table:table-cell table:formula="of:=[.I80]/[.A80]" office:value-type="float" office:value="0.16046835443038" calcext:value-type="float">
            <text:p/>
          </table:table-cell>
          <table:table-cell table:formula="of:=[.J80]/[.A80]" office:value-type="float" office:value="0.155098734177215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399" calcext:value-type="float">
            <text:p>12.399</text:p>
          </table:table-cell>
          <table:table-cell office:value-type="float" office:value="12.514" calcext:value-type="float">
            <text:p>12.514</text:p>
          </table:table-cell>
          <table:table-cell office:value-type="float" office:value="12.442" calcext:value-type="float">
            <text:p>12.442</text:p>
          </table:table-cell>
          <table:table-cell office:value-type="float" office:value="12.37" calcext:value-type="float">
            <text:p>12.37</text:p>
          </table:table-cell>
          <table:table-cell office:value-type="float" office:value="12.829" calcext:value-type="float">
            <text:p>12.829</text:p>
          </table:table-cell>
          <table:table-cell/>
          <table:table-cell table:formula="of:=MIN([.B81:.F81])" office:value-type="float" office:value="12.37" calcext:value-type="float">
            <text:p/>
          </table:table-cell>
          <table:table-cell table:formula="of:=MAX([.B81:.F81])" office:value-type="float" office:value="12.829" calcext:value-type="float">
            <text:p/>
          </table:table-cell>
          <table:table-cell table:formula="of:=AVERAGE([.B81:.F81])" office:value-type="float" office:value="12.5108" calcext:value-type="float">
            <text:p/>
          </table:table-cell>
          <table:table-cell table:formula="of:=[.H81]/[.A81]" office:value-type="float" office:value="0.154625" calcext:value-type="float">
            <text:p/>
          </table:table-cell>
          <table:table-cell table:formula="of:=[.I81]/[.A81]" office:value-type="float" office:value="0.1603625" calcext:value-type="float">
            <text:p/>
          </table:table-cell>
          <table:table-cell table:formula="of:=[.J81]/[.A81]" office:value-type="float" office:value="0.156385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516" calcext:value-type="float">
            <text:p>12.516</text:p>
          </table:table-cell>
          <table:table-cell office:value-type="float" office:value="12.557" calcext:value-type="float">
            <text:p>12.557</text:p>
          </table:table-cell>
          <table:table-cell office:value-type="float" office:value="12.61" calcext:value-type="float">
            <text:p>12.61</text:p>
          </table:table-cell>
          <table:table-cell office:value-type="float" office:value="12.643" calcext:value-type="float">
            <text:p>12.643</text:p>
          </table:table-cell>
          <table:table-cell office:value-type="float" office:value="12.798" calcext:value-type="float">
            <text:p>12.798</text:p>
          </table:table-cell>
          <table:table-cell/>
          <table:table-cell table:formula="of:=MIN([.B82:.F82])" office:value-type="float" office:value="12.516" calcext:value-type="float">
            <text:p/>
          </table:table-cell>
          <table:table-cell table:formula="of:=MAX([.B82:.F82])" office:value-type="float" office:value="12.798" calcext:value-type="float">
            <text:p/>
          </table:table-cell>
          <table:table-cell table:formula="of:=AVERAGE([.B82:.F82])" office:value-type="float" office:value="12.6248" calcext:value-type="float">
            <text:p/>
          </table:table-cell>
          <table:table-cell table:formula="of:=[.H82]/[.A82]" office:value-type="float" office:value="0.154518518518519" calcext:value-type="float">
            <text:p/>
          </table:table-cell>
          <table:table-cell table:formula="of:=[.I82]/[.A82]" office:value-type="float" office:value="0.158" calcext:value-type="float">
            <text:p/>
          </table:table-cell>
          <table:table-cell table:formula="of:=[.J82]/[.A82]" office:value-type="float" office:value="0.155861728395062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726" calcext:value-type="float">
            <text:p>12.726</text:p>
          </table:table-cell>
          <table:table-cell office:value-type="float" office:value="13.373" calcext:value-type="float">
            <text:p>13.373</text:p>
          </table:table-cell>
          <table:table-cell office:value-type="float" office:value="12.763" calcext:value-type="float">
            <text:p>12.76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2.844" calcext:value-type="float">
            <text:p>12.844</text:p>
          </table:table-cell>
          <table:table-cell/>
          <table:table-cell table:formula="of:=MIN([.B83:.F83])" office:value-type="float" office:value="12.726" calcext:value-type="float">
            <text:p/>
          </table:table-cell>
          <table:table-cell table:formula="of:=MAX([.B83:.F83])" office:value-type="float" office:value="13.373" calcext:value-type="float">
            <text:p/>
          </table:table-cell>
          <table:table-cell table:formula="of:=AVERAGE([.B83:.F83])" office:value-type="float" office:value="12.9154" calcext:value-type="float">
            <text:p/>
          </table:table-cell>
          <table:table-cell table:formula="of:=[.H83]/[.A83]" office:value-type="float" office:value="0.15519512195122" calcext:value-type="float">
            <text:p/>
          </table:table-cell>
          <table:table-cell table:formula="of:=[.I83]/[.A83]" office:value-type="float" office:value="0.163085365853659" calcext:value-type="float">
            <text:p/>
          </table:table-cell>
          <table:table-cell table:formula="of:=[.J83]/[.A83]" office:value-type="float" office:value="0.15750487804878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548" calcext:value-type="float">
            <text:p>13.548</text:p>
          </table:table-cell>
          <table:table-cell office:value-type="float" office:value="13.117" calcext:value-type="float">
            <text:p>13.117</text:p>
          </table:table-cell>
          <table:table-cell office:value-type="float" office:value="13.119" calcext:value-type="float">
            <text:p>13.119</text:p>
          </table:table-cell>
          <table:table-cell office:value-type="float" office:value="13.626" calcext:value-type="float">
            <text:p>13.626</text:p>
          </table:table-cell>
          <table:table-cell office:value-type="float" office:value="13.015" calcext:value-type="float">
            <text:p>13.015</text:p>
          </table:table-cell>
          <table:table-cell/>
          <table:table-cell table:formula="of:=MIN([.B84:.F84])" office:value-type="float" office:value="13.015" calcext:value-type="float">
            <text:p/>
          </table:table-cell>
          <table:table-cell table:formula="of:=MAX([.B84:.F84])" office:value-type="float" office:value="13.626" calcext:value-type="float">
            <text:p/>
          </table:table-cell>
          <table:table-cell table:formula="of:=AVERAGE([.B84:.F84])" office:value-type="float" office:value="13.285" calcext:value-type="float">
            <text:p/>
          </table:table-cell>
          <table:table-cell table:formula="of:=[.H84]/[.A84]" office:value-type="float" office:value="0.156807228915663" calcext:value-type="float">
            <text:p/>
          </table:table-cell>
          <table:table-cell table:formula="of:=[.I84]/[.A84]" office:value-type="float" office:value="0.164168674698795" calcext:value-type="float">
            <text:p/>
          </table:table-cell>
          <table:table-cell table:formula="of:=[.J84]/[.A84]" office:value-type="float" office:value="0.160060240963855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074" calcext:value-type="float">
            <text:p>13.074</text:p>
          </table:table-cell>
          <table:table-cell office:value-type="float" office:value="14.486" calcext:value-type="float">
            <text:p>14.486</text:p>
          </table:table-cell>
          <table:table-cell office:value-type="float" office:value="14.555" calcext:value-type="float">
            <text:p>14.555</text:p>
          </table:table-cell>
          <table:table-cell office:value-type="float" office:value="13.211" calcext:value-type="float">
            <text:p>13.211</text:p>
          </table:table-cell>
          <table:table-cell office:value-type="float" office:value="14.092" calcext:value-type="float">
            <text:p>14.092</text:p>
          </table:table-cell>
          <table:table-cell/>
          <table:table-cell table:formula="of:=MIN([.B85:.F85])" office:value-type="float" office:value="13.074" calcext:value-type="float">
            <text:p/>
          </table:table-cell>
          <table:table-cell table:formula="of:=MAX([.B85:.F85])" office:value-type="float" office:value="14.555" calcext:value-type="float">
            <text:p/>
          </table:table-cell>
          <table:table-cell table:formula="of:=AVERAGE([.B85:.F85])" office:value-type="float" office:value="13.8836" calcext:value-type="float">
            <text:p/>
          </table:table-cell>
          <table:table-cell table:formula="of:=[.H85]/[.A85]" office:value-type="float" office:value="0.155642857142857" calcext:value-type="float">
            <text:p/>
          </table:table-cell>
          <table:table-cell table:formula="of:=[.I85]/[.A85]" office:value-type="float" office:value="0.17327380952381" calcext:value-type="float">
            <text:p/>
          </table:table-cell>
          <table:table-cell table:formula="of:=[.J85]/[.A85]" office:value-type="float" office:value="0.165280952380952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416" calcext:value-type="float">
            <text:p>13.416</text:p>
          </table:table-cell>
          <table:table-cell office:value-type="float" office:value="13.476" calcext:value-type="float">
            <text:p>13.476</text:p>
          </table:table-cell>
          <table:table-cell office:value-type="float" office:value="13.5" calcext:value-type="float">
            <text:p>13.5</text:p>
          </table:table-cell>
          <table:table-cell office:value-type="float" office:value="13.517" calcext:value-type="float">
            <text:p>13.517</text:p>
          </table:table-cell>
          <table:table-cell office:value-type="float" office:value="15.469" calcext:value-type="float">
            <text:p>15.469</text:p>
          </table:table-cell>
          <table:table-cell/>
          <table:table-cell table:formula="of:=MIN([.B86:.F86])" office:value-type="float" office:value="13.416" calcext:value-type="float">
            <text:p/>
          </table:table-cell>
          <table:table-cell table:formula="of:=MAX([.B86:.F86])" office:value-type="float" office:value="15.469" calcext:value-type="float">
            <text:p/>
          </table:table-cell>
          <table:table-cell table:formula="of:=AVERAGE([.B86:.F86])" office:value-type="float" office:value="13.8756" calcext:value-type="float">
            <text:p/>
          </table:table-cell>
          <table:table-cell table:formula="of:=[.H86]/[.A86]" office:value-type="float" office:value="0.157835294117647" calcext:value-type="float">
            <text:p/>
          </table:table-cell>
          <table:table-cell table:formula="of:=[.I86]/[.A86]" office:value-type="float" office:value="0.181988235294118" calcext:value-type="float">
            <text:p/>
          </table:table-cell>
          <table:table-cell table:formula="of:=[.J86]/[.A86]" office:value-type="float" office:value="0.163242352941176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594" calcext:value-type="float">
            <text:p>13.594</text:p>
          </table:table-cell>
          <table:table-cell office:value-type="float" office:value="14.596" calcext:value-type="float">
            <text:p>14.596</text:p>
          </table:table-cell>
          <table:table-cell office:value-type="float" office:value="13.681" calcext:value-type="float">
            <text:p>13.681</text:p>
          </table:table-cell>
          <table:table-cell office:value-type="float" office:value="13.701" calcext:value-type="float">
            <text:p>13.701</text:p>
          </table:table-cell>
          <table:table-cell office:value-type="float" office:value="14.669" calcext:value-type="float">
            <text:p>14.669</text:p>
          </table:table-cell>
          <table:table-cell/>
          <table:table-cell table:formula="of:=MIN([.B87:.F87])" office:value-type="float" office:value="13.594" calcext:value-type="float">
            <text:p/>
          </table:table-cell>
          <table:table-cell table:formula="of:=MAX([.B87:.F87])" office:value-type="float" office:value="14.669" calcext:value-type="float">
            <text:p/>
          </table:table-cell>
          <table:table-cell table:formula="of:=AVERAGE([.B87:.F87])" office:value-type="float" office:value="14.0482" calcext:value-type="float">
            <text:p/>
          </table:table-cell>
          <table:table-cell table:formula="of:=[.H87]/[.A87]" office:value-type="float" office:value="0.15806976744186" calcext:value-type="float">
            <text:p/>
          </table:table-cell>
          <table:table-cell table:formula="of:=[.I87]/[.A87]" office:value-type="float" office:value="0.17056976744186" calcext:value-type="float">
            <text:p/>
          </table:table-cell>
          <table:table-cell table:formula="of:=[.J87]/[.A87]" office:value-type="float" office:value="0.163351162790698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785" calcext:value-type="float">
            <text:p>13.785</text:p>
          </table:table-cell>
          <table:table-cell office:value-type="float" office:value="14.974" calcext:value-type="float">
            <text:p>14.974</text:p>
          </table:table-cell>
          <table:table-cell office:value-type="float" office:value="13.849" calcext:value-type="float">
            <text:p>13.849</text:p>
          </table:table-cell>
          <table:table-cell office:value-type="float" office:value="13.881" calcext:value-type="float">
            <text:p>13.881</text:p>
          </table:table-cell>
          <table:table-cell office:value-type="float" office:value="13.945" calcext:value-type="float">
            <text:p>13.945</text:p>
          </table:table-cell>
          <table:table-cell/>
          <table:table-cell table:formula="of:=MIN([.B88:.F88])" office:value-type="float" office:value="13.785" calcext:value-type="float">
            <text:p/>
          </table:table-cell>
          <table:table-cell table:formula="of:=MAX([.B88:.F88])" office:value-type="float" office:value="14.974" calcext:value-type="float">
            <text:p/>
          </table:table-cell>
          <table:table-cell table:formula="of:=AVERAGE([.B88:.F88])" office:value-type="float" office:value="14.0868" calcext:value-type="float">
            <text:p/>
          </table:table-cell>
          <table:table-cell table:formula="of:=[.H88]/[.A88]" office:value-type="float" office:value="0.158448275862069" calcext:value-type="float">
            <text:p/>
          </table:table-cell>
          <table:table-cell table:formula="of:=[.I88]/[.A88]" office:value-type="float" office:value="0.172114942528736" calcext:value-type="float">
            <text:p/>
          </table:table-cell>
          <table:table-cell table:formula="of:=[.J88]/[.A88]" office:value-type="float" office:value="0.16191724137931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338" calcext:value-type="float">
            <text:p>14.338</text:p>
          </table:table-cell>
          <table:table-cell office:value-type="float" office:value="14.416" calcext:value-type="float">
            <text:p>14.416</text:p>
          </table:table-cell>
          <table:table-cell office:value-type="float" office:value="14.298" calcext:value-type="float">
            <text:p>14.298</text:p>
          </table:table-cell>
          <table:table-cell office:value-type="float" office:value="14.224" calcext:value-type="float">
            <text:p>14.224</text:p>
          </table:table-cell>
          <table:table-cell office:value-type="float" office:value="14.913" calcext:value-type="float">
            <text:p>14.913</text:p>
          </table:table-cell>
          <table:table-cell/>
          <table:table-cell table:formula="of:=MIN([.B89:.F89])" office:value-type="float" office:value="14.224" calcext:value-type="float">
            <text:p/>
          </table:table-cell>
          <table:table-cell table:formula="of:=MAX([.B89:.F89])" office:value-type="float" office:value="14.913" calcext:value-type="float">
            <text:p/>
          </table:table-cell>
          <table:table-cell table:formula="of:=AVERAGE([.B89:.F89])" office:value-type="float" office:value="14.4378" calcext:value-type="float">
            <text:p/>
          </table:table-cell>
          <table:table-cell table:formula="of:=[.H89]/[.A89]" office:value-type="float" office:value="0.161636363636364" calcext:value-type="float">
            <text:p/>
          </table:table-cell>
          <table:table-cell table:formula="of:=[.I89]/[.A89]" office:value-type="float" office:value="0.169465909090909" calcext:value-type="float">
            <text:p/>
          </table:table-cell>
          <table:table-cell table:formula="of:=[.J89]/[.A89]" office:value-type="float" office:value="0.164065909090909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248" calcext:value-type="float">
            <text:p>14.248</text:p>
          </table:table-cell>
          <table:table-cell office:value-type="float" office:value="15.493" calcext:value-type="float">
            <text:p>15.493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.4" calcext:value-type="float">
            <text:p>14.4</text:p>
          </table:table-cell>
          <table:table-cell office:value-type="float" office:value="14.743" calcext:value-type="float">
            <text:p>14.743</text:p>
          </table:table-cell>
          <table:table-cell/>
          <table:table-cell table:formula="of:=MIN([.B90:.F90])" office:value-type="float" office:value="14.248" calcext:value-type="float">
            <text:p/>
          </table:table-cell>
          <table:table-cell table:formula="of:=MAX([.B90:.F90])" office:value-type="float" office:value="15.493" calcext:value-type="float">
            <text:p/>
          </table:table-cell>
          <table:table-cell table:formula="of:=AVERAGE([.B90:.F90])" office:value-type="float" office:value="14.6282" calcext:value-type="float">
            <text:p/>
          </table:table-cell>
          <table:table-cell table:formula="of:=[.H90]/[.A90]" office:value-type="float" office:value="0.160089887640449" calcext:value-type="float">
            <text:p/>
          </table:table-cell>
          <table:table-cell table:formula="of:=[.I90]/[.A90]" office:value-type="float" office:value="0.174078651685393" calcext:value-type="float">
            <text:p/>
          </table:table-cell>
          <table:table-cell table:formula="of:=[.J90]/[.A90]" office:value-type="float" office:value="0.164361797752809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722" calcext:value-type="float">
            <text:p>14.722</text:p>
          </table:table-cell>
          <table:table-cell office:value-type="float" office:value="14.71" calcext:value-type="float">
            <text:p>14.71</text:p>
          </table:table-cell>
          <table:table-cell office:value-type="float" office:value="14.803" calcext:value-type="float">
            <text:p>14.803</text:p>
          </table:table-cell>
          <table:table-cell office:value-type="float" office:value="14.643" calcext:value-type="float">
            <text:p>14.643</text:p>
          </table:table-cell>
          <table:table-cell office:value-type="float" office:value="15.57" calcext:value-type="float">
            <text:p>15.57</text:p>
          </table:table-cell>
          <table:table-cell/>
          <table:table-cell table:formula="of:=MIN([.B91:.F91])" office:value-type="float" office:value="14.643" calcext:value-type="float">
            <text:p/>
          </table:table-cell>
          <table:table-cell table:formula="of:=MAX([.B91:.F91])" office:value-type="float" office:value="15.57" calcext:value-type="float">
            <text:p/>
          </table:table-cell>
          <table:table-cell table:formula="of:=AVERAGE([.B91:.F91])" office:value-type="float" office:value="14.8896" calcext:value-type="float">
            <text:p/>
          </table:table-cell>
          <table:table-cell table:formula="of:=[.H91]/[.A91]" office:value-type="float" office:value="0.1627" calcext:value-type="float">
            <text:p/>
          </table:table-cell>
          <table:table-cell table:formula="of:=[.I91]/[.A91]" office:value-type="float" office:value="0.173" calcext:value-type="float">
            <text:p/>
          </table:table-cell>
          <table:table-cell table:formula="of:=[.J91]/[.A91]" office:value-type="float" office:value="0.16544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899" calcext:value-type="float">
            <text:p>14.899</text:p>
          </table:table-cell>
          <table:table-cell office:value-type="float" office:value="14.809" calcext:value-type="float">
            <text:p>14.809</text:p>
          </table:table-cell>
          <table:table-cell office:value-type="float" office:value="14.918" calcext:value-type="float">
            <text:p>14.918</text:p>
          </table:table-cell>
          <table:table-cell office:value-type="float" office:value="16.037" calcext:value-type="float">
            <text:p>16.037</text:p>
          </table:table-cell>
          <table:table-cell/>
          <table:table-cell table:formula="of:=MIN([.B92:.F92])" office:value-type="float" office:value="14.795" calcext:value-type="float">
            <text:p/>
          </table:table-cell>
          <table:table-cell table:formula="of:=MAX([.B92:.F92])" office:value-type="float" office:value="16.037" calcext:value-type="float">
            <text:p/>
          </table:table-cell>
          <table:table-cell table:formula="of:=AVERAGE([.B92:.F92])" office:value-type="float" office:value="15.0916" calcext:value-type="float">
            <text:p/>
          </table:table-cell>
          <table:table-cell table:formula="of:=[.H92]/[.A92]" office:value-type="float" office:value="0.162582417582418" calcext:value-type="float">
            <text:p/>
          </table:table-cell>
          <table:table-cell table:formula="of:=[.I92]/[.A92]" office:value-type="float" office:value="0.176230769230769" calcext:value-type="float">
            <text:p/>
          </table:table-cell>
          <table:table-cell table:formula="of:=[.J92]/[.A92]" office:value-type="float" office:value="0.165841758241758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108" calcext:value-type="float">
            <text:p>15.108</text:p>
          </table:table-cell>
          <table:table-cell office:value-type="float" office:value="15.089" calcext:value-type="float">
            <text:p>15.089</text:p>
          </table:table-cell>
          <table:table-cell office:value-type="float" office:value="15.081" calcext:value-type="float">
            <text:p>15.081</text:p>
          </table:table-cell>
          <table:table-cell office:value-type="float" office:value="15.266" calcext:value-type="float">
            <text:p>15.266</text:p>
          </table:table-cell>
          <table:table-cell office:value-type="float" office:value="16.297" calcext:value-type="float">
            <text:p>16.297</text:p>
          </table:table-cell>
          <table:table-cell/>
          <table:table-cell table:formula="of:=MIN([.B93:.F93])" office:value-type="float" office:value="15.081" calcext:value-type="float">
            <text:p/>
          </table:table-cell>
          <table:table-cell table:formula="of:=MAX([.B93:.F93])" office:value-type="float" office:value="16.297" calcext:value-type="float">
            <text:p/>
          </table:table-cell>
          <table:table-cell table:formula="of:=AVERAGE([.B93:.F93])" office:value-type="float" office:value="15.3682" calcext:value-type="float">
            <text:p/>
          </table:table-cell>
          <table:table-cell table:formula="of:=[.H93]/[.A93]" office:value-type="float" office:value="0.163923913043478" calcext:value-type="float">
            <text:p/>
          </table:table-cell>
          <table:table-cell table:formula="of:=[.I93]/[.A93]" office:value-type="float" office:value="0.177141304347826" calcext:value-type="float">
            <text:p/>
          </table:table-cell>
          <table:table-cell table:formula="of:=[.J93]/[.A93]" office:value-type="float" office:value="0.167045652173913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.314" calcext:value-type="float">
            <text:p>15.314</text:p>
          </table:table-cell>
          <table:table-cell office:value-type="float" office:value="15.589" calcext:value-type="float">
            <text:p>15.589</text:p>
          </table:table-cell>
          <table:table-cell office:value-type="float" office:value="15.497" calcext:value-type="float">
            <text:p>15.497</text:p>
          </table:table-cell>
          <table:table-cell office:value-type="float" office:value="15.498" calcext:value-type="float">
            <text:p>15.498</text:p>
          </table:table-cell>
          <table:table-cell office:value-type="float" office:value="16.361" calcext:value-type="float">
            <text:p>16.361</text:p>
          </table:table-cell>
          <table:table-cell/>
          <table:table-cell table:formula="of:=MIN([.B94:.F94])" office:value-type="float" office:value="15.314" calcext:value-type="float">
            <text:p/>
          </table:table-cell>
          <table:table-cell table:formula="of:=MAX([.B94:.F94])" office:value-type="float" office:value="16.361" calcext:value-type="float">
            <text:p/>
          </table:table-cell>
          <table:table-cell table:formula="of:=AVERAGE([.B94:.F94])" office:value-type="float" office:value="15.6518" calcext:value-type="float">
            <text:p/>
          </table:table-cell>
          <table:table-cell table:formula="of:=[.H94]/[.A94]" office:value-type="float" office:value="0.164666666666667" calcext:value-type="float">
            <text:p/>
          </table:table-cell>
          <table:table-cell table:formula="of:=[.I94]/[.A94]" office:value-type="float" office:value="0.175924731182796" calcext:value-type="float">
            <text:p/>
          </table:table-cell>
          <table:table-cell table:formula="of:=[.J94]/[.A94]" office:value-type="float" office:value="0.168298924731183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.441" calcext:value-type="float">
            <text:p>15.441</text:p>
          </table:table-cell>
          <table:table-cell office:value-type="float" office:value="15.463" calcext:value-type="float">
            <text:p>15.463</text:p>
          </table:table-cell>
          <table:table-cell office:value-type="float" office:value="15.513" calcext:value-type="float">
            <text:p>15.513</text:p>
          </table:table-cell>
          <table:table-cell office:value-type="float" office:value="15.747" calcext:value-type="float">
            <text:p>15.747</text:p>
          </table:table-cell>
          <table:table-cell office:value-type="float" office:value="16.58" calcext:value-type="float">
            <text:p>16.58</text:p>
          </table:table-cell>
          <table:table-cell/>
          <table:table-cell table:formula="of:=MIN([.B95:.F95])" office:value-type="float" office:value="15.441" calcext:value-type="float">
            <text:p/>
          </table:table-cell>
          <table:table-cell table:formula="of:=MAX([.B95:.F95])" office:value-type="float" office:value="16.58" calcext:value-type="float">
            <text:p/>
          </table:table-cell>
          <table:table-cell table:formula="of:=AVERAGE([.B95:.F95])" office:value-type="float" office:value="15.7488" calcext:value-type="float">
            <text:p/>
          </table:table-cell>
          <table:table-cell table:formula="of:=[.H95]/[.A95]" office:value-type="float" office:value="0.164265957446809" calcext:value-type="float">
            <text:p/>
          </table:table-cell>
          <table:table-cell table:formula="of:=[.I95]/[.A95]" office:value-type="float" office:value="0.176382978723404" calcext:value-type="float">
            <text:p/>
          </table:table-cell>
          <table:table-cell table:formula="of:=[.J95]/[.A95]" office:value-type="float" office:value="0.167540425531915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.839" calcext:value-type="float">
            <text:p>15.839</text:p>
          </table:table-cell>
          <table:table-cell office:value-type="float" office:value="15.923" calcext:value-type="float">
            <text:p>15.923</text:p>
          </table:table-cell>
          <table:table-cell office:value-type="float" office:value="15.908" calcext:value-type="float">
            <text:p>15.908</text:p>
          </table:table-cell>
          <table:table-cell office:value-type="float" office:value="16.057" calcext:value-type="float">
            <text:p>16.057</text:p>
          </table:table-cell>
          <table:table-cell office:value-type="float" office:value="16.189" calcext:value-type="float">
            <text:p>16.189</text:p>
          </table:table-cell>
          <table:table-cell/>
          <table:table-cell table:formula="of:=MIN([.B96:.F96])" office:value-type="float" office:value="15.839" calcext:value-type="float">
            <text:p/>
          </table:table-cell>
          <table:table-cell table:formula="of:=MAX([.B96:.F96])" office:value-type="float" office:value="16.189" calcext:value-type="float">
            <text:p/>
          </table:table-cell>
          <table:table-cell table:formula="of:=AVERAGE([.B96:.F96])" office:value-type="float" office:value="15.9832" calcext:value-type="float">
            <text:p/>
          </table:table-cell>
          <table:table-cell table:formula="of:=[.H96]/[.A96]" office:value-type="float" office:value="0.166726315789474" calcext:value-type="float">
            <text:p/>
          </table:table-cell>
          <table:table-cell table:formula="of:=[.I96]/[.A96]" office:value-type="float" office:value="0.170410526315789" calcext:value-type="float">
            <text:p/>
          </table:table-cell>
          <table:table-cell table:formula="of:=[.J96]/[.A96]" office:value-type="float" office:value="0.168244210526316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983" calcext:value-type="float">
            <text:p>15.983</text:p>
          </table:table-cell>
          <table:table-cell office:value-type="float" office:value="16.199" calcext:value-type="float">
            <text:p>16.199</text:p>
          </table:table-cell>
          <table:table-cell office:value-type="float" office:value="16.104" calcext:value-type="float">
            <text:p>16.104</text:p>
          </table:table-cell>
          <table:table-cell office:value-type="float" office:value="16.537" calcext:value-type="float">
            <text:p>16.537</text:p>
          </table:table-cell>
          <table:table-cell office:value-type="float" office:value="16.218" calcext:value-type="float">
            <text:p>16.218</text:p>
          </table:table-cell>
          <table:table-cell/>
          <table:table-cell table:formula="of:=MIN([.B97:.F97])" office:value-type="float" office:value="15.983" calcext:value-type="float">
            <text:p/>
          </table:table-cell>
          <table:table-cell table:formula="of:=MAX([.B97:.F97])" office:value-type="float" office:value="16.537" calcext:value-type="float">
            <text:p/>
          </table:table-cell>
          <table:table-cell table:formula="of:=AVERAGE([.B97:.F97])" office:value-type="float" office:value="16.2082" calcext:value-type="float">
            <text:p/>
          </table:table-cell>
          <table:table-cell table:formula="of:=[.H97]/[.A97]" office:value-type="float" office:value="0.166489583333333" calcext:value-type="float">
            <text:p/>
          </table:table-cell>
          <table:table-cell table:formula="of:=[.I97]/[.A97]" office:value-type="float" office:value="0.172260416666667" calcext:value-type="float">
            <text:p/>
          </table:table-cell>
          <table:table-cell table:formula="of:=[.J97]/[.A97]" office:value-type="float" office:value="0.168835416666667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.189" calcext:value-type="float">
            <text:p>16.189</text:p>
          </table:table-cell>
          <table:table-cell office:value-type="float" office:value="16.84" calcext:value-type="float">
            <text:p>16.84</text:p>
          </table:table-cell>
          <table:table-cell office:value-type="float" office:value="16.303" calcext:value-type="float">
            <text:p>16.303</text:p>
          </table:table-cell>
          <table:table-cell office:value-type="float" office:value="16.584" calcext:value-type="float">
            <text:p>16.584</text:p>
          </table:table-cell>
          <table:table-cell office:value-type="float" office:value="16.723" calcext:value-type="float">
            <text:p>16.723</text:p>
          </table:table-cell>
          <table:table-cell/>
          <table:table-cell table:formula="of:=MIN([.B98:.F98])" office:value-type="float" office:value="16.189" calcext:value-type="float">
            <text:p/>
          </table:table-cell>
          <table:table-cell table:formula="of:=MAX([.B98:.F98])" office:value-type="float" office:value="16.84" calcext:value-type="float">
            <text:p/>
          </table:table-cell>
          <table:table-cell table:formula="of:=AVERAGE([.B98:.F98])" office:value-type="float" office:value="16.5278" calcext:value-type="float">
            <text:p/>
          </table:table-cell>
          <table:table-cell table:formula="of:=[.H98]/[.A98]" office:value-type="float" office:value="0.166896907216495" calcext:value-type="float">
            <text:p/>
          </table:table-cell>
          <table:table-cell table:formula="of:=[.I98]/[.A98]" office:value-type="float" office:value="0.17360824742268" calcext:value-type="float">
            <text:p/>
          </table:table-cell>
          <table:table-cell table:formula="of:=[.J98]/[.A98]" office:value-type="float" office:value="0.17038969072165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42" calcext:value-type="float">
            <text:p>16.42</text:p>
          </table:table-cell>
          <table:table-cell office:value-type="float" office:value="17.703" calcext:value-type="float">
            <text:p>17.703</text:p>
          </table:table-cell>
          <table:table-cell office:value-type="float" office:value="16.53" calcext:value-type="float">
            <text:p>16.53</text:p>
          </table:table-cell>
          <table:table-cell office:value-type="float" office:value="16.852" calcext:value-type="float">
            <text:p>16.852</text:p>
          </table:table-cell>
          <table:table-cell office:value-type="float" office:value="17.416" calcext:value-type="float">
            <text:p>17.416</text:p>
          </table:table-cell>
          <table:table-cell/>
          <table:table-cell table:formula="of:=MIN([.B99:.F99])" office:value-type="float" office:value="16.42" calcext:value-type="float">
            <text:p/>
          </table:table-cell>
          <table:table-cell table:formula="of:=MAX([.B99:.F99])" office:value-type="float" office:value="17.703" calcext:value-type="float">
            <text:p/>
          </table:table-cell>
          <table:table-cell table:formula="of:=AVERAGE([.B99:.F99])" office:value-type="float" office:value="16.9842" calcext:value-type="float">
            <text:p/>
          </table:table-cell>
          <table:table-cell table:formula="of:=[.H99]/[.A99]" office:value-type="float" office:value="0.167551020408163" calcext:value-type="float">
            <text:p/>
          </table:table-cell>
          <table:table-cell table:formula="of:=[.I99]/[.A99]" office:value-type="float" office:value="0.180642857142857" calcext:value-type="float">
            <text:p/>
          </table:table-cell>
          <table:table-cell table:formula="of:=[.J99]/[.A99]" office:value-type="float" office:value="0.173308163265306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.713" calcext:value-type="float">
            <text:p>16.713</text:p>
          </table:table-cell>
          <table:table-cell office:value-type="float" office:value="18.431" calcext:value-type="float">
            <text:p>18.431</text:p>
          </table:table-cell>
          <table:table-cell office:value-type="float" office:value="16.864" calcext:value-type="float">
            <text:p>16.864</text:p>
          </table:table-cell>
          <table:table-cell office:value-type="float" office:value="17.072" calcext:value-type="float">
            <text:p>17.072</text:p>
          </table:table-cell>
          <table:table-cell office:value-type="float" office:value="17.477" calcext:value-type="float">
            <text:p>17.477</text:p>
          </table:table-cell>
          <table:table-cell/>
          <table:table-cell table:formula="of:=MIN([.B100:.F100])" office:value-type="float" office:value="16.713" calcext:value-type="float">
            <text:p/>
          </table:table-cell>
          <table:table-cell table:formula="of:=MAX([.B100:.F100])" office:value-type="float" office:value="18.431" calcext:value-type="float">
            <text:p/>
          </table:table-cell>
          <table:table-cell table:formula="of:=AVERAGE([.B100:.F100])" office:value-type="float" office:value="17.3114" calcext:value-type="float">
            <text:p/>
          </table:table-cell>
          <table:table-cell table:formula="of:=[.H100]/[.A100]" office:value-type="float" office:value="0.168818181818182" calcext:value-type="float">
            <text:p/>
          </table:table-cell>
          <table:table-cell table:formula="of:=[.I100]/[.A100]" office:value-type="float" office:value="0.186171717171717" calcext:value-type="float">
            <text:p/>
          </table:table-cell>
          <table:table-cell table:formula="of:=[.J100]/[.A100]" office:value-type="float" office:value="0.174862626262626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928" calcext:value-type="float">
            <text:p>16.928</text:p>
          </table:table-cell>
          <table:table-cell office:value-type="float" office:value="19.136" calcext:value-type="float">
            <text:p>19.136</text:p>
          </table:table-cell>
          <table:table-cell office:value-type="float" office:value="17.037" calcext:value-type="float">
            <text:p>17.037</text:p>
          </table:table-cell>
          <table:table-cell office:value-type="float" office:value="17.33" calcext:value-type="float">
            <text:p>17.33</text:p>
          </table:table-cell>
          <table:table-cell office:value-type="float" office:value="17.235" calcext:value-type="float">
            <text:p>17.235</text:p>
          </table:table-cell>
          <table:table-cell/>
          <table:table-cell table:formula="of:=MIN([.B101:.F101])" office:value-type="float" office:value="16.928" calcext:value-type="float">
            <text:p/>
          </table:table-cell>
          <table:table-cell table:formula="of:=MAX([.B101:.F101])" office:value-type="float" office:value="19.136" calcext:value-type="float">
            <text:p/>
          </table:table-cell>
          <table:table-cell table:formula="of:=AVERAGE([.B101:.F101])" office:value-type="float" office:value="17.5332" calcext:value-type="float">
            <text:p/>
          </table:table-cell>
          <table:table-cell table:formula="of:=[.H101]/[.A101]" office:value-type="float" office:value="0.16928" calcext:value-type="float">
            <text:p/>
          </table:table-cell>
          <table:table-cell table:formula="of:=[.I101]/[.A101]" office:value-type="float" office:value="0.19136" calcext:value-type="float">
            <text:p/>
          </table:table-cell>
          <table:table-cell table:formula="of:=[.J101]/[.A101]" office:value-type="float" office:value="0.175332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286" calcext:value-type="float">
            <text:p>17.286</text:p>
          </table:table-cell>
          <table:table-cell office:value-type="float" office:value="19.568" calcext:value-type="float">
            <text:p>19.568</text:p>
          </table:table-cell>
          <table:table-cell office:value-type="float" office:value="17.305" calcext:value-type="float">
            <text:p>17.305</text:p>
          </table:table-cell>
          <table:table-cell office:value-type="float" office:value="17.738" calcext:value-type="float">
            <text:p>17.738</text:p>
          </table:table-cell>
          <table:table-cell office:value-type="float" office:value="18.143" calcext:value-type="float">
            <text:p>18.143</text:p>
          </table:table-cell>
          <table:table-cell/>
          <table:table-cell table:formula="of:=MIN([.B102:.F102])" office:value-type="float" office:value="17.286" calcext:value-type="float">
            <text:p/>
          </table:table-cell>
          <table:table-cell table:formula="of:=MAX([.B102:.F102])" office:value-type="float" office:value="19.568" calcext:value-type="float">
            <text:p/>
          </table:table-cell>
          <table:table-cell table:formula="of:=AVERAGE([.B102:.F102])" office:value-type="float" office:value="18.008" calcext:value-type="float">
            <text:p/>
          </table:table-cell>
          <table:table-cell table:formula="of:=[.H102]/[.A102]" office:value-type="float" office:value="0.171148514851485" calcext:value-type="float">
            <text:p/>
          </table:table-cell>
          <table:table-cell table:formula="of:=[.I102]/[.A102]" office:value-type="float" office:value="0.193742574257426" calcext:value-type="float">
            <text:p/>
          </table:table-cell>
          <table:table-cell table:formula="of:=[.J102]/[.A102]" office:value-type="float" office:value="0.17829702970297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.606" calcext:value-type="float">
            <text:p>17.606</text:p>
          </table:table-cell>
          <table:table-cell office:value-type="float" office:value="19.689" calcext:value-type="float">
            <text:p>19.689</text:p>
          </table:table-cell>
          <table:table-cell office:value-type="float" office:value="18.059" calcext:value-type="float">
            <text:p>18.059</text:p>
          </table:table-cell>
          <table:table-cell office:value-type="float" office:value="18.173" calcext:value-type="float">
            <text:p>18.173</text:p>
          </table:table-cell>
          <table:table-cell office:value-type="float" office:value="18.488" calcext:value-type="float">
            <text:p>18.488</text:p>
          </table:table-cell>
          <table:table-cell/>
          <table:table-cell table:formula="of:=MIN([.B103:.F103])" office:value-type="float" office:value="17.606" calcext:value-type="float">
            <text:p/>
          </table:table-cell>
          <table:table-cell table:formula="of:=MAX([.B103:.F103])" office:value-type="float" office:value="19.689" calcext:value-type="float">
            <text:p/>
          </table:table-cell>
          <table:table-cell table:formula="of:=AVERAGE([.B103:.F103])" office:value-type="float" office:value="18.403" calcext:value-type="float">
            <text:p/>
          </table:table-cell>
          <table:table-cell table:formula="of:=[.H103]/[.A103]" office:value-type="float" office:value="0.172607843137255" calcext:value-type="float">
            <text:p/>
          </table:table-cell>
          <table:table-cell table:formula="of:=[.I103]/[.A103]" office:value-type="float" office:value="0.193029411764706" calcext:value-type="float">
            <text:p/>
          </table:table-cell>
          <table:table-cell table:formula="of:=[.J103]/[.A103]" office:value-type="float" office:value="0.180421568627451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.866" calcext:value-type="float">
            <text:p>17.866</text:p>
          </table:table-cell>
          <table:table-cell office:value-type="float" office:value="19.741" calcext:value-type="float">
            <text:p>19.741</text:p>
          </table:table-cell>
          <table:table-cell office:value-type="float" office:value="18.066" calcext:value-type="float">
            <text:p>18.066</text:p>
          </table:table-cell>
          <table:table-cell office:value-type="float" office:value="18.252" calcext:value-type="float">
            <text:p>18.252</text:p>
          </table:table-cell>
          <table:table-cell office:value-type="float" office:value="18.38" calcext:value-type="float">
            <text:p>18.38</text:p>
          </table:table-cell>
          <table:table-cell/>
          <table:table-cell table:formula="of:=MIN([.B104:.F104])" office:value-type="float" office:value="17.866" calcext:value-type="float">
            <text:p/>
          </table:table-cell>
          <table:table-cell table:formula="of:=MAX([.B104:.F104])" office:value-type="float" office:value="19.741" calcext:value-type="float">
            <text:p/>
          </table:table-cell>
          <table:table-cell table:formula="of:=AVERAGE([.B104:.F104])" office:value-type="float" office:value="18.461" calcext:value-type="float">
            <text:p/>
          </table:table-cell>
          <table:table-cell table:formula="of:=[.H104]/[.A104]" office:value-type="float" office:value="0.173456310679612" calcext:value-type="float">
            <text:p/>
          </table:table-cell>
          <table:table-cell table:formula="of:=[.I104]/[.A104]" office:value-type="float" office:value="0.191660194174757" calcext:value-type="float">
            <text:p/>
          </table:table-cell>
          <table:table-cell table:formula="of:=[.J104]/[.A104]" office:value-type="float" office:value="0.179233009708738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116" calcext:value-type="float">
            <text:p>18.116</text:p>
          </table:table-cell>
          <table:table-cell office:value-type="float" office:value="20.057" calcext:value-type="float">
            <text:p>20.057</text:p>
          </table:table-cell>
          <table:table-cell office:value-type="float" office:value="18.292" calcext:value-type="float">
            <text:p>18.292</text:p>
          </table:table-cell>
          <table:table-cell office:value-type="float" office:value="18.941" calcext:value-type="float">
            <text:p>18.941</text:p>
          </table:table-cell>
          <table:table-cell office:value-type="float" office:value="19.357" calcext:value-type="float">
            <text:p>19.357</text:p>
          </table:table-cell>
          <table:table-cell/>
          <table:table-cell table:formula="of:=MIN([.B105:.F105])" office:value-type="float" office:value="18.116" calcext:value-type="float">
            <text:p/>
          </table:table-cell>
          <table:table-cell table:formula="of:=MAX([.B105:.F105])" office:value-type="float" office:value="20.057" calcext:value-type="float">
            <text:p/>
          </table:table-cell>
          <table:table-cell table:formula="of:=AVERAGE([.B105:.F105])" office:value-type="float" office:value="18.9526" calcext:value-type="float">
            <text:p/>
          </table:table-cell>
          <table:table-cell table:formula="of:=[.H105]/[.A105]" office:value-type="float" office:value="0.174192307692308" calcext:value-type="float">
            <text:p/>
          </table:table-cell>
          <table:table-cell table:formula="of:=[.I105]/[.A105]" office:value-type="float" office:value="0.192855769230769" calcext:value-type="float">
            <text:p/>
          </table:table-cell>
          <table:table-cell table:formula="of:=[.J105]/[.A105]" office:value-type="float" office:value="0.182236538461538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.324" calcext:value-type="float">
            <text:p>18.324</text:p>
          </table:table-cell>
          <table:table-cell office:value-type="float" office:value="19.569" calcext:value-type="float">
            <text:p>19.569</text:p>
          </table:table-cell>
          <table:table-cell office:value-type="float" office:value="18.709" calcext:value-type="float">
            <text:p>18.709</text:p>
          </table:table-cell>
          <table:table-cell office:value-type="float" office:value="18.924" calcext:value-type="float">
            <text:p>18.924</text:p>
          </table:table-cell>
          <table:table-cell office:value-type="float" office:value="18.706" calcext:value-type="float">
            <text:p>18.706</text:p>
          </table:table-cell>
          <table:table-cell/>
          <table:table-cell table:formula="of:=MIN([.B106:.F106])" office:value-type="float" office:value="18.324" calcext:value-type="float">
            <text:p/>
          </table:table-cell>
          <table:table-cell table:formula="of:=MAX([.B106:.F106])" office:value-type="float" office:value="19.569" calcext:value-type="float">
            <text:p/>
          </table:table-cell>
          <table:table-cell table:formula="of:=AVERAGE([.B106:.F106])" office:value-type="float" office:value="18.8464" calcext:value-type="float">
            <text:p/>
          </table:table-cell>
          <table:table-cell table:formula="of:=[.H106]/[.A106]" office:value-type="float" office:value="0.174514285714286" calcext:value-type="float">
            <text:p/>
          </table:table-cell>
          <table:table-cell table:formula="of:=[.I106]/[.A106]" office:value-type="float" office:value="0.186371428571429" calcext:value-type="float">
            <text:p/>
          </table:table-cell>
          <table:table-cell table:formula="of:=[.J106]/[.A106]" office:value-type="float" office:value="0.179489523809524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842" calcext:value-type="float">
            <text:p>18.842</text:p>
          </table:table-cell>
          <table:table-cell office:value-type="float" office:value="20.143" calcext:value-type="float">
            <text:p>20.143</text:p>
          </table:table-cell>
          <table:table-cell office:value-type="float" office:value="19.731" calcext:value-type="float">
            <text:p>19.731</text:p>
          </table:table-cell>
          <table:table-cell office:value-type="float" office:value="19.061" calcext:value-type="float">
            <text:p>19.061</text:p>
          </table:table-cell>
          <table:table-cell office:value-type="float" office:value="19.567" calcext:value-type="float">
            <text:p>19.567</text:p>
          </table:table-cell>
          <table:table-cell/>
          <table:table-cell table:formula="of:=MIN([.B107:.F107])" office:value-type="float" office:value="18.842" calcext:value-type="float">
            <text:p/>
          </table:table-cell>
          <table:table-cell table:formula="of:=MAX([.B107:.F107])" office:value-type="float" office:value="20.143" calcext:value-type="float">
            <text:p/>
          </table:table-cell>
          <table:table-cell table:formula="of:=AVERAGE([.B107:.F107])" office:value-type="float" office:value="19.4688" calcext:value-type="float">
            <text:p/>
          </table:table-cell>
          <table:table-cell table:formula="of:=[.H107]/[.A107]" office:value-type="float" office:value="0.177754716981132" calcext:value-type="float">
            <text:p/>
          </table:table-cell>
          <table:table-cell table:formula="of:=[.I107]/[.A107]" office:value-type="float" office:value="0.190028301886792" calcext:value-type="float">
            <text:p/>
          </table:table-cell>
          <table:table-cell table:formula="of:=[.J107]/[.A107]" office:value-type="float" office:value="0.183667924528302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526" calcext:value-type="float">
            <text:p>19.526</text:p>
          </table:table-cell>
          <table:table-cell office:value-type="float" office:value="20.459" calcext:value-type="float">
            <text:p>20.459</text:p>
          </table:table-cell>
          <table:table-cell office:value-type="float" office:value="19.271" calcext:value-type="float">
            <text:p>19.271</text:p>
          </table:table-cell>
          <table:table-cell office:value-type="float" office:value="19.471" calcext:value-type="float">
            <text:p>19.471</text:p>
          </table:table-cell>
          <table:table-cell office:value-type="float" office:value="19.946" calcext:value-type="float">
            <text:p>19.946</text:p>
          </table:table-cell>
          <table:table-cell/>
          <table:table-cell table:formula="of:=MIN([.B108:.F108])" office:value-type="float" office:value="19.271" calcext:value-type="float">
            <text:p/>
          </table:table-cell>
          <table:table-cell table:formula="of:=MAX([.B108:.F108])" office:value-type="float" office:value="20.459" calcext:value-type="float">
            <text:p/>
          </table:table-cell>
          <table:table-cell table:formula="of:=AVERAGE([.B108:.F108])" office:value-type="float" office:value="19.7346" calcext:value-type="float">
            <text:p/>
          </table:table-cell>
          <table:table-cell table:formula="of:=[.H108]/[.A108]" office:value-type="float" office:value="0.180102803738318" calcext:value-type="float">
            <text:p/>
          </table:table-cell>
          <table:table-cell table:formula="of:=[.I108]/[.A108]" office:value-type="float" office:value="0.191205607476636" calcext:value-type="float">
            <text:p/>
          </table:table-cell>
          <table:table-cell table:formula="of:=[.J108]/[.A108]" office:value-type="float" office:value="0.184435514018692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261" calcext:value-type="float">
            <text:p>19.261</text:p>
          </table:table-cell>
          <table:table-cell office:value-type="float" office:value="19.825" calcext:value-type="float">
            <text:p>19.825</text:p>
          </table:table-cell>
          <table:table-cell office:value-type="float" office:value="20.53" calcext:value-type="float">
            <text:p>20.53</text:p>
          </table:table-cell>
          <table:table-cell office:value-type="float" office:value="19.607" calcext:value-type="float">
            <text:p>19.607</text:p>
          </table:table-cell>
          <table:table-cell office:value-type="float" office:value="20.4" calcext:value-type="float">
            <text:p>20.4</text:p>
          </table:table-cell>
          <table:table-cell/>
          <table:table-cell table:formula="of:=MIN([.B109:.F109])" office:value-type="float" office:value="19.261" calcext:value-type="float">
            <text:p/>
          </table:table-cell>
          <table:table-cell table:formula="of:=MAX([.B109:.F109])" office:value-type="float" office:value="20.53" calcext:value-type="float">
            <text:p/>
          </table:table-cell>
          <table:table-cell table:formula="of:=AVERAGE([.B109:.F109])" office:value-type="float" office:value="19.9246" calcext:value-type="float">
            <text:p/>
          </table:table-cell>
          <table:table-cell table:formula="of:=[.H109]/[.A109]" office:value-type="float" office:value="0.178342592592593" calcext:value-type="float">
            <text:p/>
          </table:table-cell>
          <table:table-cell table:formula="of:=[.I109]/[.A109]" office:value-type="float" office:value="0.190092592592593" calcext:value-type="float">
            <text:p/>
          </table:table-cell>
          <table:table-cell table:formula="of:=[.J109]/[.A109]" office:value-type="float" office:value="0.184487037037037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928" calcext:value-type="float">
            <text:p>19.928</text:p>
          </table:table-cell>
          <table:table-cell office:value-type="float" office:value="21.299" calcext:value-type="float">
            <text:p>21.299</text:p>
          </table:table-cell>
          <table:table-cell office:value-type="float" office:value="20.402" calcext:value-type="float">
            <text:p>20.402</text:p>
          </table:table-cell>
          <table:table-cell office:value-type="float" office:value="20.058" calcext:value-type="float">
            <text:p>20.058</text:p>
          </table:table-cell>
          <table:table-cell office:value-type="float" office:value="20.296" calcext:value-type="float">
            <text:p>20.296</text:p>
          </table:table-cell>
          <table:table-cell/>
          <table:table-cell table:formula="of:=MIN([.B110:.F110])" office:value-type="float" office:value="19.928" calcext:value-type="float">
            <text:p/>
          </table:table-cell>
          <table:table-cell table:formula="of:=MAX([.B110:.F110])" office:value-type="float" office:value="21.299" calcext:value-type="float">
            <text:p/>
          </table:table-cell>
          <table:table-cell table:formula="of:=AVERAGE([.B110:.F110])" office:value-type="float" office:value="20.3966" calcext:value-type="float">
            <text:p/>
          </table:table-cell>
          <table:table-cell table:formula="of:=[.H110]/[.A110]" office:value-type="float" office:value="0.182825688073395" calcext:value-type="float">
            <text:p/>
          </table:table-cell>
          <table:table-cell table:formula="of:=[.I110]/[.A110]" office:value-type="float" office:value="0.195403669724771" calcext:value-type="float">
            <text:p/>
          </table:table-cell>
          <table:table-cell table:formula="of:=[.J110]/[.A110]" office:value-type="float" office:value="0.187124770642202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.009" calcext:value-type="float">
            <text:p>20.009</text:p>
          </table:table-cell>
          <table:table-cell office:value-type="float" office:value="23.368" calcext:value-type="float">
            <text:p>23.368</text:p>
          </table:table-cell>
          <table:table-cell office:value-type="float" office:value="20.677" calcext:value-type="float">
            <text:p>20.677</text:p>
          </table:table-cell>
          <table:table-cell office:value-type="float" office:value="20.747" calcext:value-type="float">
            <text:p>20.747</text:p>
          </table:table-cell>
          <table:table-cell office:value-type="float" office:value="20.586" calcext:value-type="float">
            <text:p>20.586</text:p>
          </table:table-cell>
          <table:table-cell/>
          <table:table-cell table:formula="of:=MIN([.B111:.F111])" office:value-type="float" office:value="20.009" calcext:value-type="float">
            <text:p/>
          </table:table-cell>
          <table:table-cell table:formula="of:=MAX([.B111:.F111])" office:value-type="float" office:value="23.368" calcext:value-type="float">
            <text:p/>
          </table:table-cell>
          <table:table-cell table:formula="of:=AVERAGE([.B111:.F111])" office:value-type="float" office:value="21.0774" calcext:value-type="float">
            <text:p/>
          </table:table-cell>
          <table:table-cell table:formula="of:=[.H111]/[.A111]" office:value-type="float" office:value="0.1819" calcext:value-type="float">
            <text:p/>
          </table:table-cell>
          <table:table-cell table:formula="of:=[.I111]/[.A111]" office:value-type="float" office:value="0.212436363636364" calcext:value-type="float">
            <text:p/>
          </table:table-cell>
          <table:table-cell table:formula="of:=[.J111]/[.A111]" office:value-type="float" office:value="0.191612727272727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2" calcext:value-type="float">
            <text:p>20.2</text:p>
          </table:table-cell>
          <table:table-cell office:value-type="float" office:value="22.66" calcext:value-type="float">
            <text:p>22.66</text:p>
          </table:table-cell>
          <table:table-cell office:value-type="float" office:value="20.009" calcext:value-type="float">
            <text:p>20.009</text:p>
          </table:table-cell>
          <table:table-cell office:value-type="float" office:value="22.036" calcext:value-type="float">
            <text:p>22.036</text:p>
          </table:table-cell>
          <table:table-cell office:value-type="float" office:value="22.241" calcext:value-type="float">
            <text:p>22.241</text:p>
          </table:table-cell>
          <table:table-cell/>
          <table:table-cell table:formula="of:=MIN([.B112:.F112])" office:value-type="float" office:value="20.009" calcext:value-type="float">
            <text:p/>
          </table:table-cell>
          <table:table-cell table:formula="of:=MAX([.B112:.F112])" office:value-type="float" office:value="22.66" calcext:value-type="float">
            <text:p/>
          </table:table-cell>
          <table:table-cell table:formula="of:=AVERAGE([.B112:.F112])" office:value-type="float" office:value="21.4292" calcext:value-type="float">
            <text:p/>
          </table:table-cell>
          <table:table-cell table:formula="of:=[.H112]/[.A112]" office:value-type="float" office:value="0.180261261261261" calcext:value-type="float">
            <text:p/>
          </table:table-cell>
          <table:table-cell table:formula="of:=[.I112]/[.A112]" office:value-type="float" office:value="0.204144144144144" calcext:value-type="float">
            <text:p/>
          </table:table-cell>
          <table:table-cell table:formula="of:=[.J112]/[.A112]" office:value-type="float" office:value="0.193055855855856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.431" calcext:value-type="float">
            <text:p>20.431</text:p>
          </table:table-cell>
          <table:table-cell office:value-type="float" office:value="22.536" calcext:value-type="float">
            <text:p>22.536</text:p>
          </table:table-cell>
          <table:table-cell office:value-type="float" office:value="20.698" calcext:value-type="float">
            <text:p>20.698</text:p>
          </table:table-cell>
          <table:table-cell office:value-type="float" office:value="22.267" calcext:value-type="float">
            <text:p>22.267</text:p>
          </table:table-cell>
          <table:table-cell office:value-type="float" office:value="20.306" calcext:value-type="float">
            <text:p>20.306</text:p>
          </table:table-cell>
          <table:table-cell/>
          <table:table-cell table:formula="of:=MIN([.B113:.F113])" office:value-type="float" office:value="20.306" calcext:value-type="float">
            <text:p/>
          </table:table-cell>
          <table:table-cell table:formula="of:=MAX([.B113:.F113])" office:value-type="float" office:value="22.536" calcext:value-type="float">
            <text:p/>
          </table:table-cell>
          <table:table-cell table:formula="of:=AVERAGE([.B113:.F113])" office:value-type="float" office:value="21.2476" calcext:value-type="float">
            <text:p/>
          </table:table-cell>
          <table:table-cell table:formula="of:=[.H113]/[.A113]" office:value-type="float" office:value="0.181303571428571" calcext:value-type="float">
            <text:p/>
          </table:table-cell>
          <table:table-cell table:formula="of:=[.I113]/[.A113]" office:value-type="float" office:value="0.201214285714286" calcext:value-type="float">
            <text:p/>
          </table:table-cell>
          <table:table-cell table:formula="of:=[.J113]/[.A113]" office:value-type="float" office:value="0.189710714285714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608" calcext:value-type="float">
            <text:p>20.608</text:p>
          </table:table-cell>
          <table:table-cell office:value-type="float" office:value="23.428" calcext:value-type="float">
            <text:p>23.428</text:p>
          </table:table-cell>
          <table:table-cell office:value-type="float" office:value="20.79" calcext:value-type="float">
            <text:p>20.79</text:p>
          </table:table-cell>
          <table:table-cell office:value-type="float" office:value="22.869" calcext:value-type="float">
            <text:p>22.869</text:p>
          </table:table-cell>
          <table:table-cell office:value-type="float" office:value="20.607" calcext:value-type="float">
            <text:p>20.607</text:p>
          </table:table-cell>
          <table:table-cell/>
          <table:table-cell table:formula="of:=MIN([.B114:.F114])" office:value-type="float" office:value="20.607" calcext:value-type="float">
            <text:p/>
          </table:table-cell>
          <table:table-cell table:formula="of:=MAX([.B114:.F114])" office:value-type="float" office:value="23.428" calcext:value-type="float">
            <text:p/>
          </table:table-cell>
          <table:table-cell table:formula="of:=AVERAGE([.B114:.F114])" office:value-type="float" office:value="21.6604" calcext:value-type="float">
            <text:p/>
          </table:table-cell>
          <table:table-cell table:formula="of:=[.H114]/[.A114]" office:value-type="float" office:value="0.182362831858407" calcext:value-type="float">
            <text:p/>
          </table:table-cell>
          <table:table-cell table:formula="of:=[.I114]/[.A114]" office:value-type="float" office:value="0.207327433628319" calcext:value-type="float">
            <text:p/>
          </table:table-cell>
          <table:table-cell table:formula="of:=[.J114]/[.A114]" office:value-type="float" office:value="0.191684955752212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.003" calcext:value-type="float">
            <text:p>21.003</text:p>
          </table:table-cell>
          <table:table-cell office:value-type="float" office:value="23.595" calcext:value-type="float">
            <text:p>23.595</text:p>
          </table:table-cell>
          <table:table-cell office:value-type="float" office:value="21.047" calcext:value-type="float">
            <text:p>21.047</text:p>
          </table:table-cell>
          <table:table-cell office:value-type="float" office:value="23.201" calcext:value-type="float">
            <text:p>23.201</text:p>
          </table:table-cell>
          <table:table-cell office:value-type="float" office:value="21.06" calcext:value-type="float">
            <text:p>21.06</text:p>
          </table:table-cell>
          <table:table-cell/>
          <table:table-cell table:formula="of:=MIN([.B115:.F115])" office:value-type="float" office:value="21.003" calcext:value-type="float">
            <text:p/>
          </table:table-cell>
          <table:table-cell table:formula="of:=MAX([.B115:.F115])" office:value-type="float" office:value="23.595" calcext:value-type="float">
            <text:p/>
          </table:table-cell>
          <table:table-cell table:formula="of:=AVERAGE([.B115:.F115])" office:value-type="float" office:value="21.9812" calcext:value-type="float">
            <text:p/>
          </table:table-cell>
          <table:table-cell table:formula="of:=[.H115]/[.A115]" office:value-type="float" office:value="0.184236842105263" calcext:value-type="float">
            <text:p/>
          </table:table-cell>
          <table:table-cell table:formula="of:=[.I115]/[.A115]" office:value-type="float" office:value="0.206973684210526" calcext:value-type="float">
            <text:p/>
          </table:table-cell>
          <table:table-cell table:formula="of:=[.J115]/[.A115]" office:value-type="float" office:value="0.192817543859649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.339" calcext:value-type="float">
            <text:p>21.339</text:p>
          </table:table-cell>
          <table:table-cell office:value-type="float" office:value="23.866" calcext:value-type="float">
            <text:p>23.866</text:p>
          </table:table-cell>
          <table:table-cell office:value-type="float" office:value="21.546" calcext:value-type="float">
            <text:p>21.546</text:p>
          </table:table-cell>
          <table:table-cell office:value-type="float" office:value="23.479" calcext:value-type="float">
            <text:p>23.479</text:p>
          </table:table-cell>
          <table:table-cell office:value-type="float" office:value="21.385" calcext:value-type="float">
            <text:p>21.385</text:p>
          </table:table-cell>
          <table:table-cell/>
          <table:table-cell table:formula="of:=MIN([.B116:.F116])" office:value-type="float" office:value="21.339" calcext:value-type="float">
            <text:p/>
          </table:table-cell>
          <table:table-cell table:formula="of:=MAX([.B116:.F116])" office:value-type="float" office:value="23.866" calcext:value-type="float">
            <text:p/>
          </table:table-cell>
          <table:table-cell table:formula="of:=AVERAGE([.B116:.F116])" office:value-type="float" office:value="22.323" calcext:value-type="float">
            <text:p/>
          </table:table-cell>
          <table:table-cell table:formula="of:=[.H116]/[.A116]" office:value-type="float" office:value="0.18555652173913" calcext:value-type="float">
            <text:p/>
          </table:table-cell>
          <table:table-cell table:formula="of:=[.I116]/[.A116]" office:value-type="float" office:value="0.207530434782609" calcext:value-type="float">
            <text:p/>
          </table:table-cell>
          <table:table-cell table:formula="of:=[.J116]/[.A116]" office:value-type="float" office:value="0.194113043478261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.426" calcext:value-type="float">
            <text:p>21.426</text:p>
          </table:table-cell>
          <table:table-cell office:value-type="float" office:value="22.737" calcext:value-type="float">
            <text:p>22.737</text:p>
          </table:table-cell>
          <table:table-cell office:value-type="float" office:value="21.582" calcext:value-type="float">
            <text:p>21.582</text:p>
          </table:table-cell>
          <table:table-cell office:value-type="float" office:value="22.286" calcext:value-type="float">
            <text:p>22.286</text:p>
          </table:table-cell>
          <table:table-cell office:value-type="float" office:value="21.51" calcext:value-type="float">
            <text:p>21.51</text:p>
          </table:table-cell>
          <table:table-cell/>
          <table:table-cell table:formula="of:=MIN([.B117:.F117])" office:value-type="float" office:value="21.426" calcext:value-type="float">
            <text:p/>
          </table:table-cell>
          <table:table-cell table:formula="of:=MAX([.B117:.F117])" office:value-type="float" office:value="22.737" calcext:value-type="float">
            <text:p/>
          </table:table-cell>
          <table:table-cell table:formula="of:=AVERAGE([.B117:.F117])" office:value-type="float" office:value="21.9082" calcext:value-type="float">
            <text:p/>
          </table:table-cell>
          <table:table-cell table:formula="of:=[.H117]/[.A117]" office:value-type="float" office:value="0.184706896551724" calcext:value-type="float">
            <text:p/>
          </table:table-cell>
          <table:table-cell table:formula="of:=[.I117]/[.A117]" office:value-type="float" office:value="0.196008620689655" calcext:value-type="float">
            <text:p/>
          </table:table-cell>
          <table:table-cell table:formula="of:=[.J117]/[.A117]" office:value-type="float" office:value="0.188863793103448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.818" calcext:value-type="float">
            <text:p>21.818</text:p>
          </table:table-cell>
          <table:table-cell office:value-type="float" office:value="22.924" calcext:value-type="float">
            <text:p>22.924</text:p>
          </table:table-cell>
          <table:table-cell office:value-type="float" office:value="21.969" calcext:value-type="float">
            <text:p>21.969</text:p>
          </table:table-cell>
          <table:table-cell office:value-type="float" office:value="23.134" calcext:value-type="float">
            <text:p>23.134</text:p>
          </table:table-cell>
          <table:table-cell office:value-type="float" office:value="21.809" calcext:value-type="float">
            <text:p>21.809</text:p>
          </table:table-cell>
          <table:table-cell/>
          <table:table-cell table:formula="of:=MIN([.B118:.F118])" office:value-type="float" office:value="21.809" calcext:value-type="float">
            <text:p/>
          </table:table-cell>
          <table:table-cell table:formula="of:=MAX([.B118:.F118])" office:value-type="float" office:value="23.134" calcext:value-type="float">
            <text:p/>
          </table:table-cell>
          <table:table-cell table:formula="of:=AVERAGE([.B118:.F118])" office:value-type="float" office:value="22.3308" calcext:value-type="float">
            <text:p/>
          </table:table-cell>
          <table:table-cell table:formula="of:=[.H118]/[.A118]" office:value-type="float" office:value="0.186401709401709" calcext:value-type="float">
            <text:p/>
          </table:table-cell>
          <table:table-cell table:formula="of:=[.I118]/[.A118]" office:value-type="float" office:value="0.197726495726496" calcext:value-type="float">
            <text:p/>
          </table:table-cell>
          <table:table-cell table:formula="of:=[.J118]/[.A118]" office:value-type="float" office:value="0.190861538461538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.146" calcext:value-type="float">
            <text:p>22.146</text:p>
          </table:table-cell>
          <table:table-cell office:value-type="float" office:value="22.287" calcext:value-type="float">
            <text:p>22.287</text:p>
          </table:table-cell>
          <table:table-cell office:value-type="float" office:value="22.124" calcext:value-type="float">
            <text:p>22.124</text:p>
          </table:table-cell>
          <table:table-cell office:value-type="float" office:value="23.488" calcext:value-type="float">
            <text:p>23.488</text:p>
          </table:table-cell>
          <table:table-cell office:value-type="float" office:value="22.14" calcext:value-type="float">
            <text:p>22.14</text:p>
          </table:table-cell>
          <table:table-cell/>
          <table:table-cell table:formula="of:=MIN([.B119:.F119])" office:value-type="float" office:value="22.124" calcext:value-type="float">
            <text:p/>
          </table:table-cell>
          <table:table-cell table:formula="of:=MAX([.B119:.F119])" office:value-type="float" office:value="23.488" calcext:value-type="float">
            <text:p/>
          </table:table-cell>
          <table:table-cell table:formula="of:=AVERAGE([.B119:.F119])" office:value-type="float" office:value="22.437" calcext:value-type="float">
            <text:p/>
          </table:table-cell>
          <table:table-cell table:formula="of:=[.H119]/[.A119]" office:value-type="float" office:value="0.187491525423729" calcext:value-type="float">
            <text:p/>
          </table:table-cell>
          <table:table-cell table:formula="of:=[.I119]/[.A119]" office:value-type="float" office:value="0.199050847457627" calcext:value-type="float">
            <text:p/>
          </table:table-cell>
          <table:table-cell table:formula="of:=[.J119]/[.A119]" office:value-type="float" office:value="0.19014406779661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.463" calcext:value-type="float">
            <text:p>22.463</text:p>
          </table:table-cell>
          <table:table-cell office:value-type="float" office:value="23.064" calcext:value-type="float">
            <text:p>23.064</text:p>
          </table:table-cell>
          <table:table-cell office:value-type="float" office:value="22.403" calcext:value-type="float">
            <text:p>22.403</text:p>
          </table:table-cell>
          <table:table-cell office:value-type="float" office:value="24.134" calcext:value-type="float">
            <text:p>24.134</text:p>
          </table:table-cell>
          <table:table-cell office:value-type="float" office:value="22.517" calcext:value-type="float">
            <text:p>22.517</text:p>
          </table:table-cell>
          <table:table-cell/>
          <table:table-cell table:formula="of:=MIN([.B120:.F120])" office:value-type="float" office:value="22.403" calcext:value-type="float">
            <text:p/>
          </table:table-cell>
          <table:table-cell table:formula="of:=MAX([.B120:.F120])" office:value-type="float" office:value="24.134" calcext:value-type="float">
            <text:p/>
          </table:table-cell>
          <table:table-cell table:formula="of:=AVERAGE([.B120:.F120])" office:value-type="float" office:value="22.9162" calcext:value-type="float">
            <text:p/>
          </table:table-cell>
          <table:table-cell table:formula="of:=[.H120]/[.A120]" office:value-type="float" office:value="0.188260504201681" calcext:value-type="float">
            <text:p/>
          </table:table-cell>
          <table:table-cell table:formula="of:=[.I120]/[.A120]" office:value-type="float" office:value="0.202806722689076" calcext:value-type="float">
            <text:p/>
          </table:table-cell>
          <table:table-cell table:formula="of:=[.J120]/[.A120]" office:value-type="float" office:value="0.192573109243697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611" calcext:value-type="float">
            <text:p>22.611</text:p>
          </table:table-cell>
          <table:table-cell office:value-type="float" office:value="23.87" calcext:value-type="float">
            <text:p>23.87</text:p>
          </table:table-cell>
          <table:table-cell office:value-type="float" office:value="22.76" calcext:value-type="float">
            <text:p>22.76</text:p>
          </table:table-cell>
          <table:table-cell office:value-type="float" office:value="24.378" calcext:value-type="float">
            <text:p>24.378</text:p>
          </table:table-cell>
          <table:table-cell office:value-type="float" office:value="22.897" calcext:value-type="float">
            <text:p>22.897</text:p>
          </table:table-cell>
          <table:table-cell/>
          <table:table-cell table:formula="of:=MIN([.B121:.F121])" office:value-type="float" office:value="22.611" calcext:value-type="float">
            <text:p/>
          </table:table-cell>
          <table:table-cell table:formula="of:=MAX([.B121:.F121])" office:value-type="float" office:value="24.378" calcext:value-type="float">
            <text:p/>
          </table:table-cell>
          <table:table-cell table:formula="of:=AVERAGE([.B121:.F121])" office:value-type="float" office:value="23.3032" calcext:value-type="float">
            <text:p/>
          </table:table-cell>
          <table:table-cell table:formula="of:=[.H121]/[.A121]" office:value-type="float" office:value="0.188425" calcext:value-type="float">
            <text:p/>
          </table:table-cell>
          <table:table-cell table:formula="of:=[.I121]/[.A121]" office:value-type="float" office:value="0.20315" calcext:value-type="float">
            <text:p/>
          </table:table-cell>
          <table:table-cell table:formula="of:=[.J121]/[.A121]" office:value-type="float" office:value="0.194193333333333" calcext:value-type="float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.214" calcext:value-type="float">
            <text:p>23.214</text:p>
          </table:table-cell>
          <table:table-cell office:value-type="float" office:value="23.806" calcext:value-type="float">
            <text:p>23.806</text:p>
          </table:table-cell>
          <table:table-cell office:value-type="float" office:value="23.172" calcext:value-type="float">
            <text:p>23.172</text:p>
          </table:table-cell>
          <table:table-cell office:value-type="float" office:value="25.464" calcext:value-type="float">
            <text:p>25.464</text:p>
          </table:table-cell>
          <table:table-cell office:value-type="float" office:value="23.268" calcext:value-type="float">
            <text:p>23.268</text:p>
          </table:table-cell>
          <table:table-cell/>
          <table:table-cell table:formula="of:=MIN([.B122:.F122])" office:value-type="float" office:value="23.172" calcext:value-type="float">
            <text:p/>
          </table:table-cell>
          <table:table-cell table:formula="of:=MAX([.B122:.F122])" office:value-type="float" office:value="25.464" calcext:value-type="float">
            <text:p/>
          </table:table-cell>
          <table:table-cell table:formula="of:=AVERAGE([.B122:.F122])" office:value-type="float" office:value="23.7848" calcext:value-type="float">
            <text:p/>
          </table:table-cell>
          <table:table-cell table:formula="of:=[.H122]/[.A122]" office:value-type="float" office:value="0.191504132231405" calcext:value-type="float">
            <text:p/>
          </table:table-cell>
          <table:table-cell table:formula="of:=[.I122]/[.A122]" office:value-type="float" office:value="0.210446280991735" calcext:value-type="float">
            <text:p/>
          </table:table-cell>
          <table:table-cell table:formula="of:=[.J122]/[.A122]" office:value-type="float" office:value="0.196568595041322" calcext:value-type="float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705" calcext:value-type="float">
            <text:p>23.705</text:p>
          </table:table-cell>
          <table:table-cell office:value-type="float" office:value="23.412" calcext:value-type="float">
            <text:p>23.412</text:p>
          </table:table-cell>
          <table:table-cell office:value-type="float" office:value="23.565" calcext:value-type="float">
            <text:p>23.565</text:p>
          </table:table-cell>
          <table:table-cell office:value-type="float" office:value="25.031" calcext:value-type="float">
            <text:p>25.031</text:p>
          </table:table-cell>
          <table:table-cell office:value-type="float" office:value="23.389" calcext:value-type="float">
            <text:p>23.389</text:p>
          </table:table-cell>
          <table:table-cell/>
          <table:table-cell table:formula="of:=MIN([.B123:.F123])" office:value-type="float" office:value="23.389" calcext:value-type="float">
            <text:p/>
          </table:table-cell>
          <table:table-cell table:formula="of:=MAX([.B123:.F123])" office:value-type="float" office:value="25.031" calcext:value-type="float">
            <text:p/>
          </table:table-cell>
          <table:table-cell table:formula="of:=AVERAGE([.B123:.F123])" office:value-type="float" office:value="23.8204" calcext:value-type="float">
            <text:p/>
          </table:table-cell>
          <table:table-cell table:formula="of:=[.H123]/[.A123]" office:value-type="float" office:value="0.191713114754098" calcext:value-type="float">
            <text:p/>
          </table:table-cell>
          <table:table-cell table:formula="of:=[.I123]/[.A123]" office:value-type="float" office:value="0.205172131147541" calcext:value-type="float">
            <text:p/>
          </table:table-cell>
          <table:table-cell table:formula="of:=[.J123]/[.A123]" office:value-type="float" office:value="0.195249180327869" calcext:value-type="float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.719" calcext:value-type="float">
            <text:p>23.719</text:p>
          </table:table-cell>
          <table:table-cell office:value-type="float" office:value="23.859" calcext:value-type="float">
            <text:p>23.859</text:p>
          </table:table-cell>
          <table:table-cell office:value-type="float" office:value="23.625" calcext:value-type="float">
            <text:p>23.625</text:p>
          </table:table-cell>
          <table:table-cell office:value-type="float" office:value="25.263" calcext:value-type="float">
            <text:p>25.263</text:p>
          </table:table-cell>
          <table:table-cell office:value-type="float" office:value="23.752" calcext:value-type="float">
            <text:p>23.752</text:p>
          </table:table-cell>
          <table:table-cell/>
          <table:table-cell table:formula="of:=MIN([.B124:.F124])" office:value-type="float" office:value="23.625" calcext:value-type="float">
            <text:p/>
          </table:table-cell>
          <table:table-cell table:formula="of:=MAX([.B124:.F124])" office:value-type="float" office:value="25.263" calcext:value-type="float">
            <text:p/>
          </table:table-cell>
          <table:table-cell table:formula="of:=AVERAGE([.B124:.F124])" office:value-type="float" office:value="24.0436" calcext:value-type="float">
            <text:p/>
          </table:table-cell>
          <table:table-cell table:formula="of:=[.H124]/[.A124]" office:value-type="float" office:value="0.192073170731707" calcext:value-type="float">
            <text:p/>
          </table:table-cell>
          <table:table-cell table:formula="of:=[.I124]/[.A124]" office:value-type="float" office:value="0.205390243902439" calcext:value-type="float">
            <text:p/>
          </table:table-cell>
          <table:table-cell table:formula="of:=[.J124]/[.A124]" office:value-type="float" office:value="0.195476422764228" calcext:value-type="float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151" calcext:value-type="float">
            <text:p>24.151</text:p>
          </table:table-cell>
          <table:table-cell office:value-type="float" office:value="24.056" calcext:value-type="float">
            <text:p>24.056</text:p>
          </table:table-cell>
          <table:table-cell office:value-type="float" office:value="25.213" calcext:value-type="float">
            <text:p>25.213</text:p>
          </table:table-cell>
          <table:table-cell office:value-type="float" office:value="24.744" calcext:value-type="float">
            <text:p>24.744</text:p>
          </table:table-cell>
          <table:table-cell office:value-type="float" office:value="24.074" calcext:value-type="float">
            <text:p>24.074</text:p>
          </table:table-cell>
          <table:table-cell/>
          <table:table-cell table:formula="of:=MIN([.B125:.F125])" office:value-type="float" office:value="24.056" calcext:value-type="float">
            <text:p/>
          </table:table-cell>
          <table:table-cell table:formula="of:=MAX([.B125:.F125])" office:value-type="float" office:value="25.213" calcext:value-type="float">
            <text:p/>
          </table:table-cell>
          <table:table-cell table:formula="of:=AVERAGE([.B125:.F125])" office:value-type="float" office:value="24.4476" calcext:value-type="float">
            <text:p/>
          </table:table-cell>
          <table:table-cell table:formula="of:=[.H125]/[.A125]" office:value-type="float" office:value="0.194" calcext:value-type="float">
            <text:p/>
          </table:table-cell>
          <table:table-cell table:formula="of:=[.I125]/[.A125]" office:value-type="float" office:value="0.20333064516129" calcext:value-type="float">
            <text:p/>
          </table:table-cell>
          <table:table-cell table:formula="of:=[.J125]/[.A125]" office:value-type="float" office:value="0.197158064516129" calcext:value-type="float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329" calcext:value-type="float">
            <text:p>24.329</text:p>
          </table:table-cell>
          <table:table-cell office:value-type="float" office:value="24.398" calcext:value-type="float">
            <text:p>24.398</text:p>
          </table:table-cell>
          <table:table-cell office:value-type="float" office:value="25.407" calcext:value-type="float">
            <text:p>25.407</text:p>
          </table:table-cell>
          <table:table-cell office:value-type="float" office:value="25.478" calcext:value-type="float">
            <text:p>25.478</text:p>
          </table:table-cell>
          <table:table-cell office:value-type="float" office:value="24.484" calcext:value-type="float">
            <text:p>24.484</text:p>
          </table:table-cell>
          <table:table-cell/>
          <table:table-cell table:formula="of:=MIN([.B126:.F126])" office:value-type="float" office:value="24.329" calcext:value-type="float">
            <text:p/>
          </table:table-cell>
          <table:table-cell table:formula="of:=MAX([.B126:.F126])" office:value-type="float" office:value="25.478" calcext:value-type="float">
            <text:p/>
          </table:table-cell>
          <table:table-cell table:formula="of:=AVERAGE([.B126:.F126])" office:value-type="float" office:value="24.8192" calcext:value-type="float">
            <text:p/>
          </table:table-cell>
          <table:table-cell table:formula="of:=[.H126]/[.A126]" office:value-type="float" office:value="0.194632" calcext:value-type="float">
            <text:p/>
          </table:table-cell>
          <table:table-cell table:formula="of:=[.I126]/[.A126]" office:value-type="float" office:value="0.203824" calcext:value-type="float">
            <text:p/>
          </table:table-cell>
          <table:table-cell table:formula="of:=[.J126]/[.A126]" office:value-type="float" office:value="0.1985536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.73" calcext:value-type="float">
            <text:p>24.73</text:p>
          </table:table-cell>
          <table:table-cell office:value-type="float" office:value="24.724" calcext:value-type="float">
            <text:p>24.724</text:p>
          </table:table-cell>
          <table:table-cell office:value-type="float" office:value="25.217" calcext:value-type="float">
            <text:p>25.217</text:p>
          </table:table-cell>
          <table:table-cell office:value-type="float" office:value="24.925" calcext:value-type="float">
            <text:p>24.925</text:p>
          </table:table-cell>
          <table:table-cell office:value-type="float" office:value="25.577" calcext:value-type="float">
            <text:p>25.577</text:p>
          </table:table-cell>
          <table:table-cell/>
          <table:table-cell table:formula="of:=MIN([.B127:.F127])" office:value-type="float" office:value="24.724" calcext:value-type="float">
            <text:p/>
          </table:table-cell>
          <table:table-cell table:formula="of:=MAX([.B127:.F127])" office:value-type="float" office:value="25.577" calcext:value-type="float">
            <text:p/>
          </table:table-cell>
          <table:table-cell table:formula="of:=AVERAGE([.B127:.F127])" office:value-type="float" office:value="25.0346" calcext:value-type="float">
            <text:p/>
          </table:table-cell>
          <table:table-cell table:formula="of:=[.H127]/[.A127]" office:value-type="float" office:value="0.196222222222222" calcext:value-type="float">
            <text:p/>
          </table:table-cell>
          <table:table-cell table:formula="of:=[.I127]/[.A127]" office:value-type="float" office:value="0.202992063492063" calcext:value-type="float">
            <text:p/>
          </table:table-cell>
          <table:table-cell table:formula="of:=[.J127]/[.A127]" office:value-type="float" office:value="0.198687301587302" calcext:value-type="float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871" calcext:value-type="float">
            <text:p>24.871</text:p>
          </table:table-cell>
          <table:table-cell office:value-type="float" office:value="25.094" calcext:value-type="float">
            <text:p>25.094</text:p>
          </table:table-cell>
          <table:table-cell office:value-type="float" office:value="24.917" calcext:value-type="float">
            <text:p>24.917</text:p>
          </table:table-cell>
          <table:table-cell office:value-type="float" office:value="25.808" calcext:value-type="float">
            <text:p>25.808</text:p>
          </table:table-cell>
          <table:table-cell office:value-type="float" office:value="25.179" calcext:value-type="float">
            <text:p>25.179</text:p>
          </table:table-cell>
          <table:table-cell/>
          <table:table-cell table:formula="of:=MIN([.B128:.F128])" office:value-type="float" office:value="24.871" calcext:value-type="float">
            <text:p/>
          </table:table-cell>
          <table:table-cell table:formula="of:=MAX([.B128:.F128])" office:value-type="float" office:value="25.808" calcext:value-type="float">
            <text:p/>
          </table:table-cell>
          <table:table-cell table:formula="of:=AVERAGE([.B128:.F128])" office:value-type="float" office:value="25.1738" calcext:value-type="float">
            <text:p/>
          </table:table-cell>
          <table:table-cell table:formula="of:=[.H128]/[.A128]" office:value-type="float" office:value="0.195834645669291" calcext:value-type="float">
            <text:p/>
          </table:table-cell>
          <table:table-cell table:formula="of:=[.I128]/[.A128]" office:value-type="float" office:value="0.203212598425197" calcext:value-type="float">
            <text:p/>
          </table:table-cell>
          <table:table-cell table:formula="of:=[.J128]/[.A128]" office:value-type="float" office:value="0.198218897637795" calcext:value-type="float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301" calcext:value-type="float">
            <text:p>25.301</text:p>
          </table:table-cell>
          <table:table-cell office:value-type="float" office:value="25.452" calcext:value-type="float">
            <text:p>25.452</text:p>
          </table:table-cell>
          <table:table-cell office:value-type="float" office:value="26.179" calcext:value-type="float">
            <text:p>26.179</text:p>
          </table:table-cell>
          <table:table-cell office:value-type="float" office:value="25.206" calcext:value-type="float">
            <text:p>25.206</text:p>
          </table:table-cell>
          <table:table-cell office:value-type="float" office:value="25.316" calcext:value-type="float">
            <text:p>25.316</text:p>
          </table:table-cell>
          <table:table-cell/>
          <table:table-cell table:formula="of:=MIN([.B129:.F129])" office:value-type="float" office:value="25.206" calcext:value-type="float">
            <text:p/>
          </table:table-cell>
          <table:table-cell table:formula="of:=MAX([.B129:.F129])" office:value-type="float" office:value="26.179" calcext:value-type="float">
            <text:p/>
          </table:table-cell>
          <table:table-cell table:formula="of:=AVERAGE([.B129:.F129])" office:value-type="float" office:value="25.4908" calcext:value-type="float">
            <text:p/>
          </table:table-cell>
          <table:table-cell table:formula="of:=[.H129]/[.A129]" office:value-type="float" office:value="0.196921875" calcext:value-type="float">
            <text:p/>
          </table:table-cell>
          <table:table-cell table:formula="of:=[.I129]/[.A129]" office:value-type="float" office:value="0.2045234375" calcext:value-type="float">
            <text:p/>
          </table:table-cell>
          <table:table-cell table:formula="of:=[.J129]/[.A129]" office:value-type="float" office:value="0.199146875" calcext:value-type="float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702" calcext:value-type="float">
            <text:p>25.702</text:p>
          </table:table-cell>
          <table:table-cell office:value-type="float" office:value="25.768" calcext:value-type="float">
            <text:p>25.768</text:p>
          </table:table-cell>
          <table:table-cell office:value-type="float" office:value="25.745" calcext:value-type="float">
            <text:p>25.745</text:p>
          </table:table-cell>
          <table:table-cell office:value-type="float" office:value="25.533" calcext:value-type="float">
            <text:p>25.533</text:p>
          </table:table-cell>
          <table:table-cell office:value-type="float" office:value="25.629" calcext:value-type="float">
            <text:p>25.629</text:p>
          </table:table-cell>
          <table:table-cell/>
          <table:table-cell table:formula="of:=MIN([.B130:.F130])" office:value-type="float" office:value="25.533" calcext:value-type="float">
            <text:p/>
          </table:table-cell>
          <table:table-cell table:formula="of:=MAX([.B130:.F130])" office:value-type="float" office:value="25.768" calcext:value-type="float">
            <text:p/>
          </table:table-cell>
          <table:table-cell table:formula="of:=AVERAGE([.B130:.F130])" office:value-type="float" office:value="25.6754" calcext:value-type="float">
            <text:p/>
          </table:table-cell>
          <table:table-cell table:formula="of:=[.H130]/[.A130]" office:value-type="float" office:value="0.19793023255814" calcext:value-type="float">
            <text:p/>
          </table:table-cell>
          <table:table-cell table:formula="of:=[.I130]/[.A130]" office:value-type="float" office:value="0.199751937984496" calcext:value-type="float">
            <text:p/>
          </table:table-cell>
          <table:table-cell table:formula="of:=[.J130]/[.A130]" office:value-type="float" office:value="0.199034108527132" calcext:value-type="float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876" calcext:value-type="float">
            <text:p>25.876</text:p>
          </table:table-cell>
          <table:table-cell office:value-type="float" office:value="26.151" calcext:value-type="float">
            <text:p>26.151</text:p>
          </table:table-cell>
          <table:table-cell office:value-type="float" office:value="25.914" calcext:value-type="float">
            <text:p>25.914</text:p>
          </table:table-cell>
          <table:table-cell office:value-type="float" office:value="26.228" calcext:value-type="float">
            <text:p>26.228</text:p>
          </table:table-cell>
          <table:table-cell office:value-type="float" office:value="26.056" calcext:value-type="float">
            <text:p>26.056</text:p>
          </table:table-cell>
          <table:table-cell/>
          <table:table-cell table:formula="of:=MIN([.B131:.F131])" office:value-type="float" office:value="25.876" calcext:value-type="float">
            <text:p/>
          </table:table-cell>
          <table:table-cell table:formula="of:=MAX([.B131:.F131])" office:value-type="float" office:value="26.228" calcext:value-type="float">
            <text:p/>
          </table:table-cell>
          <table:table-cell table:formula="of:=AVERAGE([.B131:.F131])" office:value-type="float" office:value="26.045" calcext:value-type="float">
            <text:p/>
          </table:table-cell>
          <table:table-cell table:formula="of:=[.H131]/[.A131]" office:value-type="float" office:value="0.199046153846154" calcext:value-type="float">
            <text:p/>
          </table:table-cell>
          <table:table-cell table:formula="of:=[.I131]/[.A131]" office:value-type="float" office:value="0.201753846153846" calcext:value-type="float">
            <text:p/>
          </table:table-cell>
          <table:table-cell table:formula="of:=[.J131]/[.A131]" office:value-type="float" office:value="0.200346153846154" calcext:value-type="float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.218" calcext:value-type="float">
            <text:p>26.218</text:p>
          </table:table-cell>
          <table:table-cell office:value-type="float" office:value="26.304" calcext:value-type="float">
            <text:p>26.304</text:p>
          </table:table-cell>
          <table:table-cell office:value-type="float" office:value="26.799" calcext:value-type="float">
            <text:p>26.799</text:p>
          </table:table-cell>
          <table:table-cell office:value-type="float" office:value="26.201" calcext:value-type="float">
            <text:p>26.201</text:p>
          </table:table-cell>
          <table:table-cell office:value-type="float" office:value="26.315" calcext:value-type="float">
            <text:p>26.315</text:p>
          </table:table-cell>
          <table:table-cell/>
          <table:table-cell table:formula="of:=MIN([.B132:.F132])" office:value-type="float" office:value="26.201" calcext:value-type="float">
            <text:p/>
          </table:table-cell>
          <table:table-cell table:formula="of:=MAX([.B132:.F132])" office:value-type="float" office:value="26.799" calcext:value-type="float">
            <text:p/>
          </table:table-cell>
          <table:table-cell table:formula="of:=AVERAGE([.B132:.F132])" office:value-type="float" office:value="26.3674" calcext:value-type="float">
            <text:p/>
          </table:table-cell>
          <table:table-cell table:formula="of:=[.H132]/[.A132]" office:value-type="float" office:value="0.200007633587786" calcext:value-type="float">
            <text:p/>
          </table:table-cell>
          <table:table-cell table:formula="of:=[.I132]/[.A132]" office:value-type="float" office:value="0.204572519083969" calcext:value-type="float">
            <text:p/>
          </table:table-cell>
          <table:table-cell table:formula="of:=[.J132]/[.A132]" office:value-type="float" office:value="0.20127786259542" calcext:value-type="float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.501" calcext:value-type="float">
            <text:p>26.501</text:p>
          </table:table-cell>
          <table:table-cell office:value-type="float" office:value="27.135" calcext:value-type="float">
            <text:p>27.135</text:p>
          </table:table-cell>
          <table:table-cell office:value-type="float" office:value="26.661" calcext:value-type="float">
            <text:p>26.661</text:p>
          </table:table-cell>
          <table:table-cell office:value-type="float" office:value="26.859" calcext:value-type="float">
            <text:p>26.859</text:p>
          </table:table-cell>
          <table:table-cell office:value-type="float" office:value="26.879" calcext:value-type="float">
            <text:p>26.879</text:p>
          </table:table-cell>
          <table:table-cell/>
          <table:table-cell table:formula="of:=MIN([.B133:.F133])" office:value-type="float" office:value="26.501" calcext:value-type="float">
            <text:p/>
          </table:table-cell>
          <table:table-cell table:formula="of:=MAX([.B133:.F133])" office:value-type="float" office:value="27.135" calcext:value-type="float">
            <text:p/>
          </table:table-cell>
          <table:table-cell table:formula="of:=AVERAGE([.B133:.F133])" office:value-type="float" office:value="26.807" calcext:value-type="float">
            <text:p/>
          </table:table-cell>
          <table:table-cell table:formula="of:=[.H133]/[.A133]" office:value-type="float" office:value="0.200765151515152" calcext:value-type="float">
            <text:p/>
          </table:table-cell>
          <table:table-cell table:formula="of:=[.I133]/[.A133]" office:value-type="float" office:value="0.205568181818182" calcext:value-type="float">
            <text:p/>
          </table:table-cell>
          <table:table-cell table:formula="of:=[.J133]/[.A133]" office:value-type="float" office:value="0.203083333333333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.895" calcext:value-type="float">
            <text:p>26.895</text:p>
          </table:table-cell>
          <table:table-cell office:value-type="float" office:value="27.007" calcext:value-type="float">
            <text:p>27.007</text:p>
          </table:table-cell>
          <table:table-cell office:value-type="float" office:value="26.989" calcext:value-type="float">
            <text:p>26.989</text:p>
          </table:table-cell>
          <table:table-cell office:value-type="float" office:value="26.885" calcext:value-type="float">
            <text:p>26.885</text:p>
          </table:table-cell>
          <table:table-cell office:value-type="float" office:value="27.361" calcext:value-type="float">
            <text:p>27.361</text:p>
          </table:table-cell>
          <table:table-cell/>
          <table:table-cell table:formula="of:=MIN([.B134:.F134])" office:value-type="float" office:value="26.885" calcext:value-type="float">
            <text:p/>
          </table:table-cell>
          <table:table-cell table:formula="of:=MAX([.B134:.F134])" office:value-type="float" office:value="27.361" calcext:value-type="float">
            <text:p/>
          </table:table-cell>
          <table:table-cell table:formula="of:=AVERAGE([.B134:.F134])" office:value-type="float" office:value="27.0274" calcext:value-type="float">
            <text:p/>
          </table:table-cell>
          <table:table-cell table:formula="of:=[.H134]/[.A134]" office:value-type="float" office:value="0.202142857142857" calcext:value-type="float">
            <text:p/>
          </table:table-cell>
          <table:table-cell table:formula="of:=[.I134]/[.A134]" office:value-type="float" office:value="0.205721804511278" calcext:value-type="float">
            <text:p/>
          </table:table-cell>
          <table:table-cell table:formula="of:=[.J134]/[.A134]" office:value-type="float" office:value="0.203213533834586" calcext:value-type="float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.268" calcext:value-type="float">
            <text:p>27.268</text:p>
          </table:table-cell>
          <table:table-cell office:value-type="float" office:value="28.563" calcext:value-type="float">
            <text:p>28.563</text:p>
          </table:table-cell>
          <table:table-cell office:value-type="float" office:value="27.384" calcext:value-type="float">
            <text:p>27.384</text:p>
          </table:table-cell>
          <table:table-cell office:value-type="float" office:value="28.711" calcext:value-type="float">
            <text:p>28.711</text:p>
          </table:table-cell>
          <table:table-cell office:value-type="float" office:value="27.942" calcext:value-type="float">
            <text:p>27.942</text:p>
          </table:table-cell>
          <table:table-cell/>
          <table:table-cell table:formula="of:=MIN([.B135:.F135])" office:value-type="float" office:value="27.268" calcext:value-type="float">
            <text:p/>
          </table:table-cell>
          <table:table-cell table:formula="of:=MAX([.B135:.F135])" office:value-type="float" office:value="28.711" calcext:value-type="float">
            <text:p/>
          </table:table-cell>
          <table:table-cell table:formula="of:=AVERAGE([.B135:.F135])" office:value-type="float" office:value="27.9736" calcext:value-type="float">
            <text:p/>
          </table:table-cell>
          <table:table-cell table:formula="of:=[.H135]/[.A135]" office:value-type="float" office:value="0.203492537313433" calcext:value-type="float">
            <text:p/>
          </table:table-cell>
          <table:table-cell table:formula="of:=[.I135]/[.A135]" office:value-type="float" office:value="0.214261194029851" calcext:value-type="float">
            <text:p/>
          </table:table-cell>
          <table:table-cell table:formula="of:=[.J135]/[.A135]" office:value-type="float" office:value="0.208758208955224" calcext:value-type="float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.026" calcext:value-type="float">
            <text:p>29.026</text:p>
          </table:table-cell>
          <table:table-cell office:value-type="float" office:value="27.79" calcext:value-type="float">
            <text:p>27.79</text:p>
          </table:table-cell>
          <table:table-cell office:value-type="float" office:value="27.691" calcext:value-type="float">
            <text:p>27.691</text:p>
          </table:table-cell>
          <table:table-cell office:value-type="float" office:value="27.729" calcext:value-type="float">
            <text:p>27.729</text:p>
          </table:table-cell>
          <table:table-cell office:value-type="float" office:value="29.405" calcext:value-type="float">
            <text:p>29.405</text:p>
          </table:table-cell>
          <table:table-cell/>
          <table:table-cell table:formula="of:=MIN([.B136:.F136])" office:value-type="float" office:value="27.691" calcext:value-type="float">
            <text:p/>
          </table:table-cell>
          <table:table-cell table:formula="of:=MAX([.B136:.F136])" office:value-type="float" office:value="29.405" calcext:value-type="float">
            <text:p/>
          </table:table-cell>
          <table:table-cell table:formula="of:=AVERAGE([.B136:.F136])" office:value-type="float" office:value="28.3282" calcext:value-type="float">
            <text:p/>
          </table:table-cell>
          <table:table-cell table:formula="of:=[.H136]/[.A136]" office:value-type="float" office:value="0.205118518518518" calcext:value-type="float">
            <text:p/>
          </table:table-cell>
          <table:table-cell table:formula="of:=[.I136]/[.A136]" office:value-type="float" office:value="0.217814814814815" calcext:value-type="float">
            <text:p/>
          </table:table-cell>
          <table:table-cell table:formula="of:=[.J136]/[.A136]" office:value-type="float" office:value="0.209838518518518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.861" calcext:value-type="float">
            <text:p>27.861</text:p>
          </table:table-cell>
          <table:table-cell office:value-type="float" office:value="28.429" calcext:value-type="float">
            <text:p>28.429</text:p>
          </table:table-cell>
          <table:table-cell office:value-type="float" office:value="30.163" calcext:value-type="float">
            <text:p>30.163</text:p>
          </table:table-cell>
          <table:table-cell office:value-type="float" office:value="28.115" calcext:value-type="float">
            <text:p>28.115</text:p>
          </table:table-cell>
          <table:table-cell office:value-type="float" office:value="29.704" calcext:value-type="float">
            <text:p>29.704</text:p>
          </table:table-cell>
          <table:table-cell/>
          <table:table-cell table:formula="of:=MIN([.B137:.F137])" office:value-type="float" office:value="27.861" calcext:value-type="float">
            <text:p/>
          </table:table-cell>
          <table:table-cell table:formula="of:=MAX([.B137:.F137])" office:value-type="float" office:value="30.163" calcext:value-type="float">
            <text:p/>
          </table:table-cell>
          <table:table-cell table:formula="of:=AVERAGE([.B137:.F137])" office:value-type="float" office:value="28.8544" calcext:value-type="float">
            <text:p/>
          </table:table-cell>
          <table:table-cell table:formula="of:=[.H137]/[.A137]" office:value-type="float" office:value="0.204860294117647" calcext:value-type="float">
            <text:p/>
          </table:table-cell>
          <table:table-cell table:formula="of:=[.I137]/[.A137]" office:value-type="float" office:value="0.221786764705882" calcext:value-type="float">
            <text:p/>
          </table:table-cell>
          <table:table-cell table:formula="of:=[.J137]/[.A137]" office:value-type="float" office:value="0.212164705882353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.443" calcext:value-type="float">
            <text:p>28.443</text:p>
          </table:table-cell>
          <table:table-cell office:value-type="float" office:value="28.396" calcext:value-type="float">
            <text:p>28.396</text:p>
          </table:table-cell>
          <table:table-cell office:value-type="float" office:value="28.351" calcext:value-type="float">
            <text:p>28.351</text:p>
          </table:table-cell>
          <table:table-cell office:value-type="float" office:value="28.579" calcext:value-type="float">
            <text:p>28.579</text:p>
          </table:table-cell>
          <table:table-cell office:value-type="float" office:value="33.155" calcext:value-type="float">
            <text:p>33.155</text:p>
          </table:table-cell>
          <table:table-cell/>
          <table:table-cell table:formula="of:=MIN([.B138:.F138])" office:value-type="float" office:value="28.351" calcext:value-type="float">
            <text:p/>
          </table:table-cell>
          <table:table-cell table:formula="of:=MAX([.B138:.F138])" office:value-type="float" office:value="33.155" calcext:value-type="float">
            <text:p/>
          </table:table-cell>
          <table:table-cell table:formula="of:=AVERAGE([.B138:.F138])" office:value-type="float" office:value="29.3848" calcext:value-type="float">
            <text:p/>
          </table:table-cell>
          <table:table-cell table:formula="of:=[.H138]/[.A138]" office:value-type="float" office:value="0.206941605839416" calcext:value-type="float">
            <text:p/>
          </table:table-cell>
          <table:table-cell table:formula="of:=[.I138]/[.A138]" office:value-type="float" office:value="0.242007299270073" calcext:value-type="float">
            <text:p/>
          </table:table-cell>
          <table:table-cell table:formula="of:=[.J138]/[.A138]" office:value-type="float" office:value="0.214487591240876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.756" calcext:value-type="float">
            <text:p>28.756</text:p>
          </table:table-cell>
          <table:table-cell office:value-type="float" office:value="28.795" calcext:value-type="float">
            <text:p>28.795</text:p>
          </table:table-cell>
          <table:table-cell office:value-type="float" office:value="28.756" calcext:value-type="float">
            <text:p>28.756</text:p>
          </table:table-cell>
          <table:table-cell office:value-type="float" office:value="28.799" calcext:value-type="float">
            <text:p>28.799</text:p>
          </table:table-cell>
          <table:table-cell office:value-type="float" office:value="33.294" calcext:value-type="float">
            <text:p>33.294</text:p>
          </table:table-cell>
          <table:table-cell/>
          <table:table-cell table:formula="of:=MIN([.B139:.F139])" office:value-type="float" office:value="28.756" calcext:value-type="float">
            <text:p/>
          </table:table-cell>
          <table:table-cell table:formula="of:=MAX([.B139:.F139])" office:value-type="float" office:value="33.294" calcext:value-type="float">
            <text:p/>
          </table:table-cell>
          <table:table-cell table:formula="of:=AVERAGE([.B139:.F139])" office:value-type="float" office:value="29.68" calcext:value-type="float">
            <text:p/>
          </table:table-cell>
          <table:table-cell table:formula="of:=[.H139]/[.A139]" office:value-type="float" office:value="0.208376811594203" calcext:value-type="float">
            <text:p/>
          </table:table-cell>
          <table:table-cell table:formula="of:=[.I139]/[.A139]" office:value-type="float" office:value="0.241260869565217" calcext:value-type="float">
            <text:p/>
          </table:table-cell>
          <table:table-cell table:formula="of:=[.J139]/[.A139]" office:value-type="float" office:value="0.215072463768116" calcext:value-type="float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013" calcext:value-type="float">
            <text:p>29.013</text:p>
          </table:table-cell>
          <table:table-cell office:value-type="float" office:value="31.788" calcext:value-type="float">
            <text:p>31.788</text:p>
          </table:table-cell>
          <table:table-cell office:value-type="float" office:value="29.607" calcext:value-type="float">
            <text:p>29.607</text:p>
          </table:table-cell>
          <table:table-cell office:value-type="float" office:value="29.516" calcext:value-type="float">
            <text:p>29.516</text:p>
          </table:table-cell>
          <table:table-cell office:value-type="float" office:value="30.387" calcext:value-type="float">
            <text:p>30.387</text:p>
          </table:table-cell>
          <table:table-cell/>
          <table:table-cell table:formula="of:=MIN([.B140:.F140])" office:value-type="float" office:value="29.013" calcext:value-type="float">
            <text:p/>
          </table:table-cell>
          <table:table-cell table:formula="of:=MAX([.B140:.F140])" office:value-type="float" office:value="31.788" calcext:value-type="float">
            <text:p/>
          </table:table-cell>
          <table:table-cell table:formula="of:=AVERAGE([.B140:.F140])" office:value-type="float" office:value="30.0622" calcext:value-type="float">
            <text:p/>
          </table:table-cell>
          <table:table-cell table:formula="of:=[.H140]/[.A140]" office:value-type="float" office:value="0.208726618705036" calcext:value-type="float">
            <text:p/>
          </table:table-cell>
          <table:table-cell table:formula="of:=[.I140]/[.A140]" office:value-type="float" office:value="0.228690647482014" calcext:value-type="float">
            <text:p/>
          </table:table-cell>
          <table:table-cell table:formula="of:=[.J140]/[.A140]" office:value-type="float" office:value="0.216274820143885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.238" calcext:value-type="float">
            <text:p>29.238</text:p>
          </table:table-cell>
          <table:table-cell office:value-type="float" office:value="29.95" calcext:value-type="float">
            <text:p>29.95</text:p>
          </table:table-cell>
          <table:table-cell office:value-type="float" office:value="29.495" calcext:value-type="float">
            <text:p>29.495</text:p>
          </table:table-cell>
          <table:table-cell office:value-type="float" office:value="29.717" calcext:value-type="float">
            <text:p>29.717</text:p>
          </table:table-cell>
          <table:table-cell office:value-type="float" office:value="30.52" calcext:value-type="float">
            <text:p>30.52</text:p>
          </table:table-cell>
          <table:table-cell/>
          <table:table-cell table:formula="of:=MIN([.B141:.F141])" office:value-type="float" office:value="29.238" calcext:value-type="float">
            <text:p/>
          </table:table-cell>
          <table:table-cell table:formula="of:=MAX([.B141:.F141])" office:value-type="float" office:value="30.52" calcext:value-type="float">
            <text:p/>
          </table:table-cell>
          <table:table-cell table:formula="of:=AVERAGE([.B141:.F141])" office:value-type="float" office:value="29.784" calcext:value-type="float">
            <text:p/>
          </table:table-cell>
          <table:table-cell table:formula="of:=[.H141]/[.A141]" office:value-type="float" office:value="0.208842857142857" calcext:value-type="float">
            <text:p/>
          </table:table-cell>
          <table:table-cell table:formula="of:=[.I141]/[.A141]" office:value-type="float" office:value="0.218" calcext:value-type="float">
            <text:p/>
          </table:table-cell>
          <table:table-cell table:formula="of:=[.J141]/[.A141]" office:value-type="float" office:value="0.212742857142857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.737" calcext:value-type="float">
            <text:p>29.737</text:p>
          </table:table-cell>
          <table:table-cell office:value-type="float" office:value="32.138" calcext:value-type="float">
            <text:p>32.138</text:p>
          </table:table-cell>
          <table:table-cell office:value-type="float" office:value="29.735" calcext:value-type="float">
            <text:p>29.735</text:p>
          </table:table-cell>
          <table:table-cell office:value-type="float" office:value="30.006" calcext:value-type="float">
            <text:p>30.006</text:p>
          </table:table-cell>
          <table:table-cell office:value-type="float" office:value="31.771" calcext:value-type="float">
            <text:p>31.771</text:p>
          </table:table-cell>
          <table:table-cell/>
          <table:table-cell table:formula="of:=MIN([.B142:.F142])" office:value-type="float" office:value="29.735" calcext:value-type="float">
            <text:p/>
          </table:table-cell>
          <table:table-cell table:formula="of:=MAX([.B142:.F142])" office:value-type="float" office:value="32.138" calcext:value-type="float">
            <text:p/>
          </table:table-cell>
          <table:table-cell table:formula="of:=AVERAGE([.B142:.F142])" office:value-type="float" office:value="30.6774" calcext:value-type="float">
            <text:p/>
          </table:table-cell>
          <table:table-cell table:formula="of:=[.H142]/[.A142]" office:value-type="float" office:value="0.210886524822695" calcext:value-type="float">
            <text:p/>
          </table:table-cell>
          <table:table-cell table:formula="of:=[.I142]/[.A142]" office:value-type="float" office:value="0.227929078014184" calcext:value-type="float">
            <text:p/>
          </table:table-cell>
          <table:table-cell table:formula="of:=[.J142]/[.A142]" office:value-type="float" office:value="0.217570212765957" calcext:value-type="float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.108" calcext:value-type="float">
            <text:p>30.108</text:p>
          </table:table-cell>
          <table:table-cell office:value-type="float" office:value="30.282" calcext:value-type="float">
            <text:p>30.282</text:p>
          </table:table-cell>
          <table:table-cell office:value-type="float" office:value="30.369" calcext:value-type="float">
            <text:p>30.369</text:p>
          </table:table-cell>
          <table:table-cell office:value-type="float" office:value="30.494" calcext:value-type="float">
            <text:p>30.494</text:p>
          </table:table-cell>
          <table:table-cell office:value-type="float" office:value="31.669" calcext:value-type="float">
            <text:p>31.669</text:p>
          </table:table-cell>
          <table:table-cell/>
          <table:table-cell table:formula="of:=MIN([.B143:.F143])" office:value-type="float" office:value="30.108" calcext:value-type="float">
            <text:p/>
          </table:table-cell>
          <table:table-cell table:formula="of:=MAX([.B143:.F143])" office:value-type="float" office:value="31.669" calcext:value-type="float">
            <text:p/>
          </table:table-cell>
          <table:table-cell table:formula="of:=AVERAGE([.B143:.F143])" office:value-type="float" office:value="30.5844" calcext:value-type="float">
            <text:p/>
          </table:table-cell>
          <table:table-cell table:formula="of:=[.H143]/[.A143]" office:value-type="float" office:value="0.212028169014084" calcext:value-type="float">
            <text:p/>
          </table:table-cell>
          <table:table-cell table:formula="of:=[.I143]/[.A143]" office:value-type="float" office:value="0.223021126760563" calcext:value-type="float">
            <text:p/>
          </table:table-cell>
          <table:table-cell table:formula="of:=[.J143]/[.A143]" office:value-type="float" office:value="0.215383098591549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.566" calcext:value-type="float">
            <text:p>30.566</text:p>
          </table:table-cell>
          <table:table-cell office:value-type="float" office:value="30.551" calcext:value-type="float">
            <text:p>30.551</text:p>
          </table:table-cell>
          <table:table-cell office:value-type="float" office:value="33.219" calcext:value-type="float">
            <text:p>33.219</text:p>
          </table:table-cell>
          <table:table-cell office:value-type="float" office:value="30.773" calcext:value-type="float">
            <text:p>30.773</text:p>
          </table:table-cell>
          <table:table-cell office:value-type="float" office:value="32.125" calcext:value-type="float">
            <text:p>32.125</text:p>
          </table:table-cell>
          <table:table-cell/>
          <table:table-cell table:formula="of:=MIN([.B144:.F144])" office:value-type="float" office:value="30.551" calcext:value-type="float">
            <text:p/>
          </table:table-cell>
          <table:table-cell table:formula="of:=MAX([.B144:.F144])" office:value-type="float" office:value="33.219" calcext:value-type="float">
            <text:p/>
          </table:table-cell>
          <table:table-cell table:formula="of:=AVERAGE([.B144:.F144])" office:value-type="float" office:value="31.4468" calcext:value-type="float">
            <text:p/>
          </table:table-cell>
          <table:table-cell table:formula="of:=[.H144]/[.A144]" office:value-type="float" office:value="0.213643356643357" calcext:value-type="float">
            <text:p/>
          </table:table-cell>
          <table:table-cell table:formula="of:=[.I144]/[.A144]" office:value-type="float" office:value="0.232300699300699" calcext:value-type="float">
            <text:p/>
          </table:table-cell>
          <table:table-cell table:formula="of:=[.J144]/[.A144]" office:value-type="float" office:value="0.219907692307692" calcext:value-type="float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.634" calcext:value-type="float">
            <text:p>30.634</text:p>
          </table:table-cell>
          <table:table-cell office:value-type="float" office:value="30.913" calcext:value-type="float">
            <text:p>30.913</text:p>
          </table:table-cell>
          <table:table-cell office:value-type="float" office:value="32.722" calcext:value-type="float">
            <text:p>32.722</text:p>
          </table:table-cell>
          <table:table-cell office:value-type="float" office:value="31.442" calcext:value-type="float">
            <text:p>31.442</text:p>
          </table:table-cell>
          <table:table-cell office:value-type="float" office:value="32.004" calcext:value-type="float">
            <text:p>32.004</text:p>
          </table:table-cell>
          <table:table-cell/>
          <table:table-cell table:formula="of:=MIN([.B145:.F145])" office:value-type="float" office:value="30.634" calcext:value-type="float">
            <text:p/>
          </table:table-cell>
          <table:table-cell table:formula="of:=MAX([.B145:.F145])" office:value-type="float" office:value="32.722" calcext:value-type="float">
            <text:p/>
          </table:table-cell>
          <table:table-cell table:formula="of:=AVERAGE([.B145:.F145])" office:value-type="float" office:value="31.543" calcext:value-type="float">
            <text:p/>
          </table:table-cell>
          <table:table-cell table:formula="of:=[.H145]/[.A145]" office:value-type="float" office:value="0.212736111111111" calcext:value-type="float">
            <text:p/>
          </table:table-cell>
          <table:table-cell table:formula="of:=[.I145]/[.A145]" office:value-type="float" office:value="0.227236111111111" calcext:value-type="float">
            <text:p/>
          </table:table-cell>
          <table:table-cell table:formula="of:=[.J145]/[.A145]" office:value-type="float" office:value="0.219048611111111" calcext:value-type="float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.159" calcext:value-type="float">
            <text:p>31.159</text:p>
          </table:table-cell>
          <table:table-cell office:value-type="float" office:value="31.672" calcext:value-type="float">
            <text:p>31.672</text:p>
          </table:table-cell>
          <table:table-cell office:value-type="float" office:value="32.526" calcext:value-type="float">
            <text:p>32.526</text:p>
          </table:table-cell>
          <table:table-cell office:value-type="float" office:value="32.345" calcext:value-type="float">
            <text:p>32.345</text:p>
          </table:table-cell>
          <table:table-cell office:value-type="float" office:value="32.714" calcext:value-type="float">
            <text:p>32.714</text:p>
          </table:table-cell>
          <table:table-cell/>
          <table:table-cell table:formula="of:=MIN([.B146:.F146])" office:value-type="float" office:value="31.159" calcext:value-type="float">
            <text:p/>
          </table:table-cell>
          <table:table-cell table:formula="of:=MAX([.B146:.F146])" office:value-type="float" office:value="32.714" calcext:value-type="float">
            <text:p/>
          </table:table-cell>
          <table:table-cell table:formula="of:=AVERAGE([.B146:.F146])" office:value-type="float" office:value="32.0832" calcext:value-type="float">
            <text:p/>
          </table:table-cell>
          <table:table-cell table:formula="of:=[.H146]/[.A146]" office:value-type="float" office:value="0.214889655172414" calcext:value-type="float">
            <text:p/>
          </table:table-cell>
          <table:table-cell table:formula="of:=[.I146]/[.A146]" office:value-type="float" office:value="0.225613793103448" calcext:value-type="float">
            <text:p/>
          </table:table-cell>
          <table:table-cell table:formula="of:=[.J146]/[.A146]" office:value-type="float" office:value="0.221263448275862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1.47" calcext:value-type="float">
            <text:p>31.47</text:p>
          </table:table-cell>
          <table:table-cell office:value-type="float" office:value="31.894" calcext:value-type="float">
            <text:p>31.894</text:p>
          </table:table-cell>
          <table:table-cell office:value-type="float" office:value="33.005" calcext:value-type="float">
            <text:p>33.005</text:p>
          </table:table-cell>
          <table:table-cell office:value-type="float" office:value="32.827" calcext:value-type="float">
            <text:p>32.827</text:p>
          </table:table-cell>
          <table:table-cell office:value-type="float" office:value="33.19" calcext:value-type="float">
            <text:p>33.19</text:p>
          </table:table-cell>
          <table:table-cell/>
          <table:table-cell table:formula="of:=MIN([.B147:.F147])" office:value-type="float" office:value="31.47" calcext:value-type="float">
            <text:p/>
          </table:table-cell>
          <table:table-cell table:formula="of:=MAX([.B147:.F147])" office:value-type="float" office:value="33.19" calcext:value-type="float">
            <text:p/>
          </table:table-cell>
          <table:table-cell table:formula="of:=AVERAGE([.B147:.F147])" office:value-type="float" office:value="32.4772" calcext:value-type="float">
            <text:p/>
          </table:table-cell>
          <table:table-cell table:formula="of:=[.H147]/[.A147]" office:value-type="float" office:value="0.215547945205479" calcext:value-type="float">
            <text:p/>
          </table:table-cell>
          <table:table-cell table:formula="of:=[.I147]/[.A147]" office:value-type="float" office:value="0.227328767123288" calcext:value-type="float">
            <text:p/>
          </table:table-cell>
          <table:table-cell table:formula="of:=[.J147]/[.A147]" office:value-type="float" office:value="0.222446575342466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1.825" calcext:value-type="float">
            <text:p>31.825</text:p>
          </table:table-cell>
          <table:table-cell office:value-type="float" office:value="32.26" calcext:value-type="float">
            <text:p>32.26</text:p>
          </table:table-cell>
          <table:table-cell office:value-type="float" office:value="33.959" calcext:value-type="float">
            <text:p>33.959</text:p>
          </table:table-cell>
          <table:table-cell office:value-type="float" office:value="33.127" calcext:value-type="float">
            <text:p>33.127</text:p>
          </table:table-cell>
          <table:table-cell office:value-type="float" office:value="33.568" calcext:value-type="float">
            <text:p>33.568</text:p>
          </table:table-cell>
          <table:table-cell/>
          <table:table-cell table:formula="of:=MIN([.B148:.F148])" office:value-type="float" office:value="31.825" calcext:value-type="float">
            <text:p/>
          </table:table-cell>
          <table:table-cell table:formula="of:=MAX([.B148:.F148])" office:value-type="float" office:value="33.959" calcext:value-type="float">
            <text:p/>
          </table:table-cell>
          <table:table-cell table:formula="of:=AVERAGE([.B148:.F148])" office:value-type="float" office:value="32.9478" calcext:value-type="float">
            <text:p/>
          </table:table-cell>
          <table:table-cell table:formula="of:=[.H148]/[.A148]" office:value-type="float" office:value="0.216496598639456" calcext:value-type="float">
            <text:p/>
          </table:table-cell>
          <table:table-cell table:formula="of:=[.I148]/[.A148]" office:value-type="float" office:value="0.231013605442177" calcext:value-type="float">
            <text:p/>
          </table:table-cell>
          <table:table-cell table:formula="of:=[.J148]/[.A148]" office:value-type="float" office:value="0.224134693877551" calcext:value-type="float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.361" calcext:value-type="float">
            <text:p>32.361</text:p>
          </table:table-cell>
          <table:table-cell office:value-type="float" office:value="32.645" calcext:value-type="float">
            <text:p>32.645</text:p>
          </table:table-cell>
          <table:table-cell office:value-type="float" office:value="33.752" calcext:value-type="float">
            <text:p>33.752</text:p>
          </table:table-cell>
          <table:table-cell office:value-type="float" office:value="34.072" calcext:value-type="float">
            <text:p>34.072</text:p>
          </table:table-cell>
          <table:table-cell office:value-type="float" office:value="33.843" calcext:value-type="float">
            <text:p>33.843</text:p>
          </table:table-cell>
          <table:table-cell/>
          <table:table-cell table:formula="of:=MIN([.B149:.F149])" office:value-type="float" office:value="32.361" calcext:value-type="float">
            <text:p/>
          </table:table-cell>
          <table:table-cell table:formula="of:=MAX([.B149:.F149])" office:value-type="float" office:value="34.072" calcext:value-type="float">
            <text:p/>
          </table:table-cell>
          <table:table-cell table:formula="of:=AVERAGE([.B149:.F149])" office:value-type="float" office:value="33.3346" calcext:value-type="float">
            <text:p/>
          </table:table-cell>
          <table:table-cell table:formula="of:=[.H149]/[.A149]" office:value-type="float" office:value="0.218655405405405" calcext:value-type="float">
            <text:p/>
          </table:table-cell>
          <table:table-cell table:formula="of:=[.I149]/[.A149]" office:value-type="float" office:value="0.230216216216216" calcext:value-type="float">
            <text:p/>
          </table:table-cell>
          <table:table-cell table:formula="of:=[.J149]/[.A149]" office:value-type="float" office:value="0.225233783783784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.711" calcext:value-type="float">
            <text:p>32.711</text:p>
          </table:table-cell>
          <table:table-cell office:value-type="float" office:value="34.053" calcext:value-type="float">
            <text:p>34.053</text:p>
          </table:table-cell>
          <table:table-cell office:value-type="float" office:value="34.115" calcext:value-type="float">
            <text:p>34.115</text:p>
          </table:table-cell>
          <table:table-cell office:value-type="float" office:value="34.862" calcext:value-type="float">
            <text:p>34.862</text:p>
          </table:table-cell>
          <table:table-cell office:value-type="float" office:value="34.439" calcext:value-type="float">
            <text:p>34.439</text:p>
          </table:table-cell>
          <table:table-cell/>
          <table:table-cell table:formula="of:=MIN([.B150:.F150])" office:value-type="float" office:value="32.711" calcext:value-type="float">
            <text:p/>
          </table:table-cell>
          <table:table-cell table:formula="of:=MAX([.B150:.F150])" office:value-type="float" office:value="34.862" calcext:value-type="float">
            <text:p/>
          </table:table-cell>
          <table:table-cell table:formula="of:=AVERAGE([.B150:.F150])" office:value-type="float" office:value="34.036" calcext:value-type="float">
            <text:p/>
          </table:table-cell>
          <table:table-cell table:formula="of:=[.H150]/[.A150]" office:value-type="float" office:value="0.219536912751678" calcext:value-type="float">
            <text:p/>
          </table:table-cell>
          <table:table-cell table:formula="of:=[.I150]/[.A150]" office:value-type="float" office:value="0.233973154362416" calcext:value-type="float">
            <text:p/>
          </table:table-cell>
          <table:table-cell table:formula="of:=[.J150]/[.A150]" office:value-type="float" office:value="0.228429530201342" calcext:value-type="float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.095" calcext:value-type="float">
            <text:p>33.095</text:p>
          </table:table-cell>
          <table:table-cell office:value-type="float" office:value="36.508" calcext:value-type="float">
            <text:p>36.508</text:p>
          </table:table-cell>
          <table:table-cell office:value-type="float" office:value="34.38" calcext:value-type="float">
            <text:p>34.38</text:p>
          </table:table-cell>
          <table:table-cell office:value-type="float" office:value="33.047" calcext:value-type="float">
            <text:p>33.047</text:p>
          </table:table-cell>
          <table:table-cell office:value-type="float" office:value="34.841" calcext:value-type="float">
            <text:p>34.841</text:p>
          </table:table-cell>
          <table:table-cell/>
          <table:table-cell table:formula="of:=MIN([.B151:.F151])" office:value-type="float" office:value="33.047" calcext:value-type="float">
            <text:p/>
          </table:table-cell>
          <table:table-cell table:formula="of:=MAX([.B151:.F151])" office:value-type="float" office:value="36.508" calcext:value-type="float">
            <text:p/>
          </table:table-cell>
          <table:table-cell table:formula="of:=AVERAGE([.B151:.F151])" office:value-type="float" office:value="34.3742" calcext:value-type="float">
            <text:p/>
          </table:table-cell>
          <table:table-cell table:formula="of:=[.H151]/[.A151]" office:value-type="float" office:value="0.220313333333333" calcext:value-type="float">
            <text:p/>
          </table:table-cell>
          <table:table-cell table:formula="of:=[.I151]/[.A151]" office:value-type="float" office:value="0.243386666666667" calcext:value-type="float">
            <text:p/>
          </table:table-cell>
          <table:table-cell table:formula="of:=[.J151]/[.A151]" office:value-type="float" office:value="0.229161333333333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.206" calcext:value-type="float">
            <text:p>33.206</text:p>
          </table:table-cell>
          <table:table-cell office:value-type="float" office:value="37.112" calcext:value-type="float">
            <text:p>37.112</text:p>
          </table:table-cell>
          <table:table-cell office:value-type="float" office:value="34.313" calcext:value-type="float">
            <text:p>34.313</text:p>
          </table:table-cell>
          <table:table-cell office:value-type="float" office:value="33.591" calcext:value-type="float">
            <text:p>33.591</text:p>
          </table:table-cell>
          <table:table-cell office:value-type="float" office:value="35.126" calcext:value-type="float">
            <text:p>35.126</text:p>
          </table:table-cell>
          <table:table-cell/>
          <table:table-cell table:formula="of:=MIN([.B152:.F152])" office:value-type="float" office:value="33.206" calcext:value-type="float">
            <text:p/>
          </table:table-cell>
          <table:table-cell table:formula="of:=MAX([.B152:.F152])" office:value-type="float" office:value="37.112" calcext:value-type="float">
            <text:p/>
          </table:table-cell>
          <table:table-cell table:formula="of:=AVERAGE([.B152:.F152])" office:value-type="float" office:value="34.6696" calcext:value-type="float">
            <text:p/>
          </table:table-cell>
          <table:table-cell table:formula="of:=[.H152]/[.A152]" office:value-type="float" office:value="0.219907284768212" calcext:value-type="float">
            <text:p/>
          </table:table-cell>
          <table:table-cell table:formula="of:=[.I152]/[.A152]" office:value-type="float" office:value="0.245774834437086" calcext:value-type="float">
            <text:p/>
          </table:table-cell>
          <table:table-cell table:formula="of:=[.J152]/[.A152]" office:value-type="float" office:value="0.2296" calcext:value-type="float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3.779" calcext:value-type="float">
            <text:p>33.779</text:p>
          </table:table-cell>
          <table:table-cell office:value-type="float" office:value="37.506" calcext:value-type="float">
            <text:p>37.506</text:p>
          </table:table-cell>
          <table:table-cell office:value-type="float" office:value="33.904" calcext:value-type="float">
            <text:p>33.904</text:p>
          </table:table-cell>
          <table:table-cell office:value-type="float" office:value="33.915" calcext:value-type="float">
            <text:p>33.915</text:p>
          </table:table-cell>
          <table:table-cell office:value-type="float" office:value="35.14" calcext:value-type="float">
            <text:p>35.14</text:p>
          </table:table-cell>
          <table:table-cell/>
          <table:table-cell table:formula="of:=MIN([.B153:.F153])" office:value-type="float" office:value="33.779" calcext:value-type="float">
            <text:p/>
          </table:table-cell>
          <table:table-cell table:formula="of:=MAX([.B153:.F153])" office:value-type="float" office:value="37.506" calcext:value-type="float">
            <text:p/>
          </table:table-cell>
          <table:table-cell table:formula="of:=AVERAGE([.B153:.F153])" office:value-type="float" office:value="34.8488" calcext:value-type="float">
            <text:p/>
          </table:table-cell>
          <table:table-cell table:formula="of:=[.H153]/[.A153]" office:value-type="float" office:value="0.222230263157895" calcext:value-type="float">
            <text:p/>
          </table:table-cell>
          <table:table-cell table:formula="of:=[.I153]/[.A153]" office:value-type="float" office:value="0.24675" calcext:value-type="float">
            <text:p/>
          </table:table-cell>
          <table:table-cell table:formula="of:=[.J153]/[.A153]" office:value-type="float" office:value="0.229268421052632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.902" calcext:value-type="float">
            <text:p>34.902</text:p>
          </table:table-cell>
          <table:table-cell office:value-type="float" office:value="35.466" calcext:value-type="float">
            <text:p>35.466</text:p>
          </table:table-cell>
          <table:table-cell office:value-type="float" office:value="34.445" calcext:value-type="float">
            <text:p>34.445</text:p>
          </table:table-cell>
          <table:table-cell office:value-type="float" office:value="34.272" calcext:value-type="float">
            <text:p>34.272</text:p>
          </table:table-cell>
          <table:table-cell office:value-type="float" office:value="36.157" calcext:value-type="float">
            <text:p>36.157</text:p>
          </table:table-cell>
          <table:table-cell/>
          <table:table-cell table:formula="of:=MIN([.B154:.F154])" office:value-type="float" office:value="34.272" calcext:value-type="float">
            <text:p/>
          </table:table-cell>
          <table:table-cell table:formula="of:=MAX([.B154:.F154])" office:value-type="float" office:value="36.157" calcext:value-type="float">
            <text:p/>
          </table:table-cell>
          <table:table-cell table:formula="of:=AVERAGE([.B154:.F154])" office:value-type="float" office:value="35.0484" calcext:value-type="float">
            <text:p/>
          </table:table-cell>
          <table:table-cell table:formula="of:=[.H154]/[.A154]" office:value-type="float" office:value="0.224" calcext:value-type="float">
            <text:p/>
          </table:table-cell>
          <table:table-cell table:formula="of:=[.I154]/[.A154]" office:value-type="float" office:value="0.236320261437908" calcext:value-type="float">
            <text:p/>
          </table:table-cell>
          <table:table-cell table:formula="of:=[.J154]/[.A154]" office:value-type="float" office:value="0.229074509803922" calcext:value-type="float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4.772" calcext:value-type="float">
            <text:p>34.772</text:p>
          </table:table-cell>
          <table:table-cell office:value-type="float" office:value="36.036" calcext:value-type="float">
            <text:p>36.036</text:p>
          </table:table-cell>
          <table:table-cell office:value-type="float" office:value="34.708" calcext:value-type="float">
            <text:p>34.708</text:p>
          </table:table-cell>
          <table:table-cell office:value-type="float" office:value="34.794" calcext:value-type="float">
            <text:p>34.794</text:p>
          </table:table-cell>
          <table:table-cell office:value-type="float" office:value="36.506" calcext:value-type="float">
            <text:p>36.506</text:p>
          </table:table-cell>
          <table:table-cell/>
          <table:table-cell table:formula="of:=MIN([.B155:.F155])" office:value-type="float" office:value="34.708" calcext:value-type="float">
            <text:p/>
          </table:table-cell>
          <table:table-cell table:formula="of:=MAX([.B155:.F155])" office:value-type="float" office:value="36.506" calcext:value-type="float">
            <text:p/>
          </table:table-cell>
          <table:table-cell table:formula="of:=AVERAGE([.B155:.F155])" office:value-type="float" office:value="35.3632" calcext:value-type="float">
            <text:p/>
          </table:table-cell>
          <table:table-cell table:formula="of:=[.H155]/[.A155]" office:value-type="float" office:value="0.225376623376623" calcext:value-type="float">
            <text:p/>
          </table:table-cell>
          <table:table-cell table:formula="of:=[.I155]/[.A155]" office:value-type="float" office:value="0.237051948051948" calcext:value-type="float">
            <text:p/>
          </table:table-cell>
          <table:table-cell table:formula="of:=[.J155]/[.A155]" office:value-type="float" office:value="0.229631168831169" calcext:value-type="float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.391" calcext:value-type="float">
            <text:p>36.391</text:p>
          </table:table-cell>
          <table:table-cell office:value-type="float" office:value="36.622" calcext:value-type="float">
            <text:p>36.622</text:p>
          </table:table-cell>
          <table:table-cell office:value-type="float" office:value="35.215" calcext:value-type="float">
            <text:p>35.215</text:p>
          </table:table-cell>
          <table:table-cell office:value-type="float" office:value="35.026" calcext:value-type="float">
            <text:p>35.026</text:p>
          </table:table-cell>
          <table:table-cell office:value-type="float" office:value="38.895" calcext:value-type="float">
            <text:p>38.895</text:p>
          </table:table-cell>
          <table:table-cell/>
          <table:table-cell table:formula="of:=MIN([.B156:.F156])" office:value-type="float" office:value="35.026" calcext:value-type="float">
            <text:p/>
          </table:table-cell>
          <table:table-cell table:formula="of:=MAX([.B156:.F156])" office:value-type="float" office:value="38.895" calcext:value-type="float">
            <text:p/>
          </table:table-cell>
          <table:table-cell table:formula="of:=AVERAGE([.B156:.F156])" office:value-type="float" office:value="36.4298" calcext:value-type="float">
            <text:p/>
          </table:table-cell>
          <table:table-cell table:formula="of:=[.H156]/[.A156]" office:value-type="float" office:value="0.225974193548387" calcext:value-type="float">
            <text:p/>
          </table:table-cell>
          <table:table-cell table:formula="of:=[.I156]/[.A156]" office:value-type="float" office:value="0.250935483870968" calcext:value-type="float">
            <text:p/>
          </table:table-cell>
          <table:table-cell table:formula="of:=[.J156]/[.A156]" office:value-type="float" office:value="0.235030967741935" calcext:value-type="float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.298" calcext:value-type="float">
            <text:p>35.298</text:p>
          </table:table-cell>
          <table:table-cell office:value-type="float" office:value="37.55" calcext:value-type="float">
            <text:p>37.55</text:p>
          </table:table-cell>
          <table:table-cell office:value-type="float" office:value="35.6" calcext:value-type="float">
            <text:p>35.6</text:p>
          </table:table-cell>
          <table:table-cell office:value-type="float" office:value="35.521" calcext:value-type="float">
            <text:p>35.521</text:p>
          </table:table-cell>
          <table:table-cell office:value-type="float" office:value="37.563" calcext:value-type="float">
            <text:p>37.563</text:p>
          </table:table-cell>
          <table:table-cell/>
          <table:table-cell table:formula="of:=MIN([.B157:.F157])" office:value-type="float" office:value="35.298" calcext:value-type="float">
            <text:p/>
          </table:table-cell>
          <table:table-cell table:formula="of:=MAX([.B157:.F157])" office:value-type="float" office:value="37.563" calcext:value-type="float">
            <text:p/>
          </table:table-cell>
          <table:table-cell table:formula="of:=AVERAGE([.B157:.F157])" office:value-type="float" office:value="36.3064" calcext:value-type="float">
            <text:p/>
          </table:table-cell>
          <table:table-cell table:formula="of:=[.H157]/[.A157]" office:value-type="float" office:value="0.226269230769231" calcext:value-type="float">
            <text:p/>
          </table:table-cell>
          <table:table-cell table:formula="of:=[.I157]/[.A157]" office:value-type="float" office:value="0.240788461538462" calcext:value-type="float">
            <text:p/>
          </table:table-cell>
          <table:table-cell table:formula="of:=[.J157]/[.A157]" office:value-type="float" office:value="0.232733333333333" calcext:value-type="float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6.028" calcext:value-type="float">
            <text:p>36.028</text:p>
          </table:table-cell>
          <table:table-cell office:value-type="float" office:value="36.653" calcext:value-type="float">
            <text:p>36.653</text:p>
          </table:table-cell>
          <table:table-cell office:value-type="float" office:value="35.993" calcext:value-type="float">
            <text:p>35.993</text:p>
          </table:table-cell>
          <table:table-cell office:value-type="float" office:value="35.857" calcext:value-type="float">
            <text:p>35.857</text:p>
          </table:table-cell>
          <table:table-cell office:value-type="float" office:value="38.506" calcext:value-type="float">
            <text:p>38.506</text:p>
          </table:table-cell>
          <table:table-cell/>
          <table:table-cell table:formula="of:=MIN([.B158:.F158])" office:value-type="float" office:value="35.857" calcext:value-type="float">
            <text:p/>
          </table:table-cell>
          <table:table-cell table:formula="of:=MAX([.B158:.F158])" office:value-type="float" office:value="38.506" calcext:value-type="float">
            <text:p/>
          </table:table-cell>
          <table:table-cell table:formula="of:=AVERAGE([.B158:.F158])" office:value-type="float" office:value="36.6074" calcext:value-type="float">
            <text:p/>
          </table:table-cell>
          <table:table-cell table:formula="of:=[.H158]/[.A158]" office:value-type="float" office:value="0.228388535031847" calcext:value-type="float">
            <text:p/>
          </table:table-cell>
          <table:table-cell table:formula="of:=[.I158]/[.A158]" office:value-type="float" office:value="0.245261146496815" calcext:value-type="float">
            <text:p/>
          </table:table-cell>
          <table:table-cell table:formula="of:=[.J158]/[.A158]" office:value-type="float" office:value="0.233168152866242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6.283" calcext:value-type="float">
            <text:p>36.283</text:p>
          </table:table-cell>
          <table:table-cell office:value-type="float" office:value="36.352" calcext:value-type="float">
            <text:p>36.352</text:p>
          </table:table-cell>
          <table:table-cell office:value-type="float" office:value="36.421" calcext:value-type="float">
            <text:p>36.421</text:p>
          </table:table-cell>
          <table:table-cell office:value-type="float" office:value="36.332" calcext:value-type="float">
            <text:p>36.332</text:p>
          </table:table-cell>
          <table:table-cell office:value-type="float" office:value="39.098" calcext:value-type="float">
            <text:p>39.098</text:p>
          </table:table-cell>
          <table:table-cell/>
          <table:table-cell table:formula="of:=MIN([.B159:.F159])" office:value-type="float" office:value="36.283" calcext:value-type="float">
            <text:p/>
          </table:table-cell>
          <table:table-cell table:formula="of:=MAX([.B159:.F159])" office:value-type="float" office:value="39.098" calcext:value-type="float">
            <text:p/>
          </table:table-cell>
          <table:table-cell table:formula="of:=AVERAGE([.B159:.F159])" office:value-type="float" office:value="36.8972" calcext:value-type="float">
            <text:p/>
          </table:table-cell>
          <table:table-cell table:formula="of:=[.H159]/[.A159]" office:value-type="float" office:value="0.229639240506329" calcext:value-type="float">
            <text:p/>
          </table:table-cell>
          <table:table-cell table:formula="of:=[.I159]/[.A159]" office:value-type="float" office:value="0.247455696202532" calcext:value-type="float">
            <text:p/>
          </table:table-cell>
          <table:table-cell table:formula="of:=[.J159]/[.A159]" office:value-type="float" office:value="0.233526582278481" calcext:value-type="float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.845" calcext:value-type="float">
            <text:p>36.845</text:p>
          </table:table-cell>
          <table:table-cell office:value-type="float" office:value="36.901" calcext:value-type="float">
            <text:p>36.901</text:p>
          </table:table-cell>
          <table:table-cell office:value-type="float" office:value="36.812" calcext:value-type="float">
            <text:p>36.812</text:p>
          </table:table-cell>
          <table:table-cell office:value-type="float" office:value="37.321" calcext:value-type="float">
            <text:p>37.321</text:p>
          </table:table-cell>
          <table:table-cell office:value-type="float" office:value="41.229" calcext:value-type="float">
            <text:p>41.229</text:p>
          </table:table-cell>
          <table:table-cell/>
          <table:table-cell table:formula="of:=MIN([.B160:.F160])" office:value-type="float" office:value="36.812" calcext:value-type="float">
            <text:p/>
          </table:table-cell>
          <table:table-cell table:formula="of:=MAX([.B160:.F160])" office:value-type="float" office:value="41.229" calcext:value-type="float">
            <text:p/>
          </table:table-cell>
          <table:table-cell table:formula="of:=AVERAGE([.B160:.F160])" office:value-type="float" office:value="37.8216" calcext:value-type="float">
            <text:p/>
          </table:table-cell>
          <table:table-cell table:formula="of:=[.H160]/[.A160]" office:value-type="float" office:value="0.231522012578616" calcext:value-type="float">
            <text:p/>
          </table:table-cell>
          <table:table-cell table:formula="of:=[.I160]/[.A160]" office:value-type="float" office:value="0.259301886792453" calcext:value-type="float">
            <text:p/>
          </table:table-cell>
          <table:table-cell table:formula="of:=[.J160]/[.A160]" office:value-type="float" office:value="0.237871698113207" calcext:value-type="float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.17" calcext:value-type="float">
            <text:p>37.17</text:p>
          </table:table-cell>
          <table:table-cell office:value-type="float" office:value="37.647" calcext:value-type="float">
            <text:p>37.647</text:p>
          </table:table-cell>
          <table:table-cell office:value-type="float" office:value="37.181" calcext:value-type="float">
            <text:p>37.181</text:p>
          </table:table-cell>
          <table:table-cell office:value-type="float" office:value="38.343" calcext:value-type="float">
            <text:p>38.343</text:p>
          </table:table-cell>
          <table:table-cell office:value-type="float" office:value="38.95" calcext:value-type="float">
            <text:p>38.95</text:p>
          </table:table-cell>
          <table:table-cell/>
          <table:table-cell table:formula="of:=MIN([.B161:.F161])" office:value-type="float" office:value="37.17" calcext:value-type="float">
            <text:p/>
          </table:table-cell>
          <table:table-cell table:formula="of:=MAX([.B161:.F161])" office:value-type="float" office:value="38.95" calcext:value-type="float">
            <text:p/>
          </table:table-cell>
          <table:table-cell table:formula="of:=AVERAGE([.B161:.F161])" office:value-type="float" office:value="37.8582" calcext:value-type="float">
            <text:p/>
          </table:table-cell>
          <table:table-cell table:formula="of:=[.H161]/[.A161]" office:value-type="float" office:value="0.2323125" calcext:value-type="float">
            <text:p/>
          </table:table-cell>
          <table:table-cell table:formula="of:=[.I161]/[.A161]" office:value-type="float" office:value="0.2434375" calcext:value-type="float">
            <text:p/>
          </table:table-cell>
          <table:table-cell table:formula="of:=[.J161]/[.A161]" office:value-type="float" office:value="0.23661375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.456" calcext:value-type="float">
            <text:p>37.456</text:p>
          </table:table-cell>
          <table:table-cell office:value-type="float" office:value="37.865" calcext:value-type="float">
            <text:p>37.865</text:p>
          </table:table-cell>
          <table:table-cell office:value-type="float" office:value="37.662" calcext:value-type="float">
            <text:p>37.662</text:p>
          </table:table-cell>
          <table:table-cell office:value-type="float" office:value="42.199" calcext:value-type="float">
            <text:p>42.199</text:p>
          </table:table-cell>
          <table:table-cell office:value-type="float" office:value="39.374" calcext:value-type="float">
            <text:p>39.374</text:p>
          </table:table-cell>
          <table:table-cell/>
          <table:table-cell table:formula="of:=MIN([.B162:.F162])" office:value-type="float" office:value="37.456" calcext:value-type="float">
            <text:p/>
          </table:table-cell>
          <table:table-cell table:formula="of:=MAX([.B162:.F162])" office:value-type="float" office:value="42.199" calcext:value-type="float">
            <text:p/>
          </table:table-cell>
          <table:table-cell table:formula="of:=AVERAGE([.B162:.F162])" office:value-type="float" office:value="38.9112" calcext:value-type="float">
            <text:p/>
          </table:table-cell>
          <table:table-cell table:formula="of:=[.H162]/[.A162]" office:value-type="float" office:value="0.232645962732919" calcext:value-type="float">
            <text:p/>
          </table:table-cell>
          <table:table-cell table:formula="of:=[.I162]/[.A162]" office:value-type="float" office:value="0.262105590062112" calcext:value-type="float">
            <text:p/>
          </table:table-cell>
          <table:table-cell table:formula="of:=[.J162]/[.A162]" office:value-type="float" office:value="0.241684472049689" calcext:value-type="float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.153" calcext:value-type="float">
            <text:p>38.153</text:p>
          </table:table-cell>
          <table:table-cell office:value-type="float" office:value="38.077" calcext:value-type="float">
            <text:p>38.077</text:p>
          </table:table-cell>
          <table:table-cell office:value-type="float" office:value="38.013" calcext:value-type="float">
            <text:p>38.013</text:p>
          </table:table-cell>
          <table:table-cell office:value-type="float" office:value="43.748" calcext:value-type="float">
            <text:p>43.748</text:p>
          </table:table-cell>
          <table:table-cell office:value-type="float" office:value="40.26" calcext:value-type="float">
            <text:p>40.26</text:p>
          </table:table-cell>
          <table:table-cell/>
          <table:table-cell table:formula="of:=MIN([.B163:.F163])" office:value-type="float" office:value="38.013" calcext:value-type="float">
            <text:p/>
          </table:table-cell>
          <table:table-cell table:formula="of:=MAX([.B163:.F163])" office:value-type="float" office:value="43.748" calcext:value-type="float">
            <text:p/>
          </table:table-cell>
          <table:table-cell table:formula="of:=AVERAGE([.B163:.F163])" office:value-type="float" office:value="39.6502" calcext:value-type="float">
            <text:p/>
          </table:table-cell>
          <table:table-cell table:formula="of:=[.H163]/[.A163]" office:value-type="float" office:value="0.234648148148148" calcext:value-type="float">
            <text:p/>
          </table:table-cell>
          <table:table-cell table:formula="of:=[.I163]/[.A163]" office:value-type="float" office:value="0.270049382716049" calcext:value-type="float">
            <text:p/>
          </table:table-cell>
          <table:table-cell table:formula="of:=[.J163]/[.A163]" office:value-type="float" office:value="0.244754320987654" calcext:value-type="float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.251" calcext:value-type="float">
            <text:p>38.251</text:p>
          </table:table-cell>
          <table:table-cell office:value-type="float" office:value="38.539" calcext:value-type="float">
            <text:p>38.539</text:p>
          </table:table-cell>
          <table:table-cell office:value-type="float" office:value="38.307" calcext:value-type="float">
            <text:p>38.307</text:p>
          </table:table-cell>
          <table:table-cell office:value-type="float" office:value="42.529" calcext:value-type="float">
            <text:p>42.529</text:p>
          </table:table-cell>
          <table:table-cell office:value-type="float" office:value="41.263" calcext:value-type="float">
            <text:p>41.263</text:p>
          </table:table-cell>
          <table:table-cell/>
          <table:table-cell table:formula="of:=MIN([.B164:.F164])" office:value-type="float" office:value="38.251" calcext:value-type="float">
            <text:p/>
          </table:table-cell>
          <table:table-cell table:formula="of:=MAX([.B164:.F164])" office:value-type="float" office:value="42.529" calcext:value-type="float">
            <text:p/>
          </table:table-cell>
          <table:table-cell table:formula="of:=AVERAGE([.B164:.F164])" office:value-type="float" office:value="39.7778" calcext:value-type="float">
            <text:p/>
          </table:table-cell>
          <table:table-cell table:formula="of:=[.H164]/[.A164]" office:value-type="float" office:value="0.234668711656442" calcext:value-type="float">
            <text:p/>
          </table:table-cell>
          <table:table-cell table:formula="of:=[.I164]/[.A164]" office:value-type="float" office:value="0.260914110429448" calcext:value-type="float">
            <text:p/>
          </table:table-cell>
          <table:table-cell table:formula="of:=[.J164]/[.A164]" office:value-type="float" office:value="0.244035582822086" calcext:value-type="float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.822" calcext:value-type="float">
            <text:p>38.822</text:p>
          </table:table-cell>
          <table:table-cell table:number-columns-repeated="2" office:value-type="float" office:value="38.898" calcext:value-type="float">
            <text:p>38.898</text:p>
          </table:table-cell>
          <table:table-cell office:value-type="float" office:value="41.715" calcext:value-type="float">
            <text:p>41.715</text:p>
          </table:table-cell>
          <table:table-cell office:value-type="float" office:value="39.361" calcext:value-type="float">
            <text:p>39.361</text:p>
          </table:table-cell>
          <table:table-cell/>
          <table:table-cell table:formula="of:=MIN([.B165:.F165])" office:value-type="float" office:value="38.822" calcext:value-type="float">
            <text:p/>
          </table:table-cell>
          <table:table-cell table:formula="of:=MAX([.B165:.F165])" office:value-type="float" office:value="41.715" calcext:value-type="float">
            <text:p/>
          </table:table-cell>
          <table:table-cell table:formula="of:=AVERAGE([.B165:.F165])" office:value-type="float" office:value="39.5388" calcext:value-type="float">
            <text:p/>
          </table:table-cell>
          <table:table-cell table:formula="of:=[.H165]/[.A165]" office:value-type="float" office:value="0.236719512195122" calcext:value-type="float">
            <text:p/>
          </table:table-cell>
          <table:table-cell table:formula="of:=[.I165]/[.A165]" office:value-type="float" office:value="0.254359756097561" calcext:value-type="float">
            <text:p/>
          </table:table-cell>
          <table:table-cell table:formula="of:=[.J165]/[.A165]" office:value-type="float" office:value="0.241090243902439" calcext:value-type="float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093" calcext:value-type="float">
            <text:p>39.093</text:p>
          </table:table-cell>
          <table:table-cell office:value-type="float" office:value="40.38" calcext:value-type="float">
            <text:p>40.38</text:p>
          </table:table-cell>
          <table:table-cell office:value-type="float" office:value="39.204" calcext:value-type="float">
            <text:p>39.204</text:p>
          </table:table-cell>
          <table:table-cell office:value-type="float" office:value="42.732" calcext:value-type="float">
            <text:p>42.732</text:p>
          </table:table-cell>
          <table:table-cell office:value-type="float" office:value="39.65" calcext:value-type="float">
            <text:p>39.65</text:p>
          </table:table-cell>
          <table:table-cell/>
          <table:table-cell table:formula="of:=MIN([.B166:.F166])" office:value-type="float" office:value="39.093" calcext:value-type="float">
            <text:p/>
          </table:table-cell>
          <table:table-cell table:formula="of:=MAX([.B166:.F166])" office:value-type="float" office:value="42.732" calcext:value-type="float">
            <text:p/>
          </table:table-cell>
          <table:table-cell table:formula="of:=AVERAGE([.B166:.F166])" office:value-type="float" office:value="40.2118" calcext:value-type="float">
            <text:p/>
          </table:table-cell>
          <table:table-cell table:formula="of:=[.H166]/[.A166]" office:value-type="float" office:value="0.236927272727273" calcext:value-type="float">
            <text:p/>
          </table:table-cell>
          <table:table-cell table:formula="of:=[.I166]/[.A166]" office:value-type="float" office:value="0.258981818181818" calcext:value-type="float">
            <text:p/>
          </table:table-cell>
          <table:table-cell table:formula="of:=[.J166]/[.A166]" office:value-type="float" office:value="0.243707878787879" calcext:value-type="float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.355" calcext:value-type="float">
            <text:p>39.355</text:p>
          </table:table-cell>
          <table:table-cell office:value-type="float" office:value="41.157" calcext:value-type="float">
            <text:p>41.157</text:p>
          </table:table-cell>
          <table:table-cell office:value-type="float" office:value="39.587" calcext:value-type="float">
            <text:p>39.587</text:p>
          </table:table-cell>
          <table:table-cell office:value-type="float" office:value="45.09" calcext:value-type="float">
            <text:p>45.09</text:p>
          </table:table-cell>
          <table:table-cell office:value-type="float" office:value="40.239" calcext:value-type="float">
            <text:p>40.239</text:p>
          </table:table-cell>
          <table:table-cell/>
          <table:table-cell table:formula="of:=MIN([.B167:.F167])" office:value-type="float" office:value="39.355" calcext:value-type="float">
            <text:p/>
          </table:table-cell>
          <table:table-cell table:formula="of:=MAX([.B167:.F167])" office:value-type="float" office:value="45.09" calcext:value-type="float">
            <text:p/>
          </table:table-cell>
          <table:table-cell table:formula="of:=AVERAGE([.B167:.F167])" office:value-type="float" office:value="41.0856" calcext:value-type="float">
            <text:p/>
          </table:table-cell>
          <table:table-cell table:formula="of:=[.H167]/[.A167]" office:value-type="float" office:value="0.237078313253012" calcext:value-type="float">
            <text:p/>
          </table:table-cell>
          <table:table-cell table:formula="of:=[.I167]/[.A167]" office:value-type="float" office:value="0.271626506024096" calcext:value-type="float">
            <text:p/>
          </table:table-cell>
          <table:table-cell table:formula="of:=[.J167]/[.A167]" office:value-type="float" office:value="0.247503614457831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.081" calcext:value-type="float">
            <text:p>40.081</text:p>
          </table:table-cell>
          <table:table-cell office:value-type="float" office:value="42.018" calcext:value-type="float">
            <text:p>42.018</text:p>
          </table:table-cell>
          <table:table-cell office:value-type="float" office:value="40.517" calcext:value-type="float">
            <text:p>40.517</text:p>
          </table:table-cell>
          <table:table-cell office:value-type="float" office:value="40.322" calcext:value-type="float">
            <text:p>40.322</text:p>
          </table:table-cell>
          <table:table-cell office:value-type="float" office:value="40.196" calcext:value-type="float">
            <text:p>40.196</text:p>
          </table:table-cell>
          <table:table-cell/>
          <table:table-cell table:formula="of:=MIN([.B168:.F168])" office:value-type="float" office:value="40.081" calcext:value-type="float">
            <text:p/>
          </table:table-cell>
          <table:table-cell table:formula="of:=MAX([.B168:.F168])" office:value-type="float" office:value="42.018" calcext:value-type="float">
            <text:p/>
          </table:table-cell>
          <table:table-cell table:formula="of:=AVERAGE([.B168:.F168])" office:value-type="float" office:value="40.6268" calcext:value-type="float">
            <text:p/>
          </table:table-cell>
          <table:table-cell table:formula="of:=[.H168]/[.A168]" office:value-type="float" office:value="0.240005988023952" calcext:value-type="float">
            <text:p/>
          </table:table-cell>
          <table:table-cell table:formula="of:=[.I168]/[.A168]" office:value-type="float" office:value="0.251604790419162" calcext:value-type="float">
            <text:p/>
          </table:table-cell>
          <table:table-cell table:formula="of:=[.J168]/[.A168]" office:value-type="float" office:value="0.243274251497006" calcext:value-type="float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0.307" calcext:value-type="float">
            <text:p>40.307</text:p>
          </table:table-cell>
          <table:table-cell office:value-type="float" office:value="41.193" calcext:value-type="float">
            <text:p>41.193</text:p>
          </table:table-cell>
          <table:table-cell office:value-type="float" office:value="43.284" calcext:value-type="float">
            <text:p>43.284</text:p>
          </table:table-cell>
          <table:table-cell office:value-type="float" office:value="47.159" calcext:value-type="float">
            <text:p>47.159</text:p>
          </table:table-cell>
          <table:table-cell office:value-type="float" office:value="40.643" calcext:value-type="float">
            <text:p>40.643</text:p>
          </table:table-cell>
          <table:table-cell/>
          <table:table-cell table:formula="of:=MIN([.B169:.F169])" office:value-type="float" office:value="40.307" calcext:value-type="float">
            <text:p/>
          </table:table-cell>
          <table:table-cell table:formula="of:=MAX([.B169:.F169])" office:value-type="float" office:value="47.159" calcext:value-type="float">
            <text:p/>
          </table:table-cell>
          <table:table-cell table:formula="of:=AVERAGE([.B169:.F169])" office:value-type="float" office:value="42.5172" calcext:value-type="float">
            <text:p/>
          </table:table-cell>
          <table:table-cell table:formula="of:=[.H169]/[.A169]" office:value-type="float" office:value="0.239922619047619" calcext:value-type="float">
            <text:p/>
          </table:table-cell>
          <table:table-cell table:formula="of:=[.I169]/[.A169]" office:value-type="float" office:value="0.280708333333333" calcext:value-type="float">
            <text:p/>
          </table:table-cell>
          <table:table-cell table:formula="of:=[.J169]/[.A169]" office:value-type="float" office:value="0.253078571428571" calcext:value-type="float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.086" calcext:value-type="float">
            <text:p>41.086</text:p>
          </table:table-cell>
          <table:table-cell office:value-type="float" office:value="43.551" calcext:value-type="float">
            <text:p>43.551</text:p>
          </table:table-cell>
          <table:table-cell office:value-type="float" office:value="43.502" calcext:value-type="float">
            <text:p>43.502</text:p>
          </table:table-cell>
          <table:table-cell office:value-type="float" office:value="45.995" calcext:value-type="float">
            <text:p>45.995</text:p>
          </table:table-cell>
          <table:table-cell office:value-type="float" office:value="41.886" calcext:value-type="float">
            <text:p>41.886</text:p>
          </table:table-cell>
          <table:table-cell/>
          <table:table-cell table:formula="of:=MIN([.B170:.F170])" office:value-type="float" office:value="41.086" calcext:value-type="float">
            <text:p/>
          </table:table-cell>
          <table:table-cell table:formula="of:=MAX([.B170:.F170])" office:value-type="float" office:value="45.995" calcext:value-type="float">
            <text:p/>
          </table:table-cell>
          <table:table-cell table:formula="of:=AVERAGE([.B170:.F170])" office:value-type="float" office:value="43.204" calcext:value-type="float">
            <text:p/>
          </table:table-cell>
          <table:table-cell table:formula="of:=[.H170]/[.A170]" office:value-type="float" office:value="0.243112426035503" calcext:value-type="float">
            <text:p/>
          </table:table-cell>
          <table:table-cell table:formula="of:=[.I170]/[.A170]" office:value-type="float" office:value="0.272159763313609" calcext:value-type="float">
            <text:p/>
          </table:table-cell>
          <table:table-cell table:formula="of:=[.J170]/[.A170]" office:value-type="float" office:value="0.255644970414201" calcext:value-type="float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.082" calcext:value-type="float">
            <text:p>41.082</text:p>
          </table:table-cell>
          <table:table-cell office:value-type="float" office:value="46.886" calcext:value-type="float">
            <text:p>46.886</text:p>
          </table:table-cell>
          <table:table-cell office:value-type="float" office:value="44.089" calcext:value-type="float">
            <text:p>44.089</text:p>
          </table:table-cell>
          <table:table-cell office:value-type="float" office:value="43.226" calcext:value-type="float">
            <text:p>43.226</text:p>
          </table:table-cell>
          <table:table-cell office:value-type="float" office:value="41.526" calcext:value-type="float">
            <text:p>41.526</text:p>
          </table:table-cell>
          <table:table-cell/>
          <table:table-cell table:formula="of:=MIN([.B171:.F171])" office:value-type="float" office:value="41.082" calcext:value-type="float">
            <text:p/>
          </table:table-cell>
          <table:table-cell table:formula="of:=MAX([.B171:.F171])" office:value-type="float" office:value="46.886" calcext:value-type="float">
            <text:p/>
          </table:table-cell>
          <table:table-cell table:formula="of:=AVERAGE([.B171:.F171])" office:value-type="float" office:value="43.3618" calcext:value-type="float">
            <text:p/>
          </table:table-cell>
          <table:table-cell table:formula="of:=[.H171]/[.A171]" office:value-type="float" office:value="0.241658823529412" calcext:value-type="float">
            <text:p/>
          </table:table-cell>
          <table:table-cell table:formula="of:=[.I171]/[.A171]" office:value-type="float" office:value="0.2758" calcext:value-type="float">
            <text:p/>
          </table:table-cell>
          <table:table-cell table:formula="of:=[.J171]/[.A171]" office:value-type="float" office:value="0.255069411764706" calcext:value-type="float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.983" calcext:value-type="float">
            <text:p>42.983</text:p>
          </table:table-cell>
          <table:table-cell office:value-type="float" office:value="44.478" calcext:value-type="float">
            <text:p>44.478</text:p>
          </table:table-cell>
          <table:table-cell office:value-type="float" office:value="43.859" calcext:value-type="float">
            <text:p>43.859</text:p>
          </table:table-cell>
          <table:table-cell office:value-type="float" office:value="44.282" calcext:value-type="float">
            <text:p>44.282</text:p>
          </table:table-cell>
          <table:table-cell office:value-type="float" office:value="42.982" calcext:value-type="float">
            <text:p>42.982</text:p>
          </table:table-cell>
          <table:table-cell/>
          <table:table-cell table:formula="of:=MIN([.B172:.F172])" office:value-type="float" office:value="42.982" calcext:value-type="float">
            <text:p/>
          </table:table-cell>
          <table:table-cell table:formula="of:=MAX([.B172:.F172])" office:value-type="float" office:value="44.478" calcext:value-type="float">
            <text:p/>
          </table:table-cell>
          <table:table-cell table:formula="of:=AVERAGE([.B172:.F172])" office:value-type="float" office:value="43.7168" calcext:value-type="float">
            <text:p/>
          </table:table-cell>
          <table:table-cell table:formula="of:=[.H172]/[.A172]" office:value-type="float" office:value="0.251356725146199" calcext:value-type="float">
            <text:p/>
          </table:table-cell>
          <table:table-cell table:formula="of:=[.I172]/[.A172]" office:value-type="float" office:value="0.260105263157895" calcext:value-type="float">
            <text:p/>
          </table:table-cell>
          <table:table-cell table:formula="of:=[.J172]/[.A172]" office:value-type="float" office:value="0.255653801169591" calcext:value-type="float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1.996" calcext:value-type="float">
            <text:p>41.996</text:p>
          </table:table-cell>
          <table:table-cell office:value-type="float" office:value="46.726" calcext:value-type="float">
            <text:p>46.726</text:p>
          </table:table-cell>
          <table:table-cell office:value-type="float" office:value="43.446" calcext:value-type="float">
            <text:p>43.446</text:p>
          </table:table-cell>
          <table:table-cell office:value-type="float" office:value="45.302" calcext:value-type="float">
            <text:p>45.302</text:p>
          </table:table-cell>
          <table:table-cell office:value-type="float" office:value="42.34" calcext:value-type="float">
            <text:p>42.34</text:p>
          </table:table-cell>
          <table:table-cell/>
          <table:table-cell table:formula="of:=MIN([.B173:.F173])" office:value-type="float" office:value="41.996" calcext:value-type="float">
            <text:p/>
          </table:table-cell>
          <table:table-cell table:formula="of:=MAX([.B173:.F173])" office:value-type="float" office:value="46.726" calcext:value-type="float">
            <text:p/>
          </table:table-cell>
          <table:table-cell table:formula="of:=AVERAGE([.B173:.F173])" office:value-type="float" office:value="43.962" calcext:value-type="float">
            <text:p/>
          </table:table-cell>
          <table:table-cell table:formula="of:=[.H173]/[.A173]" office:value-type="float" office:value="0.244162790697674" calcext:value-type="float">
            <text:p/>
          </table:table-cell>
          <table:table-cell table:formula="of:=[.I173]/[.A173]" office:value-type="float" office:value="0.271662790697674" calcext:value-type="float">
            <text:p/>
          </table:table-cell>
          <table:table-cell table:formula="of:=[.J173]/[.A173]" office:value-type="float" office:value="0.255593023255814" calcext:value-type="float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.668" calcext:value-type="float">
            <text:p>43.668</text:p>
          </table:table-cell>
          <table:table-cell office:value-type="float" office:value="46.305" calcext:value-type="float">
            <text:p>46.305</text:p>
          </table:table-cell>
          <table:table-cell office:value-type="float" office:value="46.339" calcext:value-type="float">
            <text:p>46.339</text:p>
          </table:table-cell>
          <table:table-cell office:value-type="float" office:value="45.013" calcext:value-type="float">
            <text:p>45.013</text:p>
          </table:table-cell>
          <table:table-cell office:value-type="float" office:value="42.688" calcext:value-type="float">
            <text:p>42.688</text:p>
          </table:table-cell>
          <table:table-cell/>
          <table:table-cell table:formula="of:=MIN([.B174:.F174])" office:value-type="float" office:value="42.688" calcext:value-type="float">
            <text:p/>
          </table:table-cell>
          <table:table-cell table:formula="of:=MAX([.B174:.F174])" office:value-type="float" office:value="46.339" calcext:value-type="float">
            <text:p/>
          </table:table-cell>
          <table:table-cell table:formula="of:=AVERAGE([.B174:.F174])" office:value-type="float" office:value="44.8026" calcext:value-type="float">
            <text:p/>
          </table:table-cell>
          <table:table-cell table:formula="of:=[.H174]/[.A174]" office:value-type="float" office:value="0.246751445086705" calcext:value-type="float">
            <text:p/>
          </table:table-cell>
          <table:table-cell table:formula="of:=[.I174]/[.A174]" office:value-type="float" office:value="0.26785549132948" calcext:value-type="float">
            <text:p/>
          </table:table-cell>
          <table:table-cell table:formula="of:=[.J174]/[.A174]" office:value-type="float" office:value="0.258974566473988" calcext:value-type="float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.544" calcext:value-type="float">
            <text:p>43.544</text:p>
          </table:table-cell>
          <table:table-cell office:value-type="float" office:value="50.922" calcext:value-type="float">
            <text:p>50.922</text:p>
          </table:table-cell>
          <table:table-cell office:value-type="float" office:value="44.571" calcext:value-type="float">
            <text:p>44.571</text:p>
          </table:table-cell>
          <table:table-cell office:value-type="float" office:value="42.862" calcext:value-type="float">
            <text:p>42.862</text:p>
          </table:table-cell>
          <table:table-cell office:value-type="float" office:value="43.987" calcext:value-type="float">
            <text:p>43.987</text:p>
          </table:table-cell>
          <table:table-cell/>
          <table:table-cell table:formula="of:=MIN([.B175:.F175])" office:value-type="float" office:value="42.862" calcext:value-type="float">
            <text:p/>
          </table:table-cell>
          <table:table-cell table:formula="of:=MAX([.B175:.F175])" office:value-type="float" office:value="50.922" calcext:value-type="float">
            <text:p/>
          </table:table-cell>
          <table:table-cell table:formula="of:=AVERAGE([.B175:.F175])" office:value-type="float" office:value="45.1772" calcext:value-type="float">
            <text:p/>
          </table:table-cell>
          <table:table-cell table:formula="of:=[.H175]/[.A175]" office:value-type="float" office:value="0.246333333333333" calcext:value-type="float">
            <text:p/>
          </table:table-cell>
          <table:table-cell table:formula="of:=[.I175]/[.A175]" office:value-type="float" office:value="0.292655172413793" calcext:value-type="float">
            <text:p/>
          </table:table-cell>
          <table:table-cell table:formula="of:=[.J175]/[.A175]" office:value-type="float" office:value="0.25963908045977" calcext:value-type="float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.394" calcext:value-type="float">
            <text:p>43.394</text:p>
          </table:table-cell>
          <table:table-cell office:value-type="float" office:value="47.369" calcext:value-type="float">
            <text:p>47.369</text:p>
          </table:table-cell>
          <table:table-cell office:value-type="float" office:value="45.236" calcext:value-type="float">
            <text:p>45.236</text:p>
          </table:table-cell>
          <table:table-cell office:value-type="float" office:value="43.69" calcext:value-type="float">
            <text:p>43.69</text:p>
          </table:table-cell>
          <table:table-cell office:value-type="float" office:value="45.183" calcext:value-type="float">
            <text:p>45.183</text:p>
          </table:table-cell>
          <table:table-cell/>
          <table:table-cell table:formula="of:=MIN([.B176:.F176])" office:value-type="float" office:value="43.394" calcext:value-type="float">
            <text:p/>
          </table:table-cell>
          <table:table-cell table:formula="of:=MAX([.B176:.F176])" office:value-type="float" office:value="47.369" calcext:value-type="float">
            <text:p/>
          </table:table-cell>
          <table:table-cell table:formula="of:=AVERAGE([.B176:.F176])" office:value-type="float" office:value="44.9744" calcext:value-type="float">
            <text:p/>
          </table:table-cell>
          <table:table-cell table:formula="of:=[.H176]/[.A176]" office:value-type="float" office:value="0.247965714285714" calcext:value-type="float">
            <text:p/>
          </table:table-cell>
          <table:table-cell table:formula="of:=[.I176]/[.A176]" office:value-type="float" office:value="0.27068" calcext:value-type="float">
            <text:p/>
          </table:table-cell>
          <table:table-cell table:formula="of:=[.J176]/[.A176]" office:value-type="float" office:value="0.256996571428571" calcext:value-type="float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.098" calcext:value-type="float">
            <text:p>44.098</text:p>
          </table:table-cell>
          <table:table-cell office:value-type="float" office:value="44.991" calcext:value-type="float">
            <text:p>44.991</text:p>
          </table:table-cell>
          <table:table-cell office:value-type="float" office:value="45.81" calcext:value-type="float">
            <text:p>45.81</text:p>
          </table:table-cell>
          <table:table-cell office:value-type="float" office:value="44.506" calcext:value-type="float">
            <text:p>44.506</text:p>
          </table:table-cell>
          <table:table-cell office:value-type="float" office:value="44.158" calcext:value-type="float">
            <text:p>44.158</text:p>
          </table:table-cell>
          <table:table-cell/>
          <table:table-cell table:formula="of:=MIN([.B177:.F177])" office:value-type="float" office:value="44.098" calcext:value-type="float">
            <text:p/>
          </table:table-cell>
          <table:table-cell table:formula="of:=MAX([.B177:.F177])" office:value-type="float" office:value="45.81" calcext:value-type="float">
            <text:p/>
          </table:table-cell>
          <table:table-cell table:formula="of:=AVERAGE([.B177:.F177])" office:value-type="float" office:value="44.7126" calcext:value-type="float">
            <text:p/>
          </table:table-cell>
          <table:table-cell table:formula="of:=[.H177]/[.A177]" office:value-type="float" office:value="0.250556818181818" calcext:value-type="float">
            <text:p/>
          </table:table-cell>
          <table:table-cell table:formula="of:=[.I177]/[.A177]" office:value-type="float" office:value="0.260284090909091" calcext:value-type="float">
            <text:p/>
          </table:table-cell>
          <table:table-cell table:formula="of:=[.J177]/[.A177]" office:value-type="float" office:value="0.254048863636364" calcext:value-type="float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.288" calcext:value-type="float">
            <text:p>44.288</text:p>
          </table:table-cell>
          <table:table-cell office:value-type="float" office:value="52.059" calcext:value-type="float">
            <text:p>52.059</text:p>
          </table:table-cell>
          <table:table-cell office:value-type="float" office:value="46.838" calcext:value-type="float">
            <text:p>46.838</text:p>
          </table:table-cell>
          <table:table-cell office:value-type="float" office:value="49.705" calcext:value-type="float">
            <text:p>49.705</text:p>
          </table:table-cell>
          <table:table-cell office:value-type="float" office:value="44.613" calcext:value-type="float">
            <text:p>44.613</text:p>
          </table:table-cell>
          <table:table-cell/>
          <table:table-cell table:formula="of:=MIN([.B178:.F178])" office:value-type="float" office:value="44.288" calcext:value-type="float">
            <text:p/>
          </table:table-cell>
          <table:table-cell table:formula="of:=MAX([.B178:.F178])" office:value-type="float" office:value="52.059" calcext:value-type="float">
            <text:p/>
          </table:table-cell>
          <table:table-cell table:formula="of:=AVERAGE([.B178:.F178])" office:value-type="float" office:value="47.5006" calcext:value-type="float">
            <text:p/>
          </table:table-cell>
          <table:table-cell table:formula="of:=[.H178]/[.A178]" office:value-type="float" office:value="0.250214689265537" calcext:value-type="float">
            <text:p/>
          </table:table-cell>
          <table:table-cell table:formula="of:=[.I178]/[.A178]" office:value-type="float" office:value="0.294118644067797" calcext:value-type="float">
            <text:p/>
          </table:table-cell>
          <table:table-cell table:formula="of:=[.J178]/[.A178]" office:value-type="float" office:value="0.268364971751412" calcext:value-type="float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.777" calcext:value-type="float">
            <text:p>44.777</text:p>
          </table:table-cell>
          <table:table-cell office:value-type="float" office:value="52.369" calcext:value-type="float">
            <text:p>52.369</text:p>
          </table:table-cell>
          <table:table-cell office:value-type="float" office:value="46.197" calcext:value-type="float">
            <text:p>46.197</text:p>
          </table:table-cell>
          <table:table-cell office:value-type="float" office:value="51.514" calcext:value-type="float">
            <text:p>51.514</text:p>
          </table:table-cell>
          <table:table-cell office:value-type="float" office:value="44.912" calcext:value-type="float">
            <text:p>44.912</text:p>
          </table:table-cell>
          <table:table-cell/>
          <table:table-cell table:formula="of:=MIN([.B179:.F179])" office:value-type="float" office:value="44.777" calcext:value-type="float">
            <text:p/>
          </table:table-cell>
          <table:table-cell table:formula="of:=MAX([.B179:.F179])" office:value-type="float" office:value="52.369" calcext:value-type="float">
            <text:p/>
          </table:table-cell>
          <table:table-cell table:formula="of:=AVERAGE([.B179:.F179])" office:value-type="float" office:value="47.9538" calcext:value-type="float">
            <text:p/>
          </table:table-cell>
          <table:table-cell table:formula="of:=[.H179]/[.A179]" office:value-type="float" office:value="0.251556179775281" calcext:value-type="float">
            <text:p/>
          </table:table-cell>
          <table:table-cell table:formula="of:=[.I179]/[.A179]" office:value-type="float" office:value="0.294207865168539" calcext:value-type="float">
            <text:p/>
          </table:table-cell>
          <table:table-cell table:formula="of:=[.J179]/[.A179]" office:value-type="float" office:value="0.269403370786517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628" calcext:value-type="float">
            <text:p>45.628</text:p>
          </table:table-cell>
          <table:table-cell office:value-type="float" office:value="50.121" calcext:value-type="float">
            <text:p>50.121</text:p>
          </table:table-cell>
          <table:table-cell office:value-type="float" office:value="47.179" calcext:value-type="float">
            <text:p>47.179</text:p>
          </table:table-cell>
          <table:table-cell office:value-type="float" office:value="47.531" calcext:value-type="float">
            <text:p>47.531</text:p>
          </table:table-cell>
          <table:table-cell office:value-type="float" office:value="45.287" calcext:value-type="float">
            <text:p>45.287</text:p>
          </table:table-cell>
          <table:table-cell/>
          <table:table-cell table:formula="of:=MIN([.B180:.F180])" office:value-type="float" office:value="45.287" calcext:value-type="float">
            <text:p/>
          </table:table-cell>
          <table:table-cell table:formula="of:=MAX([.B180:.F180])" office:value-type="float" office:value="50.121" calcext:value-type="float">
            <text:p/>
          </table:table-cell>
          <table:table-cell table:formula="of:=AVERAGE([.B180:.F180])" office:value-type="float" office:value="47.1492" calcext:value-type="float">
            <text:p/>
          </table:table-cell>
          <table:table-cell table:formula="of:=[.H180]/[.A180]" office:value-type="float" office:value="0.253" calcext:value-type="float">
            <text:p/>
          </table:table-cell>
          <table:table-cell table:formula="of:=[.I180]/[.A180]" office:value-type="float" office:value="0.280005586592179" calcext:value-type="float">
            <text:p/>
          </table:table-cell>
          <table:table-cell table:formula="of:=[.J180]/[.A180]" office:value-type="float" office:value="0.263403351955307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.022" calcext:value-type="float">
            <text:p>46.022</text:p>
          </table:table-cell>
          <table:table-cell office:value-type="float" office:value="46.398" calcext:value-type="float">
            <text:p>46.398</text:p>
          </table:table-cell>
          <table:table-cell office:value-type="float" office:value="46.483" calcext:value-type="float">
            <text:p>46.483</text:p>
          </table:table-cell>
          <table:table-cell office:value-type="float" office:value="46.853" calcext:value-type="float">
            <text:p>46.853</text:p>
          </table:table-cell>
          <table:table-cell office:value-type="float" office:value="45.934" calcext:value-type="float">
            <text:p>45.934</text:p>
          </table:table-cell>
          <table:table-cell/>
          <table:table-cell table:formula="of:=MIN([.B181:.F181])" office:value-type="float" office:value="45.934" calcext:value-type="float">
            <text:p/>
          </table:table-cell>
          <table:table-cell table:formula="of:=MAX([.B181:.F181])" office:value-type="float" office:value="46.853" calcext:value-type="float">
            <text:p/>
          </table:table-cell>
          <table:table-cell table:formula="of:=AVERAGE([.B181:.F181])" office:value-type="float" office:value="46.338" calcext:value-type="float">
            <text:p/>
          </table:table-cell>
          <table:table-cell table:formula="of:=[.H181]/[.A181]" office:value-type="float" office:value="0.255188888888889" calcext:value-type="float">
            <text:p/>
          </table:table-cell>
          <table:table-cell table:formula="of:=[.I181]/[.A181]" office:value-type="float" office:value="0.260294444444444" calcext:value-type="float">
            <text:p/>
          </table:table-cell>
          <table:table-cell table:formula="of:=[.J181]/[.A181]" office:value-type="float" office:value="0.257433333333333" calcext:value-type="float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6.619" calcext:value-type="float">
            <text:p>46.619</text:p>
          </table:table-cell>
          <table:table-cell office:value-type="float" office:value="46.813" calcext:value-type="float">
            <text:p>46.813</text:p>
          </table:table-cell>
          <table:table-cell office:value-type="float" office:value="46.84" calcext:value-type="float">
            <text:p>46.84</text:p>
          </table:table-cell>
          <table:table-cell office:value-type="float" office:value="47.986" calcext:value-type="float">
            <text:p>47.986</text:p>
          </table:table-cell>
          <table:table-cell office:value-type="float" office:value="47.779" calcext:value-type="float">
            <text:p>47.779</text:p>
          </table:table-cell>
          <table:table-cell/>
          <table:table-cell table:formula="of:=MIN([.B182:.F182])" office:value-type="float" office:value="46.619" calcext:value-type="float">
            <text:p/>
          </table:table-cell>
          <table:table-cell table:formula="of:=MAX([.B182:.F182])" office:value-type="float" office:value="47.986" calcext:value-type="float">
            <text:p/>
          </table:table-cell>
          <table:table-cell table:formula="of:=AVERAGE([.B182:.F182])" office:value-type="float" office:value="47.2074" calcext:value-type="float">
            <text:p/>
          </table:table-cell>
          <table:table-cell table:formula="of:=[.H182]/[.A182]" office:value-type="float" office:value="0.257563535911602" calcext:value-type="float">
            <text:p/>
          </table:table-cell>
          <table:table-cell table:formula="of:=[.I182]/[.A182]" office:value-type="float" office:value="0.265116022099448" calcext:value-type="float">
            <text:p/>
          </table:table-cell>
          <table:table-cell table:formula="of:=[.J182]/[.A182]" office:value-type="float" office:value="0.260814364640884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.618" calcext:value-type="float">
            <text:p>46.618</text:p>
          </table:table-cell>
          <table:table-cell office:value-type="float" office:value="47.667" calcext:value-type="float">
            <text:p>47.667</text:p>
          </table:table-cell>
          <table:table-cell office:value-type="float" office:value="47.426" calcext:value-type="float">
            <text:p>47.426</text:p>
          </table:table-cell>
          <table:table-cell office:value-type="float" office:value="47.631" calcext:value-type="float">
            <text:p>47.631</text:p>
          </table:table-cell>
          <table:table-cell office:value-type="float" office:value="46.901" calcext:value-type="float">
            <text:p>46.901</text:p>
          </table:table-cell>
          <table:table-cell/>
          <table:table-cell table:formula="of:=MIN([.B183:.F183])" office:value-type="float" office:value="46.618" calcext:value-type="float">
            <text:p/>
          </table:table-cell>
          <table:table-cell table:formula="of:=MAX([.B183:.F183])" office:value-type="float" office:value="47.667" calcext:value-type="float">
            <text:p/>
          </table:table-cell>
          <table:table-cell table:formula="of:=AVERAGE([.B183:.F183])" office:value-type="float" office:value="47.2486" calcext:value-type="float">
            <text:p/>
          </table:table-cell>
          <table:table-cell table:formula="of:=[.H183]/[.A183]" office:value-type="float" office:value="0.256142857142857" calcext:value-type="float">
            <text:p/>
          </table:table-cell>
          <table:table-cell table:formula="of:=[.I183]/[.A183]" office:value-type="float" office:value="0.261906593406593" calcext:value-type="float">
            <text:p/>
          </table:table-cell>
          <table:table-cell table:formula="of:=[.J183]/[.A183]" office:value-type="float" office:value="0.259607692307692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.918" calcext:value-type="float">
            <text:p>46.918</text:p>
          </table:table-cell>
          <table:table-cell office:value-type="float" office:value="48.153" calcext:value-type="float">
            <text:p>48.153</text:p>
          </table:table-cell>
          <table:table-cell office:value-type="float" office:value="47.925" calcext:value-type="float">
            <text:p>47.925</text:p>
          </table:table-cell>
          <table:table-cell office:value-type="float" office:value="47.593" calcext:value-type="float">
            <text:p>47.593</text:p>
          </table:table-cell>
          <table:table-cell office:value-type="float" office:value="49.463" calcext:value-type="float">
            <text:p>49.463</text:p>
          </table:table-cell>
          <table:table-cell/>
          <table:table-cell table:formula="of:=MIN([.B184:.F184])" office:value-type="float" office:value="46.918" calcext:value-type="float">
            <text:p/>
          </table:table-cell>
          <table:table-cell table:formula="of:=MAX([.B184:.F184])" office:value-type="float" office:value="49.463" calcext:value-type="float">
            <text:p/>
          </table:table-cell>
          <table:table-cell table:formula="of:=AVERAGE([.B184:.F184])" office:value-type="float" office:value="48.0104" calcext:value-type="float">
            <text:p/>
          </table:table-cell>
          <table:table-cell table:formula="of:=[.H184]/[.A184]" office:value-type="float" office:value="0.256382513661202" calcext:value-type="float">
            <text:p/>
          </table:table-cell>
          <table:table-cell table:formula="of:=[.I184]/[.A184]" office:value-type="float" office:value="0.270289617486339" calcext:value-type="float">
            <text:p/>
          </table:table-cell>
          <table:table-cell table:formula="of:=[.J184]/[.A184]" office:value-type="float" office:value="0.262351912568306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.332" calcext:value-type="float">
            <text:p>47.332</text:p>
          </table:table-cell>
          <table:table-cell office:value-type="float" office:value="48.62" calcext:value-type="float">
            <text:p>48.62</text:p>
          </table:table-cell>
          <table:table-cell office:value-type="float" office:value="48.234" calcext:value-type="float">
            <text:p>48.234</text:p>
          </table:table-cell>
          <table:table-cell office:value-type="float" office:value="48.45" calcext:value-type="float">
            <text:p>48.45</text:p>
          </table:table-cell>
          <table:table-cell office:value-type="float" office:value="49.219" calcext:value-type="float">
            <text:p>49.219</text:p>
          </table:table-cell>
          <table:table-cell/>
          <table:table-cell table:formula="of:=MIN([.B185:.F185])" office:value-type="float" office:value="47.332" calcext:value-type="float">
            <text:p/>
          </table:table-cell>
          <table:table-cell table:formula="of:=MAX([.B185:.F185])" office:value-type="float" office:value="49.219" calcext:value-type="float">
            <text:p/>
          </table:table-cell>
          <table:table-cell table:formula="of:=AVERAGE([.B185:.F185])" office:value-type="float" office:value="48.371" calcext:value-type="float">
            <text:p/>
          </table:table-cell>
          <table:table-cell table:formula="of:=[.H185]/[.A185]" office:value-type="float" office:value="0.257239130434783" calcext:value-type="float">
            <text:p/>
          </table:table-cell>
          <table:table-cell table:formula="of:=[.I185]/[.A185]" office:value-type="float" office:value="0.267494565217391" calcext:value-type="float">
            <text:p/>
          </table:table-cell>
          <table:table-cell table:formula="of:=[.J185]/[.A185]" office:value-type="float" office:value="0.262885869565217" calcext:value-type="float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.814" calcext:value-type="float">
            <text:p>47.814</text:p>
          </table:table-cell>
          <table:table-cell office:value-type="float" office:value="49.178" calcext:value-type="float">
            <text:p>49.178</text:p>
          </table:table-cell>
          <table:table-cell office:value-type="float" office:value="48.893" calcext:value-type="float">
            <text:p>48.893</text:p>
          </table:table-cell>
          <table:table-cell office:value-type="float" office:value="49.276" calcext:value-type="float">
            <text:p>49.276</text:p>
          </table:table-cell>
          <table:table-cell office:value-type="float" office:value="49.234" calcext:value-type="float">
            <text:p>49.234</text:p>
          </table:table-cell>
          <table:table-cell/>
          <table:table-cell table:formula="of:=MIN([.B186:.F186])" office:value-type="float" office:value="47.814" calcext:value-type="float">
            <text:p/>
          </table:table-cell>
          <table:table-cell table:formula="of:=MAX([.B186:.F186])" office:value-type="float" office:value="49.276" calcext:value-type="float">
            <text:p/>
          </table:table-cell>
          <table:table-cell table:formula="of:=AVERAGE([.B186:.F186])" office:value-type="float" office:value="48.879" calcext:value-type="float">
            <text:p/>
          </table:table-cell>
          <table:table-cell table:formula="of:=[.H186]/[.A186]" office:value-type="float" office:value="0.258454054054054" calcext:value-type="float">
            <text:p/>
          </table:table-cell>
          <table:table-cell table:formula="of:=[.I186]/[.A186]" office:value-type="float" office:value="0.266356756756757" calcext:value-type="float">
            <text:p/>
          </table:table-cell>
          <table:table-cell table:formula="of:=[.J186]/[.A186]" office:value-type="float" office:value="0.264210810810811" calcext:value-type="float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.516" calcext:value-type="float">
            <text:p>48.516</text:p>
          </table:table-cell>
          <table:table-cell office:value-type="float" office:value="49.254" calcext:value-type="float">
            <text:p>49.254</text:p>
          </table:table-cell>
          <table:table-cell office:value-type="float" office:value="49.303" calcext:value-type="float">
            <text:p>49.303</text:p>
          </table:table-cell>
          <table:table-cell office:value-type="float" office:value="48.69" calcext:value-type="float">
            <text:p>48.69</text:p>
          </table:table-cell>
          <table:table-cell office:value-type="float" office:value="49.183" calcext:value-type="float">
            <text:p>49.183</text:p>
          </table:table-cell>
          <table:table-cell/>
          <table:table-cell table:formula="of:=MIN([.B187:.F187])" office:value-type="float" office:value="48.516" calcext:value-type="float">
            <text:p/>
          </table:table-cell>
          <table:table-cell table:formula="of:=MAX([.B187:.F187])" office:value-type="float" office:value="49.303" calcext:value-type="float">
            <text:p/>
          </table:table-cell>
          <table:table-cell table:formula="of:=AVERAGE([.B187:.F187])" office:value-type="float" office:value="48.9892" calcext:value-type="float">
            <text:p/>
          </table:table-cell>
          <table:table-cell table:formula="of:=[.H187]/[.A187]" office:value-type="float" office:value="0.260838709677419" calcext:value-type="float">
            <text:p/>
          </table:table-cell>
          <table:table-cell table:formula="of:=[.I187]/[.A187]" office:value-type="float" office:value="0.265069892473118" calcext:value-type="float">
            <text:p/>
          </table:table-cell>
          <table:table-cell table:formula="of:=[.J187]/[.A187]" office:value-type="float" office:value="0.263382795698925" calcext:value-type="float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.037" calcext:value-type="float">
            <text:p>50.037</text:p>
          </table:table-cell>
          <table:table-cell office:value-type="float" office:value="51.02" calcext:value-type="float">
            <text:p>51.02</text:p>
          </table:table-cell>
          <table:table-cell office:value-type="float" office:value="50.094" calcext:value-type="float">
            <text:p>50.094</text:p>
          </table:table-cell>
          <table:table-cell office:value-type="float" office:value="49.707" calcext:value-type="float">
            <text:p>49.707</text:p>
          </table:table-cell>
          <table:table-cell office:value-type="float" office:value="50.99" calcext:value-type="float">
            <text:p>50.99</text:p>
          </table:table-cell>
          <table:table-cell/>
          <table:table-cell table:formula="of:=MIN([.B188:.F188])" office:value-type="float" office:value="49.707" calcext:value-type="float">
            <text:p/>
          </table:table-cell>
          <table:table-cell table:formula="of:=MAX([.B188:.F188])" office:value-type="float" office:value="51.02" calcext:value-type="float">
            <text:p/>
          </table:table-cell>
          <table:table-cell table:formula="of:=AVERAGE([.B188:.F188])" office:value-type="float" office:value="50.3696" calcext:value-type="float">
            <text:p/>
          </table:table-cell>
          <table:table-cell table:formula="of:=[.H188]/[.A188]" office:value-type="float" office:value="0.265812834224599" calcext:value-type="float">
            <text:p/>
          </table:table-cell>
          <table:table-cell table:formula="of:=[.I188]/[.A188]" office:value-type="float" office:value="0.27283422459893" calcext:value-type="float">
            <text:p/>
          </table:table-cell>
          <table:table-cell table:formula="of:=[.J188]/[.A188]" office:value-type="float" office:value="0.26935614973262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9.61" calcext:value-type="float">
            <text:p>49.61</text:p>
          </table:table-cell>
          <table:table-cell office:value-type="float" office:value="50.25" calcext:value-type="float">
            <text:p>50.25</text:p>
          </table:table-cell>
          <table:table-cell office:value-type="float" office:value="50.914" calcext:value-type="float">
            <text:p>50.914</text:p>
          </table:table-cell>
          <table:table-cell office:value-type="float" office:value="49.947" calcext:value-type="float">
            <text:p>49.947</text:p>
          </table:table-cell>
          <table:table-cell office:value-type="float" office:value="49.688" calcext:value-type="float">
            <text:p>49.688</text:p>
          </table:table-cell>
          <table:table-cell/>
          <table:table-cell table:formula="of:=MIN([.B189:.F189])" office:value-type="float" office:value="49.61" calcext:value-type="float">
            <text:p/>
          </table:table-cell>
          <table:table-cell table:formula="of:=MAX([.B189:.F189])" office:value-type="float" office:value="50.914" calcext:value-type="float">
            <text:p/>
          </table:table-cell>
          <table:table-cell table:formula="of:=AVERAGE([.B189:.F189])" office:value-type="float" office:value="50.0818" calcext:value-type="float">
            <text:p/>
          </table:table-cell>
          <table:table-cell table:formula="of:=[.H189]/[.A189]" office:value-type="float" office:value="0.263882978723404" calcext:value-type="float">
            <text:p/>
          </table:table-cell>
          <table:table-cell table:formula="of:=[.I189]/[.A189]" office:value-type="float" office:value="0.27081914893617" calcext:value-type="float">
            <text:p/>
          </table:table-cell>
          <table:table-cell table:formula="of:=[.J189]/[.A189]" office:value-type="float" office:value="0.266392553191489" calcext:value-type="float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1.024" calcext:value-type="float">
            <text:p>51.024</text:p>
          </table:table-cell>
          <table:table-cell office:value-type="float" office:value="51.548" calcext:value-type="float">
            <text:p>51.548</text:p>
          </table:table-cell>
          <table:table-cell office:value-type="float" office:value="50.813" calcext:value-type="float">
            <text:p>50.813</text:p>
          </table:table-cell>
          <table:table-cell office:value-type="float" office:value="50.794" calcext:value-type="float">
            <text:p>50.794</text:p>
          </table:table-cell>
          <table:table-cell office:value-type="float" office:value="51.502" calcext:value-type="float">
            <text:p>51.502</text:p>
          </table:table-cell>
          <table:table-cell/>
          <table:table-cell table:formula="of:=MIN([.B190:.F190])" office:value-type="float" office:value="50.794" calcext:value-type="float">
            <text:p/>
          </table:table-cell>
          <table:table-cell table:formula="of:=MAX([.B190:.F190])" office:value-type="float" office:value="51.548" calcext:value-type="float">
            <text:p/>
          </table:table-cell>
          <table:table-cell table:formula="of:=AVERAGE([.B190:.F190])" office:value-type="float" office:value="51.1362" calcext:value-type="float">
            <text:p/>
          </table:table-cell>
          <table:table-cell table:formula="of:=[.H190]/[.A190]" office:value-type="float" office:value="0.268751322751323" calcext:value-type="float">
            <text:p/>
          </table:table-cell>
          <table:table-cell table:formula="of:=[.I190]/[.A190]" office:value-type="float" office:value="0.272740740740741" calcext:value-type="float">
            <text:p/>
          </table:table-cell>
          <table:table-cell table:formula="of:=[.J190]/[.A190]" office:value-type="float" office:value="0.270561904761905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.425" calcext:value-type="float">
            <text:p>50.425</text:p>
          </table:table-cell>
          <table:table-cell office:value-type="float" office:value="53.11" calcext:value-type="float">
            <text:p>53.11</text:p>
          </table:table-cell>
          <table:table-cell office:value-type="float" office:value="50.966" calcext:value-type="float">
            <text:p>50.966</text:p>
          </table:table-cell>
          <table:table-cell office:value-type="float" office:value="50.78" calcext:value-type="float">
            <text:p>50.78</text:p>
          </table:table-cell>
          <table:table-cell office:value-type="float" office:value="51.802" calcext:value-type="float">
            <text:p>51.802</text:p>
          </table:table-cell>
          <table:table-cell/>
          <table:table-cell table:formula="of:=MIN([.B191:.F191])" office:value-type="float" office:value="50.425" calcext:value-type="float">
            <text:p/>
          </table:table-cell>
          <table:table-cell table:formula="of:=MAX([.B191:.F191])" office:value-type="float" office:value="53.11" calcext:value-type="float">
            <text:p/>
          </table:table-cell>
          <table:table-cell table:formula="of:=AVERAGE([.B191:.F191])" office:value-type="float" office:value="51.4166" calcext:value-type="float">
            <text:p/>
          </table:table-cell>
          <table:table-cell table:formula="of:=[.H191]/[.A191]" office:value-type="float" office:value="0.265394736842105" calcext:value-type="float">
            <text:p/>
          </table:table-cell>
          <table:table-cell table:formula="of:=[.I191]/[.A191]" office:value-type="float" office:value="0.279526315789474" calcext:value-type="float">
            <text:p/>
          </table:table-cell>
          <table:table-cell table:formula="of:=[.J191]/[.A191]" office:value-type="float" office:value="0.270613684210526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.074" calcext:value-type="float">
            <text:p>51.074</text:p>
          </table:table-cell>
          <table:table-cell office:value-type="float" office:value="51.986" calcext:value-type="float">
            <text:p>51.986</text:p>
          </table:table-cell>
          <table:table-cell office:value-type="float" office:value="51.643" calcext:value-type="float">
            <text:p>51.643</text:p>
          </table:table-cell>
          <table:table-cell office:value-type="float" office:value="54.279" calcext:value-type="float">
            <text:p>54.279</text:p>
          </table:table-cell>
          <table:table-cell office:value-type="float" office:value="53.511" calcext:value-type="float">
            <text:p>53.511</text:p>
          </table:table-cell>
          <table:table-cell/>
          <table:table-cell table:formula="of:=MIN([.B192:.F192])" office:value-type="float" office:value="51.074" calcext:value-type="float">
            <text:p/>
          </table:table-cell>
          <table:table-cell table:formula="of:=MAX([.B192:.F192])" office:value-type="float" office:value="54.279" calcext:value-type="float">
            <text:p/>
          </table:table-cell>
          <table:table-cell table:formula="of:=AVERAGE([.B192:.F192])" office:value-type="float" office:value="52.4986" calcext:value-type="float">
            <text:p/>
          </table:table-cell>
          <table:table-cell table:formula="of:=[.H192]/[.A192]" office:value-type="float" office:value="0.267403141361257" calcext:value-type="float">
            <text:p/>
          </table:table-cell>
          <table:table-cell table:formula="of:=[.I192]/[.A192]" office:value-type="float" office:value="0.284183246073298" calcext:value-type="float">
            <text:p/>
          </table:table-cell>
          <table:table-cell table:formula="of:=[.J192]/[.A192]" office:value-type="float" office:value="0.274861780104712" calcext:value-type="float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1.344" calcext:value-type="float">
            <text:p>51.344</text:p>
          </table:table-cell>
          <table:table-cell office:value-type="float" office:value="52.373" calcext:value-type="float">
            <text:p>52.373</text:p>
          </table:table-cell>
          <table:table-cell office:value-type="float" office:value="52.247" calcext:value-type="float">
            <text:p>52.247</text:p>
          </table:table-cell>
          <table:table-cell office:value-type="float" office:value="55.403" calcext:value-type="float">
            <text:p>55.403</text:p>
          </table:table-cell>
          <table:table-cell office:value-type="float" office:value="52.04" calcext:value-type="float">
            <text:p>52.04</text:p>
          </table:table-cell>
          <table:table-cell/>
          <table:table-cell table:formula="of:=MIN([.B193:.F193])" office:value-type="float" office:value="51.344" calcext:value-type="float">
            <text:p/>
          </table:table-cell>
          <table:table-cell table:formula="of:=MAX([.B193:.F193])" office:value-type="float" office:value="55.403" calcext:value-type="float">
            <text:p/>
          </table:table-cell>
          <table:table-cell table:formula="of:=AVERAGE([.B193:.F193])" office:value-type="float" office:value="52.6814" calcext:value-type="float">
            <text:p/>
          </table:table-cell>
          <table:table-cell table:formula="of:=[.H193]/[.A193]" office:value-type="float" office:value="0.267416666666667" calcext:value-type="float">
            <text:p/>
          </table:table-cell>
          <table:table-cell table:formula="of:=[.I193]/[.A193]" office:value-type="float" office:value="0.288557291666667" calcext:value-type="float">
            <text:p/>
          </table:table-cell>
          <table:table-cell table:formula="of:=[.J193]/[.A193]" office:value-type="float" office:value="0.274382291666667" calcext:value-type="float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.702" calcext:value-type="float">
            <text:p>51.702</text:p>
          </table:table-cell>
          <table:table-cell office:value-type="float" office:value="52.583" calcext:value-type="float">
            <text:p>52.583</text:p>
          </table:table-cell>
          <table:table-cell office:value-type="float" office:value="52.727" calcext:value-type="float">
            <text:p>52.727</text:p>
          </table:table-cell>
          <table:table-cell office:value-type="float" office:value="55.574" calcext:value-type="float">
            <text:p>55.574</text:p>
          </table:table-cell>
          <table:table-cell office:value-type="float" office:value="52.237" calcext:value-type="float">
            <text:p>52.237</text:p>
          </table:table-cell>
          <table:table-cell/>
          <table:table-cell table:formula="of:=MIN([.B194:.F194])" office:value-type="float" office:value="51.702" calcext:value-type="float">
            <text:p/>
          </table:table-cell>
          <table:table-cell table:formula="of:=MAX([.B194:.F194])" office:value-type="float" office:value="55.574" calcext:value-type="float">
            <text:p/>
          </table:table-cell>
          <table:table-cell table:formula="of:=AVERAGE([.B194:.F194])" office:value-type="float" office:value="52.9646" calcext:value-type="float">
            <text:p/>
          </table:table-cell>
          <table:table-cell table:formula="of:=[.H194]/[.A194]" office:value-type="float" office:value="0.267886010362694" calcext:value-type="float">
            <text:p/>
          </table:table-cell>
          <table:table-cell table:formula="of:=[.I194]/[.A194]" office:value-type="float" office:value="0.287948186528497" calcext:value-type="float">
            <text:p/>
          </table:table-cell>
          <table:table-cell table:formula="of:=[.J194]/[.A194]" office:value-type="float" office:value="0.274427979274611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.694" calcext:value-type="float">
            <text:p>52.694</text:p>
          </table:table-cell>
          <table:table-cell office:value-type="float" office:value="53.258" calcext:value-type="float">
            <text:p>53.258</text:p>
          </table:table-cell>
          <table:table-cell office:value-type="float" office:value="53.144" calcext:value-type="float">
            <text:p>53.144</text:p>
          </table:table-cell>
          <table:table-cell office:value-type="float" office:value="56.924" calcext:value-type="float">
            <text:p>56.924</text:p>
          </table:table-cell>
          <table:table-cell office:value-type="float" office:value="52.74" calcext:value-type="float">
            <text:p>52.74</text:p>
          </table:table-cell>
          <table:table-cell/>
          <table:table-cell table:formula="of:=MIN([.B195:.F195])" office:value-type="float" office:value="52.694" calcext:value-type="float">
            <text:p/>
          </table:table-cell>
          <table:table-cell table:formula="of:=MAX([.B195:.F195])" office:value-type="float" office:value="56.924" calcext:value-type="float">
            <text:p/>
          </table:table-cell>
          <table:table-cell table:formula="of:=AVERAGE([.B195:.F195])" office:value-type="float" office:value="53.752" calcext:value-type="float">
            <text:p/>
          </table:table-cell>
          <table:table-cell table:formula="of:=[.H195]/[.A195]" office:value-type="float" office:value="0.271618556701031" calcext:value-type="float">
            <text:p/>
          </table:table-cell>
          <table:table-cell table:formula="of:=[.I195]/[.A195]" office:value-type="float" office:value="0.293422680412371" calcext:value-type="float">
            <text:p/>
          </table:table-cell>
          <table:table-cell table:formula="of:=[.J195]/[.A195]" office:value-type="float" office:value="0.277072164948454" calcext:value-type="float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12" calcext:value-type="float">
            <text:p>53.12</text:p>
          </table:table-cell>
          <table:table-cell office:value-type="float" office:value="55.956" calcext:value-type="float">
            <text:p>55.956</text:p>
          </table:table-cell>
          <table:table-cell office:value-type="float" office:value="53.642" calcext:value-type="float">
            <text:p>53.642</text:p>
          </table:table-cell>
          <table:table-cell office:value-type="float" office:value="57.648" calcext:value-type="float">
            <text:p>57.648</text:p>
          </table:table-cell>
          <table:table-cell office:value-type="float" office:value="53.069" calcext:value-type="float">
            <text:p>53.069</text:p>
          </table:table-cell>
          <table:table-cell/>
          <table:table-cell table:formula="of:=MIN([.B196:.F196])" office:value-type="float" office:value="53.069" calcext:value-type="float">
            <text:p/>
          </table:table-cell>
          <table:table-cell table:formula="of:=MAX([.B196:.F196])" office:value-type="float" office:value="57.648" calcext:value-type="float">
            <text:p/>
          </table:table-cell>
          <table:table-cell table:formula="of:=AVERAGE([.B196:.F196])" office:value-type="float" office:value="54.687" calcext:value-type="float">
            <text:p/>
          </table:table-cell>
          <table:table-cell table:formula="of:=[.H196]/[.A196]" office:value-type="float" office:value="0.272148717948718" calcext:value-type="float">
            <text:p/>
          </table:table-cell>
          <table:table-cell table:formula="of:=[.I196]/[.A196]" office:value-type="float" office:value="0.295630769230769" calcext:value-type="float">
            <text:p/>
          </table:table-cell>
          <table:table-cell table:formula="of:=[.J196]/[.A196]" office:value-type="float" office:value="0.280446153846154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3.72" calcext:value-type="float">
            <text:p>53.72</text:p>
          </table:table-cell>
          <table:table-cell office:value-type="float" office:value="59.333" calcext:value-type="float">
            <text:p>59.333</text:p>
          </table:table-cell>
          <table:table-cell office:value-type="float" office:value="54.174" calcext:value-type="float">
            <text:p>54.174</text:p>
          </table:table-cell>
          <table:table-cell office:value-type="float" office:value="55.374" calcext:value-type="float">
            <text:p>55.374</text:p>
          </table:table-cell>
          <table:table-cell office:value-type="float" office:value="53.836" calcext:value-type="float">
            <text:p>53.836</text:p>
          </table:table-cell>
          <table:table-cell/>
          <table:table-cell table:formula="of:=MIN([.B197:.F197])" office:value-type="float" office:value="53.72" calcext:value-type="float">
            <text:p/>
          </table:table-cell>
          <table:table-cell table:formula="of:=MAX([.B197:.F197])" office:value-type="float" office:value="59.333" calcext:value-type="float">
            <text:p/>
          </table:table-cell>
          <table:table-cell table:formula="of:=AVERAGE([.B197:.F197])" office:value-type="float" office:value="55.2874" calcext:value-type="float">
            <text:p/>
          </table:table-cell>
          <table:table-cell table:formula="of:=[.H197]/[.A197]" office:value-type="float" office:value="0.274081632653061" calcext:value-type="float">
            <text:p/>
          </table:table-cell>
          <table:table-cell table:formula="of:=[.I197]/[.A197]" office:value-type="float" office:value="0.302719387755102" calcext:value-type="float">
            <text:p/>
          </table:table-cell>
          <table:table-cell table:formula="of:=[.J197]/[.A197]" office:value-type="float" office:value="0.282078571428571" calcext:value-type="float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4.312" calcext:value-type="float">
            <text:p>54.312</text:p>
          </table:table-cell>
          <table:table-cell office:value-type="float" office:value="58.627" calcext:value-type="float">
            <text:p>58.627</text:p>
          </table:table-cell>
          <table:table-cell office:value-type="float" office:value="54.654" calcext:value-type="float">
            <text:p>54.654</text:p>
          </table:table-cell>
          <table:table-cell office:value-type="float" office:value="58.677" calcext:value-type="float">
            <text:p>58.677</text:p>
          </table:table-cell>
          <table:table-cell office:value-type="float" office:value="54.535" calcext:value-type="float">
            <text:p>54.535</text:p>
          </table:table-cell>
          <table:table-cell/>
          <table:table-cell table:formula="of:=MIN([.B198:.F198])" office:value-type="float" office:value="54.312" calcext:value-type="float">
            <text:p/>
          </table:table-cell>
          <table:table-cell table:formula="of:=MAX([.B198:.F198])" office:value-type="float" office:value="58.677" calcext:value-type="float">
            <text:p/>
          </table:table-cell>
          <table:table-cell table:formula="of:=AVERAGE([.B198:.F198])" office:value-type="float" office:value="56.161" calcext:value-type="float">
            <text:p/>
          </table:table-cell>
          <table:table-cell table:formula="of:=[.H198]/[.A198]" office:value-type="float" office:value="0.275695431472081" calcext:value-type="float">
            <text:p/>
          </table:table-cell>
          <table:table-cell table:formula="of:=[.I198]/[.A198]" office:value-type="float" office:value="0.297852791878173" calcext:value-type="float">
            <text:p/>
          </table:table-cell>
          <table:table-cell table:formula="of:=[.J198]/[.A198]" office:value-type="float" office:value="0.285081218274112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5.062" calcext:value-type="float">
            <text:p>55.062</text:p>
          </table:table-cell>
          <table:table-cell office:value-type="float" office:value="54.797" calcext:value-type="float">
            <text:p>54.797</text:p>
          </table:table-cell>
          <table:table-cell office:value-type="float" office:value="55.138" calcext:value-type="float">
            <text:p>55.138</text:p>
          </table:table-cell>
          <table:table-cell office:value-type="float" office:value="60.472" calcext:value-type="float">
            <text:p>60.472</text:p>
          </table:table-cell>
          <table:table-cell office:value-type="float" office:value="55.306" calcext:value-type="float">
            <text:p>55.306</text:p>
          </table:table-cell>
          <table:table-cell/>
          <table:table-cell table:formula="of:=MIN([.B199:.F199])" office:value-type="float" office:value="54.797" calcext:value-type="float">
            <text:p/>
          </table:table-cell>
          <table:table-cell table:formula="of:=MAX([.B199:.F199])" office:value-type="float" office:value="60.472" calcext:value-type="float">
            <text:p/>
          </table:table-cell>
          <table:table-cell table:formula="of:=AVERAGE([.B199:.F199])" office:value-type="float" office:value="56.155" calcext:value-type="float">
            <text:p/>
          </table:table-cell>
          <table:table-cell table:formula="of:=[.H199]/[.A199]" office:value-type="float" office:value="0.276752525252525" calcext:value-type="float">
            <text:p/>
          </table:table-cell>
          <table:table-cell table:formula="of:=[.I199]/[.A199]" office:value-type="float" office:value="0.305414141414141" calcext:value-type="float">
            <text:p/>
          </table:table-cell>
          <table:table-cell table:formula="of:=[.J199]/[.A199]" office:value-type="float" office:value="0.283611111111111" calcext:value-type="float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5.403" calcext:value-type="float">
            <text:p>55.403</text:p>
          </table:table-cell>
          <table:table-cell office:value-type="float" office:value="55.096" calcext:value-type="float">
            <text:p>55.096</text:p>
          </table:table-cell>
          <table:table-cell office:value-type="float" office:value="55.69" calcext:value-type="float">
            <text:p>55.69</text:p>
          </table:table-cell>
          <table:table-cell office:value-type="float" office:value="59.189" calcext:value-type="float">
            <text:p>59.189</text:p>
          </table:table-cell>
          <table:table-cell office:value-type="float" office:value="57.294" calcext:value-type="float">
            <text:p>57.294</text:p>
          </table:table-cell>
          <table:table-cell/>
          <table:table-cell table:formula="of:=MIN([.B200:.F200])" office:value-type="float" office:value="55.096" calcext:value-type="float">
            <text:p/>
          </table:table-cell>
          <table:table-cell table:formula="of:=MAX([.B200:.F200])" office:value-type="float" office:value="59.189" calcext:value-type="float">
            <text:p/>
          </table:table-cell>
          <table:table-cell table:formula="of:=AVERAGE([.B200:.F200])" office:value-type="float" office:value="56.5344" calcext:value-type="float">
            <text:p/>
          </table:table-cell>
          <table:table-cell table:formula="of:=[.H200]/[.A200]" office:value-type="float" office:value="0.27686432160804" calcext:value-type="float">
            <text:p/>
          </table:table-cell>
          <table:table-cell table:formula="of:=[.I200]/[.A200]" office:value-type="float" office:value="0.29743216080402" calcext:value-type="float">
            <text:p/>
          </table:table-cell>
          <table:table-cell table:formula="of:=[.J200]/[.A200]" office:value-type="float" office:value="0.284092462311558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.262" calcext:value-type="float">
            <text:p>56.262</text:p>
          </table:table-cell>
          <table:table-cell office:value-type="float" office:value="61.15" calcext:value-type="float">
            <text:p>61.15</text:p>
          </table:table-cell>
          <table:table-cell office:value-type="float" office:value="56.432" calcext:value-type="float">
            <text:p>56.432</text:p>
          </table:table-cell>
          <table:table-cell office:value-type="float" office:value="59.671" calcext:value-type="float">
            <text:p>59.671</text:p>
          </table:table-cell>
          <table:table-cell office:value-type="float" office:value="55.717" calcext:value-type="float">
            <text:p>55.717</text:p>
          </table:table-cell>
          <table:table-cell/>
          <table:table-cell table:formula="of:=MIN([.B201:.F201])" office:value-type="float" office:value="55.717" calcext:value-type="float">
            <text:p/>
          </table:table-cell>
          <table:table-cell table:formula="of:=MAX([.B201:.F201])" office:value-type="float" office:value="61.15" calcext:value-type="float">
            <text:p/>
          </table:table-cell>
          <table:table-cell table:formula="of:=AVERAGE([.B201:.F201])" office:value-type="float" office:value="57.8464" calcext:value-type="float">
            <text:p/>
          </table:table-cell>
          <table:table-cell table:formula="of:=[.H201]/[.A201]" office:value-type="float" office:value="0.278585" calcext:value-type="float">
            <text:p/>
          </table:table-cell>
          <table:table-cell table:formula="of:=[.I201]/[.A201]" office:value-type="float" office:value="0.30575" calcext:value-type="float">
            <text:p/>
          </table:table-cell>
          <table:table-cell table:formula="of:=[.J201]/[.A201]" office:value-type="float" office:value="0.289232" calcext:value-type="float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.672" calcext:value-type="float">
            <text:p>56.672</text:p>
          </table:table-cell>
          <table:table-cell office:value-type="float" office:value="58.191" calcext:value-type="float">
            <text:p>58.191</text:p>
          </table:table-cell>
          <table:table-cell office:value-type="float" office:value="56.498" calcext:value-type="float">
            <text:p>56.498</text:p>
          </table:table-cell>
          <table:table-cell office:value-type="float" office:value="60.939" calcext:value-type="float">
            <text:p>60.939</text:p>
          </table:table-cell>
          <table:table-cell office:value-type="float" office:value="57.565" calcext:value-type="float">
            <text:p>57.565</text:p>
          </table:table-cell>
          <table:table-cell/>
          <table:table-cell table:formula="of:=MIN([.B202:.F202])" office:value-type="float" office:value="56.498" calcext:value-type="float">
            <text:p/>
          </table:table-cell>
          <table:table-cell table:formula="of:=MAX([.B202:.F202])" office:value-type="float" office:value="60.939" calcext:value-type="float">
            <text:p/>
          </table:table-cell>
          <table:table-cell table:formula="of:=AVERAGE([.B202:.F202])" office:value-type="float" office:value="57.973" calcext:value-type="float">
            <text:p/>
          </table:table-cell>
          <table:table-cell table:formula="of:=[.H202]/[.A202]" office:value-type="float" office:value="0.281084577114428" calcext:value-type="float">
            <text:p/>
          </table:table-cell>
          <table:table-cell table:formula="of:=[.I202]/[.A202]" office:value-type="float" office:value="0.303179104477612" calcext:value-type="float">
            <text:p/>
          </table:table-cell>
          <table:table-cell table:formula="of:=[.J202]/[.A202]" office:value-type="float" office:value="0.288422885572139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8.995" calcext:value-type="float">
            <text:p>58.995</text:p>
          </table:table-cell>
          <table:table-cell office:value-type="float" office:value="56.448" calcext:value-type="float">
            <text:p>56.448</text:p>
          </table:table-cell>
          <table:table-cell office:value-type="float" office:value="57.478" calcext:value-type="float">
            <text:p>57.478</text:p>
          </table:table-cell>
          <table:table-cell office:value-type="float" office:value="56.727" calcext:value-type="float">
            <text:p>56.727</text:p>
          </table:table-cell>
          <table:table-cell office:value-type="float" office:value="56.789" calcext:value-type="float">
            <text:p>56.789</text:p>
          </table:table-cell>
          <table:table-cell/>
          <table:table-cell table:formula="of:=MIN([.B203:.F203])" office:value-type="float" office:value="56.448" calcext:value-type="float">
            <text:p/>
          </table:table-cell>
          <table:table-cell table:formula="of:=MAX([.B203:.F203])" office:value-type="float" office:value="58.995" calcext:value-type="float">
            <text:p/>
          </table:table-cell>
          <table:table-cell table:formula="of:=AVERAGE([.B203:.F203])" office:value-type="float" office:value="57.2874" calcext:value-type="float">
            <text:p/>
          </table:table-cell>
          <table:table-cell table:formula="of:=[.H203]/[.A203]" office:value-type="float" office:value="0.279445544554455" calcext:value-type="float">
            <text:p/>
          </table:table-cell>
          <table:table-cell table:formula="of:=[.I203]/[.A203]" office:value-type="float" office:value="0.292054455445545" calcext:value-type="float">
            <text:p/>
          </table:table-cell>
          <table:table-cell table:formula="of:=[.J203]/[.A203]" office:value-type="float" office:value="0.28360099009901" calcext:value-type="float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.183" calcext:value-type="float">
            <text:p>59.183</text:p>
          </table:table-cell>
          <table:table-cell office:value-type="float" office:value="57.407" calcext:value-type="float">
            <text:p>57.407</text:p>
          </table:table-cell>
          <table:table-cell office:value-type="float" office:value="59.25" calcext:value-type="float">
            <text:p>59.25</text:p>
          </table:table-cell>
          <table:table-cell office:value-type="float" office:value="58.409" calcext:value-type="float">
            <text:p>58.409</text:p>
          </table:table-cell>
          <table:table-cell office:value-type="float" office:value="56.937" calcext:value-type="float">
            <text:p>56.937</text:p>
          </table:table-cell>
          <table:table-cell/>
          <table:table-cell table:formula="of:=MIN([.B204:.F204])" office:value-type="float" office:value="56.937" calcext:value-type="float">
            <text:p/>
          </table:table-cell>
          <table:table-cell table:formula="of:=MAX([.B204:.F204])" office:value-type="float" office:value="59.25" calcext:value-type="float">
            <text:p/>
          </table:table-cell>
          <table:table-cell table:formula="of:=AVERAGE([.B204:.F204])" office:value-type="float" office:value="58.2372" calcext:value-type="float">
            <text:p/>
          </table:table-cell>
          <table:table-cell table:formula="of:=[.H204]/[.A204]" office:value-type="float" office:value="0.280477832512315" calcext:value-type="float">
            <text:p/>
          </table:table-cell>
          <table:table-cell table:formula="of:=[.I204]/[.A204]" office:value-type="float" office:value="0.291871921182266" calcext:value-type="float">
            <text:p/>
          </table:table-cell>
          <table:table-cell table:formula="of:=[.J204]/[.A204]" office:value-type="float" office:value="0.28688275862069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.588" calcext:value-type="float">
            <text:p>58.588</text:p>
          </table:table-cell>
          <table:table-cell office:value-type="float" office:value="57.699" calcext:value-type="float">
            <text:p>57.699</text:p>
          </table:table-cell>
          <table:table-cell office:value-type="float" office:value="58.277" calcext:value-type="float">
            <text:p>58.277</text:p>
          </table:table-cell>
          <table:table-cell office:value-type="float" office:value="57.744" calcext:value-type="float">
            <text:p>57.744</text:p>
          </table:table-cell>
          <table:table-cell office:value-type="float" office:value="57.617" calcext:value-type="float">
            <text:p>57.617</text:p>
          </table:table-cell>
          <table:table-cell/>
          <table:table-cell table:formula="of:=MIN([.B205:.F205])" office:value-type="float" office:value="57.617" calcext:value-type="float">
            <text:p/>
          </table:table-cell>
          <table:table-cell table:formula="of:=MAX([.B205:.F205])" office:value-type="float" office:value="58.588" calcext:value-type="float">
            <text:p/>
          </table:table-cell>
          <table:table-cell table:formula="of:=AVERAGE([.B205:.F205])" office:value-type="float" office:value="57.985" calcext:value-type="float">
            <text:p/>
          </table:table-cell>
          <table:table-cell table:formula="of:=[.H205]/[.A205]" office:value-type="float" office:value="0.282436274509804" calcext:value-type="float">
            <text:p/>
          </table:table-cell>
          <table:table-cell table:formula="of:=[.I205]/[.A205]" office:value-type="float" office:value="0.287196078431373" calcext:value-type="float">
            <text:p/>
          </table:table-cell>
          <table:table-cell table:formula="of:=[.J205]/[.A205]" office:value-type="float" office:value="0.284240196078431" calcext:value-type="float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8.821" calcext:value-type="float">
            <text:p>58.821</text:p>
          </table:table-cell>
          <table:table-cell office:value-type="float" office:value="58.303" calcext:value-type="float">
            <text:p>58.303</text:p>
          </table:table-cell>
          <table:table-cell office:value-type="float" office:value="57.938" calcext:value-type="float">
            <text:p>57.938</text:p>
          </table:table-cell>
          <table:table-cell office:value-type="float" office:value="57.995" calcext:value-type="float">
            <text:p>57.995</text:p>
          </table:table-cell>
          <table:table-cell office:value-type="float" office:value="58.106" calcext:value-type="float">
            <text:p>58.106</text:p>
          </table:table-cell>
          <table:table-cell/>
          <table:table-cell table:formula="of:=MIN([.B206:.F206])" office:value-type="float" office:value="57.938" calcext:value-type="float">
            <text:p/>
          </table:table-cell>
          <table:table-cell table:formula="of:=MAX([.B206:.F206])" office:value-type="float" office:value="58.821" calcext:value-type="float">
            <text:p/>
          </table:table-cell>
          <table:table-cell table:formula="of:=AVERAGE([.B206:.F206])" office:value-type="float" office:value="58.2326" calcext:value-type="float">
            <text:p/>
          </table:table-cell>
          <table:table-cell table:formula="of:=[.H206]/[.A206]" office:value-type="float" office:value="0.282624390243902" calcext:value-type="float">
            <text:p/>
          </table:table-cell>
          <table:table-cell table:formula="of:=[.I206]/[.A206]" office:value-type="float" office:value="0.286931707317073" calcext:value-type="float">
            <text:p/>
          </table:table-cell>
          <table:table-cell table:formula="of:=[.J206]/[.A206]" office:value-type="float" office:value="0.284061463414634" calcext:value-type="float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9.203" calcext:value-type="float">
            <text:p>59.203</text:p>
          </table:table-cell>
          <table:table-cell office:value-type="float" office:value="60.875" calcext:value-type="float">
            <text:p>60.875</text:p>
          </table:table-cell>
          <table:table-cell office:value-type="float" office:value="58.669" calcext:value-type="float">
            <text:p>58.669</text:p>
          </table:table-cell>
          <table:table-cell office:value-type="float" office:value="59.048" calcext:value-type="float">
            <text:p>59.048</text:p>
          </table:table-cell>
          <table:table-cell office:value-type="float" office:value="58.681" calcext:value-type="float">
            <text:p>58.681</text:p>
          </table:table-cell>
          <table:table-cell/>
          <table:table-cell table:formula="of:=MIN([.B207:.F207])" office:value-type="float" office:value="58.669" calcext:value-type="float">
            <text:p/>
          </table:table-cell>
          <table:table-cell table:formula="of:=MAX([.B207:.F207])" office:value-type="float" office:value="60.875" calcext:value-type="float">
            <text:p/>
          </table:table-cell>
          <table:table-cell table:formula="of:=AVERAGE([.B207:.F207])" office:value-type="float" office:value="59.2952" calcext:value-type="float">
            <text:p/>
          </table:table-cell>
          <table:table-cell table:formula="of:=[.H207]/[.A207]" office:value-type="float" office:value="0.284800970873786" calcext:value-type="float">
            <text:p/>
          </table:table-cell>
          <table:table-cell table:formula="of:=[.I207]/[.A207]" office:value-type="float" office:value="0.295509708737864" calcext:value-type="float">
            <text:p/>
          </table:table-cell>
          <table:table-cell table:formula="of:=[.J207]/[.A207]" office:value-type="float" office:value="0.287840776699029" calcext:value-type="float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9.767" calcext:value-type="float">
            <text:p>59.767</text:p>
          </table:table-cell>
          <table:table-cell office:value-type="float" office:value="59.226" calcext:value-type="float">
            <text:p>59.226</text:p>
          </table:table-cell>
          <table:table-cell office:value-type="float" office:value="58.965" calcext:value-type="float">
            <text:p>58.965</text:p>
          </table:table-cell>
          <table:table-cell office:value-type="float" office:value="61.235" calcext:value-type="float">
            <text:p>61.235</text:p>
          </table:table-cell>
          <table:table-cell office:value-type="float" office:value="59.268" calcext:value-type="float">
            <text:p>59.268</text:p>
          </table:table-cell>
          <table:table-cell/>
          <table:table-cell table:formula="of:=MIN([.B208:.F208])" office:value-type="float" office:value="58.965" calcext:value-type="float">
            <text:p/>
          </table:table-cell>
          <table:table-cell table:formula="of:=MAX([.B208:.F208])" office:value-type="float" office:value="61.235" calcext:value-type="float">
            <text:p/>
          </table:table-cell>
          <table:table-cell table:formula="of:=AVERAGE([.B208:.F208])" office:value-type="float" office:value="59.6922" calcext:value-type="float">
            <text:p/>
          </table:table-cell>
          <table:table-cell table:formula="of:=[.H208]/[.A208]" office:value-type="float" office:value="0.284855072463768" calcext:value-type="float">
            <text:p/>
          </table:table-cell>
          <table:table-cell table:formula="of:=[.I208]/[.A208]" office:value-type="float" office:value="0.295821256038647" calcext:value-type="float">
            <text:p/>
          </table:table-cell>
          <table:table-cell table:formula="of:=[.J208]/[.A208]" office:value-type="float" office:value="0.288368115942029" calcext:value-type="float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0.498" calcext:value-type="float">
            <text:p>60.498</text:p>
          </table:table-cell>
          <table:table-cell office:value-type="float" office:value="59.712" calcext:value-type="float">
            <text:p>59.712</text:p>
          </table:table-cell>
          <table:table-cell office:value-type="float" office:value="59.424" calcext:value-type="float">
            <text:p>59.424</text:p>
          </table:table-cell>
          <table:table-cell office:value-type="float" office:value="62.821" calcext:value-type="float">
            <text:p>62.821</text:p>
          </table:table-cell>
          <table:table-cell office:value-type="float" office:value="59.781" calcext:value-type="float">
            <text:p>59.781</text:p>
          </table:table-cell>
          <table:table-cell/>
          <table:table-cell table:formula="of:=MIN([.B209:.F209])" office:value-type="float" office:value="59.424" calcext:value-type="float">
            <text:p/>
          </table:table-cell>
          <table:table-cell table:formula="of:=MAX([.B209:.F209])" office:value-type="float" office:value="62.821" calcext:value-type="float">
            <text:p/>
          </table:table-cell>
          <table:table-cell table:formula="of:=AVERAGE([.B209:.F209])" office:value-type="float" office:value="60.4472" calcext:value-type="float">
            <text:p/>
          </table:table-cell>
          <table:table-cell table:formula="of:=[.H209]/[.A209]" office:value-type="float" office:value="0.285692307692308" calcext:value-type="float">
            <text:p/>
          </table:table-cell>
          <table:table-cell table:formula="of:=[.I209]/[.A209]" office:value-type="float" office:value="0.302024038461538" calcext:value-type="float">
            <text:p/>
          </table:table-cell>
          <table:table-cell table:formula="of:=[.J209]/[.A209]" office:value-type="float" office:value="0.290611538461538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.865" calcext:value-type="float">
            <text:p>60.865</text:p>
          </table:table-cell>
          <table:table-cell office:value-type="float" office:value="61.608" calcext:value-type="float">
            <text:p>61.608</text:p>
          </table:table-cell>
          <table:table-cell office:value-type="float" office:value="60.121" calcext:value-type="float">
            <text:p>60.121</text:p>
          </table:table-cell>
          <table:table-cell office:value-type="float" office:value="61.483" calcext:value-type="float">
            <text:p>61.483</text:p>
          </table:table-cell>
          <table:table-cell office:value-type="float" office:value="60.245" calcext:value-type="float">
            <text:p>60.245</text:p>
          </table:table-cell>
          <table:table-cell/>
          <table:table-cell table:formula="of:=MIN([.B210:.F210])" office:value-type="float" office:value="60.121" calcext:value-type="float">
            <text:p/>
          </table:table-cell>
          <table:table-cell table:formula="of:=MAX([.B210:.F210])" office:value-type="float" office:value="61.608" calcext:value-type="float">
            <text:p/>
          </table:table-cell>
          <table:table-cell table:formula="of:=AVERAGE([.B210:.F210])" office:value-type="float" office:value="60.8644" calcext:value-type="float">
            <text:p/>
          </table:table-cell>
          <table:table-cell table:formula="of:=[.H210]/[.A210]" office:value-type="float" office:value="0.28766028708134" calcext:value-type="float">
            <text:p/>
          </table:table-cell>
          <table:table-cell table:formula="of:=[.I210]/[.A210]" office:value-type="float" office:value="0.294775119617225" calcext:value-type="float">
            <text:p/>
          </table:table-cell>
          <table:table-cell table:formula="of:=[.J210]/[.A210]" office:value-type="float" office:value="0.291217224880383" calcext:value-type="float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1.171" calcext:value-type="float">
            <text:p>61.171</text:p>
          </table:table-cell>
          <table:table-cell office:value-type="float" office:value="62.649" calcext:value-type="float">
            <text:p>62.649</text:p>
          </table:table-cell>
          <table:table-cell office:value-type="float" office:value="63.547" calcext:value-type="float">
            <text:p>63.547</text:p>
          </table:table-cell>
          <table:table-cell office:value-type="float" office:value="64.405" calcext:value-type="float">
            <text:p>64.405</text:p>
          </table:table-cell>
          <table:table-cell office:value-type="float" office:value="61.542" calcext:value-type="float">
            <text:p>61.542</text:p>
          </table:table-cell>
          <table:table-cell/>
          <table:table-cell table:formula="of:=MIN([.B211:.F211])" office:value-type="float" office:value="61.171" calcext:value-type="float">
            <text:p/>
          </table:table-cell>
          <table:table-cell table:formula="of:=MAX([.B211:.F211])" office:value-type="float" office:value="64.405" calcext:value-type="float">
            <text:p/>
          </table:table-cell>
          <table:table-cell table:formula="of:=AVERAGE([.B211:.F211])" office:value-type="float" office:value="62.6628" calcext:value-type="float">
            <text:p/>
          </table:table-cell>
          <table:table-cell table:formula="of:=[.H211]/[.A211]" office:value-type="float" office:value="0.291290476190476" calcext:value-type="float">
            <text:p/>
          </table:table-cell>
          <table:table-cell table:formula="of:=[.I211]/[.A211]" office:value-type="float" office:value="0.306690476190476" calcext:value-type="float">
            <text:p/>
          </table:table-cell>
          <table:table-cell table:formula="of:=[.J211]/[.A211]" office:value-type="float" office:value="0.298394285714286" calcext:value-type="float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1.706" calcext:value-type="float">
            <text:p>61.706</text:p>
          </table:table-cell>
          <table:table-cell office:value-type="float" office:value="61.422" calcext:value-type="float">
            <text:p>61.422</text:p>
          </table:table-cell>
          <table:table-cell office:value-type="float" office:value="67.931" calcext:value-type="float">
            <text:p>67.931</text:p>
          </table:table-cell>
          <table:table-cell office:value-type="float" office:value="65.923" calcext:value-type="float">
            <text:p>65.923</text:p>
          </table:table-cell>
          <table:table-cell office:value-type="float" office:value="61.469" calcext:value-type="float">
            <text:p>61.469</text:p>
          </table:table-cell>
          <table:table-cell/>
          <table:table-cell table:formula="of:=MIN([.B212:.F212])" office:value-type="float" office:value="61.422" calcext:value-type="float">
            <text:p/>
          </table:table-cell>
          <table:table-cell table:formula="of:=MAX([.B212:.F212])" office:value-type="float" office:value="67.931" calcext:value-type="float">
            <text:p/>
          </table:table-cell>
          <table:table-cell table:formula="of:=AVERAGE([.B212:.F212])" office:value-type="float" office:value="63.6902" calcext:value-type="float">
            <text:p/>
          </table:table-cell>
          <table:table-cell table:formula="of:=[.H212]/[.A212]" office:value-type="float" office:value="0.291099526066351" calcext:value-type="float">
            <text:p/>
          </table:table-cell>
          <table:table-cell table:formula="of:=[.I212]/[.A212]" office:value-type="float" office:value="0.321947867298578" calcext:value-type="float">
            <text:p/>
          </table:table-cell>
          <table:table-cell table:formula="of:=[.J212]/[.A212]" office:value-type="float" office:value="0.301849289099526" calcext:value-type="float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2.419" calcext:value-type="float">
            <text:p>62.419</text:p>
          </table:table-cell>
          <table:table-cell office:value-type="float" office:value="61.987" calcext:value-type="float">
            <text:p>61.987</text:p>
          </table:table-cell>
          <table:table-cell office:value-type="float" office:value="68.502" calcext:value-type="float">
            <text:p>68.502</text:p>
          </table:table-cell>
          <table:table-cell office:value-type="float" office:value="68.073" calcext:value-type="float">
            <text:p>68.073</text:p>
          </table:table-cell>
          <table:table-cell office:value-type="float" office:value="61.697" calcext:value-type="float">
            <text:p>61.697</text:p>
          </table:table-cell>
          <table:table-cell/>
          <table:table-cell table:formula="of:=MIN([.B213:.F213])" office:value-type="float" office:value="61.697" calcext:value-type="float">
            <text:p/>
          </table:table-cell>
          <table:table-cell table:formula="of:=MAX([.B213:.F213])" office:value-type="float" office:value="68.502" calcext:value-type="float">
            <text:p/>
          </table:table-cell>
          <table:table-cell table:formula="of:=AVERAGE([.B213:.F213])" office:value-type="float" office:value="64.5356" calcext:value-type="float">
            <text:p/>
          </table:table-cell>
          <table:table-cell table:formula="of:=[.H213]/[.A213]" office:value-type="float" office:value="0.29102358490566" calcext:value-type="float">
            <text:p/>
          </table:table-cell>
          <table:table-cell table:formula="of:=[.I213]/[.A213]" office:value-type="float" office:value="0.323122641509434" calcext:value-type="float">
            <text:p/>
          </table:table-cell>
          <table:table-cell table:formula="of:=[.J213]/[.A213]" office:value-type="float" office:value="0.30441320754717" calcext:value-type="float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3.076" calcext:value-type="float">
            <text:p>63.076</text:p>
          </table:table-cell>
          <table:table-cell office:value-type="float" office:value="62.322" calcext:value-type="float">
            <text:p>62.322</text:p>
          </table:table-cell>
          <table:table-cell office:value-type="float" office:value="68.711" calcext:value-type="float">
            <text:p>68.711</text:p>
          </table:table-cell>
          <table:table-cell office:value-type="float" office:value="68.744" calcext:value-type="float">
            <text:p>68.744</text:p>
          </table:table-cell>
          <table:table-cell office:value-type="float" office:value="62.413" calcext:value-type="float">
            <text:p>62.413</text:p>
          </table:table-cell>
          <table:table-cell/>
          <table:table-cell table:formula="of:=MIN([.B214:.F214])" office:value-type="float" office:value="62.322" calcext:value-type="float">
            <text:p/>
          </table:table-cell>
          <table:table-cell table:formula="of:=MAX([.B214:.F214])" office:value-type="float" office:value="68.744" calcext:value-type="float">
            <text:p/>
          </table:table-cell>
          <table:table-cell table:formula="of:=AVERAGE([.B214:.F214])" office:value-type="float" office:value="65.0532" calcext:value-type="float">
            <text:p/>
          </table:table-cell>
          <table:table-cell table:formula="of:=[.H214]/[.A214]" office:value-type="float" office:value="0.292591549295775" calcext:value-type="float">
            <text:p/>
          </table:table-cell>
          <table:table-cell table:formula="of:=[.I214]/[.A214]" office:value-type="float" office:value="0.322741784037559" calcext:value-type="float">
            <text:p/>
          </table:table-cell>
          <table:table-cell table:formula="of:=[.J214]/[.A214]" office:value-type="float" office:value="0.305414084507042" calcext:value-type="float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.808" calcext:value-type="float">
            <text:p>63.808</text:p>
          </table:table-cell>
          <table:table-cell office:value-type="float" office:value="64.275" calcext:value-type="float">
            <text:p>64.275</text:p>
          </table:table-cell>
          <table:table-cell office:value-type="float" office:value="68.477" calcext:value-type="float">
            <text:p>68.477</text:p>
          </table:table-cell>
          <table:table-cell office:value-type="float" office:value="68.286" calcext:value-type="float">
            <text:p>68.286</text:p>
          </table:table-cell>
          <table:table-cell office:value-type="float" office:value="64.419" calcext:value-type="float">
            <text:p>64.419</text:p>
          </table:table-cell>
          <table:table-cell/>
          <table:table-cell table:formula="of:=MIN([.B215:.F215])" office:value-type="float" office:value="63.808" calcext:value-type="float">
            <text:p/>
          </table:table-cell>
          <table:table-cell table:formula="of:=MAX([.B215:.F215])" office:value-type="float" office:value="68.477" calcext:value-type="float">
            <text:p/>
          </table:table-cell>
          <table:table-cell table:formula="of:=AVERAGE([.B215:.F215])" office:value-type="float" office:value="65.853" calcext:value-type="float">
            <text:p/>
          </table:table-cell>
          <table:table-cell table:formula="of:=[.H215]/[.A215]" office:value-type="float" office:value="0.298168224299065" calcext:value-type="float">
            <text:p/>
          </table:table-cell>
          <table:table-cell table:formula="of:=[.I215]/[.A215]" office:value-type="float" office:value="0.319985981308411" calcext:value-type="float">
            <text:p/>
          </table:table-cell>
          <table:table-cell table:formula="of:=[.J215]/[.A215]" office:value-type="float" office:value="0.307724299065421" calcext:value-type="float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4.06" calcext:value-type="float">
            <text:p>64.06</text:p>
          </table:table-cell>
          <table:table-cell office:value-type="float" office:value="63.45" calcext:value-type="float">
            <text:p>63.45</text:p>
          </table:table-cell>
          <table:table-cell office:value-type="float" office:value="70.665" calcext:value-type="float">
            <text:p>70.665</text:p>
          </table:table-cell>
          <table:table-cell office:value-type="float" office:value="65.178" calcext:value-type="float">
            <text:p>65.178</text:p>
          </table:table-cell>
          <table:table-cell office:value-type="float" office:value="63.53" calcext:value-type="float">
            <text:p>63.53</text:p>
          </table:table-cell>
          <table:table-cell/>
          <table:table-cell table:formula="of:=MIN([.B216:.F216])" office:value-type="float" office:value="63.45" calcext:value-type="float">
            <text:p/>
          </table:table-cell>
          <table:table-cell table:formula="of:=MAX([.B216:.F216])" office:value-type="float" office:value="70.665" calcext:value-type="float">
            <text:p/>
          </table:table-cell>
          <table:table-cell table:formula="of:=AVERAGE([.B216:.F216])" office:value-type="float" office:value="65.3766" calcext:value-type="float">
            <text:p/>
          </table:table-cell>
          <table:table-cell table:formula="of:=[.H216]/[.A216]" office:value-type="float" office:value="0.295116279069767" calcext:value-type="float">
            <text:p/>
          </table:table-cell>
          <table:table-cell table:formula="of:=[.I216]/[.A216]" office:value-type="float" office:value="0.328674418604651" calcext:value-type="float">
            <text:p/>
          </table:table-cell>
          <table:table-cell table:formula="of:=[.J216]/[.A216]" office:value-type="float" office:value="0.304077209302326" calcext:value-type="float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.681" calcext:value-type="float">
            <text:p>64.681</text:p>
          </table:table-cell>
          <table:table-cell office:value-type="float" office:value="64.168" calcext:value-type="float">
            <text:p>64.168</text:p>
          </table:table-cell>
          <table:table-cell office:value-type="float" office:value="69.162" calcext:value-type="float">
            <text:p>69.162</text:p>
          </table:table-cell>
          <table:table-cell office:value-type="float" office:value="69.636" calcext:value-type="float">
            <text:p>69.636</text:p>
          </table:table-cell>
          <table:table-cell office:value-type="float" office:value="63.987" calcext:value-type="float">
            <text:p>63.987</text:p>
          </table:table-cell>
          <table:table-cell/>
          <table:table-cell table:formula="of:=MIN([.B217:.F217])" office:value-type="float" office:value="63.987" calcext:value-type="float">
            <text:p/>
          </table:table-cell>
          <table:table-cell table:formula="of:=MAX([.B217:.F217])" office:value-type="float" office:value="69.636" calcext:value-type="float">
            <text:p/>
          </table:table-cell>
          <table:table-cell table:formula="of:=AVERAGE([.B217:.F217])" office:value-type="float" office:value="66.3268" calcext:value-type="float">
            <text:p/>
          </table:table-cell>
          <table:table-cell table:formula="of:=[.H217]/[.A217]" office:value-type="float" office:value="0.296236111111111" calcext:value-type="float">
            <text:p/>
          </table:table-cell>
          <table:table-cell table:formula="of:=[.I217]/[.A217]" office:value-type="float" office:value="0.322388888888889" calcext:value-type="float">
            <text:p/>
          </table:table-cell>
          <table:table-cell table:formula="of:=[.J217]/[.A217]" office:value-type="float" office:value="0.307068518518518" calcext:value-type="float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5.456" calcext:value-type="float">
            <text:p>65.456</text:p>
          </table:table-cell>
          <table:table-cell office:value-type="float" office:value="64.722" calcext:value-type="float">
            <text:p>64.722</text:p>
          </table:table-cell>
          <table:table-cell office:value-type="float" office:value="65.107" calcext:value-type="float">
            <text:p>65.107</text:p>
          </table:table-cell>
          <table:table-cell office:value-type="float" office:value="66.396" calcext:value-type="float">
            <text:p>66.396</text:p>
          </table:table-cell>
          <table:table-cell office:value-type="float" office:value="64.597" calcext:value-type="float">
            <text:p>64.597</text:p>
          </table:table-cell>
          <table:table-cell/>
          <table:table-cell table:formula="of:=MIN([.B218:.F218])" office:value-type="float" office:value="64.597" calcext:value-type="float">
            <text:p/>
          </table:table-cell>
          <table:table-cell table:formula="of:=MAX([.B218:.F218])" office:value-type="float" office:value="66.396" calcext:value-type="float">
            <text:p/>
          </table:table-cell>
          <table:table-cell table:formula="of:=AVERAGE([.B218:.F218])" office:value-type="float" office:value="65.2556" calcext:value-type="float">
            <text:p/>
          </table:table-cell>
          <table:table-cell table:formula="of:=[.H218]/[.A218]" office:value-type="float" office:value="0.297682027649769" calcext:value-type="float">
            <text:p/>
          </table:table-cell>
          <table:table-cell table:formula="of:=[.I218]/[.A218]" office:value-type="float" office:value="0.305972350230415" calcext:value-type="float">
            <text:p/>
          </table:table-cell>
          <table:table-cell table:formula="of:=[.J218]/[.A218]" office:value-type="float" office:value="0.300717050691244" calcext:value-type="float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5.693" calcext:value-type="float">
            <text:p>65.693</text:p>
          </table:table-cell>
          <table:table-cell office:value-type="float" office:value="65.085" calcext:value-type="float">
            <text:p>65.085</text:p>
          </table:table-cell>
          <table:table-cell office:value-type="float" office:value="68.916" calcext:value-type="float">
            <text:p>68.916</text:p>
          </table:table-cell>
          <table:table-cell office:value-type="float" office:value="65.427" calcext:value-type="float">
            <text:p>65.427</text:p>
          </table:table-cell>
          <table:table-cell office:value-type="float" office:value="65.106" calcext:value-type="float">
            <text:p>65.106</text:p>
          </table:table-cell>
          <table:table-cell/>
          <table:table-cell table:formula="of:=MIN([.B219:.F219])" office:value-type="float" office:value="65.085" calcext:value-type="float">
            <text:p/>
          </table:table-cell>
          <table:table-cell table:formula="of:=MAX([.B219:.F219])" office:value-type="float" office:value="68.916" calcext:value-type="float">
            <text:p/>
          </table:table-cell>
          <table:table-cell table:formula="of:=AVERAGE([.B219:.F219])" office:value-type="float" office:value="66.0454" calcext:value-type="float">
            <text:p/>
          </table:table-cell>
          <table:table-cell table:formula="of:=[.H219]/[.A219]" office:value-type="float" office:value="0.29855504587156" calcext:value-type="float">
            <text:p/>
          </table:table-cell>
          <table:table-cell table:formula="of:=[.I219]/[.A219]" office:value-type="float" office:value="0.316128440366972" calcext:value-type="float">
            <text:p/>
          </table:table-cell>
          <table:table-cell table:formula="of:=[.J219]/[.A219]" office:value-type="float" office:value="0.302960550458716" calcext:value-type="float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.306" calcext:value-type="float">
            <text:p>66.306</text:p>
          </table:table-cell>
          <table:table-cell office:value-type="float" office:value="65.682" calcext:value-type="float">
            <text:p>65.682</text:p>
          </table:table-cell>
          <table:table-cell office:value-type="float" office:value="65.902" calcext:value-type="float">
            <text:p>65.902</text:p>
          </table:table-cell>
          <table:table-cell office:value-type="float" office:value="65.413" calcext:value-type="float">
            <text:p>65.413</text:p>
          </table:table-cell>
          <table:table-cell office:value-type="float" office:value="65.615" calcext:value-type="float">
            <text:p>65.615</text:p>
          </table:table-cell>
          <table:table-cell/>
          <table:table-cell table:formula="of:=MIN([.B220:.F220])" office:value-type="float" office:value="65.413" calcext:value-type="float">
            <text:p/>
          </table:table-cell>
          <table:table-cell table:formula="of:=MAX([.B220:.F220])" office:value-type="float" office:value="66.306" calcext:value-type="float">
            <text:p/>
          </table:table-cell>
          <table:table-cell table:formula="of:=AVERAGE([.B220:.F220])" office:value-type="float" office:value="65.7836" calcext:value-type="float">
            <text:p/>
          </table:table-cell>
          <table:table-cell table:formula="of:=[.H220]/[.A220]" office:value-type="float" office:value="0.298689497716895" calcext:value-type="float">
            <text:p/>
          </table:table-cell>
          <table:table-cell table:formula="of:=[.I220]/[.A220]" office:value-type="float" office:value="0.302767123287671" calcext:value-type="float">
            <text:p/>
          </table:table-cell>
          <table:table-cell table:formula="of:=[.J220]/[.A220]" office:value-type="float" office:value="0.300381735159817" calcext:value-type="float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.789" calcext:value-type="float">
            <text:p>66.789</text:p>
          </table:table-cell>
          <table:table-cell office:value-type="float" office:value="66.325" calcext:value-type="float">
            <text:p>66.325</text:p>
          </table:table-cell>
          <table:table-cell office:value-type="float" office:value="66.52" calcext:value-type="float">
            <text:p>66.52</text:p>
          </table:table-cell>
          <table:table-cell office:value-type="float" office:value="65.814" calcext:value-type="float">
            <text:p>65.814</text:p>
          </table:table-cell>
          <table:table-cell office:value-type="float" office:value="66.212" calcext:value-type="float">
            <text:p>66.212</text:p>
          </table:table-cell>
          <table:table-cell/>
          <table:table-cell table:formula="of:=MIN([.B221:.F221])" office:value-type="float" office:value="65.814" calcext:value-type="float">
            <text:p/>
          </table:table-cell>
          <table:table-cell table:formula="of:=MAX([.B221:.F221])" office:value-type="float" office:value="66.789" calcext:value-type="float">
            <text:p/>
          </table:table-cell>
          <table:table-cell table:formula="of:=AVERAGE([.B221:.F221])" office:value-type="float" office:value="66.332" calcext:value-type="float">
            <text:p/>
          </table:table-cell>
          <table:table-cell table:formula="of:=[.H221]/[.A221]" office:value-type="float" office:value="0.299154545454545" calcext:value-type="float">
            <text:p/>
          </table:table-cell>
          <table:table-cell table:formula="of:=[.I221]/[.A221]" office:value-type="float" office:value="0.303586363636364" calcext:value-type="float">
            <text:p/>
          </table:table-cell>
          <table:table-cell table:formula="of:=[.J221]/[.A221]" office:value-type="float" office:value="0.301509090909091" calcext:value-type="float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6.901" calcext:value-type="float">
            <text:p>66.901</text:p>
          </table:table-cell>
          <table:table-cell office:value-type="float" office:value="66.719" calcext:value-type="float">
            <text:p>66.719</text:p>
          </table:table-cell>
          <table:table-cell office:value-type="float" office:value="69.039" calcext:value-type="float">
            <text:p>69.039</text:p>
          </table:table-cell>
          <table:table-cell office:value-type="float" office:value="66.509" calcext:value-type="float">
            <text:p>66.509</text:p>
          </table:table-cell>
          <table:table-cell office:value-type="float" office:value="67.037" calcext:value-type="float">
            <text:p>67.037</text:p>
          </table:table-cell>
          <table:table-cell/>
          <table:table-cell table:formula="of:=MIN([.B222:.F222])" office:value-type="float" office:value="66.509" calcext:value-type="float">
            <text:p/>
          </table:table-cell>
          <table:table-cell table:formula="of:=MAX([.B222:.F222])" office:value-type="float" office:value="69.039" calcext:value-type="float">
            <text:p/>
          </table:table-cell>
          <table:table-cell table:formula="of:=AVERAGE([.B222:.F222])" office:value-type="float" office:value="67.241" calcext:value-type="float">
            <text:p/>
          </table:table-cell>
          <table:table-cell table:formula="of:=[.H222]/[.A222]" office:value-type="float" office:value="0.300945701357466" calcext:value-type="float">
            <text:p/>
          </table:table-cell>
          <table:table-cell table:formula="of:=[.I222]/[.A222]" office:value-type="float" office:value="0.312393665158371" calcext:value-type="float">
            <text:p/>
          </table:table-cell>
          <table:table-cell table:formula="of:=[.J222]/[.A222]" office:value-type="float" office:value="0.304257918552036" calcext:value-type="float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7.591" calcext:value-type="float">
            <text:p>67.591</text:p>
          </table:table-cell>
          <table:table-cell office:value-type="float" office:value="67.321" calcext:value-type="float">
            <text:p>67.321</text:p>
          </table:table-cell>
          <table:table-cell office:value-type="float" office:value="68.561" calcext:value-type="float">
            <text:p>68.561</text:p>
          </table:table-cell>
          <table:table-cell office:value-type="float" office:value="67.075" calcext:value-type="float">
            <text:p>67.075</text:p>
          </table:table-cell>
          <table:table-cell office:value-type="float" office:value="67.586" calcext:value-type="float">
            <text:p>67.586</text:p>
          </table:table-cell>
          <table:table-cell/>
          <table:table-cell table:formula="of:=MIN([.B223:.F223])" office:value-type="float" office:value="67.075" calcext:value-type="float">
            <text:p/>
          </table:table-cell>
          <table:table-cell table:formula="of:=MAX([.B223:.F223])" office:value-type="float" office:value="68.561" calcext:value-type="float">
            <text:p/>
          </table:table-cell>
          <table:table-cell table:formula="of:=AVERAGE([.B223:.F223])" office:value-type="float" office:value="67.6268" calcext:value-type="float">
            <text:p/>
          </table:table-cell>
          <table:table-cell table:formula="of:=[.H223]/[.A223]" office:value-type="float" office:value="0.30213963963964" calcext:value-type="float">
            <text:p/>
          </table:table-cell>
          <table:table-cell table:formula="of:=[.I223]/[.A223]" office:value-type="float" office:value="0.308833333333333" calcext:value-type="float">
            <text:p/>
          </table:table-cell>
          <table:table-cell table:formula="of:=[.J223]/[.A223]" office:value-type="float" office:value="0.304625225225225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8.457" calcext:value-type="float">
            <text:p>68.457</text:p>
          </table:table-cell>
          <table:table-cell office:value-type="float" office:value="67.823" calcext:value-type="float">
            <text:p>67.823</text:p>
          </table:table-cell>
          <table:table-cell office:value-type="float" office:value="67.691" calcext:value-type="float">
            <text:p>67.691</text:p>
          </table:table-cell>
          <table:table-cell office:value-type="float" office:value="67.884" calcext:value-type="float">
            <text:p>67.884</text:p>
          </table:table-cell>
          <table:table-cell office:value-type="float" office:value="68.008" calcext:value-type="float">
            <text:p>68.008</text:p>
          </table:table-cell>
          <table:table-cell/>
          <table:table-cell table:formula="of:=MIN([.B224:.F224])" office:value-type="float" office:value="67.691" calcext:value-type="float">
            <text:p/>
          </table:table-cell>
          <table:table-cell table:formula="of:=MAX([.B224:.F224])" office:value-type="float" office:value="68.457" calcext:value-type="float">
            <text:p/>
          </table:table-cell>
          <table:table-cell table:formula="of:=AVERAGE([.B224:.F224])" office:value-type="float" office:value="67.9726" calcext:value-type="float">
            <text:p/>
          </table:table-cell>
          <table:table-cell table:formula="of:=[.H224]/[.A224]" office:value-type="float" office:value="0.303547085201794" calcext:value-type="float">
            <text:p/>
          </table:table-cell>
          <table:table-cell table:formula="of:=[.I224]/[.A224]" office:value-type="float" office:value="0.306982062780269" calcext:value-type="float">
            <text:p/>
          </table:table-cell>
          <table:table-cell table:formula="of:=[.J224]/[.A224]" office:value-type="float" office:value="0.304809865470852" calcext:value-type="float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8.909" calcext:value-type="float">
            <text:p>68.909</text:p>
          </table:table-cell>
          <table:table-cell office:value-type="float" office:value="68.392" calcext:value-type="float">
            <text:p>68.392</text:p>
          </table:table-cell>
          <table:table-cell office:value-type="float" office:value="69.067" calcext:value-type="float">
            <text:p>69.067</text:p>
          </table:table-cell>
          <table:table-cell office:value-type="float" office:value="68.494" calcext:value-type="float">
            <text:p>68.494</text:p>
          </table:table-cell>
          <table:table-cell office:value-type="float" office:value="68.362" calcext:value-type="float">
            <text:p>68.362</text:p>
          </table:table-cell>
          <table:table-cell/>
          <table:table-cell table:formula="of:=MIN([.B225:.F225])" office:value-type="float" office:value="68.362" calcext:value-type="float">
            <text:p/>
          </table:table-cell>
          <table:table-cell table:formula="of:=MAX([.B225:.F225])" office:value-type="float" office:value="69.067" calcext:value-type="float">
            <text:p/>
          </table:table-cell>
          <table:table-cell table:formula="of:=AVERAGE([.B225:.F225])" office:value-type="float" office:value="68.6448" calcext:value-type="float">
            <text:p/>
          </table:table-cell>
          <table:table-cell table:formula="of:=[.H225]/[.A225]" office:value-type="float" office:value="0.3051875" calcext:value-type="float">
            <text:p/>
          </table:table-cell>
          <table:table-cell table:formula="of:=[.I225]/[.A225]" office:value-type="float" office:value="0.308334821428571" calcext:value-type="float">
            <text:p/>
          </table:table-cell>
          <table:table-cell table:formula="of:=[.J225]/[.A225]" office:value-type="float" office:value="0.30645" calcext:value-type="float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9.807" calcext:value-type="float">
            <text:p>69.807</text:p>
          </table:table-cell>
          <table:table-cell office:value-type="float" office:value="69.222" calcext:value-type="float">
            <text:p>69.222</text:p>
          </table:table-cell>
          <table:table-cell office:value-type="float" office:value="72.2" calcext:value-type="float">
            <text:p>72.2</text:p>
          </table:table-cell>
          <table:table-cell office:value-type="float" office:value="68.895" calcext:value-type="float">
            <text:p>68.895</text:p>
          </table:table-cell>
          <table:table-cell office:value-type="float" office:value="69.037" calcext:value-type="float">
            <text:p>69.037</text:p>
          </table:table-cell>
          <table:table-cell/>
          <table:table-cell table:formula="of:=MIN([.B226:.F226])" office:value-type="float" office:value="68.895" calcext:value-type="float">
            <text:p/>
          </table:table-cell>
          <table:table-cell table:formula="of:=MAX([.B226:.F226])" office:value-type="float" office:value="72.2" calcext:value-type="float">
            <text:p/>
          </table:table-cell>
          <table:table-cell table:formula="of:=AVERAGE([.B226:.F226])" office:value-type="float" office:value="69.8322" calcext:value-type="float">
            <text:p/>
          </table:table-cell>
          <table:table-cell table:formula="of:=[.H226]/[.A226]" office:value-type="float" office:value="0.3062" calcext:value-type="float">
            <text:p/>
          </table:table-cell>
          <table:table-cell table:formula="of:=[.I226]/[.A226]" office:value-type="float" office:value="0.320888888888889" calcext:value-type="float">
            <text:p/>
          </table:table-cell>
          <table:table-cell table:formula="of:=[.J226]/[.A226]" office:value-type="float" office:value="0.310365333333333" calcext:value-type="float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.897" calcext:value-type="float">
            <text:p>70.897</text:p>
          </table:table-cell>
          <table:table-cell office:value-type="float" office:value="72.452" calcext:value-type="float">
            <text:p>72.452</text:p>
          </table:table-cell>
          <table:table-cell office:value-type="float" office:value="76.257" calcext:value-type="float">
            <text:p>76.257</text:p>
          </table:table-cell>
          <table:table-cell office:value-type="float" office:value="69.455" calcext:value-type="float">
            <text:p>69.455</text:p>
          </table:table-cell>
          <table:table-cell office:value-type="float" office:value="70.75" calcext:value-type="float">
            <text:p>70.75</text:p>
          </table:table-cell>
          <table:table-cell/>
          <table:table-cell table:formula="of:=MIN([.B227:.F227])" office:value-type="float" office:value="69.455" calcext:value-type="float">
            <text:p/>
          </table:table-cell>
          <table:table-cell table:formula="of:=MAX([.B227:.F227])" office:value-type="float" office:value="76.257" calcext:value-type="float">
            <text:p/>
          </table:table-cell>
          <table:table-cell table:formula="of:=AVERAGE([.B227:.F227])" office:value-type="float" office:value="71.9622" calcext:value-type="float">
            <text:p/>
          </table:table-cell>
          <table:table-cell table:formula="of:=[.H227]/[.A227]" office:value-type="float" office:value="0.307323008849557" calcext:value-type="float">
            <text:p/>
          </table:table-cell>
          <table:table-cell table:formula="of:=[.I227]/[.A227]" office:value-type="float" office:value="0.337420353982301" calcext:value-type="float">
            <text:p/>
          </table:table-cell>
          <table:table-cell table:formula="of:=[.J227]/[.A227]" office:value-type="float" office:value="0.318416814159292" calcext:value-type="float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1.191" calcext:value-type="float">
            <text:p>71.191</text:p>
          </table:table-cell>
          <table:table-cell office:value-type="float" office:value="72.844" calcext:value-type="float">
            <text:p>72.844</text:p>
          </table:table-cell>
          <table:table-cell office:value-type="float" office:value="76.934" calcext:value-type="float">
            <text:p>76.934</text:p>
          </table:table-cell>
          <table:table-cell office:value-type="float" office:value="70.325" calcext:value-type="float">
            <text:p>70.325</text:p>
          </table:table-cell>
          <table:table-cell office:value-type="float" office:value="70.147" calcext:value-type="float">
            <text:p>70.147</text:p>
          </table:table-cell>
          <table:table-cell/>
          <table:table-cell table:formula="of:=MIN([.B228:.F228])" office:value-type="float" office:value="70.147" calcext:value-type="float">
            <text:p/>
          </table:table-cell>
          <table:table-cell table:formula="of:=MAX([.B228:.F228])" office:value-type="float" office:value="76.934" calcext:value-type="float">
            <text:p/>
          </table:table-cell>
          <table:table-cell table:formula="of:=AVERAGE([.B228:.F228])" office:value-type="float" office:value="72.2882" calcext:value-type="float">
            <text:p/>
          </table:table-cell>
          <table:table-cell table:formula="of:=[.H228]/[.A228]" office:value-type="float" office:value="0.309017621145374" calcext:value-type="float">
            <text:p/>
          </table:table-cell>
          <table:table-cell table:formula="of:=[.I228]/[.A228]" office:value-type="float" office:value="0.338916299559471" calcext:value-type="float">
            <text:p/>
          </table:table-cell>
          <table:table-cell table:formula="of:=[.J228]/[.A228]" office:value-type="float" office:value="0.318450220264317" calcext:value-type="float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0.973" calcext:value-type="float">
            <text:p>70.973</text:p>
          </table:table-cell>
          <table:table-cell office:value-type="float" office:value="74.483" calcext:value-type="float">
            <text:p>74.483</text:p>
          </table:table-cell>
          <table:table-cell office:value-type="float" office:value="76.364" calcext:value-type="float">
            <text:p>76.364</text:p>
          </table:table-cell>
          <table:table-cell office:value-type="float" office:value="70.511" calcext:value-type="float">
            <text:p>70.511</text:p>
          </table:table-cell>
          <table:table-cell office:value-type="float" office:value="70.939" calcext:value-type="float">
            <text:p>70.939</text:p>
          </table:table-cell>
          <table:table-cell/>
          <table:table-cell table:formula="of:=MIN([.B229:.F229])" office:value-type="float" office:value="70.511" calcext:value-type="float">
            <text:p/>
          </table:table-cell>
          <table:table-cell table:formula="of:=MAX([.B229:.F229])" office:value-type="float" office:value="76.364" calcext:value-type="float">
            <text:p/>
          </table:table-cell>
          <table:table-cell table:formula="of:=AVERAGE([.B229:.F229])" office:value-type="float" office:value="72.654" calcext:value-type="float">
            <text:p/>
          </table:table-cell>
          <table:table-cell table:formula="of:=[.H229]/[.A229]" office:value-type="float" office:value="0.309258771929825" calcext:value-type="float">
            <text:p/>
          </table:table-cell>
          <table:table-cell table:formula="of:=[.I229]/[.A229]" office:value-type="float" office:value="0.334929824561403" calcext:value-type="float">
            <text:p/>
          </table:table-cell>
          <table:table-cell table:formula="of:=[.J229]/[.A229]" office:value-type="float" office:value="0.318657894736842" calcext:value-type="float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.318" calcext:value-type="float">
            <text:p>71.318</text:p>
          </table:table-cell>
          <table:table-cell office:value-type="float" office:value="71.541" calcext:value-type="float">
            <text:p>71.541</text:p>
          </table:table-cell>
          <table:table-cell office:value-type="float" office:value="85.236" calcext:value-type="float">
            <text:p>85.236</text:p>
          </table:table-cell>
          <table:table-cell office:value-type="float" office:value="71.117" calcext:value-type="float">
            <text:p>71.117</text:p>
          </table:table-cell>
          <table:table-cell office:value-type="float" office:value="71.438" calcext:value-type="float">
            <text:p>71.438</text:p>
          </table:table-cell>
          <table:table-cell/>
          <table:table-cell table:formula="of:=MIN([.B230:.F230])" office:value-type="float" office:value="71.117" calcext:value-type="float">
            <text:p/>
          </table:table-cell>
          <table:table-cell table:formula="of:=MAX([.B230:.F230])" office:value-type="float" office:value="85.236" calcext:value-type="float">
            <text:p/>
          </table:table-cell>
          <table:table-cell table:formula="of:=AVERAGE([.B230:.F230])" office:value-type="float" office:value="74.13" calcext:value-type="float">
            <text:p/>
          </table:table-cell>
          <table:table-cell table:formula="of:=[.H230]/[.A230]" office:value-type="float" office:value="0.310554585152838" calcext:value-type="float">
            <text:p/>
          </table:table-cell>
          <table:table-cell table:formula="of:=[.I230]/[.A230]" office:value-type="float" office:value="0.3722096069869" calcext:value-type="float">
            <text:p/>
          </table:table-cell>
          <table:table-cell table:formula="of:=[.J230]/[.A230]" office:value-type="float" office:value="0.323711790393013" calcext:value-type="float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1.864" calcext:value-type="float">
            <text:p>71.864</text:p>
          </table:table-cell>
          <table:table-cell office:value-type="float" office:value="72.354" calcext:value-type="float">
            <text:p>72.354</text:p>
          </table:table-cell>
          <table:table-cell office:value-type="float" office:value="83.01" calcext:value-type="float">
            <text:p>83.01</text:p>
          </table:table-cell>
          <table:table-cell office:value-type="float" office:value="72.111" calcext:value-type="float">
            <text:p>72.111</text:p>
          </table:table-cell>
          <table:table-cell office:value-type="float" office:value="71.964" calcext:value-type="float">
            <text:p>71.964</text:p>
          </table:table-cell>
          <table:table-cell/>
          <table:table-cell table:formula="of:=MIN([.B231:.F231])" office:value-type="float" office:value="71.864" calcext:value-type="float">
            <text:p/>
          </table:table-cell>
          <table:table-cell table:formula="of:=MAX([.B231:.F231])" office:value-type="float" office:value="83.01" calcext:value-type="float">
            <text:p/>
          </table:table-cell>
          <table:table-cell table:formula="of:=AVERAGE([.B231:.F231])" office:value-type="float" office:value="74.2606" calcext:value-type="float">
            <text:p/>
          </table:table-cell>
          <table:table-cell table:formula="of:=[.H231]/[.A231]" office:value-type="float" office:value="0.312452173913043" calcext:value-type="float">
            <text:p/>
          </table:table-cell>
          <table:table-cell table:formula="of:=[.I231]/[.A231]" office:value-type="float" office:value="0.360913043478261" calcext:value-type="float">
            <text:p/>
          </table:table-cell>
          <table:table-cell table:formula="of:=[.J231]/[.A231]" office:value-type="float" office:value="0.322872173913043" calcext:value-type="float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.045" calcext:value-type="float">
            <text:p>72.045</text:p>
          </table:table-cell>
          <table:table-cell office:value-type="float" office:value="72.587" calcext:value-type="float">
            <text:p>72.587</text:p>
          </table:table-cell>
          <table:table-cell office:value-type="float" office:value="74.374" calcext:value-type="float">
            <text:p>74.374</text:p>
          </table:table-cell>
          <table:table-cell office:value-type="float" office:value="72.357" calcext:value-type="float">
            <text:p>72.357</text:p>
          </table:table-cell>
          <table:table-cell office:value-type="float" office:value="72.634" calcext:value-type="float">
            <text:p>72.634</text:p>
          </table:table-cell>
          <table:table-cell/>
          <table:table-cell table:formula="of:=MIN([.B232:.F232])" office:value-type="float" office:value="72.045" calcext:value-type="float">
            <text:p/>
          </table:table-cell>
          <table:table-cell table:formula="of:=MAX([.B232:.F232])" office:value-type="float" office:value="74.374" calcext:value-type="float">
            <text:p/>
          </table:table-cell>
          <table:table-cell table:formula="of:=AVERAGE([.B232:.F232])" office:value-type="float" office:value="72.7994" calcext:value-type="float">
            <text:p/>
          </table:table-cell>
          <table:table-cell table:formula="of:=[.H232]/[.A232]" office:value-type="float" office:value="0.311883116883117" calcext:value-type="float">
            <text:p/>
          </table:table-cell>
          <table:table-cell table:formula="of:=[.I232]/[.A232]" office:value-type="float" office:value="0.321965367965368" calcext:value-type="float">
            <text:p/>
          </table:table-cell>
          <table:table-cell table:formula="of:=[.J232]/[.A232]" office:value-type="float" office:value="0.315148917748918" calcext:value-type="float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3.225" calcext:value-type="float">
            <text:p>73.225</text:p>
          </table:table-cell>
          <table:table-cell office:value-type="float" office:value="75.589" calcext:value-type="float">
            <text:p>75.589</text:p>
          </table:table-cell>
          <table:table-cell office:value-type="float" office:value="75.209" calcext:value-type="float">
            <text:p>75.209</text:p>
          </table:table-cell>
          <table:table-cell office:value-type="float" office:value="72.812" calcext:value-type="float">
            <text:p>72.812</text:p>
          </table:table-cell>
          <table:table-cell office:value-type="float" office:value="73.337" calcext:value-type="float">
            <text:p>73.337</text:p>
          </table:table-cell>
          <table:table-cell/>
          <table:table-cell table:formula="of:=MIN([.B233:.F233])" office:value-type="float" office:value="72.812" calcext:value-type="float">
            <text:p/>
          </table:table-cell>
          <table:table-cell table:formula="of:=MAX([.B233:.F233])" office:value-type="float" office:value="75.589" calcext:value-type="float">
            <text:p/>
          </table:table-cell>
          <table:table-cell table:formula="of:=AVERAGE([.B233:.F233])" office:value-type="float" office:value="74.0344" calcext:value-type="float">
            <text:p/>
          </table:table-cell>
          <table:table-cell table:formula="of:=[.H233]/[.A233]" office:value-type="float" office:value="0.313844827586207" calcext:value-type="float">
            <text:p/>
          </table:table-cell>
          <table:table-cell table:formula="of:=[.I233]/[.A233]" office:value-type="float" office:value="0.325814655172414" calcext:value-type="float">
            <text:p/>
          </table:table-cell>
          <table:table-cell table:formula="of:=[.J233]/[.A233]" office:value-type="float" office:value="0.319113793103448" calcext:value-type="float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4.079" calcext:value-type="float">
            <text:p>74.079</text:p>
          </table:table-cell>
          <table:table-cell office:value-type="float" office:value="73.862" calcext:value-type="float">
            <text:p>73.862</text:p>
          </table:table-cell>
          <table:table-cell office:value-type="float" office:value="76.428" calcext:value-type="float">
            <text:p>76.428</text:p>
          </table:table-cell>
          <table:table-cell office:value-type="float" office:value="73.293" calcext:value-type="float">
            <text:p>73.293</text:p>
          </table:table-cell>
          <table:table-cell office:value-type="float" office:value="73.619" calcext:value-type="float">
            <text:p>73.619</text:p>
          </table:table-cell>
          <table:table-cell/>
          <table:table-cell table:formula="of:=MIN([.B234:.F234])" office:value-type="float" office:value="73.293" calcext:value-type="float">
            <text:p/>
          </table:table-cell>
          <table:table-cell table:formula="of:=MAX([.B234:.F234])" office:value-type="float" office:value="76.428" calcext:value-type="float">
            <text:p/>
          </table:table-cell>
          <table:table-cell table:formula="of:=AVERAGE([.B234:.F234])" office:value-type="float" office:value="74.2562" calcext:value-type="float">
            <text:p/>
          </table:table-cell>
          <table:table-cell table:formula="of:=[.H234]/[.A234]" office:value-type="float" office:value="0.314562231759657" calcext:value-type="float">
            <text:p/>
          </table:table-cell>
          <table:table-cell table:formula="of:=[.I234]/[.A234]" office:value-type="float" office:value="0.328017167381974" calcext:value-type="float">
            <text:p/>
          </table:table-cell>
          <table:table-cell table:formula="of:=[.J234]/[.A234]" office:value-type="float" office:value="0.318696137339056" calcext:value-type="float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.133" calcext:value-type="float">
            <text:p>74.133</text:p>
          </table:table-cell>
          <table:table-cell office:value-type="float" office:value="76.763" calcext:value-type="float">
            <text:p>76.763</text:p>
          </table:table-cell>
          <table:table-cell office:value-type="float" office:value="75.469" calcext:value-type="float">
            <text:p>75.469</text:p>
          </table:table-cell>
          <table:table-cell office:value-type="float" office:value="74.032" calcext:value-type="float">
            <text:p>74.032</text:p>
          </table:table-cell>
          <table:table-cell office:value-type="float" office:value="74.401" calcext:value-type="float">
            <text:p>74.401</text:p>
          </table:table-cell>
          <table:table-cell/>
          <table:table-cell table:formula="of:=MIN([.B235:.F235])" office:value-type="float" office:value="74.032" calcext:value-type="float">
            <text:p/>
          </table:table-cell>
          <table:table-cell table:formula="of:=MAX([.B235:.F235])" office:value-type="float" office:value="76.763" calcext:value-type="float">
            <text:p/>
          </table:table-cell>
          <table:table-cell table:formula="of:=AVERAGE([.B235:.F235])" office:value-type="float" office:value="74.9596" calcext:value-type="float">
            <text:p/>
          </table:table-cell>
          <table:table-cell table:formula="of:=[.H235]/[.A235]" office:value-type="float" office:value="0.316376068376068" calcext:value-type="float">
            <text:p/>
          </table:table-cell>
          <table:table-cell table:formula="of:=[.I235]/[.A235]" office:value-type="float" office:value="0.328047008547009" calcext:value-type="float">
            <text:p/>
          </table:table-cell>
          <table:table-cell table:formula="of:=[.J235]/[.A235]" office:value-type="float" office:value="0.320340170940171" calcext:value-type="float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4.604" calcext:value-type="float">
            <text:p>74.604</text:p>
          </table:table-cell>
          <table:table-cell office:value-type="float" office:value="78.976" calcext:value-type="float">
            <text:p>78.976</text:p>
          </table:table-cell>
          <table:table-cell office:value-type="float" office:value="77.062" calcext:value-type="float">
            <text:p>77.062</text:p>
          </table:table-cell>
          <table:table-cell office:value-type="float" office:value="74.815" calcext:value-type="float">
            <text:p>74.815</text:p>
          </table:table-cell>
          <table:table-cell office:value-type="float" office:value="74.868" calcext:value-type="float">
            <text:p>74.868</text:p>
          </table:table-cell>
          <table:table-cell/>
          <table:table-cell table:formula="of:=MIN([.B236:.F236])" office:value-type="float" office:value="74.604" calcext:value-type="float">
            <text:p/>
          </table:table-cell>
          <table:table-cell table:formula="of:=MAX([.B236:.F236])" office:value-type="float" office:value="78.976" calcext:value-type="float">
            <text:p/>
          </table:table-cell>
          <table:table-cell table:formula="of:=AVERAGE([.B236:.F236])" office:value-type="float" office:value="76.065" calcext:value-type="float">
            <text:p/>
          </table:table-cell>
          <table:table-cell table:formula="of:=[.H236]/[.A236]" office:value-type="float" office:value="0.317463829787234" calcext:value-type="float">
            <text:p/>
          </table:table-cell>
          <table:table-cell table:formula="of:=[.I236]/[.A236]" office:value-type="float" office:value="0.336068085106383" calcext:value-type="float">
            <text:p/>
          </table:table-cell>
          <table:table-cell table:formula="of:=[.J236]/[.A236]" office:value-type="float" office:value="0.32368085106383" calcext:value-type="float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.346" calcext:value-type="float">
            <text:p>75.346</text:p>
          </table:table-cell>
          <table:table-cell office:value-type="float" office:value="82.078" calcext:value-type="float">
            <text:p>82.078</text:p>
          </table:table-cell>
          <table:table-cell office:value-type="float" office:value="75.698" calcext:value-type="float">
            <text:p>75.698</text:p>
          </table:table-cell>
          <table:table-cell office:value-type="float" office:value="75.618" calcext:value-type="float">
            <text:p>75.618</text:p>
          </table:table-cell>
          <table:table-cell office:value-type="float" office:value="75.502" calcext:value-type="float">
            <text:p>75.502</text:p>
          </table:table-cell>
          <table:table-cell/>
          <table:table-cell table:formula="of:=MIN([.B237:.F237])" office:value-type="float" office:value="75.346" calcext:value-type="float">
            <text:p/>
          </table:table-cell>
          <table:table-cell table:formula="of:=MAX([.B237:.F237])" office:value-type="float" office:value="82.078" calcext:value-type="float">
            <text:p/>
          </table:table-cell>
          <table:table-cell table:formula="of:=AVERAGE([.B237:.F237])" office:value-type="float" office:value="76.8484" calcext:value-type="float">
            <text:p/>
          </table:table-cell>
          <table:table-cell table:formula="of:=[.H237]/[.A237]" office:value-type="float" office:value="0.319262711864407" calcext:value-type="float">
            <text:p/>
          </table:table-cell>
          <table:table-cell table:formula="of:=[.I237]/[.A237]" office:value-type="float" office:value="0.34778813559322" calcext:value-type="float">
            <text:p/>
          </table:table-cell>
          <table:table-cell table:formula="of:=[.J237]/[.A237]" office:value-type="float" office:value="0.325628813559322" calcext:value-type="float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6.093" calcext:value-type="float">
            <text:p>76.093</text:p>
          </table:table-cell>
          <table:table-cell office:value-type="float" office:value="83.64" calcext:value-type="float">
            <text:p>83.64</text:p>
          </table:table-cell>
          <table:table-cell office:value-type="float" office:value="76.441" calcext:value-type="float">
            <text:p>76.441</text:p>
          </table:table-cell>
          <table:table-cell office:value-type="float" office:value="77.747" calcext:value-type="float">
            <text:p>77.747</text:p>
          </table:table-cell>
          <table:table-cell office:value-type="float" office:value="77.63" calcext:value-type="float">
            <text:p>77.63</text:p>
          </table:table-cell>
          <table:table-cell/>
          <table:table-cell table:formula="of:=MIN([.B238:.F238])" office:value-type="float" office:value="76.093" calcext:value-type="float">
            <text:p/>
          </table:table-cell>
          <table:table-cell table:formula="of:=MAX([.B238:.F238])" office:value-type="float" office:value="83.64" calcext:value-type="float">
            <text:p/>
          </table:table-cell>
          <table:table-cell table:formula="of:=AVERAGE([.B238:.F238])" office:value-type="float" office:value="78.3102" calcext:value-type="float">
            <text:p/>
          </table:table-cell>
          <table:table-cell table:formula="of:=[.H238]/[.A238]" office:value-type="float" office:value="0.321067510548523" calcext:value-type="float">
            <text:p/>
          </table:table-cell>
          <table:table-cell table:formula="of:=[.I238]/[.A238]" office:value-type="float" office:value="0.352911392405063" calcext:value-type="float">
            <text:p/>
          </table:table-cell>
          <table:table-cell table:formula="of:=[.J238]/[.A238]" office:value-type="float" office:value="0.330422784810127" calcext:value-type="float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6.889" calcext:value-type="float">
            <text:p>76.889</text:p>
          </table:table-cell>
          <table:table-cell office:value-type="float" office:value="82.079" calcext:value-type="float">
            <text:p>82.079</text:p>
          </table:table-cell>
          <table:table-cell office:value-type="float" office:value="77.979" calcext:value-type="float">
            <text:p>77.979</text:p>
          </table:table-cell>
          <table:table-cell office:value-type="float" office:value="76.441" calcext:value-type="float">
            <text:p>76.441</text:p>
          </table:table-cell>
          <table:table-cell office:value-type="float" office:value="76.545" calcext:value-type="float">
            <text:p>76.545</text:p>
          </table:table-cell>
          <table:table-cell/>
          <table:table-cell table:formula="of:=MIN([.B239:.F239])" office:value-type="float" office:value="76.441" calcext:value-type="float">
            <text:p/>
          </table:table-cell>
          <table:table-cell table:formula="of:=MAX([.B239:.F239])" office:value-type="float" office:value="82.079" calcext:value-type="float">
            <text:p/>
          </table:table-cell>
          <table:table-cell table:formula="of:=AVERAGE([.B239:.F239])" office:value-type="float" office:value="77.9866" calcext:value-type="float">
            <text:p/>
          </table:table-cell>
          <table:table-cell table:formula="of:=[.H239]/[.A239]" office:value-type="float" office:value="0.321180672268908" calcext:value-type="float">
            <text:p/>
          </table:table-cell>
          <table:table-cell table:formula="of:=[.I239]/[.A239]" office:value-type="float" office:value="0.34486974789916" calcext:value-type="float">
            <text:p/>
          </table:table-cell>
          <table:table-cell table:formula="of:=[.J239]/[.A239]" office:value-type="float" office:value="0.327674789915966" calcext:value-type="float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7.389" calcext:value-type="float">
            <text:p>77.389</text:p>
          </table:table-cell>
          <table:table-cell office:value-type="float" office:value="78.882" calcext:value-type="float">
            <text:p>78.882</text:p>
          </table:table-cell>
          <table:table-cell office:value-type="float" office:value="77.386" calcext:value-type="float">
            <text:p>77.386</text:p>
          </table:table-cell>
          <table:table-cell office:value-type="float" office:value="76.939" calcext:value-type="float">
            <text:p>76.939</text:p>
          </table:table-cell>
          <table:table-cell office:value-type="float" office:value="77.418" calcext:value-type="float">
            <text:p>77.418</text:p>
          </table:table-cell>
          <table:table-cell/>
          <table:table-cell table:formula="of:=MIN([.B240:.F240])" office:value-type="float" office:value="76.939" calcext:value-type="float">
            <text:p/>
          </table:table-cell>
          <table:table-cell table:formula="of:=MAX([.B240:.F240])" office:value-type="float" office:value="78.882" calcext:value-type="float">
            <text:p/>
          </table:table-cell>
          <table:table-cell table:formula="of:=AVERAGE([.B240:.F240])" office:value-type="float" office:value="77.6028" calcext:value-type="float">
            <text:p/>
          </table:table-cell>
          <table:table-cell table:formula="of:=[.H240]/[.A240]" office:value-type="float" office:value="0.32192050209205" calcext:value-type="float">
            <text:p/>
          </table:table-cell>
          <table:table-cell table:formula="of:=[.I240]/[.A240]" office:value-type="float" office:value="0.330050209205021" calcext:value-type="float">
            <text:p/>
          </table:table-cell>
          <table:table-cell table:formula="of:=[.J240]/[.A240]" office:value-type="float" office:value="0.324697907949791" calcext:value-type="float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.804" calcext:value-type="float">
            <text:p>77.804</text:p>
          </table:table-cell>
          <table:table-cell office:value-type="float" office:value="80.39" calcext:value-type="float">
            <text:p>80.39</text:p>
          </table:table-cell>
          <table:table-cell office:value-type="float" office:value="77.948" calcext:value-type="float">
            <text:p>77.948</text:p>
          </table:table-cell>
          <table:table-cell office:value-type="float" office:value="78.323" calcext:value-type="float">
            <text:p>78.323</text:p>
          </table:table-cell>
          <table:table-cell office:value-type="float" office:value="78.014" calcext:value-type="float">
            <text:p>78.014</text:p>
          </table:table-cell>
          <table:table-cell/>
          <table:table-cell table:formula="of:=MIN([.B241:.F241])" office:value-type="float" office:value="77.804" calcext:value-type="float">
            <text:p/>
          </table:table-cell>
          <table:table-cell table:formula="of:=MAX([.B241:.F241])" office:value-type="float" office:value="80.39" calcext:value-type="float">
            <text:p/>
          </table:table-cell>
          <table:table-cell table:formula="of:=AVERAGE([.B241:.F241])" office:value-type="float" office:value="78.4958" calcext:value-type="float">
            <text:p/>
          </table:table-cell>
          <table:table-cell table:formula="of:=[.H241]/[.A241]" office:value-type="float" office:value="0.324183333333333" calcext:value-type="float">
            <text:p/>
          </table:table-cell>
          <table:table-cell table:formula="of:=[.I241]/[.A241]" office:value-type="float" office:value="0.334958333333333" calcext:value-type="float">
            <text:p/>
          </table:table-cell>
          <table:table-cell table:formula="of:=[.J241]/[.A241]" office:value-type="float" office:value="0.327065833333333" calcext:value-type="float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8.421" calcext:value-type="float">
            <text:p>78.421</text:p>
          </table:table-cell>
          <table:table-cell office:value-type="float" office:value="78.408" calcext:value-type="float">
            <text:p>78.408</text:p>
          </table:table-cell>
          <table:table-cell office:value-type="float" office:value="79.133" calcext:value-type="float">
            <text:p>79.133</text:p>
          </table:table-cell>
          <table:table-cell office:value-type="float" office:value="79.197" calcext:value-type="float">
            <text:p>79.197</text:p>
          </table:table-cell>
          <table:table-cell office:value-type="float" office:value="78.582" calcext:value-type="float">
            <text:p>78.582</text:p>
          </table:table-cell>
          <table:table-cell/>
          <table:table-cell table:formula="of:=MIN([.B242:.F242])" office:value-type="float" office:value="78.408" calcext:value-type="float">
            <text:p/>
          </table:table-cell>
          <table:table-cell table:formula="of:=MAX([.B242:.F242])" office:value-type="float" office:value="79.197" calcext:value-type="float">
            <text:p/>
          </table:table-cell>
          <table:table-cell table:formula="of:=AVERAGE([.B242:.F242])" office:value-type="float" office:value="78.7482" calcext:value-type="float">
            <text:p/>
          </table:table-cell>
          <table:table-cell table:formula="of:=[.H242]/[.A242]" office:value-type="float" office:value="0.325344398340249" calcext:value-type="float">
            <text:p/>
          </table:table-cell>
          <table:table-cell table:formula="of:=[.I242]/[.A242]" office:value-type="float" office:value="0.328618257261411" calcext:value-type="float">
            <text:p/>
          </table:table-cell>
          <table:table-cell table:formula="of:=[.J242]/[.A242]" office:value-type="float" office:value="0.32675601659751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8.932" calcext:value-type="float">
            <text:p>78.932</text:p>
          </table:table-cell>
          <table:table-cell office:value-type="float" office:value="80.042" calcext:value-type="float">
            <text:p>80.042</text:p>
          </table:table-cell>
          <table:table-cell office:value-type="float" office:value="79.144" calcext:value-type="float">
            <text:p>79.144</text:p>
          </table:table-cell>
          <table:table-cell office:value-type="float" office:value="79.692" calcext:value-type="float">
            <text:p>79.692</text:p>
          </table:table-cell>
          <table:table-cell office:value-type="float" office:value="79.195" calcext:value-type="float">
            <text:p>79.195</text:p>
          </table:table-cell>
          <table:table-cell/>
          <table:table-cell table:formula="of:=MIN([.B243:.F243])" office:value-type="float" office:value="78.932" calcext:value-type="float">
            <text:p/>
          </table:table-cell>
          <table:table-cell table:formula="of:=MAX([.B243:.F243])" office:value-type="float" office:value="80.042" calcext:value-type="float">
            <text:p/>
          </table:table-cell>
          <table:table-cell table:formula="of:=AVERAGE([.B243:.F243])" office:value-type="float" office:value="79.401" calcext:value-type="float">
            <text:p/>
          </table:table-cell>
          <table:table-cell table:formula="of:=[.H243]/[.A243]" office:value-type="float" office:value="0.326165289256198" calcext:value-type="float">
            <text:p/>
          </table:table-cell>
          <table:table-cell table:formula="of:=[.I243]/[.A243]" office:value-type="float" office:value="0.330752066115702" calcext:value-type="float">
            <text:p/>
          </table:table-cell>
          <table:table-cell table:formula="of:=[.J243]/[.A243]" office:value-type="float" office:value="0.328103305785124" calcext:value-type="float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9.654" calcext:value-type="float">
            <text:p>79.654</text:p>
          </table:table-cell>
          <table:table-cell office:value-type="float" office:value="83.709" calcext:value-type="float">
            <text:p>83.709</text:p>
          </table:table-cell>
          <table:table-cell office:value-type="float" office:value="79.626" calcext:value-type="float">
            <text:p>79.626</text:p>
          </table:table-cell>
          <table:table-cell office:value-type="float" office:value="80.469" calcext:value-type="float">
            <text:p>80.469</text:p>
          </table:table-cell>
          <table:table-cell office:value-type="float" office:value="79.945" calcext:value-type="float">
            <text:p>79.945</text:p>
          </table:table-cell>
          <table:table-cell/>
          <table:table-cell table:formula="of:=MIN([.B244:.F244])" office:value-type="float" office:value="79.626" calcext:value-type="float">
            <text:p/>
          </table:table-cell>
          <table:table-cell table:formula="of:=MAX([.B244:.F244])" office:value-type="float" office:value="83.709" calcext:value-type="float">
            <text:p/>
          </table:table-cell>
          <table:table-cell table:formula="of:=AVERAGE([.B244:.F244])" office:value-type="float" office:value="80.6806" calcext:value-type="float">
            <text:p/>
          </table:table-cell>
          <table:table-cell table:formula="of:=[.H244]/[.A244]" office:value-type="float" office:value="0.327679012345679" calcext:value-type="float">
            <text:p/>
          </table:table-cell>
          <table:table-cell table:formula="of:=[.I244]/[.A244]" office:value-type="float" office:value="0.344481481481481" calcext:value-type="float">
            <text:p/>
          </table:table-cell>
          <table:table-cell table:formula="of:=[.J244]/[.A244]" office:value-type="float" office:value="0.332018930041152" calcext:value-type="float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.295" calcext:value-type="float">
            <text:p>80.295</text:p>
          </table:table-cell>
          <table:table-cell office:value-type="float" office:value="85.603" calcext:value-type="float">
            <text:p>85.603</text:p>
          </table:table-cell>
          <table:table-cell office:value-type="float" office:value="81.078" calcext:value-type="float">
            <text:p>81.078</text:p>
          </table:table-cell>
          <table:table-cell office:value-type="float" office:value="80.954" calcext:value-type="float">
            <text:p>80.954</text:p>
          </table:table-cell>
          <table:table-cell office:value-type="float" office:value="80.461" calcext:value-type="float">
            <text:p>80.461</text:p>
          </table:table-cell>
          <table:table-cell/>
          <table:table-cell table:formula="of:=MIN([.B245:.F245])" office:value-type="float" office:value="80.295" calcext:value-type="float">
            <text:p/>
          </table:table-cell>
          <table:table-cell table:formula="of:=MAX([.B245:.F245])" office:value-type="float" office:value="85.603" calcext:value-type="float">
            <text:p/>
          </table:table-cell>
          <table:table-cell table:formula="of:=AVERAGE([.B245:.F245])" office:value-type="float" office:value="81.6782" calcext:value-type="float">
            <text:p/>
          </table:table-cell>
          <table:table-cell table:formula="of:=[.H245]/[.A245]" office:value-type="float" office:value="0.329077868852459" calcext:value-type="float">
            <text:p/>
          </table:table-cell>
          <table:table-cell table:formula="of:=[.I245]/[.A245]" office:value-type="float" office:value="0.350831967213115" calcext:value-type="float">
            <text:p/>
          </table:table-cell>
          <table:table-cell table:formula="of:=[.J245]/[.A245]" office:value-type="float" office:value="0.334746721311475" calcext:value-type="float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.954" calcext:value-type="float">
            <text:p>80.954</text:p>
          </table:table-cell>
          <table:table-cell office:value-type="float" office:value="83.843" calcext:value-type="float">
            <text:p>83.843</text:p>
          </table:table-cell>
          <table:table-cell office:value-type="float" office:value="81.768" calcext:value-type="float">
            <text:p>81.768</text:p>
          </table:table-cell>
          <table:table-cell office:value-type="float" office:value="81.407" calcext:value-type="float">
            <text:p>81.407</text:p>
          </table:table-cell>
          <table:table-cell office:value-type="float" office:value="81.161" calcext:value-type="float">
            <text:p>81.161</text:p>
          </table:table-cell>
          <table:table-cell/>
          <table:table-cell table:formula="of:=MIN([.B246:.F246])" office:value-type="float" office:value="80.954" calcext:value-type="float">
            <text:p/>
          </table:table-cell>
          <table:table-cell table:formula="of:=MAX([.B246:.F246])" office:value-type="float" office:value="83.843" calcext:value-type="float">
            <text:p/>
          </table:table-cell>
          <table:table-cell table:formula="of:=AVERAGE([.B246:.F246])" office:value-type="float" office:value="81.8266" calcext:value-type="float">
            <text:p/>
          </table:table-cell>
          <table:table-cell table:formula="of:=[.H246]/[.A246]" office:value-type="float" office:value="0.330424489795918" calcext:value-type="float">
            <text:p/>
          </table:table-cell>
          <table:table-cell table:formula="of:=[.I246]/[.A246]" office:value-type="float" office:value="0.342216326530612" calcext:value-type="float">
            <text:p/>
          </table:table-cell>
          <table:table-cell table:formula="of:=[.J246]/[.A246]" office:value-type="float" office:value="0.33398612244898" calcext:value-type="float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1.807" calcext:value-type="float">
            <text:p>81.807</text:p>
          </table:table-cell>
          <table:table-cell office:value-type="float" office:value="81.902" calcext:value-type="float">
            <text:p>81.902</text:p>
          </table:table-cell>
          <table:table-cell office:value-type="float" office:value="82.961" calcext:value-type="float">
            <text:p>82.961</text:p>
          </table:table-cell>
          <table:table-cell office:value-type="float" office:value="82.314" calcext:value-type="float">
            <text:p>82.314</text:p>
          </table:table-cell>
          <table:table-cell office:value-type="float" office:value="81.797" calcext:value-type="float">
            <text:p>81.797</text:p>
          </table:table-cell>
          <table:table-cell/>
          <table:table-cell table:formula="of:=MIN([.B247:.F247])" office:value-type="float" office:value="81.797" calcext:value-type="float">
            <text:p/>
          </table:table-cell>
          <table:table-cell table:formula="of:=MAX([.B247:.F247])" office:value-type="float" office:value="82.961" calcext:value-type="float">
            <text:p/>
          </table:table-cell>
          <table:table-cell table:formula="of:=AVERAGE([.B247:.F247])" office:value-type="float" office:value="82.1562" calcext:value-type="float">
            <text:p/>
          </table:table-cell>
          <table:table-cell table:formula="of:=[.H247]/[.A247]" office:value-type="float" office:value="0.332508130081301" calcext:value-type="float">
            <text:p/>
          </table:table-cell>
          <table:table-cell table:formula="of:=[.I247]/[.A247]" office:value-type="float" office:value="0.337239837398374" calcext:value-type="float">
            <text:p/>
          </table:table-cell>
          <table:table-cell table:formula="of:=[.J247]/[.A247]" office:value-type="float" office:value="0.333968292682927" calcext:value-type="float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1.926" calcext:value-type="float">
            <text:p>81.926</text:p>
          </table:table-cell>
          <table:table-cell office:value-type="float" office:value="83.742" calcext:value-type="float">
            <text:p>83.742</text:p>
          </table:table-cell>
          <table:table-cell office:value-type="float" office:value="90.279" calcext:value-type="float">
            <text:p>90.279</text:p>
          </table:table-cell>
          <table:table-cell office:value-type="float" office:value="83.14" calcext:value-type="float">
            <text:p>83.14</text:p>
          </table:table-cell>
          <table:table-cell office:value-type="float" office:value="82.567" calcext:value-type="float">
            <text:p>82.567</text:p>
          </table:table-cell>
          <table:table-cell/>
          <table:table-cell table:formula="of:=MIN([.B248:.F248])" office:value-type="float" office:value="81.926" calcext:value-type="float">
            <text:p/>
          </table:table-cell>
          <table:table-cell table:formula="of:=MAX([.B248:.F248])" office:value-type="float" office:value="90.279" calcext:value-type="float">
            <text:p/>
          </table:table-cell>
          <table:table-cell table:formula="of:=AVERAGE([.B248:.F248])" office:value-type="float" office:value="84.3308" calcext:value-type="float">
            <text:p/>
          </table:table-cell>
          <table:table-cell table:formula="of:=[.H248]/[.A248]" office:value-type="float" office:value="0.331684210526316" calcext:value-type="float">
            <text:p/>
          </table:table-cell>
          <table:table-cell table:formula="of:=[.I248]/[.A248]" office:value-type="float" office:value="0.365502024291498" calcext:value-type="float">
            <text:p/>
          </table:table-cell>
          <table:table-cell table:formula="of:=[.J248]/[.A248]" office:value-type="float" office:value="0.34142024291498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3.132" calcext:value-type="float">
            <text:p>83.132</text:p>
          </table:table-cell>
          <table:table-cell office:value-type="float" office:value="90.415" calcext:value-type="float">
            <text:p>90.415</text:p>
          </table:table-cell>
          <table:table-cell office:value-type="float" office:value="90.751" calcext:value-type="float">
            <text:p>90.751</text:p>
          </table:table-cell>
          <table:table-cell office:value-type="float" office:value="84.691" calcext:value-type="float">
            <text:p>84.691</text:p>
          </table:table-cell>
          <table:table-cell office:value-type="float" office:value="84.244" calcext:value-type="float">
            <text:p>84.244</text:p>
          </table:table-cell>
          <table:table-cell/>
          <table:table-cell table:formula="of:=MIN([.B249:.F249])" office:value-type="float" office:value="83.132" calcext:value-type="float">
            <text:p/>
          </table:table-cell>
          <table:table-cell table:formula="of:=MAX([.B249:.F249])" office:value-type="float" office:value="90.751" calcext:value-type="float">
            <text:p/>
          </table:table-cell>
          <table:table-cell table:formula="of:=AVERAGE([.B249:.F249])" office:value-type="float" office:value="86.6466" calcext:value-type="float">
            <text:p/>
          </table:table-cell>
          <table:table-cell table:formula="of:=[.H249]/[.A249]" office:value-type="float" office:value="0.335209677419355" calcext:value-type="float">
            <text:p/>
          </table:table-cell>
          <table:table-cell table:formula="of:=[.I249]/[.A249]" office:value-type="float" office:value="0.365931451612903" calcext:value-type="float">
            <text:p/>
          </table:table-cell>
          <table:table-cell table:formula="of:=[.J249]/[.A249]" office:value-type="float" office:value="0.349381451612903" calcext:value-type="float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5.024" calcext:value-type="float">
            <text:p>85.024</text:p>
          </table:table-cell>
          <table:table-cell office:value-type="float" office:value="96.24" calcext:value-type="float">
            <text:p>96.24</text:p>
          </table:table-cell>
          <table:table-cell office:value-type="float" office:value="92.473" calcext:value-type="float">
            <text:p>92.473</text:p>
          </table:table-cell>
          <table:table-cell office:value-type="float" office:value="84.332" calcext:value-type="float">
            <text:p>84.332</text:p>
          </table:table-cell>
          <table:table-cell office:value-type="float" office:value="83.592" calcext:value-type="float">
            <text:p>83.592</text:p>
          </table:table-cell>
          <table:table-cell/>
          <table:table-cell table:formula="of:=MIN([.B250:.F250])" office:value-type="float" office:value="83.592" calcext:value-type="float">
            <text:p/>
          </table:table-cell>
          <table:table-cell table:formula="of:=MAX([.B250:.F250])" office:value-type="float" office:value="96.24" calcext:value-type="float">
            <text:p/>
          </table:table-cell>
          <table:table-cell table:formula="of:=AVERAGE([.B250:.F250])" office:value-type="float" office:value="88.3322" calcext:value-type="float">
            <text:p/>
          </table:table-cell>
          <table:table-cell table:formula="of:=[.H250]/[.A250]" office:value-type="float" office:value="0.335710843373494" calcext:value-type="float">
            <text:p/>
          </table:table-cell>
          <table:table-cell table:formula="of:=[.I250]/[.A250]" office:value-type="float" office:value="0.386506024096385" calcext:value-type="float">
            <text:p/>
          </table:table-cell>
          <table:table-cell table:formula="of:=[.J250]/[.A250]" office:value-type="float" office:value="0.354747791164659" calcext:value-type="float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3.867" calcext:value-type="float">
            <text:p>83.867</text:p>
          </table:table-cell>
          <table:table-cell office:value-type="float" office:value="85.38" calcext:value-type="float">
            <text:p>85.38</text:p>
          </table:table-cell>
          <table:table-cell office:value-type="float" office:value="93.18" calcext:value-type="float">
            <text:p>93.18</text:p>
          </table:table-cell>
          <table:table-cell office:value-type="float" office:value="84.855" calcext:value-type="float">
            <text:p>84.855</text:p>
          </table:table-cell>
          <table:table-cell office:value-type="float" office:value="84.121" calcext:value-type="float">
            <text:p>84.121</text:p>
          </table:table-cell>
          <table:table-cell/>
          <table:table-cell table:formula="of:=MIN([.B251:.F251])" office:value-type="float" office:value="83.867" calcext:value-type="float">
            <text:p/>
          </table:table-cell>
          <table:table-cell table:formula="of:=MAX([.B251:.F251])" office:value-type="float" office:value="93.18" calcext:value-type="float">
            <text:p/>
          </table:table-cell>
          <table:table-cell table:formula="of:=AVERAGE([.B251:.F251])" office:value-type="float" office:value="86.2806" calcext:value-type="float">
            <text:p/>
          </table:table-cell>
          <table:table-cell table:formula="of:=[.H251]/[.A251]" office:value-type="float" office:value="0.335468" calcext:value-type="float">
            <text:p/>
          </table:table-cell>
          <table:table-cell table:formula="of:=[.I251]/[.A251]" office:value-type="float" office:value="0.37272" calcext:value-type="float">
            <text:p/>
          </table:table-cell>
          <table:table-cell table:formula="of:=[.J251]/[.A251]" office:value-type="float" office:value="0.3451224" calcext:value-type="float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4.615" calcext:value-type="float">
            <text:p>84.615</text:p>
          </table:table-cell>
          <table:table-cell office:value-type="float" office:value="86.576" calcext:value-type="float">
            <text:p>86.576</text:p>
          </table:table-cell>
          <table:table-cell office:value-type="float" office:value="88.538" calcext:value-type="float">
            <text:p>88.538</text:p>
          </table:table-cell>
          <table:table-cell office:value-type="float" office:value="85.367" calcext:value-type="float">
            <text:p>85.367</text:p>
          </table:table-cell>
          <table:table-cell office:value-type="float" office:value="84.862" calcext:value-type="float">
            <text:p>84.862</text:p>
          </table:table-cell>
          <table:table-cell/>
          <table:table-cell table:formula="of:=MIN([.B252:.F252])" office:value-type="float" office:value="84.615" calcext:value-type="float">
            <text:p/>
          </table:table-cell>
          <table:table-cell table:formula="of:=MAX([.B252:.F252])" office:value-type="float" office:value="88.538" calcext:value-type="float">
            <text:p/>
          </table:table-cell>
          <table:table-cell table:formula="of:=AVERAGE([.B252:.F252])" office:value-type="float" office:value="85.9916" calcext:value-type="float">
            <text:p/>
          </table:table-cell>
          <table:table-cell table:formula="of:=[.H252]/[.A252]" office:value-type="float" office:value="0.33711155378486" calcext:value-type="float">
            <text:p/>
          </table:table-cell>
          <table:table-cell table:formula="of:=[.I252]/[.A252]" office:value-type="float" office:value="0.352741035856574" calcext:value-type="float">
            <text:p/>
          </table:table-cell>
          <table:table-cell table:formula="of:=[.J252]/[.A252]" office:value-type="float" office:value="0.342596015936255" calcext:value-type="float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5.232" calcext:value-type="float">
            <text:p>85.232</text:p>
          </table:table-cell>
          <table:table-cell office:value-type="float" office:value="88.25" calcext:value-type="float">
            <text:p>88.25</text:p>
          </table:table-cell>
          <table:table-cell office:value-type="float" office:value="89.882" calcext:value-type="float">
            <text:p>89.882</text:p>
          </table:table-cell>
          <table:table-cell office:value-type="float" office:value="86.218" calcext:value-type="float">
            <text:p>86.218</text:p>
          </table:table-cell>
          <table:table-cell office:value-type="float" office:value="85.649" calcext:value-type="float">
            <text:p>85.649</text:p>
          </table:table-cell>
          <table:table-cell/>
          <table:table-cell table:formula="of:=MIN([.B253:.F253])" office:value-type="float" office:value="85.232" calcext:value-type="float">
            <text:p/>
          </table:table-cell>
          <table:table-cell table:formula="of:=MAX([.B253:.F253])" office:value-type="float" office:value="89.882" calcext:value-type="float">
            <text:p/>
          </table:table-cell>
          <table:table-cell table:formula="of:=AVERAGE([.B253:.F253])" office:value-type="float" office:value="87.0462" calcext:value-type="float">
            <text:p/>
          </table:table-cell>
          <table:table-cell table:formula="of:=[.H253]/[.A253]" office:value-type="float" office:value="0.338222222222222" calcext:value-type="float">
            <text:p/>
          </table:table-cell>
          <table:table-cell table:formula="of:=[.I253]/[.A253]" office:value-type="float" office:value="0.356674603174603" calcext:value-type="float">
            <text:p/>
          </table:table-cell>
          <table:table-cell table:formula="of:=[.J253]/[.A253]" office:value-type="float" office:value="0.345421428571429" calcext:value-type="float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6.067" calcext:value-type="float">
            <text:p>86.067</text:p>
          </table:table-cell>
          <table:table-cell office:value-type="float" office:value="86.257" calcext:value-type="float">
            <text:p>86.257</text:p>
          </table:table-cell>
          <table:table-cell office:value-type="float" office:value="90.945" calcext:value-type="float">
            <text:p>90.945</text:p>
          </table:table-cell>
          <table:table-cell office:value-type="float" office:value="86.521" calcext:value-type="float">
            <text:p>86.521</text:p>
          </table:table-cell>
          <table:table-cell office:value-type="float" office:value="86.195" calcext:value-type="float">
            <text:p>86.195</text:p>
          </table:table-cell>
          <table:table-cell/>
          <table:table-cell table:formula="of:=MIN([.B254:.F254])" office:value-type="float" office:value="86.067" calcext:value-type="float">
            <text:p/>
          </table:table-cell>
          <table:table-cell table:formula="of:=MAX([.B254:.F254])" office:value-type="float" office:value="90.945" calcext:value-type="float">
            <text:p/>
          </table:table-cell>
          <table:table-cell table:formula="of:=AVERAGE([.B254:.F254])" office:value-type="float" office:value="87.197" calcext:value-type="float">
            <text:p/>
          </table:table-cell>
          <table:table-cell table:formula="of:=[.H254]/[.A254]" office:value-type="float" office:value="0.340185770750988" calcext:value-type="float">
            <text:p/>
          </table:table-cell>
          <table:table-cell table:formula="of:=[.I254]/[.A254]" office:value-type="float" office:value="0.359466403162055" calcext:value-type="float">
            <text:p/>
          </table:table-cell>
          <table:table-cell table:formula="of:=[.J254]/[.A254]" office:value-type="float" office:value="0.344652173913043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6.459" calcext:value-type="float">
            <text:p>86.459</text:p>
          </table:table-cell>
          <table:table-cell office:value-type="float" office:value="91.932" calcext:value-type="float">
            <text:p>91.932</text:p>
          </table:table-cell>
          <table:table-cell office:value-type="float" office:value="89.056" calcext:value-type="float">
            <text:p>89.056</text:p>
          </table:table-cell>
          <table:table-cell office:value-type="float" office:value="90.845" calcext:value-type="float">
            <text:p>90.845</text:p>
          </table:table-cell>
          <table:table-cell office:value-type="float" office:value="86.837" calcext:value-type="float">
            <text:p>86.837</text:p>
          </table:table-cell>
          <table:table-cell/>
          <table:table-cell table:formula="of:=MIN([.B255:.F255])" office:value-type="float" office:value="86.459" calcext:value-type="float">
            <text:p/>
          </table:table-cell>
          <table:table-cell table:formula="of:=MAX([.B255:.F255])" office:value-type="float" office:value="91.932" calcext:value-type="float">
            <text:p/>
          </table:table-cell>
          <table:table-cell table:formula="of:=AVERAGE([.B255:.F255])" office:value-type="float" office:value="89.0258" calcext:value-type="float">
            <text:p/>
          </table:table-cell>
          <table:table-cell table:formula="of:=[.H255]/[.A255]" office:value-type="float" office:value="0.340389763779528" calcext:value-type="float">
            <text:p/>
          </table:table-cell>
          <table:table-cell table:formula="of:=[.I255]/[.A255]" office:value-type="float" office:value="0.361937007874016" calcext:value-type="float">
            <text:p/>
          </table:table-cell>
          <table:table-cell table:formula="of:=[.J255]/[.A255]" office:value-type="float" office:value="0.350495275590551" calcext:value-type="float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7.062" calcext:value-type="float">
            <text:p>87.062</text:p>
          </table:table-cell>
          <table:table-cell office:value-type="float" office:value="95.938" calcext:value-type="float">
            <text:p>95.938</text:p>
          </table:table-cell>
          <table:table-cell office:value-type="float" office:value="87.336" calcext:value-type="float">
            <text:p>87.336</text:p>
          </table:table-cell>
          <table:table-cell office:value-type="float" office:value="88.737" calcext:value-type="float">
            <text:p>88.737</text:p>
          </table:table-cell>
          <table:table-cell office:value-type="float" office:value="87.167" calcext:value-type="float">
            <text:p>87.167</text:p>
          </table:table-cell>
          <table:table-cell/>
          <table:table-cell table:formula="of:=MIN([.B256:.F256])" office:value-type="float" office:value="87.062" calcext:value-type="float">
            <text:p/>
          </table:table-cell>
          <table:table-cell table:formula="of:=MAX([.B256:.F256])" office:value-type="float" office:value="95.938" calcext:value-type="float">
            <text:p/>
          </table:table-cell>
          <table:table-cell table:formula="of:=AVERAGE([.B256:.F256])" office:value-type="float" office:value="89.248" calcext:value-type="float">
            <text:p/>
          </table:table-cell>
          <table:table-cell table:formula="of:=[.H256]/[.A256]" office:value-type="float" office:value="0.341419607843137" calcext:value-type="float">
            <text:p/>
          </table:table-cell>
          <table:table-cell table:formula="of:=[.I256]/[.A256]" office:value-type="float" office:value="0.376227450980392" calcext:value-type="float">
            <text:p/>
          </table:table-cell>
          <table:table-cell table:formula="of:=[.J256]/[.A256]" office:value-type="float" office:value="0.349992156862745" calcext:value-type="float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7.953" calcext:value-type="float">
            <text:p>87.953</text:p>
          </table:table-cell>
          <table:table-cell office:value-type="float" office:value="93.798" calcext:value-type="float">
            <text:p>93.798</text:p>
          </table:table-cell>
          <table:table-cell office:value-type="float" office:value="88.767" calcext:value-type="float">
            <text:p>88.767</text:p>
          </table:table-cell>
          <table:table-cell office:value-type="float" office:value="97.628" calcext:value-type="float">
            <text:p>97.628</text:p>
          </table:table-cell>
          <table:table-cell office:value-type="float" office:value="87.822" calcext:value-type="float">
            <text:p>87.822</text:p>
          </table:table-cell>
          <table:table-cell/>
          <table:table-cell table:formula="of:=MIN([.B257:.F257])" office:value-type="float" office:value="87.822" calcext:value-type="float">
            <text:p/>
          </table:table-cell>
          <table:table-cell table:formula="of:=MAX([.B257:.F257])" office:value-type="float" office:value="97.628" calcext:value-type="float">
            <text:p/>
          </table:table-cell>
          <table:table-cell table:formula="of:=AVERAGE([.B257:.F257])" office:value-type="float" office:value="91.1936" calcext:value-type="float">
            <text:p/>
          </table:table-cell>
          <table:table-cell table:formula="of:=[.H257]/[.A257]" office:value-type="float" office:value="0.3430546875" calcext:value-type="float">
            <text:p/>
          </table:table-cell>
          <table:table-cell table:formula="of:=[.I257]/[.A257]" office:value-type="float" office:value="0.381359375" calcext:value-type="float">
            <text:p/>
          </table:table-cell>
          <table:table-cell table:formula="of:=[.J257]/[.A257]" office:value-type="float" office:value="0.356225" calcext:value-type="float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8.429" calcext:value-type="float">
            <text:p>88.429</text:p>
          </table:table-cell>
          <table:table-cell office:value-type="float" office:value="95.005" calcext:value-type="float">
            <text:p>95.005</text:p>
          </table:table-cell>
          <table:table-cell office:value-type="float" office:value="94.934" calcext:value-type="float">
            <text:p>94.934</text:p>
          </table:table-cell>
          <table:table-cell office:value-type="float" office:value="98.103" calcext:value-type="float">
            <text:p>98.103</text:p>
          </table:table-cell>
          <table:table-cell office:value-type="float" office:value="89.074" calcext:value-type="float">
            <text:p>89.074</text:p>
          </table:table-cell>
          <table:table-cell/>
          <table:table-cell table:formula="of:=MIN([.B258:.F258])" office:value-type="float" office:value="88.429" calcext:value-type="float">
            <text:p/>
          </table:table-cell>
          <table:table-cell table:formula="of:=MAX([.B258:.F258])" office:value-type="float" office:value="98.103" calcext:value-type="float">
            <text:p/>
          </table:table-cell>
          <table:table-cell table:formula="of:=AVERAGE([.B258:.F258])" office:value-type="float" office:value="93.109" calcext:value-type="float">
            <text:p/>
          </table:table-cell>
          <table:table-cell table:formula="of:=[.H258]/[.A258]" office:value-type="float" office:value="0.344081712062257" calcext:value-type="float">
            <text:p/>
          </table:table-cell>
          <table:table-cell table:formula="of:=[.I258]/[.A258]" office:value-type="float" office:value="0.38172373540856" calcext:value-type="float">
            <text:p/>
          </table:table-cell>
          <table:table-cell table:formula="of:=[.J258]/[.A258]" office:value-type="float" office:value="0.362291828793774" calcext:value-type="float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9.499" calcext:value-type="float">
            <text:p>89.499</text:p>
          </table:table-cell>
          <table:table-cell office:value-type="float" office:value="89.372" calcext:value-type="float">
            <text:p>89.372</text:p>
          </table:table-cell>
          <table:table-cell office:value-type="float" office:value="90.183" calcext:value-type="float">
            <text:p>90.183</text:p>
          </table:table-cell>
          <table:table-cell office:value-type="float" office:value="94.73" calcext:value-type="float">
            <text:p>94.73</text:p>
          </table:table-cell>
          <table:table-cell office:value-type="float" office:value="90.587" calcext:value-type="float">
            <text:p>90.587</text:p>
          </table:table-cell>
          <table:table-cell/>
          <table:table-cell table:formula="of:=MIN([.B259:.F259])" office:value-type="float" office:value="89.372" calcext:value-type="float">
            <text:p/>
          </table:table-cell>
          <table:table-cell table:formula="of:=MAX([.B259:.F259])" office:value-type="float" office:value="94.73" calcext:value-type="float">
            <text:p/>
          </table:table-cell>
          <table:table-cell table:formula="of:=AVERAGE([.B259:.F259])" office:value-type="float" office:value="90.8742" calcext:value-type="float">
            <text:p/>
          </table:table-cell>
          <table:table-cell table:formula="of:=[.H259]/[.A259]" office:value-type="float" office:value="0.346403100775194" calcext:value-type="float">
            <text:p/>
          </table:table-cell>
          <table:table-cell table:formula="of:=[.I259]/[.A259]" office:value-type="float" office:value="0.367170542635659" calcext:value-type="float">
            <text:p/>
          </table:table-cell>
          <table:table-cell table:formula="of:=[.J259]/[.A259]" office:value-type="float" office:value="0.352225581395349" calcext:value-type="float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1.18" calcext:value-type="float">
            <text:p>91.18</text:p>
          </table:table-cell>
          <table:table-cell office:value-type="float" office:value="90.945" calcext:value-type="float">
            <text:p>90.945</text:p>
          </table:table-cell>
          <table:table-cell office:value-type="float" office:value="92.841" calcext:value-type="float">
            <text:p>92.841</text:p>
          </table:table-cell>
          <table:table-cell office:value-type="float" office:value="95.644" calcext:value-type="float">
            <text:p>95.644</text:p>
          </table:table-cell>
          <table:table-cell office:value-type="float" office:value="89.83" calcext:value-type="float">
            <text:p>89.83</text:p>
          </table:table-cell>
          <table:table-cell/>
          <table:table-cell table:formula="of:=MIN([.B260:.F260])" office:value-type="float" office:value="89.83" calcext:value-type="float">
            <text:p/>
          </table:table-cell>
          <table:table-cell table:formula="of:=MAX([.B260:.F260])" office:value-type="float" office:value="95.644" calcext:value-type="float">
            <text:p/>
          </table:table-cell>
          <table:table-cell table:formula="of:=AVERAGE([.B260:.F260])" office:value-type="float" office:value="92.088" calcext:value-type="float">
            <text:p/>
          </table:table-cell>
          <table:table-cell table:formula="of:=[.H260]/[.A260]" office:value-type="float" office:value="0.346833976833977" calcext:value-type="float">
            <text:p/>
          </table:table-cell>
          <table:table-cell table:formula="of:=[.I260]/[.A260]" office:value-type="float" office:value="0.369281853281853" calcext:value-type="float">
            <text:p/>
          </table:table-cell>
          <table:table-cell table:formula="of:=[.J260]/[.A260]" office:value-type="float" office:value="0.355552123552123" calcext:value-type="float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.833" calcext:value-type="float">
            <text:p>90.833</text:p>
          </table:table-cell>
          <table:table-cell office:value-type="float" office:value="93.875" calcext:value-type="float">
            <text:p>93.875</text:p>
          </table:table-cell>
          <table:table-cell office:value-type="float" office:value="90.925" calcext:value-type="float">
            <text:p>90.925</text:p>
          </table:table-cell>
          <table:table-cell office:value-type="float" office:value="91.797" calcext:value-type="float">
            <text:p>91.797</text:p>
          </table:table-cell>
          <table:table-cell office:value-type="float" office:value="90.55" calcext:value-type="float">
            <text:p>90.55</text:p>
          </table:table-cell>
          <table:table-cell/>
          <table:table-cell table:formula="of:=MIN([.B261:.F261])" office:value-type="float" office:value="90.55" calcext:value-type="float">
            <text:p/>
          </table:table-cell>
          <table:table-cell table:formula="of:=MAX([.B261:.F261])" office:value-type="float" office:value="93.875" calcext:value-type="float">
            <text:p/>
          </table:table-cell>
          <table:table-cell table:formula="of:=AVERAGE([.B261:.F261])" office:value-type="float" office:value="91.596" calcext:value-type="float">
            <text:p/>
          </table:table-cell>
          <table:table-cell table:formula="of:=[.H261]/[.A261]" office:value-type="float" office:value="0.348269230769231" calcext:value-type="float">
            <text:p/>
          </table:table-cell>
          <table:table-cell table:formula="of:=[.I261]/[.A261]" office:value-type="float" office:value="0.361057692307692" calcext:value-type="float">
            <text:p/>
          </table:table-cell>
          <table:table-cell table:formula="of:=[.J261]/[.A261]" office:value-type="float" office:value="0.352292307692308" calcext:value-type="float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1.068" calcext:value-type="float">
            <text:p>91.068</text:p>
          </table:table-cell>
          <table:table-cell office:value-type="float" office:value="94.64" calcext:value-type="float">
            <text:p>94.64</text:p>
          </table:table-cell>
          <table:table-cell office:value-type="float" office:value="91.061" calcext:value-type="float">
            <text:p>91.061</text:p>
          </table:table-cell>
          <table:table-cell office:value-type="float" office:value="91.749" calcext:value-type="float">
            <text:p>91.749</text:p>
          </table:table-cell>
          <table:table-cell office:value-type="float" office:value="91.295" calcext:value-type="float">
            <text:p>91.295</text:p>
          </table:table-cell>
          <table:table-cell/>
          <table:table-cell table:formula="of:=MIN([.B262:.F262])" office:value-type="float" office:value="91.061" calcext:value-type="float">
            <text:p/>
          </table:table-cell>
          <table:table-cell table:formula="of:=MAX([.B262:.F262])" office:value-type="float" office:value="94.64" calcext:value-type="float">
            <text:p/>
          </table:table-cell>
          <table:table-cell table:formula="of:=AVERAGE([.B262:.F262])" office:value-type="float" office:value="91.9626" calcext:value-type="float">
            <text:p/>
          </table:table-cell>
          <table:table-cell table:formula="of:=[.H262]/[.A262]" office:value-type="float" office:value="0.348892720306513" calcext:value-type="float">
            <text:p/>
          </table:table-cell>
          <table:table-cell table:formula="of:=[.I262]/[.A262]" office:value-type="float" office:value="0.362605363984674" calcext:value-type="float">
            <text:p/>
          </table:table-cell>
          <table:table-cell table:formula="of:=[.J262]/[.A262]" office:value-type="float" office:value="0.352347126436782" calcext:value-type="float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2.029" calcext:value-type="float">
            <text:p>92.029</text:p>
          </table:table-cell>
          <table:table-cell office:value-type="float" office:value="101.041" calcext:value-type="float">
            <text:p>101.041</text:p>
          </table:table-cell>
          <table:table-cell office:value-type="float" office:value="93.891" calcext:value-type="float">
            <text:p>93.891</text:p>
          </table:table-cell>
          <table:table-cell office:value-type="float" office:value="92.429" calcext:value-type="float">
            <text:p>92.429</text:p>
          </table:table-cell>
          <table:table-cell office:value-type="float" office:value="92.105" calcext:value-type="float">
            <text:p>92.105</text:p>
          </table:table-cell>
          <table:table-cell/>
          <table:table-cell table:formula="of:=MIN([.B263:.F263])" office:value-type="float" office:value="92.029" calcext:value-type="float">
            <text:p/>
          </table:table-cell>
          <table:table-cell table:formula="of:=MAX([.B263:.F263])" office:value-type="float" office:value="101.041" calcext:value-type="float">
            <text:p/>
          </table:table-cell>
          <table:table-cell table:formula="of:=AVERAGE([.B263:.F263])" office:value-type="float" office:value="94.299" calcext:value-type="float">
            <text:p/>
          </table:table-cell>
          <table:table-cell table:formula="of:=[.H263]/[.A263]" office:value-type="float" office:value="0.35125572519084" calcext:value-type="float">
            <text:p/>
          </table:table-cell>
          <table:table-cell table:formula="of:=[.I263]/[.A263]" office:value-type="float" office:value="0.385652671755725" calcext:value-type="float">
            <text:p/>
          </table:table-cell>
          <table:table-cell table:formula="of:=[.J263]/[.A263]" office:value-type="float" office:value="0.359919847328244" calcext:value-type="float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2.671" calcext:value-type="float">
            <text:p>92.671</text:p>
          </table:table-cell>
          <table:table-cell office:value-type="float" office:value="102.941" calcext:value-type="float">
            <text:p>102.941</text:p>
          </table:table-cell>
          <table:table-cell office:value-type="float" office:value="100.615" calcext:value-type="float">
            <text:p>100.615</text:p>
          </table:table-cell>
          <table:table-cell office:value-type="float" office:value="92.93" calcext:value-type="float">
            <text:p>92.93</text:p>
          </table:table-cell>
          <table:table-cell office:value-type="float" office:value="92.783" calcext:value-type="float">
            <text:p>92.783</text:p>
          </table:table-cell>
          <table:table-cell/>
          <table:table-cell table:formula="of:=MIN([.B264:.F264])" office:value-type="float" office:value="92.671" calcext:value-type="float">
            <text:p/>
          </table:table-cell>
          <table:table-cell table:formula="of:=MAX([.B264:.F264])" office:value-type="float" office:value="102.941" calcext:value-type="float">
            <text:p/>
          </table:table-cell>
          <table:table-cell table:formula="of:=AVERAGE([.B264:.F264])" office:value-type="float" office:value="96.388" calcext:value-type="float">
            <text:p/>
          </table:table-cell>
          <table:table-cell table:formula="of:=[.H264]/[.A264]" office:value-type="float" office:value="0.352361216730038" calcext:value-type="float">
            <text:p/>
          </table:table-cell>
          <table:table-cell table:formula="of:=[.I264]/[.A264]" office:value-type="float" office:value="0.391410646387833" calcext:value-type="float">
            <text:p/>
          </table:table-cell>
          <table:table-cell table:formula="of:=[.J264]/[.A264]" office:value-type="float" office:value="0.366494296577947" calcext:value-type="float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.002" calcext:value-type="float">
            <text:p>93.002</text:p>
          </table:table-cell>
          <table:table-cell office:value-type="float" office:value="99.791" calcext:value-type="float">
            <text:p>99.791</text:p>
          </table:table-cell>
          <table:table-cell office:value-type="float" office:value="95.656" calcext:value-type="float">
            <text:p>95.656</text:p>
          </table:table-cell>
          <table:table-cell office:value-type="float" office:value="94.728" calcext:value-type="float">
            <text:p>94.728</text:p>
          </table:table-cell>
          <table:table-cell office:value-type="float" office:value="94.517" calcext:value-type="float">
            <text:p>94.517</text:p>
          </table:table-cell>
          <table:table-cell/>
          <table:table-cell table:formula="of:=MIN([.B265:.F265])" office:value-type="float" office:value="93.002" calcext:value-type="float">
            <text:p/>
          </table:table-cell>
          <table:table-cell table:formula="of:=MAX([.B265:.F265])" office:value-type="float" office:value="99.791" calcext:value-type="float">
            <text:p/>
          </table:table-cell>
          <table:table-cell table:formula="of:=AVERAGE([.B265:.F265])" office:value-type="float" office:value="95.5388" calcext:value-type="float">
            <text:p/>
          </table:table-cell>
          <table:table-cell table:formula="of:=[.H265]/[.A265]" office:value-type="float" office:value="0.352280303030303" calcext:value-type="float">
            <text:p/>
          </table:table-cell>
          <table:table-cell table:formula="of:=[.I265]/[.A265]" office:value-type="float" office:value="0.377996212121212" calcext:value-type="float">
            <text:p/>
          </table:table-cell>
          <table:table-cell table:formula="of:=[.J265]/[.A265]" office:value-type="float" office:value="0.361889393939394" calcext:value-type="float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4.048" calcext:value-type="float">
            <text:p>94.048</text:p>
          </table:table-cell>
          <table:table-cell office:value-type="float" office:value="98.566" calcext:value-type="float">
            <text:p>98.566</text:p>
          </table:table-cell>
          <table:table-cell office:value-type="float" office:value="95.602" calcext:value-type="float">
            <text:p>95.602</text:p>
          </table:table-cell>
          <table:table-cell office:value-type="float" office:value="95.84" calcext:value-type="float">
            <text:p>95.84</text:p>
          </table:table-cell>
          <table:table-cell office:value-type="float" office:value="96.366" calcext:value-type="float">
            <text:p>96.366</text:p>
          </table:table-cell>
          <table:table-cell/>
          <table:table-cell table:formula="of:=MIN([.B266:.F266])" office:value-type="float" office:value="94.048" calcext:value-type="float">
            <text:p/>
          </table:table-cell>
          <table:table-cell table:formula="of:=MAX([.B266:.F266])" office:value-type="float" office:value="98.566" calcext:value-type="float">
            <text:p/>
          </table:table-cell>
          <table:table-cell table:formula="of:=AVERAGE([.B266:.F266])" office:value-type="float" office:value="96.0844" calcext:value-type="float">
            <text:p/>
          </table:table-cell>
          <table:table-cell table:formula="of:=[.H266]/[.A266]" office:value-type="float" office:value="0.354898113207547" calcext:value-type="float">
            <text:p/>
          </table:table-cell>
          <table:table-cell table:formula="of:=[.I266]/[.A266]" office:value-type="float" office:value="0.371947169811321" calcext:value-type="float">
            <text:p/>
          </table:table-cell>
          <table:table-cell table:formula="of:=[.J266]/[.A266]" office:value-type="float" office:value="0.362582641509434" calcext:value-type="float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.69" calcext:value-type="float">
            <text:p>94.69</text:p>
          </table:table-cell>
          <table:table-cell office:value-type="float" office:value="95.323" calcext:value-type="float">
            <text:p>95.323</text:p>
          </table:table-cell>
          <table:table-cell office:value-type="float" office:value="94.926" calcext:value-type="float">
            <text:p>94.926</text:p>
          </table:table-cell>
          <table:table-cell office:value-type="float" office:value="95.551" calcext:value-type="float">
            <text:p>95.551</text:p>
          </table:table-cell>
          <table:table-cell office:value-type="float" office:value="94.672" calcext:value-type="float">
            <text:p>94.672</text:p>
          </table:table-cell>
          <table:table-cell/>
          <table:table-cell table:formula="of:=MIN([.B267:.F267])" office:value-type="float" office:value="94.672" calcext:value-type="float">
            <text:p/>
          </table:table-cell>
          <table:table-cell table:formula="of:=MAX([.B267:.F267])" office:value-type="float" office:value="95.551" calcext:value-type="float">
            <text:p/>
          </table:table-cell>
          <table:table-cell table:formula="of:=AVERAGE([.B267:.F267])" office:value-type="float" office:value="95.0324" calcext:value-type="float">
            <text:p/>
          </table:table-cell>
          <table:table-cell table:formula="of:=[.H267]/[.A267]" office:value-type="float" office:value="0.35590977443609" calcext:value-type="float">
            <text:p/>
          </table:table-cell>
          <table:table-cell table:formula="of:=[.I267]/[.A267]" office:value-type="float" office:value="0.359214285714286" calcext:value-type="float">
            <text:p/>
          </table:table-cell>
          <table:table-cell table:formula="of:=[.J267]/[.A267]" office:value-type="float" office:value="0.357264661654135" calcext:value-type="float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5.595" calcext:value-type="float">
            <text:p>95.595</text:p>
          </table:table-cell>
          <table:table-cell office:value-type="float" office:value="98.995" calcext:value-type="float">
            <text:p>98.995</text:p>
          </table:table-cell>
          <table:table-cell office:value-type="float" office:value="103.895" calcext:value-type="float">
            <text:p>103.895</text:p>
          </table:table-cell>
          <table:table-cell office:value-type="float" office:value="97.276" calcext:value-type="float">
            <text:p>97.276</text:p>
          </table:table-cell>
          <table:table-cell office:value-type="float" office:value="95.477" calcext:value-type="float">
            <text:p>95.477</text:p>
          </table:table-cell>
          <table:table-cell/>
          <table:table-cell table:formula="of:=MIN([.B268:.F268])" office:value-type="float" office:value="95.477" calcext:value-type="float">
            <text:p/>
          </table:table-cell>
          <table:table-cell table:formula="of:=MAX([.B268:.F268])" office:value-type="float" office:value="103.895" calcext:value-type="float">
            <text:p/>
          </table:table-cell>
          <table:table-cell table:formula="of:=AVERAGE([.B268:.F268])" office:value-type="float" office:value="98.2476" calcext:value-type="float">
            <text:p/>
          </table:table-cell>
          <table:table-cell table:formula="of:=[.H268]/[.A268]" office:value-type="float" office:value="0.357591760299625" calcext:value-type="float">
            <text:p/>
          </table:table-cell>
          <table:table-cell table:formula="of:=[.I268]/[.A268]" office:value-type="float" office:value="0.389119850187266" calcext:value-type="float">
            <text:p/>
          </table:table-cell>
          <table:table-cell table:formula="of:=[.J268]/[.A268]" office:value-type="float" office:value="0.367968539325843" calcext:value-type="float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6.033" calcext:value-type="float">
            <text:p>96.033</text:p>
          </table:table-cell>
          <table:table-cell office:value-type="float" office:value="99.8" calcext:value-type="float">
            <text:p>99.8</text:p>
          </table:table-cell>
          <table:table-cell office:value-type="float" office:value="105.63" calcext:value-type="float">
            <text:p>105.63</text:p>
          </table:table-cell>
          <table:table-cell office:value-type="float" office:value="96.612" calcext:value-type="float">
            <text:p>96.612</text:p>
          </table:table-cell>
          <table:table-cell office:value-type="float" office:value="95.953" calcext:value-type="float">
            <text:p>95.953</text:p>
          </table:table-cell>
          <table:table-cell/>
          <table:table-cell table:formula="of:=MIN([.B269:.F269])" office:value-type="float" office:value="95.953" calcext:value-type="float">
            <text:p/>
          </table:table-cell>
          <table:table-cell table:formula="of:=MAX([.B269:.F269])" office:value-type="float" office:value="105.63" calcext:value-type="float">
            <text:p/>
          </table:table-cell>
          <table:table-cell table:formula="of:=AVERAGE([.B269:.F269])" office:value-type="float" office:value="98.8056" calcext:value-type="float">
            <text:p/>
          </table:table-cell>
          <table:table-cell table:formula="of:=[.H269]/[.A269]" office:value-type="float" office:value="0.358033582089552" calcext:value-type="float">
            <text:p/>
          </table:table-cell>
          <table:table-cell table:formula="of:=[.I269]/[.A269]" office:value-type="float" office:value="0.394141791044776" calcext:value-type="float">
            <text:p/>
          </table:table-cell>
          <table:table-cell table:formula="of:=[.J269]/[.A269]" office:value-type="float" office:value="0.368677611940298" calcext:value-type="float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6.164" calcext:value-type="float">
            <text:p>96.164</text:p>
          </table:table-cell>
          <table:table-cell office:value-type="float" office:value="100.879" calcext:value-type="float">
            <text:p>100.879</text:p>
          </table:table-cell>
          <table:table-cell office:value-type="float" office:value="104.315" calcext:value-type="float">
            <text:p>104.315</text:p>
          </table:table-cell>
          <table:table-cell office:value-type="float" office:value="97.751" calcext:value-type="float">
            <text:p>97.751</text:p>
          </table:table-cell>
          <table:table-cell office:value-type="float" office:value="96.558" calcext:value-type="float">
            <text:p>96.558</text:p>
          </table:table-cell>
          <table:table-cell/>
          <table:table-cell table:formula="of:=MIN([.B270:.F270])" office:value-type="float" office:value="96.164" calcext:value-type="float">
            <text:p/>
          </table:table-cell>
          <table:table-cell table:formula="of:=MAX([.B270:.F270])" office:value-type="float" office:value="104.315" calcext:value-type="float">
            <text:p/>
          </table:table-cell>
          <table:table-cell table:formula="of:=AVERAGE([.B270:.F270])" office:value-type="float" office:value="99.1334" calcext:value-type="float">
            <text:p/>
          </table:table-cell>
          <table:table-cell table:formula="of:=[.H270]/[.A270]" office:value-type="float" office:value="0.357486988847584" calcext:value-type="float">
            <text:p/>
          </table:table-cell>
          <table:table-cell table:formula="of:=[.I270]/[.A270]" office:value-type="float" office:value="0.387788104089219" calcext:value-type="float">
            <text:p/>
          </table:table-cell>
          <table:table-cell table:formula="of:=[.J270]/[.A270]" office:value-type="float" office:value="0.368525650557621" calcext:value-type="float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6.805" calcext:value-type="float">
            <text:p>96.805</text:p>
          </table:table-cell>
          <table:table-cell office:value-type="float" office:value="102.814" calcext:value-type="float">
            <text:p>102.814</text:p>
          </table:table-cell>
          <table:table-cell office:value-type="float" office:value="102.336" calcext:value-type="float">
            <text:p>102.336</text:p>
          </table:table-cell>
          <table:table-cell office:value-type="float" office:value="98.047" calcext:value-type="float">
            <text:p>98.047</text:p>
          </table:table-cell>
          <table:table-cell office:value-type="float" office:value="97.571" calcext:value-type="float">
            <text:p>97.571</text:p>
          </table:table-cell>
          <table:table-cell/>
          <table:table-cell table:formula="of:=MIN([.B271:.F271])" office:value-type="float" office:value="96.805" calcext:value-type="float">
            <text:p/>
          </table:table-cell>
          <table:table-cell table:formula="of:=MAX([.B271:.F271])" office:value-type="float" office:value="102.814" calcext:value-type="float">
            <text:p/>
          </table:table-cell>
          <table:table-cell table:formula="of:=AVERAGE([.B271:.F271])" office:value-type="float" office:value="99.5146" calcext:value-type="float">
            <text:p/>
          </table:table-cell>
          <table:table-cell table:formula="of:=[.H271]/[.A271]" office:value-type="float" office:value="0.358537037037037" calcext:value-type="float">
            <text:p/>
          </table:table-cell>
          <table:table-cell table:formula="of:=[.I271]/[.A271]" office:value-type="float" office:value="0.380792592592593" calcext:value-type="float">
            <text:p/>
          </table:table-cell>
          <table:table-cell table:formula="of:=[.J271]/[.A271]" office:value-type="float" office:value="0.368572592592593" calcext:value-type="float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.947" calcext:value-type="float">
            <text:p>97.947</text:p>
          </table:table-cell>
          <table:table-cell office:value-type="float" office:value="100.079" calcext:value-type="float">
            <text:p>100.079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98.341" calcext:value-type="float">
            <text:p>98.341</text:p>
          </table:table-cell>
          <table:table-cell office:value-type="float" office:value="98.471" calcext:value-type="float">
            <text:p>98.471</text:p>
          </table:table-cell>
          <table:table-cell/>
          <table:table-cell table:formula="of:=MIN([.B272:.F272])" office:value-type="float" office:value="97.947" calcext:value-type="float">
            <text:p/>
          </table:table-cell>
          <table:table-cell table:formula="of:=MAX([.B272:.F272])" office:value-type="float" office:value="101.152" calcext:value-type="float">
            <text:p/>
          </table:table-cell>
          <table:table-cell table:formula="of:=AVERAGE([.B272:.F272])" office:value-type="float" office:value="99.198" calcext:value-type="float">
            <text:p/>
          </table:table-cell>
          <table:table-cell table:formula="of:=[.H272]/[.A272]" office:value-type="float" office:value="0.361428044280443" calcext:value-type="float">
            <text:p/>
          </table:table-cell>
          <table:table-cell table:formula="of:=[.I272]/[.A272]" office:value-type="float" office:value="0.373254612546125" calcext:value-type="float">
            <text:p/>
          </table:table-cell>
          <table:table-cell table:formula="of:=[.J272]/[.A272]" office:value-type="float" office:value="0.366044280442804" calcext:value-type="float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8.287" calcext:value-type="float">
            <text:p>98.287</text:p>
          </table:table-cell>
          <table:table-cell office:value-type="float" office:value="101.138" calcext:value-type="float">
            <text:p>101.138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99.211" calcext:value-type="float">
            <text:p>99.211</text:p>
          </table:table-cell>
          <table:table-cell office:value-type="float" office:value="98.828" calcext:value-type="float">
            <text:p>98.828</text:p>
          </table:table-cell>
          <table:table-cell/>
          <table:table-cell table:formula="of:=MIN([.B273:.F273])" office:value-type="float" office:value="98.287" calcext:value-type="float">
            <text:p/>
          </table:table-cell>
          <table:table-cell table:formula="of:=MAX([.B273:.F273])" office:value-type="float" office:value="102.153" calcext:value-type="float">
            <text:p/>
          </table:table-cell>
          <table:table-cell table:formula="of:=AVERAGE([.B273:.F273])" office:value-type="float" office:value="99.9234" calcext:value-type="float">
            <text:p/>
          </table:table-cell>
          <table:table-cell table:formula="of:=[.H273]/[.A273]" office:value-type="float" office:value="0.361349264705882" calcext:value-type="float">
            <text:p/>
          </table:table-cell>
          <table:table-cell table:formula="of:=[.I273]/[.A273]" office:value-type="float" office:value="0.3755625" calcext:value-type="float">
            <text:p/>
          </table:table-cell>
          <table:table-cell table:formula="of:=[.J273]/[.A273]" office:value-type="float" office:value="0.367365441176471" calcext:value-type="float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.337" calcext:value-type="float">
            <text:p>99.337</text:p>
          </table:table-cell>
          <table:table-cell office:value-type="float" office:value="99.677" calcext:value-type="float">
            <text:p>99.677</text:p>
          </table:table-cell>
          <table:table-cell office:value-type="float" office:value="100.023" calcext:value-type="float">
            <text:p>100.023</text:p>
          </table:table-cell>
          <table:table-cell office:value-type="float" office:value="100.3" calcext:value-type="float">
            <text:p>100.3</text:p>
          </table:table-cell>
          <table:table-cell office:value-type="float" office:value="99.365" calcext:value-type="float">
            <text:p>99.365</text:p>
          </table:table-cell>
          <table:table-cell/>
          <table:table-cell table:formula="of:=MIN([.B274:.F274])" office:value-type="float" office:value="99.337" calcext:value-type="float">
            <text:p/>
          </table:table-cell>
          <table:table-cell table:formula="of:=MAX([.B274:.F274])" office:value-type="float" office:value="100.3" calcext:value-type="float">
            <text:p/>
          </table:table-cell>
          <table:table-cell table:formula="of:=AVERAGE([.B274:.F274])" office:value-type="float" office:value="99.7404" calcext:value-type="float">
            <text:p/>
          </table:table-cell>
          <table:table-cell table:formula="of:=[.H274]/[.A274]" office:value-type="float" office:value="0.363871794871795" calcext:value-type="float">
            <text:p/>
          </table:table-cell>
          <table:table-cell table:formula="of:=[.I274]/[.A274]" office:value-type="float" office:value="0.367399267399267" calcext:value-type="float">
            <text:p/>
          </table:table-cell>
          <table:table-cell table:formula="of:=[.J274]/[.A274]" office:value-type="float" office:value="0.36534945054945" calcext:value-type="float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.278" calcext:value-type="float">
            <text:p>100.278</text:p>
          </table:table-cell>
          <table:table-cell office:value-type="float" office:value="101.899" calcext:value-type="float">
            <text:p>101.899</text:p>
          </table:table-cell>
          <table:table-cell office:value-type="float" office:value="105.07" calcext:value-type="float">
            <text:p>105.07</text:p>
          </table:table-cell>
          <table:table-cell office:value-type="float" office:value="101.156" calcext:value-type="float">
            <text:p>101.156</text:p>
          </table:table-cell>
          <table:table-cell office:value-type="float" office:value="100.149" calcext:value-type="float">
            <text:p>100.149</text:p>
          </table:table-cell>
          <table:table-cell/>
          <table:table-cell table:formula="of:=MIN([.B275:.F275])" office:value-type="float" office:value="100.149" calcext:value-type="float">
            <text:p/>
          </table:table-cell>
          <table:table-cell table:formula="of:=MAX([.B275:.F275])" office:value-type="float" office:value="105.07" calcext:value-type="float">
            <text:p/>
          </table:table-cell>
          <table:table-cell table:formula="of:=AVERAGE([.B275:.F275])" office:value-type="float" office:value="101.7104" calcext:value-type="float">
            <text:p/>
          </table:table-cell>
          <table:table-cell table:formula="of:=[.H275]/[.A275]" office:value-type="float" office:value="0.365507299270073" calcext:value-type="float">
            <text:p/>
          </table:table-cell>
          <table:table-cell table:formula="of:=[.I275]/[.A275]" office:value-type="float" office:value="0.383467153284671" calcext:value-type="float">
            <text:p/>
          </table:table-cell>
          <table:table-cell table:formula="of:=[.J275]/[.A275]" office:value-type="float" office:value="0.371205839416058" calcext:value-type="float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.591" calcext:value-type="float">
            <text:p>100.591</text:p>
          </table:table-cell>
          <table:table-cell office:value-type="float" office:value="100.662" calcext:value-type="float">
            <text:p>100.662</text:p>
          </table:table-cell>
          <table:table-cell office:value-type="float" office:value="104.436" calcext:value-type="float">
            <text:p>104.436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01.046" calcext:value-type="float">
            <text:p>101.046</text:p>
          </table:table-cell>
          <table:table-cell/>
          <table:table-cell table:formula="of:=MIN([.B276:.F276])" office:value-type="float" office:value="100.591" calcext:value-type="float">
            <text:p/>
          </table:table-cell>
          <table:table-cell table:formula="of:=MAX([.B276:.F276])" office:value-type="float" office:value="104.436" calcext:value-type="float">
            <text:p/>
          </table:table-cell>
          <table:table-cell table:formula="of:=AVERAGE([.B276:.F276])" office:value-type="float" office:value="101.7146" calcext:value-type="float">
            <text:p/>
          </table:table-cell>
          <table:table-cell table:formula="of:=[.H276]/[.A276]" office:value-type="float" office:value="0.365785454545454" calcext:value-type="float">
            <text:p/>
          </table:table-cell>
          <table:table-cell table:formula="of:=[.I276]/[.A276]" office:value-type="float" office:value="0.379767272727273" calcext:value-type="float">
            <text:p/>
          </table:table-cell>
          <table:table-cell table:formula="of:=[.J276]/[.A276]" office:value-type="float" office:value="0.369871272727273" calcext:value-type="float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2.023" calcext:value-type="float">
            <text:p>102.023</text:p>
          </table:table-cell>
          <table:table-cell office:value-type="float" office:value="102.106" calcext:value-type="float">
            <text:p>102.106</text:p>
          </table:table-cell>
          <table:table-cell office:value-type="float" office:value="103.459" calcext:value-type="float">
            <text:p>103.459</text:p>
          </table:table-cell>
          <table:table-cell office:value-type="float" office:value="102.992" calcext:value-type="float">
            <text:p>102.992</text:p>
          </table:table-cell>
          <table:table-cell office:value-type="float" office:value="102.843" calcext:value-type="float">
            <text:p>102.843</text:p>
          </table:table-cell>
          <table:table-cell/>
          <table:table-cell table:formula="of:=MIN([.B277:.F277])" office:value-type="float" office:value="102.023" calcext:value-type="float">
            <text:p/>
          </table:table-cell>
          <table:table-cell table:formula="of:=MAX([.B277:.F277])" office:value-type="float" office:value="103.459" calcext:value-type="float">
            <text:p/>
          </table:table-cell>
          <table:table-cell table:formula="of:=AVERAGE([.B277:.F277])" office:value-type="float" office:value="102.6846" calcext:value-type="float">
            <text:p/>
          </table:table-cell>
          <table:table-cell table:formula="of:=[.H277]/[.A277]" office:value-type="float" office:value="0.369648550724638" calcext:value-type="float">
            <text:p/>
          </table:table-cell>
          <table:table-cell table:formula="of:=[.I277]/[.A277]" office:value-type="float" office:value="0.374851449275362" calcext:value-type="float">
            <text:p/>
          </table:table-cell>
          <table:table-cell table:formula="of:=[.J277]/[.A277]" office:value-type="float" office:value="0.372045652173913" calcext:value-type="float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3.451" calcext:value-type="float">
            <text:p>103.451</text:p>
          </table:table-cell>
          <table:table-cell office:value-type="float" office:value="102.632" calcext:value-type="float">
            <text:p>102.632</text:p>
          </table:table-cell>
          <table:table-cell office:value-type="float" office:value="106.093" calcext:value-type="float">
            <text:p>106.093</text:p>
          </table:table-cell>
          <table:table-cell office:value-type="float" office:value="102.888" calcext:value-type="float">
            <text:p>102.888</text:p>
          </table:table-cell>
          <table:table-cell office:value-type="float" office:value="102.434" calcext:value-type="float">
            <text:p>102.434</text:p>
          </table:table-cell>
          <table:table-cell/>
          <table:table-cell table:formula="of:=MIN([.B278:.F278])" office:value-type="float" office:value="102.434" calcext:value-type="float">
            <text:p/>
          </table:table-cell>
          <table:table-cell table:formula="of:=MAX([.B278:.F278])" office:value-type="float" office:value="106.093" calcext:value-type="float">
            <text:p/>
          </table:table-cell>
          <table:table-cell table:formula="of:=AVERAGE([.B278:.F278])" office:value-type="float" office:value="103.4996" calcext:value-type="float">
            <text:p/>
          </table:table-cell>
          <table:table-cell table:formula="of:=[.H278]/[.A278]" office:value-type="float" office:value="0.369797833935018" calcext:value-type="float">
            <text:p/>
          </table:table-cell>
          <table:table-cell table:formula="of:=[.I278]/[.A278]" office:value-type="float" office:value="0.383007220216606" calcext:value-type="float">
            <text:p/>
          </table:table-cell>
          <table:table-cell table:formula="of:=[.J278]/[.A278]" office:value-type="float" office:value="0.37364476534296" calcext:value-type="float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2.885" calcext:value-type="float">
            <text:p>102.885</text:p>
          </table:table-cell>
          <table:table-cell office:value-type="float" office:value="104.126" calcext:value-type="float">
            <text:p>104.126</text:p>
          </table:table-cell>
          <table:table-cell office:value-type="float" office:value="104.225" calcext:value-type="float">
            <text:p>104.225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102.981" calcext:value-type="float">
            <text:p>102.981</text:p>
          </table:table-cell>
          <table:table-cell/>
          <table:table-cell table:formula="of:=MIN([.B279:.F279])" office:value-type="float" office:value="102.885" calcext:value-type="float">
            <text:p/>
          </table:table-cell>
          <table:table-cell table:formula="of:=MAX([.B279:.F279])" office:value-type="float" office:value="104.225" calcext:value-type="float">
            <text:p/>
          </table:table-cell>
          <table:table-cell table:formula="of:=AVERAGE([.B279:.F279])" office:value-type="float" office:value="103.5052" calcext:value-type="float">
            <text:p/>
          </table:table-cell>
          <table:table-cell table:formula="of:=[.H279]/[.A279]" office:value-type="float" office:value="0.370089928057554" calcext:value-type="float">
            <text:p/>
          </table:table-cell>
          <table:table-cell table:formula="of:=[.I279]/[.A279]" office:value-type="float" office:value="0.374910071942446" calcext:value-type="float">
            <text:p/>
          </table:table-cell>
          <table:table-cell table:formula="of:=[.J279]/[.A279]" office:value-type="float" office:value="0.372320863309352" calcext:value-type="float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387" calcext:value-type="float">
            <text:p>103.387</text:p>
          </table:table-cell>
          <table:table-cell office:value-type="float" office:value="117.864" calcext:value-type="float">
            <text:p>117.864</text:p>
          </table:table-cell>
          <table:table-cell office:value-type="float" office:value="107.798" calcext:value-type="float">
            <text:p>107.798</text:p>
          </table:table-cell>
          <table:table-cell office:value-type="float" office:value="103.857" calcext:value-type="float">
            <text:p>103.857</text:p>
          </table:table-cell>
          <table:table-cell office:value-type="float" office:value="104.129" calcext:value-type="float">
            <text:p>104.129</text:p>
          </table:table-cell>
          <table:table-cell/>
          <table:table-cell table:formula="of:=MIN([.B280:.F280])" office:value-type="float" office:value="103.387" calcext:value-type="float">
            <text:p/>
          </table:table-cell>
          <table:table-cell table:formula="of:=MAX([.B280:.F280])" office:value-type="float" office:value="117.864" calcext:value-type="float">
            <text:p/>
          </table:table-cell>
          <table:table-cell table:formula="of:=AVERAGE([.B280:.F280])" office:value-type="float" office:value="107.407" calcext:value-type="float">
            <text:p/>
          </table:table-cell>
          <table:table-cell table:formula="of:=[.H280]/[.A280]" office:value-type="float" office:value="0.370562724014337" calcext:value-type="float">
            <text:p/>
          </table:table-cell>
          <table:table-cell table:formula="of:=[.I280]/[.A280]" office:value-type="float" office:value="0.422451612903226" calcext:value-type="float">
            <text:p/>
          </table:table-cell>
          <table:table-cell table:formula="of:=[.J280]/[.A280]" office:value-type="float" office:value="0.384971326164875" calcext:value-type="float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3.639" calcext:value-type="float">
            <text:p>103.639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107.347" calcext:value-type="float">
            <text:p>107.347</text:p>
          </table:table-cell>
          <table:table-cell office:value-type="float" office:value="104.722" calcext:value-type="float">
            <text:p>104.722</text:p>
          </table:table-cell>
          <table:table-cell office:value-type="float" office:value="105.229" calcext:value-type="float">
            <text:p>105.229</text:p>
          </table:table-cell>
          <table:table-cell/>
          <table:table-cell table:formula="of:=MIN([.B281:.F281])" office:value-type="float" office:value="103.639" calcext:value-type="float">
            <text:p/>
          </table:table-cell>
          <table:table-cell table:formula="of:=MAX([.B281:.F281])" office:value-type="float" office:value="114.779" calcext:value-type="float">
            <text:p/>
          </table:table-cell>
          <table:table-cell table:formula="of:=AVERAGE([.B281:.F281])" office:value-type="float" office:value="107.1432" calcext:value-type="float">
            <text:p/>
          </table:table-cell>
          <table:table-cell table:formula="of:=[.H281]/[.A281]" office:value-type="float" office:value="0.370139285714286" calcext:value-type="float">
            <text:p/>
          </table:table-cell>
          <table:table-cell table:formula="of:=[.I281]/[.A281]" office:value-type="float" office:value="0.409925" calcext:value-type="float">
            <text:p/>
          </table:table-cell>
          <table:table-cell table:formula="of:=[.J281]/[.A281]" office:value-type="float" office:value="0.382654285714286" calcext:value-type="float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4.067" calcext:value-type="float">
            <text:p>104.067</text:p>
          </table:table-cell>
          <table:table-cell office:value-type="float" office:value="117.6" calcext:value-type="float">
            <text:p>117.6</text:p>
          </table:table-cell>
          <table:table-cell office:value-type="float" office:value="105.736" calcext:value-type="float">
            <text:p>105.736</text:p>
          </table:table-cell>
          <table:table-cell office:value-type="float" office:value="104.696" calcext:value-type="float">
            <text:p>104.696</text:p>
          </table:table-cell>
          <table:table-cell office:value-type="float" office:value="106.052" calcext:value-type="float">
            <text:p>106.052</text:p>
          </table:table-cell>
          <table:table-cell/>
          <table:table-cell table:formula="of:=MIN([.B282:.F282])" office:value-type="float" office:value="104.067" calcext:value-type="float">
            <text:p/>
          </table:table-cell>
          <table:table-cell table:formula="of:=MAX([.B282:.F282])" office:value-type="float" office:value="117.6" calcext:value-type="float">
            <text:p/>
          </table:table-cell>
          <table:table-cell table:formula="of:=AVERAGE([.B282:.F282])" office:value-type="float" office:value="107.6302" calcext:value-type="float">
            <text:p/>
          </table:table-cell>
          <table:table-cell table:formula="of:=[.H282]/[.A282]" office:value-type="float" office:value="0.370345195729537" calcext:value-type="float">
            <text:p/>
          </table:table-cell>
          <table:table-cell table:formula="of:=[.I282]/[.A282]" office:value-type="float" office:value="0.418505338078292" calcext:value-type="float">
            <text:p/>
          </table:table-cell>
          <table:table-cell table:formula="of:=[.J282]/[.A282]" office:value-type="float" office:value="0.383025622775801" calcext:value-type="float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5.553" calcext:value-type="float">
            <text:p>105.553</text:p>
          </table:table-cell>
          <table:table-cell office:value-type="float" office:value="114.412" calcext:value-type="float">
            <text:p>114.412</text:p>
          </table:table-cell>
          <table:table-cell office:value-type="float" office:value="106.195" calcext:value-type="float">
            <text:p>106.195</text:p>
          </table:table-cell>
          <table:table-cell office:value-type="float" office:value="105.537" calcext:value-type="float">
            <text:p>105.537</text:p>
          </table:table-cell>
          <table:table-cell office:value-type="float" office:value="106.699" calcext:value-type="float">
            <text:p>106.699</text:p>
          </table:table-cell>
          <table:table-cell/>
          <table:table-cell table:formula="of:=MIN([.B283:.F283])" office:value-type="float" office:value="105.537" calcext:value-type="float">
            <text:p/>
          </table:table-cell>
          <table:table-cell table:formula="of:=MAX([.B283:.F283])" office:value-type="float" office:value="114.412" calcext:value-type="float">
            <text:p/>
          </table:table-cell>
          <table:table-cell table:formula="of:=AVERAGE([.B283:.F283])" office:value-type="float" office:value="107.6792" calcext:value-type="float">
            <text:p/>
          </table:table-cell>
          <table:table-cell table:formula="of:=[.H283]/[.A283]" office:value-type="float" office:value="0.374244680851064" calcext:value-type="float">
            <text:p/>
          </table:table-cell>
          <table:table-cell table:formula="of:=[.I283]/[.A283]" office:value-type="float" office:value="0.405716312056738" calcext:value-type="float">
            <text:p/>
          </table:table-cell>
          <table:table-cell table:formula="of:=[.J283]/[.A283]" office:value-type="float" office:value="0.381841134751773" calcext:value-type="float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6.946" calcext:value-type="float">
            <text:p>106.946</text:p>
          </table:table-cell>
          <table:table-cell office:value-type="float" office:value="117.04" calcext:value-type="float">
            <text:p>117.04</text:p>
          </table:table-cell>
          <table:table-cell office:value-type="float" office:value="106.518" calcext:value-type="float">
            <text:p>106.518</text:p>
          </table:table-cell>
          <table:table-cell office:value-type="float" office:value="106.149" calcext:value-type="float">
            <text:p>106.149</text:p>
          </table:table-cell>
          <table:table-cell office:value-type="float" office:value="107.752" calcext:value-type="float">
            <text:p>107.752</text:p>
          </table:table-cell>
          <table:table-cell/>
          <table:table-cell table:formula="of:=MIN([.B284:.F284])" office:value-type="float" office:value="106.149" calcext:value-type="float">
            <text:p/>
          </table:table-cell>
          <table:table-cell table:formula="of:=MAX([.B284:.F284])" office:value-type="float" office:value="117.04" calcext:value-type="float">
            <text:p/>
          </table:table-cell>
          <table:table-cell table:formula="of:=AVERAGE([.B284:.F284])" office:value-type="float" office:value="108.881" calcext:value-type="float">
            <text:p/>
          </table:table-cell>
          <table:table-cell table:formula="of:=[.H284]/[.A284]" office:value-type="float" office:value="0.37508480565371" calcext:value-type="float">
            <text:p/>
          </table:table-cell>
          <table:table-cell table:formula="of:=[.I284]/[.A284]" office:value-type="float" office:value="0.41356890459364" calcext:value-type="float">
            <text:p/>
          </table:table-cell>
          <table:table-cell table:formula="of:=[.J284]/[.A284]" office:value-type="float" office:value="0.38473851590106" calcext:value-type="float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7.085" calcext:value-type="float">
            <text:p>107.085</text:p>
          </table:table-cell>
          <table:table-cell office:value-type="float" office:value="116.474" calcext:value-type="float">
            <text:p>116.474</text:p>
          </table:table-cell>
          <table:table-cell office:value-type="float" office:value="111.514" calcext:value-type="float">
            <text:p>111.514</text:p>
          </table:table-cell>
          <table:table-cell office:value-type="float" office:value="107.222" calcext:value-type="float">
            <text:p>107.222</text:p>
          </table:table-cell>
          <table:table-cell office:value-type="float" office:value="108.274" calcext:value-type="float">
            <text:p>108.274</text:p>
          </table:table-cell>
          <table:table-cell/>
          <table:table-cell table:formula="of:=MIN([.B285:.F285])" office:value-type="float" office:value="107.085" calcext:value-type="float">
            <text:p/>
          </table:table-cell>
          <table:table-cell table:formula="of:=MAX([.B285:.F285])" office:value-type="float" office:value="116.474" calcext:value-type="float">
            <text:p/>
          </table:table-cell>
          <table:table-cell table:formula="of:=AVERAGE([.B285:.F285])" office:value-type="float" office:value="110.1138" calcext:value-type="float">
            <text:p/>
          </table:table-cell>
          <table:table-cell table:formula="of:=[.H285]/[.A285]" office:value-type="float" office:value="0.37705985915493" calcext:value-type="float">
            <text:p/>
          </table:table-cell>
          <table:table-cell table:formula="of:=[.I285]/[.A285]" office:value-type="float" office:value="0.410119718309859" calcext:value-type="float">
            <text:p/>
          </table:table-cell>
          <table:table-cell table:formula="of:=[.J285]/[.A285]" office:value-type="float" office:value="0.387724647887324" calcext:value-type="float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7.862" calcext:value-type="float">
            <text:p>107.862</text:p>
          </table:table-cell>
          <table:table-cell office:value-type="float" office:value="110.492" calcext:value-type="float">
            <text:p>110.492</text:p>
          </table:table-cell>
          <table:table-cell office:value-type="float" office:value="117.612" calcext:value-type="float">
            <text:p>117.612</text:p>
          </table:table-cell>
          <table:table-cell office:value-type="float" office:value="107.677" calcext:value-type="float">
            <text:p>107.677</text:p>
          </table:table-cell>
          <table:table-cell office:value-type="float" office:value="108.778" calcext:value-type="float">
            <text:p>108.778</text:p>
          </table:table-cell>
          <table:table-cell/>
          <table:table-cell table:formula="of:=MIN([.B286:.F286])" office:value-type="float" office:value="107.677" calcext:value-type="float">
            <text:p/>
          </table:table-cell>
          <table:table-cell table:formula="of:=MAX([.B286:.F286])" office:value-type="float" office:value="117.612" calcext:value-type="float">
            <text:p/>
          </table:table-cell>
          <table:table-cell table:formula="of:=AVERAGE([.B286:.F286])" office:value-type="float" office:value="110.4842" calcext:value-type="float">
            <text:p/>
          </table:table-cell>
          <table:table-cell table:formula="of:=[.H286]/[.A286]" office:value-type="float" office:value="0.377814035087719" calcext:value-type="float">
            <text:p/>
          </table:table-cell>
          <table:table-cell table:formula="of:=[.I286]/[.A286]" office:value-type="float" office:value="0.412673684210526" calcext:value-type="float">
            <text:p/>
          </table:table-cell>
          <table:table-cell table:formula="of:=[.J286]/[.A286]" office:value-type="float" office:value="0.387663859649123" calcext:value-type="float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8.415" calcext:value-type="float">
            <text:p>108.415</text:p>
          </table:table-cell>
          <table:table-cell office:value-type="float" office:value="116.484" calcext:value-type="float">
            <text:p>116.484</text:p>
          </table:table-cell>
          <table:table-cell office:value-type="float" office:value="119.149" calcext:value-type="float">
            <text:p>119.149</text:p>
          </table:table-cell>
          <table:table-cell office:value-type="float" office:value="108.187" calcext:value-type="float">
            <text:p>108.187</text:p>
          </table:table-cell>
          <table:table-cell office:value-type="float" office:value="109.398" calcext:value-type="float">
            <text:p>109.398</text:p>
          </table:table-cell>
          <table:table-cell/>
          <table:table-cell table:formula="of:=MIN([.B287:.F287])" office:value-type="float" office:value="108.187" calcext:value-type="float">
            <text:p/>
          </table:table-cell>
          <table:table-cell table:formula="of:=MAX([.B287:.F287])" office:value-type="float" office:value="119.149" calcext:value-type="float">
            <text:p/>
          </table:table-cell>
          <table:table-cell table:formula="of:=AVERAGE([.B287:.F287])" office:value-type="float" office:value="112.3266" calcext:value-type="float">
            <text:p/>
          </table:table-cell>
          <table:table-cell table:formula="of:=[.H287]/[.A287]" office:value-type="float" office:value="0.378276223776224" calcext:value-type="float">
            <text:p/>
          </table:table-cell>
          <table:table-cell table:formula="of:=[.I287]/[.A287]" office:value-type="float" office:value="0.416604895104895" calcext:value-type="float">
            <text:p/>
          </table:table-cell>
          <table:table-cell table:formula="of:=[.J287]/[.A287]" office:value-type="float" office:value="0.39275034965035" calcext:value-type="float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9.248" calcext:value-type="float">
            <text:p>109.248</text:p>
          </table:table-cell>
          <table:table-cell office:value-type="float" office:value="123.302" calcext:value-type="float">
            <text:p>123.302</text:p>
          </table:table-cell>
          <table:table-cell office:value-type="float" office:value="114.517" calcext:value-type="float">
            <text:p>114.517</text:p>
          </table:table-cell>
          <table:table-cell office:value-type="float" office:value="108.78" calcext:value-type="float">
            <text:p>108.78</text:p>
          </table:table-cell>
          <table:table-cell office:value-type="float" office:value="110.841" calcext:value-type="float">
            <text:p>110.841</text:p>
          </table:table-cell>
          <table:table-cell/>
          <table:table-cell table:formula="of:=MIN([.B288:.F288])" office:value-type="float" office:value="108.78" calcext:value-type="float">
            <text:p/>
          </table:table-cell>
          <table:table-cell table:formula="of:=MAX([.B288:.F288])" office:value-type="float" office:value="123.302" calcext:value-type="float">
            <text:p/>
          </table:table-cell>
          <table:table-cell table:formula="of:=AVERAGE([.B288:.F288])" office:value-type="float" office:value="113.3376" calcext:value-type="float">
            <text:p/>
          </table:table-cell>
          <table:table-cell table:formula="of:=[.H288]/[.A288]" office:value-type="float" office:value="0.379024390243902" calcext:value-type="float">
            <text:p/>
          </table:table-cell>
          <table:table-cell table:formula="of:=[.I288]/[.A288]" office:value-type="float" office:value="0.429623693379791" calcext:value-type="float">
            <text:p/>
          </table:table-cell>
          <table:table-cell table:formula="of:=[.J288]/[.A288]" office:value-type="float" office:value="0.394904529616725" calcext:value-type="float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9.266" calcext:value-type="float">
            <text:p>109.266</text:p>
          </table:table-cell>
          <table:table-cell office:value-type="float" office:value="124.306" calcext:value-type="float">
            <text:p>124.306</text:p>
          </table:table-cell>
          <table:table-cell office:value-type="float" office:value="112.067" calcext:value-type="float">
            <text:p>112.067</text:p>
          </table:table-cell>
          <table:table-cell office:value-type="float" office:value="109.452" calcext:value-type="float">
            <text:p>109.452</text:p>
          </table:table-cell>
          <table:table-cell office:value-type="float" office:value="111.947" calcext:value-type="float">
            <text:p>111.947</text:p>
          </table:table-cell>
          <table:table-cell/>
          <table:table-cell table:formula="of:=MIN([.B289:.F289])" office:value-type="float" office:value="109.266" calcext:value-type="float">
            <text:p/>
          </table:table-cell>
          <table:table-cell table:formula="of:=MAX([.B289:.F289])" office:value-type="float" office:value="124.306" calcext:value-type="float">
            <text:p/>
          </table:table-cell>
          <table:table-cell table:formula="of:=AVERAGE([.B289:.F289])" office:value-type="float" office:value="113.4076" calcext:value-type="float">
            <text:p/>
          </table:table-cell>
          <table:table-cell table:formula="of:=[.H289]/[.A289]" office:value-type="float" office:value="0.379395833333333" calcext:value-type="float">
            <text:p/>
          </table:table-cell>
          <table:table-cell table:formula="of:=[.I289]/[.A289]" office:value-type="float" office:value="0.431618055555556" calcext:value-type="float">
            <text:p/>
          </table:table-cell>
          <table:table-cell table:formula="of:=[.J289]/[.A289]" office:value-type="float" office:value="0.393776388888889" calcext:value-type="float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.537" calcext:value-type="float">
            <text:p>110.537</text:p>
          </table:table-cell>
          <table:table-cell office:value-type="float" office:value="123.197" calcext:value-type="float">
            <text:p>123.197</text:p>
          </table:table-cell>
          <table:table-cell office:value-type="float" office:value="110.807" calcext:value-type="float">
            <text:p>110.807</text:p>
          </table:table-cell>
          <table:table-cell office:value-type="float" office:value="110.548" calcext:value-type="float">
            <text:p>110.548</text:p>
          </table:table-cell>
          <table:table-cell office:value-type="float" office:value="111.777" calcext:value-type="float">
            <text:p>111.777</text:p>
          </table:table-cell>
          <table:table-cell/>
          <table:table-cell table:formula="of:=MIN([.B290:.F290])" office:value-type="float" office:value="110.537" calcext:value-type="float">
            <text:p/>
          </table:table-cell>
          <table:table-cell table:formula="of:=MAX([.B290:.F290])" office:value-type="float" office:value="123.197" calcext:value-type="float">
            <text:p/>
          </table:table-cell>
          <table:table-cell table:formula="of:=AVERAGE([.B290:.F290])" office:value-type="float" office:value="113.3732" calcext:value-type="float">
            <text:p/>
          </table:table-cell>
          <table:table-cell table:formula="of:=[.H290]/[.A290]" office:value-type="float" office:value="0.382480968858131" calcext:value-type="float">
            <text:p/>
          </table:table-cell>
          <table:table-cell table:formula="of:=[.I290]/[.A290]" office:value-type="float" office:value="0.426287197231834" calcext:value-type="float">
            <text:p/>
          </table:table-cell>
          <table:table-cell table:formula="of:=[.J290]/[.A290]" office:value-type="float" office:value="0.392294809688581" calcext:value-type="float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1.416" calcext:value-type="float">
            <text:p>111.416</text:p>
          </table:table-cell>
          <table:table-cell office:value-type="float" office:value="122.068" calcext:value-type="float">
            <text:p>122.068</text:p>
          </table:table-cell>
          <table:table-cell office:value-type="float" office:value="122.965" calcext:value-type="float">
            <text:p>122.965</text:p>
          </table:table-cell>
          <table:table-cell office:value-type="float" office:value="112.255" calcext:value-type="float">
            <text:p>112.255</text:p>
          </table:table-cell>
          <table:table-cell office:value-type="float" office:value="112.388" calcext:value-type="float">
            <text:p>112.388</text:p>
          </table:table-cell>
          <table:table-cell/>
          <table:table-cell table:formula="of:=MIN([.B291:.F291])" office:value-type="float" office:value="111.416" calcext:value-type="float">
            <text:p/>
          </table:table-cell>
          <table:table-cell table:formula="of:=MAX([.B291:.F291])" office:value-type="float" office:value="122.965" calcext:value-type="float">
            <text:p/>
          </table:table-cell>
          <table:table-cell table:formula="of:=AVERAGE([.B291:.F291])" office:value-type="float" office:value="116.2184" calcext:value-type="float">
            <text:p/>
          </table:table-cell>
          <table:table-cell table:formula="of:=[.H291]/[.A291]" office:value-type="float" office:value="0.384193103448276" calcext:value-type="float">
            <text:p/>
          </table:table-cell>
          <table:table-cell table:formula="of:=[.I291]/[.A291]" office:value-type="float" office:value="0.42401724137931" calcext:value-type="float">
            <text:p/>
          </table:table-cell>
          <table:table-cell table:formula="of:=[.J291]/[.A291]" office:value-type="float" office:value="0.400753103448276" calcext:value-type="float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6.391" calcext:value-type="float">
            <text:p>116.391</text:p>
          </table:table-cell>
          <table:table-cell office:value-type="float" office:value="118.924" calcext:value-type="float">
            <text:p>118.924</text:p>
          </table:table-cell>
          <table:table-cell office:value-type="float" office:value="112.083" calcext:value-type="float">
            <text:p>112.083</text:p>
          </table:table-cell>
          <table:table-cell office:value-type="float" office:value="113.335" calcext:value-type="float">
            <text:p>113.335</text:p>
          </table:table-cell>
          <table:table-cell/>
          <table:table-cell table:formula="of:=MIN([.B292:.F292])" office:value-type="float" office:value="112.07" calcext:value-type="float">
            <text:p/>
          </table:table-cell>
          <table:table-cell table:formula="of:=MAX([.B292:.F292])" office:value-type="float" office:value="118.924" calcext:value-type="float">
            <text:p/>
          </table:table-cell>
          <table:table-cell table:formula="of:=AVERAGE([.B292:.F292])" office:value-type="float" office:value="114.5606" calcext:value-type="float">
            <text:p/>
          </table:table-cell>
          <table:table-cell table:formula="of:=[.H292]/[.A292]" office:value-type="float" office:value="0.385120274914089" calcext:value-type="float">
            <text:p/>
          </table:table-cell>
          <table:table-cell table:formula="of:=[.I292]/[.A292]" office:value-type="float" office:value="0.4086735395189" calcext:value-type="float">
            <text:p/>
          </table:table-cell>
          <table:table-cell table:formula="of:=[.J292]/[.A292]" office:value-type="float" office:value="0.393679037800687" calcext:value-type="float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2.738" calcext:value-type="float">
            <text:p>112.738</text:p>
          </table:table-cell>
          <table:table-cell office:value-type="float" office:value="122.587" calcext:value-type="float">
            <text:p>122.587</text:p>
          </table:table-cell>
          <table:table-cell office:value-type="float" office:value="124.854" calcext:value-type="float">
            <text:p>124.854</text:p>
          </table:table-cell>
          <table:table-cell office:value-type="float" office:value="112.82" calcext:value-type="float">
            <text:p>112.82</text:p>
          </table:table-cell>
          <table:table-cell office:value-type="float" office:value="114.342" calcext:value-type="float">
            <text:p>114.342</text:p>
          </table:table-cell>
          <table:table-cell/>
          <table:table-cell table:formula="of:=MIN([.B293:.F293])" office:value-type="float" office:value="112.738" calcext:value-type="float">
            <text:p/>
          </table:table-cell>
          <table:table-cell table:formula="of:=MAX([.B293:.F293])" office:value-type="float" office:value="124.854" calcext:value-type="float">
            <text:p/>
          </table:table-cell>
          <table:table-cell table:formula="of:=AVERAGE([.B293:.F293])" office:value-type="float" office:value="117.4682" calcext:value-type="float">
            <text:p/>
          </table:table-cell>
          <table:table-cell table:formula="of:=[.H293]/[.A293]" office:value-type="float" office:value="0.38608904109589" calcext:value-type="float">
            <text:p/>
          </table:table-cell>
          <table:table-cell table:formula="of:=[.I293]/[.A293]" office:value-type="float" office:value="0.427582191780822" calcext:value-type="float">
            <text:p/>
          </table:table-cell>
          <table:table-cell table:formula="of:=[.J293]/[.A293]" office:value-type="float" office:value="0.402288356164384" calcext:value-type="float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4.399" calcext:value-type="float">
            <text:p>114.399</text:p>
          </table:table-cell>
          <table:table-cell office:value-type="float" office:value="117.41" calcext:value-type="float">
            <text:p>117.41</text:p>
          </table:table-cell>
          <table:table-cell office:value-type="float" office:value="124.832" calcext:value-type="float">
            <text:p>124.832</text:p>
          </table:table-cell>
          <table:table-cell office:value-type="float" office:value="114.533" calcext:value-type="float">
            <text:p>114.533</text:p>
          </table:table-cell>
          <table:table-cell office:value-type="float" office:value="115.856" calcext:value-type="float">
            <text:p>115.856</text:p>
          </table:table-cell>
          <table:table-cell/>
          <table:table-cell table:formula="of:=MIN([.B294:.F294])" office:value-type="float" office:value="114.399" calcext:value-type="float">
            <text:p/>
          </table:table-cell>
          <table:table-cell table:formula="of:=MAX([.B294:.F294])" office:value-type="float" office:value="124.832" calcext:value-type="float">
            <text:p/>
          </table:table-cell>
          <table:table-cell table:formula="of:=AVERAGE([.B294:.F294])" office:value-type="float" office:value="117.406" calcext:value-type="float">
            <text:p/>
          </table:table-cell>
          <table:table-cell table:formula="of:=[.H294]/[.A294]" office:value-type="float" office:value="0.390440273037543" calcext:value-type="float">
            <text:p/>
          </table:table-cell>
          <table:table-cell table:formula="of:=[.I294]/[.A294]" office:value-type="float" office:value="0.426047781569966" calcext:value-type="float">
            <text:p/>
          </table:table-cell>
          <table:table-cell table:formula="of:=[.J294]/[.A294]" office:value-type="float" office:value="0.400703071672355" calcext:value-type="float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6.045" calcext:value-type="float">
            <text:p>116.045</text:p>
          </table:table-cell>
          <table:table-cell office:value-type="float" office:value="114.247" calcext:value-type="float">
            <text:p>114.247</text:p>
          </table:table-cell>
          <table:table-cell office:value-type="float" office:value="118.174" calcext:value-type="float">
            <text:p>118.174</text:p>
          </table:table-cell>
          <table:table-cell office:value-type="float" office:value="114.461" calcext:value-type="float">
            <text:p>114.461</text:p>
          </table:table-cell>
          <table:table-cell office:value-type="float" office:value="115.406" calcext:value-type="float">
            <text:p>115.406</text:p>
          </table:table-cell>
          <table:table-cell/>
          <table:table-cell table:formula="of:=MIN([.B295:.F295])" office:value-type="float" office:value="114.247" calcext:value-type="float">
            <text:p/>
          </table:table-cell>
          <table:table-cell table:formula="of:=MAX([.B295:.F295])" office:value-type="float" office:value="118.174" calcext:value-type="float">
            <text:p/>
          </table:table-cell>
          <table:table-cell table:formula="of:=AVERAGE([.B295:.F295])" office:value-type="float" office:value="115.6666" calcext:value-type="float">
            <text:p/>
          </table:table-cell>
          <table:table-cell table:formula="of:=[.H295]/[.A295]" office:value-type="float" office:value="0.388595238095238" calcext:value-type="float">
            <text:p/>
          </table:table-cell>
          <table:table-cell table:formula="of:=[.I295]/[.A295]" office:value-type="float" office:value="0.401952380952381" calcext:value-type="float">
            <text:p/>
          </table:table-cell>
          <table:table-cell table:formula="of:=[.J295]/[.A295]" office:value-type="float" office:value="0.393423809523809" calcext:value-type="float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5.239" calcext:value-type="float">
            <text:p>115.239</text:p>
          </table:table-cell>
          <table:table-cell office:value-type="float" office:value="115.301" calcext:value-type="float">
            <text:p>115.301</text:p>
          </table:table-cell>
          <table:table-cell office:value-type="float" office:value="116.258" calcext:value-type="float">
            <text:p>116.258</text:p>
          </table:table-cell>
          <table:table-cell office:value-type="float" office:value="114.807" calcext:value-type="float">
            <text:p>114.807</text:p>
          </table:table-cell>
          <table:table-cell office:value-type="float" office:value="116.543" calcext:value-type="float">
            <text:p>116.543</text:p>
          </table:table-cell>
          <table:table-cell/>
          <table:table-cell table:formula="of:=MIN([.B296:.F296])" office:value-type="float" office:value="114.807" calcext:value-type="float">
            <text:p/>
          </table:table-cell>
          <table:table-cell table:formula="of:=MAX([.B296:.F296])" office:value-type="float" office:value="116.543" calcext:value-type="float">
            <text:p/>
          </table:table-cell>
          <table:table-cell table:formula="of:=AVERAGE([.B296:.F296])" office:value-type="float" office:value="115.6296" calcext:value-type="float">
            <text:p/>
          </table:table-cell>
          <table:table-cell table:formula="of:=[.H296]/[.A296]" office:value-type="float" office:value="0.389176271186441" calcext:value-type="float">
            <text:p/>
          </table:table-cell>
          <table:table-cell table:formula="of:=[.I296]/[.A296]" office:value-type="float" office:value="0.395061016949153" calcext:value-type="float">
            <text:p/>
          </table:table-cell>
          <table:table-cell table:formula="of:=[.J296]/[.A296]" office:value-type="float" office:value="0.391964745762712" calcext:value-type="float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6.081" calcext:value-type="float">
            <text:p>116.081</text:p>
          </table:table-cell>
          <table:table-cell office:value-type="float" office:value="116.274" calcext:value-type="float">
            <text:p>116.274</text:p>
          </table:table-cell>
          <table:table-cell office:value-type="float" office:value="121.186" calcext:value-type="float">
            <text:p>121.186</text:p>
          </table:table-cell>
          <table:table-cell office:value-type="float" office:value="115.502" calcext:value-type="float">
            <text:p>115.502</text:p>
          </table:table-cell>
          <table:table-cell office:value-type="float" office:value="117.118" calcext:value-type="float">
            <text:p>117.118</text:p>
          </table:table-cell>
          <table:table-cell/>
          <table:table-cell table:formula="of:=MIN([.B297:.F297])" office:value-type="float" office:value="115.502" calcext:value-type="float">
            <text:p/>
          </table:table-cell>
          <table:table-cell table:formula="of:=MAX([.B297:.F297])" office:value-type="float" office:value="121.186" calcext:value-type="float">
            <text:p/>
          </table:table-cell>
          <table:table-cell table:formula="of:=AVERAGE([.B297:.F297])" office:value-type="float" office:value="117.2322" calcext:value-type="float">
            <text:p/>
          </table:table-cell>
          <table:table-cell table:formula="of:=[.H297]/[.A297]" office:value-type="float" office:value="0.390209459459459" calcext:value-type="float">
            <text:p/>
          </table:table-cell>
          <table:table-cell table:formula="of:=[.I297]/[.A297]" office:value-type="float" office:value="0.409412162162162" calcext:value-type="float">
            <text:p/>
          </table:table-cell>
          <table:table-cell table:formula="of:=[.J297]/[.A297]" office:value-type="float" office:value="0.39605472972973" calcext:value-type="float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7.726" calcext:value-type="float">
            <text:p>117.726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2.997" calcext:value-type="float">
            <text:p>122.997</text:p>
          </table:table-cell>
          <table:table-cell office:value-type="float" office:value="116.336" calcext:value-type="float">
            <text:p>116.336</text:p>
          </table:table-cell>
          <table:table-cell office:value-type="float" office:value="117.719" calcext:value-type="float">
            <text:p>117.719</text:p>
          </table:table-cell>
          <table:table-cell/>
          <table:table-cell table:formula="of:=MIN([.B298:.F298])" office:value-type="float" office:value="116.336" calcext:value-type="float">
            <text:p/>
          </table:table-cell>
          <table:table-cell table:formula="of:=MAX([.B298:.F298])" office:value-type="float" office:value="122.997" calcext:value-type="float">
            <text:p/>
          </table:table-cell>
          <table:table-cell table:formula="of:=AVERAGE([.B298:.F298])" office:value-type="float" office:value="118.3896" calcext:value-type="float">
            <text:p/>
          </table:table-cell>
          <table:table-cell table:formula="of:=[.H298]/[.A298]" office:value-type="float" office:value="0.391703703703704" calcext:value-type="float">
            <text:p/>
          </table:table-cell>
          <table:table-cell table:formula="of:=[.I298]/[.A298]" office:value-type="float" office:value="0.414131313131313" calcext:value-type="float">
            <text:p/>
          </table:table-cell>
          <table:table-cell table:formula="of:=[.J298]/[.A298]" office:value-type="float" office:value="0.398618181818182" calcext:value-type="float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4.66" calcext:value-type="float">
            <text:p>124.66</text:p>
          </table:table-cell>
          <table:table-cell office:value-type="float" office:value="118.659" calcext:value-type="float">
            <text:p>118.659</text:p>
          </table:table-cell>
          <table:table-cell office:value-type="float" office:value="118.125" calcext:value-type="float">
            <text:p>118.125</text:p>
          </table:table-cell>
          <table:table-cell office:value-type="float" office:value="117.184" calcext:value-type="float">
            <text:p>117.184</text:p>
          </table:table-cell>
          <table:table-cell office:value-type="float" office:value="118.634" calcext:value-type="float">
            <text:p>118.634</text:p>
          </table:table-cell>
          <table:table-cell/>
          <table:table-cell table:formula="of:=MIN([.B299:.F299])" office:value-type="float" office:value="117.184" calcext:value-type="float">
            <text:p/>
          </table:table-cell>
          <table:table-cell table:formula="of:=MAX([.B299:.F299])" office:value-type="float" office:value="124.66" calcext:value-type="float">
            <text:p/>
          </table:table-cell>
          <table:table-cell table:formula="of:=AVERAGE([.B299:.F299])" office:value-type="float" office:value="119.4524" calcext:value-type="float">
            <text:p/>
          </table:table-cell>
          <table:table-cell table:formula="of:=[.H299]/[.A299]" office:value-type="float" office:value="0.393234899328859" calcext:value-type="float">
            <text:p/>
          </table:table-cell>
          <table:table-cell table:formula="of:=[.I299]/[.A299]" office:value-type="float" office:value="0.418322147651007" calcext:value-type="float">
            <text:p/>
          </table:table-cell>
          <table:table-cell table:formula="of:=[.J299]/[.A299]" office:value-type="float" office:value="0.400846979865772" calcext:value-type="float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4.686" calcext:value-type="float">
            <text:p>124.686</text:p>
          </table:table-cell>
          <table:table-cell office:value-type="float" office:value="118.221" calcext:value-type="float">
            <text:p>118.221</text:p>
          </table:table-cell>
          <table:table-cell office:value-type="float" office:value="118.256" calcext:value-type="float">
            <text:p>118.256</text:p>
          </table:table-cell>
          <table:table-cell office:value-type="float" office:value="117.989" calcext:value-type="float">
            <text:p>117.989</text:p>
          </table:table-cell>
          <table:table-cell office:value-type="float" office:value="119.177" calcext:value-type="float">
            <text:p>119.177</text:p>
          </table:table-cell>
          <table:table-cell/>
          <table:table-cell table:formula="of:=MIN([.B300:.F300])" office:value-type="float" office:value="117.989" calcext:value-type="float">
            <text:p/>
          </table:table-cell>
          <table:table-cell table:formula="of:=MAX([.B300:.F300])" office:value-type="float" office:value="124.686" calcext:value-type="float">
            <text:p/>
          </table:table-cell>
          <table:table-cell table:formula="of:=AVERAGE([.B300:.F300])" office:value-type="float" office:value="119.6658" calcext:value-type="float">
            <text:p/>
          </table:table-cell>
          <table:table-cell table:formula="of:=[.H300]/[.A300]" office:value-type="float" office:value="0.394612040133779" calcext:value-type="float">
            <text:p/>
          </table:table-cell>
          <table:table-cell table:formula="of:=[.I300]/[.A300]" office:value-type="float" office:value="0.417010033444816" calcext:value-type="float">
            <text:p/>
          </table:table-cell>
          <table:table-cell table:formula="of:=[.J300]/[.A300]" office:value-type="float" office:value="0.400220066889632" calcext:value-type="float">
            <text:p/>
          </table:table-cell>
        </table:table-row>
        <table:table-row table:style-name="ro1">
          <table:table-cell/>
          <table:table-cell office:value-type="float" office:value="120.393" calcext:value-type="float">
            <text:p>120.393</text:p>
          </table:table-cell>
          <table:table-cell office:value-type="float" office:value="119.115" calcext:value-type="float">
            <text:p>119.115</text:p>
          </table:table-cell>
          <table:table-cell office:value-type="float" office:value="118.974" calcext:value-type="float">
            <text:p>118.974</text:p>
          </table:table-cell>
          <table:table-cell office:value-type="float" office:value="118.825" calcext:value-type="float">
            <text:p>118.825</text:p>
          </table:table-cell>
          <table:table-cell office:value-type="float" office:value="120.243" calcext:value-type="float">
            <text:p>120.243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03:05:49.451965147</meta:creation-date>
    <dc:date>2014-11-20T05:04:36.028116538</dc:date>
    <meta:editing-duration>PT1H28M3S</meta:editing-duration>
    <meta:editing-cycles>6</meta:editing-cycles>
    <meta:generator>LibreOffice/4.2.3.3$Linux_X86_64 LibreOffice_project/420m0$Build-3</meta:generator>
    <meta:document-statistic meta:table-count="3" meta:cell-count="72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Medición del tiempo de ejecución</text:p>
        </chart:title>
        <chart:subtitle svg:x="2.346cm" svg:y="1.301cm" chart:style-name="ch3">
          <text:p>Tiempo  mínimo, máximo y promedio de 5 ejecuciones con k = 3</text:p>
        </chart:subtitle>
        <chart:legend chart:legend-position="end" svg:x="12.624cm" svg:y="3.705cm" style:legend-expansion="high" chart:style-name="ch4"/>
        <chart:plot-area chart:style-name="ch5" table:cell-range-address="'K FIJO'.A1:'K FIJO'.A301 'K FIJO'.H1:'K FIJO'.J301" chart:data-source-has-labels="row" svg:x="1.33cm" svg:y="2.37cm" svg:width="10.656cm" svg:height="5.474cm">
          <chartooo:coordinate-region svg:x="1.951cm" svg:y="2.569cm" svg:width="9.755cm" svg:height="4.628cm"/>
          <chart:axis chart:dimension="x" chart:name="primary-x" chart:style-name="ch6">
            <chart:title svg:x="4.987cm" svg:y="8.024cm" chart:style-name="ch7">
              <text:p>Cantidad de nodos (n)</text:p>
            </chart:title>
          </chart:axis>
          <chart:axis chart:dimension="y" chart:name="primary-y" chart:style-name="ch8">
            <chart:title svg:x="0.451cm" svg:y="6.924cm" chart:style-name="ch9">
              <text:p>Tiempo en milisegundos</text:p>
            </chart:title>
            <chart:grid chart:style-name="ch10" chart:class="major"/>
          </chart:axis>
          <chart:series chart:style-name="ch11" chart:values-cell-range-address="'K FIJO'.H2:'K FIJO'.H301" chart:label-cell-address="'K FIJO'.H1:'K FIJO'.H1" chart:class="chart:scatter">
            <chart:domain table:cell-range-address="'K FIJO'.A2:'K FIJO'.A301"/>
            <chart:data-point chart:repeated="300"/>
          </chart:series>
          <chart:series chart:style-name="ch12" chart:values-cell-range-address="'K FIJO'.I2:'K FIJO'.I301" chart:label-cell-address="'K FIJO'.I1:'K FIJO'.I1" chart:class="chart:scatter">
            <chart:data-point chart:repeated="300"/>
          </chart:series>
          <chart:series chart:style-name="ch13" chart:values-cell-range-address="'K FIJO'.J2:'K FIJO'.J301" chart:label-cell-address="'K FIJO'.J1:'K FIJO'.J1" chart:class="chart:scatter">
            <chart:data-point chart:repeated="3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inimo</text:p>
                <draw:g>
                  <svg:desc>'K FIJO'.H1:'K FIJO'.H1</svg:desc>
                </draw:g>
              </table:table-cell>
              <table:table-cell office:value-type="string">
                <text:p>Tiempo maximo</text:p>
                <draw:g>
                  <svg:desc>'K FIJO'.I1:'K FIJO'.I1</svg:desc>
                </draw:g>
              </table:table-cell>
              <table:table-cell office:value-type="string">
                <text:p>Tiempo promedio</text:p>
                <draw:g>
                  <svg:desc>'K FIJO'.J1:'K FIJO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K FIJO'.A2:'K FIJO'.A301</svg:desc>
                </draw:g>
              </table:table-cell>
              <table:table-cell office:value-type="float" office:value="0.004">
                <text:p>0.004</text:p>
                <draw:g>
                  <svg:desc>'K FIJO'.H2:'K FIJO'.H301</svg:desc>
                </draw:g>
              </table:table-cell>
              <table:table-cell office:value-type="float" office:value="0.011">
                <text:p>0.011</text:p>
                <draw:g>
                  <svg:desc>'K FIJO'.I2:'K FIJO'.I301</svg:desc>
                </draw:g>
              </table:table-cell>
              <table:table-cell office:value-type="float" office:value="0.0086">
                <text:p>0.0086</text:p>
                <draw:g>
                  <svg:desc>'K FIJO'.J2:'K FIJO'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13">
                <text:p>0.01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02">
                <text:p>0.0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.031">
                <text:p>0.03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36">
                <text:p>0.036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0.046">
                <text:p>0.04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0.05">
                <text:p>0.05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9">
                <text:p>0.019</text:p>
              </table:table-cell>
              <table:table-cell office:value-type="float" office:value="0.062">
                <text:p>0.062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.063">
                <text:p>0.063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0.074">
                <text:p>0.07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8">
                <text:p>0.028</text:p>
              </table:table-cell>
              <table:table-cell office:value-type="float" office:value="0.081">
                <text:p>0.081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32">
                <text:p>0.032</text:p>
              </table:table-cell>
              <table:table-cell office:value-type="float" office:value="0.122">
                <text:p>0.122</text:p>
              </table:table-cell>
              <table:table-cell office:value-type="float" office:value="0.0804">
                <text:p>0.0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33">
                <text:p>0.033</text:p>
              </table:table-cell>
              <table:table-cell office:value-type="float" office:value="0.094">
                <text:p>0.094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38">
                <text:p>0.038</text:p>
              </table:table-cell>
              <table:table-cell office:value-type="float" office:value="0.109">
                <text:p>0.10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1">
                <text:p>0.041</text:p>
              </table:table-cell>
              <table:table-cell office:value-type="float" office:value="0.114">
                <text:p>0.114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132">
                <text:p>0.13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49">
                <text:p>0.049</text:p>
              </table:table-cell>
              <table:table-cell office:value-type="float" office:value="0.147">
                <text:p>0.147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53">
                <text:p>0.053</text:p>
              </table:table-cell>
              <table:table-cell office:value-type="float" office:value="0.195">
                <text:p>0.195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58">
                <text:p>0.058</text:p>
              </table:table-cell>
              <table:table-cell office:value-type="float" office:value="0.172">
                <text:p>0.17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62">
                <text:p>0.062</text:p>
              </table:table-cell>
              <table:table-cell office:value-type="float" office:value="0.194">
                <text:p>0.194</text:p>
              </table:table-cell>
              <table:table-cell office:value-type="float" office:value="0.1258">
                <text:p>0.1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66">
                <text:p>0.066</text:p>
              </table:table-cell>
              <table:table-cell office:value-type="float" office:value="0.187">
                <text:p>0.187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69">
                <text:p>0.069</text:p>
              </table:table-cell>
              <table:table-cell office:value-type="float" office:value="0.193">
                <text:p>0.193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5">
                <text:p>0.075</text:p>
              </table:table-cell>
              <table:table-cell office:value-type="float" office:value="0.211">
                <text:p>0.211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9">
                <text:p>0.079</text:p>
              </table:table-cell>
              <table:table-cell office:value-type="float" office:value="0.226">
                <text:p>0.226</text:p>
              </table:table-cell>
              <table:table-cell office:value-type="float" office:value="0.1462">
                <text:p>0.1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88">
                <text:p>0.088</text:p>
              </table:table-cell>
              <table:table-cell office:value-type="float" office:value="0.249">
                <text:p>0.249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91">
                <text:p>0.091</text:p>
              </table:table-cell>
              <table:table-cell office:value-type="float" office:value="0.254">
                <text:p>0.254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7">
                <text:p>0.097</text:p>
              </table:table-cell>
              <table:table-cell office:value-type="float" office:value="0.27">
                <text:p>0.27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5">
                <text:p>0.105</text:p>
              </table:table-cell>
              <table:table-cell office:value-type="float" office:value="0.124">
                <text:p>0.12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14">
                <text:p>0.114</text:p>
              </table:table-cell>
              <table:table-cell office:value-type="float" office:value="0.14">
                <text:p>0.14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22">
                <text:p>0.122</text:p>
              </table:table-cell>
              <table:table-cell office:value-type="float" office:value="0.138">
                <text:p>0.138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28">
                <text:p>0.128</text:p>
              </table:table-cell>
              <table:table-cell office:value-type="float" office:value="0.145">
                <text:p>0.145</text:p>
              </table:table-cell>
              <table:table-cell office:value-type="float" office:value="0.1346">
                <text:p>0.1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35">
                <text:p>0.135</text:p>
              </table:table-cell>
              <table:table-cell office:value-type="float" office:value="0.152">
                <text:p>0.152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3">
                <text:p>0.143</text:p>
              </table:table-cell>
              <table:table-cell office:value-type="float" office:value="0.155">
                <text:p>0.155</text:p>
              </table:table-cell>
              <table:table-cell office:value-type="float" office:value="0.1464">
                <text:p>0.1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48">
                <text:p>0.148</text:p>
              </table:table-cell>
              <table:table-cell office:value-type="float" office:value="0.162">
                <text:p>0.162</text:p>
              </table:table-cell>
              <table:table-cell office:value-type="float" office:value="0.1514">
                <text:p>0.1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56">
                <text:p>0.156</text:p>
              </table:table-cell>
              <table:table-cell office:value-type="float" office:value="0.17">
                <text:p>0.17</text:p>
              </table:table-cell>
              <table:table-cell office:value-type="float" office:value="0.1606">
                <text:p>0.1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61">
                <text:p>0.161</text:p>
              </table:table-cell>
              <table:table-cell office:value-type="float" office:value="0.175">
                <text:p>0.17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72">
                <text:p>0.172</text:p>
              </table:table-cell>
              <table:table-cell office:value-type="float" office:value="0.189">
                <text:p>0.189</text:p>
              </table:table-cell>
              <table:table-cell office:value-type="float" office:value="0.1788">
                <text:p>0.1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77">
                <text:p>0.177</text:p>
              </table:table-cell>
              <table:table-cell office:value-type="float" office:value="0.212">
                <text:p>0.212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87">
                <text:p>0.187</text:p>
              </table:table-cell>
              <table:table-cell office:value-type="float" office:value="0.223">
                <text:p>0.223</text:p>
              </table:table-cell>
              <table:table-cell office:value-type="float" office:value="0.2048">
                <text:p>0.2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87">
                <text:p>0.187</text:p>
              </table:table-cell>
              <table:table-cell office:value-type="float" office:value="0.207">
                <text:p>0.207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03">
                <text:p>0.203</text:p>
              </table:table-cell>
              <table:table-cell office:value-type="float" office:value="0.208">
                <text:p>0.208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13">
                <text:p>0.213</text:p>
              </table:table-cell>
              <table:table-cell office:value-type="float" office:value="0.23">
                <text:p>0.23</text:p>
              </table:table-cell>
              <table:table-cell office:value-type="float" office:value="0.2254">
                <text:p>0.2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18">
                <text:p>0.218</text:p>
              </table:table-cell>
              <table:table-cell office:value-type="float" office:value="0.244">
                <text:p>0.244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3">
                <text:p>0.23</text:p>
              </table:table-cell>
              <table:table-cell office:value-type="float" office:value="0.254">
                <text:p>0.25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43">
                <text:p>0.243</text:p>
              </table:table-cell>
              <table:table-cell office:value-type="float" office:value="0.27">
                <text:p>0.27</text:p>
              </table:table-cell>
              <table:table-cell office:value-type="float" office:value="0.2572">
                <text:p>0.2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46">
                <text:p>0.246</text:p>
              </table:table-cell>
              <table:table-cell office:value-type="float" office:value="0.26">
                <text:p>0.26</text:p>
              </table:table-cell>
              <table:table-cell office:value-type="float" office:value="0.2502">
                <text:p>0.2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59">
                <text:p>0.259</text:p>
              </table:table-cell>
              <table:table-cell office:value-type="float" office:value="0.288">
                <text:p>0.288</text:p>
              </table:table-cell>
              <table:table-cell office:value-type="float" office:value="0.2716">
                <text:p>0.2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54">
                <text:p>0.254</text:p>
              </table:table-cell>
              <table:table-cell office:value-type="float" office:value="0.315">
                <text:p>0.315</text:p>
              </table:table-cell>
              <table:table-cell office:value-type="float" office:value="0.2708">
                <text:p>0.2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69">
                <text:p>0.269</text:p>
              </table:table-cell>
              <table:table-cell office:value-type="float" office:value="0.289">
                <text:p>0.289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74">
                <text:p>0.274</text:p>
              </table:table-cell>
              <table:table-cell office:value-type="float" office:value="0.291">
                <text:p>0.291</text:p>
              </table:table-cell>
              <table:table-cell office:value-type="float" office:value="0.2798">
                <text:p>0.2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2962">
                <text:p>0.2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02">
                <text:p>0.302</text:p>
              </table:table-cell>
              <table:table-cell office:value-type="float" office:value="0.326">
                <text:p>0.32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06">
                <text:p>0.306</text:p>
              </table:table-cell>
              <table:table-cell office:value-type="float" office:value="0.324">
                <text:p>0.324</text:p>
              </table:table-cell>
              <table:table-cell office:value-type="float" office:value="0.3148">
                <text:p>0.3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18">
                <text:p>0.318</text:p>
              </table:table-cell>
              <table:table-cell office:value-type="float" office:value="0.372">
                <text:p>0.372</text:p>
              </table:table-cell>
              <table:table-cell office:value-type="float" office:value="0.3322">
                <text:p>0.3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0.362">
                <text:p>0.362</text:p>
              </table:table-cell>
              <table:table-cell office:value-type="float" office:value="0.3384">
                <text:p>0.3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31">
                <text:p>0.331</text:p>
              </table:table-cell>
              <table:table-cell office:value-type="float" office:value="0.365">
                <text:p>0.365</text:p>
              </table:table-cell>
              <table:table-cell office:value-type="float" office:value="0.3396">
                <text:p>0.3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54">
                <text:p>0.354</text:p>
              </table:table-cell>
              <table:table-cell office:value-type="float" office:value="0.394">
                <text:p>0.394</text:p>
              </table:table-cell>
              <table:table-cell office:value-type="float" office:value="0.3656">
                <text:p>0.3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54">
                <text:p>0.354</text:p>
              </table:table-cell>
              <table:table-cell office:value-type="float" office:value="0.369">
                <text:p>0.369</text:p>
              </table:table-cell>
              <table:table-cell office:value-type="float" office:value="0.3592">
                <text:p>0.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67">
                <text:p>0.367</text:p>
              </table:table-cell>
              <table:table-cell office:value-type="float" office:value="0.385">
                <text:p>0.385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79">
                <text:p>0.379</text:p>
              </table:table-cell>
              <table:table-cell office:value-type="float" office:value="0.405">
                <text:p>0.405</text:p>
              </table:table-cell>
              <table:table-cell office:value-type="float" office:value="0.3872">
                <text:p>0.38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92">
                <text:p>0.392</text:p>
              </table:table-cell>
              <table:table-cell office:value-type="float" office:value="0.453">
                <text:p>0.453</text:p>
              </table:table-cell>
              <table:table-cell office:value-type="float" office:value="0.4078">
                <text:p>0.4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03">
                <text:p>0.403</text:p>
              </table:table-cell>
              <table:table-cell office:value-type="float" office:value="0.412">
                <text:p>0.412</text:p>
              </table:table-cell>
              <table:table-cell office:value-type="float" office:value="0.4062">
                <text:p>0.4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14">
                <text:p>0.414</text:p>
              </table:table-cell>
              <table:table-cell office:value-type="float" office:value="0.443">
                <text:p>0.443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31">
                <text:p>0.431</text:p>
              </table:table-cell>
              <table:table-cell office:value-type="float" office:value="0.441">
                <text:p>0.441</text:p>
              </table:table-cell>
              <table:table-cell office:value-type="float" office:value="0.4364">
                <text:p>0.4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35">
                <text:p>0.435</text:p>
              </table:table-cell>
              <table:table-cell office:value-type="float" office:value="0.446">
                <text:p>0.446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48">
                <text:p>0.448</text:p>
              </table:table-cell>
              <table:table-cell office:value-type="float" office:value="0.497">
                <text:p>0.497</text:p>
              </table:table-cell>
              <table:table-cell office:value-type="float" office:value="0.4636">
                <text:p>0.4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59">
                <text:p>0.459</text:p>
              </table:table-cell>
              <table:table-cell office:value-type="float" office:value="0.482">
                <text:p>0.482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72">
                <text:p>0.472</text:p>
              </table:table-cell>
              <table:table-cell office:value-type="float" office:value="0.523">
                <text:p>0.523</text:p>
              </table:table-cell>
              <table:table-cell office:value-type="float" office:value="0.4834">
                <text:p>0.4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858">
                <text:p>0.4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01">
                <text:p>0.501</text:p>
              </table:table-cell>
              <table:table-cell office:value-type="float" office:value="0.547">
                <text:p>0.54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18">
                <text:p>0.518</text:p>
              </table:table-cell>
              <table:table-cell office:value-type="float" office:value="0.568">
                <text:p>0.568</text:p>
              </table:table-cell>
              <table:table-cell office:value-type="float" office:value="0.5356">
                <text:p>0.5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6">
                <text:p>0.526</text:p>
              </table:table-cell>
              <table:table-cell office:value-type="float" office:value="0.541">
                <text:p>0.541</text:p>
              </table:table-cell>
              <table:table-cell office:value-type="float" office:value="0.5322">
                <text:p>0.5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42">
                <text:p>0.542</text:p>
              </table:table-cell>
              <table:table-cell office:value-type="float" office:value="0.549">
                <text:p>0.549</text:p>
              </table:table-cell>
              <table:table-cell office:value-type="float" office:value="0.5458">
                <text:p>0.5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5">
                <text:p>0.55</text:p>
              </table:table-cell>
              <table:table-cell office:value-type="float" office:value="0.562">
                <text:p>0.562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64">
                <text:p>0.564</text:p>
              </table:table-cell>
              <table:table-cell office:value-type="float" office:value="0.614">
                <text:p>0.61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78">
                <text:p>0.578</text:p>
              </table:table-cell>
              <table:table-cell office:value-type="float" office:value="0.595">
                <text:p>0.595</text:p>
              </table:table-cell>
              <table:table-cell office:value-type="float" office:value="0.5856">
                <text:p>0.58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11">
                <text:p>0.611</text:p>
              </table:table-cell>
              <table:table-cell office:value-type="float" office:value="0.622">
                <text:p>0.622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08">
                <text:p>0.608</text:p>
              </table:table-cell>
              <table:table-cell office:value-type="float" office:value="0.667">
                <text:p>0.667</text:p>
              </table:table-cell>
              <table:table-cell office:value-type="float" office:value="0.6268">
                <text:p>0.6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7">
                <text:p>0.637</text:p>
              </table:table-cell>
              <table:table-cell office:value-type="float" office:value="0.716">
                <text:p>0.716</text:p>
              </table:table-cell>
              <table:table-cell office:value-type="float" office:value="0.6548">
                <text:p>0.6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41">
                <text:p>0.641</text:p>
              </table:table-cell>
              <table:table-cell office:value-type="float" office:value="0.66">
                <text:p>0.66</text:p>
              </table:table-cell>
              <table:table-cell office:value-type="float" office:value="0.6478">
                <text:p>0.6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66">
                <text:p>0.666</text:p>
              </table:table-cell>
              <table:table-cell office:value-type="float" office:value="0.704">
                <text:p>0.704</text:p>
              </table:table-cell>
              <table:table-cell office:value-type="float" office:value="0.6802">
                <text:p>0.6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72">
                <text:p>0.672</text:p>
              </table:table-cell>
              <table:table-cell office:value-type="float" office:value="0.685">
                <text:p>0.685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57">
                <text:p>0.657</text:p>
              </table:table-cell>
              <table:table-cell office:value-type="float" office:value="0.666">
                <text:p>0.666</text:p>
              </table:table-cell>
              <table:table-cell office:value-type="float" office:value="0.6612">
                <text:p>0.6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9">
                <text:p>0.69</text:p>
              </table:table-cell>
              <table:table-cell office:value-type="float" office:value="0.699">
                <text:p>0.699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13">
                <text:p>0.713</text:p>
              </table:table-cell>
              <table:table-cell office:value-type="float" office:value="0.731">
                <text:p>0.731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1">
                <text:p>0.721</text:p>
              </table:table-cell>
              <table:table-cell office:value-type="float" office:value="0.747">
                <text:p>0.747</text:p>
              </table:table-cell>
              <table:table-cell office:value-type="float" office:value="0.7342">
                <text:p>0.7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4">
                <text:p>0.74</text:p>
              </table:table-cell>
              <table:table-cell office:value-type="float" office:value="0.76">
                <text:p>0.76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63">
                <text:p>0.763</text:p>
              </table:table-cell>
              <table:table-cell office:value-type="float" office:value="0.85">
                <text:p>0.85</text:p>
              </table:table-cell>
              <table:table-cell office:value-type="float" office:value="0.7938">
                <text:p>0.79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85">
                <text:p>0.785</text:p>
              </table:table-cell>
              <table:table-cell office:value-type="float" office:value="0.807">
                <text:p>0.807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77">
                <text:p>0.777</text:p>
              </table:table-cell>
              <table:table-cell office:value-type="float" office:value="0.799">
                <text:p>0.799</text:p>
              </table:table-cell>
              <table:table-cell office:value-type="float" office:value="0.7918">
                <text:p>0.7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05">
                <text:p>0.805</text:p>
              </table:table-cell>
              <table:table-cell office:value-type="float" office:value="0.826">
                <text:p>0.826</text:p>
              </table:table-cell>
              <table:table-cell office:value-type="float" office:value="0.8134">
                <text:p>0.8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12">
                <text:p>0.812</text:p>
              </table:table-cell>
              <table:table-cell office:value-type="float" office:value="0.906">
                <text:p>0.906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52">
                <text:p>0.852</text:p>
              </table:table-cell>
              <table:table-cell office:value-type="float" office:value="0.888">
                <text:p>0.888</text:p>
              </table:table-cell>
              <table:table-cell office:value-type="float" office:value="0.8702">
                <text:p>0.8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49">
                <text:p>0.849</text:p>
              </table:table-cell>
              <table:table-cell office:value-type="float" office:value="0.932">
                <text:p>0.932</text:p>
              </table:table-cell>
              <table:table-cell office:value-type="float" office:value="0.8758">
                <text:p>0.8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9">
                <text:p>0.89</text:p>
              </table:table-cell>
              <table:table-cell office:value-type="float" office:value="0.912">
                <text:p>0.912</text:p>
              </table:table-cell>
              <table:table-cell office:value-type="float" office:value="0.9018">
                <text:p>0.9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78">
                <text:p>0.878</text:p>
              </table:table-cell>
              <table:table-cell office:value-type="float" office:value="0.908">
                <text:p>0.908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04">
                <text:p>0.904</text:p>
              </table:table-cell>
              <table:table-cell office:value-type="float" office:value="0.993">
                <text:p>0.993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17">
                <text:p>0.917</text:p>
              </table:table-cell>
              <table:table-cell office:value-type="float" office:value="0.935">
                <text:p>0.935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49">
                <text:p>0.949</text:p>
              </table:table-cell>
              <table:table-cell office:value-type="float" office:value="0.976">
                <text:p>0.976</text:p>
              </table:table-cell>
              <table:table-cell office:value-type="float" office:value="0.9642">
                <text:p>0.9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75">
                <text:p>0.975</text:p>
              </table:table-cell>
              <table:table-cell office:value-type="float" office:value="1.06">
                <text:p>1.06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9">
                <text:p>0.99</text:p>
              </table:table-cell>
              <table:table-cell office:value-type="float" office:value="1.002">
                <text:p>1.002</text:p>
              </table:table-cell>
              <table:table-cell office:value-type="float" office:value="0.9962">
                <text:p>0.9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002">
                <text:p>1.002</text:p>
              </table:table-cell>
              <table:table-cell office:value-type="float" office:value="1.026">
                <text:p>1.026</text:p>
              </table:table-cell>
              <table:table-cell office:value-type="float" office:value="1.0116">
                <text:p>1.0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016">
                <text:p>1.016</text:p>
              </table:table-cell>
              <table:table-cell office:value-type="float" office:value="1.05">
                <text:p>1.05</text:p>
              </table:table-cell>
              <table:table-cell office:value-type="float" office:value="1.0358">
                <text:p>1.03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25">
                <text:p>1.025</text:p>
              </table:table-cell>
              <table:table-cell office:value-type="float" office:value="1.052">
                <text:p>1.052</text:p>
              </table:table-cell>
              <table:table-cell office:value-type="float" office:value="1.0406">
                <text:p>1.0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73">
                <text:p>1.073</text:p>
              </table:table-cell>
              <table:table-cell office:value-type="float" office:value="1.091">
                <text:p>1.091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76">
                <text:p>1.076</text:p>
              </table:table-cell>
              <table:table-cell office:value-type="float" office:value="1.106">
                <text:p>1.106</text:p>
              </table:table-cell>
              <table:table-cell office:value-type="float" office:value="1.0896">
                <text:p>1.0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97">
                <text:p>1.097</text:p>
              </table:table-cell>
              <table:table-cell office:value-type="float" office:value="1.165">
                <text:p>1.165</text:p>
              </table:table-cell>
              <table:table-cell office:value-type="float" office:value="1.1236">
                <text:p>1.1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125">
                <text:p>1.125</text:p>
              </table:table-cell>
              <table:table-cell office:value-type="float" office:value="1.235">
                <text:p>1.235</text:p>
              </table:table-cell>
              <table:table-cell office:value-type="float" office:value="1.1536">
                <text:p>1.15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148">
                <text:p>1.148</text:p>
              </table:table-cell>
              <table:table-cell office:value-type="float" office:value="1.164">
                <text:p>1.164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141">
                <text:p>1.141</text:p>
              </table:table-cell>
              <table:table-cell office:value-type="float" office:value="1.211">
                <text:p>1.211</text:p>
              </table:table-cell>
              <table:table-cell office:value-type="float" office:value="1.1722">
                <text:p>1.17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157">
                <text:p>1.157</text:p>
              </table:table-cell>
              <table:table-cell office:value-type="float" office:value="1.17">
                <text:p>1.17</text:p>
              </table:table-cell>
              <table:table-cell office:value-type="float" office:value="1.1642">
                <text:p>1.16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198">
                <text:p>1.198</text:p>
              </table:table-cell>
              <table:table-cell office:value-type="float" office:value="1.329">
                <text:p>1.329</text:p>
              </table:table-cell>
              <table:table-cell office:value-type="float" office:value="1.2382">
                <text:p>1.23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219">
                <text:p>1.219</text:p>
              </table:table-cell>
              <table:table-cell office:value-type="float" office:value="1.26">
                <text:p>1.26</text:p>
              </table:table-cell>
              <table:table-cell office:value-type="float" office:value="1.2384">
                <text:p>1.2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226">
                <text:p>1.226</text:p>
              </table:table-cell>
              <table:table-cell office:value-type="float" office:value="1.251">
                <text:p>1.251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245">
                <text:p>1.245</text:p>
              </table:table-cell>
              <table:table-cell office:value-type="float" office:value="1.346">
                <text:p>1.346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271">
                <text:p>1.271</text:p>
              </table:table-cell>
              <table:table-cell office:value-type="float" office:value="1.306">
                <text:p>1.306</text:p>
              </table:table-cell>
              <table:table-cell office:value-type="float" office:value="1.2868">
                <text:p>1.2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286">
                <text:p>1.286</text:p>
              </table:table-cell>
              <table:table-cell office:value-type="float" office:value="1.343">
                <text:p>1.343</text:p>
              </table:table-cell>
              <table:table-cell office:value-type="float" office:value="1.3036">
                <text:p>1.3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303">
                <text:p>1.303</text:p>
              </table:table-cell>
              <table:table-cell office:value-type="float" office:value="1.359">
                <text:p>1.359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334">
                <text:p>1.334</text:p>
              </table:table-cell>
              <table:table-cell office:value-type="float" office:value="1.36">
                <text:p>1.36</text:p>
              </table:table-cell>
              <table:table-cell office:value-type="float" office:value="1.3516">
                <text:p>1.3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338">
                <text:p>1.338</text:p>
              </table:table-cell>
              <table:table-cell office:value-type="float" office:value="1.44">
                <text:p>1.44</text:p>
              </table:table-cell>
              <table:table-cell office:value-type="float" office:value="1.3688">
                <text:p>1.3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367">
                <text:p>1.367</text:p>
              </table:table-cell>
              <table:table-cell office:value-type="float" office:value="1.399">
                <text:p>1.399</text:p>
              </table:table-cell>
              <table:table-cell office:value-type="float" office:value="1.3892">
                <text:p>1.38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392">
                <text:p>1.392</text:p>
              </table:table-cell>
              <table:table-cell office:value-type="float" office:value="1.42">
                <text:p>1.42</text:p>
              </table:table-cell>
              <table:table-cell office:value-type="float" office:value="1.4044">
                <text:p>1.4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2">
                <text:p>1.432</text:p>
              </table:table-cell>
              <table:table-cell office:value-type="float" office:value="1.517">
                <text:p>1.517</text:p>
              </table:table-cell>
              <table:table-cell office:value-type="float" office:value="1.4568">
                <text:p>1.4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45">
                <text:p>1.445</text:p>
              </table:table-cell>
              <table:table-cell office:value-type="float" office:value="1.476">
                <text:p>1.476</text:p>
              </table:table-cell>
              <table:table-cell office:value-type="float" office:value="1.4584">
                <text:p>1.4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74">
                <text:p>1.474</text:p>
              </table:table-cell>
              <table:table-cell office:value-type="float" office:value="1.497">
                <text:p>1.497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81">
                <text:p>1.481</text:p>
              </table:table-cell>
              <table:table-cell office:value-type="float" office:value="1.525">
                <text:p>1.525</text:p>
              </table:table-cell>
              <table:table-cell office:value-type="float" office:value="1.5032">
                <text:p>1.5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506">
                <text:p>1.506</text:p>
              </table:table-cell>
              <table:table-cell office:value-type="float" office:value="1.545">
                <text:p>1.545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513">
                <text:p>1.513</text:p>
              </table:table-cell>
              <table:table-cell office:value-type="float" office:value="1.532">
                <text:p>1.532</text:p>
              </table:table-cell>
              <table:table-cell office:value-type="float" office:value="1.5228">
                <text:p>1.5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55">
                <text:p>1.55</text:p>
              </table:table-cell>
              <table:table-cell office:value-type="float" office:value="1.587">
                <text:p>1.587</text:p>
              </table:table-cell>
              <table:table-cell office:value-type="float" office:value="1.5724">
                <text:p>1.5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565">
                <text:p>1.565</text:p>
              </table:table-cell>
              <table:table-cell office:value-type="float" office:value="1.605">
                <text:p>1.605</text:p>
              </table:table-cell>
              <table:table-cell office:value-type="float" office:value="1.5868">
                <text:p>1.58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587">
                <text:p>1.587</text:p>
              </table:table-cell>
              <table:table-cell office:value-type="float" office:value="1.622">
                <text:p>1.622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625">
                <text:p>1.625</text:p>
              </table:table-cell>
              <table:table-cell office:value-type="float" office:value="1.784">
                <text:p>1.784</text:p>
              </table:table-cell>
              <table:table-cell office:value-type="float" office:value="1.6718">
                <text:p>1.6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649">
                <text:p>1.649</text:p>
              </table:table-cell>
              <table:table-cell office:value-type="float" office:value="1.687">
                <text:p>1.687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62">
                <text:p>1.62</text:p>
              </table:table-cell>
              <table:table-cell office:value-type="float" office:value="1.667">
                <text:p>1.667</text:p>
              </table:table-cell>
              <table:table-cell office:value-type="float" office:value="1.6424">
                <text:p>1.6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696">
                <text:p>1.696</text:p>
              </table:table-cell>
              <table:table-cell office:value-type="float" office:value="1.786">
                <text:p>1.786</text:p>
              </table:table-cell>
              <table:table-cell office:value-type="float" office:value="1.7248">
                <text:p>1.7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723">
                <text:p>1.723</text:p>
              </table:table-cell>
              <table:table-cell office:value-type="float" office:value="1.751">
                <text:p>1.751</text:p>
              </table:table-cell>
              <table:table-cell office:value-type="float" office:value="1.7374">
                <text:p>1.7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725">
                <text:p>1.725</text:p>
              </table:table-cell>
              <table:table-cell office:value-type="float" office:value="1.795">
                <text:p>1.795</text:p>
              </table:table-cell>
              <table:table-cell office:value-type="float" office:value="1.7664">
                <text:p>1.7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78">
                <text:p>1.78</text:p>
              </table:table-cell>
              <table:table-cell office:value-type="float" office:value="1.808">
                <text:p>1.808</text:p>
              </table:table-cell>
              <table:table-cell office:value-type="float" office:value="1.7976">
                <text:p>1.7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797">
                <text:p>1.797</text:p>
              </table:table-cell>
              <table:table-cell office:value-type="float" office:value="1.903">
                <text:p>1.903</text:p>
              </table:table-cell>
              <table:table-cell office:value-type="float" office:value="1.8398">
                <text:p>1.8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795">
                <text:p>1.795</text:p>
              </table:table-cell>
              <table:table-cell office:value-type="float" office:value="1.918">
                <text:p>1.918</text:p>
              </table:table-cell>
              <table:table-cell office:value-type="float" office:value="1.8404">
                <text:p>1.8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844">
                <text:p>1.844</text:p>
              </table:table-cell>
              <table:table-cell office:value-type="float" office:value="1.977">
                <text:p>1.977</text:p>
              </table:table-cell>
              <table:table-cell office:value-type="float" office:value="1.8854">
                <text:p>1.88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868">
                <text:p>1.868</text:p>
              </table:table-cell>
              <table:table-cell office:value-type="float" office:value="2.009">
                <text:p>2.009</text:p>
              </table:table-cell>
              <table:table-cell office:value-type="float" office:value="1.9314">
                <text:p>1.9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89">
                <text:p>1.89</text:p>
              </table:table-cell>
              <table:table-cell office:value-type="float" office:value="1.984">
                <text:p>1.984</text:p>
              </table:table-cell>
              <table:table-cell office:value-type="float" office:value="1.9278">
                <text:p>1.9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895">
                <text:p>1.895</text:p>
              </table:table-cell>
              <table:table-cell office:value-type="float" office:value="2.17">
                <text:p>2.17</text:p>
              </table:table-cell>
              <table:table-cell office:value-type="float" office:value="2.0046">
                <text:p>2.0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944">
                <text:p>1.944</text:p>
              </table:table-cell>
              <table:table-cell office:value-type="float" office:value="2.001">
                <text:p>2.001</text:p>
              </table:table-cell>
              <table:table-cell office:value-type="float" office:value="1.9636">
                <text:p>1.96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973">
                <text:p>1.973</text:p>
              </table:table-cell>
              <table:table-cell office:value-type="float" office:value="2.259">
                <text:p>2.259</text:p>
              </table:table-cell>
              <table:table-cell office:value-type="float" office:value="2.0452">
                <text:p>2.04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004">
                <text:p>2.004</text:p>
              </table:table-cell>
              <table:table-cell office:value-type="float" office:value="2.148">
                <text:p>2.148</text:p>
              </table:table-cell>
              <table:table-cell office:value-type="float" office:value="2.0558">
                <text:p>2.0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008">
                <text:p>2.008</text:p>
              </table:table-cell>
              <table:table-cell office:value-type="float" office:value="2.106">
                <text:p>2.106</text:p>
              </table:table-cell>
              <table:table-cell office:value-type="float" office:value="2.0466">
                <text:p>2.04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035">
                <text:p>2.035</text:p>
              </table:table-cell>
              <table:table-cell office:value-type="float" office:value="2.19">
                <text:p>2.19</text:p>
              </table:table-cell>
              <table:table-cell office:value-type="float" office:value="2.0914">
                <text:p>2.0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05">
                <text:p>2.05</text:p>
              </table:table-cell>
              <table:table-cell office:value-type="float" office:value="2.358">
                <text:p>2.358</text:p>
              </table:table-cell>
              <table:table-cell office:value-type="float" office:value="2.1792">
                <text:p>2.1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09">
                <text:p>2.09</text:p>
              </table:table-cell>
              <table:table-cell office:value-type="float" office:value="2.338">
                <text:p>2.338</text:p>
              </table:table-cell>
              <table:table-cell office:value-type="float" office:value="2.1612">
                <text:p>2.1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074">
                <text:p>2.074</text:p>
              </table:table-cell>
              <table:table-cell office:value-type="float" office:value="2.139">
                <text:p>2.139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161">
                <text:p>2.161</text:p>
              </table:table-cell>
              <table:table-cell office:value-type="float" office:value="2.275">
                <text:p>2.275</text:p>
              </table:table-cell>
              <table:table-cell office:value-type="float" office:value="2.2034">
                <text:p>2.2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176">
                <text:p>2.176</text:p>
              </table:table-cell>
              <table:table-cell office:value-type="float" office:value="2.429">
                <text:p>2.429</text:p>
              </table:table-cell>
              <table:table-cell office:value-type="float" office:value="2.2946">
                <text:p>2.2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218">
                <text:p>2.218</text:p>
              </table:table-cell>
              <table:table-cell office:value-type="float" office:value="2.273">
                <text:p>2.273</text:p>
              </table:table-cell>
              <table:table-cell office:value-type="float" office:value="2.2438">
                <text:p>2.24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222">
                <text:p>2.222</text:p>
              </table:table-cell>
              <table:table-cell office:value-type="float" office:value="2.333">
                <text:p>2.333</text:p>
              </table:table-cell>
              <table:table-cell office:value-type="float" office:value="2.2588">
                <text:p>2.2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265">
                <text:p>2.265</text:p>
              </table:table-cell>
              <table:table-cell office:value-type="float" office:value="2.399">
                <text:p>2.399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304">
                <text:p>2.304</text:p>
              </table:table-cell>
              <table:table-cell office:value-type="float" office:value="2.411">
                <text:p>2.411</text:p>
              </table:table-cell>
              <table:table-cell office:value-type="float" office:value="2.3432">
                <text:p>2.3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42">
                <text:p>2.342</text:p>
              </table:table-cell>
              <table:table-cell office:value-type="float" office:value="2.475">
                <text:p>2.475</text:p>
              </table:table-cell>
              <table:table-cell office:value-type="float" office:value="2.3802">
                <text:p>2.38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336">
                <text:p>2.336</text:p>
              </table:table-cell>
              <table:table-cell office:value-type="float" office:value="2.507">
                <text:p>2.507</text:p>
              </table:table-cell>
              <table:table-cell office:value-type="float" office:value="2.3884">
                <text:p>2.3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38">
                <text:p>2.38</text:p>
              </table:table-cell>
              <table:table-cell office:value-type="float" office:value="2.584">
                <text:p>2.584</text:p>
              </table:table-cell>
              <table:table-cell office:value-type="float" office:value="2.4408">
                <text:p>2.44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386">
                <text:p>2.386</text:p>
              </table:table-cell>
              <table:table-cell office:value-type="float" office:value="2.543">
                <text:p>2.543</text:p>
              </table:table-cell>
              <table:table-cell office:value-type="float" office:value="2.4318">
                <text:p>2.43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446">
                <text:p>2.446</text:p>
              </table:table-cell>
              <table:table-cell office:value-type="float" office:value="2.553">
                <text:p>2.553</text:p>
              </table:table-cell>
              <table:table-cell office:value-type="float" office:value="2.4886">
                <text:p>2.48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44">
                <text:p>2.44</text:p>
              </table:table-cell>
              <table:table-cell office:value-type="float" office:value="2.48">
                <text:p>2.48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518">
                <text:p>2.518</text:p>
              </table:table-cell>
              <table:table-cell office:value-type="float" office:value="2.732">
                <text:p>2.732</text:p>
              </table:table-cell>
              <table:table-cell office:value-type="float" office:value="2.5874">
                <text:p>2.58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532">
                <text:p>2.532</text:p>
              </table:table-cell>
              <table:table-cell office:value-type="float" office:value="2.563">
                <text:p>2.563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522">
                <text:p>2.522</text:p>
              </table:table-cell>
              <table:table-cell office:value-type="float" office:value="2.695">
                <text:p>2.69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561">
                <text:p>2.561</text:p>
              </table:table-cell>
              <table:table-cell office:value-type="float" office:value="2.599">
                <text:p>2.599</text:p>
              </table:table-cell>
              <table:table-cell office:value-type="float" office:value="2.5822">
                <text:p>2.5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643">
                <text:p>2.643</text:p>
              </table:table-cell>
              <table:table-cell office:value-type="float" office:value="2.799">
                <text:p>2.799</text:p>
              </table:table-cell>
              <table:table-cell office:value-type="float" office:value="2.7018">
                <text:p>2.7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582">
                <text:p>2.582</text:p>
              </table:table-cell>
              <table:table-cell office:value-type="float" office:value="2.731">
                <text:p>2.731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624">
                <text:p>2.624</text:p>
              </table:table-cell>
              <table:table-cell office:value-type="float" office:value="2.699">
                <text:p>2.699</text:p>
              </table:table-cell>
              <table:table-cell office:value-type="float" office:value="2.666">
                <text:p>2.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708">
                <text:p>2.708</text:p>
              </table:table-cell>
              <table:table-cell office:value-type="float" office:value="3.009">
                <text:p>3.009</text:p>
              </table:table-cell>
              <table:table-cell office:value-type="float" office:value="2.8284">
                <text:p>2.82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737">
                <text:p>2.737</text:p>
              </table:table-cell>
              <table:table-cell office:value-type="float" office:value="3.038">
                <text:p>3.038</text:p>
              </table:table-cell>
              <table:table-cell office:value-type="float" office:value="2.9078">
                <text:p>2.9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783">
                <text:p>2.783</text:p>
              </table:table-cell>
              <table:table-cell office:value-type="float" office:value="2.854">
                <text:p>2.854</text:p>
              </table:table-cell>
              <table:table-cell office:value-type="float" office:value="2.8212">
                <text:p>2.82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789">
                <text:p>2.789</text:p>
              </table:table-cell>
              <table:table-cell office:value-type="float" office:value="2.953">
                <text:p>2.953</text:p>
              </table:table-cell>
              <table:table-cell office:value-type="float" office:value="2.8538">
                <text:p>2.85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849">
                <text:p>2.849</text:p>
              </table:table-cell>
              <table:table-cell office:value-type="float" office:value="2.939">
                <text:p>2.939</text:p>
              </table:table-cell>
              <table:table-cell office:value-type="float" office:value="2.883">
                <text:p>2.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835">
                <text:p>2.835</text:p>
              </table:table-cell>
              <table:table-cell office:value-type="float" office:value="2.896">
                <text:p>2.896</text:p>
              </table:table-cell>
              <table:table-cell office:value-type="float" office:value="2.8646">
                <text:p>2.8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812">
                <text:p>2.812</text:p>
              </table:table-cell>
              <table:table-cell office:value-type="float" office:value="3.045">
                <text:p>3.045</text:p>
              </table:table-cell>
              <table:table-cell office:value-type="float" office:value="2.8918">
                <text:p>2.8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89">
                <text:p>2.89</text:p>
              </table:table-cell>
              <table:table-cell office:value-type="float" office:value="3.318">
                <text:p>3.318</text:p>
              </table:table-cell>
              <table:table-cell office:value-type="float" office:value="3.1452">
                <text:p>3.14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986">
                <text:p>2.986</text:p>
              </table:table-cell>
              <table:table-cell office:value-type="float" office:value="3.31">
                <text:p>3.31</text:p>
              </table:table-cell>
              <table:table-cell office:value-type="float" office:value="3.1876">
                <text:p>3.18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995">
                <text:p>2.995</text:p>
              </table:table-cell>
              <table:table-cell office:value-type="float" office:value="3.443">
                <text:p>3.443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983">
                <text:p>2.983</text:p>
              </table:table-cell>
              <table:table-cell office:value-type="float" office:value="3.094">
                <text:p>3.094</text:p>
              </table:table-cell>
              <table:table-cell office:value-type="float" office:value="3.0384">
                <text:p>3.03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029">
                <text:p>3.029</text:p>
              </table:table-cell>
              <table:table-cell office:value-type="float" office:value="3.091">
                <text:p>3.091</text:p>
              </table:table-cell>
              <table:table-cell office:value-type="float" office:value="3.0604">
                <text:p>3.0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057">
                <text:p>3.057</text:p>
              </table:table-cell>
              <table:table-cell office:value-type="float" office:value="3.115">
                <text:p>3.115</text:p>
              </table:table-cell>
              <table:table-cell office:value-type="float" office:value="3.0814">
                <text:p>3.08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107">
                <text:p>3.107</text:p>
              </table:table-cell>
              <table:table-cell office:value-type="float" office:value="3.489">
                <text:p>3.489</text:p>
              </table:table-cell>
              <table:table-cell office:value-type="float" office:value="3.2376">
                <text:p>3.2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124">
                <text:p>3.124</text:p>
              </table:table-cell>
              <table:table-cell office:value-type="float" office:value="3.208">
                <text:p>3.208</text:p>
              </table:table-cell>
              <table:table-cell office:value-type="float" office:value="3.179">
                <text:p>3.1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155">
                <text:p>3.155</text:p>
              </table:table-cell>
              <table:table-cell office:value-type="float" office:value="3.211">
                <text:p>3.211</text:p>
              </table:table-cell>
              <table:table-cell office:value-type="float" office:value="3.1762">
                <text:p>3.17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201">
                <text:p>3.201</text:p>
              </table:table-cell>
              <table:table-cell office:value-type="float" office:value="3.236">
                <text:p>3.236</text:p>
              </table:table-cell>
              <table:table-cell office:value-type="float" office:value="3.2188">
                <text:p>3.2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251">
                <text:p>3.251</text:p>
              </table:table-cell>
              <table:table-cell office:value-type="float" office:value="3.531">
                <text:p>3.531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223">
                <text:p>3.223</text:p>
              </table:table-cell>
              <table:table-cell office:value-type="float" office:value="3.582">
                <text:p>3.582</text:p>
              </table:table-cell>
              <table:table-cell office:value-type="float" office:value="3.3616">
                <text:p>3.36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274">
                <text:p>3.274</text:p>
              </table:table-cell>
              <table:table-cell office:value-type="float" office:value="3.421">
                <text:p>3.421</text:p>
              </table:table-cell>
              <table:table-cell office:value-type="float" office:value="3.3194">
                <text:p>3.3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287">
                <text:p>3.287</text:p>
              </table:table-cell>
              <table:table-cell office:value-type="float" office:value="3.379">
                <text:p>3.379</text:p>
              </table:table-cell>
              <table:table-cell office:value-type="float" office:value="3.3202">
                <text:p>3.3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405">
                <text:p>3.405</text:p>
              </table:table-cell>
              <table:table-cell office:value-type="float" office:value="3.459">
                <text:p>3.459</text:p>
              </table:table-cell>
              <table:table-cell office:value-type="float" office:value="3.4306">
                <text:p>3.43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436">
                <text:p>3.436</text:p>
              </table:table-cell>
              <table:table-cell office:value-type="float" office:value="3.843">
                <text:p>3.843</text:p>
              </table:table-cell>
              <table:table-cell office:value-type="float" office:value="3.663">
                <text:p>3.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464">
                <text:p>3.464</text:p>
              </table:table-cell>
              <table:table-cell office:value-type="float" office:value="3.995">
                <text:p>3.995</text:p>
              </table:table-cell>
              <table:table-cell office:value-type="float" office:value="3.6764">
                <text:p>3.6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467">
                <text:p>3.467</text:p>
              </table:table-cell>
              <table:table-cell office:value-type="float" office:value="3.666">
                <text:p>3.666</text:p>
              </table:table-cell>
              <table:table-cell office:value-type="float" office:value="3.5512">
                <text:p>3.55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469">
                <text:p>3.469</text:p>
              </table:table-cell>
              <table:table-cell office:value-type="float" office:value="3.709">
                <text:p>3.709</text:p>
              </table:table-cell>
              <table:table-cell office:value-type="float" office:value="3.5696">
                <text:p>3.5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543">
                <text:p>3.543</text:p>
              </table:table-cell>
              <table:table-cell office:value-type="float" office:value="4.091">
                <text:p>4.091</text:p>
              </table:table-cell>
              <table:table-cell office:value-type="float" office:value="3.7784">
                <text:p>3.7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577">
                <text:p>3.577</text:p>
              </table:table-cell>
              <table:table-cell office:value-type="float" office:value="3.853">
                <text:p>3.853</text:p>
              </table:table-cell>
              <table:table-cell office:value-type="float" office:value="3.6966">
                <text:p>3.6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512">
                <text:p>3.512</text:p>
              </table:table-cell>
              <table:table-cell office:value-type="float" office:value="4.071">
                <text:p>4.071</text:p>
              </table:table-cell>
              <table:table-cell office:value-type="float" office:value="3.6952">
                <text:p>3.69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672">
                <text:p>3.672</text:p>
              </table:table-cell>
              <table:table-cell office:value-type="float" office:value="4.166">
                <text:p>4.166</text:p>
              </table:table-cell>
              <table:table-cell office:value-type="float" office:value="3.8494">
                <text:p>3.84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625">
                <text:p>3.625</text:p>
              </table:table-cell>
              <table:table-cell office:value-type="float" office:value="4.102">
                <text:p>4.102</text:p>
              </table:table-cell>
              <table:table-cell office:value-type="float" office:value="3.7798">
                <text:p>3.77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679">
                <text:p>3.679</text:p>
              </table:table-cell>
              <table:table-cell office:value-type="float" office:value="4.153">
                <text:p>4.153</text:p>
              </table:table-cell>
              <table:table-cell office:value-type="float" office:value="3.8166">
                <text:p>3.81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799">
                <text:p>3.799</text:p>
              </table:table-cell>
              <table:table-cell office:value-type="float" office:value="4.269">
                <text:p>4.269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781">
                <text:p>3.781</text:p>
              </table:table-cell>
              <table:table-cell office:value-type="float" office:value="3.96">
                <text:p>3.96</text:p>
              </table:table-cell>
              <table:table-cell office:value-type="float" office:value="3.8582">
                <text:p>3.85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801">
                <text:p>3.801</text:p>
              </table:table-cell>
              <table:table-cell office:value-type="float" office:value="4.264">
                <text:p>4.264</text:p>
              </table:table-cell>
              <table:table-cell office:value-type="float" office:value="3.9892">
                <text:p>3.9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837">
                <text:p>3.837</text:p>
              </table:table-cell>
              <table:table-cell office:value-type="float" office:value="3.901">
                <text:p>3.901</text:p>
              </table:table-cell>
              <table:table-cell office:value-type="float" office:value="3.865">
                <text:p>3.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92">
                <text:p>3.92</text:p>
              </table:table-cell>
              <table:table-cell office:value-type="float" office:value="4.399">
                <text:p>4.399</text:p>
              </table:table-cell>
              <table:table-cell office:value-type="float" office:value="4.0594">
                <text:p>4.0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923">
                <text:p>3.923</text:p>
              </table:table-cell>
              <table:table-cell office:value-type="float" office:value="4.41">
                <text:p>4.41</text:p>
              </table:table-cell>
              <table:table-cell office:value-type="float" office:value="4.0876">
                <text:p>4.08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982">
                <text:p>3.982</text:p>
              </table:table-cell>
              <table:table-cell office:value-type="float" office:value="4.329">
                <text:p>4.329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029">
                <text:p>4.029</text:p>
              </table:table-cell>
              <table:table-cell office:value-type="float" office:value="4.589">
                <text:p>4.589</text:p>
              </table:table-cell>
              <table:table-cell office:value-type="float" office:value="4.1682">
                <text:p>4.1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077">
                <text:p>4.077</text:p>
              </table:table-cell>
              <table:table-cell office:value-type="float" office:value="4.184">
                <text:p>4.184</text:p>
              </table:table-cell>
              <table:table-cell office:value-type="float" office:value="4.1146">
                <text:p>4.1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084">
                <text:p>4.084</text:p>
              </table:table-cell>
              <table:table-cell office:value-type="float" office:value="4.475">
                <text:p>4.475</text:p>
              </table:table-cell>
              <table:table-cell office:value-type="float" office:value="4.2416">
                <text:p>4.24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139">
                <text:p>4.139</text:p>
              </table:table-cell>
              <table:table-cell office:value-type="float" office:value="4.386">
                <text:p>4.386</text:p>
              </table:table-cell>
              <table:table-cell office:value-type="float" office:value="4.305">
                <text:p>4.3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134">
                <text:p>4.134</text:p>
              </table:table-cell>
              <table:table-cell office:value-type="float" office:value="4.556">
                <text:p>4.556</text:p>
              </table:table-cell>
              <table:table-cell office:value-type="float" office:value="4.2654">
                <text:p>4.26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121">
                <text:p>4.121</text:p>
              </table:table-cell>
              <table:table-cell office:value-type="float" office:value="4.328">
                <text:p>4.328</text:p>
              </table:table-cell>
              <table:table-cell office:value-type="float" office:value="4.1968">
                <text:p>4.1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226">
                <text:p>4.226</text:p>
              </table:table-cell>
              <table:table-cell office:value-type="float" office:value="4.623">
                <text:p>4.623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3">
                <text:p>4.3</text:p>
              </table:table-cell>
              <table:table-cell office:value-type="float" office:value="4.412">
                <text:p>4.412</text:p>
              </table:table-cell>
              <table:table-cell office:value-type="float" office:value="4.3468">
                <text:p>4.3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3">
                <text:p>4.3</text:p>
              </table:table-cell>
              <table:table-cell office:value-type="float" office:value="4.422">
                <text:p>4.422</text:p>
              </table:table-cell>
              <table:table-cell office:value-type="float" office:value="4.3368">
                <text:p>4.33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337">
                <text:p>4.337</text:p>
              </table:table-cell>
              <table:table-cell office:value-type="float" office:value="4.877">
                <text:p>4.877</text:p>
              </table:table-cell>
              <table:table-cell office:value-type="float" office:value="4.5172">
                <text:p>4.5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43">
                <text:p>4.43</text:p>
              </table:table-cell>
              <table:table-cell office:value-type="float" office:value="4.875">
                <text:p>4.875</text:p>
              </table:table-cell>
              <table:table-cell office:value-type="float" office:value="4.5342">
                <text:p>4.53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415">
                <text:p>4.415</text:p>
              </table:table-cell>
              <table:table-cell office:value-type="float" office:value="4.99">
                <text:p>4.99</text:p>
              </table:table-cell>
              <table:table-cell office:value-type="float" office:value="4.5614">
                <text:p>4.56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481">
                <text:p>4.481</text:p>
              </table:table-cell>
              <table:table-cell office:value-type="float" office:value="4.953">
                <text:p>4.953</text:p>
              </table:table-cell>
              <table:table-cell office:value-type="float" office:value="4.5936">
                <text:p>4.59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496">
                <text:p>4.496</text:p>
              </table:table-cell>
              <table:table-cell office:value-type="float" office:value="4.664">
                <text:p>4.664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546">
                <text:p>4.546</text:p>
              </table:table-cell>
              <table:table-cell office:value-type="float" office:value="5.097">
                <text:p>5.097</text:p>
              </table:table-cell>
              <table:table-cell office:value-type="float" office:value="4.6868">
                <text:p>4.6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525">
                <text:p>4.525</text:p>
              </table:table-cell>
              <table:table-cell office:value-type="float" office:value="4.797">
                <text:p>4.797</text:p>
              </table:table-cell>
              <table:table-cell office:value-type="float" office:value="4.638">
                <text:p>4.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568">
                <text:p>4.568</text:p>
              </table:table-cell>
              <table:table-cell office:value-type="float" office:value="5.029">
                <text:p>5.029</text:p>
              </table:table-cell>
              <table:table-cell office:value-type="float" office:value="4.804">
                <text:p>4.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642">
                <text:p>4.642</text:p>
              </table:table-cell>
              <table:table-cell office:value-type="float" office:value="5.018">
                <text:p>5.018</text:p>
              </table:table-cell>
              <table:table-cell office:value-type="float" office:value="4.7644">
                <text:p>4.76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666">
                <text:p>4.666</text:p>
              </table:table-cell>
              <table:table-cell office:value-type="float" office:value="5.182">
                <text:p>5.182</text:p>
              </table:table-cell>
              <table:table-cell office:value-type="float" office:value="4.8148">
                <text:p>4.81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698">
                <text:p>4.698</text:p>
              </table:table-cell>
              <table:table-cell office:value-type="float" office:value="5.073">
                <text:p>5.073</text:p>
              </table:table-cell>
              <table:table-cell office:value-type="float" office:value="4.8488">
                <text:p>4.84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842">
                <text:p>4.842</text:p>
              </table:table-cell>
              <table:table-cell office:value-type="float" office:value="4.88">
                <text:p>4.88</text:p>
              </table:table-cell>
              <table:table-cell office:value-type="float" office:value="4.8638">
                <text:p>4.86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8">
                <text:p>4.8</text:p>
              </table:table-cell>
              <table:table-cell office:value-type="float" office:value="5.259">
                <text:p>5.259</text:p>
              </table:table-cell>
              <table:table-cell office:value-type="float" office:value="4.9862">
                <text:p>4.98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91">
                <text:p>4.91</text:p>
              </table:table-cell>
              <table:table-cell office:value-type="float" office:value="5.211">
                <text:p>5.211</text:p>
              </table:table-cell>
              <table:table-cell office:value-type="float" office:value="5.0296">
                <text:p>5.0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882">
                <text:p>4.882</text:p>
              </table:table-cell>
              <table:table-cell office:value-type="float" office:value="5.453">
                <text:p>5.453</text:p>
              </table:table-cell>
              <table:table-cell office:value-type="float" office:value="5.0182">
                <text:p>5.01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943">
                <text:p>4.943</text:p>
              </table:table-cell>
              <table:table-cell office:value-type="float" office:value="5.006">
                <text:p>5.006</text:p>
              </table:table-cell>
              <table:table-cell office:value-type="float" office:value="4.9836">
                <text:p>4.98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943">
                <text:p>4.943</text:p>
              </table:table-cell>
              <table:table-cell office:value-type="float" office:value="5.089">
                <text:p>5.089</text:p>
              </table:table-cell>
              <table:table-cell office:value-type="float" office:value="4.9986">
                <text:p>4.99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03">
                <text:p>5.03</text:p>
              </table:table-cell>
              <table:table-cell office:value-type="float" office:value="5.106">
                <text:p>5.106</text:p>
              </table:table-cell>
              <table:table-cell office:value-type="float" office:value="5.0612">
                <text:p>5.06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081">
                <text:p>5.081</text:p>
              </table:table-cell>
              <table:table-cell office:value-type="float" office:value="5.151">
                <text:p>5.151</text:p>
              </table:table-cell>
              <table:table-cell office:value-type="float" office:value="5.1024">
                <text:p>5.10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135">
                <text:p>5.135</text:p>
              </table:table-cell>
              <table:table-cell office:value-type="float" office:value="5.271">
                <text:p>5.271</text:p>
              </table:table-cell>
              <table:table-cell office:value-type="float" office:value="5.1698">
                <text:p>5.16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114">
                <text:p>5.114</text:p>
              </table:table-cell>
              <table:table-cell office:value-type="float" office:value="5.201">
                <text:p>5.201</text:p>
              </table:table-cell>
              <table:table-cell office:value-type="float" office:value="5.1378">
                <text:p>5.13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204">
                <text:p>5.204</text:p>
              </table:table-cell>
              <table:table-cell office:value-type="float" office:value="5.239">
                <text:p>5.239</text:p>
              </table:table-cell>
              <table:table-cell office:value-type="float" office:value="5.2206">
                <text:p>5.22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272">
                <text:p>5.272</text:p>
              </table:table-cell>
              <table:table-cell office:value-type="float" office:value="5.407">
                <text:p>5.407</text:p>
              </table:table-cell>
              <table:table-cell office:value-type="float" office:value="5.3294">
                <text:p>5.32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346">
                <text:p>5.346</text:p>
              </table:table-cell>
              <table:table-cell office:value-type="float" office:value="5.597">
                <text:p>5.597</text:p>
              </table:table-cell>
              <table:table-cell office:value-type="float" office:value="5.4056">
                <text:p>5.40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309">
                <text:p>5.309</text:p>
              </table:table-cell>
              <table:table-cell office:value-type="float" office:value="6.053">
                <text:p>6.053</text:p>
              </table:table-cell>
              <table:table-cell office:value-type="float" office:value="5.523">
                <text:p>5.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375">
                <text:p>5.375</text:p>
              </table:table-cell>
              <table:table-cell office:value-type="float" office:value="6.084">
                <text:p>6.084</text:p>
              </table:table-cell>
              <table:table-cell office:value-type="float" office:value="5.5318">
                <text:p>5.53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391">
                <text:p>5.391</text:p>
              </table:table-cell>
              <table:table-cell office:value-type="float" office:value="5.966">
                <text:p>5.966</text:p>
              </table:table-cell>
              <table:table-cell office:value-type="float" office:value="5.592">
                <text:p>5.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491">
                <text:p>5.491</text:p>
              </table:table-cell>
              <table:table-cell office:value-type="float" office:value="6.264">
                <text:p>6.264</text:p>
              </table:table-cell>
              <table:table-cell office:value-type="float" office:value="5.8034">
                <text:p>5.80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429">
                <text:p>5.429</text:p>
              </table:table-cell>
              <table:table-cell office:value-type="float" office:value="6.125">
                <text:p>6.125</text:p>
              </table:table-cell>
              <table:table-cell office:value-type="float" office:value="5.823">
                <text:p>5.8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605">
                <text:p>5.605</text:p>
              </table:table-cell>
              <table:table-cell office:value-type="float" office:value="6.405">
                <text:p>6.405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55">
                <text:p>5.55</text:p>
              </table:table-cell>
              <table:table-cell office:value-type="float" office:value="6.226">
                <text:p>6.226</text:p>
              </table:table-cell>
              <table:table-cell office:value-type="float" office:value="5.8196">
                <text:p>5.81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651">
                <text:p>5.651</text:p>
              </table:table-cell>
              <table:table-cell office:value-type="float" office:value="6.343">
                <text:p>6.343</text:p>
              </table:table-cell>
              <table:table-cell office:value-type="float" office:value="5.8142">
                <text:p>5.8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645">
                <text:p>5.645</text:p>
              </table:table-cell>
              <table:table-cell office:value-type="float" office:value="6.449">
                <text:p>6.449</text:p>
              </table:table-cell>
              <table:table-cell office:value-type="float" office:value="5.8742">
                <text:p>5.87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74">
                <text:p>5.74</text:p>
              </table:table-cell>
              <table:table-cell office:value-type="float" office:value="6.204">
                <text:p>6.204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748">
                <text:p>5.748</text:p>
              </table:table-cell>
              <table:table-cell office:value-type="float" office:value="6.262">
                <text:p>6.262</text:p>
              </table:table-cell>
              <table:table-cell office:value-type="float" office:value="5.9346">
                <text:p>5.93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6.631">
                <text:p>6.631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747">
                <text:p>5.747</text:p>
              </table:table-cell>
              <table:table-cell office:value-type="float" office:value="6.438">
                <text:p>6.438</text:p>
              </table:table-cell>
              <table:table-cell office:value-type="float" office:value="5.9778">
                <text:p>5.97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914">
                <text:p>5.914</text:p>
              </table:table-cell>
              <table:table-cell office:value-type="float" office:value="6.416">
                <text:p>6.416</text:p>
              </table:table-cell>
              <table:table-cell office:value-type="float" office:value="6.1658">
                <text:p>6.1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99">
                <text:p>5.899</text:p>
              </table:table-cell>
              <table:table-cell office:value-type="float" office:value="6.492">
                <text:p>6.492</text:p>
              </table:table-cell>
              <table:table-cell office:value-type="float" office:value="6.1316">
                <text:p>6.1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952">
                <text:p>5.952</text:p>
              </table:table-cell>
              <table:table-cell office:value-type="float" office:value="7.324">
                <text:p>7.324</text:p>
              </table:table-cell>
              <table:table-cell office:value-type="float" office:value="6.2926">
                <text:p>6.29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986">
                <text:p>5.986</text:p>
              </table:table-cell>
              <table:table-cell office:value-type="float" office:value="6.296">
                <text:p>6.296</text:p>
              </table:table-cell>
              <table:table-cell office:value-type="float" office:value="6.109">
                <text:p>6.1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.029">
                <text:p>6.029</text:p>
              </table:table-cell>
              <table:table-cell office:value-type="float" office:value="6.586">
                <text:p>6.586</text:p>
              </table:table-cell>
              <table:table-cell office:value-type="float" office:value="6.2174">
                <text:p>6.2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.081">
                <text:p>6.081</text:p>
              </table:table-cell>
              <table:table-cell office:value-type="float" office:value="6.535">
                <text:p>6.535</text:p>
              </table:table-cell>
              <table:table-cell office:value-type="float" office:value="6.261">
                <text:p>6.2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.21">
                <text:p>6.21</text:p>
              </table:table-cell>
              <table:table-cell office:value-type="float" office:value="6.24">
                <text:p>6.24</text:p>
              </table:table-cell>
              <table:table-cell office:value-type="float" office:value="6.2222">
                <text:p>6.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.178">
                <text:p>6.178</text:p>
              </table:table-cell>
              <table:table-cell office:value-type="float" office:value="6.33">
                <text:p>6.33</text:p>
              </table:table-cell>
              <table:table-cell office:value-type="float" office:value="6.2314">
                <text:p>6.23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.277">
                <text:p>6.277</text:p>
              </table:table-cell>
              <table:table-cell office:value-type="float" office:value="6.919">
                <text:p>6.919</text:p>
              </table:table-cell>
              <table:table-cell office:value-type="float" office:value="6.4256">
                <text:p>6.42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.196">
                <text:p>6.196</text:p>
              </table:table-cell>
              <table:table-cell office:value-type="float" office:value="6.959">
                <text:p>6.959</text:p>
              </table:table-cell>
              <table:table-cell office:value-type="float" office:value="6.475">
                <text:p>6.4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.344">
                <text:p>6.344</text:p>
              </table:table-cell>
              <table:table-cell office:value-type="float" office:value="7.18">
                <text:p>7.1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.44">
                <text:p>6.44</text:p>
              </table:table-cell>
              <table:table-cell office:value-type="float" office:value="7.407">
                <text:p>7.407</text:p>
              </table:table-cell>
              <table:table-cell office:value-type="float" office:value="6.7454">
                <text:p>6.74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.44">
                <text:p>6.44</text:p>
              </table:table-cell>
              <table:table-cell office:value-type="float" office:value="7.196">
                <text:p>7.196</text:p>
              </table:table-cell>
              <table:table-cell office:value-type="float" office:value="6.6436">
                <text:p>6.6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.462">
                <text:p>6.462</text:p>
              </table:table-cell>
              <table:table-cell office:value-type="float" office:value="7.439">
                <text:p>7.439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.601">
                <text:p>6.601</text:p>
              </table:table-cell>
              <table:table-cell office:value-type="float" office:value="7.485">
                <text:p>7.485</text:p>
              </table:table-cell>
              <table:table-cell office:value-type="float" office:value="6.7906">
                <text:p>6.79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.556">
                <text:p>6.556</text:p>
              </table:table-cell>
              <table:table-cell office:value-type="float" office:value="7.393">
                <text:p>7.393</text:p>
              </table:table-cell>
              <table:table-cell office:value-type="float" office:value="6.8964">
                <text:p>6.89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.579">
                <text:p>6.579</text:p>
              </table:table-cell>
              <table:table-cell office:value-type="float" office:value="7.014">
                <text:p>7.014</text:p>
              </table:table-cell>
              <table:table-cell office:value-type="float" office:value="6.7414">
                <text:p>6.7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.626">
                <text:p>6.626</text:p>
              </table:table-cell>
              <table:table-cell office:value-type="float" office:value="6.953">
                <text:p>6.953</text:p>
              </table:table-cell>
              <table:table-cell office:value-type="float" office:value="6.7472">
                <text:p>6.74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.768">
                <text:p>6.768</text:p>
              </table:table-cell>
              <table:table-cell office:value-type="float" office:value="7.745">
                <text:p>7.745</text:p>
              </table:table-cell>
              <table:table-cell office:value-type="float" office:value="7.0272">
                <text:p>7.02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.757">
                <text:p>6.757</text:p>
              </table:table-cell>
              <table:table-cell office:value-type="float" office:value="7.67">
                <text:p>7.67</text:p>
              </table:table-cell>
              <table:table-cell office:value-type="float" office:value="7.0568">
                <text:p>7.0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6.828">
                <text:p>6.828</text:p>
              </table:table-cell>
              <table:table-cell office:value-type="float" office:value="6.981">
                <text:p>6.981</text:p>
              </table:table-cell>
              <table:table-cell office:value-type="float" office:value="6.9038">
                <text:p>6.90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.907">
                <text:p>6.907</text:p>
              </table:table-cell>
              <table:table-cell office:value-type="float" office:value="7.229">
                <text:p>7.229</text:p>
              </table:table-cell>
              <table:table-cell office:value-type="float" office:value="7.0388">
                <text:p>7.0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.914">
                <text:p>6.914</text:p>
              </table:table-cell>
              <table:table-cell office:value-type="float" office:value="7.497">
                <text:p>7.497</text:p>
              </table:table-cell>
              <table:table-cell office:value-type="float" office:value="7.0646">
                <text:p>7.06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6.868">
                <text:p>6.868</text:p>
              </table:table-cell>
              <table:table-cell office:value-type="float" office:value="6.954">
                <text:p>6.954</text:p>
              </table:table-cell>
              <table:table-cell office:value-type="float" office:value="6.9134">
                <text:p>6.9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.92">
                <text:p>6.92</text:p>
              </table:table-cell>
              <table:table-cell office:value-type="float" office:value="8.592">
                <text:p>8.592</text:p>
              </table:table-cell>
              <table:table-cell office:value-type="float" office:value="7.4164">
                <text:p>7.41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.973">
                <text:p>6.973</text:p>
              </table:table-cell>
              <table:table-cell office:value-type="float" office:value="7.223">
                <text:p>7.223</text:p>
              </table:table-cell>
              <table:table-cell office:value-type="float" office:value="7.0606">
                <text:p>7.06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007">
                <text:p>7.007</text:p>
              </table:table-cell>
              <table:table-cell office:value-type="float" office:value="7.41">
                <text:p>7.41</text:p>
              </table:table-cell>
              <table:table-cell office:value-type="float" office:value="7.2194">
                <text:p>7.21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152">
                <text:p>7.152</text:p>
              </table:table-cell>
              <table:table-cell office:value-type="float" office:value="7.493">
                <text:p>7.493</text:p>
              </table:table-cell>
              <table:table-cell office:value-type="float" office:value="7.2384">
                <text:p>7.23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167">
                <text:p>7.167</text:p>
              </table:table-cell>
              <table:table-cell office:value-type="float" office:value="7.393">
                <text:p>7.393</text:p>
              </table:table-cell>
              <table:table-cell office:value-type="float" office:value="7.2704">
                <text:p>7.2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274">
                <text:p>7.274</text:p>
              </table:table-cell>
              <table:table-cell office:value-type="float" office:value="7.447">
                <text:p>7.447</text:p>
              </table:table-cell>
              <table:table-cell office:value-type="float" office:value="7.3344">
                <text:p>7.3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282">
                <text:p>7.282</text:p>
              </table:table-cell>
              <table:table-cell office:value-type="float" office:value="7.61">
                <text:p>7.61</text:p>
              </table:table-cell>
              <table:table-cell office:value-type="float" office:value="7.4204">
                <text:p>7.42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26">
                <text:p>7.26</text:p>
              </table:table-cell>
              <table:table-cell office:value-type="float" office:value="7.367">
                <text:p>7.367</text:p>
              </table:table-cell>
              <table:table-cell office:value-type="float" office:value="7.3322">
                <text:p>7.33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458">
                <text:p>7.458</text:p>
              </table:table-cell>
              <table:table-cell office:value-type="float" office:value="7.791">
                <text:p>7.791</text:p>
              </table:table-cell>
              <table:table-cell office:value-type="float" office:value="7.5874">
                <text:p>7.58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426">
                <text:p>7.426</text:p>
              </table:table-cell>
              <table:table-cell office:value-type="float" office:value="7.543">
                <text:p>7.543</text:p>
              </table:table-cell>
              <table:table-cell office:value-type="float" office:value="7.4798">
                <text:p>7.47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518">
                <text:p>7.518</text:p>
              </table:table-cell>
              <table:table-cell office:value-type="float" office:value="8.74">
                <text:p>8.74</text:p>
              </table:table-cell>
              <table:table-cell office:value-type="float" office:value="7.8122">
                <text:p>7.8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642">
                <text:p>7.642</text:p>
              </table:table-cell>
              <table:table-cell office:value-type="float" office:value="7.932">
                <text:p>7.932</text:p>
              </table:table-cell>
              <table:table-cell office:value-type="float" office:value="7.7146">
                <text:p>7.71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533">
                <text:p>7.533</text:p>
              </table:table-cell>
              <table:table-cell office:value-type="float" office:value="7.715">
                <text:p>7.715</text:p>
              </table:table-cell>
              <table:table-cell office:value-type="float" office:value="7.644">
                <text:p>7.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688">
                <text:p>7.688</text:p>
              </table:table-cell>
              <table:table-cell office:value-type="float" office:value="8.104">
                <text:p>8.104</text:p>
              </table:table-cell>
              <table:table-cell office:value-type="float" office:value="7.804">
                <text:p>7.8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737">
                <text:p>7.737</text:p>
              </table:table-cell>
              <table:table-cell office:value-type="float" office:value="8.393">
                <text:p>8.393</text:p>
              </table:table-cell>
              <table:table-cell office:value-type="float" office:value="7.9316">
                <text:p>7.93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619">
                <text:p>7.619</text:p>
              </table:table-cell>
              <table:table-cell office:value-type="float" office:value="8.375">
                <text:p>8.375</text:p>
              </table:table-cell>
              <table:table-cell office:value-type="float" office:value="7.8764">
                <text:p>7.8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923cm" svg:y="0.316cm" chart:style-name="ch2">
          <text:p>Relación entre el tiempo de ejecución y la cantidad de nodos</text:p>
        </chart:title>
        <chart:subtitle svg:x="1.367cm" svg:y="1.301cm" chart:style-name="ch3">
          <text:p>Tiempo mínimo, máximo y promedio dividios por la cantidad de nodos, k = 3</text:p>
        </chart:subtitle>
        <chart:legend chart:legend-position="end" svg:x="12.121cm" svg:y="3.706cm" style:legend-expansion="high" chart:style-name="ch4"/>
        <chart:plot-area chart:style-name="ch5" table:cell-range-address="'K FIJO'.A1:'K FIJO'.A301 'K FIJO'.L1:'K FIJO'.N301" chart:data-source-has-labels="row" svg:x="1.33cm" svg:y="2.37cm" svg:width="10.153cm" svg:height="5.475cm">
          <chartooo:coordinate-region svg:x="2.428cm" svg:y="2.57cm" svg:width="8.775cm" svg:height="4.628cm"/>
          <chart:axis chart:dimension="x" chart:name="primary-x" chart:style-name="ch6">
            <chart:title svg:x="4.735cm" svg:y="8.025cm" chart:style-name="ch7">
              <text:p>Cantidad de nodos (n)</text:p>
            </chart:title>
          </chart:axis>
          <chart:axis chart:dimension="y" chart:name="primary-y" chart:style-name="ch8">
            <chart:title svg:x="0.451cm" svg:y="5.905cm" chart:style-name="ch9">
              <text:p>Tiempo / n</text:p>
            </chart:title>
            <chart:grid chart:style-name="ch10" chart:class="major"/>
          </chart:axis>
          <chart:series chart:style-name="ch11" chart:values-cell-range-address="'K FIJO'.L2:'K FIJO'.L301" chart:label-cell-address="'K FIJO'.L1:'K FIJO'.L1" chart:class="chart:scatter">
            <chart:domain table:cell-range-address="'K FIJO'.A2:'K FIJO'.A301"/>
            <chart:data-point chart:repeated="300"/>
          </chart:series>
          <chart:series chart:style-name="ch12" chart:values-cell-range-address="'K FIJO'.M2:'K FIJO'.M301" chart:label-cell-address="'K FIJO'.M1:'K FIJO'.M1" chart:class="chart:scatter">
            <chart:data-point chart:repeated="300"/>
          </chart:series>
          <chart:series chart:style-name="ch13" chart:values-cell-range-address="'K FIJO'.N2:'K FIJO'.N301" chart:label-cell-address="'K FIJO'.N1:'K FIJO'.N1" chart:class="chart:scatter">
            <chart:data-point chart:repeated="3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 / n</text:p>
                <draw:g>
                  <svg:desc>'K FIJO'.L1:'K FIJO'.L1</svg:desc>
                </draw:g>
              </table:table-cell>
              <table:table-cell office:value-type="string">
                <text:p>Tiempo máximo / n</text:p>
                <draw:g>
                  <svg:desc>'K FIJO'.M1:'K FIJO'.M1</svg:desc>
                </draw:g>
              </table:table-cell>
              <table:table-cell office:value-type="string">
                <text:p>Tiempo promedio / n</text:p>
                <draw:g>
                  <svg:desc>'K FIJO'.N1:'K FIJO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K FIJO'.A2:'K FIJO'.A301</svg:desc>
                </draw:g>
              </table:table-cell>
              <table:table-cell office:value-type="float" office:value="0.004">
                <text:p>0.004</text:p>
                <draw:g>
                  <svg:desc>'K FIJO'.L2:'K FIJO'.L301</svg:desc>
                </draw:g>
              </table:table-cell>
              <table:table-cell office:value-type="float" office:value="0.011">
                <text:p>0.011</text:p>
                <draw:g>
                  <svg:desc>'K FIJO'.M2:'K FIJO'.M301</svg:desc>
                </draw:g>
              </table:table-cell>
              <table:table-cell office:value-type="float" office:value="0.004">
                <text:p>0.004</text:p>
                <draw:g>
                  <svg:desc>'K FIJO'.N2:'K FIJO'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5">
                <text:p>0.0015</text:p>
              </table:table-cell>
              <table:table-cell office:value-type="float" office:value="0.0035">
                <text:p>0.003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25">
                <text:p>0.00225</text:p>
              </table:table-cell>
              <table:table-cell office:value-type="float" office:value="0.00625">
                <text:p>0.00625</text:p>
              </table:table-cell>
              <table:table-cell office:value-type="float" office:value="0.00225">
                <text:p>0.0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4">
                <text:p>0.0014</text:p>
              </table:table-cell>
              <table:table-cell office:value-type="float" office:value="0.004">
                <text:p>0.00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15">
                <text:p>0.0015</text:p>
              </table:table-cell>
              <table:table-cell office:value-type="float" office:value="0.0045">
                <text:p>0.004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57142857142857">
                <text:p>0.00157142857142857</text:p>
              </table:table-cell>
              <table:table-cell office:value-type="float" office:value="0.00442857142857143">
                <text:p>0.00442857142857143</text:p>
              </table:table-cell>
              <table:table-cell office:value-type="float" office:value="0.00157142857142857">
                <text:p>0.001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5">
                <text:p>0.0015</text:p>
              </table:table-cell>
              <table:table-cell office:value-type="float" office:value="0.0045">
                <text:p>0.004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177777777777778">
                <text:p>0.00177777777777778</text:p>
              </table:table-cell>
              <table:table-cell office:value-type="float" office:value="0.00511111111111111">
                <text:p>0.00511111111111111</text:p>
              </table:table-cell>
              <table:table-cell office:value-type="float" office:value="0.00177777777777778">
                <text:p>0.0017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8">
                <text:p>0.0018</text:p>
              </table:table-cell>
              <table:table-cell office:value-type="float" office:value="0.005">
                <text:p>0.00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172727272727273">
                <text:p>0.00172727272727273</text:p>
              </table:table-cell>
              <table:table-cell office:value-type="float" office:value="0.00563636363636364">
                <text:p>0.00563636363636364</text:p>
              </table:table-cell>
              <table:table-cell office:value-type="float" office:value="0.00172727272727273">
                <text:p>0.001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91666666666667">
                <text:p>0.00191666666666667</text:p>
              </table:table-cell>
              <table:table-cell office:value-type="float" office:value="0.00525">
                <text:p>0.00525</text:p>
              </table:table-cell>
              <table:table-cell office:value-type="float" office:value="0.00191666666666667">
                <text:p>0.0019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0.00569230769230769">
                <text:p>0.00569230769230769</text:p>
              </table:table-cell>
              <table:table-cell office:value-type="float" office:value="0.00192307692307692">
                <text:p>0.00192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">
                <text:p>0.002</text:p>
              </table:table-cell>
              <table:table-cell office:value-type="float" office:value="0.00578571428571429">
                <text:p>0.0057857142857142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813333333333333">
                <text:p>0.00813333333333333</text:p>
              </table:table-cell>
              <table:table-cell office:value-type="float" office:value="0.00213333333333333">
                <text:p>0.0021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0625">
                <text:p>0.0020625</text:p>
              </table:table-cell>
              <table:table-cell office:value-type="float" office:value="0.005875">
                <text:p>0.005875</text:p>
              </table:table-cell>
              <table:table-cell office:value-type="float" office:value="0.0020625">
                <text:p>0.002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23529411764706">
                <text:p>0.00223529411764706</text:p>
              </table:table-cell>
              <table:table-cell office:value-type="float" office:value="0.00641176470588235">
                <text:p>0.00641176470588235</text:p>
              </table:table-cell>
              <table:table-cell office:value-type="float" office:value="0.00223529411764706">
                <text:p>0.0022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27777777777778">
                <text:p>0.00227777777777778</text:p>
              </table:table-cell>
              <table:table-cell office:value-type="float" office:value="0.00633333333333333">
                <text:p>0.00633333333333333</text:p>
              </table:table-cell>
              <table:table-cell office:value-type="float" office:value="0.00227777777777778">
                <text:p>0.00227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236842105263158">
                <text:p>0.00236842105263158</text:p>
              </table:table-cell>
              <table:table-cell office:value-type="float" office:value="0.00694736842105263">
                <text:p>0.00694736842105263</text:p>
              </table:table-cell>
              <table:table-cell office:value-type="float" office:value="0.00236842105263158">
                <text:p>0.00236842105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45">
                <text:p>0.00245</text:p>
              </table:table-cell>
              <table:table-cell office:value-type="float" office:value="0.00735">
                <text:p>0.00735</text:p>
              </table:table-cell>
              <table:table-cell office:value-type="float" office:value="0.00245">
                <text:p>0.00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52380952380952">
                <text:p>0.00252380952380952</text:p>
              </table:table-cell>
              <table:table-cell office:value-type="float" office:value="0.00928571428571429">
                <text:p>0.00928571428571429</text:p>
              </table:table-cell>
              <table:table-cell office:value-type="float" office:value="0.00252380952380952">
                <text:p>0.002523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263636363636364">
                <text:p>0.00263636363636364</text:p>
              </table:table-cell>
              <table:table-cell office:value-type="float" office:value="0.00781818181818182">
                <text:p>0.00781818181818182</text:p>
              </table:table-cell>
              <table:table-cell office:value-type="float" office:value="0.00263636363636364">
                <text:p>0.0026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69565217391304">
                <text:p>0.00269565217391304</text:p>
              </table:table-cell>
              <table:table-cell office:value-type="float" office:value="0.00843478260869565">
                <text:p>0.00843478260869565</text:p>
              </table:table-cell>
              <table:table-cell office:value-type="float" office:value="0.00269565217391304">
                <text:p>0.0026956521739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275">
                <text:p>0.00275</text:p>
              </table:table-cell>
              <table:table-cell office:value-type="float" office:value="0.00779166666666667">
                <text:p>0.00779166666666667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276">
                <text:p>0.00276</text:p>
              </table:table-cell>
              <table:table-cell office:value-type="float" office:value="0.00772">
                <text:p>0.00772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288461538461538">
                <text:p>0.00288461538461538</text:p>
              </table:table-cell>
              <table:table-cell office:value-type="float" office:value="0.00811538461538462">
                <text:p>0.00811538461538462</text:p>
              </table:table-cell>
              <table:table-cell office:value-type="float" office:value="0.00288461538461538">
                <text:p>0.0028846153846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292592592592593">
                <text:p>0.00292592592592593</text:p>
              </table:table-cell>
              <table:table-cell office:value-type="float" office:value="0.00837037037037037">
                <text:p>0.00837037037037037</text:p>
              </table:table-cell>
              <table:table-cell office:value-type="float" office:value="0.00292592592592593">
                <text:p>0.002925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14285714285714">
                <text:p>0.00314285714285714</text:p>
              </table:table-cell>
              <table:table-cell office:value-type="float" office:value="0.00889285714285714">
                <text:p>0.00889285714285714</text:p>
              </table:table-cell>
              <table:table-cell office:value-type="float" office:value="0.00314285714285714">
                <text:p>0.00314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313793103448276">
                <text:p>0.00313793103448276</text:p>
              </table:table-cell>
              <table:table-cell office:value-type="float" office:value="0.00875862068965517">
                <text:p>0.00875862068965517</text:p>
              </table:table-cell>
              <table:table-cell office:value-type="float" office:value="0.00313793103448276">
                <text:p>0.003137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23333333333333">
                <text:p>0.00323333333333333</text:p>
              </table:table-cell>
              <table:table-cell office:value-type="float" office:value="0.009">
                <text:p>0.009</text:p>
              </table:table-cell>
              <table:table-cell office:value-type="float" office:value="0.00323333333333333">
                <text:p>0.0032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338709677419355">
                <text:p>0.00338709677419355</text:p>
              </table:table-cell>
              <table:table-cell office:value-type="float" office:value="0.004">
                <text:p>0.004</text:p>
              </table:table-cell>
              <table:table-cell office:value-type="float" office:value="0.00338709677419355">
                <text:p>0.00338709677419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340625">
                <text:p>0.00340625</text:p>
              </table:table-cell>
              <table:table-cell office:value-type="float" office:value="0.00409375">
                <text:p>0.00409375</text:p>
              </table:table-cell>
              <table:table-cell office:value-type="float" office:value="0.00340625">
                <text:p>0.003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345454545454545">
                <text:p>0.00345454545454545</text:p>
              </table:table-cell>
              <table:table-cell office:value-type="float" office:value="0.00424242424242424">
                <text:p>0.00424242424242424</text:p>
              </table:table-cell>
              <table:table-cell office:value-type="float" office:value="0.00345454545454545">
                <text:p>0.00345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358823529411765">
                <text:p>0.00358823529411765</text:p>
              </table:table-cell>
              <table:table-cell office:value-type="float" office:value="0.00405882352941176">
                <text:p>0.00405882352941176</text:p>
              </table:table-cell>
              <table:table-cell office:value-type="float" office:value="0.00358823529411765">
                <text:p>0.00358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365714285714286">
                <text:p>0.00365714285714286</text:p>
              </table:table-cell>
              <table:table-cell office:value-type="float" office:value="0.00414285714285714">
                <text:p>0.00414285714285714</text:p>
              </table:table-cell>
              <table:table-cell office:value-type="float" office:value="0.00365714285714286">
                <text:p>0.0036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375">
                <text:p>0.00375</text:p>
              </table:table-cell>
              <table:table-cell office:value-type="float" office:value="0.00422222222222222">
                <text:p>0.00422222222222222</text:p>
              </table:table-cell>
              <table:table-cell office:value-type="float" office:value="0.00375">
                <text:p>0.00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386486486486487">
                <text:p>0.00386486486486487</text:p>
              </table:table-cell>
              <table:table-cell office:value-type="float" office:value="0.00418918918918919">
                <text:p>0.00418918918918919</text:p>
              </table:table-cell>
              <table:table-cell office:value-type="float" office:value="0.00386486486486487">
                <text:p>0.00386486486486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389473684210526">
                <text:p>0.00389473684210526</text:p>
              </table:table-cell>
              <table:table-cell office:value-type="float" office:value="0.00426315789473684">
                <text:p>0.00426315789473684</text:p>
              </table:table-cell>
              <table:table-cell office:value-type="float" office:value="0.00389473684210526">
                <text:p>0.003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4">
                <text:p>0.004</text:p>
              </table:table-cell>
              <table:table-cell office:value-type="float" office:value="0.00435897435897436">
                <text:p>0.0043589743589743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4025">
                <text:p>0.004025</text:p>
              </table:table-cell>
              <table:table-cell office:value-type="float" office:value="0.004375">
                <text:p>0.004375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419512195121951">
                <text:p>0.00419512195121951</text:p>
              </table:table-cell>
              <table:table-cell office:value-type="float" office:value="0.00460975609756098">
                <text:p>0.00460975609756098</text:p>
              </table:table-cell>
              <table:table-cell office:value-type="float" office:value="0.00419512195121951">
                <text:p>0.00419512195121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421428571428571">
                <text:p>0.00421428571428571</text:p>
              </table:table-cell>
              <table:table-cell office:value-type="float" office:value="0.00504761904761905">
                <text:p>0.00504761904761905</text:p>
              </table:table-cell>
              <table:table-cell office:value-type="float" office:value="0.00421428571428571">
                <text:p>0.0042142857142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434883720930233">
                <text:p>0.00434883720930233</text:p>
              </table:table-cell>
              <table:table-cell office:value-type="float" office:value="0.00518604651162791">
                <text:p>0.00518604651162791</text:p>
              </table:table-cell>
              <table:table-cell office:value-type="float" office:value="0.00434883720930233">
                <text:p>0.00434883720930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425">
                <text:p>0.00425</text:p>
              </table:table-cell>
              <table:table-cell office:value-type="float" office:value="0.00470454545454546">
                <text:p>0.00470454545454546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451111111111111">
                <text:p>0.00451111111111111</text:p>
              </table:table-cell>
              <table:table-cell office:value-type="float" office:value="0.00462222222222222">
                <text:p>0.00462222222222222</text:p>
              </table:table-cell>
              <table:table-cell office:value-type="float" office:value="0.00451111111111111">
                <text:p>0.0045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46304347826087">
                <text:p>0.0046304347826087</text:p>
              </table:table-cell>
              <table:table-cell office:value-type="float" office:value="0.005">
                <text:p>0.005</text:p>
              </table:table-cell>
              <table:table-cell office:value-type="float" office:value="0.0046304347826087">
                <text:p>0.00463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463829787234043">
                <text:p>0.00463829787234043</text:p>
              </table:table-cell>
              <table:table-cell office:value-type="float" office:value="0.00519148936170213">
                <text:p>0.00519148936170213</text:p>
              </table:table-cell>
              <table:table-cell office:value-type="float" office:value="0.00463829787234043">
                <text:p>0.004638297872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479166666666667">
                <text:p>0.00479166666666667</text:p>
              </table:table-cell>
              <table:table-cell office:value-type="float" office:value="0.00529166666666667">
                <text:p>0.00529166666666667</text:p>
              </table:table-cell>
              <table:table-cell office:value-type="float" office:value="0.00479166666666667">
                <text:p>0.00479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495918367346939">
                <text:p>0.00495918367346939</text:p>
              </table:table-cell>
              <table:table-cell office:value-type="float" office:value="0.00551020408163265">
                <text:p>0.00551020408163265</text:p>
              </table:table-cell>
              <table:table-cell office:value-type="float" office:value="0.00495918367346939">
                <text:p>0.00495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492">
                <text:p>0.00492</text:p>
              </table:table-cell>
              <table:table-cell office:value-type="float" office:value="0.0052">
                <text:p>0.0052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507843137254902">
                <text:p>0.00507843137254902</text:p>
              </table:table-cell>
              <table:table-cell office:value-type="float" office:value="0.00564705882352941">
                <text:p>0.00564705882352941</text:p>
              </table:table-cell>
              <table:table-cell office:value-type="float" office:value="0.00507843137254902">
                <text:p>0.005078431372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488461538461539">
                <text:p>0.00488461538461539</text:p>
              </table:table-cell>
              <table:table-cell office:value-type="float" office:value="0.00605769230769231">
                <text:p>0.00605769230769231</text:p>
              </table:table-cell>
              <table:table-cell office:value-type="float" office:value="0.00488461538461539">
                <text:p>0.00488461538461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507547169811321">
                <text:p>0.00507547169811321</text:p>
              </table:table-cell>
              <table:table-cell office:value-type="float" office:value="0.00545283018867924">
                <text:p>0.00545283018867924</text:p>
              </table:table-cell>
              <table:table-cell office:value-type="float" office:value="0.00507547169811321">
                <text:p>0.00507547169811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507407407407407">
                <text:p>0.00507407407407407</text:p>
              </table:table-cell>
              <table:table-cell office:value-type="float" office:value="0.00538888888888889">
                <text:p>0.00538888888888889</text:p>
              </table:table-cell>
              <table:table-cell office:value-type="float" office:value="0.00507407407407407">
                <text:p>0.00507407407407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527272727272727">
                <text:p>0.00527272727272727</text:p>
              </table:table-cell>
              <table:table-cell office:value-type="float" office:value="0.00545454545454546">
                <text:p>0.00545454545454546</text:p>
              </table:table-cell>
              <table:table-cell office:value-type="float" office:value="0.00527272727272727">
                <text:p>0.0052727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539285714285714">
                <text:p>0.00539285714285714</text:p>
              </table:table-cell>
              <table:table-cell office:value-type="float" office:value="0.00582142857142857">
                <text:p>0.00582142857142857</text:p>
              </table:table-cell>
              <table:table-cell office:value-type="float" office:value="0.00539285714285714">
                <text:p>0.00539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536842105263158">
                <text:p>0.00536842105263158</text:p>
              </table:table-cell>
              <table:table-cell office:value-type="float" office:value="0.00568421052631579">
                <text:p>0.00568421052631579</text:p>
              </table:table-cell>
              <table:table-cell office:value-type="float" office:value="0.00536842105263158">
                <text:p>0.00536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548275862068966">
                <text:p>0.00548275862068966</text:p>
              </table:table-cell>
              <table:table-cell office:value-type="float" office:value="0.00641379310344828">
                <text:p>0.00641379310344828</text:p>
              </table:table-cell>
              <table:table-cell office:value-type="float" office:value="0.00548275862068966">
                <text:p>0.00548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559322033898305">
                <text:p>0.00559322033898305</text:p>
              </table:table-cell>
              <table:table-cell office:value-type="float" office:value="0.00613559322033898">
                <text:p>0.00613559322033898</text:p>
              </table:table-cell>
              <table:table-cell office:value-type="float" office:value="0.00559322033898305">
                <text:p>0.00559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51666666666667">
                <text:p>0.00551666666666667</text:p>
              </table:table-cell>
              <table:table-cell office:value-type="float" office:value="0.00608333333333333">
                <text:p>0.00608333333333333</text:p>
              </table:table-cell>
              <table:table-cell office:value-type="float" office:value="0.00551666666666667">
                <text:p>0.00551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580327868852459">
                <text:p>0.00580327868852459</text:p>
              </table:table-cell>
              <table:table-cell office:value-type="float" office:value="0.00645901639344262">
                <text:p>0.00645901639344262</text:p>
              </table:table-cell>
              <table:table-cell office:value-type="float" office:value="0.00580327868852459">
                <text:p>0.00580327868852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570967741935484">
                <text:p>0.00570967741935484</text:p>
              </table:table-cell>
              <table:table-cell office:value-type="float" office:value="0.00595161290322581">
                <text:p>0.00595161290322581</text:p>
              </table:table-cell>
              <table:table-cell office:value-type="float" office:value="0.00570967741935484">
                <text:p>0.00570967741935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582539682539683">
                <text:p>0.00582539682539683</text:p>
              </table:table-cell>
              <table:table-cell office:value-type="float" office:value="0.00611111111111111">
                <text:p>0.00611111111111111</text:p>
              </table:table-cell>
              <table:table-cell office:value-type="float" office:value="0.00582539682539683">
                <text:p>0.00582539682539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5921875">
                <text:p>0.005921875</text:p>
              </table:table-cell>
              <table:table-cell office:value-type="float" office:value="0.006328125">
                <text:p>0.006328125</text:p>
              </table:table-cell>
              <table:table-cell office:value-type="float" office:value="0.005921875">
                <text:p>0.00592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603076923076923">
                <text:p>0.00603076923076923</text:p>
              </table:table-cell>
              <table:table-cell office:value-type="float" office:value="0.00696923076923077">
                <text:p>0.00696923076923077</text:p>
              </table:table-cell>
              <table:table-cell office:value-type="float" office:value="0.00603076923076923">
                <text:p>0.0060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610606060606061">
                <text:p>0.00610606060606061</text:p>
              </table:table-cell>
              <table:table-cell office:value-type="float" office:value="0.00624242424242424">
                <text:p>0.00624242424242424</text:p>
              </table:table-cell>
              <table:table-cell office:value-type="float" office:value="0.00610606060606061">
                <text:p>0.0061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17910447761194">
                <text:p>0.00617910447761194</text:p>
              </table:table-cell>
              <table:table-cell office:value-type="float" office:value="0.00661194029850746">
                <text:p>0.00661194029850746</text:p>
              </table:table-cell>
              <table:table-cell office:value-type="float" office:value="0.00617910447761194">
                <text:p>0.00617910447761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633823529411765">
                <text:p>0.00633823529411765</text:p>
              </table:table-cell>
              <table:table-cell office:value-type="float" office:value="0.00648529411764706">
                <text:p>0.00648529411764706</text:p>
              </table:table-cell>
              <table:table-cell office:value-type="float" office:value="0.00633823529411765">
                <text:p>0.006338235294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630434782608696">
                <text:p>0.00630434782608696</text:p>
              </table:table-cell>
              <table:table-cell office:value-type="float" office:value="0.00646376811594203">
                <text:p>0.00646376811594203</text:p>
              </table:table-cell>
              <table:table-cell office:value-type="float" office:value="0.00630434782608696">
                <text:p>0.00630434782608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64">
                <text:p>0.0064</text:p>
              </table:table-cell>
              <table:table-cell office:value-type="float" office:value="0.0071">
                <text:p>0.007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646478873239437">
                <text:p>0.00646478873239437</text:p>
              </table:table-cell>
              <table:table-cell office:value-type="float" office:value="0.0067887323943662">
                <text:p>0.0067887323943662</text:p>
              </table:table-cell>
              <table:table-cell office:value-type="float" office:value="0.00646478873239437">
                <text:p>0.00646478873239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655555555555556">
                <text:p>0.00655555555555556</text:p>
              </table:table-cell>
              <table:table-cell office:value-type="float" office:value="0.00726388888888889">
                <text:p>0.00726388888888889</text:p>
              </table:table-cell>
              <table:table-cell office:value-type="float" office:value="0.00655555555555556">
                <text:p>0.006555555555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657534246575342">
                <text:p>0.00657534246575342</text:p>
              </table:table-cell>
              <table:table-cell office:value-type="float" office:value="0.00671232876712329">
                <text:p>0.00671232876712329</text:p>
              </table:table-cell>
              <table:table-cell office:value-type="float" office:value="0.00657534246575342">
                <text:p>0.00657534246575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677027027027027">
                <text:p>0.00677027027027027</text:p>
              </table:table-cell>
              <table:table-cell office:value-type="float" office:value="0.00739189189189189">
                <text:p>0.00739189189189189</text:p>
              </table:table-cell>
              <table:table-cell office:value-type="float" office:value="0.00677027027027027">
                <text:p>0.00677027027027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690666666666667">
                <text:p>0.00690666666666667</text:p>
              </table:table-cell>
              <table:table-cell office:value-type="float" office:value="0.00757333333333333">
                <text:p>0.00757333333333333</text:p>
              </table:table-cell>
              <table:table-cell office:value-type="float" office:value="0.00690666666666667">
                <text:p>0.00690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692105263157895">
                <text:p>0.00692105263157895</text:p>
              </table:table-cell>
              <table:table-cell office:value-type="float" office:value="0.00711842105263158">
                <text:p>0.00711842105263158</text:p>
              </table:table-cell>
              <table:table-cell office:value-type="float" office:value="0.00692105263157895">
                <text:p>0.00692105263157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703896103896104">
                <text:p>0.00703896103896104</text:p>
              </table:table-cell>
              <table:table-cell office:value-type="float" office:value="0.00712987012987013">
                <text:p>0.00712987012987013</text:p>
              </table:table-cell>
              <table:table-cell office:value-type="float" office:value="0.00703896103896104">
                <text:p>0.00703896103896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705128205128205">
                <text:p>0.00705128205128205</text:p>
              </table:table-cell>
              <table:table-cell office:value-type="float" office:value="0.00720512820512821">
                <text:p>0.00720512820512821</text:p>
              </table:table-cell>
              <table:table-cell office:value-type="float" office:value="0.00705128205128205">
                <text:p>0.00705128205128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713924050632911">
                <text:p>0.00713924050632911</text:p>
              </table:table-cell>
              <table:table-cell office:value-type="float" office:value="0.00777215189873418">
                <text:p>0.00777215189873418</text:p>
              </table:table-cell>
              <table:table-cell office:value-type="float" office:value="0.00713924050632911">
                <text:p>0.00713924050632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7225">
                <text:p>0.007225</text:p>
              </table:table-cell>
              <table:table-cell office:value-type="float" office:value="0.0074375">
                <text:p>0.0074375</text:p>
              </table:table-cell>
              <table:table-cell office:value-type="float" office:value="0.007225">
                <text:p>0.0072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754320987654321">
                <text:p>0.00754320987654321</text:p>
              </table:table-cell>
              <table:table-cell office:value-type="float" office:value="0.00767901234567901">
                <text:p>0.00767901234567901</text:p>
              </table:table-cell>
              <table:table-cell office:value-type="float" office:value="0.00754320987654321">
                <text:p>0.00754320987654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741463414634146">
                <text:p>0.00741463414634146</text:p>
              </table:table-cell>
              <table:table-cell office:value-type="float" office:value="0.00813414634146342">
                <text:p>0.00813414634146342</text:p>
              </table:table-cell>
              <table:table-cell office:value-type="float" office:value="0.00741463414634146">
                <text:p>0.00741463414634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767469879518072">
                <text:p>0.00767469879518072</text:p>
              </table:table-cell>
              <table:table-cell office:value-type="float" office:value="0.00862650602409638">
                <text:p>0.00862650602409638</text:p>
              </table:table-cell>
              <table:table-cell office:value-type="float" office:value="0.00767469879518072">
                <text:p>0.00767469879518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763095238095238">
                <text:p>0.00763095238095238</text:p>
              </table:table-cell>
              <table:table-cell office:value-type="float" office:value="0.00785714285714286">
                <text:p>0.00785714285714286</text:p>
              </table:table-cell>
              <table:table-cell office:value-type="float" office:value="0.00763095238095238">
                <text:p>0.00763095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783529411764706">
                <text:p>0.00783529411764706</text:p>
              </table:table-cell>
              <table:table-cell office:value-type="float" office:value="0.00828235294117647">
                <text:p>0.00828235294117647</text:p>
              </table:table-cell>
              <table:table-cell office:value-type="float" office:value="0.00783529411764706">
                <text:p>0.007835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781395348837209">
                <text:p>0.00781395348837209</text:p>
              </table:table-cell>
              <table:table-cell office:value-type="float" office:value="0.00796511627906977">
                <text:p>0.00796511627906977</text:p>
              </table:table-cell>
              <table:table-cell office:value-type="float" office:value="0.00781395348837209">
                <text:p>0.00781395348837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55172413793104">
                <text:p>0.00755172413793104</text:p>
              </table:table-cell>
              <table:table-cell office:value-type="float" office:value="0.0076551724137931">
                <text:p>0.0076551724137931</text:p>
              </table:table-cell>
              <table:table-cell office:value-type="float" office:value="0.00755172413793104">
                <text:p>0.00755172413793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84090909090909">
                <text:p>0.00784090909090909</text:p>
              </table:table-cell>
              <table:table-cell office:value-type="float" office:value="0.00794318181818182">
                <text:p>0.00794318181818182</text:p>
              </table:table-cell>
              <table:table-cell office:value-type="float" office:value="0.00784090909090909">
                <text:p>0.00784090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801123595505618">
                <text:p>0.00801123595505618</text:p>
              </table:table-cell>
              <table:table-cell office:value-type="float" office:value="0.00821348314606742">
                <text:p>0.00821348314606742</text:p>
              </table:table-cell>
              <table:table-cell office:value-type="float" office:value="0.00801123595505618">
                <text:p>0.00801123595505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801111111111111">
                <text:p>0.00801111111111111</text:p>
              </table:table-cell>
              <table:table-cell office:value-type="float" office:value="0.0083">
                <text:p>0.0083</text:p>
              </table:table-cell>
              <table:table-cell office:value-type="float" office:value="0.00801111111111111">
                <text:p>0.00801111111111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813186813186813">
                <text:p>0.00813186813186813</text:p>
              </table:table-cell>
              <table:table-cell office:value-type="float" office:value="0.00835164835164835">
                <text:p>0.00835164835164835</text:p>
              </table:table-cell>
              <table:table-cell office:value-type="float" office:value="0.00813186813186813">
                <text:p>0.00813186813186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829347826086956">
                <text:p>0.00829347826086956</text:p>
              </table:table-cell>
              <table:table-cell office:value-type="float" office:value="0.00923913043478261">
                <text:p>0.00923913043478261</text:p>
              </table:table-cell>
              <table:table-cell office:value-type="float" office:value="0.00829347826086956">
                <text:p>0.00829347826086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844086021505376">
                <text:p>0.00844086021505376</text:p>
              </table:table-cell>
              <table:table-cell office:value-type="float" office:value="0.00867741935483871">
                <text:p>0.00867741935483871</text:p>
              </table:table-cell>
              <table:table-cell office:value-type="float" office:value="0.00844086021505376">
                <text:p>0.00844086021505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826595744680851">
                <text:p>0.00826595744680851</text:p>
              </table:table-cell>
              <table:table-cell office:value-type="float" office:value="0.0085">
                <text:p>0.0085</text:p>
              </table:table-cell>
              <table:table-cell office:value-type="float" office:value="0.00826595744680851">
                <text:p>0.008265957446808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847368421052632">
                <text:p>0.00847368421052632</text:p>
              </table:table-cell>
              <table:table-cell office:value-type="float" office:value="0.00869473684210526">
                <text:p>0.00869473684210526</text:p>
              </table:table-cell>
              <table:table-cell office:value-type="float" office:value="0.00847368421052632">
                <text:p>0.008473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845833333333333">
                <text:p>0.00845833333333333</text:p>
              </table:table-cell>
              <table:table-cell office:value-type="float" office:value="0.0094375">
                <text:p>0.0094375</text:p>
              </table:table-cell>
              <table:table-cell office:value-type="float" office:value="0.00845833333333333">
                <text:p>0.008458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878350515463917">
                <text:p>0.00878350515463917</text:p>
              </table:table-cell>
              <table:table-cell office:value-type="float" office:value="0.00915463917525773">
                <text:p>0.00915463917525773</text:p>
              </table:table-cell>
              <table:table-cell office:value-type="float" office:value="0.00878350515463917">
                <text:p>0.00878350515463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866326530612245">
                <text:p>0.00866326530612245</text:p>
              </table:table-cell>
              <table:table-cell office:value-type="float" office:value="0.00951020408163265">
                <text:p>0.00951020408163265</text:p>
              </table:table-cell>
              <table:table-cell office:value-type="float" office:value="0.00866326530612245">
                <text:p>0.00866326530612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898989898989899">
                <text:p>0.00898989898989899</text:p>
              </table:table-cell>
              <table:table-cell office:value-type="float" office:value="0.00921212121212121">
                <text:p>0.00921212121212121</text:p>
              </table:table-cell>
              <table:table-cell office:value-type="float" office:value="0.00898989898989899">
                <text:p>0.00898989898989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878">
                <text:p>0.00878</text:p>
              </table:table-cell>
              <table:table-cell office:value-type="float" office:value="0.00908">
                <text:p>0.00908</text:p>
              </table:table-cell>
              <table:table-cell office:value-type="float" office:value="0.00878">
                <text:p>0.008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895049504950495">
                <text:p>0.00895049504950495</text:p>
              </table:table-cell>
              <table:table-cell office:value-type="float" office:value="0.00983168316831683">
                <text:p>0.00983168316831683</text:p>
              </table:table-cell>
              <table:table-cell office:value-type="float" office:value="0.00895049504950495">
                <text:p>0.00895049504950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899019607843137">
                <text:p>0.00899019607843137</text:p>
              </table:table-cell>
              <table:table-cell office:value-type="float" office:value="0.00916666666666667">
                <text:p>0.00916666666666667</text:p>
              </table:table-cell>
              <table:table-cell office:value-type="float" office:value="0.00899019607843137">
                <text:p>0.00899019607843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921359223300971">
                <text:p>0.00921359223300971</text:p>
              </table:table-cell>
              <table:table-cell office:value-type="float" office:value="0.00947572815533981">
                <text:p>0.00947572815533981</text:p>
              </table:table-cell>
              <table:table-cell office:value-type="float" office:value="0.00921359223300971">
                <text:p>0.009213592233009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9375">
                <text:p>0.009375</text:p>
              </table:table-cell>
              <table:table-cell office:value-type="float" office:value="0.0101923076923077">
                <text:p>0.0101923076923077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942857142857143">
                <text:p>0.00942857142857143</text:p>
              </table:table-cell>
              <table:table-cell office:value-type="float" office:value="0.00954285714285714">
                <text:p>0.00954285714285714</text:p>
              </table:table-cell>
              <table:table-cell office:value-type="float" office:value="0.00942857142857143">
                <text:p>0.00942857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945283018867925">
                <text:p>0.00945283018867925</text:p>
              </table:table-cell>
              <table:table-cell office:value-type="float" office:value="0.00967924528301887">
                <text:p>0.00967924528301887</text:p>
              </table:table-cell>
              <table:table-cell office:value-type="float" office:value="0.00945283018867925">
                <text:p>0.00945283018867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949532710280374">
                <text:p>0.00949532710280374</text:p>
              </table:table-cell>
              <table:table-cell office:value-type="float" office:value="0.00981308411214953">
                <text:p>0.00981308411214953</text:p>
              </table:table-cell>
              <table:table-cell office:value-type="float" office:value="0.00949532710280374">
                <text:p>0.009495327102803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949074074074074">
                <text:p>0.00949074074074074</text:p>
              </table:table-cell>
              <table:table-cell office:value-type="float" office:value="0.00974074074074074">
                <text:p>0.00974074074074074</text:p>
              </table:table-cell>
              <table:table-cell office:value-type="float" office:value="0.00949074074074074">
                <text:p>0.00949074074074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984403669724771">
                <text:p>0.00984403669724771</text:p>
              </table:table-cell>
              <table:table-cell office:value-type="float" office:value="0.0100091743119266">
                <text:p>0.0100091743119266</text:p>
              </table:table-cell>
              <table:table-cell office:value-type="float" office:value="0.00984403669724771">
                <text:p>0.009844036697247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978181818181818">
                <text:p>0.00978181818181818</text:p>
              </table:table-cell>
              <table:table-cell office:value-type="float" office:value="0.0100545454545455">
                <text:p>0.0100545454545455</text:p>
              </table:table-cell>
              <table:table-cell office:value-type="float" office:value="0.00978181818181818">
                <text:p>0.00978181818181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988288288288288">
                <text:p>0.00988288288288288</text:p>
              </table:table-cell>
              <table:table-cell office:value-type="float" office:value="0.0104954954954955">
                <text:p>0.0104954954954955</text:p>
              </table:table-cell>
              <table:table-cell office:value-type="float" office:value="0.00988288288288288">
                <text:p>0.00988288288288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00446428571429">
                <text:p>0.0100446428571429</text:p>
              </table:table-cell>
              <table:table-cell office:value-type="float" office:value="0.0110267857142857">
                <text:p>0.0110267857142857</text:p>
              </table:table-cell>
              <table:table-cell office:value-type="float" office:value="0.0100446428571429">
                <text:p>0.010044642857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01592920353982">
                <text:p>0.0101592920353982</text:p>
              </table:table-cell>
              <table:table-cell office:value-type="float" office:value="0.0103008849557522">
                <text:p>0.0103008849557522</text:p>
              </table:table-cell>
              <table:table-cell office:value-type="float" office:value="0.0101592920353982">
                <text:p>0.0101592920353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100087719298246">
                <text:p>0.0100087719298246</text:p>
              </table:table-cell>
              <table:table-cell office:value-type="float" office:value="0.0106228070175439">
                <text:p>0.0106228070175439</text:p>
              </table:table-cell>
              <table:table-cell office:value-type="float" office:value="0.0100087719298246">
                <text:p>0.01000877192982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100608695652174">
                <text:p>0.0100608695652174</text:p>
              </table:table-cell>
              <table:table-cell office:value-type="float" office:value="0.0101739130434783">
                <text:p>0.0101739130434783</text:p>
              </table:table-cell>
              <table:table-cell office:value-type="float" office:value="0.0100608695652174">
                <text:p>0.0100608695652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03275862068966">
                <text:p>0.0103275862068966</text:p>
              </table:table-cell>
              <table:table-cell office:value-type="float" office:value="0.0114568965517241">
                <text:p>0.0114568965517241</text:p>
              </table:table-cell>
              <table:table-cell office:value-type="float" office:value="0.0103275862068966">
                <text:p>0.0103275862068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04188034188034">
                <text:p>0.0104188034188034</text:p>
              </table:table-cell>
              <table:table-cell office:value-type="float" office:value="0.0107692307692308">
                <text:p>0.0107692307692308</text:p>
              </table:table-cell>
              <table:table-cell office:value-type="float" office:value="0.0104188034188034">
                <text:p>0.01041880341880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03898305084746">
                <text:p>0.0103898305084746</text:p>
              </table:table-cell>
              <table:table-cell office:value-type="float" office:value="0.0106016949152542">
                <text:p>0.0106016949152542</text:p>
              </table:table-cell>
              <table:table-cell office:value-type="float" office:value="0.0103898305084746">
                <text:p>0.0103898305084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04621848739496">
                <text:p>0.0104621848739496</text:p>
              </table:table-cell>
              <table:table-cell office:value-type="float" office:value="0.0113109243697479">
                <text:p>0.0113109243697479</text:p>
              </table:table-cell>
              <table:table-cell office:value-type="float" office:value="0.0104621848739496">
                <text:p>0.01046218487394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05916666666667">
                <text:p>0.0105916666666667</text:p>
              </table:table-cell>
              <table:table-cell office:value-type="float" office:value="0.0108833333333333">
                <text:p>0.0108833333333333</text:p>
              </table:table-cell>
              <table:table-cell office:value-type="float" office:value="0.0105916666666667">
                <text:p>0.010591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106280991735537">
                <text:p>0.0106280991735537</text:p>
              </table:table-cell>
              <table:table-cell office:value-type="float" office:value="0.011099173553719">
                <text:p>0.011099173553719</text:p>
              </table:table-cell>
              <table:table-cell office:value-type="float" office:value="0.0106280991735537">
                <text:p>0.01062809917355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06803278688525">
                <text:p>0.0106803278688525</text:p>
              </table:table-cell>
              <table:table-cell office:value-type="float" office:value="0.0111393442622951">
                <text:p>0.0111393442622951</text:p>
              </table:table-cell>
              <table:table-cell office:value-type="float" office:value="0.0106803278688525">
                <text:p>0.0106803278688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108455284552846">
                <text:p>0.0108455284552846</text:p>
              </table:table-cell>
              <table:table-cell office:value-type="float" office:value="0.0110569105691057">
                <text:p>0.0110569105691057</text:p>
              </table:table-cell>
              <table:table-cell office:value-type="float" office:value="0.0108455284552846">
                <text:p>0.0108455284552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07903225806452">
                <text:p>0.0107903225806452</text:p>
              </table:table-cell>
              <table:table-cell office:value-type="float" office:value="0.0116129032258065">
                <text:p>0.0116129032258065</text:p>
              </table:table-cell>
              <table:table-cell office:value-type="float" office:value="0.0107903225806452">
                <text:p>0.0107903225806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10936">
                <text:p>0.010936</text:p>
              </table:table-cell>
              <table:table-cell office:value-type="float" office:value="0.011192">
                <text:p>0.011192</text:p>
              </table:table-cell>
              <table:table-cell office:value-type="float" office:value="0.010936">
                <text:p>0.010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1047619047619">
                <text:p>0.011047619047619</text:p>
              </table:table-cell>
              <table:table-cell office:value-type="float" office:value="0.0112698412698413">
                <text:p>0.0112698412698413</text:p>
              </table:table-cell>
              <table:table-cell office:value-type="float" office:value="0.011047619047619">
                <text:p>0.0110476190476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112755905511811">
                <text:p>0.0112755905511811</text:p>
              </table:table-cell>
              <table:table-cell office:value-type="float" office:value="0.0119448818897638">
                <text:p>0.0119448818897638</text:p>
              </table:table-cell>
              <table:table-cell office:value-type="float" office:value="0.0112755905511811">
                <text:p>0.01127559055118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12890625">
                <text:p>0.0112890625</text:p>
              </table:table-cell>
              <table:table-cell office:value-type="float" office:value="0.01153125">
                <text:p>0.01153125</text:p>
              </table:table-cell>
              <table:table-cell office:value-type="float" office:value="0.0112890625">
                <text:p>0.0112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114263565891473">
                <text:p>0.0114263565891473</text:p>
              </table:table-cell>
              <table:table-cell office:value-type="float" office:value="0.0116046511627907">
                <text:p>0.0116046511627907</text:p>
              </table:table-cell>
              <table:table-cell office:value-type="float" office:value="0.0114263565891473">
                <text:p>0.01142635658914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13923076923077">
                <text:p>0.0113923076923077</text:p>
              </table:table-cell>
              <table:table-cell office:value-type="float" office:value="0.0117307692307692">
                <text:p>0.0117307692307692</text:p>
              </table:table-cell>
              <table:table-cell office:value-type="float" office:value="0.0113923076923077">
                <text:p>0.01139230769230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114961832061069">
                <text:p>0.0114961832061069</text:p>
              </table:table-cell>
              <table:table-cell office:value-type="float" office:value="0.011793893129771">
                <text:p>0.011793893129771</text:p>
              </table:table-cell>
              <table:table-cell office:value-type="float" office:value="0.0114961832061069">
                <text:p>0.01149618320610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14621212121212">
                <text:p>0.0114621212121212</text:p>
              </table:table-cell>
              <table:table-cell office:value-type="float" office:value="0.0116060606060606">
                <text:p>0.0116060606060606</text:p>
              </table:table-cell>
              <table:table-cell office:value-type="float" office:value="0.0114621212121212">
                <text:p>0.0114621212121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16541353383459">
                <text:p>0.0116541353383459</text:p>
              </table:table-cell>
              <table:table-cell office:value-type="float" office:value="0.0119323308270677">
                <text:p>0.0119323308270677</text:p>
              </table:table-cell>
              <table:table-cell office:value-type="float" office:value="0.0116541353383459">
                <text:p>0.0116541353383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116791044776119">
                <text:p>0.0116791044776119</text:p>
              </table:table-cell>
              <table:table-cell office:value-type="float" office:value="0.0119776119402985">
                <text:p>0.0119776119402985</text:p>
              </table:table-cell>
              <table:table-cell office:value-type="float" office:value="0.0116791044776119">
                <text:p>0.0116791044776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117555555555556">
                <text:p>0.0117555555555556</text:p>
              </table:table-cell>
              <table:table-cell office:value-type="float" office:value="0.0120148148148148">
                <text:p>0.0120148148148148</text:p>
              </table:table-cell>
              <table:table-cell office:value-type="float" office:value="0.0117555555555556">
                <text:p>0.0117555555555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19485294117647">
                <text:p>0.0119485294117647</text:p>
              </table:table-cell>
              <table:table-cell office:value-type="float" office:value="0.0131176470588235">
                <text:p>0.0131176470588235</text:p>
              </table:table-cell>
              <table:table-cell office:value-type="float" office:value="0.0119485294117647">
                <text:p>0.011948529411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12036496350365">
                <text:p>0.012036496350365</text:p>
              </table:table-cell>
              <table:table-cell office:value-type="float" office:value="0.0123138686131387">
                <text:p>0.0123138686131387</text:p>
              </table:table-cell>
              <table:table-cell office:value-type="float" office:value="0.012036496350365">
                <text:p>0.012036496350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117391304347826">
                <text:p>0.0117391304347826</text:p>
              </table:table-cell>
              <table:table-cell office:value-type="float" office:value="0.0120797101449275">
                <text:p>0.0120797101449275</text:p>
              </table:table-cell>
              <table:table-cell office:value-type="float" office:value="0.0117391304347826">
                <text:p>0.0117391304347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122014388489209">
                <text:p>0.0122014388489209</text:p>
              </table:table-cell>
              <table:table-cell office:value-type="float" office:value="0.0128489208633094">
                <text:p>0.0128489208633094</text:p>
              </table:table-cell>
              <table:table-cell office:value-type="float" office:value="0.0122014388489209">
                <text:p>0.0122014388489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23071428571429">
                <text:p>0.0123071428571429</text:p>
              </table:table-cell>
              <table:table-cell office:value-type="float" office:value="0.0125071428571429">
                <text:p>0.0125071428571429</text:p>
              </table:table-cell>
              <table:table-cell office:value-type="float" office:value="0.0123071428571429">
                <text:p>0.0123071428571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22340425531915">
                <text:p>0.0122340425531915</text:p>
              </table:table-cell>
              <table:table-cell office:value-type="float" office:value="0.0127304964539007">
                <text:p>0.0127304964539007</text:p>
              </table:table-cell>
              <table:table-cell office:value-type="float" office:value="0.0122340425531915">
                <text:p>0.0122340425531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125352112676056">
                <text:p>0.0125352112676056</text:p>
              </table:table-cell>
              <table:table-cell office:value-type="float" office:value="0.0127323943661972">
                <text:p>0.0127323943661972</text:p>
              </table:table-cell>
              <table:table-cell office:value-type="float" office:value="0.0125352112676056">
                <text:p>0.01253521126760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25664335664336">
                <text:p>0.0125664335664336</text:p>
              </table:table-cell>
              <table:table-cell office:value-type="float" office:value="0.0133076923076923">
                <text:p>0.0133076923076923</text:p>
              </table:table-cell>
              <table:table-cell office:value-type="float" office:value="0.0125664335664336">
                <text:p>0.0125664335664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24652777777778">
                <text:p>0.0124652777777778</text:p>
              </table:table-cell>
              <table:table-cell office:value-type="float" office:value="0.0133194444444444">
                <text:p>0.0133194444444444</text:p>
              </table:table-cell>
              <table:table-cell office:value-type="float" office:value="0.0124652777777778">
                <text:p>0.0124652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127172413793103">
                <text:p>0.0127172413793103</text:p>
              </table:table-cell>
              <table:table-cell office:value-type="float" office:value="0.0136344827586207">
                <text:p>0.0136344827586207</text:p>
              </table:table-cell>
              <table:table-cell office:value-type="float" office:value="0.0127172413793103">
                <text:p>0.0127172413793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27945205479452">
                <text:p>0.0127945205479452</text:p>
              </table:table-cell>
              <table:table-cell office:value-type="float" office:value="0.0137602739726027">
                <text:p>0.0137602739726027</text:p>
              </table:table-cell>
              <table:table-cell office:value-type="float" office:value="0.0127945205479452">
                <text:p>0.01279452054794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28571428571429">
                <text:p>0.0128571428571429</text:p>
              </table:table-cell>
              <table:table-cell office:value-type="float" office:value="0.0134965986394558">
                <text:p>0.0134965986394558</text:p>
              </table:table-cell>
              <table:table-cell office:value-type="float" office:value="0.0128571428571429">
                <text:p>0.01285714285714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128040540540541">
                <text:p>0.0128040540540541</text:p>
              </table:table-cell>
              <table:table-cell office:value-type="float" office:value="0.0146621621621622">
                <text:p>0.0146621621621622</text:p>
              </table:table-cell>
              <table:table-cell office:value-type="float" office:value="0.0128040540540541">
                <text:p>0.01280405405405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30469798657718">
                <text:p>0.0130469798657718</text:p>
              </table:table-cell>
              <table:table-cell office:value-type="float" office:value="0.0134295302013423">
                <text:p>0.0134295302013423</text:p>
              </table:table-cell>
              <table:table-cell office:value-type="float" office:value="0.0130469798657718">
                <text:p>0.0130469798657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31533333333333">
                <text:p>0.0131533333333333</text:p>
              </table:table-cell>
              <table:table-cell office:value-type="float" office:value="0.01506">
                <text:p>0.01506</text:p>
              </table:table-cell>
              <table:table-cell office:value-type="float" office:value="0.0131533333333333">
                <text:p>0.01315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132715231788079">
                <text:p>0.0132715231788079</text:p>
              </table:table-cell>
              <table:table-cell office:value-type="float" office:value="0.0142251655629139">
                <text:p>0.0142251655629139</text:p>
              </table:table-cell>
              <table:table-cell office:value-type="float" office:value="0.0132715231788079">
                <text:p>0.0132715231788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132105263157895">
                <text:p>0.0132105263157895</text:p>
              </table:table-cell>
              <table:table-cell office:value-type="float" office:value="0.0138552631578947">
                <text:p>0.0138552631578947</text:p>
              </table:table-cell>
              <table:table-cell office:value-type="float" office:value="0.0132105263157895">
                <text:p>0.01321052631578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33006535947712">
                <text:p>0.0133006535947712</text:p>
              </table:table-cell>
              <table:table-cell office:value-type="float" office:value="0.0143137254901961">
                <text:p>0.0143137254901961</text:p>
              </table:table-cell>
              <table:table-cell office:value-type="float" office:value="0.0133006535947712">
                <text:p>0.0133006535947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133116883116883">
                <text:p>0.0133116883116883</text:p>
              </table:table-cell>
              <table:table-cell office:value-type="float" office:value="0.0153116883116883">
                <text:p>0.0153116883116883</text:p>
              </table:table-cell>
              <table:table-cell office:value-type="float" office:value="0.0133116883116883">
                <text:p>0.0133116883116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134838709677419">
                <text:p>0.0134838709677419</text:p>
              </table:table-cell>
              <table:table-cell office:value-type="float" office:value="0.0150838709677419">
                <text:p>0.0150838709677419</text:p>
              </table:table-cell>
              <table:table-cell office:value-type="float" office:value="0.0134838709677419">
                <text:p>0.0134838709677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132948717948718">
                <text:p>0.0132948717948718</text:p>
              </table:table-cell>
              <table:table-cell office:value-type="float" office:value="0.0137115384615385">
                <text:p>0.0137115384615385</text:p>
              </table:table-cell>
              <table:table-cell office:value-type="float" office:value="0.0132948717948718">
                <text:p>0.0132948717948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137643312101911">
                <text:p>0.0137643312101911</text:p>
              </table:table-cell>
              <table:table-cell office:value-type="float" office:value="0.0144904458598726">
                <text:p>0.0144904458598726</text:p>
              </table:table-cell>
              <table:table-cell office:value-type="float" office:value="0.0137643312101911">
                <text:p>0.01376433121019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137721518987342">
                <text:p>0.0137721518987342</text:p>
              </table:table-cell>
              <table:table-cell office:value-type="float" office:value="0.015373417721519">
                <text:p>0.015373417721519</text:p>
              </table:table-cell>
              <table:table-cell office:value-type="float" office:value="0.0137721518987342">
                <text:p>0.01377215189873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139496855345912">
                <text:p>0.0139496855345912</text:p>
              </table:table-cell>
              <table:table-cell office:value-type="float" office:value="0.0142955974842767">
                <text:p>0.0142955974842767</text:p>
              </table:table-cell>
              <table:table-cell office:value-type="float" office:value="0.0139496855345912">
                <text:p>0.0139496855345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138875">
                <text:p>0.0138875</text:p>
              </table:table-cell>
              <table:table-cell office:value-type="float" office:value="0.01458125">
                <text:p>0.01458125</text:p>
              </table:table-cell>
              <table:table-cell office:value-type="float" office:value="0.0138875">
                <text:p>0.0138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140683229813665">
                <text:p>0.0140683229813665</text:p>
              </table:table-cell>
              <table:table-cell office:value-type="float" office:value="0.0149006211180124">
                <text:p>0.0149006211180124</text:p>
              </table:table-cell>
              <table:table-cell office:value-type="float" office:value="0.0140683229813665">
                <text:p>0.01406832298136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42222222222222">
                <text:p>0.0142222222222222</text:p>
              </table:table-cell>
              <table:table-cell office:value-type="float" office:value="0.0148827160493827">
                <text:p>0.0148827160493827</text:p>
              </table:table-cell>
              <table:table-cell office:value-type="float" office:value="0.0142222222222222">
                <text:p>0.0142222222222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43680981595092">
                <text:p>0.0143680981595092</text:p>
              </table:table-cell>
              <table:table-cell office:value-type="float" office:value="0.0151840490797546">
                <text:p>0.0151840490797546</text:p>
              </table:table-cell>
              <table:table-cell office:value-type="float" office:value="0.0143680981595092">
                <text:p>0.0143680981595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42439024390244">
                <text:p>0.0142439024390244</text:p>
              </table:table-cell>
              <table:table-cell office:value-type="float" office:value="0.0152865853658537">
                <text:p>0.0152865853658537</text:p>
              </table:table-cell>
              <table:table-cell office:value-type="float" office:value="0.0142439024390244">
                <text:p>0.0142439024390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44242424242424">
                <text:p>0.0144242424242424</text:p>
              </table:table-cell>
              <table:table-cell office:value-type="float" office:value="0.0156606060606061">
                <text:p>0.0156606060606061</text:p>
              </table:table-cell>
              <table:table-cell office:value-type="float" office:value="0.0144242424242424">
                <text:p>0.0144242424242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43734939759036">
                <text:p>0.0143734939759036</text:p>
              </table:table-cell>
              <table:table-cell office:value-type="float" office:value="0.0153192771084337">
                <text:p>0.0153192771084337</text:p>
              </table:table-cell>
              <table:table-cell office:value-type="float" office:value="0.0143734939759036">
                <text:p>0.01437349397590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46467065868263">
                <text:p>0.0146467065868263</text:p>
              </table:table-cell>
              <table:table-cell office:value-type="float" office:value="0.0152874251497006">
                <text:p>0.0152874251497006</text:p>
              </table:table-cell>
              <table:table-cell office:value-type="float" office:value="0.0146467065868263">
                <text:p>0.01464670658682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45238095238095">
                <text:p>0.0145238095238095</text:p>
              </table:table-cell>
              <table:table-cell office:value-type="float" office:value="0.0147619047619048">
                <text:p>0.0147619047619048</text:p>
              </table:table-cell>
              <table:table-cell office:value-type="float" office:value="0.0145238095238095">
                <text:p>0.0145238095238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48994082840237">
                <text:p>0.0148994082840237</text:p>
              </table:table-cell>
              <table:table-cell office:value-type="float" office:value="0.0161656804733728">
                <text:p>0.0161656804733728</text:p>
              </table:table-cell>
              <table:table-cell office:value-type="float" office:value="0.0148994082840237">
                <text:p>0.0148994082840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48941176470588">
                <text:p>0.0148941176470588</text:p>
              </table:table-cell>
              <table:table-cell office:value-type="float" office:value="0.0150764705882353">
                <text:p>0.0150764705882353</text:p>
              </table:table-cell>
              <table:table-cell office:value-type="float" office:value="0.0148941176470588">
                <text:p>0.01489411764705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147485380116959">
                <text:p>0.0147485380116959</text:p>
              </table:table-cell>
              <table:table-cell office:value-type="float" office:value="0.0157602339181287">
                <text:p>0.0157602339181287</text:p>
              </table:table-cell>
              <table:table-cell office:value-type="float" office:value="0.0147485380116959">
                <text:p>0.0147485380116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148895348837209">
                <text:p>0.0148895348837209</text:p>
              </table:table-cell>
              <table:table-cell office:value-type="float" office:value="0.0151104651162791">
                <text:p>0.0151104651162791</text:p>
              </table:table-cell>
              <table:table-cell office:value-type="float" office:value="0.0148895348837209">
                <text:p>0.0148895348837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152774566473988">
                <text:p>0.0152774566473988</text:p>
              </table:table-cell>
              <table:table-cell office:value-type="float" office:value="0.0161791907514451">
                <text:p>0.0161791907514451</text:p>
              </table:table-cell>
              <table:table-cell office:value-type="float" office:value="0.0152774566473988">
                <text:p>0.0152774566473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148390804597701">
                <text:p>0.0148390804597701</text:p>
              </table:table-cell>
              <table:table-cell office:value-type="float" office:value="0.0156954022988506">
                <text:p>0.0156954022988506</text:p>
              </table:table-cell>
              <table:table-cell office:value-type="float" office:value="0.0148390804597701">
                <text:p>0.0148390804597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149942857142857">
                <text:p>0.0149942857142857</text:p>
              </table:table-cell>
              <table:table-cell office:value-type="float" office:value="0.0154228571428571">
                <text:p>0.0154228571428571</text:p>
              </table:table-cell>
              <table:table-cell office:value-type="float" office:value="0.0149942857142857">
                <text:p>0.0149942857142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53863636363636">
                <text:p>0.0153863636363636</text:p>
              </table:table-cell>
              <table:table-cell office:value-type="float" office:value="0.0170965909090909">
                <text:p>0.0170965909090909</text:p>
              </table:table-cell>
              <table:table-cell office:value-type="float" office:value="0.0153863636363636">
                <text:p>0.01538636363636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54632768361582">
                <text:p>0.0154632768361582</text:p>
              </table:table-cell>
              <table:table-cell office:value-type="float" office:value="0.0171638418079096">
                <text:p>0.0171638418079096</text:p>
              </table:table-cell>
              <table:table-cell office:value-type="float" office:value="0.0154632768361582">
                <text:p>0.01546327683615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56348314606742">
                <text:p>0.0156348314606742</text:p>
              </table:table-cell>
              <table:table-cell office:value-type="float" office:value="0.0160337078651685">
                <text:p>0.0160337078651685</text:p>
              </table:table-cell>
              <table:table-cell office:value-type="float" office:value="0.0156348314606742">
                <text:p>0.01563483146067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55810055865922">
                <text:p>0.0155810055865922</text:p>
              </table:table-cell>
              <table:table-cell office:value-type="float" office:value="0.0164972067039106">
                <text:p>0.0164972067039106</text:p>
              </table:table-cell>
              <table:table-cell office:value-type="float" office:value="0.0155810055865922">
                <text:p>0.01558100558659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58277777777778">
                <text:p>0.0158277777777778</text:p>
              </table:table-cell>
              <table:table-cell office:value-type="float" office:value="0.0163277777777778">
                <text:p>0.0163277777777778</text:p>
              </table:table-cell>
              <table:table-cell office:value-type="float" office:value="0.0158277777777778">
                <text:p>0.015827777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56629834254144">
                <text:p>0.0156629834254144</text:p>
              </table:table-cell>
              <table:table-cell office:value-type="float" office:value="0.016">
                <text:p>0.016</text:p>
              </table:table-cell>
              <table:table-cell office:value-type="float" office:value="0.0156629834254144">
                <text:p>0.0156629834254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54505494505495">
                <text:p>0.0154505494505495</text:p>
              </table:table-cell>
              <table:table-cell office:value-type="float" office:value="0.0167307692307692">
                <text:p>0.0167307692307692</text:p>
              </table:table-cell>
              <table:table-cell office:value-type="float" office:value="0.0154505494505495">
                <text:p>0.0154505494505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15792349726776">
                <text:p>0.015792349726776</text:p>
              </table:table-cell>
              <table:table-cell office:value-type="float" office:value="0.0181311475409836">
                <text:p>0.0181311475409836</text:p>
              </table:table-cell>
              <table:table-cell office:value-type="float" office:value="0.015792349726776">
                <text:p>0.015792349726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62282608695652">
                <text:p>0.0162282608695652</text:p>
              </table:table-cell>
              <table:table-cell office:value-type="float" office:value="0.0179891304347826">
                <text:p>0.0179891304347826</text:p>
              </table:table-cell>
              <table:table-cell office:value-type="float" office:value="0.0162282608695652">
                <text:p>0.01622826086956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61891891891892">
                <text:p>0.0161891891891892</text:p>
              </table:table-cell>
              <table:table-cell office:value-type="float" office:value="0.0186108108108108">
                <text:p>0.0186108108108108</text:p>
              </table:table-cell>
              <table:table-cell office:value-type="float" office:value="0.0161891891891892">
                <text:p>0.01618918918918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60376344086022">
                <text:p>0.0160376344086022</text:p>
              </table:table-cell>
              <table:table-cell office:value-type="float" office:value="0.0166344086021505">
                <text:p>0.0166344086021505</text:p>
              </table:table-cell>
              <table:table-cell office:value-type="float" office:value="0.0160376344086022">
                <text:p>0.0160376344086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161978609625668">
                <text:p>0.0161978609625668</text:p>
              </table:table-cell>
              <table:table-cell office:value-type="float" office:value="0.0165294117647059">
                <text:p>0.0165294117647059</text:p>
              </table:table-cell>
              <table:table-cell office:value-type="float" office:value="0.0161978609625668">
                <text:p>0.01619786096256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162606382978723">
                <text:p>0.0162606382978723</text:p>
              </table:table-cell>
              <table:table-cell office:value-type="float" office:value="0.0165691489361702">
                <text:p>0.0165691489361702</text:p>
              </table:table-cell>
              <table:table-cell office:value-type="float" office:value="0.0162606382978723">
                <text:p>0.01626063829787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64391534391534">
                <text:p>0.0164391534391534</text:p>
              </table:table-cell>
              <table:table-cell office:value-type="float" office:value="0.0184603174603175">
                <text:p>0.0184603174603175</text:p>
              </table:table-cell>
              <table:table-cell office:value-type="float" office:value="0.0164391534391534">
                <text:p>0.01643915343915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64421052631579">
                <text:p>0.0164421052631579</text:p>
              </table:table-cell>
              <table:table-cell office:value-type="float" office:value="0.0168842105263158">
                <text:p>0.0168842105263158</text:p>
              </table:table-cell>
              <table:table-cell office:value-type="float" office:value="0.0164421052631579">
                <text:p>0.0164421052631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65183246073298">
                <text:p>0.0165183246073298</text:p>
              </table:table-cell>
              <table:table-cell office:value-type="float" office:value="0.0168115183246073">
                <text:p>0.0168115183246073</text:p>
              </table:table-cell>
              <table:table-cell office:value-type="float" office:value="0.0165183246073298">
                <text:p>0.0165183246073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6671875">
                <text:p>0.016671875</text:p>
              </table:table-cell>
              <table:table-cell office:value-type="float" office:value="0.0168541666666667">
                <text:p>0.0168541666666667</text:p>
              </table:table-cell>
              <table:table-cell office:value-type="float" office:value="0.016671875">
                <text:p>0.01667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68445595854922">
                <text:p>0.0168445595854922</text:p>
              </table:table-cell>
              <table:table-cell office:value-type="float" office:value="0.0182953367875648">
                <text:p>0.0182953367875648</text:p>
              </table:table-cell>
              <table:table-cell office:value-type="float" office:value="0.0168445595854922">
                <text:p>0.01684455958549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166134020618557">
                <text:p>0.0166134020618557</text:p>
              </table:table-cell>
              <table:table-cell office:value-type="float" office:value="0.0184639175257732">
                <text:p>0.0184639175257732</text:p>
              </table:table-cell>
              <table:table-cell office:value-type="float" office:value="0.0166134020618557">
                <text:p>0.01661340206185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67897435897436">
                <text:p>0.0167897435897436</text:p>
              </table:table-cell>
              <table:table-cell office:value-type="float" office:value="0.0175435897435897">
                <text:p>0.0175435897435897</text:p>
              </table:table-cell>
              <table:table-cell office:value-type="float" office:value="0.0167897435897436">
                <text:p>0.01678974358974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167704081632653">
                <text:p>0.0167704081632653</text:p>
              </table:table-cell>
              <table:table-cell office:value-type="float" office:value="0.0172397959183673">
                <text:p>0.0172397959183673</text:p>
              </table:table-cell>
              <table:table-cell office:value-type="float" office:value="0.0167704081632653">
                <text:p>0.01677040816326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72842639593909">
                <text:p>0.0172842639593909</text:p>
              </table:table-cell>
              <table:table-cell office:value-type="float" office:value="0.0175583756345178">
                <text:p>0.0175583756345178</text:p>
              </table:table-cell>
              <table:table-cell office:value-type="float" office:value="0.0172842639593909">
                <text:p>0.01728426395939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73535353535354">
                <text:p>0.0173535353535354</text:p>
              </table:table-cell>
              <table:table-cell office:value-type="float" office:value="0.0194090909090909">
                <text:p>0.0194090909090909</text:p>
              </table:table-cell>
              <table:table-cell office:value-type="float" office:value="0.0173535353535354">
                <text:p>0.01735353535353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174070351758794">
                <text:p>0.0174070351758794</text:p>
              </table:table-cell>
              <table:table-cell office:value-type="float" office:value="0.0200753768844221">
                <text:p>0.0200753768844221</text:p>
              </table:table-cell>
              <table:table-cell office:value-type="float" office:value="0.0174070351758794">
                <text:p>0.01740703517587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17335">
                <text:p>0.017335</text:p>
              </table:table-cell>
              <table:table-cell office:value-type="float" office:value="0.01833">
                <text:p>0.01833</text:p>
              </table:table-cell>
              <table:table-cell office:value-type="float" office:value="0.017335">
                <text:p>0.017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172587064676617">
                <text:p>0.0172587064676617</text:p>
              </table:table-cell>
              <table:table-cell office:value-type="float" office:value="0.018452736318408">
                <text:p>0.018452736318408</text:p>
              </table:table-cell>
              <table:table-cell office:value-type="float" office:value="0.0172587064676617">
                <text:p>0.01725870646766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17539603960396">
                <text:p>0.017539603960396</text:p>
              </table:table-cell>
              <table:table-cell office:value-type="float" office:value="0.0202524752475247">
                <text:p>0.0202524752475247</text:p>
              </table:table-cell>
              <table:table-cell office:value-type="float" office:value="0.017539603960396">
                <text:p>0.017539603960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76206896551724">
                <text:p>0.0176206896551724</text:p>
              </table:table-cell>
              <table:table-cell office:value-type="float" office:value="0.0189802955665025">
                <text:p>0.0189802955665025</text:p>
              </table:table-cell>
              <table:table-cell office:value-type="float" office:value="0.0176206896551724">
                <text:p>0.0176206896551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172156862745098">
                <text:p>0.0172156862745098</text:p>
              </table:table-cell>
              <table:table-cell office:value-type="float" office:value="0.0199558823529412">
                <text:p>0.0199558823529412</text:p>
              </table:table-cell>
              <table:table-cell office:value-type="float" office:value="0.0172156862745098">
                <text:p>0.0172156862745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79121951219512">
                <text:p>0.0179121951219512</text:p>
              </table:table-cell>
              <table:table-cell office:value-type="float" office:value="0.0203219512195122">
                <text:p>0.0203219512195122</text:p>
              </table:table-cell>
              <table:table-cell office:value-type="float" office:value="0.0179121951219512">
                <text:p>0.01791219512195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75970873786408">
                <text:p>0.0175970873786408</text:p>
              </table:table-cell>
              <table:table-cell office:value-type="float" office:value="0.0199126213592233">
                <text:p>0.0199126213592233</text:p>
              </table:table-cell>
              <table:table-cell office:value-type="float" office:value="0.0175970873786408">
                <text:p>0.0175970873786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177729468599034">
                <text:p>0.0177729468599034</text:p>
              </table:table-cell>
              <table:table-cell office:value-type="float" office:value="0.0200628019323671">
                <text:p>0.0200628019323671</text:p>
              </table:table-cell>
              <table:table-cell office:value-type="float" office:value="0.0177729468599034">
                <text:p>0.01777294685990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82644230769231">
                <text:p>0.0182644230769231</text:p>
              </table:table-cell>
              <table:table-cell office:value-type="float" office:value="0.0205240384615385">
                <text:p>0.0205240384615385</text:p>
              </table:table-cell>
              <table:table-cell office:value-type="float" office:value="0.0182644230769231">
                <text:p>0.01826442307692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180909090909091">
                <text:p>0.0180909090909091</text:p>
              </table:table-cell>
              <table:table-cell office:value-type="float" office:value="0.0189473684210526">
                <text:p>0.0189473684210526</text:p>
              </table:table-cell>
              <table:table-cell office:value-type="float" office:value="0.0180909090909091">
                <text:p>0.0180909090909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181">
                <text:p>0.0181</text:p>
              </table:table-cell>
              <table:table-cell office:value-type="float" office:value="0.0203047619047619">
                <text:p>0.020304761904761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181848341232227">
                <text:p>0.0181848341232227</text:p>
              </table:table-cell>
              <table:table-cell office:value-type="float" office:value="0.0184881516587678">
                <text:p>0.0184881516587678</text:p>
              </table:table-cell>
              <table:table-cell office:value-type="float" office:value="0.0181848341232227">
                <text:p>0.01818483412322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184905660377359">
                <text:p>0.0184905660377359</text:p>
              </table:table-cell>
              <table:table-cell office:value-type="float" office:value="0.02075">
                <text:p>0.02075</text:p>
              </table:table-cell>
              <table:table-cell office:value-type="float" office:value="0.0184905660377359">
                <text:p>0.01849056603773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184178403755869">
                <text:p>0.0184178403755869</text:p>
              </table:table-cell>
              <table:table-cell office:value-type="float" office:value="0.0207042253521127">
                <text:p>0.0207042253521127</text:p>
              </table:table-cell>
              <table:table-cell office:value-type="float" office:value="0.0184178403755869">
                <text:p>0.0184178403755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8607476635514">
                <text:p>0.018607476635514</text:p>
              </table:table-cell>
              <table:table-cell office:value-type="float" office:value="0.0202289719626168">
                <text:p>0.0202289719626168</text:p>
              </table:table-cell>
              <table:table-cell office:value-type="float" office:value="0.018607476635514">
                <text:p>0.0186074766355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187395348837209">
                <text:p>0.0187395348837209</text:p>
              </table:table-cell>
              <table:table-cell office:value-type="float" office:value="0.0213441860465116">
                <text:p>0.0213441860465116</text:p>
              </table:table-cell>
              <table:table-cell office:value-type="float" office:value="0.0187395348837209">
                <text:p>0.01873953488372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18875">
                <text:p>0.018875</text:p>
              </table:table-cell>
              <table:table-cell office:value-type="float" office:value="0.0193703703703704">
                <text:p>0.0193703703703704</text:p>
              </table:table-cell>
              <table:table-cell office:value-type="float" office:value="0.018875">
                <text:p>0.018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188202764976959">
                <text:p>0.0188202764976959</text:p>
              </table:table-cell>
              <table:table-cell office:value-type="float" office:value="0.0206221198156682">
                <text:p>0.0206221198156682</text:p>
              </table:table-cell>
              <table:table-cell office:value-type="float" office:value="0.0188202764976959">
                <text:p>0.01882027649769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89862385321101">
                <text:p>0.0189862385321101</text:p>
              </table:table-cell>
              <table:table-cell office:value-type="float" office:value="0.0201192660550459">
                <text:p>0.0201192660550459</text:p>
              </table:table-cell>
              <table:table-cell office:value-type="float" office:value="0.0189862385321101">
                <text:p>0.0189862385321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188767123287671">
                <text:p>0.0188767123287671</text:p>
              </table:table-cell>
              <table:table-cell office:value-type="float" office:value="0.0208036529680365">
                <text:p>0.0208036529680365</text:p>
              </table:table-cell>
              <table:table-cell office:value-type="float" office:value="0.0188767123287671">
                <text:p>0.01887671232876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187318181818182">
                <text:p>0.0187318181818182</text:p>
              </table:table-cell>
              <table:table-cell office:value-type="float" office:value="0.0196727272727273">
                <text:p>0.0196727272727273</text:p>
              </table:table-cell>
              <table:table-cell office:value-type="float" office:value="0.0187318181818182">
                <text:p>0.01873181818181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91221719457014">
                <text:p>0.0191221719457014</text:p>
              </table:table-cell>
              <table:table-cell office:value-type="float" office:value="0.0209185520361991">
                <text:p>0.0209185520361991</text:p>
              </table:table-cell>
              <table:table-cell office:value-type="float" office:value="0.0191221719457014">
                <text:p>0.0191221719457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93693693693694">
                <text:p>0.0193693693693694</text:p>
              </table:table-cell>
              <table:table-cell office:value-type="float" office:value="0.0198738738738739">
                <text:p>0.0198738738738739</text:p>
              </table:table-cell>
              <table:table-cell office:value-type="float" office:value="0.0193693693693694">
                <text:p>0.01936936936936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92825112107623">
                <text:p>0.0192825112107623</text:p>
              </table:table-cell>
              <table:table-cell office:value-type="float" office:value="0.0198295964125561">
                <text:p>0.0198295964125561</text:p>
              </table:table-cell>
              <table:table-cell office:value-type="float" office:value="0.0192825112107623">
                <text:p>0.01928251121076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193616071428571">
                <text:p>0.0193616071428571</text:p>
              </table:table-cell>
              <table:table-cell office:value-type="float" office:value="0.0217723214285714">
                <text:p>0.0217723214285714</text:p>
              </table:table-cell>
              <table:table-cell office:value-type="float" office:value="0.0193616071428571">
                <text:p>0.0193616071428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196888888888889">
                <text:p>0.0196888888888889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196888888888889">
                <text:p>0.0196888888888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195353982300885">
                <text:p>0.0195353982300885</text:p>
              </table:table-cell>
              <table:table-cell office:value-type="float" office:value="0.0220796460176991">
                <text:p>0.0220796460176991</text:p>
              </table:table-cell>
              <table:table-cell office:value-type="float" office:value="0.0195353982300885">
                <text:p>0.01953539823008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197400881057269">
                <text:p>0.0197400881057269</text:p>
              </table:table-cell>
              <table:table-cell office:value-type="float" office:value="0.0218193832599119">
                <text:p>0.0218193832599119</text:p>
              </table:table-cell>
              <table:table-cell office:value-type="float" office:value="0.0197400881057269">
                <text:p>0.01974008810572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9719298245614">
                <text:p>0.019719298245614</text:p>
              </table:table-cell>
              <table:table-cell office:value-type="float" office:value="0.0204561403508772">
                <text:p>0.0204561403508772</text:p>
              </table:table-cell>
              <table:table-cell office:value-type="float" office:value="0.019719298245614">
                <text:p>0.0197192982456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98515283842795">
                <text:p>0.0198515283842795</text:p>
              </table:table-cell>
              <table:table-cell office:value-type="float" office:value="0.0222576419213974">
                <text:p>0.0222576419213974</text:p>
              </table:table-cell>
              <table:table-cell office:value-type="float" office:value="0.0198515283842795">
                <text:p>0.01985152838427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196739130434783">
                <text:p>0.0196739130434783</text:p>
              </table:table-cell>
              <table:table-cell office:value-type="float" office:value="0.0208565217391304">
                <text:p>0.0208565217391304</text:p>
              </table:table-cell>
              <table:table-cell office:value-type="float" office:value="0.0196739130434783">
                <text:p>0.01967391304347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197748917748918">
                <text:p>0.0197748917748918</text:p>
              </table:table-cell>
              <table:table-cell office:value-type="float" office:value="0.0217705627705628">
                <text:p>0.0217705627705628</text:p>
              </table:table-cell>
              <table:table-cell office:value-type="float" office:value="0.0197748917748918">
                <text:p>0.01977489177489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00086206896552">
                <text:p>0.0200086206896552</text:p>
              </table:table-cell>
              <table:table-cell office:value-type="float" office:value="0.0216293103448276">
                <text:p>0.0216293103448276</text:p>
              </table:table-cell>
              <table:table-cell office:value-type="float" office:value="0.0200086206896552">
                <text:p>0.02000862068965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00257510729614">
                <text:p>0.0200257510729614</text:p>
              </table:table-cell>
              <table:table-cell office:value-type="float" office:value="0.0222403433476395">
                <text:p>0.0222403433476395</text:p>
              </table:table-cell>
              <table:table-cell office:value-type="float" office:value="0.0200257510729614">
                <text:p>0.02002575107296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00769230769231">
                <text:p>0.0200769230769231</text:p>
              </table:table-cell>
              <table:table-cell office:value-type="float" office:value="0.0216794871794872">
                <text:p>0.0216794871794872</text:p>
              </table:table-cell>
              <table:table-cell office:value-type="float" office:value="0.0200769230769231">
                <text:p>0.0200769230769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206042553191489">
                <text:p>0.0206042553191489</text:p>
              </table:table-cell>
              <table:table-cell office:value-type="float" office:value="0.0207659574468085">
                <text:p>0.0207659574468085</text:p>
              </table:table-cell>
              <table:table-cell office:value-type="float" office:value="0.0206042553191489">
                <text:p>0.02060425531914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203389830508475">
                <text:p>0.0203389830508475</text:p>
              </table:table-cell>
              <table:table-cell office:value-type="float" office:value="0.0222838983050847">
                <text:p>0.0222838983050847</text:p>
              </table:table-cell>
              <table:table-cell office:value-type="float" office:value="0.0203389830508475">
                <text:p>0.0203389830508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07172995780591">
                <text:p>0.0207172995780591</text:p>
              </table:table-cell>
              <table:table-cell office:value-type="float" office:value="0.0219873417721519">
                <text:p>0.0219873417721519</text:p>
              </table:table-cell>
              <table:table-cell office:value-type="float" office:value="0.0207172995780591">
                <text:p>0.0207172995780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05126050420168">
                <text:p>0.0205126050420168</text:p>
              </table:table-cell>
              <table:table-cell office:value-type="float" office:value="0.0229117647058824">
                <text:p>0.0229117647058824</text:p>
              </table:table-cell>
              <table:table-cell office:value-type="float" office:value="0.0205126050420168">
                <text:p>0.02051260504201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206820083682008">
                <text:p>0.0206820083682008</text:p>
              </table:table-cell>
              <table:table-cell office:value-type="float" office:value="0.0209456066945607">
                <text:p>0.0209456066945607</text:p>
              </table:table-cell>
              <table:table-cell office:value-type="float" office:value="0.0206820083682008">
                <text:p>0.02068200836820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205958333333333">
                <text:p>0.0205958333333333</text:p>
              </table:table-cell>
              <table:table-cell office:value-type="float" office:value="0.0212041666666667">
                <text:p>0.0212041666666667</text:p>
              </table:table-cell>
              <table:table-cell office:value-type="float" office:value="0.0205958333333333">
                <text:p>0.0205958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208713692946058">
                <text:p>0.0208713692946058</text:p>
              </table:table-cell>
              <table:table-cell office:value-type="float" office:value="0.0211867219917012">
                <text:p>0.0211867219917012</text:p>
              </table:table-cell>
              <table:table-cell office:value-type="float" office:value="0.0208713692946058">
                <text:p>0.02087136929460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20995867768595">
                <text:p>0.020995867768595</text:p>
              </table:table-cell>
              <table:table-cell office:value-type="float" office:value="0.0212851239669421">
                <text:p>0.0212851239669421</text:p>
              </table:table-cell>
              <table:table-cell office:value-type="float" office:value="0.020995867768595">
                <text:p>0.0209958677685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211316872427984">
                <text:p>0.0211316872427984</text:p>
              </table:table-cell>
              <table:table-cell office:value-type="float" office:value="0.0216913580246914">
                <text:p>0.0216913580246914</text:p>
              </table:table-cell>
              <table:table-cell office:value-type="float" office:value="0.0211316872427984">
                <text:p>0.0211316872427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209590163934426">
                <text:p>0.0209590163934426</text:p>
              </table:table-cell>
              <table:table-cell office:value-type="float" office:value="0.0213155737704918">
                <text:p>0.0213155737704918</text:p>
              </table:table-cell>
              <table:table-cell office:value-type="float" office:value="0.0209590163934426">
                <text:p>0.02095901639344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212408163265306">
                <text:p>0.0212408163265306</text:p>
              </table:table-cell>
              <table:table-cell office:value-type="float" office:value="0.0213836734693878">
                <text:p>0.0213836734693878</text:p>
              </table:table-cell>
              <table:table-cell office:value-type="float" office:value="0.0212408163265306">
                <text:p>0.02124081632653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214308943089431">
                <text:p>0.0214308943089431</text:p>
              </table:table-cell>
              <table:table-cell office:value-type="float" office:value="0.021979674796748">
                <text:p>0.021979674796748</text:p>
              </table:table-cell>
              <table:table-cell office:value-type="float" office:value="0.0214308943089431">
                <text:p>0.02143089430894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216437246963563">
                <text:p>0.0216437246963563</text:p>
              </table:table-cell>
              <table:table-cell office:value-type="float" office:value="0.0226599190283401">
                <text:p>0.0226599190283401</text:p>
              </table:table-cell>
              <table:table-cell office:value-type="float" office:value="0.0216437246963563">
                <text:p>0.02164372469635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214072580645161">
                <text:p>0.0214072580645161</text:p>
              </table:table-cell>
              <table:table-cell office:value-type="float" office:value="0.0244072580645161">
                <text:p>0.0244072580645161</text:p>
              </table:table-cell>
              <table:table-cell office:value-type="float" office:value="0.0214072580645161">
                <text:p>0.0214072580645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215863453815261">
                <text:p>0.0215863453815261</text:p>
              </table:table-cell>
              <table:table-cell office:value-type="float" office:value="0.024433734939759">
                <text:p>0.024433734939759</text:p>
              </table:table-cell>
              <table:table-cell office:value-type="float" office:value="0.0215863453815261">
                <text:p>0.02158634538152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21564">
                <text:p>0.021564</text:p>
              </table:table-cell>
              <table:table-cell office:value-type="float" office:value="0.023864">
                <text:p>0.023864</text:p>
              </table:table-cell>
              <table:table-cell office:value-type="float" office:value="0.021564">
                <text:p>0.0215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218764940239044">
                <text:p>0.0218764940239044</text:p>
              </table:table-cell>
              <table:table-cell office:value-type="float" office:value="0.0249561752988048">
                <text:p>0.0249561752988048</text:p>
              </table:table-cell>
              <table:table-cell office:value-type="float" office:value="0.0218764940239044">
                <text:p>0.02187649402390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215436507936508">
                <text:p>0.0215436507936508</text:p>
              </table:table-cell>
              <table:table-cell office:value-type="float" office:value="0.0243055555555556">
                <text:p>0.0243055555555556</text:p>
              </table:table-cell>
              <table:table-cell office:value-type="float" office:value="0.0215436507936508">
                <text:p>0.0215436507936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221541501976285">
                <text:p>0.0221541501976285</text:p>
              </table:table-cell>
              <table:table-cell office:value-type="float" office:value="0.0253162055335968">
                <text:p>0.0253162055335968</text:p>
              </table:table-cell>
              <table:table-cell office:value-type="float" office:value="0.0221541501976285">
                <text:p>0.02215415019762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218503937007874">
                <text:p>0.0218503937007874</text:p>
              </table:table-cell>
              <table:table-cell office:value-type="float" office:value="0.024511811023622">
                <text:p>0.024511811023622</text:p>
              </table:table-cell>
              <table:table-cell office:value-type="float" office:value="0.0218503937007874">
                <text:p>0.02185039370078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221607843137255">
                <text:p>0.0221607843137255</text:p>
              </table:table-cell>
              <table:table-cell office:value-type="float" office:value="0.0248745098039216">
                <text:p>0.0248745098039216</text:p>
              </table:table-cell>
              <table:table-cell office:value-type="float" office:value="0.0221607843137255">
                <text:p>0.0221607843137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2205078125">
                <text:p>0.02205078125</text:p>
              </table:table-cell>
              <table:table-cell office:value-type="float" office:value="0.02519140625">
                <text:p>0.02519140625</text:p>
              </table:table-cell>
              <table:table-cell office:value-type="float" office:value="0.02205078125">
                <text:p>0.022050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223346303501946">
                <text:p>0.0223346303501946</text:p>
              </table:table-cell>
              <table:table-cell office:value-type="float" office:value="0.0241400778210117">
                <text:p>0.0241400778210117</text:p>
              </table:table-cell>
              <table:table-cell office:value-type="float" office:value="0.0223346303501946">
                <text:p>0.02233463035019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222790697674419">
                <text:p>0.0222790697674419</text:p>
              </table:table-cell>
              <table:table-cell office:value-type="float" office:value="0.0242713178294574">
                <text:p>0.0242713178294574</text:p>
              </table:table-cell>
              <table:table-cell office:value-type="float" office:value="0.0222790697674419">
                <text:p>0.0222790697674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223938223938224">
                <text:p>0.0223938223938224</text:p>
              </table:table-cell>
              <table:table-cell office:value-type="float" office:value="0.0256023166023166">
                <text:p>0.0256023166023166</text:p>
              </table:table-cell>
              <table:table-cell office:value-type="float" office:value="0.0223938223938224">
                <text:p>0.02239382239382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221038461538462">
                <text:p>0.0221038461538462</text:p>
              </table:table-cell>
              <table:table-cell office:value-type="float" office:value="0.0247615384615385">
                <text:p>0.0247615384615385</text:p>
              </table:table-cell>
              <table:table-cell office:value-type="float" office:value="0.0221038461538462">
                <text:p>0.02210384615384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226590038314176">
                <text:p>0.0226590038314176</text:p>
              </table:table-cell>
              <table:table-cell office:value-type="float" office:value="0.0245823754789272">
                <text:p>0.0245823754789272</text:p>
              </table:table-cell>
              <table:table-cell office:value-type="float" office:value="0.0226590038314176">
                <text:p>0.0226590038314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225152671755725">
                <text:p>0.0225152671755725</text:p>
              </table:table-cell>
              <table:table-cell office:value-type="float" office:value="0.0247786259541985">
                <text:p>0.0247786259541985</text:p>
              </table:table-cell>
              <table:table-cell office:value-type="float" office:value="0.0225152671755725">
                <text:p>0.02251526717557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226311787072243">
                <text:p>0.0226311787072243</text:p>
              </table:table-cell>
              <table:table-cell office:value-type="float" office:value="0.0278479087452471">
                <text:p>0.0278479087452471</text:p>
              </table:table-cell>
              <table:table-cell office:value-type="float" office:value="0.0226311787072243">
                <text:p>0.02263117870722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26742424242424">
                <text:p>0.0226742424242424</text:p>
              </table:table-cell>
              <table:table-cell office:value-type="float" office:value="0.0238484848484848">
                <text:p>0.0238484848484848</text:p>
              </table:table-cell>
              <table:table-cell office:value-type="float" office:value="0.0226742424242424">
                <text:p>0.0226742424242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227509433962264">
                <text:p>0.0227509433962264</text:p>
              </table:table-cell>
              <table:table-cell office:value-type="float" office:value="0.0248528301886792">
                <text:p>0.0248528301886792</text:p>
              </table:table-cell>
              <table:table-cell office:value-type="float" office:value="0.0227509433962264">
                <text:p>0.0227509433962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228609022556391">
                <text:p>0.0228609022556391</text:p>
              </table:table-cell>
              <table:table-cell office:value-type="float" office:value="0.0245676691729323">
                <text:p>0.0245676691729323</text:p>
              </table:table-cell>
              <table:table-cell office:value-type="float" office:value="0.0228609022556391">
                <text:p>0.0228609022556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232584269662921">
                <text:p>0.0232584269662921</text:p>
              </table:table-cell>
              <table:table-cell office:value-type="float" office:value="0.0233707865168539">
                <text:p>0.0233707865168539</text:p>
              </table:table-cell>
              <table:table-cell office:value-type="float" office:value="0.0232584269662921">
                <text:p>0.02325842696629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230522388059701">
                <text:p>0.0230522388059701</text:p>
              </table:table-cell>
              <table:table-cell office:value-type="float" office:value="0.0236194029850746">
                <text:p>0.0236194029850746</text:p>
              </table:table-cell>
              <table:table-cell office:value-type="float" office:value="0.0230522388059701">
                <text:p>0.02305223880597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233345724907063">
                <text:p>0.0233345724907063</text:p>
              </table:table-cell>
              <table:table-cell office:value-type="float" office:value="0.0257211895910781">
                <text:p>0.0257211895910781</text:p>
              </table:table-cell>
              <table:table-cell office:value-type="float" office:value="0.0233345724907063">
                <text:p>0.0233345724907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229481481481481">
                <text:p>0.0229481481481481</text:p>
              </table:table-cell>
              <table:table-cell office:value-type="float" office:value="0.0257740740740741">
                <text:p>0.0257740740740741</text:p>
              </table:table-cell>
              <table:table-cell office:value-type="float" office:value="0.0229481481481481">
                <text:p>0.0229481481481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23409594095941">
                <text:p>0.023409594095941</text:p>
              </table:table-cell>
              <table:table-cell office:value-type="float" office:value="0.0264944649446494">
                <text:p>0.0264944649446494</text:p>
              </table:table-cell>
              <table:table-cell office:value-type="float" office:value="0.023409594095941">
                <text:p>0.0234095940959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236764705882353">
                <text:p>0.0236764705882353</text:p>
              </table:table-cell>
              <table:table-cell office:value-type="float" office:value="0.0272316176470588">
                <text:p>0.0272316176470588</text:p>
              </table:table-cell>
              <table:table-cell office:value-type="float" office:value="0.0236764705882353">
                <text:p>0.02367647058823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235897435897436">
                <text:p>0.0235897435897436</text:p>
              </table:table-cell>
              <table:table-cell office:value-type="float" office:value="0.0263589743589744">
                <text:p>0.0263589743589744</text:p>
              </table:table-cell>
              <table:table-cell office:value-type="float" office:value="0.0235897435897436">
                <text:p>0.02358974358974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235839416058394">
                <text:p>0.0235839416058394</text:p>
              </table:table-cell>
              <table:table-cell office:value-type="float" office:value="0.0271496350364963">
                <text:p>0.0271496350364963</text:p>
              </table:table-cell>
              <table:table-cell office:value-type="float" office:value="0.0235839416058394">
                <text:p>0.02358394160583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240036363636364">
                <text:p>0.0240036363636364</text:p>
              </table:table-cell>
              <table:table-cell office:value-type="float" office:value="0.0272181818181818">
                <text:p>0.0272181818181818</text:p>
              </table:table-cell>
              <table:table-cell office:value-type="float" office:value="0.0240036363636364">
                <text:p>0.02400363636363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237536231884058">
                <text:p>0.0237536231884058</text:p>
              </table:table-cell>
              <table:table-cell office:value-type="float" office:value="0.026786231884058">
                <text:p>0.026786231884058</text:p>
              </table:table-cell>
              <table:table-cell office:value-type="float" office:value="0.0237536231884058">
                <text:p>0.0237536231884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237509025270758">
                <text:p>0.0237509025270758</text:p>
              </table:table-cell>
              <table:table-cell office:value-type="float" office:value="0.0253212996389892">
                <text:p>0.0253212996389892</text:p>
              </table:table-cell>
              <table:table-cell office:value-type="float" office:value="0.0237509025270758">
                <text:p>0.02375090252707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238345323741007">
                <text:p>0.0238345323741007</text:p>
              </table:table-cell>
              <table:table-cell office:value-type="float" office:value="0.0250107913669065">
                <text:p>0.0250107913669065</text:p>
              </table:table-cell>
              <table:table-cell office:value-type="float" office:value="0.0238345323741007">
                <text:p>0.0238345323741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24258064516129">
                <text:p>0.024258064516129</text:p>
              </table:table-cell>
              <table:table-cell office:value-type="float" office:value="0.0277598566308244">
                <text:p>0.0277598566308244</text:p>
              </table:table-cell>
              <table:table-cell office:value-type="float" office:value="0.024258064516129">
                <text:p>0.0242580645161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241321428571429">
                <text:p>0.0241321428571429</text:p>
              </table:table-cell>
              <table:table-cell office:value-type="float" office:value="0.0273928571428571">
                <text:p>0.0273928571428571</text:p>
              </table:table-cell>
              <table:table-cell office:value-type="float" office:value="0.0241321428571429">
                <text:p>0.02413214285714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242989323843416">
                <text:p>0.0242989323843416</text:p>
              </table:table-cell>
              <table:table-cell office:value-type="float" office:value="0.0248434163701068">
                <text:p>0.0248434163701068</text:p>
              </table:table-cell>
              <table:table-cell office:value-type="float" office:value="0.0242989323843416">
                <text:p>0.02429893238434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244929078014184">
                <text:p>0.0244929078014184</text:p>
              </table:table-cell>
              <table:table-cell office:value-type="float" office:value="0.0256347517730496">
                <text:p>0.0256347517730496</text:p>
              </table:table-cell>
              <table:table-cell office:value-type="float" office:value="0.0244929078014184">
                <text:p>0.0244929078014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244310954063604">
                <text:p>0.0244310954063604</text:p>
              </table:table-cell>
              <table:table-cell office:value-type="float" office:value="0.0264911660777385">
                <text:p>0.0264911660777385</text:p>
              </table:table-cell>
              <table:table-cell office:value-type="float" office:value="0.0244310954063604">
                <text:p>0.02443109540636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241830985915493">
                <text:p>0.0241830985915493</text:p>
              </table:table-cell>
              <table:table-cell office:value-type="float" office:value="0.0244859154929577">
                <text:p>0.0244859154929577</text:p>
              </table:table-cell>
              <table:table-cell office:value-type="float" office:value="0.0241830985915493">
                <text:p>0.02418309859154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24280701754386">
                <text:p>0.024280701754386</text:p>
              </table:table-cell>
              <table:table-cell office:value-type="float" office:value="0.0301473684210526">
                <text:p>0.0301473684210526</text:p>
              </table:table-cell>
              <table:table-cell office:value-type="float" office:value="0.024280701754386">
                <text:p>0.0242807017543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243811188811189">
                <text:p>0.0243811188811189</text:p>
              </table:table-cell>
              <table:table-cell office:value-type="float" office:value="0.0252552447552448">
                <text:p>0.0252552447552448</text:p>
              </table:table-cell>
              <table:table-cell office:value-type="float" office:value="0.0243811188811189">
                <text:p>0.02438111888111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244146341463415">
                <text:p>0.0244146341463415</text:p>
              </table:table-cell>
              <table:table-cell office:value-type="float" office:value="0.0258188153310105">
                <text:p>0.0258188153310105</text:p>
              </table:table-cell>
              <table:table-cell office:value-type="float" office:value="0.0244146341463415">
                <text:p>0.02441463414634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248333333333333">
                <text:p>0.0248333333333333</text:p>
              </table:table-cell>
              <table:table-cell office:value-type="float" office:value="0.0260173611111111">
                <text:p>0.0260173611111111</text:p>
              </table:table-cell>
              <table:table-cell office:value-type="float" office:value="0.0248333333333333">
                <text:p>0.0248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247993079584775">
                <text:p>0.0247993079584775</text:p>
              </table:table-cell>
              <table:table-cell office:value-type="float" office:value="0.0255813148788927">
                <text:p>0.0255813148788927</text:p>
              </table:table-cell>
              <table:table-cell office:value-type="float" office:value="0.0247993079584775">
                <text:p>0.0247993079584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250827586206897">
                <text:p>0.0250827586206897</text:p>
              </table:table-cell>
              <table:table-cell office:value-type="float" office:value="0.0256793103448276">
                <text:p>0.0256793103448276</text:p>
              </table:table-cell>
              <table:table-cell office:value-type="float" office:value="0.0250827586206897">
                <text:p>0.02508275862068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250240549828179">
                <text:p>0.0250240549828179</text:p>
              </table:table-cell>
              <table:table-cell office:value-type="float" office:value="0.0261512027491409">
                <text:p>0.0261512027491409</text:p>
              </table:table-cell>
              <table:table-cell office:value-type="float" office:value="0.0250240549828179">
                <text:p>0.0250240549828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248630136986301">
                <text:p>0.0248630136986301</text:p>
              </table:table-cell>
              <table:table-cell office:value-type="float" office:value="0.0252294520547945">
                <text:p>0.0252294520547945</text:p>
              </table:table-cell>
              <table:table-cell office:value-type="float" office:value="0.0248630136986301">
                <text:p>0.0248630136986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254539249146758">
                <text:p>0.0254539249146758</text:p>
              </table:table-cell>
              <table:table-cell office:value-type="float" office:value="0.0265904436860068">
                <text:p>0.0265904436860068</text:p>
              </table:table-cell>
              <table:table-cell office:value-type="float" office:value="0.0254539249146758">
                <text:p>0.02545392491467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252585034013605">
                <text:p>0.0252585034013605</text:p>
              </table:table-cell>
              <table:table-cell office:value-type="float" office:value="0.025656462585034">
                <text:p>0.025656462585034</text:p>
              </table:table-cell>
              <table:table-cell office:value-type="float" office:value="0.0252585034013605">
                <text:p>0.02525850340136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254847457627119">
                <text:p>0.0254847457627119</text:p>
              </table:table-cell>
              <table:table-cell office:value-type="float" office:value="0.0296271186440678">
                <text:p>0.0296271186440678</text:p>
              </table:table-cell>
              <table:table-cell office:value-type="float" office:value="0.0254847457627119">
                <text:p>0.0254847457627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258175675675676">
                <text:p>0.0258175675675676</text:p>
              </table:table-cell>
              <table:table-cell office:value-type="float" office:value="0.0267972972972973">
                <text:p>0.0267972972972973</text:p>
              </table:table-cell>
              <table:table-cell office:value-type="float" office:value="0.0258175675675676">
                <text:p>0.02581756756756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253636363636364">
                <text:p>0.0253636363636364</text:p>
              </table:table-cell>
              <table:table-cell office:value-type="float" office:value="0.025976430976431">
                <text:p>0.025976430976431</text:p>
              </table:table-cell>
              <table:table-cell office:value-type="float" office:value="0.0253636363636364">
                <text:p>0.02536363636363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257986577181208">
                <text:p>0.0257986577181208</text:p>
              </table:table-cell>
              <table:table-cell office:value-type="float" office:value="0.0271946308724832">
                <text:p>0.0271946308724832</text:p>
              </table:table-cell>
              <table:table-cell office:value-type="float" office:value="0.0257986577181208">
                <text:p>0.02579865771812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25876254180602">
                <text:p>0.025876254180602</text:p>
              </table:table-cell>
              <table:table-cell office:value-type="float" office:value="0.0280702341137124">
                <text:p>0.0280702341137124</text:p>
              </table:table-cell>
              <table:table-cell office:value-type="float" office:value="0.025876254180602">
                <text:p>0.0258762541806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53966666666667">
                <text:p>0.0253966666666667</text:p>
              </table:table-cell>
              <table:table-cell office:value-type="float" office:value="0.0279166666666667">
                <text:p>0.0279166666666667</text:p>
              </table:table-cell>
              <table:table-cell office:value-type="float" office:value="0.0253966666666667">
                <text:p>0.02539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635cm" svg:y="0.316cm" chart:style-name="ch2">
          <text:p>Medición del tiempo de ejecución</text:p>
        </chart:title>
        <chart:subtitle svg:x="2.187cm" svg:y="1.301cm" chart:style-name="ch3">
          <text:p>Tiempo mínimo, máximo y promedio de 5 ejecuciones con n = 300</text:p>
        </chart:subtitle>
        <chart:legend chart:legend-position="end" svg:x="12.624cm" svg:y="3.706cm" style:legend-expansion="high" chart:style-name="ch4"/>
        <chart:plot-area chart:style-name="ch5" table:cell-range-address="'N FIJO'.A2:'N FIJO'.A300 'N FIJO'.H1:'N FIJO'.J300" chart:data-source-has-labels="row" svg:x="1.33cm" svg:y="2.37cm" svg:width="10.656cm" svg:height="5.475cm">
          <chartooo:coordinate-region svg:x="2.137cm" svg:y="2.569cm" svg:width="9.569cm" svg:height="4.629cm"/>
          <chart:axis chart:dimension="x" chart:name="primary-x" chart:style-name="ch6">
            <chart:title svg:x="3.69cm" svg:y="8.025cm" chart:style-name="ch7">
              <text:p>Cantidad de conjuntos de la partición (k)</text:p>
            </chart:title>
          </chart:axis>
          <chart:axis chart:dimension="y" chart:name="primary-y" chart:style-name="ch8">
            <chart:title svg:x="0.451cm" svg:y="6.924cm" chart:style-name="ch9">
              <text:p>Tiempo en milisegundos</text:p>
            </chart:title>
            <chart:grid chart:style-name="ch10" chart:class="major"/>
          </chart:axis>
          <chart:series chart:style-name="ch11" chart:values-cell-range-address="'N FIJO'.H2:'N FIJO'.H300" chart:label-cell-address="'N FIJO'.H1:'N FIJO'.H1" chart:class="chart:scatter">
            <chart:domain table:cell-range-address="'N FIJO'.A2:'N FIJO'.A300"/>
            <chart:data-point chart:repeated="299"/>
          </chart:series>
          <chart:series chart:style-name="ch12" chart:values-cell-range-address="'N FIJO'.I2:'N FIJO'.I300" chart:label-cell-address="'N FIJO'.I1:'N FIJO'.I1" chart:class="chart:scatter">
            <chart:data-point chart:repeated="299"/>
          </chart:series>
          <chart:series chart:style-name="ch13" chart:values-cell-range-address="'N FIJO'.J2:'N FIJO'.J300" chart:label-cell-address="'N FIJO'.J1:'N FIJO'.J1" chart:class="chart:scatter">
            <chart:data-point chart:repeated="2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</text:p>
                <draw:g>
                  <svg:desc>'N FIJO'.H1:'N FIJO'.H1</svg:desc>
                </draw:g>
              </table:table-cell>
              <table:table-cell office:value-type="string">
                <text:p>Tiempo máximo</text:p>
                <draw:g>
                  <svg:desc>'N FIJO'.I1:'N FIJO'.I1</svg:desc>
                </draw:g>
              </table:table-cell>
              <table:table-cell office:value-type="string">
                <text:p>Tiempo promedio</text:p>
                <draw:g>
                  <svg:desc>'N FIJO'.J1:'N FIJO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FIJO'.A2:'N FIJO'.A300</svg:desc>
                </draw:g>
              </table:table-cell>
              <table:table-cell office:value-type="float" office:value="3.434">
                <text:p>3.434</text:p>
                <draw:g>
                  <svg:desc>'N FIJO'.H2:'N FIJO'.H300</svg:desc>
                </draw:g>
              </table:table-cell>
              <table:table-cell office:value-type="float" office:value="3.717">
                <text:p>3.717</text:p>
                <draw:g>
                  <svg:desc>'N FIJO'.I2:'N FIJO'.I300</svg:desc>
                </draw:g>
              </table:table-cell>
              <table:table-cell office:value-type="float" office:value="3.547">
                <text:p>3.547</text:p>
                <draw:g>
                  <svg:desc>'N FIJO'.J2:'N FIJO'.J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73">
                <text:p>3.473</text:p>
              </table:table-cell>
              <table:table-cell office:value-type="float" office:value="3.527">
                <text:p>3.527</text:p>
              </table:table-cell>
              <table:table-cell office:value-type="float" office:value="3.4992">
                <text:p>3.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98">
                <text:p>3.498</text:p>
              </table:table-cell>
              <table:table-cell office:value-type="float" office:value="3.731">
                <text:p>3.731</text:p>
              </table:table-cell>
              <table:table-cell office:value-type="float" office:value="3.5752">
                <text:p>3.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19">
                <text:p>3.519</text:p>
              </table:table-cell>
              <table:table-cell office:value-type="float" office:value="3.775">
                <text:p>3.775</text:p>
              </table:table-cell>
              <table:table-cell office:value-type="float" office:value="3.6076">
                <text:p>3.6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51">
                <text:p>3.551</text:p>
              </table:table-cell>
              <table:table-cell office:value-type="float" office:value="3.841">
                <text:p>3.841</text:p>
              </table:table-cell>
              <table:table-cell office:value-type="float" office:value="3.623">
                <text:p>3.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581">
                <text:p>3.581</text:p>
              </table:table-cell>
              <table:table-cell office:value-type="float" office:value="3.608">
                <text:p>3.608</text:p>
              </table:table-cell>
              <table:table-cell office:value-type="float" office:value="3.5928">
                <text:p>3.5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96">
                <text:p>3.596</text:p>
              </table:table-cell>
              <table:table-cell office:value-type="float" office:value="3.676">
                <text:p>3.676</text:p>
              </table:table-cell>
              <table:table-cell office:value-type="float" office:value="3.6312">
                <text:p>3.6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668">
                <text:p>3.668</text:p>
              </table:table-cell>
              <table:table-cell office:value-type="float" office:value="3.723">
                <text:p>3.72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661">
                <text:p>3.661</text:p>
              </table:table-cell>
              <table:table-cell office:value-type="float" office:value="3.702">
                <text:p>3.702</text:p>
              </table:table-cell>
              <table:table-cell office:value-type="float" office:value="3.6808">
                <text:p>3.6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726">
                <text:p>3.726</text:p>
              </table:table-cell>
              <table:table-cell office:value-type="float" office:value="3.809">
                <text:p>3.809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751">
                <text:p>3.751</text:p>
              </table:table-cell>
              <table:table-cell office:value-type="float" office:value="3.898">
                <text:p>3.898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758">
                <text:p>3.758</text:p>
              </table:table-cell>
              <table:table-cell office:value-type="float" office:value="3.846">
                <text:p>3.846</text:p>
              </table:table-cell>
              <table:table-cell office:value-type="float" office:value="3.7922">
                <text:p>3.7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798">
                <text:p>3.798</text:p>
              </table:table-cell>
              <table:table-cell office:value-type="float" office:value="3.963">
                <text:p>3.963</text:p>
              </table:table-cell>
              <table:table-cell office:value-type="float" office:value="3.8516">
                <text:p>3.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903">
                <text:p>3.903</text:p>
              </table:table-cell>
              <table:table-cell office:value-type="float" office:value="3.976">
                <text:p>3.976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96">
                <text:p>3.896</text:p>
              </table:table-cell>
              <table:table-cell office:value-type="float" office:value="4.204">
                <text:p>4.204</text:p>
              </table:table-cell>
              <table:table-cell office:value-type="float" office:value="4.0496">
                <text:p>4.0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019">
                <text:p>4.019</text:p>
              </table:table-cell>
              <table:table-cell office:value-type="float" office:value="4.288">
                <text:p>4.288</text:p>
              </table:table-cell>
              <table:table-cell office:value-type="float" office:value="4.1108">
                <text:p>4.1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085">
                <text:p>4.085</text:p>
              </table:table-cell>
              <table:table-cell office:value-type="float" office:value="4.382">
                <text:p>4.382</text:p>
              </table:table-cell>
              <table:table-cell office:value-type="float" office:value="4.2348">
                <text:p>4.2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083">
                <text:p>4.083</text:p>
              </table:table-cell>
              <table:table-cell office:value-type="float" office:value="4.375">
                <text:p>4.375</text:p>
              </table:table-cell>
              <table:table-cell office:value-type="float" office:value="4.1942">
                <text:p>4.1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178">
                <text:p>4.178</text:p>
              </table:table-cell>
              <table:table-cell office:value-type="float" office:value="4.464">
                <text:p>4.464</text:p>
              </table:table-cell>
              <table:table-cell office:value-type="float" office:value="4.2716">
                <text:p>4.2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31">
                <text:p>4.231</text:p>
              </table:table-cell>
              <table:table-cell office:value-type="float" office:value="4.506">
                <text:p>4.506</text:p>
              </table:table-cell>
              <table:table-cell office:value-type="float" office:value="4.3028">
                <text:p>4.3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352">
                <text:p>4.352</text:p>
              </table:table-cell>
              <table:table-cell office:value-type="float" office:value="4.607">
                <text:p>4.607</text:p>
              </table:table-cell>
              <table:table-cell office:value-type="float" office:value="4.5058">
                <text:p>4.5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367">
                <text:p>4.367</text:p>
              </table:table-cell>
              <table:table-cell office:value-type="float" office:value="4.63">
                <text:p>4.63</text:p>
              </table:table-cell>
              <table:table-cell office:value-type="float" office:value="4.4854">
                <text:p>4.4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468">
                <text:p>4.468</text:p>
              </table:table-cell>
              <table:table-cell office:value-type="float" office:value="4.737">
                <text:p>4.737</text:p>
              </table:table-cell>
              <table:table-cell office:value-type="float" office:value="4.5906">
                <text:p>4.5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565">
                <text:p>4.565</text:p>
              </table:table-cell>
              <table:table-cell office:value-type="float" office:value="4.854">
                <text:p>4.854</text:p>
              </table:table-cell>
              <table:table-cell office:value-type="float" office:value="4.6748">
                <text:p>4.6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615">
                <text:p>4.615</text:p>
              </table:table-cell>
              <table:table-cell office:value-type="float" office:value="4.837">
                <text:p>4.837</text:p>
              </table:table-cell>
              <table:table-cell office:value-type="float" office:value="4.6938">
                <text:p>4.6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71">
                <text:p>4.671</text:p>
              </table:table-cell>
              <table:table-cell office:value-type="float" office:value="4.98">
                <text:p>4.98</text:p>
              </table:table-cell>
              <table:table-cell office:value-type="float" office:value="4.801">
                <text:p>4.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92">
                <text:p>4.692</text:p>
              </table:table-cell>
              <table:table-cell office:value-type="float" office:value="4.962">
                <text:p>4.962</text:p>
              </table:table-cell>
              <table:table-cell office:value-type="float" office:value="4.8242">
                <text:p>4.8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818">
                <text:p>4.818</text:p>
              </table:table-cell>
              <table:table-cell office:value-type="float" office:value="5.313">
                <text:p>5.313</text:p>
              </table:table-cell>
              <table:table-cell office:value-type="float" office:value="4.9924">
                <text:p>4.9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845">
                <text:p>4.845</text:p>
              </table:table-cell>
              <table:table-cell office:value-type="float" office:value="5.308">
                <text:p>5.308</text:p>
              </table:table-cell>
              <table:table-cell office:value-type="float" office:value="5.037">
                <text:p>5.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934">
                <text:p>4.934</text:p>
              </table:table-cell>
              <table:table-cell office:value-type="float" office:value="5.358">
                <text:p>5.358</text:p>
              </table:table-cell>
              <table:table-cell office:value-type="float" office:value="5.1408">
                <text:p>5.1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099">
                <text:p>5.099</text:p>
              </table:table-cell>
              <table:table-cell office:value-type="float" office:value="5.55">
                <text:p>5.55</text:p>
              </table:table-cell>
              <table:table-cell office:value-type="float" office:value="5.2842">
                <text:p>5.2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154">
                <text:p>5.154</text:p>
              </table:table-cell>
              <table:table-cell office:value-type="float" office:value="5.768">
                <text:p>5.768</text:p>
              </table:table-cell>
              <table:table-cell office:value-type="float" office:value="5.4138">
                <text:p>5.4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241">
                <text:p>5.241</text:p>
              </table:table-cell>
              <table:table-cell office:value-type="float" office:value="5.609">
                <text:p>5.609</text:p>
              </table:table-cell>
              <table:table-cell office:value-type="float" office:value="5.3526">
                <text:p>5.3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319">
                <text:p>5.319</text:p>
              </table:table-cell>
              <table:table-cell office:value-type="float" office:value="5.483">
                <text:p>5.483</text:p>
              </table:table-cell>
              <table:table-cell office:value-type="float" office:value="5.3794">
                <text:p>5.3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9">
                <text:p>5.459</text:p>
              </table:table-cell>
              <table:table-cell office:value-type="float" office:value="5.869">
                <text:p>5.869</text:p>
              </table:table-cell>
              <table:table-cell office:value-type="float" office:value="5.6258">
                <text:p>5.6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">
                <text:p>5.5</text:p>
              </table:table-cell>
              <table:table-cell office:value-type="float" office:value="5.852">
                <text:p>5.852</text:p>
              </table:table-cell>
              <table:table-cell office:value-type="float" office:value="5.6816">
                <text:p>5.6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673">
                <text:p>5.673</text:p>
              </table:table-cell>
              <table:table-cell office:value-type="float" office:value="6.107">
                <text:p>6.107</text:p>
              </table:table-cell>
              <table:table-cell office:value-type="float" office:value="5.8446">
                <text:p>5.8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685">
                <text:p>5.685</text:p>
              </table:table-cell>
              <table:table-cell office:value-type="float" office:value="6.099">
                <text:p>6.099</text:p>
              </table:table-cell>
              <table:table-cell office:value-type="float" office:value="5.8326">
                <text:p>5.83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813">
                <text:p>5.813</text:p>
              </table:table-cell>
              <table:table-cell office:value-type="float" office:value="6.217">
                <text:p>6.217</text:p>
              </table:table-cell>
              <table:table-cell office:value-type="float" office:value="5.9356">
                <text:p>5.9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944">
                <text:p>5.944</text:p>
              </table:table-cell>
              <table:table-cell office:value-type="float" office:value="6.352">
                <text:p>6.352</text:p>
              </table:table-cell>
              <table:table-cell office:value-type="float" office:value="6.0532">
                <text:p>6.0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01">
                <text:p>6.01</text:p>
              </table:table-cell>
              <table:table-cell office:value-type="float" office:value="6.41">
                <text:p>6.41</text:p>
              </table:table-cell>
              <table:table-cell office:value-type="float" office:value="6.1206">
                <text:p>6.1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122">
                <text:p>6.122</text:p>
              </table:table-cell>
              <table:table-cell office:value-type="float" office:value="6.575">
                <text:p>6.575</text:p>
              </table:table-cell>
              <table:table-cell office:value-type="float" office:value="6.2522">
                <text:p>6.2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299">
                <text:p>6.299</text:p>
              </table:table-cell>
              <table:table-cell office:value-type="float" office:value="6.712">
                <text:p>6.712</text:p>
              </table:table-cell>
              <table:table-cell office:value-type="float" office:value="6.4586">
                <text:p>6.4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365">
                <text:p>6.365</text:p>
              </table:table-cell>
              <table:table-cell office:value-type="float" office:value="6.92">
                <text:p>6.92</text:p>
              </table:table-cell>
              <table:table-cell office:value-type="float" office:value="6.6272">
                <text:p>6.6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511">
                <text:p>6.511</text:p>
              </table:table-cell>
              <table:table-cell office:value-type="float" office:value="7.238">
                <text:p>7.238</text:p>
              </table:table-cell>
              <table:table-cell office:value-type="float" office:value="6.7672">
                <text:p>6.7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726">
                <text:p>6.726</text:p>
              </table:table-cell>
              <table:table-cell office:value-type="float" office:value="6.876">
                <text:p>6.876</text:p>
              </table:table-cell>
              <table:table-cell office:value-type="float" office:value="6.7896">
                <text:p>6.7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831">
                <text:p>6.831</text:p>
              </table:table-cell>
              <table:table-cell office:value-type="float" office:value="7.44">
                <text:p>7.44</text:p>
              </table:table-cell>
              <table:table-cell office:value-type="float" office:value="7.0514">
                <text:p>7.0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876">
                <text:p>6.876</text:p>
              </table:table-cell>
              <table:table-cell office:value-type="float" office:value="7.848">
                <text:p>7.848</text:p>
              </table:table-cell>
              <table:table-cell office:value-type="float" office:value="7.126">
                <text:p>7.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657">
                <text:p>7.657</text:p>
              </table:table-cell>
              <table:table-cell office:value-type="float" office:value="8.009">
                <text:p>8.009</text:p>
              </table:table-cell>
              <table:table-cell office:value-type="float" office:value="7.8106">
                <text:p>7.8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291">
                <text:p>7.291</text:p>
              </table:table-cell>
              <table:table-cell office:value-type="float" office:value="8.385">
                <text:p>8.385</text:p>
              </table:table-cell>
              <table:table-cell office:value-type="float" office:value="7.706">
                <text:p>7.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33">
                <text:p>7.33</text:p>
              </table:table-cell>
              <table:table-cell office:value-type="float" office:value="8.128">
                <text:p>8.128</text:p>
              </table:table-cell>
              <table:table-cell office:value-type="float" office:value="7.7626">
                <text:p>7.7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436">
                <text:p>7.436</text:p>
              </table:table-cell>
              <table:table-cell office:value-type="float" office:value="8.039">
                <text:p>8.039</text:p>
              </table:table-cell>
              <table:table-cell office:value-type="float" office:value="7.6994">
                <text:p>7.6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65">
                <text:p>7.65</text:p>
              </table:table-cell>
              <table:table-cell office:value-type="float" office:value="8.161">
                <text:p>8.161</text:p>
              </table:table-cell>
              <table:table-cell office:value-type="float" office:value="7.8378">
                <text:p>7.8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776">
                <text:p>7.776</text:p>
              </table:table-cell>
              <table:table-cell office:value-type="float" office:value="8.416">
                <text:p>8.416</text:p>
              </table:table-cell>
              <table:table-cell office:value-type="float" office:value="7.9424">
                <text:p>7.9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884">
                <text:p>7.884</text:p>
              </table:table-cell>
              <table:table-cell office:value-type="float" office:value="8.501">
                <text:p>8.501</text:p>
              </table:table-cell>
              <table:table-cell office:value-type="float" office:value="8.1714">
                <text:p>8.1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022">
                <text:p>8.022</text:p>
              </table:table-cell>
              <table:table-cell office:value-type="float" office:value="9.204">
                <text:p>9.204</text:p>
              </table:table-cell>
              <table:table-cell office:value-type="float" office:value="8.4242">
                <text:p>8.4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183">
                <text:p>8.183</text:p>
              </table:table-cell>
              <table:table-cell office:value-type="float" office:value="8.922">
                <text:p>8.922</text:p>
              </table:table-cell>
              <table:table-cell office:value-type="float" office:value="8.3902">
                <text:p>8.39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259">
                <text:p>8.259</text:p>
              </table:table-cell>
              <table:table-cell office:value-type="float" office:value="8.75">
                <text:p>8.75</text:p>
              </table:table-cell>
              <table:table-cell office:value-type="float" office:value="8.3988">
                <text:p>8.3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65">
                <text:p>8.465</text:p>
              </table:table-cell>
              <table:table-cell office:value-type="float" office:value="8.932">
                <text:p>8.932</text:p>
              </table:table-cell>
              <table:table-cell office:value-type="float" office:value="8.6144">
                <text:p>8.6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676">
                <text:p>8.676</text:p>
              </table:table-cell>
              <table:table-cell office:value-type="float" office:value="9.532">
                <text:p>9.532</text:p>
              </table:table-cell>
              <table:table-cell office:value-type="float" office:value="8.9826">
                <text:p>8.9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797">
                <text:p>8.797</text:p>
              </table:table-cell>
              <table:table-cell office:value-type="float" office:value="9.979">
                <text:p>9.979</text:p>
              </table:table-cell>
              <table:table-cell office:value-type="float" office:value="9.1882">
                <text:p>9.18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961">
                <text:p>8.961</text:p>
              </table:table-cell>
              <table:table-cell office:value-type="float" office:value="10.323">
                <text:p>10.323</text:p>
              </table:table-cell>
              <table:table-cell office:value-type="float" office:value="9.352">
                <text:p>9.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56">
                <text:p>9.156</text:p>
              </table:table-cell>
              <table:table-cell office:value-type="float" office:value="10.39">
                <text:p>10.39</text:p>
              </table:table-cell>
              <table:table-cell office:value-type="float" office:value="9.555">
                <text:p>9.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296">
                <text:p>9.296</text:p>
              </table:table-cell>
              <table:table-cell office:value-type="float" office:value="10.16">
                <text:p>10.1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501">
                <text:p>9.501</text:p>
              </table:table-cell>
              <table:table-cell office:value-type="float" office:value="10.618">
                <text:p>10.618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662">
                <text:p>9.662</text:p>
              </table:table-cell>
              <table:table-cell office:value-type="float" office:value="10.893">
                <text:p>10.893</text:p>
              </table:table-cell>
              <table:table-cell office:value-type="float" office:value="10.0062">
                <text:p>10.0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788">
                <text:p>9.788</text:p>
              </table:table-cell>
              <table:table-cell office:value-type="float" office:value="10.956">
                <text:p>10.956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048">
                <text:p>10.048</text:p>
              </table:table-cell>
              <table:table-cell office:value-type="float" office:value="11.042">
                <text:p>11.042</text:p>
              </table:table-cell>
              <table:table-cell office:value-type="float" office:value="10.4676">
                <text:p>10.4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167">
                <text:p>10.167</text:p>
              </table:table-cell>
              <table:table-cell office:value-type="float" office:value="10.839">
                <text:p>10.839</text:p>
              </table:table-cell>
              <table:table-cell office:value-type="float" office:value="10.383">
                <text:p>10.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346">
                <text:p>10.346</text:p>
              </table:table-cell>
              <table:table-cell office:value-type="float" office:value="10.977">
                <text:p>10.977</text:p>
              </table:table-cell>
              <table:table-cell office:value-type="float" office:value="10.5616">
                <text:p>10.56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497">
                <text:p>10.497</text:p>
              </table:table-cell>
              <table:table-cell office:value-type="float" office:value="11.016">
                <text:p>11.016</text:p>
              </table:table-cell>
              <table:table-cell office:value-type="float" office:value="10.7508">
                <text:p>10.7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751">
                <text:p>10.751</text:p>
              </table:table-cell>
              <table:table-cell office:value-type="float" office:value="11.221">
                <text:p>11.221</text:p>
              </table:table-cell>
              <table:table-cell office:value-type="float" office:value="10.9204">
                <text:p>10.9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913">
                <text:p>10.913</text:p>
              </table:table-cell>
              <table:table-cell office:value-type="float" office:value="11.116">
                <text:p>11.116</text:p>
              </table:table-cell>
              <table:table-cell office:value-type="float" office:value="11.004">
                <text:p>11.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998">
                <text:p>10.998</text:p>
              </table:table-cell>
              <table:table-cell office:value-type="float" office:value="11.237">
                <text:p>11.237</text:p>
              </table:table-cell>
              <table:table-cell office:value-type="float" office:value="11.0982">
                <text:p>11.09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53">
                <text:p>11.253</text:p>
              </table:table-cell>
              <table:table-cell office:value-type="float" office:value="11.686">
                <text:p>11.686</text:p>
              </table:table-cell>
              <table:table-cell office:value-type="float" office:value="11.4042">
                <text:p>11.4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536">
                <text:p>11.536</text:p>
              </table:table-cell>
              <table:table-cell office:value-type="float" office:value="12.285">
                <text:p>12.285</text:p>
              </table:table-cell>
              <table:table-cell office:value-type="float" office:value="11.7036">
                <text:p>11.7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729">
                <text:p>11.729</text:p>
              </table:table-cell>
              <table:table-cell office:value-type="float" office:value="12.375">
                <text:p>12.375</text:p>
              </table:table-cell>
              <table:table-cell office:value-type="float" office:value="11.9266">
                <text:p>11.9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.892">
                <text:p>11.892</text:p>
              </table:table-cell>
              <table:table-cell office:value-type="float" office:value="12.3">
                <text:p>12.3</text:p>
              </table:table-cell>
              <table:table-cell office:value-type="float" office:value="12.0466">
                <text:p>12.0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059">
                <text:p>12.059</text:p>
              </table:table-cell>
              <table:table-cell office:value-type="float" office:value="12.677">
                <text:p>12.677</text:p>
              </table:table-cell>
              <table:table-cell office:value-type="float" office:value="12.2528">
                <text:p>12.2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37">
                <text:p>12.37</text:p>
              </table:table-cell>
              <table:table-cell office:value-type="float" office:value="12.829">
                <text:p>12.829</text:p>
              </table:table-cell>
              <table:table-cell office:value-type="float" office:value="12.5108">
                <text:p>12.5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516">
                <text:p>12.516</text:p>
              </table:table-cell>
              <table:table-cell office:value-type="float" office:value="12.798">
                <text:p>12.798</text:p>
              </table:table-cell>
              <table:table-cell office:value-type="float" office:value="12.6248">
                <text:p>12.6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726">
                <text:p>12.726</text:p>
              </table:table-cell>
              <table:table-cell office:value-type="float" office:value="13.373">
                <text:p>13.373</text:p>
              </table:table-cell>
              <table:table-cell office:value-type="float" office:value="12.9154">
                <text:p>12.9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015">
                <text:p>13.015</text:p>
              </table:table-cell>
              <table:table-cell office:value-type="float" office:value="13.626">
                <text:p>13.626</text:p>
              </table:table-cell>
              <table:table-cell office:value-type="float" office:value="13.285">
                <text:p>13.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074">
                <text:p>13.074</text:p>
              </table:table-cell>
              <table:table-cell office:value-type="float" office:value="14.555">
                <text:p>14.555</text:p>
              </table:table-cell>
              <table:table-cell office:value-type="float" office:value="13.8836">
                <text:p>13.8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416">
                <text:p>13.416</text:p>
              </table:table-cell>
              <table:table-cell office:value-type="float" office:value="15.469">
                <text:p>15.469</text:p>
              </table:table-cell>
              <table:table-cell office:value-type="float" office:value="13.8756">
                <text:p>13.8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594">
                <text:p>13.594</text:p>
              </table:table-cell>
              <table:table-cell office:value-type="float" office:value="14.669">
                <text:p>14.669</text:p>
              </table:table-cell>
              <table:table-cell office:value-type="float" office:value="14.0482">
                <text:p>14.0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785">
                <text:p>13.785</text:p>
              </table:table-cell>
              <table:table-cell office:value-type="float" office:value="14.974">
                <text:p>14.974</text:p>
              </table:table-cell>
              <table:table-cell office:value-type="float" office:value="14.0868">
                <text:p>14.0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224">
                <text:p>14.224</text:p>
              </table:table-cell>
              <table:table-cell office:value-type="float" office:value="14.913">
                <text:p>14.913</text:p>
              </table:table-cell>
              <table:table-cell office:value-type="float" office:value="14.4378">
                <text:p>14.4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248">
                <text:p>14.248</text:p>
              </table:table-cell>
              <table:table-cell office:value-type="float" office:value="15.493">
                <text:p>15.493</text:p>
              </table:table-cell>
              <table:table-cell office:value-type="float" office:value="14.6282">
                <text:p>14.6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643">
                <text:p>14.643</text:p>
              </table:table-cell>
              <table:table-cell office:value-type="float" office:value="15.57">
                <text:p>15.57</text:p>
              </table:table-cell>
              <table:table-cell office:value-type="float" office:value="14.8896">
                <text:p>14.8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795">
                <text:p>14.795</text:p>
              </table:table-cell>
              <table:table-cell office:value-type="float" office:value="16.037">
                <text:p>16.037</text:p>
              </table:table-cell>
              <table:table-cell office:value-type="float" office:value="15.0916">
                <text:p>15.0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5.081">
                <text:p>15.081</text:p>
              </table:table-cell>
              <table:table-cell office:value-type="float" office:value="16.297">
                <text:p>16.297</text:p>
              </table:table-cell>
              <table:table-cell office:value-type="float" office:value="15.3682">
                <text:p>15.3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.314">
                <text:p>15.314</text:p>
              </table:table-cell>
              <table:table-cell office:value-type="float" office:value="16.361">
                <text:p>16.361</text:p>
              </table:table-cell>
              <table:table-cell office:value-type="float" office:value="15.6518">
                <text:p>15.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5.441">
                <text:p>15.441</text:p>
              </table:table-cell>
              <table:table-cell office:value-type="float" office:value="16.58">
                <text:p>16.58</text:p>
              </table:table-cell>
              <table:table-cell office:value-type="float" office:value="15.7488">
                <text:p>15.7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.839">
                <text:p>15.839</text:p>
              </table:table-cell>
              <table:table-cell office:value-type="float" office:value="16.189">
                <text:p>16.189</text:p>
              </table:table-cell>
              <table:table-cell office:value-type="float" office:value="15.9832">
                <text:p>15.9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.983">
                <text:p>15.983</text:p>
              </table:table-cell>
              <table:table-cell office:value-type="float" office:value="16.537">
                <text:p>16.537</text:p>
              </table:table-cell>
              <table:table-cell office:value-type="float" office:value="16.2082">
                <text:p>16.2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6.189">
                <text:p>16.189</text:p>
              </table:table-cell>
              <table:table-cell office:value-type="float" office:value="16.84">
                <text:p>16.84</text:p>
              </table:table-cell>
              <table:table-cell office:value-type="float" office:value="16.5278">
                <text:p>16.5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6.42">
                <text:p>16.42</text:p>
              </table:table-cell>
              <table:table-cell office:value-type="float" office:value="17.703">
                <text:p>17.703</text:p>
              </table:table-cell>
              <table:table-cell office:value-type="float" office:value="16.9842">
                <text:p>16.9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6.713">
                <text:p>16.713</text:p>
              </table:table-cell>
              <table:table-cell office:value-type="float" office:value="18.431">
                <text:p>18.431</text:p>
              </table:table-cell>
              <table:table-cell office:value-type="float" office:value="17.3114">
                <text:p>17.3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.928">
                <text:p>16.928</text:p>
              </table:table-cell>
              <table:table-cell office:value-type="float" office:value="19.136">
                <text:p>19.136</text:p>
              </table:table-cell>
              <table:table-cell office:value-type="float" office:value="17.5332">
                <text:p>17.5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7.286">
                <text:p>17.286</text:p>
              </table:table-cell>
              <table:table-cell office:value-type="float" office:value="19.568">
                <text:p>19.568</text:p>
              </table:table-cell>
              <table:table-cell office:value-type="float" office:value="18.008">
                <text:p>18.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.606">
                <text:p>17.606</text:p>
              </table:table-cell>
              <table:table-cell office:value-type="float" office:value="19.689">
                <text:p>19.689</text:p>
              </table:table-cell>
              <table:table-cell office:value-type="float" office:value="18.403">
                <text:p>18.4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7.866">
                <text:p>17.866</text:p>
              </table:table-cell>
              <table:table-cell office:value-type="float" office:value="19.741">
                <text:p>19.741</text:p>
              </table:table-cell>
              <table:table-cell office:value-type="float" office:value="18.461">
                <text:p>18.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8.116">
                <text:p>18.116</text:p>
              </table:table-cell>
              <table:table-cell office:value-type="float" office:value="20.057">
                <text:p>20.057</text:p>
              </table:table-cell>
              <table:table-cell office:value-type="float" office:value="18.9526">
                <text:p>18.95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8.324">
                <text:p>18.324</text:p>
              </table:table-cell>
              <table:table-cell office:value-type="float" office:value="19.569">
                <text:p>19.569</text:p>
              </table:table-cell>
              <table:table-cell office:value-type="float" office:value="18.8464">
                <text:p>18.8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.842">
                <text:p>18.842</text:p>
              </table:table-cell>
              <table:table-cell office:value-type="float" office:value="20.143">
                <text:p>20.143</text:p>
              </table:table-cell>
              <table:table-cell office:value-type="float" office:value="19.4688">
                <text:p>19.4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.271">
                <text:p>19.271</text:p>
              </table:table-cell>
              <table:table-cell office:value-type="float" office:value="20.459">
                <text:p>20.459</text:p>
              </table:table-cell>
              <table:table-cell office:value-type="float" office:value="19.7346">
                <text:p>19.7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.261">
                <text:p>19.261</text:p>
              </table:table-cell>
              <table:table-cell office:value-type="float" office:value="20.53">
                <text:p>20.53</text:p>
              </table:table-cell>
              <table:table-cell office:value-type="float" office:value="19.9246">
                <text:p>19.92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.928">
                <text:p>19.928</text:p>
              </table:table-cell>
              <table:table-cell office:value-type="float" office:value="21.299">
                <text:p>21.299</text:p>
              </table:table-cell>
              <table:table-cell office:value-type="float" office:value="20.3966">
                <text:p>20.3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0.009">
                <text:p>20.009</text:p>
              </table:table-cell>
              <table:table-cell office:value-type="float" office:value="23.368">
                <text:p>23.368</text:p>
              </table:table-cell>
              <table:table-cell office:value-type="float" office:value="21.0774">
                <text:p>21.0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.009">
                <text:p>20.009</text:p>
              </table:table-cell>
              <table:table-cell office:value-type="float" office:value="22.66">
                <text:p>22.66</text:p>
              </table:table-cell>
              <table:table-cell office:value-type="float" office:value="21.4292">
                <text:p>21.4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.306">
                <text:p>20.306</text:p>
              </table:table-cell>
              <table:table-cell office:value-type="float" office:value="22.536">
                <text:p>22.536</text:p>
              </table:table-cell>
              <table:table-cell office:value-type="float" office:value="21.2476">
                <text:p>21.2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0.607">
                <text:p>20.607</text:p>
              </table:table-cell>
              <table:table-cell office:value-type="float" office:value="23.428">
                <text:p>23.428</text:p>
              </table:table-cell>
              <table:table-cell office:value-type="float" office:value="21.6604">
                <text:p>21.6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.003">
                <text:p>21.003</text:p>
              </table:table-cell>
              <table:table-cell office:value-type="float" office:value="23.595">
                <text:p>23.595</text:p>
              </table:table-cell>
              <table:table-cell office:value-type="float" office:value="21.9812">
                <text:p>21.98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.339">
                <text:p>21.339</text:p>
              </table:table-cell>
              <table:table-cell office:value-type="float" office:value="23.866">
                <text:p>23.866</text:p>
              </table:table-cell>
              <table:table-cell office:value-type="float" office:value="22.323">
                <text:p>22.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.426">
                <text:p>21.426</text:p>
              </table:table-cell>
              <table:table-cell office:value-type="float" office:value="22.737">
                <text:p>22.737</text:p>
              </table:table-cell>
              <table:table-cell office:value-type="float" office:value="21.9082">
                <text:p>21.9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.809">
                <text:p>21.809</text:p>
              </table:table-cell>
              <table:table-cell office:value-type="float" office:value="23.134">
                <text:p>23.134</text:p>
              </table:table-cell>
              <table:table-cell office:value-type="float" office:value="22.3308">
                <text:p>22.3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2.124">
                <text:p>22.124</text:p>
              </table:table-cell>
              <table:table-cell office:value-type="float" office:value="23.488">
                <text:p>23.488</text:p>
              </table:table-cell>
              <table:table-cell office:value-type="float" office:value="22.437">
                <text:p>22.4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2.403">
                <text:p>22.403</text:p>
              </table:table-cell>
              <table:table-cell office:value-type="float" office:value="24.134">
                <text:p>24.134</text:p>
              </table:table-cell>
              <table:table-cell office:value-type="float" office:value="22.9162">
                <text:p>22.91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2.611">
                <text:p>22.611</text:p>
              </table:table-cell>
              <table:table-cell office:value-type="float" office:value="24.378">
                <text:p>24.378</text:p>
              </table:table-cell>
              <table:table-cell office:value-type="float" office:value="23.3032">
                <text:p>23.3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.172">
                <text:p>23.172</text:p>
              </table:table-cell>
              <table:table-cell office:value-type="float" office:value="25.464">
                <text:p>25.464</text:p>
              </table:table-cell>
              <table:table-cell office:value-type="float" office:value="23.7848">
                <text:p>23.7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3.389">
                <text:p>23.389</text:p>
              </table:table-cell>
              <table:table-cell office:value-type="float" office:value="25.031">
                <text:p>25.031</text:p>
              </table:table-cell>
              <table:table-cell office:value-type="float" office:value="23.8204">
                <text:p>23.82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3.625">
                <text:p>23.625</text:p>
              </table:table-cell>
              <table:table-cell office:value-type="float" office:value="25.263">
                <text:p>25.263</text:p>
              </table:table-cell>
              <table:table-cell office:value-type="float" office:value="24.0436">
                <text:p>24.0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.056">
                <text:p>24.056</text:p>
              </table:table-cell>
              <table:table-cell office:value-type="float" office:value="25.213">
                <text:p>25.213</text:p>
              </table:table-cell>
              <table:table-cell office:value-type="float" office:value="24.4476">
                <text:p>24.4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.329">
                <text:p>24.329</text:p>
              </table:table-cell>
              <table:table-cell office:value-type="float" office:value="25.478">
                <text:p>25.478</text:p>
              </table:table-cell>
              <table:table-cell office:value-type="float" office:value="24.8192">
                <text:p>24.81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4.724">
                <text:p>24.724</text:p>
              </table:table-cell>
              <table:table-cell office:value-type="float" office:value="25.577">
                <text:p>25.577</text:p>
              </table:table-cell>
              <table:table-cell office:value-type="float" office:value="25.0346">
                <text:p>25.03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4.871">
                <text:p>24.871</text:p>
              </table:table-cell>
              <table:table-cell office:value-type="float" office:value="25.808">
                <text:p>25.808</text:p>
              </table:table-cell>
              <table:table-cell office:value-type="float" office:value="25.1738">
                <text:p>25.1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.206">
                <text:p>25.206</text:p>
              </table:table-cell>
              <table:table-cell office:value-type="float" office:value="26.179">
                <text:p>26.179</text:p>
              </table:table-cell>
              <table:table-cell office:value-type="float" office:value="25.4908">
                <text:p>25.49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.533">
                <text:p>25.533</text:p>
              </table:table-cell>
              <table:table-cell office:value-type="float" office:value="25.768">
                <text:p>25.768</text:p>
              </table:table-cell>
              <table:table-cell office:value-type="float" office:value="25.6754">
                <text:p>25.67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.876">
                <text:p>25.876</text:p>
              </table:table-cell>
              <table:table-cell office:value-type="float" office:value="26.228">
                <text:p>26.228</text:p>
              </table:table-cell>
              <table:table-cell office:value-type="float" office:value="26.045">
                <text:p>26.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6.201">
                <text:p>26.201</text:p>
              </table:table-cell>
              <table:table-cell office:value-type="float" office:value="26.799">
                <text:p>26.799</text:p>
              </table:table-cell>
              <table:table-cell office:value-type="float" office:value="26.3674">
                <text:p>26.36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6.501">
                <text:p>26.501</text:p>
              </table:table-cell>
              <table:table-cell office:value-type="float" office:value="27.135">
                <text:p>27.135</text:p>
              </table:table-cell>
              <table:table-cell office:value-type="float" office:value="26.807">
                <text:p>26.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.885">
                <text:p>26.885</text:p>
              </table:table-cell>
              <table:table-cell office:value-type="float" office:value="27.361">
                <text:p>27.361</text:p>
              </table:table-cell>
              <table:table-cell office:value-type="float" office:value="27.0274">
                <text:p>27.02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7.268">
                <text:p>27.268</text:p>
              </table:table-cell>
              <table:table-cell office:value-type="float" office:value="28.711">
                <text:p>28.711</text:p>
              </table:table-cell>
              <table:table-cell office:value-type="float" office:value="27.9736">
                <text:p>27.97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7.691">
                <text:p>27.691</text:p>
              </table:table-cell>
              <table:table-cell office:value-type="float" office:value="29.405">
                <text:p>29.405</text:p>
              </table:table-cell>
              <table:table-cell office:value-type="float" office:value="28.3282">
                <text:p>28.32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7.861">
                <text:p>27.861</text:p>
              </table:table-cell>
              <table:table-cell office:value-type="float" office:value="30.163">
                <text:p>30.163</text:p>
              </table:table-cell>
              <table:table-cell office:value-type="float" office:value="28.8544">
                <text:p>28.8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8.351">
                <text:p>28.351</text:p>
              </table:table-cell>
              <table:table-cell office:value-type="float" office:value="33.155">
                <text:p>33.155</text:p>
              </table:table-cell>
              <table:table-cell office:value-type="float" office:value="29.3848">
                <text:p>29.38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8.756">
                <text:p>28.756</text:p>
              </table:table-cell>
              <table:table-cell office:value-type="float" office:value="33.294">
                <text:p>33.294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9.013">
                <text:p>29.013</text:p>
              </table:table-cell>
              <table:table-cell office:value-type="float" office:value="31.788">
                <text:p>31.788</text:p>
              </table:table-cell>
              <table:table-cell office:value-type="float" office:value="30.0622">
                <text:p>30.06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9.238">
                <text:p>29.238</text:p>
              </table:table-cell>
              <table:table-cell office:value-type="float" office:value="30.52">
                <text:p>30.52</text:p>
              </table:table-cell>
              <table:table-cell office:value-type="float" office:value="29.784">
                <text:p>29.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9.735">
                <text:p>29.735</text:p>
              </table:table-cell>
              <table:table-cell office:value-type="float" office:value="32.138">
                <text:p>32.138</text:p>
              </table:table-cell>
              <table:table-cell office:value-type="float" office:value="30.6774">
                <text:p>30.67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0.108">
                <text:p>30.108</text:p>
              </table:table-cell>
              <table:table-cell office:value-type="float" office:value="31.669">
                <text:p>31.669</text:p>
              </table:table-cell>
              <table:table-cell office:value-type="float" office:value="30.5844">
                <text:p>30.58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0.551">
                <text:p>30.551</text:p>
              </table:table-cell>
              <table:table-cell office:value-type="float" office:value="33.219">
                <text:p>33.219</text:p>
              </table:table-cell>
              <table:table-cell office:value-type="float" office:value="31.4468">
                <text:p>31.44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0.634">
                <text:p>30.634</text:p>
              </table:table-cell>
              <table:table-cell office:value-type="float" office:value="32.722">
                <text:p>32.722</text:p>
              </table:table-cell>
              <table:table-cell office:value-type="float" office:value="31.543">
                <text:p>31.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1.159">
                <text:p>31.159</text:p>
              </table:table-cell>
              <table:table-cell office:value-type="float" office:value="32.714">
                <text:p>32.714</text:p>
              </table:table-cell>
              <table:table-cell office:value-type="float" office:value="32.0832">
                <text:p>32.0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1.47">
                <text:p>31.47</text:p>
              </table:table-cell>
              <table:table-cell office:value-type="float" office:value="33.19">
                <text:p>33.19</text:p>
              </table:table-cell>
              <table:table-cell office:value-type="float" office:value="32.4772">
                <text:p>32.47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1.825">
                <text:p>31.825</text:p>
              </table:table-cell>
              <table:table-cell office:value-type="float" office:value="33.959">
                <text:p>33.959</text:p>
              </table:table-cell>
              <table:table-cell office:value-type="float" office:value="32.9478">
                <text:p>32.9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2.361">
                <text:p>32.361</text:p>
              </table:table-cell>
              <table:table-cell office:value-type="float" office:value="34.072">
                <text:p>34.072</text:p>
              </table:table-cell>
              <table:table-cell office:value-type="float" office:value="33.3346">
                <text:p>33.33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2.711">
                <text:p>32.711</text:p>
              </table:table-cell>
              <table:table-cell office:value-type="float" office:value="34.862">
                <text:p>34.862</text:p>
              </table:table-cell>
              <table:table-cell office:value-type="float" office:value="34.036">
                <text:p>34.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3.047">
                <text:p>33.047</text:p>
              </table:table-cell>
              <table:table-cell office:value-type="float" office:value="36.508">
                <text:p>36.508</text:p>
              </table:table-cell>
              <table:table-cell office:value-type="float" office:value="34.3742">
                <text:p>34.37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3.206">
                <text:p>33.206</text:p>
              </table:table-cell>
              <table:table-cell office:value-type="float" office:value="37.112">
                <text:p>37.112</text:p>
              </table:table-cell>
              <table:table-cell office:value-type="float" office:value="34.6696">
                <text:p>34.6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3.779">
                <text:p>33.779</text:p>
              </table:table-cell>
              <table:table-cell office:value-type="float" office:value="37.506">
                <text:p>37.506</text:p>
              </table:table-cell>
              <table:table-cell office:value-type="float" office:value="34.8488">
                <text:p>34.8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4.272">
                <text:p>34.272</text:p>
              </table:table-cell>
              <table:table-cell office:value-type="float" office:value="36.157">
                <text:p>36.157</text:p>
              </table:table-cell>
              <table:table-cell office:value-type="float" office:value="35.0484">
                <text:p>35.04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4.708">
                <text:p>34.708</text:p>
              </table:table-cell>
              <table:table-cell office:value-type="float" office:value="36.506">
                <text:p>36.506</text:p>
              </table:table-cell>
              <table:table-cell office:value-type="float" office:value="35.3632">
                <text:p>35.3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5.026">
                <text:p>35.026</text:p>
              </table:table-cell>
              <table:table-cell office:value-type="float" office:value="38.895">
                <text:p>38.895</text:p>
              </table:table-cell>
              <table:table-cell office:value-type="float" office:value="36.4298">
                <text:p>36.42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5.298">
                <text:p>35.298</text:p>
              </table:table-cell>
              <table:table-cell office:value-type="float" office:value="37.563">
                <text:p>37.563</text:p>
              </table:table-cell>
              <table:table-cell office:value-type="float" office:value="36.3064">
                <text:p>36.3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5.857">
                <text:p>35.857</text:p>
              </table:table-cell>
              <table:table-cell office:value-type="float" office:value="38.506">
                <text:p>38.506</text:p>
              </table:table-cell>
              <table:table-cell office:value-type="float" office:value="36.6074">
                <text:p>36.6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.283">
                <text:p>36.283</text:p>
              </table:table-cell>
              <table:table-cell office:value-type="float" office:value="39.098">
                <text:p>39.098</text:p>
              </table:table-cell>
              <table:table-cell office:value-type="float" office:value="36.8972">
                <text:p>36.89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6.812">
                <text:p>36.812</text:p>
              </table:table-cell>
              <table:table-cell office:value-type="float" office:value="41.229">
                <text:p>41.229</text:p>
              </table:table-cell>
              <table:table-cell office:value-type="float" office:value="37.8216">
                <text:p>37.8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7.17">
                <text:p>37.17</text:p>
              </table:table-cell>
              <table:table-cell office:value-type="float" office:value="38.95">
                <text:p>38.95</text:p>
              </table:table-cell>
              <table:table-cell office:value-type="float" office:value="37.8582">
                <text:p>37.85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7.456">
                <text:p>37.456</text:p>
              </table:table-cell>
              <table:table-cell office:value-type="float" office:value="42.199">
                <text:p>42.199</text:p>
              </table:table-cell>
              <table:table-cell office:value-type="float" office:value="38.9112">
                <text:p>38.9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8.013">
                <text:p>38.013</text:p>
              </table:table-cell>
              <table:table-cell office:value-type="float" office:value="43.748">
                <text:p>43.748</text:p>
              </table:table-cell>
              <table:table-cell office:value-type="float" office:value="39.6502">
                <text:p>39.65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8.251">
                <text:p>38.251</text:p>
              </table:table-cell>
              <table:table-cell office:value-type="float" office:value="42.529">
                <text:p>42.529</text:p>
              </table:table-cell>
              <table:table-cell office:value-type="float" office:value="39.7778">
                <text:p>39.77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8.822">
                <text:p>38.822</text:p>
              </table:table-cell>
              <table:table-cell office:value-type="float" office:value="41.715">
                <text:p>41.715</text:p>
              </table:table-cell>
              <table:table-cell office:value-type="float" office:value="39.5388">
                <text:p>39.53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9.093">
                <text:p>39.093</text:p>
              </table:table-cell>
              <table:table-cell office:value-type="float" office:value="42.732">
                <text:p>42.732</text:p>
              </table:table-cell>
              <table:table-cell office:value-type="float" office:value="40.2118">
                <text:p>40.2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9.355">
                <text:p>39.355</text:p>
              </table:table-cell>
              <table:table-cell office:value-type="float" office:value="45.09">
                <text:p>45.09</text:p>
              </table:table-cell>
              <table:table-cell office:value-type="float" office:value="41.0856">
                <text:p>41.0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0.081">
                <text:p>40.081</text:p>
              </table:table-cell>
              <table:table-cell office:value-type="float" office:value="42.018">
                <text:p>42.018</text:p>
              </table:table-cell>
              <table:table-cell office:value-type="float" office:value="40.6268">
                <text:p>40.6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0.307">
                <text:p>40.307</text:p>
              </table:table-cell>
              <table:table-cell office:value-type="float" office:value="47.159">
                <text:p>47.159</text:p>
              </table:table-cell>
              <table:table-cell office:value-type="float" office:value="42.5172">
                <text:p>42.5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1.086">
                <text:p>41.086</text:p>
              </table:table-cell>
              <table:table-cell office:value-type="float" office:value="45.995">
                <text:p>45.995</text:p>
              </table:table-cell>
              <table:table-cell office:value-type="float" office:value="43.204">
                <text:p>43.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1.082">
                <text:p>41.082</text:p>
              </table:table-cell>
              <table:table-cell office:value-type="float" office:value="46.886">
                <text:p>46.886</text:p>
              </table:table-cell>
              <table:table-cell office:value-type="float" office:value="43.3618">
                <text:p>43.36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2.982">
                <text:p>42.982</text:p>
              </table:table-cell>
              <table:table-cell office:value-type="float" office:value="44.478">
                <text:p>44.478</text:p>
              </table:table-cell>
              <table:table-cell office:value-type="float" office:value="43.7168">
                <text:p>43.71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1.996">
                <text:p>41.996</text:p>
              </table:table-cell>
              <table:table-cell office:value-type="float" office:value="46.726">
                <text:p>46.726</text:p>
              </table:table-cell>
              <table:table-cell office:value-type="float" office:value="43.962">
                <text:p>43.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2.688">
                <text:p>42.688</text:p>
              </table:table-cell>
              <table:table-cell office:value-type="float" office:value="46.339">
                <text:p>46.339</text:p>
              </table:table-cell>
              <table:table-cell office:value-type="float" office:value="44.8026">
                <text:p>44.8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2.862">
                <text:p>42.862</text:p>
              </table:table-cell>
              <table:table-cell office:value-type="float" office:value="50.922">
                <text:p>50.922</text:p>
              </table:table-cell>
              <table:table-cell office:value-type="float" office:value="45.1772">
                <text:p>45.17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3.394">
                <text:p>43.394</text:p>
              </table:table-cell>
              <table:table-cell office:value-type="float" office:value="47.369">
                <text:p>47.369</text:p>
              </table:table-cell>
              <table:table-cell office:value-type="float" office:value="44.9744">
                <text:p>44.97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4.098">
                <text:p>44.098</text:p>
              </table:table-cell>
              <table:table-cell office:value-type="float" office:value="45.81">
                <text:p>45.81</text:p>
              </table:table-cell>
              <table:table-cell office:value-type="float" office:value="44.7126">
                <text:p>44.7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4.288">
                <text:p>44.288</text:p>
              </table:table-cell>
              <table:table-cell office:value-type="float" office:value="52.059">
                <text:p>52.059</text:p>
              </table:table-cell>
              <table:table-cell office:value-type="float" office:value="47.5006">
                <text:p>47.5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4.777">
                <text:p>44.777</text:p>
              </table:table-cell>
              <table:table-cell office:value-type="float" office:value="52.369">
                <text:p>52.369</text:p>
              </table:table-cell>
              <table:table-cell office:value-type="float" office:value="47.9538">
                <text:p>47.9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5.287">
                <text:p>45.287</text:p>
              </table:table-cell>
              <table:table-cell office:value-type="float" office:value="50.121">
                <text:p>50.121</text:p>
              </table:table-cell>
              <table:table-cell office:value-type="float" office:value="47.1492">
                <text:p>47.14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5.934">
                <text:p>45.934</text:p>
              </table:table-cell>
              <table:table-cell office:value-type="float" office:value="46.853">
                <text:p>46.853</text:p>
              </table:table-cell>
              <table:table-cell office:value-type="float" office:value="46.338">
                <text:p>46.3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6.619">
                <text:p>46.619</text:p>
              </table:table-cell>
              <table:table-cell office:value-type="float" office:value="47.986">
                <text:p>47.986</text:p>
              </table:table-cell>
              <table:table-cell office:value-type="float" office:value="47.2074">
                <text:p>47.20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6.618">
                <text:p>46.618</text:p>
              </table:table-cell>
              <table:table-cell office:value-type="float" office:value="47.667">
                <text:p>47.667</text:p>
              </table:table-cell>
              <table:table-cell office:value-type="float" office:value="47.2486">
                <text:p>47.2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6.918">
                <text:p>46.918</text:p>
              </table:table-cell>
              <table:table-cell office:value-type="float" office:value="49.463">
                <text:p>49.463</text:p>
              </table:table-cell>
              <table:table-cell office:value-type="float" office:value="48.0104">
                <text:p>48.01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7.332">
                <text:p>47.332</text:p>
              </table:table-cell>
              <table:table-cell office:value-type="float" office:value="49.219">
                <text:p>49.219</text:p>
              </table:table-cell>
              <table:table-cell office:value-type="float" office:value="48.371">
                <text:p>48.3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7.814">
                <text:p>47.814</text:p>
              </table:table-cell>
              <table:table-cell office:value-type="float" office:value="49.276">
                <text:p>49.276</text:p>
              </table:table-cell>
              <table:table-cell office:value-type="float" office:value="48.879">
                <text:p>48.8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8.516">
                <text:p>48.516</text:p>
              </table:table-cell>
              <table:table-cell office:value-type="float" office:value="49.303">
                <text:p>49.303</text:p>
              </table:table-cell>
              <table:table-cell office:value-type="float" office:value="48.9892">
                <text:p>48.9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707">
                <text:p>49.707</text:p>
              </table:table-cell>
              <table:table-cell office:value-type="float" office:value="51.02">
                <text:p>51.02</text:p>
              </table:table-cell>
              <table:table-cell office:value-type="float" office:value="50.3696">
                <text:p>50.3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9.61">
                <text:p>49.61</text:p>
              </table:table-cell>
              <table:table-cell office:value-type="float" office:value="50.914">
                <text:p>50.914</text:p>
              </table:table-cell>
              <table:table-cell office:value-type="float" office:value="50.0818">
                <text:p>50.0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0.794">
                <text:p>50.794</text:p>
              </table:table-cell>
              <table:table-cell office:value-type="float" office:value="51.548">
                <text:p>51.548</text:p>
              </table:table-cell>
              <table:table-cell office:value-type="float" office:value="51.1362">
                <text:p>51.13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0.425">
                <text:p>50.425</text:p>
              </table:table-cell>
              <table:table-cell office:value-type="float" office:value="53.11">
                <text:p>53.11</text:p>
              </table:table-cell>
              <table:table-cell office:value-type="float" office:value="51.4166">
                <text:p>51.41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1.074">
                <text:p>51.074</text:p>
              </table:table-cell>
              <table:table-cell office:value-type="float" office:value="54.279">
                <text:p>54.279</text:p>
              </table:table-cell>
              <table:table-cell office:value-type="float" office:value="52.4986">
                <text:p>52.4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1.344">
                <text:p>51.344</text:p>
              </table:table-cell>
              <table:table-cell office:value-type="float" office:value="55.403">
                <text:p>55.403</text:p>
              </table:table-cell>
              <table:table-cell office:value-type="float" office:value="52.6814">
                <text:p>52.68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1.702">
                <text:p>51.702</text:p>
              </table:table-cell>
              <table:table-cell office:value-type="float" office:value="55.574">
                <text:p>55.574</text:p>
              </table:table-cell>
              <table:table-cell office:value-type="float" office:value="52.9646">
                <text:p>52.96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2.694">
                <text:p>52.694</text:p>
              </table:table-cell>
              <table:table-cell office:value-type="float" office:value="56.924">
                <text:p>56.924</text:p>
              </table:table-cell>
              <table:table-cell office:value-type="float" office:value="53.752">
                <text:p>53.7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3.069">
                <text:p>53.069</text:p>
              </table:table-cell>
              <table:table-cell office:value-type="float" office:value="57.648">
                <text:p>57.648</text:p>
              </table:table-cell>
              <table:table-cell office:value-type="float" office:value="54.687">
                <text:p>54.6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3.72">
                <text:p>53.72</text:p>
              </table:table-cell>
              <table:table-cell office:value-type="float" office:value="59.333">
                <text:p>59.333</text:p>
              </table:table-cell>
              <table:table-cell office:value-type="float" office:value="55.2874">
                <text:p>55.28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4.312">
                <text:p>54.312</text:p>
              </table:table-cell>
              <table:table-cell office:value-type="float" office:value="58.677">
                <text:p>58.677</text:p>
              </table:table-cell>
              <table:table-cell office:value-type="float" office:value="56.161">
                <text:p>56.1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4.797">
                <text:p>54.797</text:p>
              </table:table-cell>
              <table:table-cell office:value-type="float" office:value="60.472">
                <text:p>60.472</text:p>
              </table:table-cell>
              <table:table-cell office:value-type="float" office:value="56.155">
                <text:p>56.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5.096">
                <text:p>55.096</text:p>
              </table:table-cell>
              <table:table-cell office:value-type="float" office:value="59.189">
                <text:p>59.189</text:p>
              </table:table-cell>
              <table:table-cell office:value-type="float" office:value="56.5344">
                <text:p>56.53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5.717">
                <text:p>55.717</text:p>
              </table:table-cell>
              <table:table-cell office:value-type="float" office:value="61.15">
                <text:p>61.15</text:p>
              </table:table-cell>
              <table:table-cell office:value-type="float" office:value="57.8464">
                <text:p>57.8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6.498">
                <text:p>56.498</text:p>
              </table:table-cell>
              <table:table-cell office:value-type="float" office:value="60.939">
                <text:p>60.939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6.448">
                <text:p>56.448</text:p>
              </table:table-cell>
              <table:table-cell office:value-type="float" office:value="58.995">
                <text:p>58.995</text:p>
              </table:table-cell>
              <table:table-cell office:value-type="float" office:value="57.2874">
                <text:p>57.2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6.937">
                <text:p>56.937</text:p>
              </table:table-cell>
              <table:table-cell office:value-type="float" office:value="59.25">
                <text:p>59.25</text:p>
              </table:table-cell>
              <table:table-cell office:value-type="float" office:value="58.2372">
                <text:p>58.2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7.617">
                <text:p>57.617</text:p>
              </table:table-cell>
              <table:table-cell office:value-type="float" office:value="58.588">
                <text:p>58.588</text:p>
              </table:table-cell>
              <table:table-cell office:value-type="float" office:value="57.985">
                <text:p>57.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7.938">
                <text:p>57.938</text:p>
              </table:table-cell>
              <table:table-cell office:value-type="float" office:value="58.821">
                <text:p>58.821</text:p>
              </table:table-cell>
              <table:table-cell office:value-type="float" office:value="58.2326">
                <text:p>58.23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8.669">
                <text:p>58.669</text:p>
              </table:table-cell>
              <table:table-cell office:value-type="float" office:value="60.875">
                <text:p>60.875</text:p>
              </table:table-cell>
              <table:table-cell office:value-type="float" office:value="59.2952">
                <text:p>59.29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8.965">
                <text:p>58.965</text:p>
              </table:table-cell>
              <table:table-cell office:value-type="float" office:value="61.235">
                <text:p>61.235</text:p>
              </table:table-cell>
              <table:table-cell office:value-type="float" office:value="59.6922">
                <text:p>59.69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9.424">
                <text:p>59.424</text:p>
              </table:table-cell>
              <table:table-cell office:value-type="float" office:value="62.821">
                <text:p>62.821</text:p>
              </table:table-cell>
              <table:table-cell office:value-type="float" office:value="60.4472">
                <text:p>60.44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0.121">
                <text:p>60.121</text:p>
              </table:table-cell>
              <table:table-cell office:value-type="float" office:value="61.608">
                <text:p>61.608</text:p>
              </table:table-cell>
              <table:table-cell office:value-type="float" office:value="60.8644">
                <text:p>60.86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1.171">
                <text:p>61.171</text:p>
              </table:table-cell>
              <table:table-cell office:value-type="float" office:value="64.405">
                <text:p>64.405</text:p>
              </table:table-cell>
              <table:table-cell office:value-type="float" office:value="62.6628">
                <text:p>62.66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1.422">
                <text:p>61.422</text:p>
              </table:table-cell>
              <table:table-cell office:value-type="float" office:value="67.931">
                <text:p>67.931</text:p>
              </table:table-cell>
              <table:table-cell office:value-type="float" office:value="63.6902">
                <text:p>63.69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1.697">
                <text:p>61.697</text:p>
              </table:table-cell>
              <table:table-cell office:value-type="float" office:value="68.502">
                <text:p>68.502</text:p>
              </table:table-cell>
              <table:table-cell office:value-type="float" office:value="64.5356">
                <text:p>64.53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2.322">
                <text:p>62.322</text:p>
              </table:table-cell>
              <table:table-cell office:value-type="float" office:value="68.744">
                <text:p>68.744</text:p>
              </table:table-cell>
              <table:table-cell office:value-type="float" office:value="65.0532">
                <text:p>65.05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3.808">
                <text:p>63.808</text:p>
              </table:table-cell>
              <table:table-cell office:value-type="float" office:value="68.477">
                <text:p>68.477</text:p>
              </table:table-cell>
              <table:table-cell office:value-type="float" office:value="65.853">
                <text:p>65.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3.45">
                <text:p>63.45</text:p>
              </table:table-cell>
              <table:table-cell office:value-type="float" office:value="70.665">
                <text:p>70.665</text:p>
              </table:table-cell>
              <table:table-cell office:value-type="float" office:value="65.3766">
                <text:p>65.37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3.987">
                <text:p>63.987</text:p>
              </table:table-cell>
              <table:table-cell office:value-type="float" office:value="69.636">
                <text:p>69.636</text:p>
              </table:table-cell>
              <table:table-cell office:value-type="float" office:value="66.3268">
                <text:p>66.3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4.597">
                <text:p>64.597</text:p>
              </table:table-cell>
              <table:table-cell office:value-type="float" office:value="66.396">
                <text:p>66.396</text:p>
              </table:table-cell>
              <table:table-cell office:value-type="float" office:value="65.2556">
                <text:p>65.2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5.085">
                <text:p>65.085</text:p>
              </table:table-cell>
              <table:table-cell office:value-type="float" office:value="68.916">
                <text:p>68.916</text:p>
              </table:table-cell>
              <table:table-cell office:value-type="float" office:value="66.0454">
                <text:p>66.04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5.413">
                <text:p>65.413</text:p>
              </table:table-cell>
              <table:table-cell office:value-type="float" office:value="66.306">
                <text:p>66.306</text:p>
              </table:table-cell>
              <table:table-cell office:value-type="float" office:value="65.7836">
                <text:p>65.7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5.814">
                <text:p>65.814</text:p>
              </table:table-cell>
              <table:table-cell office:value-type="float" office:value="66.789">
                <text:p>66.789</text:p>
              </table:table-cell>
              <table:table-cell office:value-type="float" office:value="66.332">
                <text:p>66.3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6.509">
                <text:p>66.509</text:p>
              </table:table-cell>
              <table:table-cell office:value-type="float" office:value="69.039">
                <text:p>69.039</text:p>
              </table:table-cell>
              <table:table-cell office:value-type="float" office:value="67.241">
                <text:p>67.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7.075">
                <text:p>67.075</text:p>
              </table:table-cell>
              <table:table-cell office:value-type="float" office:value="68.561">
                <text:p>68.561</text:p>
              </table:table-cell>
              <table:table-cell office:value-type="float" office:value="67.6268">
                <text:p>67.6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7.691">
                <text:p>67.691</text:p>
              </table:table-cell>
              <table:table-cell office:value-type="float" office:value="68.457">
                <text:p>68.457</text:p>
              </table:table-cell>
              <table:table-cell office:value-type="float" office:value="67.9726">
                <text:p>67.97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8.362">
                <text:p>68.362</text:p>
              </table:table-cell>
              <table:table-cell office:value-type="float" office:value="69.067">
                <text:p>69.067</text:p>
              </table:table-cell>
              <table:table-cell office:value-type="float" office:value="68.6448">
                <text:p>68.64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8.895">
                <text:p>68.895</text:p>
              </table:table-cell>
              <table:table-cell office:value-type="float" office:value="72.2">
                <text:p>72.2</text:p>
              </table:table-cell>
              <table:table-cell office:value-type="float" office:value="69.8322">
                <text:p>69.83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9.455">
                <text:p>69.455</text:p>
              </table:table-cell>
              <table:table-cell office:value-type="float" office:value="76.257">
                <text:p>76.257</text:p>
              </table:table-cell>
              <table:table-cell office:value-type="float" office:value="71.9622">
                <text:p>71.96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0.147">
                <text:p>70.147</text:p>
              </table:table-cell>
              <table:table-cell office:value-type="float" office:value="76.934">
                <text:p>76.934</text:p>
              </table:table-cell>
              <table:table-cell office:value-type="float" office:value="72.2882">
                <text:p>72.2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0.511">
                <text:p>70.511</text:p>
              </table:table-cell>
              <table:table-cell office:value-type="float" office:value="76.364">
                <text:p>76.364</text:p>
              </table:table-cell>
              <table:table-cell office:value-type="float" office:value="72.654">
                <text:p>72.6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1.117">
                <text:p>71.117</text:p>
              </table:table-cell>
              <table:table-cell office:value-type="float" office:value="85.236">
                <text:p>85.236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1.864">
                <text:p>71.864</text:p>
              </table:table-cell>
              <table:table-cell office:value-type="float" office:value="83.01">
                <text:p>83.01</text:p>
              </table:table-cell>
              <table:table-cell office:value-type="float" office:value="74.2606">
                <text:p>74.26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2.045">
                <text:p>72.045</text:p>
              </table:table-cell>
              <table:table-cell office:value-type="float" office:value="74.374">
                <text:p>74.374</text:p>
              </table:table-cell>
              <table:table-cell office:value-type="float" office:value="72.7994">
                <text:p>72.7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2.812">
                <text:p>72.812</text:p>
              </table:table-cell>
              <table:table-cell office:value-type="float" office:value="75.589">
                <text:p>75.589</text:p>
              </table:table-cell>
              <table:table-cell office:value-type="float" office:value="74.0344">
                <text:p>74.03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3.293">
                <text:p>73.293</text:p>
              </table:table-cell>
              <table:table-cell office:value-type="float" office:value="76.428">
                <text:p>76.428</text:p>
              </table:table-cell>
              <table:table-cell office:value-type="float" office:value="74.2562">
                <text:p>74.25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4.032">
                <text:p>74.032</text:p>
              </table:table-cell>
              <table:table-cell office:value-type="float" office:value="76.763">
                <text:p>76.763</text:p>
              </table:table-cell>
              <table:table-cell office:value-type="float" office:value="74.9596">
                <text:p>74.95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4.604">
                <text:p>74.604</text:p>
              </table:table-cell>
              <table:table-cell office:value-type="float" office:value="78.976">
                <text:p>78.976</text:p>
              </table:table-cell>
              <table:table-cell office:value-type="float" office:value="76.065">
                <text:p>76.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5.346">
                <text:p>75.346</text:p>
              </table:table-cell>
              <table:table-cell office:value-type="float" office:value="82.078">
                <text:p>82.078</text:p>
              </table:table-cell>
              <table:table-cell office:value-type="float" office:value="76.8484">
                <text:p>76.8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6.093">
                <text:p>76.093</text:p>
              </table:table-cell>
              <table:table-cell office:value-type="float" office:value="83.64">
                <text:p>83.64</text:p>
              </table:table-cell>
              <table:table-cell office:value-type="float" office:value="78.3102">
                <text:p>78.3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6.441">
                <text:p>76.441</text:p>
              </table:table-cell>
              <table:table-cell office:value-type="float" office:value="82.079">
                <text:p>82.079</text:p>
              </table:table-cell>
              <table:table-cell office:value-type="float" office:value="77.9866">
                <text:p>77.98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6.939">
                <text:p>76.939</text:p>
              </table:table-cell>
              <table:table-cell office:value-type="float" office:value="78.882">
                <text:p>78.882</text:p>
              </table:table-cell>
              <table:table-cell office:value-type="float" office:value="77.6028">
                <text:p>77.6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7.804">
                <text:p>77.804</text:p>
              </table:table-cell>
              <table:table-cell office:value-type="float" office:value="80.39">
                <text:p>80.39</text:p>
              </table:table-cell>
              <table:table-cell office:value-type="float" office:value="78.4958">
                <text:p>78.49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8.408">
                <text:p>78.408</text:p>
              </table:table-cell>
              <table:table-cell office:value-type="float" office:value="79.197">
                <text:p>79.197</text:p>
              </table:table-cell>
              <table:table-cell office:value-type="float" office:value="78.7482">
                <text:p>78.7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8.932">
                <text:p>78.932</text:p>
              </table:table-cell>
              <table:table-cell office:value-type="float" office:value="80.042">
                <text:p>80.042</text:p>
              </table:table-cell>
              <table:table-cell office:value-type="float" office:value="79.401">
                <text:p>79.4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9.626">
                <text:p>79.626</text:p>
              </table:table-cell>
              <table:table-cell office:value-type="float" office:value="83.709">
                <text:p>83.709</text:p>
              </table:table-cell>
              <table:table-cell office:value-type="float" office:value="80.6806">
                <text:p>80.68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0.295">
                <text:p>80.295</text:p>
              </table:table-cell>
              <table:table-cell office:value-type="float" office:value="85.603">
                <text:p>85.603</text:p>
              </table:table-cell>
              <table:table-cell office:value-type="float" office:value="81.6782">
                <text:p>81.67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0.954">
                <text:p>80.954</text:p>
              </table:table-cell>
              <table:table-cell office:value-type="float" office:value="83.843">
                <text:p>83.843</text:p>
              </table:table-cell>
              <table:table-cell office:value-type="float" office:value="81.8266">
                <text:p>81.8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1.797">
                <text:p>81.797</text:p>
              </table:table-cell>
              <table:table-cell office:value-type="float" office:value="82.961">
                <text:p>82.961</text:p>
              </table:table-cell>
              <table:table-cell office:value-type="float" office:value="82.1562">
                <text:p>82.1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1.926">
                <text:p>81.926</text:p>
              </table:table-cell>
              <table:table-cell office:value-type="float" office:value="90.279">
                <text:p>90.279</text:p>
              </table:table-cell>
              <table:table-cell office:value-type="float" office:value="84.3308">
                <text:p>84.33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3.132">
                <text:p>83.132</text:p>
              </table:table-cell>
              <table:table-cell office:value-type="float" office:value="90.751">
                <text:p>90.751</text:p>
              </table:table-cell>
              <table:table-cell office:value-type="float" office:value="86.6466">
                <text:p>86.64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3.592">
                <text:p>83.592</text:p>
              </table:table-cell>
              <table:table-cell office:value-type="float" office:value="96.24">
                <text:p>96.24</text:p>
              </table:table-cell>
              <table:table-cell office:value-type="float" office:value="88.3322">
                <text:p>88.3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3.867">
                <text:p>83.867</text:p>
              </table:table-cell>
              <table:table-cell office:value-type="float" office:value="93.18">
                <text:p>93.18</text:p>
              </table:table-cell>
              <table:table-cell office:value-type="float" office:value="86.2806">
                <text:p>86.28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4.615">
                <text:p>84.615</text:p>
              </table:table-cell>
              <table:table-cell office:value-type="float" office:value="88.538">
                <text:p>88.538</text:p>
              </table:table-cell>
              <table:table-cell office:value-type="float" office:value="85.9916">
                <text:p>85.99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5.232">
                <text:p>85.232</text:p>
              </table:table-cell>
              <table:table-cell office:value-type="float" office:value="89.882">
                <text:p>89.882</text:p>
              </table:table-cell>
              <table:table-cell office:value-type="float" office:value="87.0462">
                <text:p>87.04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6.067">
                <text:p>86.067</text:p>
              </table:table-cell>
              <table:table-cell office:value-type="float" office:value="90.945">
                <text:p>90.945</text:p>
              </table:table-cell>
              <table:table-cell office:value-type="float" office:value="87.197">
                <text:p>87.1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6.459">
                <text:p>86.459</text:p>
              </table:table-cell>
              <table:table-cell office:value-type="float" office:value="91.932">
                <text:p>91.932</text:p>
              </table:table-cell>
              <table:table-cell office:value-type="float" office:value="89.0258">
                <text:p>89.02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7.062">
                <text:p>87.062</text:p>
              </table:table-cell>
              <table:table-cell office:value-type="float" office:value="95.938">
                <text:p>95.938</text:p>
              </table:table-cell>
              <table:table-cell office:value-type="float" office:value="89.248">
                <text:p>89.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7.822">
                <text:p>87.822</text:p>
              </table:table-cell>
              <table:table-cell office:value-type="float" office:value="97.628">
                <text:p>97.628</text:p>
              </table:table-cell>
              <table:table-cell office:value-type="float" office:value="91.1936">
                <text:p>91.19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8.429">
                <text:p>88.429</text:p>
              </table:table-cell>
              <table:table-cell office:value-type="float" office:value="98.103">
                <text:p>98.103</text:p>
              </table:table-cell>
              <table:table-cell office:value-type="float" office:value="93.109">
                <text:p>93.1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9.372">
                <text:p>89.372</text:p>
              </table:table-cell>
              <table:table-cell office:value-type="float" office:value="94.73">
                <text:p>94.73</text:p>
              </table:table-cell>
              <table:table-cell office:value-type="float" office:value="90.8742">
                <text:p>90.8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9.83">
                <text:p>89.83</text:p>
              </table:table-cell>
              <table:table-cell office:value-type="float" office:value="95.644">
                <text:p>95.644</text:p>
              </table:table-cell>
              <table:table-cell office:value-type="float" office:value="92.088">
                <text:p>92.0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0.55">
                <text:p>90.55</text:p>
              </table:table-cell>
              <table:table-cell office:value-type="float" office:value="93.875">
                <text:p>93.875</text:p>
              </table:table-cell>
              <table:table-cell office:value-type="float" office:value="91.596">
                <text:p>91.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1.061">
                <text:p>91.061</text:p>
              </table:table-cell>
              <table:table-cell office:value-type="float" office:value="94.64">
                <text:p>94.64</text:p>
              </table:table-cell>
              <table:table-cell office:value-type="float" office:value="91.9626">
                <text:p>91.96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2.029">
                <text:p>92.029</text:p>
              </table:table-cell>
              <table:table-cell office:value-type="float" office:value="101.041">
                <text:p>101.041</text:p>
              </table:table-cell>
              <table:table-cell office:value-type="float" office:value="94.299">
                <text:p>94.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2.671">
                <text:p>92.671</text:p>
              </table:table-cell>
              <table:table-cell office:value-type="float" office:value="102.941">
                <text:p>102.941</text:p>
              </table:table-cell>
              <table:table-cell office:value-type="float" office:value="96.388">
                <text:p>96.3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3.002">
                <text:p>93.002</text:p>
              </table:table-cell>
              <table:table-cell office:value-type="float" office:value="99.791">
                <text:p>99.791</text:p>
              </table:table-cell>
              <table:table-cell office:value-type="float" office:value="95.5388">
                <text:p>95.53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4.048">
                <text:p>94.048</text:p>
              </table:table-cell>
              <table:table-cell office:value-type="float" office:value="98.566">
                <text:p>98.566</text:p>
              </table:table-cell>
              <table:table-cell office:value-type="float" office:value="96.0844">
                <text:p>96.08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4.672">
                <text:p>94.672</text:p>
              </table:table-cell>
              <table:table-cell office:value-type="float" office:value="95.551">
                <text:p>95.551</text:p>
              </table:table-cell>
              <table:table-cell office:value-type="float" office:value="95.0324">
                <text:p>95.0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5.477">
                <text:p>95.477</text:p>
              </table:table-cell>
              <table:table-cell office:value-type="float" office:value="103.895">
                <text:p>103.895</text:p>
              </table:table-cell>
              <table:table-cell office:value-type="float" office:value="98.2476">
                <text:p>98.24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5.953">
                <text:p>95.953</text:p>
              </table:table-cell>
              <table:table-cell office:value-type="float" office:value="105.63">
                <text:p>105.63</text:p>
              </table:table-cell>
              <table:table-cell office:value-type="float" office:value="98.8056">
                <text:p>98.80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6.164">
                <text:p>96.164</text:p>
              </table:table-cell>
              <table:table-cell office:value-type="float" office:value="104.315">
                <text:p>104.315</text:p>
              </table:table-cell>
              <table:table-cell office:value-type="float" office:value="99.1334">
                <text:p>99.13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6.805">
                <text:p>96.805</text:p>
              </table:table-cell>
              <table:table-cell office:value-type="float" office:value="102.814">
                <text:p>102.814</text:p>
              </table:table-cell>
              <table:table-cell office:value-type="float" office:value="99.5146">
                <text:p>99.51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7.947">
                <text:p>97.947</text:p>
              </table:table-cell>
              <table:table-cell office:value-type="float" office:value="101.152">
                <text:p>101.152</text:p>
              </table:table-cell>
              <table:table-cell office:value-type="float" office:value="99.198">
                <text:p>99.1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8.287">
                <text:p>98.287</text:p>
              </table:table-cell>
              <table:table-cell office:value-type="float" office:value="102.153">
                <text:p>102.153</text:p>
              </table:table-cell>
              <table:table-cell office:value-type="float" office:value="99.9234">
                <text:p>99.92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9.337">
                <text:p>99.337</text:p>
              </table:table-cell>
              <table:table-cell office:value-type="float" office:value="100.3">
                <text:p>100.3</text:p>
              </table:table-cell>
              <table:table-cell office:value-type="float" office:value="99.7404">
                <text:p>99.7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0.149">
                <text:p>100.149</text:p>
              </table:table-cell>
              <table:table-cell office:value-type="float" office:value="105.07">
                <text:p>105.07</text:p>
              </table:table-cell>
              <table:table-cell office:value-type="float" office:value="101.7104">
                <text:p>101.71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0.591">
                <text:p>100.591</text:p>
              </table:table-cell>
              <table:table-cell office:value-type="float" office:value="104.436">
                <text:p>104.436</text:p>
              </table:table-cell>
              <table:table-cell office:value-type="float" office:value="101.7146">
                <text:p>101.71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2.023">
                <text:p>102.023</text:p>
              </table:table-cell>
              <table:table-cell office:value-type="float" office:value="103.459">
                <text:p>103.459</text:p>
              </table:table-cell>
              <table:table-cell office:value-type="float" office:value="102.6846">
                <text:p>102.68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2.434">
                <text:p>102.434</text:p>
              </table:table-cell>
              <table:table-cell office:value-type="float" office:value="106.093">
                <text:p>106.093</text:p>
              </table:table-cell>
              <table:table-cell office:value-type="float" office:value="103.4996">
                <text:p>103.49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2.885">
                <text:p>102.885</text:p>
              </table:table-cell>
              <table:table-cell office:value-type="float" office:value="104.225">
                <text:p>104.225</text:p>
              </table:table-cell>
              <table:table-cell office:value-type="float" office:value="103.5052">
                <text:p>103.50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3.387">
                <text:p>103.387</text:p>
              </table:table-cell>
              <table:table-cell office:value-type="float" office:value="117.864">
                <text:p>117.864</text:p>
              </table:table-cell>
              <table:table-cell office:value-type="float" office:value="107.407">
                <text:p>107.4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3.639">
                <text:p>103.639</text:p>
              </table:table-cell>
              <table:table-cell office:value-type="float" office:value="114.779">
                <text:p>114.779</text:p>
              </table:table-cell>
              <table:table-cell office:value-type="float" office:value="107.1432">
                <text:p>107.14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4.067">
                <text:p>104.067</text:p>
              </table:table-cell>
              <table:table-cell office:value-type="float" office:value="117.6">
                <text:p>117.6</text:p>
              </table:table-cell>
              <table:table-cell office:value-type="float" office:value="107.6302">
                <text:p>107.63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5.537">
                <text:p>105.537</text:p>
              </table:table-cell>
              <table:table-cell office:value-type="float" office:value="114.412">
                <text:p>114.412</text:p>
              </table:table-cell>
              <table:table-cell office:value-type="float" office:value="107.6792">
                <text:p>107.67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6.149">
                <text:p>106.149</text:p>
              </table:table-cell>
              <table:table-cell office:value-type="float" office:value="117.04">
                <text:p>117.04</text:p>
              </table:table-cell>
              <table:table-cell office:value-type="float" office:value="108.881">
                <text:p>108.8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7.085">
                <text:p>107.085</text:p>
              </table:table-cell>
              <table:table-cell office:value-type="float" office:value="116.474">
                <text:p>116.474</text:p>
              </table:table-cell>
              <table:table-cell office:value-type="float" office:value="110.1138">
                <text:p>110.11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7.677">
                <text:p>107.677</text:p>
              </table:table-cell>
              <table:table-cell office:value-type="float" office:value="117.612">
                <text:p>117.612</text:p>
              </table:table-cell>
              <table:table-cell office:value-type="float" office:value="110.4842">
                <text:p>110.48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8.187">
                <text:p>108.187</text:p>
              </table:table-cell>
              <table:table-cell office:value-type="float" office:value="119.149">
                <text:p>119.149</text:p>
              </table:table-cell>
              <table:table-cell office:value-type="float" office:value="112.3266">
                <text:p>112.32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8.78">
                <text:p>108.78</text:p>
              </table:table-cell>
              <table:table-cell office:value-type="float" office:value="123.302">
                <text:p>123.302</text:p>
              </table:table-cell>
              <table:table-cell office:value-type="float" office:value="113.3376">
                <text:p>113.3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9.266">
                <text:p>109.266</text:p>
              </table:table-cell>
              <table:table-cell office:value-type="float" office:value="124.306">
                <text:p>124.306</text:p>
              </table:table-cell>
              <table:table-cell office:value-type="float" office:value="113.4076">
                <text:p>113.4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0.537">
                <text:p>110.537</text:p>
              </table:table-cell>
              <table:table-cell office:value-type="float" office:value="123.197">
                <text:p>123.197</text:p>
              </table:table-cell>
              <table:table-cell office:value-type="float" office:value="113.3732">
                <text:p>113.37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1.416">
                <text:p>111.416</text:p>
              </table:table-cell>
              <table:table-cell office:value-type="float" office:value="122.965">
                <text:p>122.965</text:p>
              </table:table-cell>
              <table:table-cell office:value-type="float" office:value="116.2184">
                <text:p>116.21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2.07">
                <text:p>112.07</text:p>
              </table:table-cell>
              <table:table-cell office:value-type="float" office:value="118.924">
                <text:p>118.924</text:p>
              </table:table-cell>
              <table:table-cell office:value-type="float" office:value="114.5606">
                <text:p>114.56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2.738">
                <text:p>112.738</text:p>
              </table:table-cell>
              <table:table-cell office:value-type="float" office:value="124.854">
                <text:p>124.854</text:p>
              </table:table-cell>
              <table:table-cell office:value-type="float" office:value="117.4682">
                <text:p>117.46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4.399">
                <text:p>114.399</text:p>
              </table:table-cell>
              <table:table-cell office:value-type="float" office:value="124.832">
                <text:p>124.832</text:p>
              </table:table-cell>
              <table:table-cell office:value-type="float" office:value="117.406">
                <text:p>117.4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4.247">
                <text:p>114.247</text:p>
              </table:table-cell>
              <table:table-cell office:value-type="float" office:value="118.174">
                <text:p>118.174</text:p>
              </table:table-cell>
              <table:table-cell office:value-type="float" office:value="115.6666">
                <text:p>115.66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4.807">
                <text:p>114.807</text:p>
              </table:table-cell>
              <table:table-cell office:value-type="float" office:value="116.543">
                <text:p>116.543</text:p>
              </table:table-cell>
              <table:table-cell office:value-type="float" office:value="115.6296">
                <text:p>115.6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5.502">
                <text:p>115.502</text:p>
              </table:table-cell>
              <table:table-cell office:value-type="float" office:value="121.186">
                <text:p>121.186</text:p>
              </table:table-cell>
              <table:table-cell office:value-type="float" office:value="117.2322">
                <text:p>117.2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6.336">
                <text:p>116.336</text:p>
              </table:table-cell>
              <table:table-cell office:value-type="float" office:value="122.997">
                <text:p>122.997</text:p>
              </table:table-cell>
              <table:table-cell office:value-type="float" office:value="118.3896">
                <text:p>118.38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7.184">
                <text:p>117.184</text:p>
              </table:table-cell>
              <table:table-cell office:value-type="float" office:value="124.66">
                <text:p>124.66</text:p>
              </table:table-cell>
              <table:table-cell office:value-type="float" office:value="119.4524">
                <text:p>119.45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7.989">
                <text:p>117.989</text:p>
              </table:table-cell>
              <table:table-cell office:value-type="float" office:value="124.686">
                <text:p>124.686</text:p>
              </table:table-cell>
              <table:table-cell office:value-type="float" office:value="119.6658">
                <text:p>119.66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7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0.111cm" svg:y="0.316cm" chart:style-name="ch2">
          <text:p>Relación entre el tiempo de ejecución y la cantidad de conjuntos de la partición</text:p>
        </chart:title>
        <chart:subtitle svg:x="2.769cm" svg:y="1.301cm" chart:style-name="ch3">
          <text:p>Tiempo mínimo, máximo y promedio dividido k para n = 300</text:p>
        </chart:subtitle>
        <chart:legend chart:legend-position="end" svg:x="12.121cm" svg:y="3.706cm" style:legend-expansion="high" chart:style-name="ch4"/>
        <chart:plot-area chart:style-name="ch5" table:cell-range-address="'N FIJO'.A2:'N FIJO'.A300 'N FIJO'.K1:'N FIJO'.M300" chart:data-source-has-labels="row" svg:x="1.33cm" svg:y="2.37cm" svg:width="10.153cm" svg:height="5.475cm">
          <chartooo:coordinate-region svg:x="2.242cm" svg:y="2.569cm" svg:width="9.241cm" svg:height="4.629cm"/>
          <chart:axis chart:dimension="x" chart:name="primary-x" chart:style-name="ch6">
            <chart:title svg:x="3.438cm" svg:y="8.025cm" chart:style-name="ch7">
              <text:p>Cantidad de conjuntos de la partición (k)</text:p>
            </chart:title>
          </chart:axis>
          <chart:axis chart:dimension="y" chart:name="primary-y" chart:style-name="ch8">
            <chart:title svg:x="0.451cm" svg:y="5.892cm" chart:style-name="ch9">
              <text:p>Tiempo / k</text:p>
            </chart:title>
            <chart:grid chart:style-name="ch10" chart:class="major"/>
          </chart:axis>
          <chart:series chart:style-name="ch11" chart:values-cell-range-address="'N FIJO'.K2:'N FIJO'.K300" chart:label-cell-address="'N FIJO'.K1:'N FIJO'.K1" chart:class="chart:scatter">
            <chart:domain table:cell-range-address="'N FIJO'.A2:'N FIJO'.A300"/>
            <chart:data-point chart:repeated="299"/>
          </chart:series>
          <chart:series chart:style-name="ch12" chart:values-cell-range-address="'N FIJO'.L2:'N FIJO'.L300" chart:label-cell-address="'N FIJO'.L1:'N FIJO'.L1" chart:class="chart:scatter">
            <chart:data-point chart:repeated="299"/>
          </chart:series>
          <chart:series chart:style-name="ch13" chart:values-cell-range-address="'N FIJO'.M2:'N FIJO'.M300" chart:label-cell-address="'N FIJO'.M1:'N FIJO'.M1" chart:class="chart:scatter">
            <chart:data-point chart:repeated="2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mínimo / k</text:p>
                <draw:g>
                  <svg:desc>'N FIJO'.K1:'N FIJO'.K1</svg:desc>
                </draw:g>
              </table:table-cell>
              <table:table-cell office:value-type="string">
                <text:p>Tiempo máximo / k</text:p>
                <draw:g>
                  <svg:desc>'N FIJO'.L1:'N FIJO'.L1</svg:desc>
                </draw:g>
              </table:table-cell>
              <table:table-cell office:value-type="string">
                <text:p>Tiempo promedio / k</text:p>
                <draw:g>
                  <svg:desc>'N FIJO'.M1:'N FIJO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FIJO'.A2:'N FIJO'.A300</svg:desc>
                </draw:g>
              </table:table-cell>
              <table:table-cell office:value-type="float" office:value="3.434">
                <text:p>3.434</text:p>
                <draw:g>
                  <svg:desc>'N FIJO'.K2:'N FIJO'.K300</svg:desc>
                </draw:g>
              </table:table-cell>
              <table:table-cell office:value-type="float" office:value="3.717">
                <text:p>3.717</text:p>
                <draw:g>
                  <svg:desc>'N FIJO'.L2:'N FIJO'.L300</svg:desc>
                </draw:g>
              </table:table-cell>
              <table:table-cell office:value-type="float" office:value="3.547">
                <text:p>3.547</text:p>
                <draw:g>
                  <svg:desc>'N FIJO'.M2:'N FIJO'.M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365">
                <text:p>1.7365</text:p>
              </table:table-cell>
              <table:table-cell office:value-type="float" office:value="1.7635">
                <text:p>1.7635</text:p>
              </table:table-cell>
              <table:table-cell office:value-type="float" office:value="1.7496">
                <text:p>1.7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66">
                <text:p>1.166</text:p>
              </table:table-cell>
              <table:table-cell office:value-type="float" office:value="1.24366666666667">
                <text:p>1.24366666666667</text:p>
              </table:table-cell>
              <table:table-cell office:value-type="float" office:value="1.19173333333333">
                <text:p>1.1917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975">
                <text:p>0.87975</text:p>
              </table:table-cell>
              <table:table-cell office:value-type="float" office:value="0.94375">
                <text:p>0.94375</text:p>
              </table:table-cell>
              <table:table-cell office:value-type="float" office:value="0.9019">
                <text:p>0.9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102">
                <text:p>0.7102</text:p>
              </table:table-cell>
              <table:table-cell office:value-type="float" office:value="0.7682">
                <text:p>0.7682</text:p>
              </table:table-cell>
              <table:table-cell office:value-type="float" office:value="0.7246">
                <text:p>0.7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96833333333333">
                <text:p>0.596833333333333</text:p>
              </table:table-cell>
              <table:table-cell office:value-type="float" office:value="0.601333333333333">
                <text:p>0.601333333333333</text:p>
              </table:table-cell>
              <table:table-cell office:value-type="float" office:value="0.5988">
                <text:p>0.5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13714285714286">
                <text:p>0.513714285714286</text:p>
              </table:table-cell>
              <table:table-cell office:value-type="float" office:value="0.525142857142857">
                <text:p>0.525142857142857</text:p>
              </table:table-cell>
              <table:table-cell office:value-type="float" office:value="0.518742857142857">
                <text:p>0.5187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585">
                <text:p>0.4585</text:p>
              </table:table-cell>
              <table:table-cell office:value-type="float" office:value="0.465375">
                <text:p>0.465375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06777777777778">
                <text:p>0.406777777777778</text:p>
              </table:table-cell>
              <table:table-cell office:value-type="float" office:value="0.411333333333333">
                <text:p>0.411333333333333</text:p>
              </table:table-cell>
              <table:table-cell office:value-type="float" office:value="0.408977777777778">
                <text:p>0.4089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26">
                <text:p>0.3726</text:p>
              </table:table-cell>
              <table:table-cell office:value-type="float" office:value="0.3809">
                <text:p>0.3809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1">
                <text:p>0.341</text:p>
              </table:table-cell>
              <table:table-cell office:value-type="float" office:value="0.354363636363636">
                <text:p>0.354363636363636</text:p>
              </table:table-cell>
              <table:table-cell office:value-type="float" office:value="0.347545454545454">
                <text:p>0.347545454545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13166666666667">
                <text:p>0.313166666666667</text:p>
              </table:table-cell>
              <table:table-cell office:value-type="float" office:value="0.3205">
                <text:p>0.3205</text:p>
              </table:table-cell>
              <table:table-cell office:value-type="float" office:value="0.316016666666667">
                <text:p>0.3160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92153846153846">
                <text:p>0.292153846153846</text:p>
              </table:table-cell>
              <table:table-cell office:value-type="float" office:value="0.304846153846154">
                <text:p>0.304846153846154</text:p>
              </table:table-cell>
              <table:table-cell office:value-type="float" office:value="0.296276923076923">
                <text:p>0.2962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78785714285714">
                <text:p>0.278785714285714</text:p>
              </table:table-cell>
              <table:table-cell office:value-type="float" office:value="0.284">
                <text:p>0.284</text:p>
              </table:table-cell>
              <table:table-cell office:value-type="float" office:value="0.282071428571429">
                <text:p>0.2820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59733333333333">
                <text:p>0.259733333333333</text:p>
              </table:table-cell>
              <table:table-cell office:value-type="float" office:value="0.280266666666667">
                <text:p>0.280266666666667</text:p>
              </table:table-cell>
              <table:table-cell office:value-type="float" office:value="0.269973333333333">
                <text:p>0.2699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511875">
                <text:p>0.2511875</text:p>
              </table:table-cell>
              <table:table-cell office:value-type="float" office:value="0.268">
                <text:p>0.268</text:p>
              </table:table-cell>
              <table:table-cell office:value-type="float" office:value="0.256925">
                <text:p>0.256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40294117647059">
                <text:p>0.240294117647059</text:p>
              </table:table-cell>
              <table:table-cell office:value-type="float" office:value="0.257764705882353">
                <text:p>0.257764705882353</text:p>
              </table:table-cell>
              <table:table-cell office:value-type="float" office:value="0.249105882352941">
                <text:p>0.2491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26833333333333">
                <text:p>0.226833333333333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233011111111111">
                <text:p>0.2330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19894736842105">
                <text:p>0.219894736842105</text:p>
              </table:table-cell>
              <table:table-cell office:value-type="float" office:value="0.234947368421053">
                <text:p>0.234947368421053</text:p>
              </table:table-cell>
              <table:table-cell office:value-type="float" office:value="0.224821052631579">
                <text:p>0.2248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1155">
                <text:p>0.21155</text:p>
              </table:table-cell>
              <table:table-cell office:value-type="float" office:value="0.2253">
                <text:p>0.2253</text:p>
              </table:table-cell>
              <table:table-cell office:value-type="float" office:value="0.21514">
                <text:p>0.21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07238095238095">
                <text:p>0.207238095238095</text:p>
              </table:table-cell>
              <table:table-cell office:value-type="float" office:value="0.219380952380952">
                <text:p>0.219380952380952</text:p>
              </table:table-cell>
              <table:table-cell office:value-type="float" office:value="0.214561904761905">
                <text:p>0.2145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985">
                <text:p>0.1985</text:p>
              </table:table-cell>
              <table:table-cell office:value-type="float" office:value="0.210454545454545">
                <text:p>0.210454545454545</text:p>
              </table:table-cell>
              <table:table-cell office:value-type="float" office:value="0.203881818181818">
                <text:p>0.2038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4260869565217">
                <text:p>0.194260869565217</text:p>
              </table:table-cell>
              <table:table-cell office:value-type="float" office:value="0.20595652173913">
                <text:p>0.20595652173913</text:p>
              </table:table-cell>
              <table:table-cell office:value-type="float" office:value="0.199591304347826">
                <text:p>0.1995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90208333333333">
                <text:p>0.190208333333333</text:p>
              </table:table-cell>
              <table:table-cell office:value-type="float" office:value="0.20225">
                <text:p>0.20225</text:p>
              </table:table-cell>
              <table:table-cell office:value-type="float" office:value="0.194783333333333">
                <text:p>0.1947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0.19348">
                <text:p>0.19348</text:p>
              </table:table-cell>
              <table:table-cell office:value-type="float" office:value="0.187752">
                <text:p>0.187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79653846153846">
                <text:p>0.179653846153846</text:p>
              </table:table-cell>
              <table:table-cell office:value-type="float" office:value="0.191538461538462">
                <text:p>0.191538461538462</text:p>
              </table:table-cell>
              <table:table-cell office:value-type="float" office:value="0.184653846153846">
                <text:p>0.1846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73777777777778">
                <text:p>0.173777777777778</text:p>
              </table:table-cell>
              <table:table-cell office:value-type="float" office:value="0.183777777777778">
                <text:p>0.183777777777778</text:p>
              </table:table-cell>
              <table:table-cell office:value-type="float" office:value="0.178674074074074">
                <text:p>0.1786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72071428571429">
                <text:p>0.172071428571429</text:p>
              </table:table-cell>
              <table:table-cell office:value-type="float" office:value="0.18975">
                <text:p>0.18975</text:p>
              </table:table-cell>
              <table:table-cell office:value-type="float" office:value="0.1783">
                <text:p>0.1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67068965517241">
                <text:p>0.167068965517241</text:p>
              </table:table-cell>
              <table:table-cell office:value-type="float" office:value="0.183034482758621">
                <text:p>0.183034482758621</text:p>
              </table:table-cell>
              <table:table-cell office:value-type="float" office:value="0.173689655172414">
                <text:p>0.17368965517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64466666666667">
                <text:p>0.164466666666667</text:p>
              </table:table-cell>
              <table:table-cell office:value-type="float" office:value="0.1786">
                <text:p>0.1786</text:p>
              </table:table-cell>
              <table:table-cell office:value-type="float" office:value="0.17136">
                <text:p>0.17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64483870967742">
                <text:p>0.164483870967742</text:p>
              </table:table-cell>
              <table:table-cell office:value-type="float" office:value="0.179032258064516">
                <text:p>0.179032258064516</text:p>
              </table:table-cell>
              <table:table-cell office:value-type="float" office:value="0.170458064516129">
                <text:p>0.1704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610625">
                <text:p>0.1610625</text:p>
              </table:table-cell>
              <table:table-cell office:value-type="float" office:value="0.18025">
                <text:p>0.18025</text:p>
              </table:table-cell>
              <table:table-cell office:value-type="float" office:value="0.16918125">
                <text:p>0.1691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58818181818182">
                <text:p>0.158818181818182</text:p>
              </table:table-cell>
              <table:table-cell office:value-type="float" office:value="0.169969696969697">
                <text:p>0.169969696969697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56441176470588">
                <text:p>0.156441176470588</text:p>
              </table:table-cell>
              <table:table-cell office:value-type="float" office:value="0.161264705882353">
                <text:p>0.161264705882353</text:p>
              </table:table-cell>
              <table:table-cell office:value-type="float" office:value="0.158217647058824">
                <text:p>0.158217647058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5971428571429">
                <text:p>0.155971428571429</text:p>
              </table:table-cell>
              <table:table-cell office:value-type="float" office:value="0.167685714285714">
                <text:p>0.167685714285714</text:p>
              </table:table-cell>
              <table:table-cell office:value-type="float" office:value="0.160737142857143">
                <text:p>0.16073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162555555555556">
                <text:p>0.162555555555556</text:p>
              </table:table-cell>
              <table:table-cell office:value-type="float" office:value="0.157822222222222">
                <text:p>0.1578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3324324324324">
                <text:p>0.153324324324324</text:p>
              </table:table-cell>
              <table:table-cell office:value-type="float" office:value="0.165054054054054">
                <text:p>0.165054054054054</text:p>
              </table:table-cell>
              <table:table-cell office:value-type="float" office:value="0.157962162162162">
                <text:p>0.157962162162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49605263157895">
                <text:p>0.149605263157895</text:p>
              </table:table-cell>
              <table:table-cell office:value-type="float" office:value="0.1605">
                <text:p>0.1605</text:p>
              </table:table-cell>
              <table:table-cell office:value-type="float" office:value="0.153489473684211">
                <text:p>0.153489473684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49051282051282">
                <text:p>0.149051282051282</text:p>
              </table:table-cell>
              <table:table-cell office:value-type="float" office:value="0.159410256410256">
                <text:p>0.159410256410256</text:p>
              </table:table-cell>
              <table:table-cell office:value-type="float" office:value="0.152194871794872">
                <text:p>0.152194871794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486">
                <text:p>0.1486</text:p>
              </table:table-cell>
              <table:table-cell office:value-type="float" office:value="0.1588">
                <text:p>0.1588</text:p>
              </table:table-cell>
              <table:table-cell office:value-type="float" office:value="0.15133">
                <text:p>0.15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46585365853659">
                <text:p>0.146585365853659</text:p>
              </table:table-cell>
              <table:table-cell office:value-type="float" office:value="0.156341463414634">
                <text:p>0.156341463414634</text:p>
              </table:table-cell>
              <table:table-cell office:value-type="float" office:value="0.149282926829268">
                <text:p>0.1492829268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45761904761905">
                <text:p>0.145761904761905</text:p>
              </table:table-cell>
              <table:table-cell office:value-type="float" office:value="0.156547619047619">
                <text:p>0.156547619047619</text:p>
              </table:table-cell>
              <table:table-cell office:value-type="float" office:value="0.148861904761905">
                <text:p>0.14886190476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46488372093023">
                <text:p>0.146488372093023</text:p>
              </table:table-cell>
              <table:table-cell office:value-type="float" office:value="0.156093023255814">
                <text:p>0.156093023255814</text:p>
              </table:table-cell>
              <table:table-cell office:value-type="float" office:value="0.1502">
                <text:p>0.1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44659090909091">
                <text:p>0.144659090909091</text:p>
              </table:table-cell>
              <table:table-cell office:value-type="float" office:value="0.157272727272727">
                <text:p>0.157272727272727</text:p>
              </table:table-cell>
              <table:table-cell office:value-type="float" office:value="0.150618181818182">
                <text:p>0.1506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44688888888889">
                <text:p>0.144688888888889</text:p>
              </table:table-cell>
              <table:table-cell office:value-type="float" office:value="0.160844444444444">
                <text:p>0.160844444444444</text:p>
              </table:table-cell>
              <table:table-cell office:value-type="float" office:value="0.150382222222222">
                <text:p>0.15038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46217391304348">
                <text:p>0.146217391304348</text:p>
              </table:table-cell>
              <table:table-cell office:value-type="float" office:value="0.149478260869565">
                <text:p>0.149478260869565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45340425531915">
                <text:p>0.145340425531915</text:p>
              </table:table-cell>
              <table:table-cell office:value-type="float" office:value="0.158297872340426">
                <text:p>0.158297872340426</text:p>
              </table:table-cell>
              <table:table-cell office:value-type="float" office:value="0.150029787234043">
                <text:p>0.1500297872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325">
                <text:p>0.14325</text:p>
              </table:table-cell>
              <table:table-cell office:value-type="float" office:value="0.1635">
                <text:p>0.1635</text:p>
              </table:table-cell>
              <table:table-cell office:value-type="float" office:value="0.148458333333333">
                <text:p>0.14845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56265306122449">
                <text:p>0.156265306122449</text:p>
              </table:table-cell>
              <table:table-cell office:value-type="float" office:value="0.163448979591837">
                <text:p>0.163448979591837</text:p>
              </table:table-cell>
              <table:table-cell office:value-type="float" office:value="0.1594">
                <text:p>0.1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4582">
                <text:p>0.14582</text:p>
              </table:table-cell>
              <table:table-cell office:value-type="float" office:value="0.1677">
                <text:p>0.1677</text:p>
              </table:table-cell>
              <table:table-cell office:value-type="float" office:value="0.15412">
                <text:p>0.15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43725490196078">
                <text:p>0.143725490196078</text:p>
              </table:table-cell>
              <table:table-cell office:value-type="float" office:value="0.159372549019608">
                <text:p>0.159372549019608</text:p>
              </table:table-cell>
              <table:table-cell office:value-type="float" office:value="0.152207843137255">
                <text:p>0.1522078431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43">
                <text:p>0.143</text:p>
              </table:table-cell>
              <table:table-cell office:value-type="float" office:value="0.154596153846154">
                <text:p>0.154596153846154</text:p>
              </table:table-cell>
              <table:table-cell office:value-type="float" office:value="0.148065384615385">
                <text:p>0.148065384615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44339622641509">
                <text:p>0.144339622641509</text:p>
              </table:table-cell>
              <table:table-cell office:value-type="float" office:value="0.153981132075472">
                <text:p>0.153981132075472</text:p>
              </table:table-cell>
              <table:table-cell office:value-type="float" office:value="0.147883018867925">
                <text:p>0.147883018867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44">
                <text:p>0.144</text:p>
              </table:table-cell>
              <table:table-cell office:value-type="float" office:value="0.155851851851852">
                <text:p>0.155851851851852</text:p>
              </table:table-cell>
              <table:table-cell office:value-type="float" office:value="0.147081481481482">
                <text:p>0.147081481481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43345454545455">
                <text:p>0.143345454545455</text:p>
              </table:table-cell>
              <table:table-cell office:value-type="float" office:value="0.154563636363636">
                <text:p>0.154563636363636</text:p>
              </table:table-cell>
              <table:table-cell office:value-type="float" office:value="0.148570909090909">
                <text:p>0.14857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4325">
                <text:p>0.14325</text:p>
              </table:table-cell>
              <table:table-cell office:value-type="float" office:value="0.164357142857143">
                <text:p>0.164357142857143</text:p>
              </table:table-cell>
              <table:table-cell office:value-type="float" office:value="0.150432142857143">
                <text:p>0.1504321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43561403508772">
                <text:p>0.143561403508772</text:p>
              </table:table-cell>
              <table:table-cell office:value-type="float" office:value="0.156526315789474">
                <text:p>0.156526315789474</text:p>
              </table:table-cell>
              <table:table-cell office:value-type="float" office:value="0.14719649122807">
                <text:p>0.14719649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42396551724138">
                <text:p>0.142396551724138</text:p>
              </table:table-cell>
              <table:table-cell office:value-type="float" office:value="0.150862068965517">
                <text:p>0.150862068965517</text:p>
              </table:table-cell>
              <table:table-cell office:value-type="float" office:value="0.144806896551724">
                <text:p>0.144806896551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43474576271186">
                <text:p>0.143474576271186</text:p>
              </table:table-cell>
              <table:table-cell office:value-type="float" office:value="0.151389830508475">
                <text:p>0.151389830508475</text:p>
              </table:table-cell>
              <table:table-cell office:value-type="float" office:value="0.146006779661017">
                <text:p>0.1460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446">
                <text:p>0.1446</text:p>
              </table:table-cell>
              <table:table-cell office:value-type="float" office:value="0.158866666666667">
                <text:p>0.158866666666667</text:p>
              </table:table-cell>
              <table:table-cell office:value-type="float" office:value="0.14971">
                <text:p>0.14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4213114754098">
                <text:p>0.144213114754098</text:p>
              </table:table-cell>
              <table:table-cell office:value-type="float" office:value="0.163590163934426">
                <text:p>0.163590163934426</text:p>
              </table:table-cell>
              <table:table-cell office:value-type="float" office:value="0.150626229508197">
                <text:p>0.150626229508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532258064516">
                <text:p>0.144532258064516</text:p>
              </table:table-cell>
              <table:table-cell office:value-type="float" office:value="0.1665">
                <text:p>0.1665</text:p>
              </table:table-cell>
              <table:table-cell office:value-type="float" office:value="0.150838709677419">
                <text:p>0.150838709677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5333333333333">
                <text:p>0.145333333333333</text:p>
              </table:table-cell>
              <table:table-cell office:value-type="float" office:value="0.164920634920635">
                <text:p>0.164920634920635</text:p>
              </table:table-cell>
              <table:table-cell office:value-type="float" office:value="0.151666666666667">
                <text:p>0.151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525">
                <text:p>0.14525</text:p>
              </table:table-cell>
              <table:table-cell office:value-type="float" office:value="0.15875">
                <text:p>0.15875</text:p>
              </table:table-cell>
              <table:table-cell office:value-type="float" office:value="0.15140625">
                <text:p>0.1514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46169230769231">
                <text:p>0.146169230769231</text:p>
              </table:table-cell>
              <table:table-cell office:value-type="float" office:value="0.163353846153846">
                <text:p>0.163353846153846</text:p>
              </table:table-cell>
              <table:table-cell office:value-type="float" office:value="0.151538461538462">
                <text:p>0.15153846153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46393939393939">
                <text:p>0.146393939393939</text:p>
              </table:table-cell>
              <table:table-cell office:value-type="float" office:value="0.165045454545455">
                <text:p>0.165045454545455</text:p>
              </table:table-cell>
              <table:table-cell office:value-type="float" office:value="0.151609090909091">
                <text:p>0.151609090909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46089552238806">
                <text:p>0.146089552238806</text:p>
              </table:table-cell>
              <table:table-cell office:value-type="float" office:value="0.163522388059701">
                <text:p>0.163522388059701</text:p>
              </table:table-cell>
              <table:table-cell office:value-type="float" office:value="0.150164179104478">
                <text:p>0.150164179104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47764705882353">
                <text:p>0.147764705882353</text:p>
              </table:table-cell>
              <table:table-cell office:value-type="float" office:value="0.162382352941176">
                <text:p>0.162382352941176</text:p>
              </table:table-cell>
              <table:table-cell office:value-type="float" office:value="0.153935294117647">
                <text:p>0.153935294117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47347826086957">
                <text:p>0.147347826086957</text:p>
              </table:table-cell>
              <table:table-cell office:value-type="float" office:value="0.157086956521739">
                <text:p>0.157086956521739</text:p>
              </table:table-cell>
              <table:table-cell office:value-type="float" office:value="0.150478260869565">
                <text:p>0.150478260869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478">
                <text:p>0.1478</text:p>
              </table:table-cell>
              <table:table-cell office:value-type="float" office:value="0.156814285714286">
                <text:p>0.156814285714286</text:p>
              </table:table-cell>
              <table:table-cell office:value-type="float" office:value="0.15088">
                <text:p>0.15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47845070422535">
                <text:p>0.147845070422535</text:p>
              </table:table-cell>
              <table:table-cell office:value-type="float" office:value="0.155154929577465">
                <text:p>0.155154929577465</text:p>
              </table:table-cell>
              <table:table-cell office:value-type="float" office:value="0.151419718309859">
                <text:p>0.151419718309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49319444444444">
                <text:p>0.149319444444444</text:p>
              </table:table-cell>
              <table:table-cell office:value-type="float" office:value="0.155847222222222">
                <text:p>0.155847222222222</text:p>
              </table:table-cell>
              <table:table-cell office:value-type="float" office:value="0.151672222222222">
                <text:p>0.1516722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49493150684932">
                <text:p>0.149493150684932</text:p>
              </table:table-cell>
              <table:table-cell office:value-type="float" office:value="0.15227397260274">
                <text:p>0.15227397260274</text:p>
              </table:table-cell>
              <table:table-cell office:value-type="float" office:value="0.150739726027397">
                <text:p>0.150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48621621621622">
                <text:p>0.148621621621622</text:p>
              </table:table-cell>
              <table:table-cell office:value-type="float" office:value="0.151851351351351">
                <text:p>0.151851351351351</text:p>
              </table:table-cell>
              <table:table-cell office:value-type="float" office:value="0.149975675675676">
                <text:p>0.149975675675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5004">
                <text:p>0.15004</text:p>
              </table:table-cell>
              <table:table-cell office:value-type="float" office:value="0.155813333333333">
                <text:p>0.155813333333333</text:p>
              </table:table-cell>
              <table:table-cell office:value-type="float" office:value="0.152056">
                <text:p>0.152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51789473684211">
                <text:p>0.151789473684211</text:p>
              </table:table-cell>
              <table:table-cell office:value-type="float" office:value="0.161644736842105">
                <text:p>0.161644736842105</text:p>
              </table:table-cell>
              <table:table-cell office:value-type="float" office:value="0.153994736842105">
                <text:p>0.153994736842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52324675324675">
                <text:p>0.152324675324675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4890909090909">
                <text:p>0.154890909090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52461538461538">
                <text:p>0.152461538461538</text:p>
              </table:table-cell>
              <table:table-cell office:value-type="float" office:value="0.157692307692308">
                <text:p>0.157692307692308</text:p>
              </table:table-cell>
              <table:table-cell office:value-type="float" office:value="0.15444358974359">
                <text:p>0.15444358974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52645569620253">
                <text:p>0.152645569620253</text:p>
              </table:table-cell>
              <table:table-cell office:value-type="float" office:value="0.16046835443038">
                <text:p>0.16046835443038</text:p>
              </table:table-cell>
              <table:table-cell office:value-type="float" office:value="0.155098734177215">
                <text:p>0.155098734177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54625">
                <text:p>0.154625</text:p>
              </table:table-cell>
              <table:table-cell office:value-type="float" office:value="0.1603625">
                <text:p>0.1603625</text:p>
              </table:table-cell>
              <table:table-cell office:value-type="float" office:value="0.156385">
                <text:p>0.156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54518518518519">
                <text:p>0.154518518518519</text:p>
              </table:table-cell>
              <table:table-cell office:value-type="float" office:value="0.158">
                <text:p>0.158</text:p>
              </table:table-cell>
              <table:table-cell office:value-type="float" office:value="0.155861728395062">
                <text:p>0.155861728395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5519512195122">
                <text:p>0.15519512195122</text:p>
              </table:table-cell>
              <table:table-cell office:value-type="float" office:value="0.163085365853659">
                <text:p>0.163085365853659</text:p>
              </table:table-cell>
              <table:table-cell office:value-type="float" office:value="0.15750487804878">
                <text:p>0.1575048780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56807228915663">
                <text:p>0.156807228915663</text:p>
              </table:table-cell>
              <table:table-cell office:value-type="float" office:value="0.164168674698795">
                <text:p>0.164168674698795</text:p>
              </table:table-cell>
              <table:table-cell office:value-type="float" office:value="0.160060240963855">
                <text:p>0.160060240963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55642857142857">
                <text:p>0.155642857142857</text:p>
              </table:table-cell>
              <table:table-cell office:value-type="float" office:value="0.17327380952381">
                <text:p>0.17327380952381</text:p>
              </table:table-cell>
              <table:table-cell office:value-type="float" office:value="0.165280952380952">
                <text:p>0.165280952380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57835294117647">
                <text:p>0.157835294117647</text:p>
              </table:table-cell>
              <table:table-cell office:value-type="float" office:value="0.181988235294118">
                <text:p>0.181988235294118</text:p>
              </table:table-cell>
              <table:table-cell office:value-type="float" office:value="0.163242352941176">
                <text:p>0.16324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5806976744186">
                <text:p>0.15806976744186</text:p>
              </table:table-cell>
              <table:table-cell office:value-type="float" office:value="0.17056976744186">
                <text:p>0.17056976744186</text:p>
              </table:table-cell>
              <table:table-cell office:value-type="float" office:value="0.163351162790698">
                <text:p>0.1633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58448275862069">
                <text:p>0.158448275862069</text:p>
              </table:table-cell>
              <table:table-cell office:value-type="float" office:value="0.172114942528736">
                <text:p>0.172114942528736</text:p>
              </table:table-cell>
              <table:table-cell office:value-type="float" office:value="0.16191724137931">
                <text:p>0.161917241379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61636363636364">
                <text:p>0.161636363636364</text:p>
              </table:table-cell>
              <table:table-cell office:value-type="float" office:value="0.169465909090909">
                <text:p>0.169465909090909</text:p>
              </table:table-cell>
              <table:table-cell office:value-type="float" office:value="0.164065909090909">
                <text:p>0.164065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60089887640449">
                <text:p>0.160089887640449</text:p>
              </table:table-cell>
              <table:table-cell office:value-type="float" office:value="0.174078651685393">
                <text:p>0.174078651685393</text:p>
              </table:table-cell>
              <table:table-cell office:value-type="float" office:value="0.164361797752809">
                <text:p>0.1643617977528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627">
                <text:p>0.1627</text:p>
              </table:table-cell>
              <table:table-cell office:value-type="float" office:value="0.173">
                <text:p>0.173</text:p>
              </table:table-cell>
              <table:table-cell office:value-type="float" office:value="0.16544">
                <text:p>0.16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62582417582418">
                <text:p>0.162582417582418</text:p>
              </table:table-cell>
              <table:table-cell office:value-type="float" office:value="0.176230769230769">
                <text:p>0.176230769230769</text:p>
              </table:table-cell>
              <table:table-cell office:value-type="float" office:value="0.165841758241758">
                <text:p>0.1658417582417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63923913043478">
                <text:p>0.163923913043478</text:p>
              </table:table-cell>
              <table:table-cell office:value-type="float" office:value="0.177141304347826">
                <text:p>0.177141304347826</text:p>
              </table:table-cell>
              <table:table-cell office:value-type="float" office:value="0.167045652173913">
                <text:p>0.16704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64666666666667">
                <text:p>0.164666666666667</text:p>
              </table:table-cell>
              <table:table-cell office:value-type="float" office:value="0.175924731182796">
                <text:p>0.175924731182796</text:p>
              </table:table-cell>
              <table:table-cell office:value-type="float" office:value="0.168298924731183">
                <text:p>0.168298924731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64265957446809">
                <text:p>0.164265957446809</text:p>
              </table:table-cell>
              <table:table-cell office:value-type="float" office:value="0.176382978723404">
                <text:p>0.176382978723404</text:p>
              </table:table-cell>
              <table:table-cell office:value-type="float" office:value="0.167540425531915">
                <text:p>0.167540425531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66726315789474">
                <text:p>0.166726315789474</text:p>
              </table:table-cell>
              <table:table-cell office:value-type="float" office:value="0.170410526315789">
                <text:p>0.170410526315789</text:p>
              </table:table-cell>
              <table:table-cell office:value-type="float" office:value="0.168244210526316">
                <text:p>0.168244210526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66489583333333">
                <text:p>0.166489583333333</text:p>
              </table:table-cell>
              <table:table-cell office:value-type="float" office:value="0.172260416666667">
                <text:p>0.172260416666667</text:p>
              </table:table-cell>
              <table:table-cell office:value-type="float" office:value="0.168835416666667">
                <text:p>0.16883541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66896907216495">
                <text:p>0.166896907216495</text:p>
              </table:table-cell>
              <table:table-cell office:value-type="float" office:value="0.17360824742268">
                <text:p>0.17360824742268</text:p>
              </table:table-cell>
              <table:table-cell office:value-type="float" office:value="0.17038969072165">
                <text:p>0.17038969072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67551020408163">
                <text:p>0.167551020408163</text:p>
              </table:table-cell>
              <table:table-cell office:value-type="float" office:value="0.180642857142857">
                <text:p>0.180642857142857</text:p>
              </table:table-cell>
              <table:table-cell office:value-type="float" office:value="0.173308163265306">
                <text:p>0.173308163265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68818181818182">
                <text:p>0.168818181818182</text:p>
              </table:table-cell>
              <table:table-cell office:value-type="float" office:value="0.186171717171717">
                <text:p>0.186171717171717</text:p>
              </table:table-cell>
              <table:table-cell office:value-type="float" office:value="0.174862626262626">
                <text:p>0.174862626262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6928">
                <text:p>0.16928</text:p>
              </table:table-cell>
              <table:table-cell office:value-type="float" office:value="0.19136">
                <text:p>0.19136</text:p>
              </table:table-cell>
              <table:table-cell office:value-type="float" office:value="0.175332">
                <text:p>0.175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71148514851485">
                <text:p>0.171148514851485</text:p>
              </table:table-cell>
              <table:table-cell office:value-type="float" office:value="0.193742574257426">
                <text:p>0.193742574257426</text:p>
              </table:table-cell>
              <table:table-cell office:value-type="float" office:value="0.17829702970297">
                <text:p>0.178297029702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72607843137255">
                <text:p>0.172607843137255</text:p>
              </table:table-cell>
              <table:table-cell office:value-type="float" office:value="0.193029411764706">
                <text:p>0.193029411764706</text:p>
              </table:table-cell>
              <table:table-cell office:value-type="float" office:value="0.180421568627451">
                <text:p>0.180421568627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73456310679612">
                <text:p>0.173456310679612</text:p>
              </table:table-cell>
              <table:table-cell office:value-type="float" office:value="0.191660194174757">
                <text:p>0.191660194174757</text:p>
              </table:table-cell>
              <table:table-cell office:value-type="float" office:value="0.179233009708738">
                <text:p>0.179233009708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74192307692308">
                <text:p>0.174192307692308</text:p>
              </table:table-cell>
              <table:table-cell office:value-type="float" office:value="0.192855769230769">
                <text:p>0.192855769230769</text:p>
              </table:table-cell>
              <table:table-cell office:value-type="float" office:value="0.182236538461538">
                <text:p>0.182236538461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74514285714286">
                <text:p>0.174514285714286</text:p>
              </table:table-cell>
              <table:table-cell office:value-type="float" office:value="0.186371428571429">
                <text:p>0.186371428571429</text:p>
              </table:table-cell>
              <table:table-cell office:value-type="float" office:value="0.179489523809524">
                <text:p>0.179489523809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77754716981132">
                <text:p>0.177754716981132</text:p>
              </table:table-cell>
              <table:table-cell office:value-type="float" office:value="0.190028301886792">
                <text:p>0.190028301886792</text:p>
              </table:table-cell>
              <table:table-cell office:value-type="float" office:value="0.183667924528302">
                <text:p>0.1836679245283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80102803738318">
                <text:p>0.180102803738318</text:p>
              </table:table-cell>
              <table:table-cell office:value-type="float" office:value="0.191205607476636">
                <text:p>0.191205607476636</text:p>
              </table:table-cell>
              <table:table-cell office:value-type="float" office:value="0.184435514018692">
                <text:p>0.184435514018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78342592592593">
                <text:p>0.178342592592593</text:p>
              </table:table-cell>
              <table:table-cell office:value-type="float" office:value="0.190092592592593">
                <text:p>0.190092592592593</text:p>
              </table:table-cell>
              <table:table-cell office:value-type="float" office:value="0.184487037037037">
                <text:p>0.1844870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82825688073395">
                <text:p>0.182825688073395</text:p>
              </table:table-cell>
              <table:table-cell office:value-type="float" office:value="0.195403669724771">
                <text:p>0.195403669724771</text:p>
              </table:table-cell>
              <table:table-cell office:value-type="float" office:value="0.187124770642202">
                <text:p>0.187124770642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819">
                <text:p>0.1819</text:p>
              </table:table-cell>
              <table:table-cell office:value-type="float" office:value="0.212436363636364">
                <text:p>0.212436363636364</text:p>
              </table:table-cell>
              <table:table-cell office:value-type="float" office:value="0.191612727272727">
                <text:p>0.191612727272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80261261261261">
                <text:p>0.180261261261261</text:p>
              </table:table-cell>
              <table:table-cell office:value-type="float" office:value="0.204144144144144">
                <text:p>0.204144144144144</text:p>
              </table:table-cell>
              <table:table-cell office:value-type="float" office:value="0.193055855855856">
                <text:p>0.193055855855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81303571428571">
                <text:p>0.181303571428571</text:p>
              </table:table-cell>
              <table:table-cell office:value-type="float" office:value="0.201214285714286">
                <text:p>0.201214285714286</text:p>
              </table:table-cell>
              <table:table-cell office:value-type="float" office:value="0.189710714285714">
                <text:p>0.18971071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82362831858407">
                <text:p>0.182362831858407</text:p>
              </table:table-cell>
              <table:table-cell office:value-type="float" office:value="0.207327433628319">
                <text:p>0.207327433628319</text:p>
              </table:table-cell>
              <table:table-cell office:value-type="float" office:value="0.191684955752212">
                <text:p>0.191684955752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84236842105263">
                <text:p>0.184236842105263</text:p>
              </table:table-cell>
              <table:table-cell office:value-type="float" office:value="0.206973684210526">
                <text:p>0.206973684210526</text:p>
              </table:table-cell>
              <table:table-cell office:value-type="float" office:value="0.192817543859649">
                <text:p>0.192817543859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8555652173913">
                <text:p>0.18555652173913</text:p>
              </table:table-cell>
              <table:table-cell office:value-type="float" office:value="0.207530434782609">
                <text:p>0.207530434782609</text:p>
              </table:table-cell>
              <table:table-cell office:value-type="float" office:value="0.194113043478261">
                <text:p>0.194113043478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84706896551724">
                <text:p>0.184706896551724</text:p>
              </table:table-cell>
              <table:table-cell office:value-type="float" office:value="0.196008620689655">
                <text:p>0.196008620689655</text:p>
              </table:table-cell>
              <table:table-cell office:value-type="float" office:value="0.188863793103448">
                <text:p>0.1888637931034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86401709401709">
                <text:p>0.186401709401709</text:p>
              </table:table-cell>
              <table:table-cell office:value-type="float" office:value="0.197726495726496">
                <text:p>0.197726495726496</text:p>
              </table:table-cell>
              <table:table-cell office:value-type="float" office:value="0.190861538461538">
                <text:p>0.1908615384615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87491525423729">
                <text:p>0.187491525423729</text:p>
              </table:table-cell>
              <table:table-cell office:value-type="float" office:value="0.199050847457627">
                <text:p>0.199050847457627</text:p>
              </table:table-cell>
              <table:table-cell office:value-type="float" office:value="0.19014406779661">
                <text:p>0.190144067796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88260504201681">
                <text:p>0.188260504201681</text:p>
              </table:table-cell>
              <table:table-cell office:value-type="float" office:value="0.202806722689076">
                <text:p>0.202806722689076</text:p>
              </table:table-cell>
              <table:table-cell office:value-type="float" office:value="0.192573109243697">
                <text:p>0.192573109243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88425">
                <text:p>0.188425</text:p>
              </table:table-cell>
              <table:table-cell office:value-type="float" office:value="0.20315">
                <text:p>0.20315</text:p>
              </table:table-cell>
              <table:table-cell office:value-type="float" office:value="0.194193333333333">
                <text:p>0.19419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91504132231405">
                <text:p>0.191504132231405</text:p>
              </table:table-cell>
              <table:table-cell office:value-type="float" office:value="0.210446280991735">
                <text:p>0.210446280991735</text:p>
              </table:table-cell>
              <table:table-cell office:value-type="float" office:value="0.196568595041322">
                <text:p>0.196568595041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91713114754098">
                <text:p>0.191713114754098</text:p>
              </table:table-cell>
              <table:table-cell office:value-type="float" office:value="0.205172131147541">
                <text:p>0.205172131147541</text:p>
              </table:table-cell>
              <table:table-cell office:value-type="float" office:value="0.195249180327869">
                <text:p>0.195249180327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92073170731707">
                <text:p>0.192073170731707</text:p>
              </table:table-cell>
              <table:table-cell office:value-type="float" office:value="0.205390243902439">
                <text:p>0.205390243902439</text:p>
              </table:table-cell>
              <table:table-cell office:value-type="float" office:value="0.195476422764228">
                <text:p>0.195476422764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94">
                <text:p>0.194</text:p>
              </table:table-cell>
              <table:table-cell office:value-type="float" office:value="0.20333064516129">
                <text:p>0.20333064516129</text:p>
              </table:table-cell>
              <table:table-cell office:value-type="float" office:value="0.197158064516129">
                <text:p>0.197158064516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94632">
                <text:p>0.194632</text:p>
              </table:table-cell>
              <table:table-cell office:value-type="float" office:value="0.203824">
                <text:p>0.203824</text:p>
              </table:table-cell>
              <table:table-cell office:value-type="float" office:value="0.1985536">
                <text:p>0.1985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96222222222222">
                <text:p>0.196222222222222</text:p>
              </table:table-cell>
              <table:table-cell office:value-type="float" office:value="0.202992063492063">
                <text:p>0.202992063492063</text:p>
              </table:table-cell>
              <table:table-cell office:value-type="float" office:value="0.198687301587302">
                <text:p>0.1986873015873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95834645669291">
                <text:p>0.195834645669291</text:p>
              </table:table-cell>
              <table:table-cell office:value-type="float" office:value="0.203212598425197">
                <text:p>0.203212598425197</text:p>
              </table:table-cell>
              <table:table-cell office:value-type="float" office:value="0.198218897637795">
                <text:p>0.198218897637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96921875">
                <text:p>0.196921875</text:p>
              </table:table-cell>
              <table:table-cell office:value-type="float" office:value="0.2045234375">
                <text:p>0.2045234375</text:p>
              </table:table-cell>
              <table:table-cell office:value-type="float" office:value="0.199146875">
                <text:p>0.19914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9793023255814">
                <text:p>0.19793023255814</text:p>
              </table:table-cell>
              <table:table-cell office:value-type="float" office:value="0.199751937984496">
                <text:p>0.199751937984496</text:p>
              </table:table-cell>
              <table:table-cell office:value-type="float" office:value="0.199034108527132">
                <text:p>0.199034108527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99046153846154">
                <text:p>0.199046153846154</text:p>
              </table:table-cell>
              <table:table-cell office:value-type="float" office:value="0.201753846153846">
                <text:p>0.201753846153846</text:p>
              </table:table-cell>
              <table:table-cell office:value-type="float" office:value="0.200346153846154">
                <text:p>0.200346153846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00007633587786">
                <text:p>0.200007633587786</text:p>
              </table:table-cell>
              <table:table-cell office:value-type="float" office:value="0.204572519083969">
                <text:p>0.204572519083969</text:p>
              </table:table-cell>
              <table:table-cell office:value-type="float" office:value="0.20127786259542">
                <text:p>0.20127786259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200765151515152">
                <text:p>0.200765151515152</text:p>
              </table:table-cell>
              <table:table-cell office:value-type="float" office:value="0.205568181818182">
                <text:p>0.205568181818182</text:p>
              </table:table-cell>
              <table:table-cell office:value-type="float" office:value="0.203083333333333">
                <text:p>0.20308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02142857142857">
                <text:p>0.202142857142857</text:p>
              </table:table-cell>
              <table:table-cell office:value-type="float" office:value="0.205721804511278">
                <text:p>0.205721804511278</text:p>
              </table:table-cell>
              <table:table-cell office:value-type="float" office:value="0.203213533834586">
                <text:p>0.2032135338345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03492537313433">
                <text:p>0.203492537313433</text:p>
              </table:table-cell>
              <table:table-cell office:value-type="float" office:value="0.214261194029851">
                <text:p>0.214261194029851</text:p>
              </table:table-cell>
              <table:table-cell office:value-type="float" office:value="0.208758208955224">
                <text:p>0.2087582089552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05118518518518">
                <text:p>0.205118518518518</text:p>
              </table:table-cell>
              <table:table-cell office:value-type="float" office:value="0.217814814814815">
                <text:p>0.217814814814815</text:p>
              </table:table-cell>
              <table:table-cell office:value-type="float" office:value="0.209838518518518">
                <text:p>0.2098385185185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04860294117647">
                <text:p>0.204860294117647</text:p>
              </table:table-cell>
              <table:table-cell office:value-type="float" office:value="0.221786764705882">
                <text:p>0.221786764705882</text:p>
              </table:table-cell>
              <table:table-cell office:value-type="float" office:value="0.212164705882353">
                <text:p>0.212164705882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06941605839416">
                <text:p>0.206941605839416</text:p>
              </table:table-cell>
              <table:table-cell office:value-type="float" office:value="0.242007299270073">
                <text:p>0.242007299270073</text:p>
              </table:table-cell>
              <table:table-cell office:value-type="float" office:value="0.214487591240876">
                <text:p>0.2144875912408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208376811594203">
                <text:p>0.208376811594203</text:p>
              </table:table-cell>
              <table:table-cell office:value-type="float" office:value="0.241260869565217">
                <text:p>0.241260869565217</text:p>
              </table:table-cell>
              <table:table-cell office:value-type="float" office:value="0.215072463768116">
                <text:p>0.215072463768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208726618705036">
                <text:p>0.208726618705036</text:p>
              </table:table-cell>
              <table:table-cell office:value-type="float" office:value="0.228690647482014">
                <text:p>0.228690647482014</text:p>
              </table:table-cell>
              <table:table-cell office:value-type="float" office:value="0.216274820143885">
                <text:p>0.216274820143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842857142857">
                <text:p>0.208842857142857</text:p>
              </table:table-cell>
              <table:table-cell office:value-type="float" office:value="0.218">
                <text:p>0.218</text:p>
              </table:table-cell>
              <table:table-cell office:value-type="float" office:value="0.212742857142857">
                <text:p>0.212742857142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210886524822695">
                <text:p>0.210886524822695</text:p>
              </table:table-cell>
              <table:table-cell office:value-type="float" office:value="0.227929078014184">
                <text:p>0.227929078014184</text:p>
              </table:table-cell>
              <table:table-cell office:value-type="float" office:value="0.217570212765957">
                <text:p>0.217570212765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212028169014084">
                <text:p>0.212028169014084</text:p>
              </table:table-cell>
              <table:table-cell office:value-type="float" office:value="0.223021126760563">
                <text:p>0.223021126760563</text:p>
              </table:table-cell>
              <table:table-cell office:value-type="float" office:value="0.215383098591549">
                <text:p>0.215383098591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13643356643357">
                <text:p>0.213643356643357</text:p>
              </table:table-cell>
              <table:table-cell office:value-type="float" office:value="0.232300699300699">
                <text:p>0.232300699300699</text:p>
              </table:table-cell>
              <table:table-cell office:value-type="float" office:value="0.219907692307692">
                <text:p>0.219907692307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12736111111111">
                <text:p>0.212736111111111</text:p>
              </table:table-cell>
              <table:table-cell office:value-type="float" office:value="0.227236111111111">
                <text:p>0.227236111111111</text:p>
              </table:table-cell>
              <table:table-cell office:value-type="float" office:value="0.219048611111111">
                <text:p>0.219048611111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214889655172414">
                <text:p>0.214889655172414</text:p>
              </table:table-cell>
              <table:table-cell office:value-type="float" office:value="0.225613793103448">
                <text:p>0.225613793103448</text:p>
              </table:table-cell>
              <table:table-cell office:value-type="float" office:value="0.221263448275862">
                <text:p>0.221263448275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15547945205479">
                <text:p>0.215547945205479</text:p>
              </table:table-cell>
              <table:table-cell office:value-type="float" office:value="0.227328767123288">
                <text:p>0.227328767123288</text:p>
              </table:table-cell>
              <table:table-cell office:value-type="float" office:value="0.222446575342466">
                <text:p>0.222446575342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16496598639456">
                <text:p>0.216496598639456</text:p>
              </table:table-cell>
              <table:table-cell office:value-type="float" office:value="0.231013605442177">
                <text:p>0.231013605442177</text:p>
              </table:table-cell>
              <table:table-cell office:value-type="float" office:value="0.224134693877551">
                <text:p>0.2241346938775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18655405405405">
                <text:p>0.218655405405405</text:p>
              </table:table-cell>
              <table:table-cell office:value-type="float" office:value="0.230216216216216">
                <text:p>0.230216216216216</text:p>
              </table:table-cell>
              <table:table-cell office:value-type="float" office:value="0.225233783783784">
                <text:p>0.2252337837837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19536912751678">
                <text:p>0.219536912751678</text:p>
              </table:table-cell>
              <table:table-cell office:value-type="float" office:value="0.233973154362416">
                <text:p>0.233973154362416</text:p>
              </table:table-cell>
              <table:table-cell office:value-type="float" office:value="0.228429530201342">
                <text:p>0.228429530201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20313333333333">
                <text:p>0.220313333333333</text:p>
              </table:table-cell>
              <table:table-cell office:value-type="float" office:value="0.243386666666667">
                <text:p>0.243386666666667</text:p>
              </table:table-cell>
              <table:table-cell office:value-type="float" office:value="0.229161333333333">
                <text:p>0.229161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19907284768212">
                <text:p>0.219907284768212</text:p>
              </table:table-cell>
              <table:table-cell office:value-type="float" office:value="0.245774834437086">
                <text:p>0.245774834437086</text:p>
              </table:table-cell>
              <table:table-cell office:value-type="float" office:value="0.2296">
                <text:p>0.2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22230263157895">
                <text:p>0.222230263157895</text:p>
              </table:table-cell>
              <table:table-cell office:value-type="float" office:value="0.24675">
                <text:p>0.24675</text:p>
              </table:table-cell>
              <table:table-cell office:value-type="float" office:value="0.229268421052632">
                <text:p>0.22926842105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24">
                <text:p>0.224</text:p>
              </table:table-cell>
              <table:table-cell office:value-type="float" office:value="0.236320261437908">
                <text:p>0.236320261437908</text:p>
              </table:table-cell>
              <table:table-cell office:value-type="float" office:value="0.229074509803922">
                <text:p>0.229074509803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225376623376623">
                <text:p>0.225376623376623</text:p>
              </table:table-cell>
              <table:table-cell office:value-type="float" office:value="0.237051948051948">
                <text:p>0.237051948051948</text:p>
              </table:table-cell>
              <table:table-cell office:value-type="float" office:value="0.229631168831169">
                <text:p>0.229631168831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25974193548387">
                <text:p>0.225974193548387</text:p>
              </table:table-cell>
              <table:table-cell office:value-type="float" office:value="0.250935483870968">
                <text:p>0.250935483870968</text:p>
              </table:table-cell>
              <table:table-cell office:value-type="float" office:value="0.235030967741935">
                <text:p>0.2350309677419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26269230769231">
                <text:p>0.226269230769231</text:p>
              </table:table-cell>
              <table:table-cell office:value-type="float" office:value="0.240788461538462">
                <text:p>0.240788461538462</text:p>
              </table:table-cell>
              <table:table-cell office:value-type="float" office:value="0.232733333333333">
                <text:p>0.2327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228388535031847">
                <text:p>0.228388535031847</text:p>
              </table:table-cell>
              <table:table-cell office:value-type="float" office:value="0.245261146496815">
                <text:p>0.245261146496815</text:p>
              </table:table-cell>
              <table:table-cell office:value-type="float" office:value="0.233168152866242">
                <text:p>0.2331681528662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229639240506329">
                <text:p>0.229639240506329</text:p>
              </table:table-cell>
              <table:table-cell office:value-type="float" office:value="0.247455696202532">
                <text:p>0.247455696202532</text:p>
              </table:table-cell>
              <table:table-cell office:value-type="float" office:value="0.233526582278481">
                <text:p>0.2335265822784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231522012578616">
                <text:p>0.231522012578616</text:p>
              </table:table-cell>
              <table:table-cell office:value-type="float" office:value="0.259301886792453">
                <text:p>0.259301886792453</text:p>
              </table:table-cell>
              <table:table-cell office:value-type="float" office:value="0.237871698113207">
                <text:p>0.23787169811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323125">
                <text:p>0.2323125</text:p>
              </table:table-cell>
              <table:table-cell office:value-type="float" office:value="0.2434375">
                <text:p>0.2434375</text:p>
              </table:table-cell>
              <table:table-cell office:value-type="float" office:value="0.23661375">
                <text:p>0.23661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232645962732919">
                <text:p>0.232645962732919</text:p>
              </table:table-cell>
              <table:table-cell office:value-type="float" office:value="0.262105590062112">
                <text:p>0.262105590062112</text:p>
              </table:table-cell>
              <table:table-cell office:value-type="float" office:value="0.241684472049689">
                <text:p>0.2416844720496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234648148148148">
                <text:p>0.234648148148148</text:p>
              </table:table-cell>
              <table:table-cell office:value-type="float" office:value="0.270049382716049">
                <text:p>0.270049382716049</text:p>
              </table:table-cell>
              <table:table-cell office:value-type="float" office:value="0.244754320987654">
                <text:p>0.2447543209876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34668711656442">
                <text:p>0.234668711656442</text:p>
              </table:table-cell>
              <table:table-cell office:value-type="float" office:value="0.260914110429448">
                <text:p>0.260914110429448</text:p>
              </table:table-cell>
              <table:table-cell office:value-type="float" office:value="0.244035582822086">
                <text:p>0.244035582822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236719512195122">
                <text:p>0.236719512195122</text:p>
              </table:table-cell>
              <table:table-cell office:value-type="float" office:value="0.254359756097561">
                <text:p>0.254359756097561</text:p>
              </table:table-cell>
              <table:table-cell office:value-type="float" office:value="0.241090243902439">
                <text:p>0.241090243902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236927272727273">
                <text:p>0.236927272727273</text:p>
              </table:table-cell>
              <table:table-cell office:value-type="float" office:value="0.258981818181818">
                <text:p>0.258981818181818</text:p>
              </table:table-cell>
              <table:table-cell office:value-type="float" office:value="0.243707878787879">
                <text:p>0.243707878787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237078313253012">
                <text:p>0.237078313253012</text:p>
              </table:table-cell>
              <table:table-cell office:value-type="float" office:value="0.271626506024096">
                <text:p>0.271626506024096</text:p>
              </table:table-cell>
              <table:table-cell office:value-type="float" office:value="0.247503614457831">
                <text:p>0.2475036144578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240005988023952">
                <text:p>0.240005988023952</text:p>
              </table:table-cell>
              <table:table-cell office:value-type="float" office:value="0.251604790419162">
                <text:p>0.251604790419162</text:p>
              </table:table-cell>
              <table:table-cell office:value-type="float" office:value="0.243274251497006">
                <text:p>0.243274251497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39922619047619">
                <text:p>0.239922619047619</text:p>
              </table:table-cell>
              <table:table-cell office:value-type="float" office:value="0.280708333333333">
                <text:p>0.280708333333333</text:p>
              </table:table-cell>
              <table:table-cell office:value-type="float" office:value="0.253078571428571">
                <text:p>0.253078571428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43112426035503">
                <text:p>0.243112426035503</text:p>
              </table:table-cell>
              <table:table-cell office:value-type="float" office:value="0.272159763313609">
                <text:p>0.272159763313609</text:p>
              </table:table-cell>
              <table:table-cell office:value-type="float" office:value="0.255644970414201">
                <text:p>0.25564497041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1658823529412">
                <text:p>0.241658823529412</text:p>
              </table:table-cell>
              <table:table-cell office:value-type="float" office:value="0.2758">
                <text:p>0.2758</text:p>
              </table:table-cell>
              <table:table-cell office:value-type="float" office:value="0.255069411764706">
                <text:p>0.255069411764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51356725146199">
                <text:p>0.251356725146199</text:p>
              </table:table-cell>
              <table:table-cell office:value-type="float" office:value="0.260105263157895">
                <text:p>0.260105263157895</text:p>
              </table:table-cell>
              <table:table-cell office:value-type="float" office:value="0.255653801169591">
                <text:p>0.2556538011695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244162790697674">
                <text:p>0.244162790697674</text:p>
              </table:table-cell>
              <table:table-cell office:value-type="float" office:value="0.271662790697674">
                <text:p>0.271662790697674</text:p>
              </table:table-cell>
              <table:table-cell office:value-type="float" office:value="0.255593023255814">
                <text:p>0.2555930232558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246751445086705">
                <text:p>0.246751445086705</text:p>
              </table:table-cell>
              <table:table-cell office:value-type="float" office:value="0.26785549132948">
                <text:p>0.26785549132948</text:p>
              </table:table-cell>
              <table:table-cell office:value-type="float" office:value="0.258974566473988">
                <text:p>0.258974566473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246333333333333">
                <text:p>0.246333333333333</text:p>
              </table:table-cell>
              <table:table-cell office:value-type="float" office:value="0.292655172413793">
                <text:p>0.292655172413793</text:p>
              </table:table-cell>
              <table:table-cell office:value-type="float" office:value="0.25963908045977">
                <text:p>0.25963908045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247965714285714">
                <text:p>0.247965714285714</text:p>
              </table:table-cell>
              <table:table-cell office:value-type="float" office:value="0.27068">
                <text:p>0.27068</text:p>
              </table:table-cell>
              <table:table-cell office:value-type="float" office:value="0.256996571428571">
                <text:p>0.256996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250556818181818">
                <text:p>0.250556818181818</text:p>
              </table:table-cell>
              <table:table-cell office:value-type="float" office:value="0.260284090909091">
                <text:p>0.260284090909091</text:p>
              </table:table-cell>
              <table:table-cell office:value-type="float" office:value="0.254048863636364">
                <text:p>0.254048863636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250214689265537">
                <text:p>0.250214689265537</text:p>
              </table:table-cell>
              <table:table-cell office:value-type="float" office:value="0.294118644067797">
                <text:p>0.294118644067797</text:p>
              </table:table-cell>
              <table:table-cell office:value-type="float" office:value="0.268364971751412">
                <text:p>0.268364971751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251556179775281">
                <text:p>0.251556179775281</text:p>
              </table:table-cell>
              <table:table-cell office:value-type="float" office:value="0.294207865168539">
                <text:p>0.294207865168539</text:p>
              </table:table-cell>
              <table:table-cell office:value-type="float" office:value="0.269403370786517">
                <text:p>0.2694033707865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53">
                <text:p>0.253</text:p>
              </table:table-cell>
              <table:table-cell office:value-type="float" office:value="0.280005586592179">
                <text:p>0.280005586592179</text:p>
              </table:table-cell>
              <table:table-cell office:value-type="float" office:value="0.263403351955307">
                <text:p>0.2634033519553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55188888888889">
                <text:p>0.255188888888889</text:p>
              </table:table-cell>
              <table:table-cell office:value-type="float" office:value="0.260294444444444">
                <text:p>0.260294444444444</text:p>
              </table:table-cell>
              <table:table-cell office:value-type="float" office:value="0.257433333333333">
                <text:p>0.2574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57563535911602">
                <text:p>0.257563535911602</text:p>
              </table:table-cell>
              <table:table-cell office:value-type="float" office:value="0.265116022099448">
                <text:p>0.265116022099448</text:p>
              </table:table-cell>
              <table:table-cell office:value-type="float" office:value="0.260814364640884">
                <text:p>0.260814364640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56142857142857">
                <text:p>0.256142857142857</text:p>
              </table:table-cell>
              <table:table-cell office:value-type="float" office:value="0.261906593406593">
                <text:p>0.261906593406593</text:p>
              </table:table-cell>
              <table:table-cell office:value-type="float" office:value="0.259607692307692">
                <text:p>0.259607692307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56382513661202">
                <text:p>0.256382513661202</text:p>
              </table:table-cell>
              <table:table-cell office:value-type="float" office:value="0.270289617486339">
                <text:p>0.270289617486339</text:p>
              </table:table-cell>
              <table:table-cell office:value-type="float" office:value="0.262351912568306">
                <text:p>0.2623519125683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257239130434783">
                <text:p>0.257239130434783</text:p>
              </table:table-cell>
              <table:table-cell office:value-type="float" office:value="0.267494565217391">
                <text:p>0.267494565217391</text:p>
              </table:table-cell>
              <table:table-cell office:value-type="float" office:value="0.262885869565217">
                <text:p>0.262885869565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258454054054054">
                <text:p>0.258454054054054</text:p>
              </table:table-cell>
              <table:table-cell office:value-type="float" office:value="0.266356756756757">
                <text:p>0.266356756756757</text:p>
              </table:table-cell>
              <table:table-cell office:value-type="float" office:value="0.264210810810811">
                <text:p>0.2642108108108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260838709677419">
                <text:p>0.260838709677419</text:p>
              </table:table-cell>
              <table:table-cell office:value-type="float" office:value="0.265069892473118">
                <text:p>0.265069892473118</text:p>
              </table:table-cell>
              <table:table-cell office:value-type="float" office:value="0.263382795698925">
                <text:p>0.2633827956989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65812834224599">
                <text:p>0.265812834224599</text:p>
              </table:table-cell>
              <table:table-cell office:value-type="float" office:value="0.27283422459893">
                <text:p>0.27283422459893</text:p>
              </table:table-cell>
              <table:table-cell office:value-type="float" office:value="0.26935614973262">
                <text:p>0.269356149732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63882978723404">
                <text:p>0.263882978723404</text:p>
              </table:table-cell>
              <table:table-cell office:value-type="float" office:value="0.27081914893617">
                <text:p>0.27081914893617</text:p>
              </table:table-cell>
              <table:table-cell office:value-type="float" office:value="0.266392553191489">
                <text:p>0.266392553191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68751322751323">
                <text:p>0.268751322751323</text:p>
              </table:table-cell>
              <table:table-cell office:value-type="float" office:value="0.272740740740741">
                <text:p>0.272740740740741</text:p>
              </table:table-cell>
              <table:table-cell office:value-type="float" office:value="0.270561904761905">
                <text:p>0.2705619047619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265394736842105">
                <text:p>0.265394736842105</text:p>
              </table:table-cell>
              <table:table-cell office:value-type="float" office:value="0.279526315789474">
                <text:p>0.279526315789474</text:p>
              </table:table-cell>
              <table:table-cell office:value-type="float" office:value="0.270613684210526">
                <text:p>0.2706136842105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67403141361257">
                <text:p>0.267403141361257</text:p>
              </table:table-cell>
              <table:table-cell office:value-type="float" office:value="0.284183246073298">
                <text:p>0.284183246073298</text:p>
              </table:table-cell>
              <table:table-cell office:value-type="float" office:value="0.274861780104712">
                <text:p>0.274861780104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267416666666667">
                <text:p>0.267416666666667</text:p>
              </table:table-cell>
              <table:table-cell office:value-type="float" office:value="0.288557291666667">
                <text:p>0.288557291666667</text:p>
              </table:table-cell>
              <table:table-cell office:value-type="float" office:value="0.274382291666667">
                <text:p>0.274382291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267886010362694">
                <text:p>0.267886010362694</text:p>
              </table:table-cell>
              <table:table-cell office:value-type="float" office:value="0.287948186528497">
                <text:p>0.287948186528497</text:p>
              </table:table-cell>
              <table:table-cell office:value-type="float" office:value="0.274427979274611">
                <text:p>0.274427979274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71618556701031">
                <text:p>0.271618556701031</text:p>
              </table:table-cell>
              <table:table-cell office:value-type="float" office:value="0.293422680412371">
                <text:p>0.293422680412371</text:p>
              </table:table-cell>
              <table:table-cell office:value-type="float" office:value="0.277072164948454">
                <text:p>0.277072164948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72148717948718">
                <text:p>0.272148717948718</text:p>
              </table:table-cell>
              <table:table-cell office:value-type="float" office:value="0.295630769230769">
                <text:p>0.295630769230769</text:p>
              </table:table-cell>
              <table:table-cell office:value-type="float" office:value="0.280446153846154">
                <text:p>0.280446153846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274081632653061">
                <text:p>0.274081632653061</text:p>
              </table:table-cell>
              <table:table-cell office:value-type="float" office:value="0.302719387755102">
                <text:p>0.302719387755102</text:p>
              </table:table-cell>
              <table:table-cell office:value-type="float" office:value="0.282078571428571">
                <text:p>0.28207857142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275695431472081">
                <text:p>0.275695431472081</text:p>
              </table:table-cell>
              <table:table-cell office:value-type="float" office:value="0.297852791878173">
                <text:p>0.297852791878173</text:p>
              </table:table-cell>
              <table:table-cell office:value-type="float" office:value="0.285081218274112">
                <text:p>0.285081218274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276752525252525">
                <text:p>0.276752525252525</text:p>
              </table:table-cell>
              <table:table-cell office:value-type="float" office:value="0.305414141414141">
                <text:p>0.305414141414141</text:p>
              </table:table-cell>
              <table:table-cell office:value-type="float" office:value="0.283611111111111">
                <text:p>0.2836111111111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7686432160804">
                <text:p>0.27686432160804</text:p>
              </table:table-cell>
              <table:table-cell office:value-type="float" office:value="0.29743216080402">
                <text:p>0.29743216080402</text:p>
              </table:table-cell>
              <table:table-cell office:value-type="float" office:value="0.284092462311558">
                <text:p>0.284092462311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78585">
                <text:p>0.278585</text:p>
              </table:table-cell>
              <table:table-cell office:value-type="float" office:value="0.30575">
                <text:p>0.30575</text:p>
              </table:table-cell>
              <table:table-cell office:value-type="float" office:value="0.289232">
                <text:p>0.2892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81084577114428">
                <text:p>0.281084577114428</text:p>
              </table:table-cell>
              <table:table-cell office:value-type="float" office:value="0.303179104477612">
                <text:p>0.303179104477612</text:p>
              </table:table-cell>
              <table:table-cell office:value-type="float" office:value="0.288422885572139">
                <text:p>0.288422885572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79445544554455">
                <text:p>0.279445544554455</text:p>
              </table:table-cell>
              <table:table-cell office:value-type="float" office:value="0.292054455445545">
                <text:p>0.292054455445545</text:p>
              </table:table-cell>
              <table:table-cell office:value-type="float" office:value="0.28360099009901">
                <text:p>0.283600990099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80477832512315">
                <text:p>0.280477832512315</text:p>
              </table:table-cell>
              <table:table-cell office:value-type="float" office:value="0.291871921182266">
                <text:p>0.291871921182266</text:p>
              </table:table-cell>
              <table:table-cell office:value-type="float" office:value="0.28688275862069">
                <text:p>0.28688275862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282436274509804">
                <text:p>0.282436274509804</text:p>
              </table:table-cell>
              <table:table-cell office:value-type="float" office:value="0.287196078431373">
                <text:p>0.287196078431373</text:p>
              </table:table-cell>
              <table:table-cell office:value-type="float" office:value="0.284240196078431">
                <text:p>0.284240196078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82624390243902">
                <text:p>0.282624390243902</text:p>
              </table:table-cell>
              <table:table-cell office:value-type="float" office:value="0.286931707317073">
                <text:p>0.286931707317073</text:p>
              </table:table-cell>
              <table:table-cell office:value-type="float" office:value="0.284061463414634">
                <text:p>0.2840614634146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84800970873786">
                <text:p>0.284800970873786</text:p>
              </table:table-cell>
              <table:table-cell office:value-type="float" office:value="0.295509708737864">
                <text:p>0.295509708737864</text:p>
              </table:table-cell>
              <table:table-cell office:value-type="float" office:value="0.287840776699029">
                <text:p>0.287840776699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84855072463768">
                <text:p>0.284855072463768</text:p>
              </table:table-cell>
              <table:table-cell office:value-type="float" office:value="0.295821256038647">
                <text:p>0.295821256038647</text:p>
              </table:table-cell>
              <table:table-cell office:value-type="float" office:value="0.288368115942029">
                <text:p>0.2883681159420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85692307692308">
                <text:p>0.285692307692308</text:p>
              </table:table-cell>
              <table:table-cell office:value-type="float" office:value="0.302024038461538">
                <text:p>0.302024038461538</text:p>
              </table:table-cell>
              <table:table-cell office:value-type="float" office:value="0.290611538461538">
                <text:p>0.2906115384615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8766028708134">
                <text:p>0.28766028708134</text:p>
              </table:table-cell>
              <table:table-cell office:value-type="float" office:value="0.294775119617225">
                <text:p>0.294775119617225</text:p>
              </table:table-cell>
              <table:table-cell office:value-type="float" office:value="0.291217224880383">
                <text:p>0.2912172248803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91290476190476">
                <text:p>0.291290476190476</text:p>
              </table:table-cell>
              <table:table-cell office:value-type="float" office:value="0.306690476190476">
                <text:p>0.306690476190476</text:p>
              </table:table-cell>
              <table:table-cell office:value-type="float" office:value="0.298394285714286">
                <text:p>0.2983942857142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91099526066351">
                <text:p>0.291099526066351</text:p>
              </table:table-cell>
              <table:table-cell office:value-type="float" office:value="0.321947867298578">
                <text:p>0.321947867298578</text:p>
              </table:table-cell>
              <table:table-cell office:value-type="float" office:value="0.301849289099526">
                <text:p>0.3018492890995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9102358490566">
                <text:p>0.29102358490566</text:p>
              </table:table-cell>
              <table:table-cell office:value-type="float" office:value="0.323122641509434">
                <text:p>0.323122641509434</text:p>
              </table:table-cell>
              <table:table-cell office:value-type="float" office:value="0.30441320754717">
                <text:p>0.304413207547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92591549295775">
                <text:p>0.292591549295775</text:p>
              </table:table-cell>
              <table:table-cell office:value-type="float" office:value="0.322741784037559">
                <text:p>0.322741784037559</text:p>
              </table:table-cell>
              <table:table-cell office:value-type="float" office:value="0.305414084507042">
                <text:p>0.3054140845070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98168224299065">
                <text:p>0.298168224299065</text:p>
              </table:table-cell>
              <table:table-cell office:value-type="float" office:value="0.319985981308411">
                <text:p>0.319985981308411</text:p>
              </table:table-cell>
              <table:table-cell office:value-type="float" office:value="0.307724299065421">
                <text:p>0.307724299065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95116279069767">
                <text:p>0.295116279069767</text:p>
              </table:table-cell>
              <table:table-cell office:value-type="float" office:value="0.328674418604651">
                <text:p>0.328674418604651</text:p>
              </table:table-cell>
              <table:table-cell office:value-type="float" office:value="0.304077209302326">
                <text:p>0.304077209302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96236111111111">
                <text:p>0.296236111111111</text:p>
              </table:table-cell>
              <table:table-cell office:value-type="float" office:value="0.322388888888889">
                <text:p>0.322388888888889</text:p>
              </table:table-cell>
              <table:table-cell office:value-type="float" office:value="0.307068518518518">
                <text:p>0.307068518518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97682027649769">
                <text:p>0.297682027649769</text:p>
              </table:table-cell>
              <table:table-cell office:value-type="float" office:value="0.305972350230415">
                <text:p>0.305972350230415</text:p>
              </table:table-cell>
              <table:table-cell office:value-type="float" office:value="0.300717050691244">
                <text:p>0.3007170506912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9855504587156">
                <text:p>0.29855504587156</text:p>
              </table:table-cell>
              <table:table-cell office:value-type="float" office:value="0.316128440366972">
                <text:p>0.316128440366972</text:p>
              </table:table-cell>
              <table:table-cell office:value-type="float" office:value="0.302960550458716">
                <text:p>0.3029605504587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98689497716895">
                <text:p>0.298689497716895</text:p>
              </table:table-cell>
              <table:table-cell office:value-type="float" office:value="0.302767123287671">
                <text:p>0.302767123287671</text:p>
              </table:table-cell>
              <table:table-cell office:value-type="float" office:value="0.300381735159817">
                <text:p>0.3003817351598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99154545454545">
                <text:p>0.299154545454545</text:p>
              </table:table-cell>
              <table:table-cell office:value-type="float" office:value="0.303586363636364">
                <text:p>0.303586363636364</text:p>
              </table:table-cell>
              <table:table-cell office:value-type="float" office:value="0.301509090909091">
                <text:p>0.3015090909090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300945701357466">
                <text:p>0.300945701357466</text:p>
              </table:table-cell>
              <table:table-cell office:value-type="float" office:value="0.312393665158371">
                <text:p>0.312393665158371</text:p>
              </table:table-cell>
              <table:table-cell office:value-type="float" office:value="0.304257918552036">
                <text:p>0.3042579185520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30213963963964">
                <text:p>0.30213963963964</text:p>
              </table:table-cell>
              <table:table-cell office:value-type="float" office:value="0.308833333333333">
                <text:p>0.308833333333333</text:p>
              </table:table-cell>
              <table:table-cell office:value-type="float" office:value="0.304625225225225">
                <text:p>0.3046252252252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303547085201794">
                <text:p>0.303547085201794</text:p>
              </table:table-cell>
              <table:table-cell office:value-type="float" office:value="0.306982062780269">
                <text:p>0.306982062780269</text:p>
              </table:table-cell>
              <table:table-cell office:value-type="float" office:value="0.304809865470852">
                <text:p>0.304809865470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3051875">
                <text:p>0.3051875</text:p>
              </table:table-cell>
              <table:table-cell office:value-type="float" office:value="0.308334821428571">
                <text:p>0.308334821428571</text:p>
              </table:table-cell>
              <table:table-cell office:value-type="float" office:value="0.30645">
                <text:p>0.306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3062">
                <text:p>0.3062</text:p>
              </table:table-cell>
              <table:table-cell office:value-type="float" office:value="0.320888888888889">
                <text:p>0.320888888888889</text:p>
              </table:table-cell>
              <table:table-cell office:value-type="float" office:value="0.310365333333333">
                <text:p>0.310365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307323008849557">
                <text:p>0.307323008849557</text:p>
              </table:table-cell>
              <table:table-cell office:value-type="float" office:value="0.337420353982301">
                <text:p>0.337420353982301</text:p>
              </table:table-cell>
              <table:table-cell office:value-type="float" office:value="0.318416814159292">
                <text:p>0.3184168141592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09017621145374">
                <text:p>0.309017621145374</text:p>
              </table:table-cell>
              <table:table-cell office:value-type="float" office:value="0.338916299559471">
                <text:p>0.338916299559471</text:p>
              </table:table-cell>
              <table:table-cell office:value-type="float" office:value="0.318450220264317">
                <text:p>0.318450220264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309258771929825">
                <text:p>0.309258771929825</text:p>
              </table:table-cell>
              <table:table-cell office:value-type="float" office:value="0.334929824561403">
                <text:p>0.334929824561403</text:p>
              </table:table-cell>
              <table:table-cell office:value-type="float" office:value="0.318657894736842">
                <text:p>0.318657894736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310554585152838">
                <text:p>0.310554585152838</text:p>
              </table:table-cell>
              <table:table-cell office:value-type="float" office:value="0.3722096069869">
                <text:p>0.3722096069869</text:p>
              </table:table-cell>
              <table:table-cell office:value-type="float" office:value="0.323711790393013">
                <text:p>0.323711790393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312452173913043">
                <text:p>0.312452173913043</text:p>
              </table:table-cell>
              <table:table-cell office:value-type="float" office:value="0.360913043478261">
                <text:p>0.360913043478261</text:p>
              </table:table-cell>
              <table:table-cell office:value-type="float" office:value="0.322872173913043">
                <text:p>0.3228721739130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311883116883117">
                <text:p>0.311883116883117</text:p>
              </table:table-cell>
              <table:table-cell office:value-type="float" office:value="0.321965367965368">
                <text:p>0.321965367965368</text:p>
              </table:table-cell>
              <table:table-cell office:value-type="float" office:value="0.315148917748918">
                <text:p>0.3151489177489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313844827586207">
                <text:p>0.313844827586207</text:p>
              </table:table-cell>
              <table:table-cell office:value-type="float" office:value="0.325814655172414">
                <text:p>0.325814655172414</text:p>
              </table:table-cell>
              <table:table-cell office:value-type="float" office:value="0.319113793103448">
                <text:p>0.3191137931034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314562231759657">
                <text:p>0.314562231759657</text:p>
              </table:table-cell>
              <table:table-cell office:value-type="float" office:value="0.328017167381974">
                <text:p>0.328017167381974</text:p>
              </table:table-cell>
              <table:table-cell office:value-type="float" office:value="0.318696137339056">
                <text:p>0.318696137339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316376068376068">
                <text:p>0.316376068376068</text:p>
              </table:table-cell>
              <table:table-cell office:value-type="float" office:value="0.328047008547009">
                <text:p>0.328047008547009</text:p>
              </table:table-cell>
              <table:table-cell office:value-type="float" office:value="0.320340170940171">
                <text:p>0.3203401709401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17463829787234">
                <text:p>0.317463829787234</text:p>
              </table:table-cell>
              <table:table-cell office:value-type="float" office:value="0.336068085106383">
                <text:p>0.336068085106383</text:p>
              </table:table-cell>
              <table:table-cell office:value-type="float" office:value="0.32368085106383">
                <text:p>0.323680851063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19262711864407">
                <text:p>0.319262711864407</text:p>
              </table:table-cell>
              <table:table-cell office:value-type="float" office:value="0.34778813559322">
                <text:p>0.34778813559322</text:p>
              </table:table-cell>
              <table:table-cell office:value-type="float" office:value="0.325628813559322">
                <text:p>0.325628813559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21067510548523">
                <text:p>0.321067510548523</text:p>
              </table:table-cell>
              <table:table-cell office:value-type="float" office:value="0.352911392405063">
                <text:p>0.352911392405063</text:p>
              </table:table-cell>
              <table:table-cell office:value-type="float" office:value="0.330422784810127">
                <text:p>0.3304227848101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321180672268908">
                <text:p>0.321180672268908</text:p>
              </table:table-cell>
              <table:table-cell office:value-type="float" office:value="0.34486974789916">
                <text:p>0.34486974789916</text:p>
              </table:table-cell>
              <table:table-cell office:value-type="float" office:value="0.327674789915966">
                <text:p>0.3276747899159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2192050209205">
                <text:p>0.32192050209205</text:p>
              </table:table-cell>
              <table:table-cell office:value-type="float" office:value="0.330050209205021">
                <text:p>0.330050209205021</text:p>
              </table:table-cell>
              <table:table-cell office:value-type="float" office:value="0.324697907949791">
                <text:p>0.3246979079497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24183333333333">
                <text:p>0.324183333333333</text:p>
              </table:table-cell>
              <table:table-cell office:value-type="float" office:value="0.334958333333333">
                <text:p>0.334958333333333</text:p>
              </table:table-cell>
              <table:table-cell office:value-type="float" office:value="0.327065833333333">
                <text:p>0.3270658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325344398340249">
                <text:p>0.325344398340249</text:p>
              </table:table-cell>
              <table:table-cell office:value-type="float" office:value="0.328618257261411">
                <text:p>0.328618257261411</text:p>
              </table:table-cell>
              <table:table-cell office:value-type="float" office:value="0.32675601659751">
                <text:p>0.326756016597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326165289256198">
                <text:p>0.326165289256198</text:p>
              </table:table-cell>
              <table:table-cell office:value-type="float" office:value="0.330752066115702">
                <text:p>0.330752066115702</text:p>
              </table:table-cell>
              <table:table-cell office:value-type="float" office:value="0.328103305785124">
                <text:p>0.328103305785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327679012345679">
                <text:p>0.327679012345679</text:p>
              </table:table-cell>
              <table:table-cell office:value-type="float" office:value="0.344481481481481">
                <text:p>0.344481481481481</text:p>
              </table:table-cell>
              <table:table-cell office:value-type="float" office:value="0.332018930041152">
                <text:p>0.332018930041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329077868852459">
                <text:p>0.329077868852459</text:p>
              </table:table-cell>
              <table:table-cell office:value-type="float" office:value="0.350831967213115">
                <text:p>0.350831967213115</text:p>
              </table:table-cell>
              <table:table-cell office:value-type="float" office:value="0.334746721311475">
                <text:p>0.334746721311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330424489795918">
                <text:p>0.330424489795918</text:p>
              </table:table-cell>
              <table:table-cell office:value-type="float" office:value="0.342216326530612">
                <text:p>0.342216326530612</text:p>
              </table:table-cell>
              <table:table-cell office:value-type="float" office:value="0.33398612244898">
                <text:p>0.333986122448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32508130081301">
                <text:p>0.332508130081301</text:p>
              </table:table-cell>
              <table:table-cell office:value-type="float" office:value="0.337239837398374">
                <text:p>0.337239837398374</text:p>
              </table:table-cell>
              <table:table-cell office:value-type="float" office:value="0.333968292682927">
                <text:p>0.3339682926829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331684210526316">
                <text:p>0.331684210526316</text:p>
              </table:table-cell>
              <table:table-cell office:value-type="float" office:value="0.365502024291498">
                <text:p>0.365502024291498</text:p>
              </table:table-cell>
              <table:table-cell office:value-type="float" office:value="0.34142024291498">
                <text:p>0.34142024291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35209677419355">
                <text:p>0.335209677419355</text:p>
              </table:table-cell>
              <table:table-cell office:value-type="float" office:value="0.365931451612903">
                <text:p>0.365931451612903</text:p>
              </table:table-cell>
              <table:table-cell office:value-type="float" office:value="0.349381451612903">
                <text:p>0.3493814516129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335710843373494">
                <text:p>0.335710843373494</text:p>
              </table:table-cell>
              <table:table-cell office:value-type="float" office:value="0.386506024096385">
                <text:p>0.386506024096385</text:p>
              </table:table-cell>
              <table:table-cell office:value-type="float" office:value="0.354747791164659">
                <text:p>0.354747791164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335468">
                <text:p>0.335468</text:p>
              </table:table-cell>
              <table:table-cell office:value-type="float" office:value="0.37272">
                <text:p>0.37272</text:p>
              </table:table-cell>
              <table:table-cell office:value-type="float" office:value="0.3451224">
                <text:p>0.3451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33711155378486">
                <text:p>0.33711155378486</text:p>
              </table:table-cell>
              <table:table-cell office:value-type="float" office:value="0.352741035856574">
                <text:p>0.352741035856574</text:p>
              </table:table-cell>
              <table:table-cell office:value-type="float" office:value="0.342596015936255">
                <text:p>0.3425960159362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338222222222222">
                <text:p>0.338222222222222</text:p>
              </table:table-cell>
              <table:table-cell office:value-type="float" office:value="0.356674603174603">
                <text:p>0.356674603174603</text:p>
              </table:table-cell>
              <table:table-cell office:value-type="float" office:value="0.345421428571429">
                <text:p>0.3454214285714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340185770750988">
                <text:p>0.340185770750988</text:p>
              </table:table-cell>
              <table:table-cell office:value-type="float" office:value="0.359466403162055">
                <text:p>0.359466403162055</text:p>
              </table:table-cell>
              <table:table-cell office:value-type="float" office:value="0.344652173913043">
                <text:p>0.3446521739130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340389763779528">
                <text:p>0.340389763779528</text:p>
              </table:table-cell>
              <table:table-cell office:value-type="float" office:value="0.361937007874016">
                <text:p>0.361937007874016</text:p>
              </table:table-cell>
              <table:table-cell office:value-type="float" office:value="0.350495275590551">
                <text:p>0.3504952755905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341419607843137">
                <text:p>0.341419607843137</text:p>
              </table:table-cell>
              <table:table-cell office:value-type="float" office:value="0.376227450980392">
                <text:p>0.376227450980392</text:p>
              </table:table-cell>
              <table:table-cell office:value-type="float" office:value="0.349992156862745">
                <text:p>0.349992156862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430546875">
                <text:p>0.3430546875</text:p>
              </table:table-cell>
              <table:table-cell office:value-type="float" office:value="0.381359375">
                <text:p>0.381359375</text:p>
              </table:table-cell>
              <table:table-cell office:value-type="float" office:value="0.356225">
                <text:p>0.356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344081712062257">
                <text:p>0.344081712062257</text:p>
              </table:table-cell>
              <table:table-cell office:value-type="float" office:value="0.38172373540856">
                <text:p>0.38172373540856</text:p>
              </table:table-cell>
              <table:table-cell office:value-type="float" office:value="0.362291828793774">
                <text:p>0.3622918287937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346403100775194">
                <text:p>0.346403100775194</text:p>
              </table:table-cell>
              <table:table-cell office:value-type="float" office:value="0.367170542635659">
                <text:p>0.367170542635659</text:p>
              </table:table-cell>
              <table:table-cell office:value-type="float" office:value="0.352225581395349">
                <text:p>0.3522255813953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346833976833977">
                <text:p>0.346833976833977</text:p>
              </table:table-cell>
              <table:table-cell office:value-type="float" office:value="0.369281853281853">
                <text:p>0.369281853281853</text:p>
              </table:table-cell>
              <table:table-cell office:value-type="float" office:value="0.355552123552123">
                <text:p>0.3555521235521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348269230769231">
                <text:p>0.348269230769231</text:p>
              </table:table-cell>
              <table:table-cell office:value-type="float" office:value="0.361057692307692">
                <text:p>0.361057692307692</text:p>
              </table:table-cell>
              <table:table-cell office:value-type="float" office:value="0.352292307692308">
                <text:p>0.3522923076923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348892720306513">
                <text:p>0.348892720306513</text:p>
              </table:table-cell>
              <table:table-cell office:value-type="float" office:value="0.362605363984674">
                <text:p>0.362605363984674</text:p>
              </table:table-cell>
              <table:table-cell office:value-type="float" office:value="0.352347126436782">
                <text:p>0.3523471264367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35125572519084">
                <text:p>0.35125572519084</text:p>
              </table:table-cell>
              <table:table-cell office:value-type="float" office:value="0.385652671755725">
                <text:p>0.385652671755725</text:p>
              </table:table-cell>
              <table:table-cell office:value-type="float" office:value="0.359919847328244">
                <text:p>0.359919847328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52361216730038">
                <text:p>0.352361216730038</text:p>
              </table:table-cell>
              <table:table-cell office:value-type="float" office:value="0.391410646387833">
                <text:p>0.391410646387833</text:p>
              </table:table-cell>
              <table:table-cell office:value-type="float" office:value="0.366494296577947">
                <text:p>0.3664942965779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352280303030303">
                <text:p>0.352280303030303</text:p>
              </table:table-cell>
              <table:table-cell office:value-type="float" office:value="0.377996212121212">
                <text:p>0.377996212121212</text:p>
              </table:table-cell>
              <table:table-cell office:value-type="float" office:value="0.361889393939394">
                <text:p>0.361889393939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354898113207547">
                <text:p>0.354898113207547</text:p>
              </table:table-cell>
              <table:table-cell office:value-type="float" office:value="0.371947169811321">
                <text:p>0.371947169811321</text:p>
              </table:table-cell>
              <table:table-cell office:value-type="float" office:value="0.362582641509434">
                <text:p>0.3625826415094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35590977443609">
                <text:p>0.35590977443609</text:p>
              </table:table-cell>
              <table:table-cell office:value-type="float" office:value="0.359214285714286">
                <text:p>0.359214285714286</text:p>
              </table:table-cell>
              <table:table-cell office:value-type="float" office:value="0.357264661654135">
                <text:p>0.3572646616541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357591760299625">
                <text:p>0.357591760299625</text:p>
              </table:table-cell>
              <table:table-cell office:value-type="float" office:value="0.389119850187266">
                <text:p>0.389119850187266</text:p>
              </table:table-cell>
              <table:table-cell office:value-type="float" office:value="0.367968539325843">
                <text:p>0.3679685393258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358033582089552">
                <text:p>0.358033582089552</text:p>
              </table:table-cell>
              <table:table-cell office:value-type="float" office:value="0.394141791044776">
                <text:p>0.394141791044776</text:p>
              </table:table-cell>
              <table:table-cell office:value-type="float" office:value="0.368677611940298">
                <text:p>0.3686776119402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357486988847584">
                <text:p>0.357486988847584</text:p>
              </table:table-cell>
              <table:table-cell office:value-type="float" office:value="0.387788104089219">
                <text:p>0.387788104089219</text:p>
              </table:table-cell>
              <table:table-cell office:value-type="float" office:value="0.368525650557621">
                <text:p>0.3685256505576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358537037037037">
                <text:p>0.358537037037037</text:p>
              </table:table-cell>
              <table:table-cell office:value-type="float" office:value="0.380792592592593">
                <text:p>0.380792592592593</text:p>
              </table:table-cell>
              <table:table-cell office:value-type="float" office:value="0.368572592592593">
                <text:p>0.368572592592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361428044280443">
                <text:p>0.361428044280443</text:p>
              </table:table-cell>
              <table:table-cell office:value-type="float" office:value="0.373254612546125">
                <text:p>0.373254612546125</text:p>
              </table:table-cell>
              <table:table-cell office:value-type="float" office:value="0.366044280442804">
                <text:p>0.3660442804428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361349264705882">
                <text:p>0.361349264705882</text:p>
              </table:table-cell>
              <table:table-cell office:value-type="float" office:value="0.3755625">
                <text:p>0.3755625</text:p>
              </table:table-cell>
              <table:table-cell office:value-type="float" office:value="0.367365441176471">
                <text:p>0.3673654411764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363871794871795">
                <text:p>0.363871794871795</text:p>
              </table:table-cell>
              <table:table-cell office:value-type="float" office:value="0.367399267399267">
                <text:p>0.367399267399267</text:p>
              </table:table-cell>
              <table:table-cell office:value-type="float" office:value="0.36534945054945">
                <text:p>0.365349450549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365507299270073">
                <text:p>0.365507299270073</text:p>
              </table:table-cell>
              <table:table-cell office:value-type="float" office:value="0.383467153284671">
                <text:p>0.383467153284671</text:p>
              </table:table-cell>
              <table:table-cell office:value-type="float" office:value="0.371205839416058">
                <text:p>0.371205839416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365785454545454">
                <text:p>0.365785454545454</text:p>
              </table:table-cell>
              <table:table-cell office:value-type="float" office:value="0.379767272727273">
                <text:p>0.379767272727273</text:p>
              </table:table-cell>
              <table:table-cell office:value-type="float" office:value="0.369871272727273">
                <text:p>0.3698712727272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369648550724638">
                <text:p>0.369648550724638</text:p>
              </table:table-cell>
              <table:table-cell office:value-type="float" office:value="0.374851449275362">
                <text:p>0.374851449275362</text:p>
              </table:table-cell>
              <table:table-cell office:value-type="float" office:value="0.372045652173913">
                <text:p>0.3720456521739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369797833935018">
                <text:p>0.369797833935018</text:p>
              </table:table-cell>
              <table:table-cell office:value-type="float" office:value="0.383007220216606">
                <text:p>0.383007220216606</text:p>
              </table:table-cell>
              <table:table-cell office:value-type="float" office:value="0.37364476534296">
                <text:p>0.373644765342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370089928057554">
                <text:p>0.370089928057554</text:p>
              </table:table-cell>
              <table:table-cell office:value-type="float" office:value="0.374910071942446">
                <text:p>0.374910071942446</text:p>
              </table:table-cell>
              <table:table-cell office:value-type="float" office:value="0.372320863309352">
                <text:p>0.3723208633093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370562724014337">
                <text:p>0.370562724014337</text:p>
              </table:table-cell>
              <table:table-cell office:value-type="float" office:value="0.422451612903226">
                <text:p>0.422451612903226</text:p>
              </table:table-cell>
              <table:table-cell office:value-type="float" office:value="0.384971326164875">
                <text:p>0.384971326164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370139285714286">
                <text:p>0.370139285714286</text:p>
              </table:table-cell>
              <table:table-cell office:value-type="float" office:value="0.409925">
                <text:p>0.409925</text:p>
              </table:table-cell>
              <table:table-cell office:value-type="float" office:value="0.382654285714286">
                <text:p>0.3826542857142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370345195729537">
                <text:p>0.370345195729537</text:p>
              </table:table-cell>
              <table:table-cell office:value-type="float" office:value="0.418505338078292">
                <text:p>0.418505338078292</text:p>
              </table:table-cell>
              <table:table-cell office:value-type="float" office:value="0.383025622775801">
                <text:p>0.3830256227758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374244680851064">
                <text:p>0.374244680851064</text:p>
              </table:table-cell>
              <table:table-cell office:value-type="float" office:value="0.405716312056738">
                <text:p>0.405716312056738</text:p>
              </table:table-cell>
              <table:table-cell office:value-type="float" office:value="0.381841134751773">
                <text:p>0.381841134751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37508480565371">
                <text:p>0.37508480565371</text:p>
              </table:table-cell>
              <table:table-cell office:value-type="float" office:value="0.41356890459364">
                <text:p>0.41356890459364</text:p>
              </table:table-cell>
              <table:table-cell office:value-type="float" office:value="0.38473851590106">
                <text:p>0.384738515901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37705985915493">
                <text:p>0.37705985915493</text:p>
              </table:table-cell>
              <table:table-cell office:value-type="float" office:value="0.410119718309859">
                <text:p>0.410119718309859</text:p>
              </table:table-cell>
              <table:table-cell office:value-type="float" office:value="0.387724647887324">
                <text:p>0.3877246478873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377814035087719">
                <text:p>0.377814035087719</text:p>
              </table:table-cell>
              <table:table-cell office:value-type="float" office:value="0.412673684210526">
                <text:p>0.412673684210526</text:p>
              </table:table-cell>
              <table:table-cell office:value-type="float" office:value="0.387663859649123">
                <text:p>0.387663859649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378276223776224">
                <text:p>0.378276223776224</text:p>
              </table:table-cell>
              <table:table-cell office:value-type="float" office:value="0.416604895104895">
                <text:p>0.416604895104895</text:p>
              </table:table-cell>
              <table:table-cell office:value-type="float" office:value="0.39275034965035">
                <text:p>0.392750349650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379024390243902">
                <text:p>0.379024390243902</text:p>
              </table:table-cell>
              <table:table-cell office:value-type="float" office:value="0.429623693379791">
                <text:p>0.429623693379791</text:p>
              </table:table-cell>
              <table:table-cell office:value-type="float" office:value="0.394904529616725">
                <text:p>0.3949045296167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379395833333333">
                <text:p>0.379395833333333</text:p>
              </table:table-cell>
              <table:table-cell office:value-type="float" office:value="0.431618055555556">
                <text:p>0.431618055555556</text:p>
              </table:table-cell>
              <table:table-cell office:value-type="float" office:value="0.393776388888889">
                <text:p>0.393776388888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382480968858131">
                <text:p>0.382480968858131</text:p>
              </table:table-cell>
              <table:table-cell office:value-type="float" office:value="0.426287197231834">
                <text:p>0.426287197231834</text:p>
              </table:table-cell>
              <table:table-cell office:value-type="float" office:value="0.392294809688581">
                <text:p>0.3922948096885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384193103448276">
                <text:p>0.384193103448276</text:p>
              </table:table-cell>
              <table:table-cell office:value-type="float" office:value="0.42401724137931">
                <text:p>0.42401724137931</text:p>
              </table:table-cell>
              <table:table-cell office:value-type="float" office:value="0.400753103448276">
                <text:p>0.400753103448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385120274914089">
                <text:p>0.385120274914089</text:p>
              </table:table-cell>
              <table:table-cell office:value-type="float" office:value="0.4086735395189">
                <text:p>0.4086735395189</text:p>
              </table:table-cell>
              <table:table-cell office:value-type="float" office:value="0.393679037800687">
                <text:p>0.393679037800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38608904109589">
                <text:p>0.38608904109589</text:p>
              </table:table-cell>
              <table:table-cell office:value-type="float" office:value="0.427582191780822">
                <text:p>0.427582191780822</text:p>
              </table:table-cell>
              <table:table-cell office:value-type="float" office:value="0.402288356164384">
                <text:p>0.4022883561643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390440273037543">
                <text:p>0.390440273037543</text:p>
              </table:table-cell>
              <table:table-cell office:value-type="float" office:value="0.426047781569966">
                <text:p>0.426047781569966</text:p>
              </table:table-cell>
              <table:table-cell office:value-type="float" office:value="0.400703071672355">
                <text:p>0.4007030716723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388595238095238">
                <text:p>0.388595238095238</text:p>
              </table:table-cell>
              <table:table-cell office:value-type="float" office:value="0.401952380952381">
                <text:p>0.401952380952381</text:p>
              </table:table-cell>
              <table:table-cell office:value-type="float" office:value="0.393423809523809">
                <text:p>0.3934238095238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389176271186441">
                <text:p>0.389176271186441</text:p>
              </table:table-cell>
              <table:table-cell office:value-type="float" office:value="0.395061016949153">
                <text:p>0.395061016949153</text:p>
              </table:table-cell>
              <table:table-cell office:value-type="float" office:value="0.391964745762712">
                <text:p>0.3919647457627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390209459459459">
                <text:p>0.390209459459459</text:p>
              </table:table-cell>
              <table:table-cell office:value-type="float" office:value="0.409412162162162">
                <text:p>0.409412162162162</text:p>
              </table:table-cell>
              <table:table-cell office:value-type="float" office:value="0.39605472972973">
                <text:p>0.396054729729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391703703703704">
                <text:p>0.391703703703704</text:p>
              </table:table-cell>
              <table:table-cell office:value-type="float" office:value="0.414131313131313">
                <text:p>0.414131313131313</text:p>
              </table:table-cell>
              <table:table-cell office:value-type="float" office:value="0.398618181818182">
                <text:p>0.3986181818181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393234899328859">
                <text:p>0.393234899328859</text:p>
              </table:table-cell>
              <table:table-cell office:value-type="float" office:value="0.418322147651007">
                <text:p>0.418322147651007</text:p>
              </table:table-cell>
              <table:table-cell office:value-type="float" office:value="0.400846979865772">
                <text:p>0.4008469798657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394612040133779">
                <text:p>0.394612040133779</text:p>
              </table:table-cell>
              <table:table-cell office:value-type="float" office:value="0.417010033444816">
                <text:p>0.417010033444816</text:p>
              </table:table-cell>
              <table:table-cell office:value-type="float" office:value="0.400220066889632">
                <text:p>0.400220066889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